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28mm"/>
    </style:style>
    <style:style style:name="co3" style:family="table-column">
      <style:table-column-properties fo:break-before="auto" style:column-width="36.3mm"/>
    </style:style>
    <style:style style:name="co4" style:family="table-column">
      <style:table-column-properties fo:break-before="auto" style:column-width="42.3mm"/>
    </style:style>
    <style:style style:name="co5" style:family="table-column">
      <style:table-column-properties fo:break-before="auto" style:column-width="46.11mm"/>
    </style:style>
    <style:style style:name="co6" style:family="table-column">
      <style:table-column-properties fo:break-before="auto" style:column-width="36.57mm"/>
    </style:style>
    <style:style style:name="co7" style:family="table-column">
      <style:table-column-properties fo:break-before="auto" style:column-width="19.95mm"/>
    </style:style>
    <style:style style:name="co8" style:family="table-column">
      <style:table-column-properties fo:break-before="auto" style:column-width="14.23mm"/>
    </style:style>
    <style:style style:name="co9" style:family="table-column">
      <style:table-column-properties fo:break-before="auto" style:column-width="38.47mm"/>
    </style:style>
    <style:style style:name="co10" style:family="table-column">
      <style:table-column-properties fo:break-before="auto" style:column-width="36.02mm"/>
    </style:style>
    <style:style style:name="co11" style:family="table-column">
      <style:table-column-properties fo:break-before="auto" style:column-width="15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e1" style:family="table-cell" style:parent-style-name="Default" style:data-style-name="N10000"/>
    <style:style style:name="ce2" style:family="table-cell" style:parent-style-name="Default" style:data-style-name="N10000">
      <style:table-cell-properties fo:background-color="#fff200"/>
    </style:style>
    <style:style style:name="ce3" style:family="table-cell" style:parent-style-name="Default" style:data-style-name="N10000">
      <style:table-cell-properties fo:background-color="#808080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10000">
      <style:table-cell-properties fo:border="0.06pt solid #000000"/>
      <style:text-properties fo:font-style="italic" style:font-style-asian="italic" style:font-style-complex="italic"/>
    </style:style>
    <style:style style:name="ce5" style:family="table-cell" style:parent-style-name="Default" style:data-style-name="N10000">
      <style:table-cell-properties fo:background-color="#cccccc" fo:border="0.06pt solid #000000"/>
      <style:text-properties fo:font-style="italic" style:font-style-asian="italic" style:font-style-complex="italic"/>
    </style:style>
    <style:style style:name="ce6" style:family="table-cell" style:parent-style-name="Default" style:data-style-name="N10000">
      <style:table-cell-properties fo:border="0.06pt solid #000000"/>
    </style:style>
    <style:style style:name="ce7" style:family="table-cell" style:parent-style-name="Default" style:data-style-name="N10123">
      <style:table-cell-properties fo:border="0.06pt solid #000000"/>
    </style:style>
    <style:style style:name="ce18" style:family="table-cell" style:parent-style-name="Default" style:data-style-name="N10123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10123">
      <style:table-cell-properties fo:background-color="#cccccc" fo:border="0.06pt solid #000000"/>
    </style:style>
    <style:style style:name="ce20" style:family="table-cell" style:parent-style-name="Default" style:data-style-name="N10000">
      <style:text-properties fo:color="#3c3c3c" style:text-outline="false" style:text-line-through-style="none" style:text-line-through-type="none" style:font-name="Noto Sans" fo:font-size="5.09999990463257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5.09999990463257pt" style:language-asian="zh" style:country-asian="CN" style:font-style-asian="normal" style:font-weight-asian="normal" style:font-name-complex="Noto Sans" style:font-size-complex="5.0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01">
      <style:table-cell-properties fo:border="0.06pt solid #000000"/>
    </style:style>
    <style:style style:name="ce10" style:family="table-cell" style:parent-style-name="Default" style:data-style-name="N10001">
      <style:table-cell-properties fo:background-color="#ccccc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upersegmentatio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9" table:default-cell-style-name="ce1"/>
        <table:table-column table:style-name="co4" table:number-columns-repeated="20" table:default-cell-style-name="ce1"/>
        <table:table-column table:style-name="co5" table:number-columns-repeated="20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0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6" table:default-cell-style-name="ce1"/>
        <table:table-column table:style-name="co1" table:number-columns-repeated="923" table:default-cell-style-name="ce1"/>
        <table:table-row table:style-name="ro1">
          <table:table-cell/>
          <table:table-cell table:number-columns-repeated="20" table:style-name="ce6" office:value-type="string" calcext:value-type="string">
            <text:p>traditional_watershed</text:p>
          </table:table-cell>
          <table:table-cell table:number-columns-repeated="20" table:style-name="ce6" office:value-type="string" calcext:value-type="string">
            <text:p>compact_watershed_886</text:p>
          </table:table-cell>
          <table:table-cell table:number-columns-repeated="20" table:style-name="ce6" office:value-type="string" calcext:value-type="string">
            <text:p>compact_watershed_10108</text:p>
          </table:table-cell>
          <table:table-cell table:number-columns-repeated="20" table:style-name="ce6" office:value-type="string" calcext:value-type="string">
            <text:p>slic400</text:p>
          </table:table-cell>
          <table:table-cell table:number-columns-repeated="20" table:style-name="ce6" office:value-type="string" calcext:value-type="string">
            <text:p>slic600</text:p>
          </table:table-cell>
          <table:table-cell table:number-columns-repeated="923"/>
        </table:table-row>
        <table:table-row table:style-name="ro1">
          <table:table-cell/>
          <table:table-cell table:number-columns-repeated="5" table:style-name="ce6"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4" calcext:value-type="float">
            <text:p>4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4" calcext:value-type="float">
            <text:p>4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4" calcext:value-type="float">
            <text:p>4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4" calcext:value-type="float">
            <text:p>4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4" calcext:value-type="float">
            <text:p>4</text:p>
          </table:table-cell>
          <table:table-cell table:number-columns-repeated="923"/>
        </table:table-row>
        <table:table-row table:style-name="ro1">
          <table:table-cell/>
          <table:table-cell table:style-name="ce6" office:value-type="string" calcext:value-type="string">
            <text:p>costs</text:p>
          </table:table-cell>
          <table:table-cell table:style-name="ce6" office:value-type="string" calcext:value-type="string">
            <text:p>dices_average</text:p>
          </table:table-cell>
          <table:table-cell table:style-name="ce6" office:value-type="string" calcext:value-type="string">
            <text:p>dices_liver</text:p>
          </table:table-cell>
          <table:table-cell table:style-name="ce6" office:value-type="string" calcext:value-type="string">
            <text:p>regions</text:p>
          </table:table-cell>
          <table:table-cell table:style-name="ce6" office:value-type="string" calcext:value-type="string">
            <text:p>times</text:p>
          </table:table-cell>
          <table:table-cell table:style-name="ce6" office:value-type="string" calcext:value-type="string">
            <text:p>costs</text:p>
          </table:table-cell>
          <table:table-cell table:style-name="ce6" office:value-type="string" calcext:value-type="string">
            <text:p>dices_average</text:p>
          </table:table-cell>
          <table:table-cell table:style-name="ce6" office:value-type="string" calcext:value-type="string">
            <text:p>dices_liver</text:p>
          </table:table-cell>
          <table:table-cell table:style-name="ce6" office:value-type="string" calcext:value-type="string">
            <text:p>regions</text:p>
          </table:table-cell>
          <table:table-cell table:style-name="ce6" office:value-type="string" calcext:value-type="string">
            <text:p>times</text:p>
          </table:table-cell>
          <table:table-cell table:style-name="ce6" office:value-type="string" calcext:value-type="string">
            <text:p>costs</text:p>
          </table:table-cell>
          <table:table-cell table:style-name="ce6" office:value-type="string" calcext:value-type="string">
            <text:p>dices_average</text:p>
          </table:table-cell>
          <table:table-cell table:style-name="ce6" office:value-type="string" calcext:value-type="string">
            <text:p>dices_liver</text:p>
          </table:table-cell>
          <table:table-cell table:style-name="ce6" office:value-type="string" calcext:value-type="string">
            <text:p>regions</text:p>
          </table:table-cell>
          <table:table-cell table:style-name="ce6" office:value-type="string" calcext:value-type="string">
            <text:p>times</text:p>
          </table:table-cell>
          <table:table-cell table:style-name="ce6" office:value-type="string" calcext:value-type="string">
            <text:p>costs</text:p>
          </table:table-cell>
          <table:table-cell table:style-name="ce6" office:value-type="string" calcext:value-type="string">
            <text:p>dices_average</text:p>
          </table:table-cell>
          <table:table-cell table:style-name="ce6" office:value-type="string" calcext:value-type="string">
            <text:p>dices_liver</text:p>
          </table:table-cell>
          <table:table-cell table:style-name="ce6" office:value-type="string" calcext:value-type="string">
            <text:p>regions</text:p>
          </table:table-cell>
          <table:table-cell table:style-name="ce6" office:value-type="string" calcext:value-type="string">
            <text:p>times</text:p>
          </table:table-cell>
          <table:table-cell table:style-name="ce6" office:value-type="string" calcext:value-type="string">
            <text:p>costs</text:p>
          </table:table-cell>
          <table:table-cell table:style-name="ce6" office:value-type="string" calcext:value-type="string">
            <text:p>dices_average</text:p>
          </table:table-cell>
          <table:table-cell table:style-name="ce6" office:value-type="string" calcext:value-type="string">
            <text:p>dices_liver</text:p>
          </table:table-cell>
          <table:table-cell table:style-name="ce6" office:value-type="string" calcext:value-type="string">
            <text:p>regions</text:p>
          </table:table-cell>
          <table:table-cell table:style-name="ce6" office:value-type="string" calcext:value-type="string">
            <text:p>times</text:p>
          </table:table-cell>
          <table:table-cell table:style-name="ce6" office:value-type="string" calcext:value-type="string">
            <text:p>costs</text:p>
          </table:table-cell>
          <table:table-cell table:style-name="ce6" office:value-type="string" calcext:value-type="string">
            <text:p>dices_average</text:p>
          </table:table-cell>
          <table:table-cell table:style-name="ce6" office:value-type="string" calcext:value-type="string">
            <text:p>dices_liver</text:p>
          </table:table-cell>
          <table:table-cell table:style-name="ce6" office:value-type="string" calcext:value-type="string">
            <text:p>regions</text:p>
          </table:table-cell>
          <table:table-cell table:style-name="ce6" office:value-type="string" calcext:value-type="string">
            <text:p>times</text:p>
          </table:table-cell>
          <table:table-cell table:style-name="ce6" office:value-type="string" calcext:value-type="string">
            <text:p>costs</text:p>
          </table:table-cell>
          <table:table-cell table:style-name="ce6" office:value-type="string" calcext:value-type="string">
            <text:p>dices_average</text:p>
          </table:table-cell>
          <table:table-cell table:style-name="ce6" office:value-type="string" calcext:value-type="string">
            <text:p>dices_liver</text:p>
          </table:table-cell>
          <table:table-cell table:style-name="ce6" office:value-type="string" calcext:value-type="string">
            <text:p>regions</text:p>
          </table:table-cell>
          <table:table-cell table:style-name="ce6" office:value-type="string" calcext:value-type="string">
            <text:p>times</text:p>
          </table:table-cell>
          <table:table-cell table:style-name="ce6" office:value-type="string" calcext:value-type="string">
            <text:p>costs</text:p>
          </table:table-cell>
          <table:table-cell table:style-name="ce6" office:value-type="string" calcext:value-type="string">
            <text:p>dices_average</text:p>
          </table:table-cell>
          <table:table-cell table:style-name="ce6" office:value-type="string" calcext:value-type="string">
            <text:p>dices_liver</text:p>
          </table:table-cell>
          <table:table-cell table:style-name="ce6" office:value-type="string" calcext:value-type="string">
            <text:p>regions</text:p>
          </table:table-cell>
          <table:table-cell table:style-name="ce6" office:value-type="string" calcext:value-type="string">
            <text:p>times</text:p>
          </table:table-cell>
          <table:table-cell table:style-name="ce6" office:value-type="string" calcext:value-type="string">
            <text:p>costs</text:p>
          </table:table-cell>
          <table:table-cell table:style-name="ce6" office:value-type="string" calcext:value-type="string">
            <text:p>dices_average</text:p>
          </table:table-cell>
          <table:table-cell table:style-name="ce6" office:value-type="string" calcext:value-type="string">
            <text:p>dices_liver</text:p>
          </table:table-cell>
          <table:table-cell table:style-name="ce6" office:value-type="string" calcext:value-type="string">
            <text:p>regions</text:p>
          </table:table-cell>
          <table:table-cell table:style-name="ce6" office:value-type="string" calcext:value-type="string">
            <text:p>times</text:p>
          </table:table-cell>
          <table:table-cell table:style-name="ce6" office:value-type="string" calcext:value-type="string">
            <text:p>costs</text:p>
          </table:table-cell>
          <table:table-cell table:style-name="ce6" office:value-type="string" calcext:value-type="string">
            <text:p>dices_average</text:p>
          </table:table-cell>
          <table:table-cell table:style-name="ce6" office:value-type="string" calcext:value-type="string">
            <text:p>dices_liver</text:p>
          </table:table-cell>
          <table:table-cell table:style-name="ce6" office:value-type="string" calcext:value-type="string">
            <text:p>regions</text:p>
          </table:table-cell>
          <table:table-cell table:style-name="ce6" office:value-type="string" calcext:value-type="string">
            <text:p>times</text:p>
          </table:table-cell>
          <table:table-cell table:style-name="ce6" office:value-type="string" calcext:value-type="string">
            <text:p>costs</text:p>
          </table:table-cell>
          <table:table-cell table:style-name="ce6" office:value-type="string" calcext:value-type="string">
            <text:p>dices_average</text:p>
          </table:table-cell>
          <table:table-cell table:style-name="ce6" office:value-type="string" calcext:value-type="string">
            <text:p>dices_liver</text:p>
          </table:table-cell>
          <table:table-cell table:style-name="ce6" office:value-type="string" calcext:value-type="string">
            <text:p>regions</text:p>
          </table:table-cell>
          <table:table-cell table:style-name="ce6" office:value-type="string" calcext:value-type="string">
            <text:p>times</text:p>
          </table:table-cell>
          <table:table-cell table:style-name="ce6" office:value-type="string" calcext:value-type="string">
            <text:p>costs</text:p>
          </table:table-cell>
          <table:table-cell table:style-name="ce6" office:value-type="string" calcext:value-type="string">
            <text:p>dices_average</text:p>
          </table:table-cell>
          <table:table-cell table:style-name="ce6" office:value-type="string" calcext:value-type="string">
            <text:p>dices_liver</text:p>
          </table:table-cell>
          <table:table-cell table:style-name="ce6" office:value-type="string" calcext:value-type="string">
            <text:p>regions</text:p>
          </table:table-cell>
          <table:table-cell table:style-name="ce6" office:value-type="string" calcext:value-type="string">
            <text:p>times</text:p>
          </table:table-cell>
          <table:table-cell table:style-name="ce6" office:value-type="string" calcext:value-type="string">
            <text:p>costs</text:p>
          </table:table-cell>
          <table:table-cell table:style-name="ce6" office:value-type="string" calcext:value-type="string">
            <text:p>dices_average</text:p>
          </table:table-cell>
          <table:table-cell table:style-name="ce6" office:value-type="string" calcext:value-type="string">
            <text:p>dices_liver</text:p>
          </table:table-cell>
          <table:table-cell table:style-name="ce6" office:value-type="string" calcext:value-type="string">
            <text:p>regions</text:p>
          </table:table-cell>
          <table:table-cell table:style-name="ce6" office:value-type="string" calcext:value-type="string">
            <text:p>times</text:p>
          </table:table-cell>
          <table:table-cell table:style-name="ce6" office:value-type="string" calcext:value-type="string">
            <text:p>costs</text:p>
          </table:table-cell>
          <table:table-cell table:style-name="ce6" office:value-type="string" calcext:value-type="string">
            <text:p>dices_average</text:p>
          </table:table-cell>
          <table:table-cell table:style-name="ce6" office:value-type="string" calcext:value-type="string">
            <text:p>dices_liver</text:p>
          </table:table-cell>
          <table:table-cell table:style-name="ce6" office:value-type="string" calcext:value-type="string">
            <text:p>regions</text:p>
          </table:table-cell>
          <table:table-cell table:style-name="ce6" office:value-type="string" calcext:value-type="string">
            <text:p>times</text:p>
          </table:table-cell>
          <table:table-cell table:style-name="ce6" office:value-type="string" calcext:value-type="string">
            <text:p>costs</text:p>
          </table:table-cell>
          <table:table-cell table:style-name="ce6" office:value-type="string" calcext:value-type="string">
            <text:p>dices_average</text:p>
          </table:table-cell>
          <table:table-cell table:style-name="ce6" office:value-type="string" calcext:value-type="string">
            <text:p>dices_liver</text:p>
          </table:table-cell>
          <table:table-cell table:style-name="ce6" office:value-type="string" calcext:value-type="string">
            <text:p>regions</text:p>
          </table:table-cell>
          <table:table-cell table:style-name="ce6" office:value-type="string" calcext:value-type="string">
            <text:p>times</text:p>
          </table:table-cell>
          <table:table-cell table:style-name="ce6" office:value-type="string" calcext:value-type="string">
            <text:p>costs</text:p>
          </table:table-cell>
          <table:table-cell table:style-name="ce6" office:value-type="string" calcext:value-type="string">
            <text:p>dices_average</text:p>
          </table:table-cell>
          <table:table-cell table:style-name="ce6" office:value-type="string" calcext:value-type="string">
            <text:p>dices_liver</text:p>
          </table:table-cell>
          <table:table-cell table:style-name="ce6" office:value-type="string" calcext:value-type="string">
            <text:p>regions</text:p>
          </table:table-cell>
          <table:table-cell table:style-name="ce6" office:value-type="string" calcext:value-type="string">
            <text:p>times</text:p>
          </table:table-cell>
          <table:table-cell table:style-name="ce6" office:value-type="string" calcext:value-type="string">
            <text:p>costs</text:p>
          </table:table-cell>
          <table:table-cell table:style-name="ce6" office:value-type="string" calcext:value-type="string">
            <text:p>dices_average</text:p>
          </table:table-cell>
          <table:table-cell table:style-name="ce6" office:value-type="string" calcext:value-type="string">
            <text:p>dices_liver</text:p>
          </table:table-cell>
          <table:table-cell table:style-name="ce6" office:value-type="string" calcext:value-type="string">
            <text:p>regions</text:p>
          </table:table-cell>
          <table:table-cell table:style-name="ce6" office:value-type="string" calcext:value-type="string">
            <text:p>times</text:p>
          </table:table-cell>
          <table:table-cell table:style-name="ce6" office:value-type="string" calcext:value-type="string">
            <text:p>costs</text:p>
          </table:table-cell>
          <table:table-cell table:style-name="ce6" office:value-type="string" calcext:value-type="string">
            <text:p>dices_average</text:p>
          </table:table-cell>
          <table:table-cell table:style-name="ce6" office:value-type="string" calcext:value-type="string">
            <text:p>dices_liver</text:p>
          </table:table-cell>
          <table:table-cell table:style-name="ce6" office:value-type="string" calcext:value-type="string">
            <text:p>regions</text:p>
          </table:table-cell>
          <table:table-cell table:style-name="ce6" office:value-type="string" calcext:value-type="string">
            <text:p>times</text:p>
          </table:table-cell>
          <table:table-cell table:style-name="ce6" office:value-type="string" calcext:value-type="string">
            <text:p>costs</text:p>
          </table:table-cell>
          <table:table-cell table:style-name="ce6" office:value-type="string" calcext:value-type="string">
            <text:p>dices_average</text:p>
          </table:table-cell>
          <table:table-cell table:style-name="ce6" office:value-type="string" calcext:value-type="string">
            <text:p>dices_liver</text:p>
          </table:table-cell>
          <table:table-cell table:style-name="ce6" office:value-type="string" calcext:value-type="string">
            <text:p>regions</text:p>
          </table:table-cell>
          <table:table-cell table:style-name="ce6" office:value-type="string" calcext:value-type="string">
            <text:p>times</text:p>
          </table:table-cell>
          <table:table-cell table:style-name="ce6" office:value-type="string" calcext:value-type="string">
            <text:p>costs</text:p>
          </table:table-cell>
          <table:table-cell table:style-name="ce6" office:value-type="string" calcext:value-type="string">
            <text:p>dices_average</text:p>
          </table:table-cell>
          <table:table-cell table:style-name="ce6" office:value-type="string" calcext:value-type="string">
            <text:p>dices_liver</text:p>
          </table:table-cell>
          <table:table-cell table:style-name="ce6" office:value-type="string" calcext:value-type="string">
            <text:p>regions</text:p>
          </table:table-cell>
          <table:table-cell table:style-name="ce6" office:value-type="string" calcext:value-type="string">
            <text:p>times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6.06540703773499" calcext:value-type="float">
            <text:p>6,06540703773499</text:p>
          </table:table-cell>
          <table:table-cell table:style-name="Default" office:value-type="float" office:value="0.389428003163801" calcext:value-type="float">
            <text:p>0,389428003163801</text:p>
          </table:table-cell>
          <table:table-cell table:style-name="Default" office:value-type="float" office:value="0.652604885285102" calcext:value-type="float">
            <text:p>0,652604885285102</text:p>
          </table:table-cell>
          <table:table-cell table:style-name="Default" office:value-type="float" office:value="0.938870908060459" calcext:value-type="float">
            <text:p>0,938870908060459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.19775056838989" calcext:value-type="float">
            <text:p>6,19775056838989</text:p>
          </table:table-cell>
          <table:table-cell table:style-name="Default" office:value-type="float" office:value="0.427593160532205" calcext:value-type="float">
            <text:p>0,427593160532205</text:p>
          </table:table-cell>
          <table:table-cell table:style-name="Default" office:value-type="float" office:value="0.653321733077805" calcext:value-type="float">
            <text:p>0,653321733077805</text:p>
          </table:table-cell>
          <table:table-cell table:style-name="Default" office:value-type="float" office:value="0.941477480966178" calcext:value-type="float">
            <text:p>0,94147748096617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7.35789632797241" calcext:value-type="float">
            <text:p>7,35789632797241</text:p>
          </table:table-cell>
          <table:table-cell table:style-name="Default" office:value-type="float" office:value="0.383895849676228" calcext:value-type="float">
            <text:p>0,383895849676228</text:p>
          </table:table-cell>
          <table:table-cell table:style-name="Default" office:value-type="float" office:value="0.649093650587836" calcext:value-type="float">
            <text:p>0,649093650587836</text:p>
          </table:table-cell>
          <table:table-cell table:style-name="Default" office:value-type="float" office:value="0.940790477285688" calcext:value-type="float">
            <text:p>0,940790477285688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7.29336428642273" calcext:value-type="float">
            <text:p>7,29336428642273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2.2979633808136" calcext:value-type="float">
            <text:p>22,2979633808136</text:p>
          </table:table-cell>
          <table:table-cell table:style-name="Default" office:value-type="float" office:value="1.49463157892735" calcext:value-type="float">
            <text:p>1,49463157892735</text:p>
          </table:table-cell>
          <table:table-cell table:style-name="Default" office:value-type="float" office:value="0.8294135151253" calcext:value-type="float">
            <text:p>0,8294135151253</text:p>
          </table:table-cell>
          <table:table-cell table:style-name="Default" office:value-type="float" office:value="0.934426229508197" calcext:value-type="float">
            <text:p>0,934426229508197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2523589134216" calcext:value-type="float">
            <text:p>20,2523589134216</text:p>
          </table:table-cell>
          <table:table-cell table:style-name="Default" office:value-type="float" office:value="1.87713824241959" calcext:value-type="float">
            <text:p>1,87713824241959</text:p>
          </table:table-cell>
          <table:table-cell table:style-name="Default" office:value-type="float" office:value="0.828624991229842" calcext:value-type="float">
            <text:p>0,828624991229842</text:p>
          </table:table-cell>
          <table:table-cell table:style-name="Default" office:value-type="float" office:value="0.921217196464744" calcext:value-type="float">
            <text:p>0,921217196464744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863134860992" calcext:value-type="float">
            <text:p>20,0863134860992</text:p>
          </table:table-cell>
          <table:table-cell table:style-name="Default" office:value-type="float" office:value="2.07611969237953" calcext:value-type="float">
            <text:p>2,07611969237953</text:p>
          </table:table-cell>
          <table:table-cell table:style-name="Default" office:value-type="float" office:value="0.810565326709543" calcext:value-type="float">
            <text:p>0,810565326709543</text:p>
          </table:table-cell>
          <table:table-cell table:style-name="Default" office:value-type="float" office:value="0.920672895140278" calcext:value-type="float">
            <text:p>0,920672895140278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281161308289" calcext:value-type="float">
            <text:p>20,1281161308289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543284416199" calcext:value-type="float">
            <text:p>25,5543284416199</text:p>
          </table:table-cell>
          <table:table-cell table:style-name="Default" office:value-type="float" office:value="0.504625425595604" calcext:value-type="float">
            <text:p>0,504625425595604</text:p>
          </table:table-cell>
          <table:table-cell table:style-name="Default" office:value-type="float" office:value="0.850105441410515" calcext:value-type="float">
            <text:p>0,850105441410515</text:p>
          </table:table-cell>
          <table:table-cell table:style-name="Default" office:value-type="float" office:value="0.955733909759889" calcext:value-type="float">
            <text:p>0,95573390975988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67679643631" calcext:value-type="float">
            <text:p>25,567679643631</text:p>
          </table:table-cell>
          <table:table-cell table:style-name="Default" office:value-type="float" office:value="0.661828151314577" calcext:value-type="float">
            <text:p>0,661828151314577</text:p>
          </table:table-cell>
          <table:table-cell table:style-name="Default" office:value-type="float" office:value="0.855987943619852" calcext:value-type="float">
            <text:p>0,855987943619852</text:p>
          </table:table-cell>
          <table:table-cell table:style-name="Default" office:value-type="float" office:value="0.95887945223223" calcext:value-type="float">
            <text:p>0,95887945223223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312500476837" calcext:value-type="float">
            <text:p>25,7312500476837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83996995664286" calcext:value-type="float">
            <text:p>0,683996995664286</text:p>
          </table:table-cell>
          <table:table-cell table:style-name="Default" office:value-type="float" office:value="0.932956238147422" calcext:value-type="float">
            <text:p>0,932956238147422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162841320038" calcext:value-type="float">
            <text:p>25,6162841320038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711072444916" calcext:value-type="float">
            <text:p>10,9711072444916</text:p>
          </table:table-cell>
          <table:table-cell table:style-name="Default" office:value-type="float" office:value="2.19321919314116" calcext:value-type="float">
            <text:p>2,19321919314116</text:p>
          </table:table-cell>
          <table:table-cell table:style-name="Default" office:value-type="float" office:value="0.899654220327228" calcext:value-type="float">
            <text:p>0,899654220327228</text:p>
          </table:table-cell>
          <table:table-cell table:style-name="Default" office:value-type="float" office:value="0.863708215502864" calcext:value-type="float">
            <text:p>0,863708215502864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522442817688" calcext:value-type="float">
            <text:p>10,9522442817688</text:p>
          </table:table-cell>
          <table:table-cell table:style-name="Default" office:value-type="float" office:value="1.85170858316746" calcext:value-type="float">
            <text:p>1,85170858316746</text:p>
          </table:table-cell>
          <table:table-cell table:style-name="Default" office:value-type="float" office:value="0.893498840421021" calcext:value-type="float">
            <text:p>0,893498840421021</text:p>
          </table:table-cell>
          <table:table-cell table:style-name="Default" office:value-type="float" office:value="0.866052657242582" calcext:value-type="float">
            <text:p>0,866052657242582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274380207062" calcext:value-type="float">
            <text:p>10,9274380207062</text:p>
          </table:table-cell>
          <table:table-cell table:style-name="Default" office:value-type="float" office:value="1.72799701106133" calcext:value-type="float">
            <text:p>1,72799701106133</text:p>
          </table:table-cell>
          <table:table-cell table:style-name="Default" office:value-type="float" office:value="0.882505513897634" calcext:value-type="float">
            <text:p>0,882505513897634</text:p>
          </table:table-cell>
          <table:table-cell table:style-name="Default" office:value-type="float" office:value="0.822981529964151" calcext:value-type="float">
            <text:p>0,82298152996415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0.97709608078" calcext:value-type="float">
            <text:p>10,97709608078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242917537689" calcext:value-type="float">
            <text:p>15,0242917537689</text:p>
          </table:table-cell>
          <table:table-cell table:style-name="Default" office:value-type="float" office:value="1.72532978484952" calcext:value-type="float">
            <text:p>1,72532978484952</text:p>
          </table:table-cell>
          <table:table-cell table:style-name="Default" office:value-type="float" office:value="0.900205241380657" calcext:value-type="float">
            <text:p>0,900205241380657</text:p>
          </table:table-cell>
          <table:table-cell table:style-name="Default" office:value-type="float" office:value="0.884908138035467" calcext:value-type="float">
            <text:p>0,884908138035467</text:p>
          </table:table-cell>
          <table:table-cell table:style-name="Default" office:value-type="float" office:value="578" calcext:value-type="float">
            <text:p>578</text:p>
          </table:table-cell>
          <table:table-cell table:style-name="Default" office:value-type="float" office:value="14.980281829834" calcext:value-type="float">
            <text:p>14,980281829834</text:p>
          </table:table-cell>
          <table:table-cell table:style-name="Default" office:value-type="float" office:value="0.266034709795103" calcext:value-type="float">
            <text:p>0,266034709795103</text:p>
          </table:table-cell>
          <table:table-cell table:style-name="Default" office:value-type="float" office:value="0.893357434138843" calcext:value-type="float">
            <text:p>0,893357434138843</text:p>
          </table:table-cell>
          <table:table-cell table:style-name="Default" office:value-type="float" office:value="0.841236793117012" calcext:value-type="float">
            <text:p>0,841236793117012</text:p>
          </table:table-cell>
          <table:table-cell table:style-name="Default" office:value-type="float" office:value="574" calcext:value-type="float">
            <text:p>574</text:p>
          </table:table-cell>
          <table:table-cell table:style-name="Default" office:value-type="float" office:value="14.9849140644074" calcext:value-type="float">
            <text:p>14,9849140644074</text:p>
          </table:table-cell>
          <table:table-cell table:style-name="Default" office:value-type="float" office:value="0.649281990124803" calcext:value-type="float">
            <text:p>0,649281990124803</text:p>
          </table:table-cell>
          <table:table-cell table:style-name="Default" office:value-type="float" office:value="0.900432114855302" calcext:value-type="float">
            <text:p>0,900432114855302</text:p>
          </table:table-cell>
          <table:table-cell table:style-name="Default" office:value-type="float" office:value="0.859618268775128" calcext:value-type="float">
            <text:p>0,859618268775128</text:p>
          </table:table-cell>
          <table:table-cell table:style-name="Default" office:value-type="float" office:value="573" calcext:value-type="float">
            <text:p>573</text:p>
          </table:table-cell>
          <table:table-cell table:style-name="Default" office:value-type="float" office:value="14.9840297698975" calcext:value-type="float">
            <text:p>14,9840297698975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88045167922974" calcext:value-type="float">
            <text:p>5,88045167922974</text:p>
          </table:table-cell>
          <table:table-cell table:style-name="Default" office:value-type="float" office:value="0.331267914793304" calcext:value-type="float">
            <text:p>0,331267914793304</text:p>
          </table:table-cell>
          <table:table-cell table:style-name="Default" office:value-type="float" office:value="0.652353590343942" calcext:value-type="float">
            <text:p>0,652353590343942</text:p>
          </table:table-cell>
          <table:table-cell table:style-name="Default" office:value-type="float" office:value="0.937488564981399" calcext:value-type="float">
            <text:p>0,937488564981399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5.9437301158905" calcext:value-type="float">
            <text:p>5,9437301158905</text:p>
          </table:table-cell>
          <table:table-cell table:style-name="Default" office:value-type="float" office:value="0.335712030364878" calcext:value-type="float">
            <text:p>0,335712030364878</text:p>
          </table:table-cell>
          <table:table-cell table:style-name="Default" office:value-type="float" office:value="0.653761764753269" calcext:value-type="float">
            <text:p>0,653761764753269</text:p>
          </table:table-cell>
          <table:table-cell table:style-name="Default" office:value-type="float" office:value="0.943633316262396" calcext:value-type="float">
            <text:p>0,943633316262396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6.679931640625" calcext:value-type="float">
            <text:p>6,679931640625</text:p>
          </table:table-cell>
          <table:table-cell table:style-name="Default" office:value-type="float" office:value="0.476352404157726" calcext:value-type="float">
            <text:p>0,476352404157726</text:p>
          </table:table-cell>
          <table:table-cell table:style-name="Default" office:value-type="float" office:value="0.652435373086432" calcext:value-type="float">
            <text:p>0,652435373086432</text:p>
          </table:table-cell>
          <table:table-cell table:style-name="Default" office:value-type="float" office:value="0.947048589280774" calcext:value-type="float">
            <text:p>0,947048589280774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7.56566023826599" calcext:value-type="float">
            <text:p>7,56566023826599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1.2853474617004" calcext:value-type="float">
            <text:p>21,2853474617004</text:p>
          </table:table-cell>
          <table:table-cell table:style-name="Default" office:value-type="float" office:value="1.44391229662409" calcext:value-type="float">
            <text:p>1,44391229662409</text:p>
          </table:table-cell>
          <table:table-cell table:style-name="Default" office:value-type="float" office:value="0.830341411372789" calcext:value-type="float">
            <text:p>0,830341411372789</text:p>
          </table:table-cell>
          <table:table-cell table:style-name="Default" office:value-type="float" office:value="0.93806000099205" calcext:value-type="float">
            <text:p>0,93806000099205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330144405365" calcext:value-type="float">
            <text:p>20,1330144405365</text:p>
          </table:table-cell>
          <table:table-cell table:style-name="Default" office:value-type="float" office:value="2.32563143124587" calcext:value-type="float">
            <text:p>2,32563143124587</text:p>
          </table:table-cell>
          <table:table-cell table:style-name="Default" office:value-type="float" office:value="0.815812133173062" calcext:value-type="float">
            <text:p>0,815812133173062</text:p>
          </table:table-cell>
          <table:table-cell table:style-name="Default" office:value-type="float" office:value="0.920068211659209" calcext:value-type="float">
            <text:p>0,92006821165920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2021131515503" calcext:value-type="float">
            <text:p>20,2021131515503</text:p>
          </table:table-cell>
          <table:table-cell table:style-name="Default" office:value-type="float" office:value="2.00896806074601" calcext:value-type="float">
            <text:p>2,00896806074601</text:p>
          </table:table-cell>
          <table:table-cell table:style-name="Default" office:value-type="float" office:value="0.818256026351293" calcext:value-type="float">
            <text:p>0,818256026351293</text:p>
          </table:table-cell>
          <table:table-cell table:style-name="Default" office:value-type="float" office:value="0.927315295971859" calcext:value-type="float">
            <text:p>0,92731529597185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475284099579" calcext:value-type="float">
            <text:p>20,1475284099579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354035377502" calcext:value-type="float">
            <text:p>25,7354035377502</text:p>
          </table:table-cell>
          <table:table-cell table:style-name="Default" office:value-type="float" office:value="1.04489624560115" calcext:value-type="float">
            <text:p>1,04489624560115</text:p>
          </table:table-cell>
          <table:table-cell table:style-name="Default" office:value-type="float" office:value="0.839675598160603" calcext:value-type="float">
            <text:p>0,839675598160603</text:p>
          </table:table-cell>
          <table:table-cell table:style-name="Default" office:value-type="float" office:value="0.956499379520833" calcext:value-type="float">
            <text:p>0,956499379520833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613201141357" calcext:value-type="float">
            <text:p>25,7613201141357</text:p>
          </table:table-cell>
          <table:table-cell table:style-name="Default" office:value-type="float" office:value="0.634826930621229" calcext:value-type="float">
            <text:p>0,634826930621229</text:p>
          </table:table-cell>
          <table:table-cell table:style-name="Default" office:value-type="float" office:value="0.848427886720932" calcext:value-type="float">
            <text:p>0,848427886720932</text:p>
          </table:table-cell>
          <table:table-cell table:style-name="Default" office:value-type="float" office:value="0.951255041339538" calcext:value-type="float">
            <text:p>0,951255041339538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807772159576" calcext:value-type="float">
            <text:p>25,7807772159576</text:p>
          </table:table-cell>
          <table:table-cell table:style-name="Default" office:value-type="float" office:value="0.845113669190189" calcext:value-type="float">
            <text:p>0,845113669190189</text:p>
          </table:table-cell>
          <table:table-cell table:style-name="Default" office:value-type="float" office:value="0.827639602899558" calcext:value-type="float">
            <text:p>0,827639602899558</text:p>
          </table:table-cell>
          <table:table-cell table:style-name="Default" office:value-type="float" office:value="0.941798543968438" calcext:value-type="float">
            <text:p>0,941798543968438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371099948883" calcext:value-type="float">
            <text:p>25,6371099948883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1.0026648044586" calcext:value-type="float">
            <text:p>11,0026648044586</text:p>
          </table:table-cell>
          <table:table-cell table:style-name="Default" office:value-type="float" office:value="2.35982814181618" calcext:value-type="float">
            <text:p>2,35982814181618</text:p>
          </table:table-cell>
          <table:table-cell table:style-name="Default" office:value-type="float" office:value="0.889483137065039" calcext:value-type="float">
            <text:p>0,889483137065039</text:p>
          </table:table-cell>
          <table:table-cell table:style-name="Default" office:value-type="float" office:value="0.848274922306668" calcext:value-type="float">
            <text:p>0,848274922306668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1.1307542324066" calcext:value-type="float">
            <text:p>11,1307542324066</text:p>
          </table:table-cell>
          <table:table-cell table:style-name="Default" office:value-type="float" office:value="2.05912493812738" calcext:value-type="float">
            <text:p>2,05912493812738</text:p>
          </table:table-cell>
          <table:table-cell table:style-name="Default" office:value-type="float" office:value="0.902279434488103" calcext:value-type="float">
            <text:p>0,902279434488103</text:p>
          </table:table-cell>
          <table:table-cell table:style-name="Default" office:value-type="float" office:value="0.863281430272376" calcext:value-type="float">
            <text:p>0,863281430272376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1.0297710895538" calcext:value-type="float">
            <text:p>11,0297710895538</text:p>
          </table:table-cell>
          <table:table-cell table:style-name="Default" office:value-type="float" office:value="1.41254355191905" calcext:value-type="float">
            <text:p>1,41254355191905</text:p>
          </table:table-cell>
          <table:table-cell table:style-name="Default" office:value-type="float" office:value="0.890938133051165" calcext:value-type="float">
            <text:p>0,890938133051165</text:p>
          </table:table-cell>
          <table:table-cell table:style-name="Default" office:value-type="float" office:value="0.870622871975818" calcext:value-type="float">
            <text:p>0,870622871975818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11.0649008750916" calcext:value-type="float">
            <text:p>11,0649008750916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93318939209" calcext:value-type="float">
            <text:p>15,093318939209</text:p>
          </table:table-cell>
          <table:table-cell table:style-name="Default" office:value-type="float" office:value="0.634455826722443" calcext:value-type="float">
            <text:p>0,634455826722443</text:p>
          </table:table-cell>
          <table:table-cell table:style-name="Default" office:value-type="float" office:value="0.898805614500058" calcext:value-type="float">
            <text:p>0,898805614500058</text:p>
          </table:table-cell>
          <table:table-cell table:style-name="Default" office:value-type="float" office:value="0.87814006692789" calcext:value-type="float">
            <text:p>0,87814006692789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15.0278832912445" calcext:value-type="float">
            <text:p>15,0278832912445</text:p>
          </table:table-cell>
          <table:table-cell table:style-name="Default" office:value-type="float" office:value="0.358478647435249" calcext:value-type="float">
            <text:p>0,358478647435249</text:p>
          </table:table-cell>
          <table:table-cell table:style-name="Default" office:value-type="float" office:value="0.901871354721563" calcext:value-type="float">
            <text:p>0,901871354721563</text:p>
          </table:table-cell>
          <table:table-cell table:style-name="Default" office:value-type="float" office:value="0.904328081686099" calcext:value-type="float">
            <text:p>0,904328081686099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15.1066074371338" calcext:value-type="float">
            <text:p>15,1066074371338</text:p>
          </table:table-cell>
          <table:table-cell table:style-name="Default" office:value-type="float" office:value="1.37259114232787" calcext:value-type="float">
            <text:p>1,37259114232787</text:p>
          </table:table-cell>
          <table:table-cell table:style-name="Default" office:value-type="float" office:value="0.889951301384501" calcext:value-type="float">
            <text:p>0,889951301384501</text:p>
          </table:table-cell>
          <table:table-cell table:style-name="Default" office:value-type="float" office:value="0.852355806303624" calcext:value-type="float">
            <text:p>0,852355806303624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15.1042783260345" calcext:value-type="float">
            <text:p>15,1042783260345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85271811485291" calcext:value-type="float">
            <text:p>5,85271811485291</text:p>
          </table:table-cell>
          <table:table-cell table:style-name="Default" office:value-type="float" office:value="0.353308111325248" calcext:value-type="float">
            <text:p>0,353308111325248</text:p>
          </table:table-cell>
          <table:table-cell table:style-name="Default" office:value-type="float" office:value="0.649805861571115" calcext:value-type="float">
            <text:p>0,649805861571115</text:p>
          </table:table-cell>
          <table:table-cell table:style-name="Default" office:value-type="float" office:value="0.938874683320568" calcext:value-type="float">
            <text:p>0,938874683320568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6.21232461929321" calcext:value-type="float">
            <text:p>6,21232461929321</text:p>
          </table:table-cell>
          <table:table-cell table:style-name="Default" office:value-type="float" office:value="0.427777397156301" calcext:value-type="float">
            <text:p>0,427777397156301</text:p>
          </table:table-cell>
          <table:table-cell table:style-name="Default" office:value-type="float" office:value="0.651818933943555" calcext:value-type="float">
            <text:p>0,651818933943555</text:p>
          </table:table-cell>
          <table:table-cell table:style-name="Default" office:value-type="float" office:value="0.947558176129737" calcext:value-type="float">
            <text:p>0,947558176129737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7.16484904289246" calcext:value-type="float">
            <text:p>7,16484904289246</text:p>
          </table:table-cell>
          <table:table-cell table:style-name="Default" office:value-type="float" office:value="0.427683725562492" calcext:value-type="float">
            <text:p>0,427683725562492</text:p>
          </table:table-cell>
          <table:table-cell table:style-name="Default" office:value-type="float" office:value="0.646163572704334" calcext:value-type="float">
            <text:p>0,646163572704334</text:p>
          </table:table-cell>
          <table:table-cell table:style-name="Default" office:value-type="float" office:value="0.947035743424732" calcext:value-type="float">
            <text:p>0,947035743424732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7.8830783367157" calcext:value-type="float">
            <text:p>7,8830783367157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6550171375275" calcext:value-type="float">
            <text:p>20,6550171375275</text:p>
          </table:table-cell>
          <table:table-cell table:style-name="Default" office:value-type="float" office:value="1.90926367056302" calcext:value-type="float">
            <text:p>1,90926367056302</text:p>
          </table:table-cell>
          <table:table-cell table:style-name="Default" office:value-type="float" office:value="0.82850833769934" calcext:value-type="float">
            <text:p>0,82850833769934</text:p>
          </table:table-cell>
          <table:table-cell table:style-name="Default" office:value-type="float" office:value="0.929862627396491" calcext:value-type="float">
            <text:p>0,929862627396491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481947898865" calcext:value-type="float">
            <text:p>20,1481947898865</text:p>
          </table:table-cell>
          <table:table-cell table:style-name="Default" office:value-type="float" office:value="1.98509175555385" calcext:value-type="float">
            <text:p>1,98509175555385</text:p>
          </table:table-cell>
          <table:table-cell table:style-name="Default" office:value-type="float" office:value="0.794468227204461" calcext:value-type="float">
            <text:p>0,794468227204461</text:p>
          </table:table-cell>
          <table:table-cell table:style-name="Default" office:value-type="float" office:value="0.933628889064815" calcext:value-type="float">
            <text:p>0,933628889064815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851035118103" calcext:value-type="float">
            <text:p>20,0851035118103</text:p>
          </table:table-cell>
          <table:table-cell table:style-name="Default" office:value-type="float" office:value="2.11526001971219" calcext:value-type="float">
            <text:p>2,11526001971219</text:p>
          </table:table-cell>
          <table:table-cell table:style-name="Default" office:value-type="float" office:value="0.828852474423372" calcext:value-type="float">
            <text:p>0,828852474423372</text:p>
          </table:table-cell>
          <table:table-cell table:style-name="Default" office:value-type="float" office:value="0.927922796881621" calcext:value-type="float">
            <text:p>0,927922796881621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660509109497" calcext:value-type="float">
            <text:p>20,1660509109497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042524814606" calcext:value-type="float">
            <text:p>25,7042524814606</text:p>
          </table:table-cell>
          <table:table-cell table:style-name="Default" office:value-type="float" office:value="1.0167327202481" calcext:value-type="float">
            <text:p>1,0167327202481</text:p>
          </table:table-cell>
          <table:table-cell table:style-name="Default" office:value-type="float" office:value="0.840001294836873" calcext:value-type="float">
            <text:p>0,840001294836873</text:p>
          </table:table-cell>
          <table:table-cell table:style-name="Default" office:value-type="float" office:value="0.956572701949861" calcext:value-type="float">
            <text:p>0,956572701949861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074645519257" calcext:value-type="float">
            <text:p>25,6074645519257</text:p>
          </table:table-cell>
          <table:table-cell table:style-name="Default" office:value-type="float" office:value="0.691343462685003" calcext:value-type="float">
            <text:p>0,691343462685003</text:p>
          </table:table-cell>
          <table:table-cell table:style-name="Default" office:value-type="float" office:value="0.840916421759537" calcext:value-type="float">
            <text:p>0,840916421759537</text:p>
          </table:table-cell>
          <table:table-cell table:style-name="Default" office:value-type="float" office:value="0.954472557206085" calcext:value-type="float">
            <text:p>0,954472557206085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823901176453" calcext:value-type="float">
            <text:p>25,7823901176453</text:p>
          </table:table-cell>
          <table:table-cell table:style-name="Default" office:value-type="float" office:value="1.3807764607563" calcext:value-type="float">
            <text:p>1,3807764607563</text:p>
          </table:table-cell>
          <table:table-cell table:style-name="Default" office:value-type="float" office:value="0.835911086157607" calcext:value-type="float">
            <text:p>0,835911086157607</text:p>
          </table:table-cell>
          <table:table-cell table:style-name="Default" office:value-type="float" office:value="0.938787025250747" calcext:value-type="float">
            <text:p>0,938787025250747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653986930847" calcext:value-type="float">
            <text:p>25,5653986930847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8934485912323" calcext:value-type="float">
            <text:p>10,8934485912323</text:p>
          </table:table-cell>
          <table:table-cell table:style-name="Default" office:value-type="float" office:value="2.46700896285566" calcext:value-type="float">
            <text:p>2,46700896285566</text:p>
          </table:table-cell>
          <table:table-cell table:style-name="Default" office:value-type="float" office:value="0.878603771763047" calcext:value-type="float">
            <text:p>0,878603771763047</text:p>
          </table:table-cell>
          <table:table-cell table:style-name="Default" office:value-type="float" office:value="0.880548426955613" calcext:value-type="float">
            <text:p>0,880548426955613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10.8810584545136" calcext:value-type="float">
            <text:p>10,8810584545136</text:p>
          </table:table-cell>
          <table:table-cell table:style-name="Default" office:value-type="float" office:value="2.3324865306132" calcext:value-type="float">
            <text:p>2,3324865306132</text:p>
          </table:table-cell>
          <table:table-cell table:style-name="Default" office:value-type="float" office:value="0.910346993098577" calcext:value-type="float">
            <text:p>0,910346993098577</text:p>
          </table:table-cell>
          <table:table-cell table:style-name="Default" office:value-type="float" office:value="0.905281695062125" calcext:value-type="float">
            <text:p>0,905281695062125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077422618866" calcext:value-type="float">
            <text:p>10,9077422618866</text:p>
          </table:table-cell>
          <table:table-cell table:style-name="Default" office:value-type="float" office:value="1.62755196123339" calcext:value-type="float">
            <text:p>1,62755196123339</text:p>
          </table:table-cell>
          <table:table-cell table:style-name="Default" office:value-type="float" office:value="0.901374949710551" calcext:value-type="float">
            <text:p>0,901374949710551</text:p>
          </table:table-cell>
          <table:table-cell table:style-name="Default" office:value-type="float" office:value="0.877684094762407" calcext:value-type="float">
            <text:p>0,877684094762407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075901508331" calcext:value-type="float">
            <text:p>10,9075901508331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4.9756526947021" calcext:value-type="float">
            <text:p>14,9756526947021</text:p>
          </table:table-cell>
          <table:table-cell table:style-name="Default" office:value-type="float" office:value="0.869363769389087" calcext:value-type="float">
            <text:p>0,869363769389087</text:p>
          </table:table-cell>
          <table:table-cell table:style-name="Default" office:value-type="float" office:value="0.900278112254063" calcext:value-type="float">
            <text:p>0,900278112254063</text:p>
          </table:table-cell>
          <table:table-cell table:style-name="Default" office:value-type="float" office:value="0.864431227747614" calcext:value-type="float">
            <text:p>0,864431227747614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4.9079253673553" calcext:value-type="float">
            <text:p>14,9079253673553</text:p>
          </table:table-cell>
          <table:table-cell table:style-name="Default" office:value-type="float" office:value="1.37383664965953" calcext:value-type="float">
            <text:p>1,37383664965953</text:p>
          </table:table-cell>
          <table:table-cell table:style-name="Default" office:value-type="float" office:value="0.897044071952918" calcext:value-type="float">
            <text:p>0,897044071952918</text:p>
          </table:table-cell>
          <table:table-cell table:style-name="Default" office:value-type="float" office:value="0.866808319758245" calcext:value-type="float">
            <text:p>0,866808319758245</text:p>
          </table:table-cell>
          <table:table-cell table:style-name="Default" office:value-type="float" office:value="574" calcext:value-type="float">
            <text:p>574</text:p>
          </table:table-cell>
          <table:table-cell table:style-name="Default" office:value-type="float" office:value="14.946692943573" calcext:value-type="float">
            <text:p>14,946692943573</text:p>
          </table:table-cell>
          <table:table-cell table:style-name="Default" office:value-type="float" office:value="0.751280587607273" calcext:value-type="float">
            <text:p>0,751280587607273</text:p>
          </table:table-cell>
          <table:table-cell table:style-name="Default" office:value-type="float" office:value="0.878969283029458" calcext:value-type="float">
            <text:p>0,878969283029458</text:p>
          </table:table-cell>
          <table:table-cell table:style-name="Default" office:value-type="float" office:value="0.841176942195141" calcext:value-type="float">
            <text:p>0,841176942195141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4.9607560634613" calcext:value-type="float">
            <text:p>14,9607560634613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6.218674659729" calcext:value-type="float">
            <text:p>6,218674659729</text:p>
          </table:table-cell>
          <table:table-cell table:style-name="Default" office:value-type="float" office:value="0.436367359457011" calcext:value-type="float">
            <text:p>0,436367359457011</text:p>
          </table:table-cell>
          <table:table-cell table:style-name="Default" office:value-type="float" office:value="0.64932784260095" calcext:value-type="float">
            <text:p>0,64932784260095</text:p>
          </table:table-cell>
          <table:table-cell table:style-name="Default" office:value-type="float" office:value="0.942506653671702" calcext:value-type="float">
            <text:p>0,942506653671702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.51629638671875" calcext:value-type="float">
            <text:p>6,51629638671875</text:p>
          </table:table-cell>
          <table:table-cell table:style-name="Default" office:value-type="float" office:value="0.451997802899126" calcext:value-type="float">
            <text:p>0,451997802899126</text:p>
          </table:table-cell>
          <table:table-cell table:style-name="Default" office:value-type="float" office:value="0.647907904369269" calcext:value-type="float">
            <text:p>0,647907904369269</text:p>
          </table:table-cell>
          <table:table-cell table:style-name="Default" office:value-type="float" office:value="0.935413502434563" calcext:value-type="float">
            <text:p>0,935413502434563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6.24877858161926" calcext:value-type="float">
            <text:p>6,24877858161926</text:p>
          </table:table-cell>
          <table:table-cell table:style-name="Default" office:value-type="float" office:value="0.360875138914374" calcext:value-type="float">
            <text:p>0,360875138914374</text:p>
          </table:table-cell>
          <table:table-cell table:style-name="Default" office:value-type="float" office:value="0.644733052366027" calcext:value-type="float">
            <text:p>0,644733052366027</text:p>
          </table:table-cell>
          <table:table-cell table:style-name="Default" office:value-type="float" office:value="0.940939557384214" calcext:value-type="float">
            <text:p>0,940939557384214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7.60157465934753" calcext:value-type="float">
            <text:p>7,60157465934753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1.4948239326477" calcext:value-type="float">
            <text:p>21,4948239326477</text:p>
          </table:table-cell>
          <table:table-cell table:style-name="Default" office:value-type="float" office:value="1.51090414959331" calcext:value-type="float">
            <text:p>1,51090414959331</text:p>
          </table:table-cell>
          <table:table-cell table:style-name="Default" office:value-type="float" office:value="0.831362288792776" calcext:value-type="float">
            <text:p>0,831362288792776</text:p>
          </table:table-cell>
          <table:table-cell table:style-name="Default" office:value-type="float" office:value="0.925576378897156" calcext:value-type="float">
            <text:p>0,925576378897156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3315052986145" calcext:value-type="float">
            <text:p>20,3315052986145</text:p>
          </table:table-cell>
          <table:table-cell table:style-name="Default" office:value-type="float" office:value="1.12540435861766" calcext:value-type="float">
            <text:p>1,12540435861766</text:p>
          </table:table-cell>
          <table:table-cell table:style-name="Default" office:value-type="float" office:value="0.831294275035094" calcext:value-type="float">
            <text:p>0,831294275035094</text:p>
          </table:table-cell>
          <table:table-cell table:style-name="Default" office:value-type="float" office:value="0.924138814598914" calcext:value-type="float">
            <text:p>0,924138814598914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502006053925" calcext:value-type="float">
            <text:p>20,1502006053925</text:p>
          </table:table-cell>
          <table:table-cell table:style-name="Default" office:value-type="float" office:value="2.69465297625188" calcext:value-type="float">
            <text:p>2,69465297625188</text:p>
          </table:table-cell>
          <table:table-cell table:style-name="Default" office:value-type="float" office:value="0.802810005447606" calcext:value-type="float">
            <text:p>0,802810005447606</text:p>
          </table:table-cell>
          <table:table-cell table:style-name="Default" office:value-type="float" office:value="0.91221935154361" calcext:value-type="float">
            <text:p>0,91221935154361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891310214996" calcext:value-type="float">
            <text:p>20,1891310214996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136280536652" calcext:value-type="float">
            <text:p>25,7136280536652</text:p>
          </table:table-cell>
          <table:table-cell table:style-name="Default" office:value-type="float" office:value="1.00468590866883" calcext:value-type="float">
            <text:p>1,00468590866883</text:p>
          </table:table-cell>
          <table:table-cell table:style-name="Default" office:value-type="float" office:value="0.840481434541945" calcext:value-type="float">
            <text:p>0,840481434541945</text:p>
          </table:table-cell>
          <table:table-cell table:style-name="Default" office:value-type="float" office:value="0.958446210879019" calcext:value-type="float">
            <text:p>0,95844621087901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616829872131" calcext:value-type="float">
            <text:p>25,7616829872131</text:p>
          </table:table-cell>
          <table:table-cell table:style-name="Default" office:value-type="float" office:value="1.6404946095762" calcext:value-type="float">
            <text:p>1,6404946095762</text:p>
          </table:table-cell>
          <table:table-cell table:style-name="Default" office:value-type="float" office:value="0.830036691360579" calcext:value-type="float">
            <text:p>0,830036691360579</text:p>
          </table:table-cell>
          <table:table-cell table:style-name="Default" office:value-type="float" office:value="0.946202267565513" calcext:value-type="float">
            <text:p>0,946202267565513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082123756409" calcext:value-type="float">
            <text:p>25,7082123756409</text:p>
          </table:table-cell>
          <table:table-cell table:style-name="Default" office:value-type="float" office:value="0.591640771281987" calcext:value-type="float">
            <text:p>0,591640771281987</text:p>
          </table:table-cell>
          <table:table-cell table:style-name="Default" office:value-type="float" office:value="0.84158474425457" calcext:value-type="float">
            <text:p>0,84158474425457</text:p>
          </table:table-cell>
          <table:table-cell table:style-name="Default" office:value-type="float" office:value="0.94687323366965" calcext:value-type="float">
            <text:p>0,94687323366965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405153274536" calcext:value-type="float">
            <text:p>25,6405153274536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8973035812378" calcext:value-type="float">
            <text:p>10,8973035812378</text:p>
          </table:table-cell>
          <table:table-cell table:style-name="Default" office:value-type="float" office:value="1.88784913150769" calcext:value-type="float">
            <text:p>1,88784913150769</text:p>
          </table:table-cell>
          <table:table-cell table:style-name="Default" office:value-type="float" office:value="0.901107145603935" calcext:value-type="float">
            <text:p>0,901107145603935</text:p>
          </table:table-cell>
          <table:table-cell table:style-name="Default" office:value-type="float" office:value="0.883759494430601" calcext:value-type="float">
            <text:p>0,883759494430601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277160167694" calcext:value-type="float">
            <text:p>10,9277160167694</text:p>
          </table:table-cell>
          <table:table-cell table:style-name="Default" office:value-type="float" office:value="1.50247875626689" calcext:value-type="float">
            <text:p>1,50247875626689</text:p>
          </table:table-cell>
          <table:table-cell table:style-name="Default" office:value-type="float" office:value="0.894393124218925" calcext:value-type="float">
            <text:p>0,894393124218925</text:p>
          </table:table-cell>
          <table:table-cell table:style-name="Default" office:value-type="float" office:value="0.873934760596679" calcext:value-type="float">
            <text:p>0,873934760596679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286093711853" calcext:value-type="float">
            <text:p>10,9286093711853</text:p>
          </table:table-cell>
          <table:table-cell table:style-name="Default" office:value-type="float" office:value="1.80071808878487" calcext:value-type="float">
            <text:p>1,80071808878487</text:p>
          </table:table-cell>
          <table:table-cell table:style-name="Default" office:value-type="float" office:value="0.898475863700501" calcext:value-type="float">
            <text:p>0,898475863700501</text:p>
          </table:table-cell>
          <table:table-cell table:style-name="Default" office:value-type="float" office:value="0.890246739561808" calcext:value-type="float">
            <text:p>0,890246739561808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053766727448" calcext:value-type="float">
            <text:p>10,9053766727448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4.967536687851" calcext:value-type="float">
            <text:p>14,967536687851</text:p>
          </table:table-cell>
          <table:table-cell table:style-name="Default" office:value-type="float" office:value="0.760304550296205" calcext:value-type="float">
            <text:p>0,760304550296205</text:p>
          </table:table-cell>
          <table:table-cell table:style-name="Default" office:value-type="float" office:value="0.898046395257949" calcext:value-type="float">
            <text:p>0,898046395257949</text:p>
          </table:table-cell>
          <table:table-cell table:style-name="Default" office:value-type="float" office:value="0.871453482257934" calcext:value-type="float">
            <text:p>0,871453482257934</text:p>
          </table:table-cell>
          <table:table-cell table:style-name="Default" office:value-type="float" office:value="570" calcext:value-type="float">
            <text:p>570</text:p>
          </table:table-cell>
          <table:table-cell table:style-name="Default" office:value-type="float" office:value="14.8447487354279" calcext:value-type="float">
            <text:p>14,8447487354279</text:p>
          </table:table-cell>
          <table:table-cell table:style-name="Default" office:value-type="float" office:value="1.44748357999766" calcext:value-type="float">
            <text:p>1,44748357999766</text:p>
          </table:table-cell>
          <table:table-cell table:style-name="Default" office:value-type="float" office:value="0.877971376899121" calcext:value-type="float">
            <text:p>0,877971376899121</text:p>
          </table:table-cell>
          <table:table-cell table:style-name="Default" office:value-type="float" office:value="0.813134318841196" calcext:value-type="float">
            <text:p>0,813134318841196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14.9567809104919" calcext:value-type="float">
            <text:p>14,9567809104919</text:p>
          </table:table-cell>
          <table:table-cell table:style-name="Default" office:value-type="float" office:value="1.09159928453829" calcext:value-type="float">
            <text:p>1,09159928453829</text:p>
          </table:table-cell>
          <table:table-cell table:style-name="Default" office:value-type="float" office:value="0.883833163912377" calcext:value-type="float">
            <text:p>0,883833163912377</text:p>
          </table:table-cell>
          <table:table-cell table:style-name="Default" office:value-type="float" office:value="0.879606397992787" calcext:value-type="float">
            <text:p>0,879606397992787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14.9933936595917" calcext:value-type="float">
            <text:p>14,9933936595917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98608660697937" calcext:value-type="float">
            <text:p>5,98608660697937</text:p>
          </table:table-cell>
          <table:table-cell table:style-name="Default" office:value-type="float" office:value="0.372079864573436" calcext:value-type="float">
            <text:p>0,372079864573436</text:p>
          </table:table-cell>
          <table:table-cell table:style-name="Default" office:value-type="float" office:value="0.652204512354187" calcext:value-type="float">
            <text:p>0,652204512354187</text:p>
          </table:table-cell>
          <table:table-cell table:style-name="Default" office:value-type="float" office:value="0.937617551169332" calcext:value-type="float">
            <text:p>0,93761755116933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6.26559829711914" calcext:value-type="float">
            <text:p>6,26559829711914</text:p>
          </table:table-cell>
          <table:table-cell table:style-name="Default" office:value-type="float" office:value="0.389819373686461" calcext:value-type="float">
            <text:p>0,389819373686461</text:p>
          </table:table-cell>
          <table:table-cell table:style-name="Default" office:value-type="float" office:value="0.652146347119016" calcext:value-type="float">
            <text:p>0,652146347119016</text:p>
          </table:table-cell>
          <table:table-cell table:style-name="Default" office:value-type="float" office:value="0.937705394521563" calcext:value-type="float">
            <text:p>0,937705394521563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6.75193619728088" calcext:value-type="float">
            <text:p>6,75193619728088</text:p>
          </table:table-cell>
          <table:table-cell table:style-name="Default" office:value-type="float" office:value="0.418192533942922" calcext:value-type="float">
            <text:p>0,418192533942922</text:p>
          </table:table-cell>
          <table:table-cell table:style-name="Default" office:value-type="float" office:value="0.654912574408192" calcext:value-type="float">
            <text:p>0,654912574408192</text:p>
          </table:table-cell>
          <table:table-cell table:style-name="Default" office:value-type="float" office:value="0.946958086533107" calcext:value-type="float">
            <text:p>0,946958086533107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8.2790093421936" calcext:value-type="float">
            <text:p>8,2790093421936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1.0776972770691" calcext:value-type="float">
            <text:p>21,0776972770691</text:p>
          </table:table-cell>
          <table:table-cell table:style-name="Default" office:value-type="float" office:value="2.664179344703" calcext:value-type="float">
            <text:p>2,664179344703</text:p>
          </table:table-cell>
          <table:table-cell table:style-name="Default" office:value-type="float" office:value="0.805968850286304" calcext:value-type="float">
            <text:p>0,805968850286304</text:p>
          </table:table-cell>
          <table:table-cell table:style-name="Default" office:value-type="float" office:value="0.925383942722851" calcext:value-type="float">
            <text:p>0,925383942722851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2249250411987" calcext:value-type="float">
            <text:p>20,2249250411987</text:p>
          </table:table-cell>
          <table:table-cell table:style-name="Default" office:value-type="float" office:value="2.46666880640642" calcext:value-type="float">
            <text:p>2,46666880640642</text:p>
          </table:table-cell>
          <table:table-cell table:style-name="Default" office:value-type="float" office:value="0.823510217877247" calcext:value-type="float">
            <text:p>0,823510217877247</text:p>
          </table:table-cell>
          <table:table-cell table:style-name="Default" office:value-type="float" office:value="0.931035670729607" calcext:value-type="float">
            <text:p>0,931035670729607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052434444427" calcext:value-type="float">
            <text:p>20,1052434444427</text:p>
          </table:table-cell>
          <table:table-cell table:style-name="Default" office:value-type="float" office:value="2.28752987980848" calcext:value-type="float">
            <text:p>2,28752987980848</text:p>
          </table:table-cell>
          <table:table-cell table:style-name="Default" office:value-type="float" office:value="0.806788703502571" calcext:value-type="float">
            <text:p>0,806788703502571</text:p>
          </table:table-cell>
          <table:table-cell table:style-name="Default" office:value-type="float" office:value="0.921278404079604" calcext:value-type="float">
            <text:p>0,921278404079604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553480625153" calcext:value-type="float">
            <text:p>20,1553480625153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089203357697" calcext:value-type="float">
            <text:p>25,6089203357697</text:p>
          </table:table-cell>
          <table:table-cell table:style-name="Default" office:value-type="float" office:value="1.03991475853195" calcext:value-type="float">
            <text:p>1,03991475853195</text:p>
          </table:table-cell>
          <table:table-cell table:style-name="Default" office:value-type="float" office:value="0.839061493805897" calcext:value-type="float">
            <text:p>0,839061493805897</text:p>
          </table:table-cell>
          <table:table-cell table:style-name="Default" office:value-type="float" office:value="0.953107652556572" calcext:value-type="float">
            <text:p>0,953107652556572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25052690506" calcext:value-type="float">
            <text:p>25,625052690506</text:p>
          </table:table-cell>
          <table:table-cell table:style-name="Default" office:value-type="float" office:value="1.7772769406273" calcext:value-type="float">
            <text:p>1,7772769406273</text:p>
          </table:table-cell>
          <table:table-cell table:style-name="Default" office:value-type="float" office:value="0.815758297524703" calcext:value-type="float">
            <text:p>0,815758297524703</text:p>
          </table:table-cell>
          <table:table-cell table:style-name="Default" office:value-type="float" office:value="0.944875623690166" calcext:value-type="float">
            <text:p>0,944875623690166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8018090724945" calcext:value-type="float">
            <text:p>25,8018090724945</text:p>
          </table:table-cell>
          <table:table-cell table:style-name="Default" office:value-type="float" office:value="2.3789351574129" calcext:value-type="float">
            <text:p>2,3789351574129</text:p>
          </table:table-cell>
          <table:table-cell table:style-name="Default" office:value-type="float" office:value="0.810652214292309" calcext:value-type="float">
            <text:p>0,810652214292309</text:p>
          </table:table-cell>
          <table:table-cell table:style-name="Default" office:value-type="float" office:value="0.938647187277259" calcext:value-type="float">
            <text:p>0,93864718727725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443000793457" calcext:value-type="float">
            <text:p>25,5443000793457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1.0018184185028" calcext:value-type="float">
            <text:p>11,0018184185028</text:p>
          </table:table-cell>
          <table:table-cell table:style-name="Default" office:value-type="float" office:value="2.01183004580423" calcext:value-type="float">
            <text:p>2,01183004580423</text:p>
          </table:table-cell>
          <table:table-cell table:style-name="Default" office:value-type="float" office:value="0.897066392489756" calcext:value-type="float">
            <text:p>0,897066392489756</text:p>
          </table:table-cell>
          <table:table-cell table:style-name="Default" office:value-type="float" office:value="0.8480766809934" calcext:value-type="float">
            <text:p>0,8480766809934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1.0372183322907" calcext:value-type="float">
            <text:p>11,0372183322907</text:p>
          </table:table-cell>
          <table:table-cell table:style-name="Default" office:value-type="float" office:value="1.37650966620624" calcext:value-type="float">
            <text:p>1,37650966620624</text:p>
          </table:table-cell>
          <table:table-cell table:style-name="Default" office:value-type="float" office:value="0.903822235051194" calcext:value-type="float">
            <text:p>0,903822235051194</text:p>
          </table:table-cell>
          <table:table-cell table:style-name="Default" office:value-type="float" office:value="0.865125083781678" calcext:value-type="float">
            <text:p>0,865125083781678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850907325745" calcext:value-type="float">
            <text:p>10,9850907325745</text:p>
          </table:table-cell>
          <table:table-cell table:style-name="Default" office:value-type="float" office:value="1.19092512887002" calcext:value-type="float">
            <text:p>1,19092512887002</text:p>
          </table:table-cell>
          <table:table-cell table:style-name="Default" office:value-type="float" office:value="0.870196357697393" calcext:value-type="float">
            <text:p>0,870196357697393</text:p>
          </table:table-cell>
          <table:table-cell table:style-name="Default" office:value-type="float" office:value="0.848072347451329" calcext:value-type="float">
            <text:p>0,848072347451329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1.0314018726349" calcext:value-type="float">
            <text:p>11,0314018726349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931823253632" calcext:value-type="float">
            <text:p>15,0931823253632</text:p>
          </table:table-cell>
          <table:table-cell table:style-name="Default" office:value-type="float" office:value="1.21165576520363" calcext:value-type="float">
            <text:p>1,21165576520363</text:p>
          </table:table-cell>
          <table:table-cell table:style-name="Default" office:value-type="float" office:value="0.897292915750242" calcext:value-type="float">
            <text:p>0,897292915750242</text:p>
          </table:table-cell>
          <table:table-cell table:style-name="Default" office:value-type="float" office:value="0.846966523850188" calcext:value-type="float">
            <text:p>0,846966523850188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15.0214698314667" calcext:value-type="float">
            <text:p>15,0214698314667</text:p>
          </table:table-cell>
          <table:table-cell table:style-name="Default" office:value-type="float" office:value="0.783702140587225" calcext:value-type="float">
            <text:p>0,783702140587225</text:p>
          </table:table-cell>
          <table:table-cell table:style-name="Default" office:value-type="float" office:value="0.883196894080343" calcext:value-type="float">
            <text:p>0,883196894080343</text:p>
          </table:table-cell>
          <table:table-cell table:style-name="Default" office:value-type="float" office:value="0.839385596823194" calcext:value-type="float">
            <text:p>0,839385596823194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15.0851831436157" calcext:value-type="float">
            <text:p>15,0851831436157</text:p>
          </table:table-cell>
          <table:table-cell table:style-name="Default" office:value-type="float" office:value="1.52184523040534" calcext:value-type="float">
            <text:p>1,52184523040534</text:p>
          </table:table-cell>
          <table:table-cell table:style-name="Default" office:value-type="float" office:value="0.912859995035797" calcext:value-type="float">
            <text:p>0,912859995035797</text:p>
          </table:table-cell>
          <table:table-cell table:style-name="Default" office:value-type="float" office:value="0.894133645038257" calcext:value-type="float">
            <text:p>0,894133645038257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15.0896725654602" calcext:value-type="float">
            <text:p>15,0896725654602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65467190742493" calcext:value-type="float">
            <text:p>5,65467190742493</text:p>
          </table:table-cell>
          <table:table-cell table:style-name="Default" office:value-type="float" office:value="0.37101059949954" calcext:value-type="float">
            <text:p>0,37101059949954</text:p>
          </table:table-cell>
          <table:table-cell table:style-name="Default" office:value-type="float" office:value="0.648899728894189" calcext:value-type="float">
            <text:p>0,648899728894189</text:p>
          </table:table-cell>
          <table:table-cell table:style-name="Default" office:value-type="float" office:value="0.935108428548791" calcext:value-type="float">
            <text:p>0,935108428548791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5.89082860946655" calcext:value-type="float">
            <text:p>5,89082860946655</text:p>
          </table:table-cell>
          <table:table-cell table:style-name="Default" office:value-type="float" office:value="0.401476551122889" calcext:value-type="float">
            <text:p>0,401476551122889</text:p>
          </table:table-cell>
          <table:table-cell table:style-name="Default" office:value-type="float" office:value="0.654702323839904" calcext:value-type="float">
            <text:p>0,654702323839904</text:p>
          </table:table-cell>
          <table:table-cell table:style-name="Default" office:value-type="float" office:value="0.944885454146658" calcext:value-type="float">
            <text:p>0,94488545414665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7.43124532699585" calcext:value-type="float">
            <text:p>7,43124532699585</text:p>
          </table:table-cell>
          <table:table-cell table:style-name="Default" office:value-type="float" office:value="0.43939339521741" calcext:value-type="float">
            <text:p>0,43939339521741</text:p>
          </table:table-cell>
          <table:table-cell table:style-name="Default" office:value-type="float" office:value="0.653768370898392" calcext:value-type="float">
            <text:p>0,653768370898392</text:p>
          </table:table-cell>
          <table:table-cell table:style-name="Default" office:value-type="float" office:value="0.950035061920032" calcext:value-type="float">
            <text:p>0,95003506192003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7.87679028511047" calcext:value-type="float">
            <text:p>7,87679028511047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7266681194305" calcext:value-type="float">
            <text:p>20,7266681194305</text:p>
          </table:table-cell>
          <table:table-cell table:style-name="Default" office:value-type="float" office:value="1.4229826074871" calcext:value-type="float">
            <text:p>1,4229826074871</text:p>
          </table:table-cell>
          <table:table-cell table:style-name="Default" office:value-type="float" office:value="0.834786475278526" calcext:value-type="float">
            <text:p>0,834786475278526</text:p>
          </table:table-cell>
          <table:table-cell table:style-name="Default" office:value-type="float" office:value="0.936507577573458" calcext:value-type="float">
            <text:p>0,936507577573458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2031078338623" calcext:value-type="float">
            <text:p>20,2031078338623</text:p>
          </table:table-cell>
          <table:table-cell table:style-name="Default" office:value-type="float" office:value="1.91393546859724" calcext:value-type="float">
            <text:p>1,91393546859724</text:p>
          </table:table-cell>
          <table:table-cell table:style-name="Default" office:value-type="float" office:value="0.820175638482082" calcext:value-type="float">
            <text:p>0,820175638482082</text:p>
          </table:table-cell>
          <table:table-cell table:style-name="Default" office:value-type="float" office:value="0.928668645397194" calcext:value-type="float">
            <text:p>0,928668645397194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612739562988" calcext:value-type="float">
            <text:p>20,1612739562988</text:p>
          </table:table-cell>
          <table:table-cell table:style-name="Default" office:value-type="float" office:value="2.19862847313864" calcext:value-type="float">
            <text:p>2,19862847313864</text:p>
          </table:table-cell>
          <table:table-cell table:style-name="Default" office:value-type="float" office:value="0.807296228352139" calcext:value-type="float">
            <text:p>0,807296228352139</text:p>
          </table:table-cell>
          <table:table-cell table:style-name="Default" office:value-type="float" office:value="0.919211856856915" calcext:value-type="float">
            <text:p>0,919211856856915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943373680115" calcext:value-type="float">
            <text:p>20,1943373680115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368767261505" calcext:value-type="float">
            <text:p>25,7368767261505</text:p>
          </table:table-cell>
          <table:table-cell table:style-name="Default" office:value-type="float" office:value="0.703981759305477" calcext:value-type="float">
            <text:p>0,703981759305477</text:p>
          </table:table-cell>
          <table:table-cell table:style-name="Default" office:value-type="float" office:value="0.851289691567343" calcext:value-type="float">
            <text:p>0,851289691567343</text:p>
          </table:table-cell>
          <table:table-cell table:style-name="Default" office:value-type="float" office:value="0.957068418162091" calcext:value-type="float">
            <text:p>0,957068418162091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368896961212" calcext:value-type="float">
            <text:p>25,6368896961212</text:p>
          </table:table-cell>
          <table:table-cell table:style-name="Default" office:value-type="float" office:value="1.52736869705768" calcext:value-type="float">
            <text:p>1,52736869705768</text:p>
          </table:table-cell>
          <table:table-cell table:style-name="Default" office:value-type="float" office:value="0.835210758208566" calcext:value-type="float">
            <text:p>0,835210758208566</text:p>
          </table:table-cell>
          <table:table-cell table:style-name="Default" office:value-type="float" office:value="0.950880540097359" calcext:value-type="float">
            <text:p>0,95088054009735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346754074097" calcext:value-type="float">
            <text:p>25,7346754074097</text:p>
          </table:table-cell>
          <table:table-cell table:style-name="Default" office:value-type="float" office:value="1.0667984366211" calcext:value-type="float">
            <text:p>1,0667984366211</text:p>
          </table:table-cell>
          <table:table-cell table:style-name="Default" office:value-type="float" office:value="0.84286674856807" calcext:value-type="float">
            <text:p>0,84286674856807</text:p>
          </table:table-cell>
          <table:table-cell table:style-name="Default" office:value-type="float" office:value="0.957324923046769" calcext:value-type="float">
            <text:p>0,95732492304676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786603927612" calcext:value-type="float">
            <text:p>25,6786603927612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41339969635" calcext:value-type="float">
            <text:p>10,941339969635</text:p>
          </table:table-cell>
          <table:table-cell table:style-name="Default" office:value-type="float" office:value="1.91631166950757" calcext:value-type="float">
            <text:p>1,91631166950757</text:p>
          </table:table-cell>
          <table:table-cell table:style-name="Default" office:value-type="float" office:value="0.898138937142838" calcext:value-type="float">
            <text:p>0,898138937142838</text:p>
          </table:table-cell>
          <table:table-cell table:style-name="Default" office:value-type="float" office:value="0.864722769721982" calcext:value-type="float">
            <text:p>0,864722769721982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454743862152" calcext:value-type="float">
            <text:p>10,9454743862152</text:p>
          </table:table-cell>
          <table:table-cell table:style-name="Default" office:value-type="float" office:value="1.50081942492423" calcext:value-type="float">
            <text:p>1,50081942492423</text:p>
          </table:table-cell>
          <table:table-cell table:style-name="Default" office:value-type="float" office:value="0.876609475778884" calcext:value-type="float">
            <text:p>0,876609475778884</text:p>
          </table:table-cell>
          <table:table-cell table:style-name="Default" office:value-type="float" office:value="0.870233198628349" calcext:value-type="float">
            <text:p>0,870233198628349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218337535858" calcext:value-type="float">
            <text:p>10,9218337535858</text:p>
          </table:table-cell>
          <table:table-cell table:style-name="Default" office:value-type="float" office:value="1.21221528213222" calcext:value-type="float">
            <text:p>1,21221528213222</text:p>
          </table:table-cell>
          <table:table-cell table:style-name="Default" office:value-type="float" office:value="0.89134171002606" calcext:value-type="float">
            <text:p>0,89134171002606</text:p>
          </table:table-cell>
          <table:table-cell table:style-name="Default" office:value-type="float" office:value="0.840866257195377" calcext:value-type="float">
            <text:p>0,84086625719537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283833503723" calcext:value-type="float">
            <text:p>10,9283833503723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190465450287" calcext:value-type="float">
            <text:p>15,0190465450287</text:p>
          </table:table-cell>
          <table:table-cell table:style-name="Default" office:value-type="float" office:value="0.917222052240955" calcext:value-type="float">
            <text:p>0,917222052240955</text:p>
          </table:table-cell>
          <table:table-cell table:style-name="Default" office:value-type="float" office:value="0.911361373561239" calcext:value-type="float">
            <text:p>0,911361373561239</text:p>
          </table:table-cell>
          <table:table-cell table:style-name="Default" office:value-type="float" office:value="0.933406247043649" calcext:value-type="float">
            <text:p>0,933406247043649</text:p>
          </table:table-cell>
          <table:table-cell table:style-name="Default" office:value-type="float" office:value="572" calcext:value-type="float">
            <text:p>572</text:p>
          </table:table-cell>
          <table:table-cell table:style-name="Default" office:value-type="float" office:value="14.912935256958" calcext:value-type="float">
            <text:p>14,912935256958</text:p>
          </table:table-cell>
          <table:table-cell table:style-name="Default" office:value-type="float" office:value="0.77673890936206" calcext:value-type="float">
            <text:p>0,77673890936206</text:p>
          </table:table-cell>
          <table:table-cell table:style-name="Default" office:value-type="float" office:value="0.899591127507904" calcext:value-type="float">
            <text:p>0,899591127507904</text:p>
          </table:table-cell>
          <table:table-cell table:style-name="Default" office:value-type="float" office:value="0.84535895986433" calcext:value-type="float">
            <text:p>0,84535895986433</text:p>
          </table:table-cell>
          <table:table-cell table:style-name="Default" office:value-type="float" office:value="574" calcext:value-type="float">
            <text:p>574</text:p>
          </table:table-cell>
          <table:table-cell table:style-name="Default" office:value-type="float" office:value="14.9923713207245" calcext:value-type="float">
            <text:p>14,9923713207245</text:p>
          </table:table-cell>
          <table:table-cell table:style-name="Default" office:value-type="float" office:value="1.57113244841434" calcext:value-type="float">
            <text:p>1,57113244841434</text:p>
          </table:table-cell>
          <table:table-cell table:style-name="Default" office:value-type="float" office:value="0.882380569244828" calcext:value-type="float">
            <text:p>0,882380569244828</text:p>
          </table:table-cell>
          <table:table-cell table:style-name="Default" office:value-type="float" office:value="0.815986634047377" calcext:value-type="float">
            <text:p>0,815986634047377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5.0284276008606" calcext:value-type="float">
            <text:p>15,0284276008606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76758813858032" calcext:value-type="float">
            <text:p>5,76758813858032</text:p>
          </table:table-cell>
          <table:table-cell table:style-name="Default" office:value-type="float" office:value="0.403001350252156" calcext:value-type="float">
            <text:p>0,403001350252156</text:p>
          </table:table-cell>
          <table:table-cell table:style-name="Default" office:value-type="float" office:value="0.650375055611919" calcext:value-type="float">
            <text:p>0,650375055611919</text:p>
          </table:table-cell>
          <table:table-cell table:style-name="Default" office:value-type="float" office:value="0.935902408150737" calcext:value-type="float">
            <text:p>0,935902408150737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6.73814630508423" calcext:value-type="float">
            <text:p>6,73814630508423</text:p>
          </table:table-cell>
          <table:table-cell table:style-name="Default" office:value-type="float" office:value="0.386837840343185" calcext:value-type="float">
            <text:p>0,386837840343185</text:p>
          </table:table-cell>
          <table:table-cell table:style-name="Default" office:value-type="float" office:value="0.651141086670439" calcext:value-type="float">
            <text:p>0,651141086670439</text:p>
          </table:table-cell>
          <table:table-cell table:style-name="Default" office:value-type="float" office:value="0.940864956164294" calcext:value-type="float">
            <text:p>0,9408649561642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6.95398378372192" calcext:value-type="float">
            <text:p>6,95398378372192</text:p>
          </table:table-cell>
          <table:table-cell table:style-name="Default" office:value-type="float" office:value="0.570165952027921" calcext:value-type="float">
            <text:p>0,570165952027921</text:p>
          </table:table-cell>
          <table:table-cell table:style-name="Default" office:value-type="float" office:value="0.647746095287953" calcext:value-type="float">
            <text:p>0,647746095287953</text:p>
          </table:table-cell>
          <table:table-cell table:style-name="Default" office:value-type="float" office:value="0.949906571233122" calcext:value-type="float">
            <text:p>0,949906571233122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7.98663258552551" calcext:value-type="float">
            <text:p>7,98663258552551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1.1060175895691" calcext:value-type="float">
            <text:p>21,1060175895691</text:p>
          </table:table-cell>
          <table:table-cell table:style-name="Default" office:value-type="float" office:value="1.41225653335158" calcext:value-type="float">
            <text:p>1,41225653335158</text:p>
          </table:table-cell>
          <table:table-cell table:style-name="Default" office:value-type="float" office:value="0.834017974027417" calcext:value-type="float">
            <text:p>0,834017974027417</text:p>
          </table:table-cell>
          <table:table-cell table:style-name="Default" office:value-type="float" office:value="0.933998014155971" calcext:value-type="float">
            <text:p>0,933998014155971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19.9448091983795" calcext:value-type="float">
            <text:p>19,9448091983795</text:p>
          </table:table-cell>
          <table:table-cell table:style-name="Default" office:value-type="float" office:value="2.13860911722991" calcext:value-type="float">
            <text:p>2,13860911722991</text:p>
          </table:table-cell>
          <table:table-cell table:style-name="Default" office:value-type="float" office:value="0.824129296214191" calcext:value-type="float">
            <text:p>0,824129296214191</text:p>
          </table:table-cell>
          <table:table-cell table:style-name="Default" office:value-type="float" office:value="0.920797112848326" calcext:value-type="float">
            <text:p>0,920797112848326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722366809845" calcext:value-type="float">
            <text:p>20,1722366809845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74122307696514" calcext:value-type="float">
            <text:p>0,674122307696514</text:p>
          </table:table-cell>
          <table:table-cell table:style-name="Default" office:value-type="float" office:value="0.918246864663117" calcext:value-type="float">
            <text:p>0,918246864663117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19.9505023956299" calcext:value-type="float">
            <text:p>19,9505023956299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342602729797" calcext:value-type="float">
            <text:p>25,5342602729797</text:p>
          </table:table-cell>
          <table:table-cell table:style-name="Default" office:value-type="float" office:value="1.06452362517654" calcext:value-type="float">
            <text:p>1,06452362517654</text:p>
          </table:table-cell>
          <table:table-cell table:style-name="Default" office:value-type="float" office:value="0.839750137111971" calcext:value-type="float">
            <text:p>0,839750137111971</text:p>
          </table:table-cell>
          <table:table-cell table:style-name="Default" office:value-type="float" office:value="0.955820197240756" calcext:value-type="float">
            <text:p>0,955820197240756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630030632019" calcext:value-type="float">
            <text:p>25,5630030632019</text:p>
          </table:table-cell>
          <table:table-cell table:style-name="Default" office:value-type="float" office:value="2.29040353365187" calcext:value-type="float">
            <text:p>2,29040353365187</text:p>
          </table:table-cell>
          <table:table-cell table:style-name="Default" office:value-type="float" office:value="0.793408484488094" calcext:value-type="float">
            <text:p>0,793408484488094</text:p>
          </table:table-cell>
          <table:table-cell table:style-name="Default" office:value-type="float" office:value="0.941262695005758" calcext:value-type="float">
            <text:p>0,941262695005758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087613105774" calcext:value-type="float">
            <text:p>25,6087613105774</text:p>
          </table:table-cell>
          <table:table-cell table:style-name="Default" office:value-type="float" office:value="1.36768453856363" calcext:value-type="float">
            <text:p>1,36768453856363</text:p>
          </table:table-cell>
          <table:table-cell table:style-name="Default" office:value-type="float" office:value="0.834206212873139" calcext:value-type="float">
            <text:p>0,834206212873139</text:p>
          </table:table-cell>
          <table:table-cell table:style-name="Default" office:value-type="float" office:value="0.949190857224874" calcext:value-type="float">
            <text:p>0,949190857224874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513226985931" calcext:value-type="float">
            <text:p>25,5513226985931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1.0065402984619" calcext:value-type="float">
            <text:p>11,0065402984619</text:p>
          </table:table-cell>
          <table:table-cell table:style-name="Default" office:value-type="float" office:value="1.63530321229957" calcext:value-type="float">
            <text:p>1,63530321229957</text:p>
          </table:table-cell>
          <table:table-cell table:style-name="Default" office:value-type="float" office:value="0.880373099996732" calcext:value-type="float">
            <text:p>0,880373099996732</text:p>
          </table:table-cell>
          <table:table-cell table:style-name="Default" office:value-type="float" office:value="0.826761864005946" calcext:value-type="float">
            <text:p>0,826761864005946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1.0506961345673" calcext:value-type="float">
            <text:p>11,0506961345673</text:p>
          </table:table-cell>
          <table:table-cell table:style-name="Default" office:value-type="float" office:value="1.97555138895171" calcext:value-type="float">
            <text:p>1,97555138895171</text:p>
          </table:table-cell>
          <table:table-cell table:style-name="Default" office:value-type="float" office:value="0.911437307900324" calcext:value-type="float">
            <text:p>0,911437307900324</text:p>
          </table:table-cell>
          <table:table-cell table:style-name="Default" office:value-type="float" office:value="0.891618572897688" calcext:value-type="float">
            <text:p>0,891618572897688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1.0386109352112" calcext:value-type="float">
            <text:p>11,0386109352112</text:p>
          </table:table-cell>
          <table:table-cell table:style-name="Default" office:value-type="float" office:value="1.46894501516707" calcext:value-type="float">
            <text:p>1,46894501516707</text:p>
          </table:table-cell>
          <table:table-cell table:style-name="Default" office:value-type="float" office:value="0.895263524010992" calcext:value-type="float">
            <text:p>0,895263524010992</text:p>
          </table:table-cell>
          <table:table-cell table:style-name="Default" office:value-type="float" office:value="0.843464121074459" calcext:value-type="float">
            <text:p>0,843464121074459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1.0290040969849" calcext:value-type="float">
            <text:p>11,0290040969849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930242538452" calcext:value-type="float">
            <text:p>15,0930242538452</text:p>
          </table:table-cell>
          <table:table-cell table:style-name="Default" office:value-type="float" office:value="0.94737316786808" calcext:value-type="float">
            <text:p>0,94737316786808</text:p>
          </table:table-cell>
          <table:table-cell table:style-name="Default" office:value-type="float" office:value="0.882220577749283" calcext:value-type="float">
            <text:p>0,882220577749283</text:p>
          </table:table-cell>
          <table:table-cell table:style-name="Default" office:value-type="float" office:value="0.839904550419015" calcext:value-type="float">
            <text:p>0,839904550419015</text:p>
          </table:table-cell>
          <table:table-cell table:style-name="Default" office:value-type="float" office:value="573" calcext:value-type="float">
            <text:p>573</text:p>
          </table:table-cell>
          <table:table-cell table:style-name="Default" office:value-type="float" office:value="14.9945130348206" calcext:value-type="float">
            <text:p>14,9945130348206</text:p>
          </table:table-cell>
          <table:table-cell table:style-name="Default" office:value-type="float" office:value="0.614375815489781" calcext:value-type="float">
            <text:p>0,614375815489781</text:p>
          </table:table-cell>
          <table:table-cell table:style-name="Default" office:value-type="float" office:value="0.901732145495002" calcext:value-type="float">
            <text:p>0,901732145495002</text:p>
          </table:table-cell>
          <table:table-cell table:style-name="Default" office:value-type="float" office:value="0.871993098642954" calcext:value-type="float">
            <text:p>0,871993098642954</text:p>
          </table:table-cell>
          <table:table-cell table:style-name="Default" office:value-type="float" office:value="578" calcext:value-type="float">
            <text:p>578</text:p>
          </table:table-cell>
          <table:table-cell table:style-name="Default" office:value-type="float" office:value="15.1012454032898" calcext:value-type="float">
            <text:p>15,1012454032898</text:p>
          </table:table-cell>
          <table:table-cell table:style-name="Default" office:value-type="float" office:value="0.547704634045159" calcext:value-type="float">
            <text:p>0,547704634045159</text:p>
          </table:table-cell>
          <table:table-cell table:style-name="Default" office:value-type="float" office:value="0.911878724072349" calcext:value-type="float">
            <text:p>0,911878724072349</text:p>
          </table:table-cell>
          <table:table-cell table:style-name="Default" office:value-type="float" office:value="0.899723022227122" calcext:value-type="float">
            <text:p>0,899723022227122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15.1051185131073" calcext:value-type="float">
            <text:p>15,1051185131073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69601202011108" calcext:value-type="float">
            <text:p>5,69601202011108</text:p>
          </table:table-cell>
          <table:table-cell table:style-name="Default" office:value-type="float" office:value="0.42844822212938" calcext:value-type="float">
            <text:p>0,42844822212938</text:p>
          </table:table-cell>
          <table:table-cell table:style-name="Default" office:value-type="float" office:value="0.651768447710019" calcext:value-type="float">
            <text:p>0,651768447710019</text:p>
          </table:table-cell>
          <table:table-cell table:style-name="Default" office:value-type="float" office:value="0.938793414873303" calcext:value-type="float">
            <text:p>0,938793414873303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7.32754731178284" calcext:value-type="float">
            <text:p>7,32754731178284</text:p>
          </table:table-cell>
          <table:table-cell table:style-name="Default" office:value-type="float" office:value="0.581691809166842" calcext:value-type="float">
            <text:p>0,581691809166842</text:p>
          </table:table-cell>
          <table:table-cell table:style-name="Default" office:value-type="float" office:value="0.641528595790361" calcext:value-type="float">
            <text:p>0,641528595790361</text:p>
          </table:table-cell>
          <table:table-cell table:style-name="Default" office:value-type="float" office:value="0.948466064542412" calcext:value-type="float">
            <text:p>0,948466064542412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7.87143993377686" calcext:value-type="float">
            <text:p>7,87143993377686</text:p>
          </table:table-cell>
          <table:table-cell table:style-name="Default" office:value-type="float" office:value="0.366836118016539" calcext:value-type="float">
            <text:p>0,366836118016539</text:p>
          </table:table-cell>
          <table:table-cell table:style-name="Default" office:value-type="float" office:value="0.638067393820798" calcext:value-type="float">
            <text:p>0,638067393820798</text:p>
          </table:table-cell>
          <table:table-cell table:style-name="Default" office:value-type="float" office:value="0.941154098573552" calcext:value-type="float">
            <text:p>0,941154098573552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7.52088832855225" calcext:value-type="float">
            <text:p>7,52088832855225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3852779865265" calcext:value-type="float">
            <text:p>20,3852779865265</text:p>
          </table:table-cell>
          <table:table-cell table:style-name="Default" office:value-type="float" office:value="2.46149205835693" calcext:value-type="float">
            <text:p>2,46149205835693</text:p>
          </table:table-cell>
          <table:table-cell table:style-name="Default" office:value-type="float" office:value="0.817983135392494" calcext:value-type="float">
            <text:p>0,817983135392494</text:p>
          </table:table-cell>
          <table:table-cell table:style-name="Default" office:value-type="float" office:value="0.926887383426653" calcext:value-type="float">
            <text:p>0,926887383426653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309506893158" calcext:value-type="float">
            <text:p>20,1309506893158</text:p>
          </table:table-cell>
          <table:table-cell table:style-name="Default" office:value-type="float" office:value="1.65419796763062" calcext:value-type="float">
            <text:p>1,65419796763062</text:p>
          </table:table-cell>
          <table:table-cell table:style-name="Default" office:value-type="float" office:value="0.832260986890783" calcext:value-type="float">
            <text:p>0,832260986890783</text:p>
          </table:table-cell>
          <table:table-cell table:style-name="Default" office:value-type="float" office:value="0.931549781459473" calcext:value-type="float">
            <text:p>0,931549781459473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330089569092" calcext:value-type="float">
            <text:p>20,1330089569092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73753431850503" calcext:value-type="float">
            <text:p>0,673753431850503</text:p>
          </table:table-cell>
          <table:table-cell table:style-name="Default" office:value-type="float" office:value="0.916381605647999" calcext:value-type="float">
            <text:p>0,91638160564799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2545483112335" calcext:value-type="float">
            <text:p>20,2545483112335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286930084229" calcext:value-type="float">
            <text:p>25,7286930084229</text:p>
          </table:table-cell>
          <table:table-cell table:style-name="Default" office:value-type="float" office:value="1.01573492732601" calcext:value-type="float">
            <text:p>1,01573492732601</text:p>
          </table:table-cell>
          <table:table-cell table:style-name="Default" office:value-type="float" office:value="0.839558136969753" calcext:value-type="float">
            <text:p>0,839558136969753</text:p>
          </table:table-cell>
          <table:table-cell table:style-name="Default" office:value-type="float" office:value="0.954897178276533" calcext:value-type="float">
            <text:p>0,954897178276533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632685661316" calcext:value-type="float">
            <text:p>25,6632685661316</text:p>
          </table:table-cell>
          <table:table-cell table:style-name="Default" office:value-type="float" office:value="1.0376574570383" calcext:value-type="float">
            <text:p>1,0376574570383</text:p>
          </table:table-cell>
          <table:table-cell table:style-name="Default" office:value-type="float" office:value="0.837342914857813" calcext:value-type="float">
            <text:p>0,837342914857813</text:p>
          </table:table-cell>
          <table:table-cell table:style-name="Default" office:value-type="float" office:value="0.95007483978041" calcext:value-type="float">
            <text:p>0,95007483978041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702722549438" calcext:value-type="float">
            <text:p>25,7702722549438</text:p>
          </table:table-cell>
          <table:table-cell table:style-name="Default" office:value-type="float" office:value="1.69522795749361" calcext:value-type="float">
            <text:p>1,69522795749361</text:p>
          </table:table-cell>
          <table:table-cell table:style-name="Default" office:value-type="float" office:value="0.804384409168135" calcext:value-type="float">
            <text:p>0,804384409168135</text:p>
          </table:table-cell>
          <table:table-cell table:style-name="Default" office:value-type="float" office:value="0.946955920739195" calcext:value-type="float">
            <text:p>0,946955920739195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89707660675" calcext:value-type="float">
            <text:p>25,789707660675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074671268463" calcext:value-type="float">
            <text:p>10,9074671268463</text:p>
          </table:table-cell>
          <table:table-cell table:style-name="Default" office:value-type="float" office:value="1.88960740965432" calcext:value-type="float">
            <text:p>1,88960740965432</text:p>
          </table:table-cell>
          <table:table-cell table:style-name="Default" office:value-type="float" office:value="0.899381744531358" calcext:value-type="float">
            <text:p>0,899381744531358</text:p>
          </table:table-cell>
          <table:table-cell table:style-name="Default" office:value-type="float" office:value="0.875972860416553" calcext:value-type="float">
            <text:p>0,875972860416553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093854427338" calcext:value-type="float">
            <text:p>10,9093854427338</text:p>
          </table:table-cell>
          <table:table-cell table:style-name="Default" office:value-type="float" office:value="1.56855529959179" calcext:value-type="float">
            <text:p>1,56855529959179</text:p>
          </table:table-cell>
          <table:table-cell table:style-name="Default" office:value-type="float" office:value="0.90433229958139" calcext:value-type="float">
            <text:p>0,90433229958139</text:p>
          </table:table-cell>
          <table:table-cell table:style-name="Default" office:value-type="float" office:value="0.873707291681062" calcext:value-type="float">
            <text:p>0,873707291681062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0.9212830066681" calcext:value-type="float">
            <text:p>10,9212830066681</text:p>
          </table:table-cell>
          <table:table-cell table:style-name="Default" office:value-type="float" office:value="2.39843147347899" calcext:value-type="float">
            <text:p>2,39843147347899</text:p>
          </table:table-cell>
          <table:table-cell table:style-name="Default" office:value-type="float" office:value="0.888319600146674" calcext:value-type="float">
            <text:p>0,888319600146674</text:p>
          </table:table-cell>
          <table:table-cell table:style-name="Default" office:value-type="float" office:value="0.859054099334979" calcext:value-type="float">
            <text:p>0,859054099334979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0.9405138492584" calcext:value-type="float">
            <text:p>10,9405138492584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071935653687" calcext:value-type="float">
            <text:p>15,0071935653687</text:p>
          </table:table-cell>
          <table:table-cell table:style-name="Default" office:value-type="float" office:value="0.667863533943495" calcext:value-type="float">
            <text:p>0,667863533943495</text:p>
          </table:table-cell>
          <table:table-cell table:style-name="Default" office:value-type="float" office:value="0.905101369804287" calcext:value-type="float">
            <text:p>0,905101369804287</text:p>
          </table:table-cell>
          <table:table-cell table:style-name="Default" office:value-type="float" office:value="0.887898721608539" calcext:value-type="float">
            <text:p>0,887898721608539</text:p>
          </table:table-cell>
          <table:table-cell table:style-name="Default" office:value-type="float" office:value="578" calcext:value-type="float">
            <text:p>578</text:p>
          </table:table-cell>
          <table:table-cell table:style-name="Default" office:value-type="float" office:value="14.9444680213928" calcext:value-type="float">
            <text:p>14,9444680213928</text:p>
          </table:table-cell>
          <table:table-cell table:style-name="Default" office:value-type="float" office:value="1.27683608389817" calcext:value-type="float">
            <text:p>1,27683608389817</text:p>
          </table:table-cell>
          <table:table-cell table:style-name="Default" office:value-type="float" office:value="0.902973755140818" calcext:value-type="float">
            <text:p>0,902973755140818</text:p>
          </table:table-cell>
          <table:table-cell table:style-name="Default" office:value-type="float" office:value="0.868380055125877" calcext:value-type="float">
            <text:p>0,868380055125877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021467208862" calcext:value-type="float">
            <text:p>15,0021467208862</text:p>
          </table:table-cell>
          <table:table-cell table:style-name="Default" office:value-type="float" office:value="1.20410996824253" calcext:value-type="float">
            <text:p>1,20410996824253</text:p>
          </table:table-cell>
          <table:table-cell table:style-name="Default" office:value-type="float" office:value="0.912742120677711" calcext:value-type="float">
            <text:p>0,912742120677711</text:p>
          </table:table-cell>
          <table:table-cell table:style-name="Default" office:value-type="float" office:value="0.904815994871988" calcext:value-type="float">
            <text:p>0,904815994871988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4.9828104972839" calcext:value-type="float">
            <text:p>14,9828104972839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98431015014648" calcext:value-type="float">
            <text:p>5,98431015014648</text:p>
          </table:table-cell>
          <table:table-cell table:style-name="Default" office:value-type="float" office:value="0.37398794886005" calcext:value-type="float">
            <text:p>0,37398794886005</text:p>
          </table:table-cell>
          <table:table-cell table:style-name="Default" office:value-type="float" office:value="0.648969888473417" calcext:value-type="float">
            <text:p>0,648969888473417</text:p>
          </table:table-cell>
          <table:table-cell table:style-name="Default" office:value-type="float" office:value="0.938602872355298" calcext:value-type="float">
            <text:p>0,938602872355298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6.96354365348816" calcext:value-type="float">
            <text:p>6,96354365348816</text:p>
          </table:table-cell>
          <table:table-cell table:style-name="Default" office:value-type="float" office:value="0.335854411733516" calcext:value-type="float">
            <text:p>0,335854411733516</text:p>
          </table:table-cell>
          <table:table-cell table:style-name="Default" office:value-type="float" office:value="0.651326989635158" calcext:value-type="float">
            <text:p>0,651326989635158</text:p>
          </table:table-cell>
          <table:table-cell table:style-name="Default" office:value-type="float" office:value="0.940341947639268" calcext:value-type="float">
            <text:p>0,940341947639268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6.73683857917786" calcext:value-type="float">
            <text:p>6,73683857917786</text:p>
          </table:table-cell>
          <table:table-cell table:style-name="Default" office:value-type="float" office:value="0.621497214884888" calcext:value-type="float">
            <text:p>0,621497214884888</text:p>
          </table:table-cell>
          <table:table-cell table:style-name="Default" office:value-type="float" office:value="0.643932647435384" calcext:value-type="float">
            <text:p>0,643932647435384</text:p>
          </table:table-cell>
          <table:table-cell table:style-name="Default" office:value-type="float" office:value="0.941375329053711" calcext:value-type="float">
            <text:p>0,941375329053711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7.84902763366699" calcext:value-type="float">
            <text:p>7,84902763366699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3470826148987" calcext:value-type="float">
            <text:p>20,3470826148987</text:p>
          </table:table-cell>
          <table:table-cell table:style-name="Default" office:value-type="float" office:value="2.49408428488155" calcext:value-type="float">
            <text:p>2,49408428488155</text:p>
          </table:table-cell>
          <table:table-cell table:style-name="Default" office:value-type="float" office:value="0.810267184969224" calcext:value-type="float">
            <text:p>0,810267184969224</text:p>
          </table:table-cell>
          <table:table-cell table:style-name="Default" office:value-type="float" office:value="0.921702346088096" calcext:value-type="float">
            <text:p>0,921702346088096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43628692627" calcext:value-type="float">
            <text:p>20,043628692627</text:p>
          </table:table-cell>
          <table:table-cell table:style-name="Default" office:value-type="float" office:value="2.25263956415676" calcext:value-type="float">
            <text:p>2,25263956415676</text:p>
          </table:table-cell>
          <table:table-cell table:style-name="Default" office:value-type="float" office:value="0.816536322669428" calcext:value-type="float">
            <text:p>0,816536322669428</text:p>
          </table:table-cell>
          <table:table-cell table:style-name="Default" office:value-type="float" office:value="0.917312781898833" calcext:value-type="float">
            <text:p>0,917312781898833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822862625122" calcext:value-type="float">
            <text:p>20,1822862625122</text:p>
          </table:table-cell>
          <table:table-cell table:style-name="Default" office:value-type="float" office:value="1.64618445859454" calcext:value-type="float">
            <text:p>1,64618445859454</text:p>
          </table:table-cell>
          <table:table-cell table:style-name="Default" office:value-type="float" office:value="0.8226127211166" calcext:value-type="float">
            <text:p>0,8226127211166</text:p>
          </table:table-cell>
          <table:table-cell table:style-name="Default" office:value-type="float" office:value="0.92542767585382" calcext:value-type="float">
            <text:p>0,92542767585382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47796869278" calcext:value-type="float">
            <text:p>20,147796869278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718883514404" calcext:value-type="float">
            <text:p>25,6718883514404</text:p>
          </table:table-cell>
          <table:table-cell table:style-name="Default" office:value-type="float" office:value="1.01474992565077" calcext:value-type="float">
            <text:p>1,01474992565077</text:p>
          </table:table-cell>
          <table:table-cell table:style-name="Default" office:value-type="float" office:value="0.840040945152915" calcext:value-type="float">
            <text:p>0,840040945152915</text:p>
          </table:table-cell>
          <table:table-cell table:style-name="Default" office:value-type="float" office:value="0.95664459476981" calcext:value-type="float">
            <text:p>0,95664459476981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253028869629" calcext:value-type="float">
            <text:p>25,5253028869629</text:p>
          </table:table-cell>
          <table:table-cell table:style-name="Default" office:value-type="float" office:value="1.34951336059721" calcext:value-type="float">
            <text:p>1,34951336059721</text:p>
          </table:table-cell>
          <table:table-cell table:style-name="Default" office:value-type="float" office:value="0.837501473539049" calcext:value-type="float">
            <text:p>0,837501473539049</text:p>
          </table:table-cell>
          <table:table-cell table:style-name="Default" office:value-type="float" office:value="0.952986694685715" calcext:value-type="float">
            <text:p>0,952986694685715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470390796661" calcext:value-type="float">
            <text:p>25,7470390796661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82865941930954" calcext:value-type="float">
            <text:p>0,682865941930954</text:p>
          </table:table-cell>
          <table:table-cell table:style-name="Default" office:value-type="float" office:value="0.929472714813829" calcext:value-type="float">
            <text:p>0,92947271481382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277309417725" calcext:value-type="float">
            <text:p>25,5277309417725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8926293849945" calcext:value-type="float">
            <text:p>10,8926293849945</text:p>
          </table:table-cell>
          <table:table-cell table:style-name="Default" office:value-type="float" office:value="2.00327761573812" calcext:value-type="float">
            <text:p>2,00327761573812</text:p>
          </table:table-cell>
          <table:table-cell table:style-name="Default" office:value-type="float" office:value="0.88670000157375" calcext:value-type="float">
            <text:p>0,88670000157375</text:p>
          </table:table-cell>
          <table:table-cell table:style-name="Default" office:value-type="float" office:value="0.911015671210842" calcext:value-type="float">
            <text:p>0,911015671210842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141089916229" calcext:value-type="float">
            <text:p>10,9141089916229</text:p>
          </table:table-cell>
          <table:table-cell table:style-name="Default" office:value-type="float" office:value="1.81386024764319" calcext:value-type="float">
            <text:p>1,81386024764319</text:p>
          </table:table-cell>
          <table:table-cell table:style-name="Default" office:value-type="float" office:value="0.894290803668011" calcext:value-type="float">
            <text:p>0,894290803668011</text:p>
          </table:table-cell>
          <table:table-cell table:style-name="Default" office:value-type="float" office:value="0.875845085147411" calcext:value-type="float">
            <text:p>0,875845085147411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209389686584" calcext:value-type="float">
            <text:p>10,9209389686584</text:p>
          </table:table-cell>
          <table:table-cell table:style-name="Default" office:value-type="float" office:value="2.11675189394618" calcext:value-type="float">
            <text:p>2,11675189394618</text:p>
          </table:table-cell>
          <table:table-cell table:style-name="Default" office:value-type="float" office:value="0.893570633070435" calcext:value-type="float">
            <text:p>0,893570633070435</text:p>
          </table:table-cell>
          <table:table-cell table:style-name="Default" office:value-type="float" office:value="0.852130460360173" calcext:value-type="float">
            <text:p>0,852130460360173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164011478424" calcext:value-type="float">
            <text:p>10,9164011478424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4.9944400787354" calcext:value-type="float">
            <text:p>14,9944400787354</text:p>
          </table:table-cell>
          <table:table-cell table:style-name="Default" office:value-type="float" office:value="1.15899626581503" calcext:value-type="float">
            <text:p>1,15899626581503</text:p>
          </table:table-cell>
          <table:table-cell table:style-name="Default" office:value-type="float" office:value="0.910028152069764" calcext:value-type="float">
            <text:p>0,910028152069764</text:p>
          </table:table-cell>
          <table:table-cell table:style-name="Default" office:value-type="float" office:value="0.892096726347116" calcext:value-type="float">
            <text:p>0,892096726347116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14.9360036849976" calcext:value-type="float">
            <text:p>14,9360036849976</text:p>
          </table:table-cell>
          <table:table-cell table:style-name="Default" office:value-type="float" office:value="0.999707560178909" calcext:value-type="float">
            <text:p>0,999707560178909</text:p>
          </table:table-cell>
          <table:table-cell table:style-name="Default" office:value-type="float" office:value="0.911067597134024" calcext:value-type="float">
            <text:p>0,911067597134024</text:p>
          </table:table-cell>
          <table:table-cell table:style-name="Default" office:value-type="float" office:value="0.901188887970626" calcext:value-type="float">
            <text:p>0,901188887970626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4.9440751075745" calcext:value-type="float">
            <text:p>14,9440751075745</text:p>
          </table:table-cell>
          <table:table-cell table:style-name="Default" office:value-type="float" office:value="1.61026756641193" calcext:value-type="float">
            <text:p>1,61026756641193</text:p>
          </table:table-cell>
          <table:table-cell table:style-name="Default" office:value-type="float" office:value="0.878077799591879" calcext:value-type="float">
            <text:p>0,878077799591879</text:p>
          </table:table-cell>
          <table:table-cell table:style-name="Default" office:value-type="float" office:value="0.828985017048935" calcext:value-type="float">
            <text:p>0,828985017048935</text:p>
          </table:table-cell>
          <table:table-cell table:style-name="Default" office:value-type="float" office:value="570" calcext:value-type="float">
            <text:p>570</text:p>
          </table:table-cell>
          <table:table-cell table:style-name="Default" office:value-type="float" office:value="14.9169631004334" calcext:value-type="float">
            <text:p>14,9169631004334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93656015396118" calcext:value-type="float">
            <text:p>5,93656015396118</text:p>
          </table:table-cell>
          <table:table-cell table:style-name="Default" office:value-type="float" office:value="0.389531052299178" calcext:value-type="float">
            <text:p>0,389531052299178</text:p>
          </table:table-cell>
          <table:table-cell table:style-name="Default" office:value-type="float" office:value="0.652076556030304" calcext:value-type="float">
            <text:p>0,652076556030304</text:p>
          </table:table-cell>
          <table:table-cell table:style-name="Default" office:value-type="float" office:value="0.940077042796076" calcext:value-type="float">
            <text:p>0,940077042796076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6.33153748512268" calcext:value-type="float">
            <text:p>6,33153748512268</text:p>
          </table:table-cell>
          <table:table-cell table:style-name="Default" office:value-type="float" office:value="0.433755401947518" calcext:value-type="float">
            <text:p>0,433755401947518</text:p>
          </table:table-cell>
          <table:table-cell table:style-name="Default" office:value-type="float" office:value="0.65295822742278" calcext:value-type="float">
            <text:p>0,65295822742278</text:p>
          </table:table-cell>
          <table:table-cell table:style-name="Default" office:value-type="float" office:value="0.941763595069198" calcext:value-type="float">
            <text:p>0,941763595069198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7.35039854049683" calcext:value-type="float">
            <text:p>7,35039854049683</text:p>
          </table:table-cell>
          <table:table-cell table:style-name="Default" office:value-type="float" office:value="0.396553420552573" calcext:value-type="float">
            <text:p>0,396553420552573</text:p>
          </table:table-cell>
          <table:table-cell table:style-name="Default" office:value-type="float" office:value="0.646475572879707" calcext:value-type="float">
            <text:p>0,646475572879707</text:p>
          </table:table-cell>
          <table:table-cell table:style-name="Default" office:value-type="float" office:value="0.943142400386089" calcext:value-type="float">
            <text:p>0,943142400386089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8.27392625808716" calcext:value-type="float">
            <text:p>8,27392625808716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1.2871208190918" calcext:value-type="float">
            <text:p>21,2871208190918</text:p>
          </table:table-cell>
          <table:table-cell table:style-name="Default" office:value-type="float" office:value="1.46841633159666" calcext:value-type="float">
            <text:p>1,46841633159666</text:p>
          </table:table-cell>
          <table:table-cell table:style-name="Default" office:value-type="float" office:value="0.83331638036931" calcext:value-type="float">
            <text:p>0,83331638036931</text:p>
          </table:table-cell>
          <table:table-cell table:style-name="Default" office:value-type="float" office:value="0.931198970284645" calcext:value-type="float">
            <text:p>0,931198970284645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2229290008545" calcext:value-type="float">
            <text:p>20,2229290008545</text:p>
          </table:table-cell>
          <table:table-cell table:style-name="Default" office:value-type="float" office:value="2.83054035966038" calcext:value-type="float">
            <text:p>2,83054035966038</text:p>
          </table:table-cell>
          <table:table-cell table:style-name="Default" office:value-type="float" office:value="0.798824750060914" calcext:value-type="float">
            <text:p>0,798824750060914</text:p>
          </table:table-cell>
          <table:table-cell table:style-name="Default" office:value-type="float" office:value="0.913319073034421" calcext:value-type="float">
            <text:p>0,913319073034421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008195877075" calcext:value-type="float">
            <text:p>20,1008195877075</text:p>
          </table:table-cell>
          <table:table-cell table:style-name="Default" office:value-type="float" office:value="1.53989159860286" calcext:value-type="float">
            <text:p>1,53989159860286</text:p>
          </table:table-cell>
          <table:table-cell table:style-name="Default" office:value-type="float" office:value="0.830181233075387" calcext:value-type="float">
            <text:p>0,830181233075387</text:p>
          </table:table-cell>
          <table:table-cell table:style-name="Default" office:value-type="float" office:value="0.930034521915841" calcext:value-type="float">
            <text:p>0,930034521915841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992712974548" calcext:value-type="float">
            <text:p>20,0992712974548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8473017215729" calcext:value-type="float">
            <text:p>25,8473017215729</text:p>
          </table:table-cell>
          <table:table-cell table:style-name="Default" office:value-type="float" office:value="0.967078611557038" calcext:value-type="float">
            <text:p>0,967078611557038</text:p>
          </table:table-cell>
          <table:table-cell table:style-name="Default" office:value-type="float" office:value="0.839473319547867" calcext:value-type="float">
            <text:p>0,839473319547867</text:p>
          </table:table-cell>
          <table:table-cell table:style-name="Default" office:value-type="float" office:value="0.953583517028916" calcext:value-type="float">
            <text:p>0,953583517028916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709336280823" calcext:value-type="float">
            <text:p>25,7709336280823</text:p>
          </table:table-cell>
          <table:table-cell table:style-name="Default" office:value-type="float" office:value="1.09077333765175" calcext:value-type="float">
            <text:p>1,09077333765175</text:p>
          </table:table-cell>
          <table:table-cell table:style-name="Default" office:value-type="float" office:value="0.840403433500331" calcext:value-type="float">
            <text:p>0,840403433500331</text:p>
          </table:table-cell>
          <table:table-cell table:style-name="Default" office:value-type="float" office:value="0.954150365994462" calcext:value-type="float">
            <text:p>0,954150365994462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582527160645" calcext:value-type="float">
            <text:p>25,6582527160645</text:p>
          </table:table-cell>
          <table:table-cell table:style-name="Default" office:value-type="float" office:value="0.565812989053458" calcext:value-type="float">
            <text:p>0,565812989053458</text:p>
          </table:table-cell>
          <table:table-cell table:style-name="Default" office:value-type="float" office:value="0.840773628631928" calcext:value-type="float">
            <text:p>0,840773628631928</text:p>
          </table:table-cell>
          <table:table-cell table:style-name="Default" office:value-type="float" office:value="0.946792876998773" calcext:value-type="float">
            <text:p>0,946792876998773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09061384201" calcext:value-type="float">
            <text:p>25,709061384201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1.0023441314697" calcext:value-type="float">
            <text:p>11,0023441314697</text:p>
          </table:table-cell>
          <table:table-cell table:style-name="Default" office:value-type="float" office:value="1.55287567206958" calcext:value-type="float">
            <text:p>1,55287567206958</text:p>
          </table:table-cell>
          <table:table-cell table:style-name="Default" office:value-type="float" office:value="0.898861779891109" calcext:value-type="float">
            <text:p>0,898861779891109</text:p>
          </table:table-cell>
          <table:table-cell table:style-name="Default" office:value-type="float" office:value="0.876169917858644" calcext:value-type="float">
            <text:p>0,876169917858644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1.0301673412323" calcext:value-type="float">
            <text:p>11,0301673412323</text:p>
          </table:table-cell>
          <table:table-cell table:style-name="Default" office:value-type="float" office:value="1.85996977952419" calcext:value-type="float">
            <text:p>1,85996977952419</text:p>
          </table:table-cell>
          <table:table-cell table:style-name="Default" office:value-type="float" office:value="0.874352188357429" calcext:value-type="float">
            <text:p>0,874352188357429</text:p>
          </table:table-cell>
          <table:table-cell table:style-name="Default" office:value-type="float" office:value="0.88896460006485" calcext:value-type="float">
            <text:p>0,88896460006485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866056442261" calcext:value-type="float">
            <text:p>10,9866056442261</text:p>
          </table:table-cell>
          <table:table-cell table:style-name="Default" office:value-type="float" office:value="2.12406523511204" calcext:value-type="float">
            <text:p>2,12406523511204</text:p>
          </table:table-cell>
          <table:table-cell table:style-name="Default" office:value-type="float" office:value="0.894406504066063" calcext:value-type="float">
            <text:p>0,894406504066063</text:p>
          </table:table-cell>
          <table:table-cell table:style-name="Default" office:value-type="float" office:value="0.819858562477194" calcext:value-type="float">
            <text:p>0,819858562477194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1.0043907165527" calcext:value-type="float">
            <text:p>11,0043907165527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652987957001" calcext:value-type="float">
            <text:p>15,0652987957001</text:p>
          </table:table-cell>
          <table:table-cell table:style-name="Default" office:value-type="float" office:value="0.68497408637516" calcext:value-type="float">
            <text:p>0,68497408637516</text:p>
          </table:table-cell>
          <table:table-cell table:style-name="Default" office:value-type="float" office:value="0.904573987356687" calcext:value-type="float">
            <text:p>0,904573987356687</text:p>
          </table:table-cell>
          <table:table-cell table:style-name="Default" office:value-type="float" office:value="0.888354179899927" calcext:value-type="float">
            <text:p>0,888354179899927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504441261292" calcext:value-type="float">
            <text:p>15,0504441261292</text:p>
          </table:table-cell>
          <table:table-cell table:style-name="Default" office:value-type="float" office:value="2.02868971094326" calcext:value-type="float">
            <text:p>2,02868971094326</text:p>
          </table:table-cell>
          <table:table-cell table:style-name="Default" office:value-type="float" office:value="0.888614805685401" calcext:value-type="float">
            <text:p>0,888614805685401</text:p>
          </table:table-cell>
          <table:table-cell table:style-name="Default" office:value-type="float" office:value="0.85871990604815" calcext:value-type="float">
            <text:p>0,85871990604815</text:p>
          </table:table-cell>
          <table:table-cell table:style-name="Default" office:value-type="float" office:value="570" calcext:value-type="float">
            <text:p>570</text:p>
          </table:table-cell>
          <table:table-cell table:style-name="Default" office:value-type="float" office:value="14.9846262931824" calcext:value-type="float">
            <text:p>14,9846262931824</text:p>
          </table:table-cell>
          <table:table-cell table:style-name="Default" office:value-type="float" office:value="0.651879681541047" calcext:value-type="float">
            <text:p>0,651879681541047</text:p>
          </table:table-cell>
          <table:table-cell table:style-name="Default" office:value-type="float" office:value="0.887731292821488" calcext:value-type="float">
            <text:p>0,887731292821488</text:p>
          </table:table-cell>
          <table:table-cell table:style-name="Default" office:value-type="float" office:value="0.852443650317081" calcext:value-type="float">
            <text:p>0,852443650317081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5.0761635303497" calcext:value-type="float">
            <text:p>15,0761635303497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88750219345093" calcext:value-type="float">
            <text:p>5,88750219345093</text:p>
          </table:table-cell>
          <table:table-cell table:style-name="Default" office:value-type="float" office:value="0.529145444434708" calcext:value-type="float">
            <text:p>0,529145444434708</text:p>
          </table:table-cell>
          <table:table-cell table:style-name="Default" office:value-type="float" office:value="0.649814542339235" calcext:value-type="float">
            <text:p>0,649814542339235</text:p>
          </table:table-cell>
          <table:table-cell table:style-name="Default" office:value-type="float" office:value="0.943291729291575" calcext:value-type="float">
            <text:p>0,94329172929157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6.10512614250183" calcext:value-type="float">
            <text:p>6,10512614250183</text:p>
          </table:table-cell>
          <table:table-cell table:style-name="Default" office:value-type="float" office:value="0.560341372172062" calcext:value-type="float">
            <text:p>0,560341372172062</text:p>
          </table:table-cell>
          <table:table-cell table:style-name="Default" office:value-type="float" office:value="0.656022424911826" calcext:value-type="float">
            <text:p>0,656022424911826</text:p>
          </table:table-cell>
          <table:table-cell table:style-name="Default" office:value-type="float" office:value="0.948622678950446" calcext:value-type="float">
            <text:p>0,948622678950446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7.5583701133728" calcext:value-type="float">
            <text:p>7,5583701133728</text:p>
          </table:table-cell>
          <table:table-cell table:style-name="Default" office:value-type="float" office:value="0.520892664414937" calcext:value-type="float">
            <text:p>0,520892664414937</text:p>
          </table:table-cell>
          <table:table-cell table:style-name="Default" office:value-type="float" office:value="0.644386121029699" calcext:value-type="float">
            <text:p>0,644386121029699</text:p>
          </table:table-cell>
          <table:table-cell table:style-name="Default" office:value-type="float" office:value="0.945207563873788" calcext:value-type="float">
            <text:p>0,945207563873788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7.42152404785156" calcext:value-type="float">
            <text:p>7,42152404785156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9100210666656" calcext:value-type="float">
            <text:p>20,9100210666656</text:p>
          </table:table-cell>
          <table:table-cell table:style-name="Default" office:value-type="float" office:value="1.92631224173057" calcext:value-type="float">
            <text:p>1,92631224173057</text:p>
          </table:table-cell>
          <table:table-cell table:style-name="Default" office:value-type="float" office:value="0.830860155436602" calcext:value-type="float">
            <text:p>0,830860155436602</text:p>
          </table:table-cell>
          <table:table-cell table:style-name="Default" office:value-type="float" office:value="0.933338167842057" calcext:value-type="float">
            <text:p>0,933338167842057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970709323883" calcext:value-type="float">
            <text:p>20,0970709323883</text:p>
          </table:table-cell>
          <table:table-cell table:style-name="Default" office:value-type="float" office:value="1.94791869860905" calcext:value-type="float">
            <text:p>1,94791869860905</text:p>
          </table:table-cell>
          <table:table-cell table:style-name="Default" office:value-type="float" office:value="0.821293943297194" calcext:value-type="float">
            <text:p>0,821293943297194</text:p>
          </table:table-cell>
          <table:table-cell table:style-name="Default" office:value-type="float" office:value="0.928828693115679" calcext:value-type="float">
            <text:p>0,92882869311567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19.9432284832001" calcext:value-type="float">
            <text:p>19,9432284832001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71568611178808" calcext:value-type="float">
            <text:p>0,671568611178808</text:p>
          </table:table-cell>
          <table:table-cell table:style-name="Default" office:value-type="float" office:value="0.909172362198295" calcext:value-type="float">
            <text:p>0,909172362198295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394172668457" calcext:value-type="float">
            <text:p>20,0394172668457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197972297668" calcext:value-type="float">
            <text:p>25,6197972297668</text:p>
          </table:table-cell>
          <table:table-cell table:style-name="Default" office:value-type="float" office:value="1.0113132182514" calcext:value-type="float">
            <text:p>1,0113132182514</text:p>
          </table:table-cell>
          <table:table-cell table:style-name="Default" office:value-type="float" office:value="0.840822219331794" calcext:value-type="float">
            <text:p>0,840822219331794</text:p>
          </table:table-cell>
          <table:table-cell table:style-name="Default" office:value-type="float" office:value="0.959447745995245" calcext:value-type="float">
            <text:p>0,959447745995245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374162197113" calcext:value-type="float">
            <text:p>25,5374162197113</text:p>
          </table:table-cell>
          <table:table-cell table:style-name="Default" office:value-type="float" office:value="0.639210308289658" calcext:value-type="float">
            <text:p>0,639210308289658</text:p>
          </table:table-cell>
          <table:table-cell table:style-name="Default" office:value-type="float" office:value="0.842359213768473" calcext:value-type="float">
            <text:p>0,842359213768473</text:p>
          </table:table-cell>
          <table:table-cell table:style-name="Default" office:value-type="float" office:value="0.9558057736976" calcext:value-type="float">
            <text:p>0,9558057736976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47928237915" calcext:value-type="float">
            <text:p>25,647928237915</text:p>
          </table:table-cell>
          <table:table-cell table:style-name="Default" office:value-type="float" office:value="0.736523168900961" calcext:value-type="float">
            <text:p>0,736523168900961</text:p>
          </table:table-cell>
          <table:table-cell table:style-name="Default" office:value-type="float" office:value="0.841601274774525" calcext:value-type="float">
            <text:p>0,841601274774525</text:p>
          </table:table-cell>
          <table:table-cell table:style-name="Default" office:value-type="float" office:value="0.949726154570531" calcext:value-type="float">
            <text:p>0,949726154570531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040573120117" calcext:value-type="float">
            <text:p>25,6040573120117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164817333221" calcext:value-type="float">
            <text:p>10,9164817333221</text:p>
          </table:table-cell>
          <table:table-cell table:style-name="Default" office:value-type="float" office:value="2.16522184962813" calcext:value-type="float">
            <text:p>2,16522184962813</text:p>
          </table:table-cell>
          <table:table-cell table:style-name="Default" office:value-type="float" office:value="0.89781225529343" calcext:value-type="float">
            <text:p>0,89781225529343</text:p>
          </table:table-cell>
          <table:table-cell table:style-name="Default" office:value-type="float" office:value="0.867750461606854" calcext:value-type="float">
            <text:p>0,867750461606854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610233306885" calcext:value-type="float">
            <text:p>10,9610233306885</text:p>
          </table:table-cell>
          <table:table-cell table:style-name="Default" office:value-type="float" office:value="1.07654656830921" calcext:value-type="float">
            <text:p>1,07654656830921</text:p>
          </table:table-cell>
          <table:table-cell table:style-name="Default" office:value-type="float" office:value="0.892002261192697" calcext:value-type="float">
            <text:p>0,892002261192697</text:p>
          </table:table-cell>
          <table:table-cell table:style-name="Default" office:value-type="float" office:value="0.881393886552707" calcext:value-type="float">
            <text:p>0,881393886552707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363903999329" calcext:value-type="float">
            <text:p>10,9363903999329</text:p>
          </table:table-cell>
          <table:table-cell table:style-name="Default" office:value-type="float" office:value="1.33891532852623" calcext:value-type="float">
            <text:p>1,33891532852623</text:p>
          </table:table-cell>
          <table:table-cell table:style-name="Default" office:value-type="float" office:value="0.871414527024858" calcext:value-type="float">
            <text:p>0,871414527024858</text:p>
          </table:table-cell>
          <table:table-cell table:style-name="Default" office:value-type="float" office:value="0.866440325274485" calcext:value-type="float">
            <text:p>0,866440325274485</text:p>
          </table:table-cell>
          <table:table-cell table:style-name="Default" office:value-type="float" office:value="336" calcext:value-type="float">
            <text:p>336</text:p>
          </table:table-cell>
          <table:table-cell table:style-name="Default" office:value-type="float" office:value="10.9674706459045" calcext:value-type="float">
            <text:p>10,9674706459045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160961151123" calcext:value-type="float">
            <text:p>15,0160961151123</text:p>
          </table:table-cell>
          <table:table-cell table:style-name="Default" office:value-type="float" office:value="0.886607319488168" calcext:value-type="float">
            <text:p>0,886607319488168</text:p>
          </table:table-cell>
          <table:table-cell table:style-name="Default" office:value-type="float" office:value="0.909342239856564" calcext:value-type="float">
            <text:p>0,909342239856564</text:p>
          </table:table-cell>
          <table:table-cell table:style-name="Default" office:value-type="float" office:value="0.893878752066373" calcext:value-type="float">
            <text:p>0,893878752066373</text:p>
          </table:table-cell>
          <table:table-cell table:style-name="Default" office:value-type="float" office:value="572" calcext:value-type="float">
            <text:p>572</text:p>
          </table:table-cell>
          <table:table-cell table:style-name="Default" office:value-type="float" office:value="14.863525390625" calcext:value-type="float">
            <text:p>14,863525390625</text:p>
          </table:table-cell>
          <table:table-cell table:style-name="Default" office:value-type="float" office:value="0.521551881982425" calcext:value-type="float">
            <text:p>0,521551881982425</text:p>
          </table:table-cell>
          <table:table-cell table:style-name="Default" office:value-type="float" office:value="0.910286909871778" calcext:value-type="float">
            <text:p>0,910286909871778</text:p>
          </table:table-cell>
          <table:table-cell table:style-name="Default" office:value-type="float" office:value="0.891790457130258" calcext:value-type="float">
            <text:p>0,891790457130258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107405185699" calcext:value-type="float">
            <text:p>15,0107405185699</text:p>
          </table:table-cell>
          <table:table-cell table:style-name="Default" office:value-type="float" office:value="1.6413049636555" calcext:value-type="float">
            <text:p>1,6413049636555</text:p>
          </table:table-cell>
          <table:table-cell table:style-name="Default" office:value-type="float" office:value="0.873455345048209" calcext:value-type="float">
            <text:p>0,873455345048209</text:p>
          </table:table-cell>
          <table:table-cell table:style-name="Default" office:value-type="float" office:value="0.839137217359818" calcext:value-type="float">
            <text:p>0,839137217359818</text:p>
          </table:table-cell>
          <table:table-cell table:style-name="Default" office:value-type="float" office:value="573" calcext:value-type="float">
            <text:p>573</text:p>
          </table:table-cell>
          <table:table-cell table:style-name="Default" office:value-type="float" office:value="14.9904186725616" calcext:value-type="float">
            <text:p>14,9904186725616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59362435340881" calcext:value-type="float">
            <text:p>5,59362435340881</text:p>
          </table:table-cell>
          <table:table-cell table:style-name="Default" office:value-type="float" office:value="0.481001350030185" calcext:value-type="float">
            <text:p>0,481001350030185</text:p>
          </table:table-cell>
          <table:table-cell table:style-name="Default" office:value-type="float" office:value="0.654793882368858" calcext:value-type="float">
            <text:p>0,654793882368858</text:p>
          </table:table-cell>
          <table:table-cell table:style-name="Default" office:value-type="float" office:value="0.944748222258007" calcext:value-type="float">
            <text:p>0,944748222258007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7.53625226020813" calcext:value-type="float">
            <text:p>7,53625226020813</text:p>
          </table:table-cell>
          <table:table-cell table:style-name="Default" office:value-type="float" office:value="0.613186241160014" calcext:value-type="float">
            <text:p>0,613186241160014</text:p>
          </table:table-cell>
          <table:table-cell table:style-name="Default" office:value-type="float" office:value="0.644248166226152" calcext:value-type="float">
            <text:p>0,644248166226152</text:p>
          </table:table-cell>
          <table:table-cell table:style-name="Default" office:value-type="float" office:value="0.93995292342723" calcext:value-type="float">
            <text:p>0,93995292342723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6.73896265029907" calcext:value-type="float">
            <text:p>6,73896265029907</text:p>
          </table:table-cell>
          <table:table-cell table:style-name="Default" office:value-type="float" office:value="0.337225137192133" calcext:value-type="float">
            <text:p>0,337225137192133</text:p>
          </table:table-cell>
          <table:table-cell table:style-name="Default" office:value-type="float" office:value="0.649212518622589" calcext:value-type="float">
            <text:p>0,649212518622589</text:p>
          </table:table-cell>
          <table:table-cell table:style-name="Default" office:value-type="float" office:value="0.94706330835434" calcext:value-type="float">
            <text:p>0,9470633083543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7.76548147201538" calcext:value-type="float">
            <text:p>7,76548147201538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2.5107772350311" calcext:value-type="float">
            <text:p>22,5107772350311</text:p>
          </table:table-cell>
          <table:table-cell table:style-name="Default" office:value-type="float" office:value="2.34755535242881" calcext:value-type="float">
            <text:p>2,34755535242881</text:p>
          </table:table-cell>
          <table:table-cell table:style-name="Default" office:value-type="float" office:value="0.826002918907888" calcext:value-type="float">
            <text:p>0,826002918907888</text:p>
          </table:table-cell>
          <table:table-cell table:style-name="Default" office:value-type="float" office:value="0.931028346952463" calcext:value-type="float">
            <text:p>0,931028346952463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301000118256" calcext:value-type="float">
            <text:p>20,1301000118256</text:p>
          </table:table-cell>
          <table:table-cell table:style-name="Default" office:value-type="float" office:value="0.952043413275292" calcext:value-type="float">
            <text:p>0,952043413275292</text:p>
          </table:table-cell>
          <table:table-cell table:style-name="Default" office:value-type="float" office:value="0.835641552025851" calcext:value-type="float">
            <text:p>0,835641552025851</text:p>
          </table:table-cell>
          <table:table-cell table:style-name="Default" office:value-type="float" office:value="0.931056822783101" calcext:value-type="float">
            <text:p>0,931056822783101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210968494415" calcext:value-type="float">
            <text:p>20,1210968494415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72389885806884" calcext:value-type="float">
            <text:p>0,672389885806884</text:p>
          </table:table-cell>
          <table:table-cell table:style-name="Default" office:value-type="float" office:value="0.91213927040658" calcext:value-type="float">
            <text:p>0,91213927040658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3065736293793" calcext:value-type="float">
            <text:p>20,3065736293793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592504024506" calcext:value-type="float">
            <text:p>25,7592504024506</text:p>
          </table:table-cell>
          <table:table-cell table:style-name="Default" office:value-type="float" office:value="1.02647319683749" calcext:value-type="float">
            <text:p>1,02647319683749</text:p>
          </table:table-cell>
          <table:table-cell table:style-name="Default" office:value-type="float" office:value="0.839016348966835" calcext:value-type="float">
            <text:p>0,839016348966835</text:p>
          </table:table-cell>
          <table:table-cell table:style-name="Default" office:value-type="float" office:value="0.953001241645786" calcext:value-type="float">
            <text:p>0,953001241645786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423072814941" calcext:value-type="float">
            <text:p>25,6423072814941</text:p>
          </table:table-cell>
          <table:table-cell table:style-name="Default" office:value-type="float" office:value="2.22025958890481" calcext:value-type="float">
            <text:p>2,22025958890481</text:p>
          </table:table-cell>
          <table:table-cell table:style-name="Default" office:value-type="float" office:value="0.813749826483951" calcext:value-type="float">
            <text:p>0,813749826483951</text:p>
          </table:table-cell>
          <table:table-cell table:style-name="Default" office:value-type="float" office:value="0.93893603051025" calcext:value-type="float">
            <text:p>0,93893603051025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9483888149261" calcext:value-type="float">
            <text:p>25,9483888149261</text:p>
          </table:table-cell>
          <table:table-cell table:style-name="Default" office:value-type="float" office:value="0.582014355640703" calcext:value-type="float">
            <text:p>0,582014355640703</text:p>
          </table:table-cell>
          <table:table-cell table:style-name="Default" office:value-type="float" office:value="0.847213413229008" calcext:value-type="float">
            <text:p>0,847213413229008</text:p>
          </table:table-cell>
          <table:table-cell table:style-name="Default" office:value-type="float" office:value="0.949105565346422" calcext:value-type="float">
            <text:p>0,949105565346422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908915042877" calcext:value-type="float">
            <text:p>25,6908915042877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1.0129020214081" calcext:value-type="float">
            <text:p>11,0129020214081</text:p>
          </table:table-cell>
          <table:table-cell table:style-name="Default" office:value-type="float" office:value="1.69455411463412" calcext:value-type="float">
            <text:p>1,69455411463412</text:p>
          </table:table-cell>
          <table:table-cell table:style-name="Default" office:value-type="float" office:value="0.895403568889169" calcext:value-type="float">
            <text:p>0,895403568889169</text:p>
          </table:table-cell>
          <table:table-cell table:style-name="Default" office:value-type="float" office:value="0.830048843086065" calcext:value-type="float">
            <text:p>0,830048843086065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1.0439321994782" calcext:value-type="float">
            <text:p>11,0439321994782</text:p>
          </table:table-cell>
          <table:table-cell table:style-name="Default" office:value-type="float" office:value="2.35271720753084" calcext:value-type="float">
            <text:p>2,35271720753084</text:p>
          </table:table-cell>
          <table:table-cell table:style-name="Default" office:value-type="float" office:value="0.884183881157427" calcext:value-type="float">
            <text:p>0,884183881157427</text:p>
          </table:table-cell>
          <table:table-cell table:style-name="Default" office:value-type="float" office:value="0.817098680025967" calcext:value-type="float">
            <text:p>0,817098680025967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1.0109956264496" calcext:value-type="float">
            <text:p>11,0109956264496</text:p>
          </table:table-cell>
          <table:table-cell table:style-name="Default" office:value-type="float" office:value="1.49411162011614" calcext:value-type="float">
            <text:p>1,49411162011614</text:p>
          </table:table-cell>
          <table:table-cell table:style-name="Default" office:value-type="float" office:value="0.864985624022658" calcext:value-type="float">
            <text:p>0,864985624022658</text:p>
          </table:table-cell>
          <table:table-cell table:style-name="Default" office:value-type="float" office:value="0.846785202375264" calcext:value-type="float">
            <text:p>0,846785202375264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1.0003471374512" calcext:value-type="float">
            <text:p>11,0003471374512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887780189514" calcext:value-type="float">
            <text:p>15,0887780189514</text:p>
          </table:table-cell>
          <table:table-cell table:style-name="Default" office:value-type="float" office:value="1.30788209400767" calcext:value-type="float">
            <text:p>1,30788209400767</text:p>
          </table:table-cell>
          <table:table-cell table:style-name="Default" office:value-type="float" office:value="0.904261266647732" calcext:value-type="float">
            <text:p>0,904261266647732</text:p>
          </table:table-cell>
          <table:table-cell table:style-name="Default" office:value-type="float" office:value="0.887789516791444" calcext:value-type="float">
            <text:p>0,887789516791444</text:p>
          </table:table-cell>
          <table:table-cell table:style-name="Default" office:value-type="float" office:value="574" calcext:value-type="float">
            <text:p>574</text:p>
          </table:table-cell>
          <table:table-cell table:style-name="Default" office:value-type="float" office:value="15.0073175430298" calcext:value-type="float">
            <text:p>15,0073175430298</text:p>
          </table:table-cell>
          <table:table-cell table:style-name="Default" office:value-type="float" office:value="1.58545593816885" calcext:value-type="float">
            <text:p>1,58545593816885</text:p>
          </table:table-cell>
          <table:table-cell table:style-name="Default" office:value-type="float" office:value="0.905575000528822" calcext:value-type="float">
            <text:p>0,905575000528822</text:p>
          </table:table-cell>
          <table:table-cell table:style-name="Default" office:value-type="float" office:value="0.898956684892304" calcext:value-type="float">
            <text:p>0,898956684892304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15.0739336013794" calcext:value-type="float">
            <text:p>15,0739336013794</text:p>
          </table:table-cell>
          <table:table-cell table:style-name="Default" office:value-type="float" office:value="0.922705014957397" calcext:value-type="float">
            <text:p>0,922705014957397</text:p>
          </table:table-cell>
          <table:table-cell table:style-name="Default" office:value-type="float" office:value="0.89146574483057" calcext:value-type="float">
            <text:p>0,89146574483057</text:p>
          </table:table-cell>
          <table:table-cell table:style-name="Default" office:value-type="float" office:value="0.823674279848282" calcext:value-type="float">
            <text:p>0,823674279848282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15.0912675857544" calcext:value-type="float">
            <text:p>15,0912675857544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54176926612854" calcext:value-type="float">
            <text:p>5,54176926612854</text:p>
          </table:table-cell>
          <table:table-cell table:style-name="Default" office:value-type="float" office:value="0.452613184980494" calcext:value-type="float">
            <text:p>0,452613184980494</text:p>
          </table:table-cell>
          <table:table-cell table:style-name="Default" office:value-type="float" office:value="0.651708191606551" calcext:value-type="float">
            <text:p>0,651708191606551</text:p>
          </table:table-cell>
          <table:table-cell table:style-name="Default" office:value-type="float" office:value="0.938102793448868" calcext:value-type="float">
            <text:p>0,938102793448868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6.21593189239502" calcext:value-type="float">
            <text:p>6,21593189239502</text:p>
          </table:table-cell>
          <table:table-cell table:style-name="Default" office:value-type="float" office:value="0.420569141824489" calcext:value-type="float">
            <text:p>0,420569141824489</text:p>
          </table:table-cell>
          <table:table-cell table:style-name="Default" office:value-type="float" office:value="0.649269153768791" calcext:value-type="float">
            <text:p>0,649269153768791</text:p>
          </table:table-cell>
          <table:table-cell table:style-name="Default" office:value-type="float" office:value="0.940033717826808" calcext:value-type="float">
            <text:p>0,940033717826808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6.78958368301392" calcext:value-type="float">
            <text:p>6,78958368301392</text:p>
          </table:table-cell>
          <table:table-cell table:style-name="Default" office:value-type="float" office:value="0.591824414629161" calcext:value-type="float">
            <text:p>0,591824414629161</text:p>
          </table:table-cell>
          <table:table-cell table:style-name="Default" office:value-type="float" office:value="0.650282207759817" calcext:value-type="float">
            <text:p>0,650282207759817</text:p>
          </table:table-cell>
          <table:table-cell table:style-name="Default" office:value-type="float" office:value="0.945241651124004" calcext:value-type="float">
            <text:p>0,945241651124004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8.04471683502197" calcext:value-type="float">
            <text:p>8,04471683502197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1.797411441803" calcext:value-type="float">
            <text:p>21,797411441803</text:p>
          </table:table-cell>
          <table:table-cell table:style-name="Default" office:value-type="float" office:value="1.42869249051162" calcext:value-type="float">
            <text:p>1,42869249051162</text:p>
          </table:table-cell>
          <table:table-cell table:style-name="Default" office:value-type="float" office:value="0.834870993446978" calcext:value-type="float">
            <text:p>0,834870993446978</text:p>
          </table:table-cell>
          <table:table-cell table:style-name="Default" office:value-type="float" office:value="0.936504392345253" calcext:value-type="float">
            <text:p>0,936504392345253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19.9012212753296" calcext:value-type="float">
            <text:p>19,9012212753296</text:p>
          </table:table-cell>
          <table:table-cell table:style-name="Default" office:value-type="float" office:value="1.97096198389549" calcext:value-type="float">
            <text:p>1,97096198389549</text:p>
          </table:table-cell>
          <table:table-cell table:style-name="Default" office:value-type="float" office:value="0.829426526744943" calcext:value-type="float">
            <text:p>0,829426526744943</text:p>
          </table:table-cell>
          <table:table-cell table:style-name="Default" office:value-type="float" office:value="0.932683032130546" calcext:value-type="float">
            <text:p>0,932683032130546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429720878601" calcext:value-type="float">
            <text:p>20,0429720878601</text:p>
          </table:table-cell>
          <table:table-cell table:style-name="Default" office:value-type="float" office:value="2.09900325583858" calcext:value-type="float">
            <text:p>2,09900325583858</text:p>
          </table:table-cell>
          <table:table-cell table:style-name="Default" office:value-type="float" office:value="0.82014414692518" calcext:value-type="float">
            <text:p>0,82014414692518</text:p>
          </table:table-cell>
          <table:table-cell table:style-name="Default" office:value-type="float" office:value="0.927930735772004" calcext:value-type="float">
            <text:p>0,927930735772004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344895362854" calcext:value-type="float">
            <text:p>20,1344895362854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4657101631165" calcext:value-type="float">
            <text:p>25,4657101631165</text:p>
          </table:table-cell>
          <table:table-cell table:style-name="Default" office:value-type="float" office:value="0.601089697373146" calcext:value-type="float">
            <text:p>0,601089697373146</text:p>
          </table:table-cell>
          <table:table-cell table:style-name="Default" office:value-type="float" office:value="0.851057614486382" calcext:value-type="float">
            <text:p>0,851057614486382</text:p>
          </table:table-cell>
          <table:table-cell table:style-name="Default" office:value-type="float" office:value="0.961368830083318" calcext:value-type="float">
            <text:p>0,961368830083318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69554567337" calcext:value-type="float">
            <text:p>25,569554567337</text:p>
          </table:table-cell>
          <table:table-cell table:style-name="Default" office:value-type="float" office:value="1.79336948487143" calcext:value-type="float">
            <text:p>1,79336948487143</text:p>
          </table:table-cell>
          <table:table-cell table:style-name="Default" office:value-type="float" office:value="0.812539375959383" calcext:value-type="float">
            <text:p>0,812539375959383</text:p>
          </table:table-cell>
          <table:table-cell table:style-name="Default" office:value-type="float" office:value="0.940921806465711" calcext:value-type="float">
            <text:p>0,940921806465711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8042283058167" calcext:value-type="float">
            <text:p>25,8042283058167</text:p>
          </table:table-cell>
          <table:table-cell table:style-name="Default" office:value-type="float" office:value="0.806451846260395" calcext:value-type="float">
            <text:p>0,806451846260395</text:p>
          </table:table-cell>
          <table:table-cell table:style-name="Default" office:value-type="float" office:value="0.828920627146127" calcext:value-type="float">
            <text:p>0,828920627146127</text:p>
          </table:table-cell>
          <table:table-cell table:style-name="Default" office:value-type="float" office:value="0.942835192224371" calcext:value-type="float">
            <text:p>0,942835192224371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245370864868" calcext:value-type="float">
            <text:p>25,5245370864868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8910217285156" calcext:value-type="float">
            <text:p>10,8910217285156</text:p>
          </table:table-cell>
          <table:table-cell table:style-name="Default" office:value-type="float" office:value="2.51358617557185" calcext:value-type="float">
            <text:p>2,51358617557185</text:p>
          </table:table-cell>
          <table:table-cell table:style-name="Default" office:value-type="float" office:value="0.89436989839096" calcext:value-type="float">
            <text:p>0,89436989839096</text:p>
          </table:table-cell>
          <table:table-cell table:style-name="Default" office:value-type="float" office:value="0.872381380201022" calcext:value-type="float">
            <text:p>0,872381380201022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8925547599792" calcext:value-type="float">
            <text:p>10,8925547599792</text:p>
          </table:table-cell>
          <table:table-cell table:style-name="Default" office:value-type="float" office:value="1.87264195502385" calcext:value-type="float">
            <text:p>1,87264195502385</text:p>
          </table:table-cell>
          <table:table-cell table:style-name="Default" office:value-type="float" office:value="0.887299289982117" calcext:value-type="float">
            <text:p>0,887299289982117</text:p>
          </table:table-cell>
          <table:table-cell table:style-name="Default" office:value-type="float" office:value="0.831018339394877" calcext:value-type="float">
            <text:p>0,83101833939487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8770475387573" calcext:value-type="float">
            <text:p>10,8770475387573</text:p>
          </table:table-cell>
          <table:table-cell table:style-name="Default" office:value-type="float" office:value="1.89870190683873" calcext:value-type="float">
            <text:p>1,89870190683873</text:p>
          </table:table-cell>
          <table:table-cell table:style-name="Default" office:value-type="float" office:value="0.865872834684197" calcext:value-type="float">
            <text:p>0,865872834684197</text:p>
          </table:table-cell>
          <table:table-cell table:style-name="Default" office:value-type="float" office:value="0.85238618343536" calcext:value-type="float">
            <text:p>0,85238618343536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0.9375569820404" calcext:value-type="float">
            <text:p>10,9375569820404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4.990469455719" calcext:value-type="float">
            <text:p>14,990469455719</text:p>
          </table:table-cell>
          <table:table-cell table:style-name="Default" office:value-type="float" office:value="0.626249605226824" calcext:value-type="float">
            <text:p>0,626249605226824</text:p>
          </table:table-cell>
          <table:table-cell table:style-name="Default" office:value-type="float" office:value="0.896811052592308" calcext:value-type="float">
            <text:p>0,896811052592308</text:p>
          </table:table-cell>
          <table:table-cell table:style-name="Default" office:value-type="float" office:value="0.856875836480319" calcext:value-type="float">
            <text:p>0,856875836480319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4.9267222881317" calcext:value-type="float">
            <text:p>14,9267222881317</text:p>
          </table:table-cell>
          <table:table-cell table:style-name="Default" office:value-type="float" office:value="0.672109177557317" calcext:value-type="float">
            <text:p>0,672109177557317</text:p>
          </table:table-cell>
          <table:table-cell table:style-name="Default" office:value-type="float" office:value="0.895848942782901" calcext:value-type="float">
            <text:p>0,895848942782901</text:p>
          </table:table-cell>
          <table:table-cell table:style-name="Default" office:value-type="float" office:value="0.866288001649431" calcext:value-type="float">
            <text:p>0,866288001649431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4.9360437393188" calcext:value-type="float">
            <text:p>14,9360437393188</text:p>
          </table:table-cell>
          <table:table-cell table:style-name="Default" office:value-type="float" office:value="1.22896028438848" calcext:value-type="float">
            <text:p>1,22896028438848</text:p>
          </table:table-cell>
          <table:table-cell table:style-name="Default" office:value-type="float" office:value="0.881196885680761" calcext:value-type="float">
            <text:p>0,881196885680761</text:p>
          </table:table-cell>
          <table:table-cell table:style-name="Default" office:value-type="float" office:value="0.867659576491623" calcext:value-type="float">
            <text:p>0,867659576491623</text:p>
          </table:table-cell>
          <table:table-cell table:style-name="Default" office:value-type="float" office:value="573" calcext:value-type="float">
            <text:p>573</text:p>
          </table:table-cell>
          <table:table-cell table:style-name="Default" office:value-type="float" office:value="14.950793504715" calcext:value-type="float">
            <text:p>14,950793504715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67002868652344" calcext:value-type="float">
            <text:p>5,67002868652344</text:p>
          </table:table-cell>
          <table:table-cell table:style-name="Default" office:value-type="float" office:value="0.363407030145652" calcext:value-type="float">
            <text:p>0,363407030145652</text:p>
          </table:table-cell>
          <table:table-cell table:style-name="Default" office:value-type="float" office:value="0.651365737978542" calcext:value-type="float">
            <text:p>0,651365737978542</text:p>
          </table:table-cell>
          <table:table-cell table:style-name="Default" office:value-type="float" office:value="0.937465739183033" calcext:value-type="float">
            <text:p>0,937465739183033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6.26516604423523" calcext:value-type="float">
            <text:p>6,26516604423523</text:p>
          </table:table-cell>
          <table:table-cell table:style-name="Default" office:value-type="float" office:value="0.371624811343307" calcext:value-type="float">
            <text:p>0,371624811343307</text:p>
          </table:table-cell>
          <table:table-cell table:style-name="Default" office:value-type="float" office:value="0.653467515571559" calcext:value-type="float">
            <text:p>0,653467515571559</text:p>
          </table:table-cell>
          <table:table-cell table:style-name="Default" office:value-type="float" office:value="0.946956619676871" calcext:value-type="float">
            <text:p>0,946956619676871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6.79273867607117" calcext:value-type="float">
            <text:p>6,79273867607117</text:p>
          </table:table-cell>
          <table:table-cell table:style-name="Default" office:value-type="float" office:value="0.431216879410334" calcext:value-type="float">
            <text:p>0,431216879410334</text:p>
          </table:table-cell>
          <table:table-cell table:style-name="Default" office:value-type="float" office:value="0.650652659343032" calcext:value-type="float">
            <text:p>0,650652659343032</text:p>
          </table:table-cell>
          <table:table-cell table:style-name="Default" office:value-type="float" office:value="0.946943977700195" calcext:value-type="float">
            <text:p>0,946943977700195</text:p>
          </table:table-cell>
          <table:table-cell table:style-name="Default" office:value-type="float" office:value="185" calcext:value-type="float">
            <text:p>185</text:p>
          </table:table-cell>
          <table:table-cell table:style-name="Default" office:value-type="float" office:value="8.12513661384583" calcext:value-type="float">
            <text:p>8,12513661384583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9052114486694" calcext:value-type="float">
            <text:p>20,9052114486694</text:p>
          </table:table-cell>
          <table:table-cell table:style-name="Default" office:value-type="float" office:value="2.51818015422034" calcext:value-type="float">
            <text:p>2,51818015422034</text:p>
          </table:table-cell>
          <table:table-cell table:style-name="Default" office:value-type="float" office:value="0.815214395359566" calcext:value-type="float">
            <text:p>0,815214395359566</text:p>
          </table:table-cell>
          <table:table-cell table:style-name="Default" office:value-type="float" office:value="0.923367175633544" calcext:value-type="float">
            <text:p>0,923367175633544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218864917755" calcext:value-type="float">
            <text:p>20,1218864917755</text:p>
          </table:table-cell>
          <table:table-cell table:style-name="Default" office:value-type="float" office:value="1.90722732602086" calcext:value-type="float">
            <text:p>1,90722732602086</text:p>
          </table:table-cell>
          <table:table-cell table:style-name="Default" office:value-type="float" office:value="0.820904478631956" calcext:value-type="float">
            <text:p>0,820904478631956</text:p>
          </table:table-cell>
          <table:table-cell table:style-name="Default" office:value-type="float" office:value="0.928347540924203" calcext:value-type="float">
            <text:p>0,928347540924203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7547082901" calcext:value-type="float">
            <text:p>20,17547082901</text:p>
          </table:table-cell>
          <table:table-cell table:style-name="Default" office:value-type="float" office:value="2.20604375337359" calcext:value-type="float">
            <text:p>2,20604375337359</text:p>
          </table:table-cell>
          <table:table-cell table:style-name="Default" office:value-type="float" office:value="0.81441320415228" calcext:value-type="float">
            <text:p>0,81441320415228</text:p>
          </table:table-cell>
          <table:table-cell table:style-name="Default" office:value-type="float" office:value="0.909110809407261" calcext:value-type="float">
            <text:p>0,909110809407261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2457478046417" calcext:value-type="float">
            <text:p>20,2457478046417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394150257111" calcext:value-type="float">
            <text:p>25,6394150257111</text:p>
          </table:table-cell>
          <table:table-cell table:style-name="Default" office:value-type="float" office:value="0.720350003999373" calcext:value-type="float">
            <text:p>0,720350003999373</text:p>
          </table:table-cell>
          <table:table-cell table:style-name="Default" office:value-type="float" office:value="0.854416118539896" calcext:value-type="float">
            <text:p>0,854416118539896</text:p>
          </table:table-cell>
          <table:table-cell table:style-name="Default" office:value-type="float" office:value="0.958238975767194" calcext:value-type="float">
            <text:p>0,958238975767194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120342254639" calcext:value-type="float">
            <text:p>25,7120342254639</text:p>
          </table:table-cell>
          <table:table-cell table:style-name="Default" office:value-type="float" office:value="0.664244154959377" calcext:value-type="float">
            <text:p>0,664244154959377</text:p>
          </table:table-cell>
          <table:table-cell table:style-name="Default" office:value-type="float" office:value="0.846658835156724" calcext:value-type="float">
            <text:p>0,846658835156724</text:p>
          </table:table-cell>
          <table:table-cell table:style-name="Default" office:value-type="float" office:value="0.959237823327696" calcext:value-type="float">
            <text:p>0,959237823327696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8332991600037" calcext:value-type="float">
            <text:p>25,8332991600037</text:p>
          </table:table-cell>
          <table:table-cell table:style-name="Default" office:value-type="float" office:value="1.79625944227434" calcext:value-type="float">
            <text:p>1,79625944227434</text:p>
          </table:table-cell>
          <table:table-cell table:style-name="Default" office:value-type="float" office:value="0.716441515934099" calcext:value-type="float">
            <text:p>0,716441515934099</text:p>
          </table:table-cell>
          <table:table-cell table:style-name="Default" office:value-type="float" office:value="0.934443597377831" calcext:value-type="float">
            <text:p>0,934443597377831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369218826294" calcext:value-type="float">
            <text:p>25,6369218826294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8965833187103" calcext:value-type="float">
            <text:p>10,8965833187103</text:p>
          </table:table-cell>
          <table:table-cell table:style-name="Default" office:value-type="float" office:value="1.7396186885522" calcext:value-type="float">
            <text:p>1,7396186885522</text:p>
          </table:table-cell>
          <table:table-cell table:style-name="Default" office:value-type="float" office:value="0.89230755457432" calcext:value-type="float">
            <text:p>0,89230755457432</text:p>
          </table:table-cell>
          <table:table-cell table:style-name="Default" office:value-type="float" office:value="0.842035693778783" calcext:value-type="float">
            <text:p>0,842035693778783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436285495758" calcext:value-type="float">
            <text:p>10,9436285495758</text:p>
          </table:table-cell>
          <table:table-cell table:style-name="Default" office:value-type="float" office:value="2.32857676862926" calcext:value-type="float">
            <text:p>2,32857676862926</text:p>
          </table:table-cell>
          <table:table-cell table:style-name="Default" office:value-type="float" office:value="0.887587882936604" calcext:value-type="float">
            <text:p>0,887587882936604</text:p>
          </table:table-cell>
          <table:table-cell table:style-name="Default" office:value-type="float" office:value="0.79604188509947" calcext:value-type="float">
            <text:p>0,79604188509947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106800556183" calcext:value-type="float">
            <text:p>10,9106800556183</text:p>
          </table:table-cell>
          <table:table-cell table:style-name="Default" office:value-type="float" office:value="2.14313766476443" calcext:value-type="float">
            <text:p>2,14313766476443</text:p>
          </table:table-cell>
          <table:table-cell table:style-name="Default" office:value-type="float" office:value="0.906227495701883" calcext:value-type="float">
            <text:p>0,906227495701883</text:p>
          </table:table-cell>
          <table:table-cell table:style-name="Default" office:value-type="float" office:value="0.860552641417517" calcext:value-type="float">
            <text:p>0,860552641417517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128570556641" calcext:value-type="float">
            <text:p>10,9128570556641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4.9884798526764" calcext:value-type="float">
            <text:p>14,9884798526764</text:p>
          </table:table-cell>
          <table:table-cell table:style-name="Default" office:value-type="float" office:value="0.683572033429539" calcext:value-type="float">
            <text:p>0,683572033429539</text:p>
          </table:table-cell>
          <table:table-cell table:style-name="Default" office:value-type="float" office:value="0.907611086716814" calcext:value-type="float">
            <text:p>0,907611086716814</text:p>
          </table:table-cell>
          <table:table-cell table:style-name="Default" office:value-type="float" office:value="0.895945551679077" calcext:value-type="float">
            <text:p>0,895945551679077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14.9311072826386" calcext:value-type="float">
            <text:p>14,9311072826386</text:p>
          </table:table-cell>
          <table:table-cell table:style-name="Default" office:value-type="float" office:value="0.641094516813391" calcext:value-type="float">
            <text:p>0,641094516813391</text:p>
          </table:table-cell>
          <table:table-cell table:style-name="Default" office:value-type="float" office:value="0.887592580040342" calcext:value-type="float">
            <text:p>0,887592580040342</text:p>
          </table:table-cell>
          <table:table-cell table:style-name="Default" office:value-type="float" office:value="0.810808551763769" calcext:value-type="float">
            <text:p>0,810808551763769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14.9346408843994" calcext:value-type="float">
            <text:p>14,9346408843994</text:p>
          </table:table-cell>
          <table:table-cell table:style-name="Default" office:value-type="float" office:value="1.20115410879899" calcext:value-type="float">
            <text:p>1,20115410879899</text:p>
          </table:table-cell>
          <table:table-cell table:style-name="Default" office:value-type="float" office:value="0.888723744394093" calcext:value-type="float">
            <text:p>0,888723744394093</text:p>
          </table:table-cell>
          <table:table-cell table:style-name="Default" office:value-type="float" office:value="0.795151989147253" calcext:value-type="float">
            <text:p>0,795151989147253</text:p>
          </table:table-cell>
          <table:table-cell table:style-name="Default" office:value-type="float" office:value="573" calcext:value-type="float">
            <text:p>573</text:p>
          </table:table-cell>
          <table:table-cell table:style-name="Default" office:value-type="float" office:value="14.9538869857788" calcext:value-type="float">
            <text:p>14,9538869857788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69986486434937" calcext:value-type="float">
            <text:p>5,69986486434937</text:p>
          </table:table-cell>
          <table:table-cell table:style-name="Default" office:value-type="float" office:value="0.359257040453684" calcext:value-type="float">
            <text:p>0,359257040453684</text:p>
          </table:table-cell>
          <table:table-cell table:style-name="Default" office:value-type="float" office:value="0.653623368159119" calcext:value-type="float">
            <text:p>0,653623368159119</text:p>
          </table:table-cell>
          <table:table-cell table:style-name="Default" office:value-type="float" office:value="0.944166363838841" calcext:value-type="float">
            <text:p>0,944166363838841</text:p>
          </table:table-cell>
          <table:table-cell table:style-name="Default" office:value-type="float" office:value="108" calcext:value-type="float">
            <text:p>108</text:p>
          </table:table-cell>
          <table:table-cell table:style-name="Default" office:value-type="float" office:value="7.24200224876404" calcext:value-type="float">
            <text:p>7,24200224876404</text:p>
          </table:table-cell>
          <table:table-cell table:style-name="Default" office:value-type="float" office:value="0.354491741136339" calcext:value-type="float">
            <text:p>0,354491741136339</text:p>
          </table:table-cell>
          <table:table-cell table:style-name="Default" office:value-type="float" office:value="0.647461292716119" calcext:value-type="float">
            <text:p>0,647461292716119</text:p>
          </table:table-cell>
          <table:table-cell table:style-name="Default" office:value-type="float" office:value="0.936832891012647" calcext:value-type="float">
            <text:p>0,936832891012647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5.84909677505493" calcext:value-type="float">
            <text:p>5,84909677505493</text:p>
          </table:table-cell>
          <table:table-cell table:style-name="Default" office:value-type="float" office:value="0.346275766736374" calcext:value-type="float">
            <text:p>0,346275766736374</text:p>
          </table:table-cell>
          <table:table-cell table:style-name="Default" office:value-type="float" office:value="0.645262115776083" calcext:value-type="float">
            <text:p>0,645262115776083</text:p>
          </table:table-cell>
          <table:table-cell table:style-name="Default" office:value-type="float" office:value="0.944579768124091" calcext:value-type="float">
            <text:p>0,944579768124091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8.03178906440735" calcext:value-type="float">
            <text:p>8,03178906440735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1.2136924266815" calcext:value-type="float">
            <text:p>21,2136924266815</text:p>
          </table:table-cell>
          <table:table-cell table:style-name="Default" office:value-type="float" office:value="1.41970734562493" calcext:value-type="float">
            <text:p>1,41970734562493</text:p>
          </table:table-cell>
          <table:table-cell table:style-name="Default" office:value-type="float" office:value="0.829368024292525" calcext:value-type="float">
            <text:p>0,829368024292525</text:p>
          </table:table-cell>
          <table:table-cell table:style-name="Default" office:value-type="float" office:value="0.931311979216171" calcext:value-type="float">
            <text:p>0,931311979216171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01090669632" calcext:value-type="float">
            <text:p>20,101090669632</text:p>
          </table:table-cell>
          <table:table-cell table:style-name="Default" office:value-type="float" office:value="1.46898659634099" calcext:value-type="float">
            <text:p>1,46898659634099</text:p>
          </table:table-cell>
          <table:table-cell table:style-name="Default" office:value-type="float" office:value="0.828585605395873" calcext:value-type="float">
            <text:p>0,828585605395873</text:p>
          </table:table-cell>
          <table:table-cell table:style-name="Default" office:value-type="float" office:value="0.923945287124485" calcext:value-type="float">
            <text:p>0,923945287124485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457491874695" calcext:value-type="float">
            <text:p>20,0457491874695</text:p>
          </table:table-cell>
          <table:table-cell table:style-name="Default" office:value-type="float" office:value="1.01805410249093" calcext:value-type="float">
            <text:p>1,01805410249093</text:p>
          </table:table-cell>
          <table:table-cell table:style-name="Default" office:value-type="float" office:value="0.836237126945743" calcext:value-type="float">
            <text:p>0,836237126945743</text:p>
          </table:table-cell>
          <table:table-cell table:style-name="Default" office:value-type="float" office:value="0.928757275763087" calcext:value-type="float">
            <text:p>0,928757275763087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427827835083" calcext:value-type="float">
            <text:p>20,0427827835083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138876438141" calcext:value-type="float">
            <text:p>25,5138876438141</text:p>
          </table:table-cell>
          <table:table-cell table:style-name="Default" office:value-type="float" office:value="1.04562951903262" calcext:value-type="float">
            <text:p>1,04562951903262</text:p>
          </table:table-cell>
          <table:table-cell table:style-name="Default" office:value-type="float" office:value="0.841287687609374" calcext:value-type="float">
            <text:p>0,841287687609374</text:p>
          </table:table-cell>
          <table:table-cell table:style-name="Default" office:value-type="float" office:value="0.953679411830432" calcext:value-type="float">
            <text:p>0,953679411830432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203501224518" calcext:value-type="float">
            <text:p>25,6203501224518</text:p>
          </table:table-cell>
          <table:table-cell table:style-name="Default" office:value-type="float" office:value="0.841204237390389" calcext:value-type="float">
            <text:p>0,841204237390389</text:p>
          </table:table-cell>
          <table:table-cell table:style-name="Default" office:value-type="float" office:value="0.83491313168096" calcext:value-type="float">
            <text:p>0,83491313168096</text:p>
          </table:table-cell>
          <table:table-cell table:style-name="Default" office:value-type="float" office:value="0.946039246218452" calcext:value-type="float">
            <text:p>0,946039246218452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119541168213" calcext:value-type="float">
            <text:p>25,7119541168213</text:p>
          </table:table-cell>
          <table:table-cell table:style-name="Default" office:value-type="float" office:value="2.22029772210463" calcext:value-type="float">
            <text:p>2,22029772210463</text:p>
          </table:table-cell>
          <table:table-cell table:style-name="Default" office:value-type="float" office:value="0.820223335439684" calcext:value-type="float">
            <text:p>0,820223335439684</text:p>
          </table:table-cell>
          <table:table-cell table:style-name="Default" office:value-type="float" office:value="0.943587205289352" calcext:value-type="float">
            <text:p>0,943587205289352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4885091781616" calcext:value-type="float">
            <text:p>25,4885091781616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831159114838" calcext:value-type="float">
            <text:p>10,9831159114838</text:p>
          </table:table-cell>
          <table:table-cell table:style-name="Default" office:value-type="float" office:value="0.876252222729553" calcext:value-type="float">
            <text:p>0,876252222729553</text:p>
          </table:table-cell>
          <table:table-cell table:style-name="Default" office:value-type="float" office:value="0.897710487889307" calcext:value-type="float">
            <text:p>0,897710487889307</text:p>
          </table:table-cell>
          <table:table-cell table:style-name="Default" office:value-type="float" office:value="0.835544080967988" calcext:value-type="float">
            <text:p>0,835544080967988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1.0234138965607" calcext:value-type="float">
            <text:p>11,0234138965607</text:p>
          </table:table-cell>
          <table:table-cell table:style-name="Default" office:value-type="float" office:value="1.35831952368064" calcext:value-type="float">
            <text:p>1,35831952368064</text:p>
          </table:table-cell>
          <table:table-cell table:style-name="Default" office:value-type="float" office:value="0.88214695791353" calcext:value-type="float">
            <text:p>0,88214695791353</text:p>
          </table:table-cell>
          <table:table-cell table:style-name="Default" office:value-type="float" office:value="0.892211563165013" calcext:value-type="float">
            <text:p>0,892211563165013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1.0094480514526" calcext:value-type="float">
            <text:p>11,0094480514526</text:p>
          </table:table-cell>
          <table:table-cell table:style-name="Default" office:value-type="float" office:value="1.73716907028556" calcext:value-type="float">
            <text:p>1,73716907028556</text:p>
          </table:table-cell>
          <table:table-cell table:style-name="Default" office:value-type="float" office:value="0.910395736926649" calcext:value-type="float">
            <text:p>0,910395736926649</text:p>
          </table:table-cell>
          <table:table-cell table:style-name="Default" office:value-type="float" office:value="0.861182419558367" calcext:value-type="float">
            <text:p>0,86118241955836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883289337158" calcext:value-type="float">
            <text:p>10,9883289337158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811574459076" calcext:value-type="float">
            <text:p>15,0811574459076</text:p>
          </table:table-cell>
          <table:table-cell table:style-name="Default" office:value-type="float" office:value="0.995984470197362" calcext:value-type="float">
            <text:p>0,995984470197362</text:p>
          </table:table-cell>
          <table:table-cell table:style-name="Default" office:value-type="float" office:value="0.909523035275991" calcext:value-type="float">
            <text:p>0,909523035275991</text:p>
          </table:table-cell>
          <table:table-cell table:style-name="Default" office:value-type="float" office:value="0.897010031952172" calcext:value-type="float">
            <text:p>0,897010031952172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15.0153021812439" calcext:value-type="float">
            <text:p>15,0153021812439</text:p>
          </table:table-cell>
          <table:table-cell table:style-name="Default" office:value-type="float" office:value="0.891334863318453" calcext:value-type="float">
            <text:p>0,891334863318453</text:p>
          </table:table-cell>
          <table:table-cell table:style-name="Default" office:value-type="float" office:value="0.907424221939475" calcext:value-type="float">
            <text:p>0,907424221939475</text:p>
          </table:table-cell>
          <table:table-cell table:style-name="Default" office:value-type="float" office:value="0.884707831347578" calcext:value-type="float">
            <text:p>0,884707831347578</text:p>
          </table:table-cell>
          <table:table-cell table:style-name="Default" office:value-type="float" office:value="571" calcext:value-type="float">
            <text:p>571</text:p>
          </table:table-cell>
          <table:table-cell table:style-name="Default" office:value-type="float" office:value="14.9631543159485" calcext:value-type="float">
            <text:p>14,9631543159485</text:p>
          </table:table-cell>
          <table:table-cell table:style-name="Default" office:value-type="float" office:value="1.94791694652475" calcext:value-type="float">
            <text:p>1,94791694652475</text:p>
          </table:table-cell>
          <table:table-cell table:style-name="Default" office:value-type="float" office:value="0.89063087969741" calcext:value-type="float">
            <text:p>0,89063087969741</text:p>
          </table:table-cell>
          <table:table-cell table:style-name="Default" office:value-type="float" office:value="0.853682168423309" calcext:value-type="float">
            <text:p>0,853682168423309</text:p>
          </table:table-cell>
          <table:table-cell table:style-name="Default" office:value-type="float" office:value="572" calcext:value-type="float">
            <text:p>572</text:p>
          </table:table-cell>
          <table:table-cell table:style-name="Default" office:value-type="float" office:value="14.9973387718201" calcext:value-type="float">
            <text:p>14,9973387718201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97499823570251" calcext:value-type="float">
            <text:p>5,97499823570251</text:p>
          </table:table-cell>
          <table:table-cell table:style-name="Default" office:value-type="float" office:value="0.453286305544261" calcext:value-type="float">
            <text:p>0,453286305544261</text:p>
          </table:table-cell>
          <table:table-cell table:style-name="Default" office:value-type="float" office:value="0.652303762158431" calcext:value-type="float">
            <text:p>0,652303762158431</text:p>
          </table:table-cell>
          <table:table-cell table:style-name="Default" office:value-type="float" office:value="0.939533553932827" calcext:value-type="float">
            <text:p>0,939533553932827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6.17608833312988" calcext:value-type="float">
            <text:p>6,17608833312988</text:p>
          </table:table-cell>
          <table:table-cell table:style-name="Default" office:value-type="float" office:value="0.380716424250889" calcext:value-type="float">
            <text:p>0,380716424250889</text:p>
          </table:table-cell>
          <table:table-cell table:style-name="Default" office:value-type="float" office:value="0.651627083011004" calcext:value-type="float">
            <text:p>0,651627083011004</text:p>
          </table:table-cell>
          <table:table-cell table:style-name="Default" office:value-type="float" office:value="0.940569851266998" calcext:value-type="float">
            <text:p>0,940569851266998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6.78633737564087" calcext:value-type="float">
            <text:p>6,78633737564087</text:p>
          </table:table-cell>
          <table:table-cell table:style-name="Default" office:value-type="float" office:value="0.366408850138466" calcext:value-type="float">
            <text:p>0,366408850138466</text:p>
          </table:table-cell>
          <table:table-cell table:style-name="Default" office:value-type="float" office:value="0.650151934871809" calcext:value-type="float">
            <text:p>0,650151934871809</text:p>
          </table:table-cell>
          <table:table-cell table:style-name="Default" office:value-type="float" office:value="0.942156411201179" calcext:value-type="float">
            <text:p>0,942156411201179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7.86974430084229" calcext:value-type="float">
            <text:p>7,86974430084229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818451166153" calcext:value-type="float">
            <text:p>20,818451166153</text:p>
          </table:table-cell>
          <table:table-cell table:style-name="Default" office:value-type="float" office:value="1.97491141310076" calcext:value-type="float">
            <text:p>1,97491141310076</text:p>
          </table:table-cell>
          <table:table-cell table:style-name="Default" office:value-type="float" office:value="0.829727991433659" calcext:value-type="float">
            <text:p>0,829727991433659</text:p>
          </table:table-cell>
          <table:table-cell table:style-name="Default" office:value-type="float" office:value="0.929323656999427" calcext:value-type="float">
            <text:p>0,929323656999427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2304854393005" calcext:value-type="float">
            <text:p>20,2304854393005</text:p>
          </table:table-cell>
          <table:table-cell table:style-name="Default" office:value-type="float" office:value="1.76624231682538" calcext:value-type="float">
            <text:p>1,76624231682538</text:p>
          </table:table-cell>
          <table:table-cell table:style-name="Default" office:value-type="float" office:value="0.808265141699137" calcext:value-type="float">
            <text:p>0,808265141699137</text:p>
          </table:table-cell>
          <table:table-cell table:style-name="Default" office:value-type="float" office:value="0.921621646310828" calcext:value-type="float">
            <text:p>0,921621646310828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902391910553" calcext:value-type="float">
            <text:p>20,1902391910553</text:p>
          </table:table-cell>
          <table:table-cell table:style-name="Default" office:value-type="float" office:value="2.28430899102765" calcext:value-type="float">
            <text:p>2,28430899102765</text:p>
          </table:table-cell>
          <table:table-cell table:style-name="Default" office:value-type="float" office:value="0.81022230291884" calcext:value-type="float">
            <text:p>0,81022230291884</text:p>
          </table:table-cell>
          <table:table-cell table:style-name="Default" office:value-type="float" office:value="0.908924191044384" calcext:value-type="float">
            <text:p>0,908924191044384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391944885254" calcext:value-type="float">
            <text:p>20,1391944885254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02819108963" calcext:value-type="float">
            <text:p>25,702819108963</text:p>
          </table:table-cell>
          <table:table-cell table:style-name="Default" office:value-type="float" office:value="1.06597118462579" calcext:value-type="float">
            <text:p>1,06597118462579</text:p>
          </table:table-cell>
          <table:table-cell table:style-name="Default" office:value-type="float" office:value="0.834285643218668" calcext:value-type="float">
            <text:p>0,834285643218668</text:p>
          </table:table-cell>
          <table:table-cell table:style-name="Default" office:value-type="float" office:value="0.954188537199069" calcext:value-type="float">
            <text:p>0,95418853719906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8242416381836" calcext:value-type="float">
            <text:p>25,8242416381836</text:p>
          </table:table-cell>
          <table:table-cell table:style-name="Default" office:value-type="float" office:value="0.577316318171715" calcext:value-type="float">
            <text:p>0,577316318171715</text:p>
          </table:table-cell>
          <table:table-cell table:style-name="Default" office:value-type="float" office:value="0.854040521460981" calcext:value-type="float">
            <text:p>0,854040521460981</text:p>
          </table:table-cell>
          <table:table-cell table:style-name="Default" office:value-type="float" office:value="0.955986625671181" calcext:value-type="float">
            <text:p>0,955986625671181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36962556839" calcext:value-type="float">
            <text:p>25,736962556839</text:p>
          </table:table-cell>
          <table:table-cell table:style-name="Default" office:value-type="float" office:value="0.577830116641513" calcext:value-type="float">
            <text:p>0,577830116641513</text:p>
          </table:table-cell>
          <table:table-cell table:style-name="Default" office:value-type="float" office:value="0.81701255562187" calcext:value-type="float">
            <text:p>0,81701255562187</text:p>
          </table:table-cell>
          <table:table-cell table:style-name="Default" office:value-type="float" office:value="0.94473488680208" calcext:value-type="float">
            <text:p>0,94473488680208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490865707397" calcext:value-type="float">
            <text:p>25,5490865707397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265050888062" calcext:value-type="float">
            <text:p>10,9265050888062</text:p>
          </table:table-cell>
          <table:table-cell table:style-name="Default" office:value-type="float" office:value="1.74028579856929" calcext:value-type="float">
            <text:p>1,74028579856929</text:p>
          </table:table-cell>
          <table:table-cell table:style-name="Default" office:value-type="float" office:value="0.897897434131848" calcext:value-type="float">
            <text:p>0,897897434131848</text:p>
          </table:table-cell>
          <table:table-cell table:style-name="Default" office:value-type="float" office:value="0.87734764715426" calcext:value-type="float">
            <text:p>0,87734764715426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524991512299" calcext:value-type="float">
            <text:p>10,9524991512299</text:p>
          </table:table-cell>
          <table:table-cell table:style-name="Default" office:value-type="float" office:value="1.77657232001552" calcext:value-type="float">
            <text:p>1,77657232001552</text:p>
          </table:table-cell>
          <table:table-cell table:style-name="Default" office:value-type="float" office:value="0.889089198427795" calcext:value-type="float">
            <text:p>0,889089198427795</text:p>
          </table:table-cell>
          <table:table-cell table:style-name="Default" office:value-type="float" office:value="0.842247588461852" calcext:value-type="float">
            <text:p>0,842247588461852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643437862396" calcext:value-type="float">
            <text:p>10,9643437862396</text:p>
          </table:table-cell>
          <table:table-cell table:style-name="Default" office:value-type="float" office:value="1.87154100542262" calcext:value-type="float">
            <text:p>1,87154100542262</text:p>
          </table:table-cell>
          <table:table-cell table:style-name="Default" office:value-type="float" office:value="0.855795898602995" calcext:value-type="float">
            <text:p>0,855795898602995</text:p>
          </table:table-cell>
          <table:table-cell table:style-name="Default" office:value-type="float" office:value="0.851066298626096" calcext:value-type="float">
            <text:p>0,851066298626096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0.948582649231" calcext:value-type="float">
            <text:p>10,948582649231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144903659821" calcext:value-type="float">
            <text:p>15,0144903659821</text:p>
          </table:table-cell>
          <table:table-cell table:style-name="Default" office:value-type="float" office:value="0.854039499598898" calcext:value-type="float">
            <text:p>0,854039499598898</text:p>
          </table:table-cell>
          <table:table-cell table:style-name="Default" office:value-type="float" office:value="0.89656752275789" calcext:value-type="float">
            <text:p>0,89656752275789</text:p>
          </table:table-cell>
          <table:table-cell table:style-name="Default" office:value-type="float" office:value="0.844243459890971" calcext:value-type="float">
            <text:p>0,844243459890971</text:p>
          </table:table-cell>
          <table:table-cell table:style-name="Default" office:value-type="float" office:value="573" calcext:value-type="float">
            <text:p>573</text:p>
          </table:table-cell>
          <table:table-cell table:style-name="Default" office:value-type="float" office:value="14.8970749378204" calcext:value-type="float">
            <text:p>14,8970749378204</text:p>
          </table:table-cell>
          <table:table-cell table:style-name="Default" office:value-type="float" office:value="0.530277392345365" calcext:value-type="float">
            <text:p>0,530277392345365</text:p>
          </table:table-cell>
          <table:table-cell table:style-name="Default" office:value-type="float" office:value="0.893322165977839" calcext:value-type="float">
            <text:p>0,893322165977839</text:p>
          </table:table-cell>
          <table:table-cell table:style-name="Default" office:value-type="float" office:value="0.853794393765997" calcext:value-type="float">
            <text:p>0,853794393765997</text:p>
          </table:table-cell>
          <table:table-cell table:style-name="Default" office:value-type="float" office:value="574" calcext:value-type="float">
            <text:p>574</text:p>
          </table:table-cell>
          <table:table-cell table:style-name="Default" office:value-type="float" office:value="14.9822471141815" calcext:value-type="float">
            <text:p>14,9822471141815</text:p>
          </table:table-cell>
          <table:table-cell table:style-name="Default" office:value-type="float" office:value="0.577173892232572" calcext:value-type="float">
            <text:p>0,577173892232572</text:p>
          </table:table-cell>
          <table:table-cell table:style-name="Default" office:value-type="float" office:value="0.87701301812459" calcext:value-type="float">
            <text:p>0,87701301812459</text:p>
          </table:table-cell>
          <table:table-cell table:style-name="Default" office:value-type="float" office:value="0.825143575063776" calcext:value-type="float">
            <text:p>0,825143575063776</text:p>
          </table:table-cell>
          <table:table-cell table:style-name="Default" office:value-type="float" office:value="573" calcext:value-type="float">
            <text:p>573</text:p>
          </table:table-cell>
          <table:table-cell table:style-name="Default" office:value-type="float" office:value="14.9686682224274" calcext:value-type="float">
            <text:p>14,9686682224274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6.0710563659668" calcext:value-type="float">
            <text:p>6,0710563659668</text:p>
          </table:table-cell>
          <table:table-cell table:style-name="Default" office:value-type="float" office:value="0.423104783483943" calcext:value-type="float">
            <text:p>0,423104783483943</text:p>
          </table:table-cell>
          <table:table-cell table:style-name="Default" office:value-type="float" office:value="0.653209195657694" calcext:value-type="float">
            <text:p>0,653209195657694</text:p>
          </table:table-cell>
          <table:table-cell table:style-name="Default" office:value-type="float" office:value="0.945443536179231" calcext:value-type="float">
            <text:p>0,945443536179231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7.10717034339905" calcext:value-type="float">
            <text:p>7,10717034339905</text:p>
          </table:table-cell>
          <table:table-cell table:style-name="Default" office:value-type="float" office:value="0.486994538133069" calcext:value-type="float">
            <text:p>0,486994538133069</text:p>
          </table:table-cell>
          <table:table-cell table:style-name="Default" office:value-type="float" office:value="0.648237833068726" calcext:value-type="float">
            <text:p>0,648237833068726</text:p>
          </table:table-cell>
          <table:table-cell table:style-name="Default" office:value-type="float" office:value="0.951611082571005" calcext:value-type="float">
            <text:p>0,951611082571005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7.62110686302185" calcext:value-type="float">
            <text:p>7,62110686302185</text:p>
          </table:table-cell>
          <table:table-cell table:style-name="Default" office:value-type="float" office:value="0.454112307758287" calcext:value-type="float">
            <text:p>0,454112307758287</text:p>
          </table:table-cell>
          <table:table-cell table:style-name="Default" office:value-type="float" office:value="0.641947110700351" calcext:value-type="float">
            <text:p>0,641947110700351</text:p>
          </table:table-cell>
          <table:table-cell table:style-name="Default" office:value-type="float" office:value="0.937387908760362" calcext:value-type="float">
            <text:p>0,93738790876036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7.70405650138855" calcext:value-type="float">
            <text:p>7,70405650138855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1.4728412628174" calcext:value-type="float">
            <text:p>21,4728412628174</text:p>
          </table:table-cell>
          <table:table-cell table:style-name="Default" office:value-type="float" office:value="1.49064728047792" calcext:value-type="float">
            <text:p>1,49064728047792</text:p>
          </table:table-cell>
          <table:table-cell table:style-name="Default" office:value-type="float" office:value="0.827244517572718" calcext:value-type="float">
            <text:p>0,827244517572718</text:p>
          </table:table-cell>
          <table:table-cell table:style-name="Default" office:value-type="float" office:value="0.93598502214383" calcext:value-type="float">
            <text:p>0,93598502214383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912981033325" calcext:value-type="float">
            <text:p>20,0912981033325</text:p>
          </table:table-cell>
          <table:table-cell table:style-name="Default" office:value-type="float" office:value="1.57851973724175" calcext:value-type="float">
            <text:p>1,57851973724175</text:p>
          </table:table-cell>
          <table:table-cell table:style-name="Default" office:value-type="float" office:value="0.830941581489615" calcext:value-type="float">
            <text:p>0,830941581489615</text:p>
          </table:table-cell>
          <table:table-cell table:style-name="Default" office:value-type="float" office:value="0.935278488219718" calcext:value-type="float">
            <text:p>0,935278488219718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046315193176" calcext:value-type="float">
            <text:p>20,0046315193176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70990422530043" calcext:value-type="float">
            <text:p>0,670990422530043</text:p>
          </table:table-cell>
          <table:table-cell table:style-name="Default" office:value-type="float" office:value="0.90725772445415" calcext:value-type="float">
            <text:p>0,90725772445415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492103099823" calcext:value-type="float">
            <text:p>20,0492103099823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243685245514" calcext:value-type="float">
            <text:p>25,5243685245514</text:p>
          </table:table-cell>
          <table:table-cell table:style-name="Default" office:value-type="float" office:value="0.975287459340175" calcext:value-type="float">
            <text:p>0,975287459340175</text:p>
          </table:table-cell>
          <table:table-cell table:style-name="Default" office:value-type="float" office:value="0.846341253907785" calcext:value-type="float">
            <text:p>0,846341253907785</text:p>
          </table:table-cell>
          <table:table-cell table:style-name="Default" office:value-type="float" office:value="0.959655649747109" calcext:value-type="float">
            <text:p>0,95965564974710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595066547394" calcext:value-type="float">
            <text:p>25,5595066547394</text:p>
          </table:table-cell>
          <table:table-cell table:style-name="Default" office:value-type="float" office:value="0.580762491211687" calcext:value-type="float">
            <text:p>0,580762491211687</text:p>
          </table:table-cell>
          <table:table-cell table:style-name="Default" office:value-type="float" office:value="0.845567874996923" calcext:value-type="float">
            <text:p>0,845567874996923</text:p>
          </table:table-cell>
          <table:table-cell table:style-name="Default" office:value-type="float" office:value="0.954528197579544" calcext:value-type="float">
            <text:p>0,954528197579544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557606697083" calcext:value-type="float">
            <text:p>25,7557606697083</text:p>
          </table:table-cell>
          <table:table-cell table:style-name="Default" office:value-type="float" office:value="0.852460403858027" calcext:value-type="float">
            <text:p>0,852460403858027</text:p>
          </table:table-cell>
          <table:table-cell table:style-name="Default" office:value-type="float" office:value="0.839357768428138" calcext:value-type="float">
            <text:p>0,839357768428138</text:p>
          </table:table-cell>
          <table:table-cell table:style-name="Default" office:value-type="float" office:value="0.946112758844436" calcext:value-type="float">
            <text:p>0,946112758844436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3970234394073" calcext:value-type="float">
            <text:p>25,3970234394073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1.0422503948212" calcext:value-type="float">
            <text:p>11,0422503948212</text:p>
          </table:table-cell>
          <table:table-cell table:style-name="Default" office:value-type="float" office:value="0.940045654394883" calcext:value-type="float">
            <text:p>0,940045654394883</text:p>
          </table:table-cell>
          <table:table-cell table:style-name="Default" office:value-type="float" office:value="0.877353550597535" calcext:value-type="float">
            <text:p>0,877353550597535</text:p>
          </table:table-cell>
          <table:table-cell table:style-name="Default" office:value-type="float" office:value="0.810283073062129" calcext:value-type="float">
            <text:p>0,810283073062129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1.0322158336639" calcext:value-type="float">
            <text:p>11,0322158336639</text:p>
          </table:table-cell>
          <table:table-cell table:style-name="Default" office:value-type="float" office:value="1.64449694278765" calcext:value-type="float">
            <text:p>1,64449694278765</text:p>
          </table:table-cell>
          <table:table-cell table:style-name="Default" office:value-type="float" office:value="0.899683329503393" calcext:value-type="float">
            <text:p>0,899683329503393</text:p>
          </table:table-cell>
          <table:table-cell table:style-name="Default" office:value-type="float" office:value="0.855143433571693" calcext:value-type="float">
            <text:p>0,855143433571693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1.0147790908813" calcext:value-type="float">
            <text:p>11,0147790908813</text:p>
          </table:table-cell>
          <table:table-cell table:style-name="Default" office:value-type="float" office:value="1.52341701264887" calcext:value-type="float">
            <text:p>1,52341701264887</text:p>
          </table:table-cell>
          <table:table-cell table:style-name="Default" office:value-type="float" office:value="0.899802149210939" calcext:value-type="float">
            <text:p>0,899802149210939</text:p>
          </table:table-cell>
          <table:table-cell table:style-name="Default" office:value-type="float" office:value="0.867734691230777" calcext:value-type="float">
            <text:p>0,867734691230777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11.0189201831818" calcext:value-type="float">
            <text:p>11,0189201831818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102126121521" calcext:value-type="float">
            <text:p>15,102126121521</text:p>
          </table:table-cell>
          <table:table-cell table:style-name="Default" office:value-type="float" office:value="0.734256867202726" calcext:value-type="float">
            <text:p>0,734256867202726</text:p>
          </table:table-cell>
          <table:table-cell table:style-name="Default" office:value-type="float" office:value="0.907069557743006" calcext:value-type="float">
            <text:p>0,907069557743006</text:p>
          </table:table-cell>
          <table:table-cell table:style-name="Default" office:value-type="float" office:value="0.883900813661178" calcext:value-type="float">
            <text:p>0,883900813661178</text:p>
          </table:table-cell>
          <table:table-cell table:style-name="Default" office:value-type="float" office:value="578" calcext:value-type="float">
            <text:p>578</text:p>
          </table:table-cell>
          <table:table-cell table:style-name="Default" office:value-type="float" office:value="15.0750272274017" calcext:value-type="float">
            <text:p>15,0750272274017</text:p>
          </table:table-cell>
          <table:table-cell table:style-name="Default" office:value-type="float" office:value="1.72201496699129" calcext:value-type="float">
            <text:p>1,72201496699129</text:p>
          </table:table-cell>
          <table:table-cell table:style-name="Default" office:value-type="float" office:value="0.896489214028606" calcext:value-type="float">
            <text:p>0,896489214028606</text:p>
          </table:table-cell>
          <table:table-cell table:style-name="Default" office:value-type="float" office:value="0.896421887090267" calcext:value-type="float">
            <text:p>0,896421887090267</text:p>
          </table:table-cell>
          <table:table-cell table:style-name="Default" office:value-type="float" office:value="572" calcext:value-type="float">
            <text:p>572</text:p>
          </table:table-cell>
          <table:table-cell table:style-name="Default" office:value-type="float" office:value="15.0218122005463" calcext:value-type="float">
            <text:p>15,0218122005463</text:p>
          </table:table-cell>
          <table:table-cell table:style-name="Default" office:value-type="float" office:value="0.288051033663398" calcext:value-type="float">
            <text:p>0,288051033663398</text:p>
          </table:table-cell>
          <table:table-cell table:style-name="Default" office:value-type="float" office:value="0.885113232734033" calcext:value-type="float">
            <text:p>0,885113232734033</text:p>
          </table:table-cell>
          <table:table-cell table:style-name="Default" office:value-type="float" office:value="0.835425418838892" calcext:value-type="float">
            <text:p>0,835425418838892</text:p>
          </table:table-cell>
          <table:table-cell table:style-name="Default" office:value-type="float" office:value="574" calcext:value-type="float">
            <text:p>574</text:p>
          </table:table-cell>
          <table:table-cell table:style-name="Default" office:value-type="float" office:value="15.0438804626465" calcext:value-type="float">
            <text:p>15,0438804626465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6.04238963127136" calcext:value-type="float">
            <text:p>6,04238963127136</text:p>
          </table:table-cell>
          <table:table-cell table:style-name="Default" office:value-type="float" office:value="0.323310346467814" calcext:value-type="float">
            <text:p>0,323310346467814</text:p>
          </table:table-cell>
          <table:table-cell table:style-name="Default" office:value-type="float" office:value="0.654816966040882" calcext:value-type="float">
            <text:p>0,654816966040882</text:p>
          </table:table-cell>
          <table:table-cell table:style-name="Default" office:value-type="float" office:value="0.94542620027819" calcext:value-type="float">
            <text:p>0,94542620027819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7.5673942565918" calcext:value-type="float">
            <text:p>7,5673942565918</text:p>
          </table:table-cell>
          <table:table-cell table:style-name="Default" office:value-type="float" office:value="0.355057628531021" calcext:value-type="float">
            <text:p>0,355057628531021</text:p>
          </table:table-cell>
          <table:table-cell table:style-name="Default" office:value-type="float" office:value="0.649211475299443" calcext:value-type="float">
            <text:p>0,649211475299443</text:p>
          </table:table-cell>
          <table:table-cell table:style-name="Default" office:value-type="float" office:value="0.940031019648116" calcext:value-type="float">
            <text:p>0,94003101964811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6.92317485809326" calcext:value-type="float">
            <text:p>6,92317485809326</text:p>
          </table:table-cell>
          <table:table-cell table:style-name="Default" office:value-type="float" office:value="0.411698206247693" calcext:value-type="float">
            <text:p>0,411698206247693</text:p>
          </table:table-cell>
          <table:table-cell table:style-name="Default" office:value-type="float" office:value="0.655313524909469" calcext:value-type="float">
            <text:p>0,655313524909469</text:p>
          </table:table-cell>
          <table:table-cell table:style-name="Default" office:value-type="float" office:value="0.947813672891386" calcext:value-type="float">
            <text:p>0,947813672891386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7.83832693099976" calcext:value-type="float">
            <text:p>7,83832693099976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9144299030304" calcext:value-type="float">
            <text:p>20,9144299030304</text:p>
          </table:table-cell>
          <table:table-cell table:style-name="Default" office:value-type="float" office:value="1.72109725113471" calcext:value-type="float">
            <text:p>1,72109725113471</text:p>
          </table:table-cell>
          <table:table-cell table:style-name="Default" office:value-type="float" office:value="0.828086558472679" calcext:value-type="float">
            <text:p>0,828086558472679</text:p>
          </table:table-cell>
          <table:table-cell table:style-name="Default" office:value-type="float" office:value="0.93161837417537" calcext:value-type="float">
            <text:p>0,93161837417537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260364055634" calcext:value-type="float">
            <text:p>20,1260364055634</text:p>
          </table:table-cell>
          <table:table-cell table:style-name="Default" office:value-type="float" office:value="1.43842154737267" calcext:value-type="float">
            <text:p>1,43842154737267</text:p>
          </table:table-cell>
          <table:table-cell table:style-name="Default" office:value-type="float" office:value="0.833655639626281" calcext:value-type="float">
            <text:p>0,833655639626281</text:p>
          </table:table-cell>
          <table:table-cell table:style-name="Default" office:value-type="float" office:value="0.936947562496611" calcext:value-type="float">
            <text:p>0,936947562496611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753163337708" calcext:value-type="float">
            <text:p>20,1753163337708</text:p>
          </table:table-cell>
          <table:table-cell table:style-name="Default" office:value-type="float" office:value="2.09971093542703" calcext:value-type="float">
            <text:p>2,09971093542703</text:p>
          </table:table-cell>
          <table:table-cell table:style-name="Default" office:value-type="float" office:value="0.816610211460951" calcext:value-type="float">
            <text:p>0,816610211460951</text:p>
          </table:table-cell>
          <table:table-cell table:style-name="Default" office:value-type="float" office:value="0.919900656909594" calcext:value-type="float">
            <text:p>0,919900656909594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977637767792" calcext:value-type="float">
            <text:p>20,0977637767792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900775432587" calcext:value-type="float">
            <text:p>25,6900775432587</text:p>
          </table:table-cell>
          <table:table-cell table:style-name="Default" office:value-type="float" office:value="0.614000111402384" calcext:value-type="float">
            <text:p>0,614000111402384</text:p>
          </table:table-cell>
          <table:table-cell table:style-name="Default" office:value-type="float" office:value="0.84801149780889" calcext:value-type="float">
            <text:p>0,84801149780889</text:p>
          </table:table-cell>
          <table:table-cell table:style-name="Default" office:value-type="float" office:value="0.958196518494245" calcext:value-type="float">
            <text:p>0,958196518494245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572121620178" calcext:value-type="float">
            <text:p>25,7572121620178</text:p>
          </table:table-cell>
          <table:table-cell table:style-name="Default" office:value-type="float" office:value="1.02635398454018" calcext:value-type="float">
            <text:p>1,02635398454018</text:p>
          </table:table-cell>
          <table:table-cell table:style-name="Default" office:value-type="float" office:value="0.839031411042103" calcext:value-type="float">
            <text:p>0,839031411042103</text:p>
          </table:table-cell>
          <table:table-cell table:style-name="Default" office:value-type="float" office:value="0.955157332472956" calcext:value-type="float">
            <text:p>0,955157332472956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8169593811035" calcext:value-type="float">
            <text:p>25,8169593811035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84929689188578" calcext:value-type="float">
            <text:p>0,684929689188578</text:p>
          </table:table-cell>
          <table:table-cell table:style-name="Default" office:value-type="float" office:value="0.936416286147498" calcext:value-type="float">
            <text:p>0,936416286147498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674938201904" calcext:value-type="float">
            <text:p>25,6674938201904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8788752555847" calcext:value-type="float">
            <text:p>10,8788752555847</text:p>
          </table:table-cell>
          <table:table-cell table:style-name="Default" office:value-type="float" office:value="1.79470713943067" calcext:value-type="float">
            <text:p>1,79470713943067</text:p>
          </table:table-cell>
          <table:table-cell table:style-name="Default" office:value-type="float" office:value="0.893484646076099" calcext:value-type="float">
            <text:p>0,893484646076099</text:p>
          </table:table-cell>
          <table:table-cell table:style-name="Default" office:value-type="float" office:value="0.855320798149083" calcext:value-type="float">
            <text:p>0,855320798149083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136953353882" calcext:value-type="float">
            <text:p>10,9136953353882</text:p>
          </table:table-cell>
          <table:table-cell table:style-name="Default" office:value-type="float" office:value="1.91034968638267" calcext:value-type="float">
            <text:p>1,91034968638267</text:p>
          </table:table-cell>
          <table:table-cell table:style-name="Default" office:value-type="float" office:value="0.849787219429814" calcext:value-type="float">
            <text:p>0,849787219429814</text:p>
          </table:table-cell>
          <table:table-cell table:style-name="Default" office:value-type="float" office:value="0.815552746051814" calcext:value-type="float">
            <text:p>0,815552746051814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10.9712884426117" calcext:value-type="float">
            <text:p>10,9712884426117</text:p>
          </table:table-cell>
          <table:table-cell table:style-name="Default" office:value-type="float" office:value="1.63782346621135" calcext:value-type="float">
            <text:p>1,63782346621135</text:p>
          </table:table-cell>
          <table:table-cell table:style-name="Default" office:value-type="float" office:value="0.889294745428308" calcext:value-type="float">
            <text:p>0,889294745428308</text:p>
          </table:table-cell>
          <table:table-cell table:style-name="Default" office:value-type="float" office:value="0.852733273771774" calcext:value-type="float">
            <text:p>0,852733273771774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136941432953" calcext:value-type="float">
            <text:p>10,9136941432953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4.987447977066" calcext:value-type="float">
            <text:p>14,987447977066</text:p>
          </table:table-cell>
          <table:table-cell table:style-name="Default" office:value-type="float" office:value="0.801377669311219" calcext:value-type="float">
            <text:p>0,801377669311219</text:p>
          </table:table-cell>
          <table:table-cell table:style-name="Default" office:value-type="float" office:value="0.873856201905624" calcext:value-type="float">
            <text:p>0,873856201905624</text:p>
          </table:table-cell>
          <table:table-cell table:style-name="Default" office:value-type="float" office:value="0.894476313618403" calcext:value-type="float">
            <text:p>0,894476313618403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14.9079103469849" calcext:value-type="float">
            <text:p>14,9079103469849</text:p>
          </table:table-cell>
          <table:table-cell table:style-name="Default" office:value-type="float" office:value="0.825624237333127" calcext:value-type="float">
            <text:p>0,825624237333127</text:p>
          </table:table-cell>
          <table:table-cell table:style-name="Default" office:value-type="float" office:value="0.892614653782552" calcext:value-type="float">
            <text:p>0,892614653782552</text:p>
          </table:table-cell>
          <table:table-cell table:style-name="Default" office:value-type="float" office:value="0.820956417007054" calcext:value-type="float">
            <text:p>0,820956417007054</text:p>
          </table:table-cell>
          <table:table-cell table:style-name="Default" office:value-type="float" office:value="574" calcext:value-type="float">
            <text:p>574</text:p>
          </table:table-cell>
          <table:table-cell table:style-name="Default" office:value-type="float" office:value="14.9356648921967" calcext:value-type="float">
            <text:p>14,9356648921967</text:p>
          </table:table-cell>
          <table:table-cell table:style-name="Default" office:value-type="float" office:value="0.963592222909503" calcext:value-type="float">
            <text:p>0,963592222909503</text:p>
          </table:table-cell>
          <table:table-cell table:style-name="Default" office:value-type="float" office:value="0.896606445194151" calcext:value-type="float">
            <text:p>0,896606445194151</text:p>
          </table:table-cell>
          <table:table-cell table:style-name="Default" office:value-type="float" office:value="0.868735973239901" calcext:value-type="float">
            <text:p>0,868735973239901</text:p>
          </table:table-cell>
          <table:table-cell table:style-name="Default" office:value-type="float" office:value="578" calcext:value-type="float">
            <text:p>578</text:p>
          </table:table-cell>
          <table:table-cell table:style-name="Default" office:value-type="float" office:value="15.0001094341278" calcext:value-type="float">
            <text:p>15,0001094341278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91270899772644" calcext:value-type="float">
            <text:p>5,91270899772644</text:p>
          </table:table-cell>
          <table:table-cell table:style-name="Default" office:value-type="float" office:value="0.287084702962152" calcext:value-type="float">
            <text:p>0,287084702962152</text:p>
          </table:table-cell>
          <table:table-cell table:style-name="Default" office:value-type="float" office:value="0.651302936844509" calcext:value-type="float">
            <text:p>0,651302936844509</text:p>
          </table:table-cell>
          <table:table-cell table:style-name="Default" office:value-type="float" office:value="0.937994278584543" calcext:value-type="float">
            <text:p>0,937994278584543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5.72083187103272" calcext:value-type="float">
            <text:p>5,72083187103272</text:p>
          </table:table-cell>
          <table:table-cell table:style-name="Default" office:value-type="float" office:value="0.616888153639485" calcext:value-type="float">
            <text:p>0,616888153639485</text:p>
          </table:table-cell>
          <table:table-cell table:style-name="Default" office:value-type="float" office:value="0.645597279455214" calcext:value-type="float">
            <text:p>0,645597279455214</text:p>
          </table:table-cell>
          <table:table-cell table:style-name="Default" office:value-type="float" office:value="0.936816958198832" calcext:value-type="float">
            <text:p>0,936816958198832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6.93889117240906" calcext:value-type="float">
            <text:p>6,93889117240906</text:p>
          </table:table-cell>
          <table:table-cell table:style-name="Default" office:value-type="float" office:value="0.311489527867904" calcext:value-type="float">
            <text:p>0,311489527867904</text:p>
          </table:table-cell>
          <table:table-cell table:style-name="Default" office:value-type="float" office:value="0.655320523205802" calcext:value-type="float">
            <text:p>0,655320523205802</text:p>
          </table:table-cell>
          <table:table-cell table:style-name="Default" office:value-type="float" office:value="0.944694049236856" calcext:value-type="float">
            <text:p>0,944694049236856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7.39483022689819" calcext:value-type="float">
            <text:p>7,39483022689819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9918620586395" calcext:value-type="float">
            <text:p>20,9918620586395</text:p>
          </table:table-cell>
          <table:table-cell table:style-name="Default" office:value-type="float" office:value="1.50493479201844" calcext:value-type="float">
            <text:p>1,50493479201844</text:p>
          </table:table-cell>
          <table:table-cell table:style-name="Default" office:value-type="float" office:value="0.830699976360805" calcext:value-type="float">
            <text:p>0,830699976360805</text:p>
          </table:table-cell>
          <table:table-cell table:style-name="Default" office:value-type="float" office:value="0.927602841536034" calcext:value-type="float">
            <text:p>0,927602841536034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19.9022989273071" calcext:value-type="float">
            <text:p>19,9022989273071</text:p>
          </table:table-cell>
          <table:table-cell table:style-name="Default" office:value-type="float" office:value="1.45360748774835" calcext:value-type="float">
            <text:p>1,45360748774835</text:p>
          </table:table-cell>
          <table:table-cell table:style-name="Default" office:value-type="float" office:value="0.829039385611866" calcext:value-type="float">
            <text:p>0,829039385611866</text:p>
          </table:table-cell>
          <table:table-cell table:style-name="Default" office:value-type="float" office:value="0.933113270762409" calcext:value-type="float">
            <text:p>0,93311327076240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631191730499" calcext:value-type="float">
            <text:p>20,0631191730499</text:p>
          </table:table-cell>
          <table:table-cell table:style-name="Default" office:value-type="float" office:value="1.39454792890419" calcext:value-type="float">
            <text:p>1,39454792890419</text:p>
          </table:table-cell>
          <table:table-cell table:style-name="Default" office:value-type="float" office:value="0.831462848196595" calcext:value-type="float">
            <text:p>0,831462848196595</text:p>
          </table:table-cell>
          <table:table-cell table:style-name="Default" office:value-type="float" office:value="0.924225984128882" calcext:value-type="float">
            <text:p>0,924225984128882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047190189362" calcext:value-type="float">
            <text:p>20,0047190189362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649673938751" calcext:value-type="float">
            <text:p>25,5649673938751</text:p>
          </table:table-cell>
          <table:table-cell table:style-name="Default" office:value-type="float" office:value="0.985891159929371" calcext:value-type="float">
            <text:p>0,985891159929371</text:p>
          </table:table-cell>
          <table:table-cell table:style-name="Default" office:value-type="float" office:value="0.838109193383992" calcext:value-type="float">
            <text:p>0,838109193383992</text:p>
          </table:table-cell>
          <table:table-cell table:style-name="Default" office:value-type="float" office:value="0.956541891548599" calcext:value-type="float">
            <text:p>0,95654189154859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148772239685" calcext:value-type="float">
            <text:p>25,6148772239685</text:p>
          </table:table-cell>
          <table:table-cell table:style-name="Default" office:value-type="float" office:value="1.03158249630248" calcext:value-type="float">
            <text:p>1,03158249630248</text:p>
          </table:table-cell>
          <table:table-cell table:style-name="Default" office:value-type="float" office:value="0.833810430763967" calcext:value-type="float">
            <text:p>0,833810430763967</text:p>
          </table:table-cell>
          <table:table-cell table:style-name="Default" office:value-type="float" office:value="0.951503785635971" calcext:value-type="float">
            <text:p>0,951503785635971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857520580292" calcext:value-type="float">
            <text:p>25,7857520580292</text:p>
          </table:table-cell>
          <table:table-cell table:style-name="Default" office:value-type="float" office:value="0.614193812689486" calcext:value-type="float">
            <text:p>0,614193812689486</text:p>
          </table:table-cell>
          <table:table-cell table:style-name="Default" office:value-type="float" office:value="0.8403603763507" calcext:value-type="float">
            <text:p>0,8403603763507</text:p>
          </table:table-cell>
          <table:table-cell table:style-name="Default" office:value-type="float" office:value="0.940856219275231" calcext:value-type="float">
            <text:p>0,940856219275231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226230621338" calcext:value-type="float">
            <text:p>25,5226230621338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8894302845001" calcext:value-type="float">
            <text:p>10,8894302845001</text:p>
          </table:table-cell>
          <table:table-cell table:style-name="Default" office:value-type="float" office:value="1.92812423755851" calcext:value-type="float">
            <text:p>1,92812423755851</text:p>
          </table:table-cell>
          <table:table-cell table:style-name="Default" office:value-type="float" office:value="0.887828680026507" calcext:value-type="float">
            <text:p>0,887828680026507</text:p>
          </table:table-cell>
          <table:table-cell table:style-name="Default" office:value-type="float" office:value="0.84981572628764" calcext:value-type="float">
            <text:p>0,84981572628764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115581512451" calcext:value-type="float">
            <text:p>10,9115581512451</text:p>
          </table:table-cell>
          <table:table-cell table:style-name="Default" office:value-type="float" office:value="1.80180702103662" calcext:value-type="float">
            <text:p>1,80180702103662</text:p>
          </table:table-cell>
          <table:table-cell table:style-name="Default" office:value-type="float" office:value="0.900839976215445" calcext:value-type="float">
            <text:p>0,900839976215445</text:p>
          </table:table-cell>
          <table:table-cell table:style-name="Default" office:value-type="float" office:value="0.875951338199513" calcext:value-type="float">
            <text:p>0,875951338199513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8980329036713" calcext:value-type="float">
            <text:p>10,8980329036713</text:p>
          </table:table-cell>
          <table:table-cell table:style-name="Default" office:value-type="float" office:value="2.09907087922456" calcext:value-type="float">
            <text:p>2,09907087922456</text:p>
          </table:table-cell>
          <table:table-cell table:style-name="Default" office:value-type="float" office:value="0.885813996674706" calcext:value-type="float">
            <text:p>0,885813996674706</text:p>
          </table:table-cell>
          <table:table-cell table:style-name="Default" office:value-type="float" office:value="0.824888239799099" calcext:value-type="float">
            <text:p>0,824888239799099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346041679382" calcext:value-type="float">
            <text:p>10,9346041679382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4.9729995727539" calcext:value-type="float">
            <text:p>14,9729995727539</text:p>
          </table:table-cell>
          <table:table-cell table:style-name="Default" office:value-type="float" office:value="1.05924816156268" calcext:value-type="float">
            <text:p>1,05924816156268</text:p>
          </table:table-cell>
          <table:table-cell table:style-name="Default" office:value-type="float" office:value="0.896747361463327" calcext:value-type="float">
            <text:p>0,896747361463327</text:p>
          </table:table-cell>
          <table:table-cell table:style-name="Default" office:value-type="float" office:value="0.878089035156866" calcext:value-type="float">
            <text:p>0,878089035156866</text:p>
          </table:table-cell>
          <table:table-cell table:style-name="Default" office:value-type="float" office:value="574" calcext:value-type="float">
            <text:p>574</text:p>
          </table:table-cell>
          <table:table-cell table:style-name="Default" office:value-type="float" office:value="14.9044024944305" calcext:value-type="float">
            <text:p>14,9044024944305</text:p>
          </table:table-cell>
          <table:table-cell table:style-name="Default" office:value-type="float" office:value="0.465102721182311" calcext:value-type="float">
            <text:p>0,465102721182311</text:p>
          </table:table-cell>
          <table:table-cell table:style-name="Default" office:value-type="float" office:value="0.902175880480265" calcext:value-type="float">
            <text:p>0,902175880480265</text:p>
          </table:table-cell>
          <table:table-cell table:style-name="Default" office:value-type="float" office:value="0.874634754521342" calcext:value-type="float">
            <text:p>0,874634754521342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14.9692227840424" calcext:value-type="float">
            <text:p>14,9692227840424</text:p>
          </table:table-cell>
          <table:table-cell table:style-name="Default" office:value-type="float" office:value="1.02122155083502" calcext:value-type="float">
            <text:p>1,02122155083502</text:p>
          </table:table-cell>
          <table:table-cell table:style-name="Default" office:value-type="float" office:value="0.898888904475216" calcext:value-type="float">
            <text:p>0,898888904475216</text:p>
          </table:table-cell>
          <table:table-cell table:style-name="Default" office:value-type="float" office:value="0.858890106783452" calcext:value-type="float">
            <text:p>0,858890106783452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4.9647147655487" calcext:value-type="float">
            <text:p>14,9647147655487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6.16298699378967" calcext:value-type="float">
            <text:p>6,16298699378967</text:p>
          </table:table-cell>
          <table:table-cell table:style-name="Default" office:value-type="float" office:value="0.360837314888943" calcext:value-type="float">
            <text:p>0,360837314888943</text:p>
          </table:table-cell>
          <table:table-cell table:style-name="Default" office:value-type="float" office:value="0.639196569829895" calcext:value-type="float">
            <text:p>0,639196569829895</text:p>
          </table:table-cell>
          <table:table-cell table:style-name="Default" office:value-type="float" office:value="0.942008969953465" calcext:value-type="float">
            <text:p>0,942008969953465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8.05548191070557" calcext:value-type="float">
            <text:p>8,05548191070557</text:p>
          </table:table-cell>
          <table:table-cell table:style-name="Default" office:value-type="float" office:value="0.416654608321404" calcext:value-type="float">
            <text:p>0,416654608321404</text:p>
          </table:table-cell>
          <table:table-cell table:style-name="Default" office:value-type="float" office:value="0.65259295076741" calcext:value-type="float">
            <text:p>0,65259295076741</text:p>
          </table:table-cell>
          <table:table-cell table:style-name="Default" office:value-type="float" office:value="0.944776636215539" calcext:value-type="float">
            <text:p>0,944776636215539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6.72354698181152" calcext:value-type="float">
            <text:p>6,72354698181152</text:p>
          </table:table-cell>
          <table:table-cell table:style-name="Default" office:value-type="float" office:value="0.459443838458163" calcext:value-type="float">
            <text:p>0,459443838458163</text:p>
          </table:table-cell>
          <table:table-cell table:style-name="Default" office:value-type="float" office:value="0.647676251744152" calcext:value-type="float">
            <text:p>0,647676251744152</text:p>
          </table:table-cell>
          <table:table-cell table:style-name="Default" office:value-type="float" office:value="0.94530572897114" calcext:value-type="float">
            <text:p>0,94530572897114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7.55935454368591" calcext:value-type="float">
            <text:p>7,55935454368591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9178776741028" calcext:value-type="float">
            <text:p>20,9178776741028</text:p>
          </table:table-cell>
          <table:table-cell table:style-name="Default" office:value-type="float" office:value="1.27897157744883" calcext:value-type="float">
            <text:p>1,27897157744883</text:p>
          </table:table-cell>
          <table:table-cell table:style-name="Default" office:value-type="float" office:value="0.832723163409597" calcext:value-type="float">
            <text:p>0,832723163409597</text:p>
          </table:table-cell>
          <table:table-cell table:style-name="Default" office:value-type="float" office:value="0.940707281447422" calcext:value-type="float">
            <text:p>0,940707281447422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719691753387" calcext:value-type="float">
            <text:p>20,1719691753387</text:p>
          </table:table-cell>
          <table:table-cell table:style-name="Default" office:value-type="float" office:value="2.36795627127361" calcext:value-type="float">
            <text:p>2,36795627127361</text:p>
          </table:table-cell>
          <table:table-cell table:style-name="Default" office:value-type="float" office:value="0.817017078858009" calcext:value-type="float">
            <text:p>0,817017078858009</text:p>
          </table:table-cell>
          <table:table-cell table:style-name="Default" office:value-type="float" office:value="0.922912757110792" calcext:value-type="float">
            <text:p>0,922912757110792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266374588013" calcext:value-type="float">
            <text:p>20,1266374588013</text:p>
          </table:table-cell>
          <table:table-cell table:style-name="Default" office:value-type="float" office:value="1.86911118488182" calcext:value-type="float">
            <text:p>1,86911118488182</text:p>
          </table:table-cell>
          <table:table-cell table:style-name="Default" office:value-type="float" office:value="0.808601251771936" calcext:value-type="float">
            <text:p>0,808601251771936</text:p>
          </table:table-cell>
          <table:table-cell table:style-name="Default" office:value-type="float" office:value="0.925686291999149" calcext:value-type="float">
            <text:p>0,9256862919991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081734657288" calcext:value-type="float">
            <text:p>20,0081734657288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503055095673" calcext:value-type="float">
            <text:p>25,6503055095673</text:p>
          </table:table-cell>
          <table:table-cell table:style-name="Default" office:value-type="float" office:value="0.638814741031174" calcext:value-type="float">
            <text:p>0,638814741031174</text:p>
          </table:table-cell>
          <table:table-cell table:style-name="Default" office:value-type="float" office:value="0.855526759339319" calcext:value-type="float">
            <text:p>0,855526759339319</text:p>
          </table:table-cell>
          <table:table-cell table:style-name="Default" office:value-type="float" office:value="0.957028709881437" calcext:value-type="float">
            <text:p>0,957028709881437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925573348999" calcext:value-type="float">
            <text:p>25,6925573348999</text:p>
          </table:table-cell>
          <table:table-cell table:style-name="Default" office:value-type="float" office:value="1.11825962673277" calcext:value-type="float">
            <text:p>1,11825962673277</text:p>
          </table:table-cell>
          <table:table-cell table:style-name="Default" office:value-type="float" office:value="0.842598947491692" calcext:value-type="float">
            <text:p>0,842598947491692</text:p>
          </table:table-cell>
          <table:table-cell table:style-name="Default" office:value-type="float" office:value="0.95082618526281" calcext:value-type="float">
            <text:p>0,95082618526281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409987449646" calcext:value-type="float">
            <text:p>25,7409987449646</text:p>
          </table:table-cell>
          <table:table-cell table:style-name="Default" office:value-type="float" office:value="1.74870531168469" calcext:value-type="float">
            <text:p>1,74870531168469</text:p>
          </table:table-cell>
          <table:table-cell table:style-name="Default" office:value-type="float" office:value="0.816651102119528" calcext:value-type="float">
            <text:p>0,816651102119528</text:p>
          </table:table-cell>
          <table:table-cell table:style-name="Default" office:value-type="float" office:value="0.942584433000146" calcext:value-type="float">
            <text:p>0,942584433000146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428040504456" calcext:value-type="float">
            <text:p>25,7428040504456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823145866394" calcext:value-type="float">
            <text:p>10,9823145866394</text:p>
          </table:table-cell>
          <table:table-cell table:style-name="Default" office:value-type="float" office:value="1.02868429880011" calcext:value-type="float">
            <text:p>1,02868429880011</text:p>
          </table:table-cell>
          <table:table-cell table:style-name="Default" office:value-type="float" office:value="0.882729899376342" calcext:value-type="float">
            <text:p>0,882729899376342</text:p>
          </table:table-cell>
          <table:table-cell table:style-name="Default" office:value-type="float" office:value="0.812236664403523" calcext:value-type="float">
            <text:p>0,812236664403523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10.976895570755" calcext:value-type="float">
            <text:p>10,976895570755</text:p>
          </table:table-cell>
          <table:table-cell table:style-name="Default" office:value-type="float" office:value="2.0897315491939" calcext:value-type="float">
            <text:p>2,0897315491939</text:p>
          </table:table-cell>
          <table:table-cell table:style-name="Default" office:value-type="float" office:value="0.872272345768197" calcext:value-type="float">
            <text:p>0,872272345768197</text:p>
          </table:table-cell>
          <table:table-cell table:style-name="Default" office:value-type="float" office:value="0.852086537475648" calcext:value-type="float">
            <text:p>0,852086537475648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1.0258646011353" calcext:value-type="float">
            <text:p>11,0258646011353</text:p>
          </table:table-cell>
          <table:table-cell table:style-name="Default" office:value-type="float" office:value="2.1164464419435" calcext:value-type="float">
            <text:p>2,1164464419435</text:p>
          </table:table-cell>
          <table:table-cell table:style-name="Default" office:value-type="float" office:value="0.86898490065437" calcext:value-type="float">
            <text:p>0,86898490065437</text:p>
          </table:table-cell>
          <table:table-cell table:style-name="Default" office:value-type="float" office:value="0.881662694268141" calcext:value-type="float">
            <text:p>0,881662694268141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11.043060541153" calcext:value-type="float">
            <text:p>11,043060541153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747544765472" calcext:value-type="float">
            <text:p>15,0747544765472</text:p>
          </table:table-cell>
          <table:table-cell table:style-name="Default" office:value-type="float" office:value="0.9015676465676" calcext:value-type="float">
            <text:p>0,9015676465676</text:p>
          </table:table-cell>
          <table:table-cell table:style-name="Default" office:value-type="float" office:value="0.887611090703883" calcext:value-type="float">
            <text:p>0,887611090703883</text:p>
          </table:table-cell>
          <table:table-cell table:style-name="Default" office:value-type="float" office:value="0.839875436924054" calcext:value-type="float">
            <text:p>0,839875436924054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15.0624527931213" calcext:value-type="float">
            <text:p>15,0624527931213</text:p>
          </table:table-cell>
          <table:table-cell table:style-name="Default" office:value-type="float" office:value="1.33270426414662" calcext:value-type="float">
            <text:p>1,33270426414662</text:p>
          </table:table-cell>
          <table:table-cell table:style-name="Default" office:value-type="float" office:value="0.892565132676693" calcext:value-type="float">
            <text:p>0,892565132676693</text:p>
          </table:table-cell>
          <table:table-cell table:style-name="Default" office:value-type="float" office:value="0.898366202199172" calcext:value-type="float">
            <text:p>0,89836620219917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994040966034" calcext:value-type="float">
            <text:p>15,0994040966034</text:p>
          </table:table-cell>
          <table:table-cell table:style-name="Default" office:value-type="float" office:value="0.885533390158406" calcext:value-type="float">
            <text:p>0,885533390158406</text:p>
          </table:table-cell>
          <table:table-cell table:style-name="Default" office:value-type="float" office:value="0.884729038820065" calcext:value-type="float">
            <text:p>0,884729038820065</text:p>
          </table:table-cell>
          <table:table-cell table:style-name="Default" office:value-type="float" office:value="0.847287133316221" calcext:value-type="float">
            <text:p>0,847287133316221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5.0754797458649" calcext:value-type="float">
            <text:p>15,0754797458649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6.04924011230469" calcext:value-type="float">
            <text:p>6,04924011230469</text:p>
          </table:table-cell>
          <table:table-cell table:style-name="Default" office:value-type="float" office:value="0.339431155795719" calcext:value-type="float">
            <text:p>0,339431155795719</text:p>
          </table:table-cell>
          <table:table-cell table:style-name="Default" office:value-type="float" office:value="0.65003599046052" calcext:value-type="float">
            <text:p>0,65003599046052</text:p>
          </table:table-cell>
          <table:table-cell table:style-name="Default" office:value-type="float" office:value="0.93536013839751" calcext:value-type="float">
            <text:p>0,93536013839751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6.248694896698" calcext:value-type="float">
            <text:p>6,248694896698</text:p>
          </table:table-cell>
          <table:table-cell table:style-name="Default" office:value-type="float" office:value="0.341249322840791" calcext:value-type="float">
            <text:p>0,341249322840791</text:p>
          </table:table-cell>
          <table:table-cell table:style-name="Default" office:value-type="float" office:value="0.651067874517953" calcext:value-type="float">
            <text:p>0,651067874517953</text:p>
          </table:table-cell>
          <table:table-cell table:style-name="Default" office:value-type="float" office:value="0.94375987654607" calcext:value-type="float">
            <text:p>0,94375987654607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7.18835759162903" calcext:value-type="float">
            <text:p>7,18835759162903</text:p>
          </table:table-cell>
          <table:table-cell table:style-name="Default" office:value-type="float" office:value="0.535470943197799" calcext:value-type="float">
            <text:p>0,535470943197799</text:p>
          </table:table-cell>
          <table:table-cell table:style-name="Default" office:value-type="float" office:value="0.646009738793525" calcext:value-type="float">
            <text:p>0,646009738793525</text:p>
          </table:table-cell>
          <table:table-cell table:style-name="Default" office:value-type="float" office:value="0.946767747517614" calcext:value-type="float">
            <text:p>0,946767747517614</text:p>
          </table:table-cell>
          <table:table-cell table:style-name="Default" office:value-type="float" office:value="182" calcext:value-type="float">
            <text:p>182</text:p>
          </table:table-cell>
          <table:table-cell table:style-name="Default" office:value-type="float" office:value="8.15909004211426" calcext:value-type="float">
            <text:p>8,15909004211426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1.2553582191467" calcext:value-type="float">
            <text:p>21,2553582191467</text:p>
          </table:table-cell>
          <table:table-cell table:style-name="Default" office:value-type="float" office:value="1.46414668075318" calcext:value-type="float">
            <text:p>1,46414668075318</text:p>
          </table:table-cell>
          <table:table-cell table:style-name="Default" office:value-type="float" office:value="0.83187190193617" calcext:value-type="float">
            <text:p>0,83187190193617</text:p>
          </table:table-cell>
          <table:table-cell table:style-name="Default" office:value-type="float" office:value="0.934520570831254" calcext:value-type="float">
            <text:p>0,934520570831254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764701366425" calcext:value-type="float">
            <text:p>20,0764701366425</text:p>
          </table:table-cell>
          <table:table-cell table:style-name="Default" office:value-type="float" office:value="1.44992853696899" calcext:value-type="float">
            <text:p>1,44992853696899</text:p>
          </table:table-cell>
          <table:table-cell table:style-name="Default" office:value-type="float" office:value="0.825008190145618" calcext:value-type="float">
            <text:p>0,825008190145618</text:p>
          </table:table-cell>
          <table:table-cell table:style-name="Default" office:value-type="float" office:value="0.930367300995778" calcext:value-type="float">
            <text:p>0,930367300995778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122950077057" calcext:value-type="float">
            <text:p>20,0122950077057</text:p>
          </table:table-cell>
          <table:table-cell table:style-name="Default" office:value-type="float" office:value="2.52850716186286" calcext:value-type="float">
            <text:p>2,52850716186286</text:p>
          </table:table-cell>
          <table:table-cell table:style-name="Default" office:value-type="float" office:value="0.810039174497295" calcext:value-type="float">
            <text:p>0,810039174497295</text:p>
          </table:table-cell>
          <table:table-cell table:style-name="Default" office:value-type="float" office:value="0.912931220303084" calcext:value-type="float">
            <text:p>0,912931220303084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412492752075" calcext:value-type="float">
            <text:p>20,0412492752075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4690954685211" calcext:value-type="float">
            <text:p>25,4690954685211</text:p>
          </table:table-cell>
          <table:table-cell table:style-name="Default" office:value-type="float" office:value="1.01242299409457" calcext:value-type="float">
            <text:p>1,01242299409457</text:p>
          </table:table-cell>
          <table:table-cell table:style-name="Default" office:value-type="float" office:value="0.840717531773898" calcext:value-type="float">
            <text:p>0,840717531773898</text:p>
          </table:table-cell>
          <table:table-cell table:style-name="Default" office:value-type="float" office:value="0.959057334900872" calcext:value-type="float">
            <text:p>0,959057334900872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616323947906" calcext:value-type="float">
            <text:p>25,5616323947906</text:p>
          </table:table-cell>
          <table:table-cell table:style-name="Default" office:value-type="float" office:value="2.07750562448227" calcext:value-type="float">
            <text:p>2,07750562448227</text:p>
          </table:table-cell>
          <table:table-cell table:style-name="Default" office:value-type="float" office:value="0.823783427680861" calcext:value-type="float">
            <text:p>0,823783427680861</text:p>
          </table:table-cell>
          <table:table-cell table:style-name="Default" office:value-type="float" office:value="0.946923675664069" calcext:value-type="float">
            <text:p>0,94692367566406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372212409973" calcext:value-type="float">
            <text:p>25,7372212409973</text:p>
          </table:table-cell>
          <table:table-cell table:style-name="Default" office:value-type="float" office:value="1.89084597294454" calcext:value-type="float">
            <text:p>1,89084597294454</text:p>
          </table:table-cell>
          <table:table-cell table:style-name="Default" office:value-type="float" office:value="0.8135270712676" calcext:value-type="float">
            <text:p>0,8135270712676</text:p>
          </table:table-cell>
          <table:table-cell table:style-name="Default" office:value-type="float" office:value="0.936079956440416" calcext:value-type="float">
            <text:p>0,936079956440416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48686170578" calcext:value-type="float">
            <text:p>25,648686170578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419572353363" calcext:value-type="float">
            <text:p>10,9419572353363</text:p>
          </table:table-cell>
          <table:table-cell table:style-name="Default" office:value-type="float" office:value="2.51224644190667" calcext:value-type="float">
            <text:p>2,51224644190667</text:p>
          </table:table-cell>
          <table:table-cell table:style-name="Default" office:value-type="float" office:value="0.885419871635516" calcext:value-type="float">
            <text:p>0,885419871635516</text:p>
          </table:table-cell>
          <table:table-cell table:style-name="Default" office:value-type="float" office:value="0.842725904680567" calcext:value-type="float">
            <text:p>0,842725904680567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0.9659872055054" calcext:value-type="float">
            <text:p>10,9659872055054</text:p>
          </table:table-cell>
          <table:table-cell table:style-name="Default" office:value-type="float" office:value="2.17882413493102" calcext:value-type="float">
            <text:p>2,17882413493102</text:p>
          </table:table-cell>
          <table:table-cell table:style-name="Default" office:value-type="float" office:value="0.877284529394976" calcext:value-type="float">
            <text:p>0,877284529394976</text:p>
          </table:table-cell>
          <table:table-cell table:style-name="Default" office:value-type="float" office:value="0.89271223984034" calcext:value-type="float">
            <text:p>0,89271223984034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274251461029" calcext:value-type="float">
            <text:p>10,9274251461029</text:p>
          </table:table-cell>
          <table:table-cell table:style-name="Default" office:value-type="float" office:value="1.84019137937443" calcext:value-type="float">
            <text:p>1,84019137937443</text:p>
          </table:table-cell>
          <table:table-cell table:style-name="Default" office:value-type="float" office:value="0.872345712402442" calcext:value-type="float">
            <text:p>0,872345712402442</text:p>
          </table:table-cell>
          <table:table-cell table:style-name="Default" office:value-type="float" office:value="0.848489272284893" calcext:value-type="float">
            <text:p>0,848489272284893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50385093689" calcext:value-type="float">
            <text:p>10,950385093689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117039680481" calcext:value-type="float">
            <text:p>15,0117039680481</text:p>
          </table:table-cell>
          <table:table-cell table:style-name="Default" office:value-type="float" office:value="0.713417057789498" calcext:value-type="float">
            <text:p>0,713417057789498</text:p>
          </table:table-cell>
          <table:table-cell table:style-name="Default" office:value-type="float" office:value="0.907752583927506" calcext:value-type="float">
            <text:p>0,907752583927506</text:p>
          </table:table-cell>
          <table:table-cell table:style-name="Default" office:value-type="float" office:value="0.887632669224908" calcext:value-type="float">
            <text:p>0,887632669224908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15.0073266029358" calcext:value-type="float">
            <text:p>15,0073266029358</text:p>
          </table:table-cell>
          <table:table-cell table:style-name="Default" office:value-type="float" office:value="0.542176378691478" calcext:value-type="float">
            <text:p>0,542176378691478</text:p>
          </table:table-cell>
          <table:table-cell table:style-name="Default" office:value-type="float" office:value="0.885969328706296" calcext:value-type="float">
            <text:p>0,885969328706296</text:p>
          </table:table-cell>
          <table:table-cell table:style-name="Default" office:value-type="float" office:value="0.831027567218464" calcext:value-type="float">
            <text:p>0,831027567218464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14.9929864406586" calcext:value-type="float">
            <text:p>14,9929864406586</text:p>
          </table:table-cell>
          <table:table-cell table:style-name="Default" office:value-type="float" office:value="1.27072838778713" calcext:value-type="float">
            <text:p>1,27072838778713</text:p>
          </table:table-cell>
          <table:table-cell table:style-name="Default" office:value-type="float" office:value="0.895641306557128" calcext:value-type="float">
            <text:p>0,895641306557128</text:p>
          </table:table-cell>
          <table:table-cell table:style-name="Default" office:value-type="float" office:value="0.845273051688045" calcext:value-type="float">
            <text:p>0,845273051688045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5.0272028446198" calcext:value-type="float">
            <text:p>15,0272028446198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84709429740906" calcext:value-type="float">
            <text:p>5,84709429740906</text:p>
          </table:table-cell>
          <table:table-cell table:style-name="Default" office:value-type="float" office:value="0.399906979390456" calcext:value-type="float">
            <text:p>0,399906979390456</text:p>
          </table:table-cell>
          <table:table-cell table:style-name="Default" office:value-type="float" office:value="0.653084947968687" calcext:value-type="float">
            <text:p>0,653084947968687</text:p>
          </table:table-cell>
          <table:table-cell table:style-name="Default" office:value-type="float" office:value="0.942065621251916" calcext:value-type="float">
            <text:p>0,942065621251916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6.09398698806763" calcext:value-type="float">
            <text:p>6,09398698806763</text:p>
          </table:table-cell>
          <table:table-cell table:style-name="Default" office:value-type="float" office:value="0.373724369644824" calcext:value-type="float">
            <text:p>0,373724369644824</text:p>
          </table:table-cell>
          <table:table-cell table:style-name="Default" office:value-type="float" office:value="0.652600988267799" calcext:value-type="float">
            <text:p>0,652600988267799</text:p>
          </table:table-cell>
          <table:table-cell table:style-name="Default" office:value-type="float" office:value="0.943680484633047" calcext:value-type="float">
            <text:p>0,943680484633047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6.85602140426636" calcext:value-type="float">
            <text:p>6,85602140426636</text:p>
          </table:table-cell>
          <table:table-cell table:style-name="Default" office:value-type="float" office:value="0.398662761697267" calcext:value-type="float">
            <text:p>0,398662761697267</text:p>
          </table:table-cell>
          <table:table-cell table:style-name="Default" office:value-type="float" office:value="0.649838834226416" calcext:value-type="float">
            <text:p>0,649838834226416</text:p>
          </table:table-cell>
          <table:table-cell table:style-name="Default" office:value-type="float" office:value="0.947198241167894" calcext:value-type="float">
            <text:p>0,947198241167894</text:p>
          </table:table-cell>
          <table:table-cell table:style-name="Default" office:value-type="float" office:value="163" calcext:value-type="float">
            <text:p>163</text:p>
          </table:table-cell>
          <table:table-cell table:style-name="Default" office:value-type="float" office:value="8.06030511856079" calcext:value-type="float">
            <text:p>8,06030511856079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1.189532995224" calcext:value-type="float">
            <text:p>21,189532995224</text:p>
          </table:table-cell>
          <table:table-cell table:style-name="Default" office:value-type="float" office:value="1.6090155337396" calcext:value-type="float">
            <text:p>1,6090155337396</text:p>
          </table:table-cell>
          <table:table-cell table:style-name="Default" office:value-type="float" office:value="0.831641820666022" calcext:value-type="float">
            <text:p>0,831641820666022</text:p>
          </table:table-cell>
          <table:table-cell table:style-name="Default" office:value-type="float" office:value="0.933851524991983" calcext:value-type="float">
            <text:p>0,933851524991983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752309799194" calcext:value-type="float">
            <text:p>20,1752309799194</text:p>
          </table:table-cell>
          <table:table-cell table:style-name="Default" office:value-type="float" office:value="1.45760223730624" calcext:value-type="float">
            <text:p>1,45760223730624</text:p>
          </table:table-cell>
          <table:table-cell table:style-name="Default" office:value-type="float" office:value="0.826051645678138" calcext:value-type="float">
            <text:p>0,826051645678138</text:p>
          </table:table-cell>
          <table:table-cell table:style-name="Default" office:value-type="float" office:value="0.929778707877711" calcext:value-type="float">
            <text:p>0,929778707877711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904735565186" calcext:value-type="float">
            <text:p>20,1904735565186</text:p>
          </table:table-cell>
          <table:table-cell table:style-name="Default" office:value-type="float" office:value="1.85595590866908" calcext:value-type="float">
            <text:p>1,85595590866908</text:p>
          </table:table-cell>
          <table:table-cell table:style-name="Default" office:value-type="float" office:value="0.832136773785799" calcext:value-type="float">
            <text:p>0,832136773785799</text:p>
          </table:table-cell>
          <table:table-cell table:style-name="Default" office:value-type="float" office:value="0.925333284315302" calcext:value-type="float">
            <text:p>0,925333284315302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910843849182" calcext:value-type="float">
            <text:p>20,1910843849182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986680030823" calcext:value-type="float">
            <text:p>25,6986680030823</text:p>
          </table:table-cell>
          <table:table-cell table:style-name="Default" office:value-type="float" office:value="0.620374085280931" calcext:value-type="float">
            <text:p>0,620374085280931</text:p>
          </table:table-cell>
          <table:table-cell table:style-name="Default" office:value-type="float" office:value="0.849078349245458" calcext:value-type="float">
            <text:p>0,849078349245458</text:p>
          </table:table-cell>
          <table:table-cell table:style-name="Default" office:value-type="float" office:value="0.958020197536344" calcext:value-type="float">
            <text:p>0,958020197536344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059273719788" calcext:value-type="float">
            <text:p>25,7059273719788</text:p>
          </table:table-cell>
          <table:table-cell table:style-name="Default" office:value-type="float" office:value="1.17849628499397" calcext:value-type="float">
            <text:p>1,17849628499397</text:p>
          </table:table-cell>
          <table:table-cell table:style-name="Default" office:value-type="float" office:value="0.834124521352016" calcext:value-type="float">
            <text:p>0,834124521352016</text:p>
          </table:table-cell>
          <table:table-cell table:style-name="Default" office:value-type="float" office:value="0.945466854322923" calcext:value-type="float">
            <text:p>0,945466854322923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97194647789" calcext:value-type="float">
            <text:p>25,97194647789</text:p>
          </table:table-cell>
          <table:table-cell table:style-name="Default" office:value-type="float" office:value="2.15186001919036" calcext:value-type="float">
            <text:p>2,15186001919036</text:p>
          </table:table-cell>
          <table:table-cell table:style-name="Default" office:value-type="float" office:value="0.812273101589196" calcext:value-type="float">
            <text:p>0,812273101589196</text:p>
          </table:table-cell>
          <table:table-cell table:style-name="Default" office:value-type="float" office:value="0.927370232901097" calcext:value-type="float">
            <text:p>0,927370232901097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828280448914" calcext:value-type="float">
            <text:p>25,5828280448914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1.0005321502686" calcext:value-type="float">
            <text:p>11,0005321502686</text:p>
          </table:table-cell>
          <table:table-cell table:style-name="Default" office:value-type="float" office:value="1.68062243722202" calcext:value-type="float">
            <text:p>1,68062243722202</text:p>
          </table:table-cell>
          <table:table-cell table:style-name="Default" office:value-type="float" office:value="0.88720202114389" calcext:value-type="float">
            <text:p>0,88720202114389</text:p>
          </table:table-cell>
          <table:table-cell table:style-name="Default" office:value-type="float" office:value="0.860347469278922" calcext:value-type="float">
            <text:p>0,860347469278922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1.0205540657043" calcext:value-type="float">
            <text:p>11,0205540657043</text:p>
          </table:table-cell>
          <table:table-cell table:style-name="Default" office:value-type="float" office:value="1.00969301821947" calcext:value-type="float">
            <text:p>1,00969301821947</text:p>
          </table:table-cell>
          <table:table-cell table:style-name="Default" office:value-type="float" office:value="0.874145814179818" calcext:value-type="float">
            <text:p>0,874145814179818</text:p>
          </table:table-cell>
          <table:table-cell table:style-name="Default" office:value-type="float" office:value="0.776967409598613" calcext:value-type="float">
            <text:p>0,776967409598613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1.0143721103668" calcext:value-type="float">
            <text:p>11,0143721103668</text:p>
          </table:table-cell>
          <table:table-cell table:style-name="Default" office:value-type="float" office:value="2.59905112043331" calcext:value-type="float">
            <text:p>2,59905112043331</text:p>
          </table:table-cell>
          <table:table-cell table:style-name="Default" office:value-type="float" office:value="0.885653077373486" calcext:value-type="float">
            <text:p>0,885653077373486</text:p>
          </table:table-cell>
          <table:table-cell table:style-name="Default" office:value-type="float" office:value="0.87346784115191" calcext:value-type="float">
            <text:p>0,87346784115191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9103307724" calcext:value-type="float">
            <text:p>10,99103307724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1055254936218" calcext:value-type="float">
            <text:p>15,1055254936218</text:p>
          </table:table-cell>
          <table:table-cell table:style-name="Default" office:value-type="float" office:value="0.595281614206014" calcext:value-type="float">
            <text:p>0,595281614206014</text:p>
          </table:table-cell>
          <table:table-cell table:style-name="Default" office:value-type="float" office:value="0.906096003940023" calcext:value-type="float">
            <text:p>0,906096003940023</text:p>
          </table:table-cell>
          <table:table-cell table:style-name="Default" office:value-type="float" office:value="0.875118922555743" calcext:value-type="float">
            <text:p>0,875118922555743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15.0681669712067" calcext:value-type="float">
            <text:p>15,0681669712067</text:p>
          </table:table-cell>
          <table:table-cell table:style-name="Default" office:value-type="float" office:value="2.08228405221067" calcext:value-type="float">
            <text:p>2,08228405221067</text:p>
          </table:table-cell>
          <table:table-cell table:style-name="Default" office:value-type="float" office:value="0.89343375046754" calcext:value-type="float">
            <text:p>0,89343375046754</text:p>
          </table:table-cell>
          <table:table-cell table:style-name="Default" office:value-type="float" office:value="0.866888231962048" calcext:value-type="float">
            <text:p>0,866888231962048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15.0774095058441" calcext:value-type="float">
            <text:p>15,0774095058441</text:p>
          </table:table-cell>
          <table:table-cell table:style-name="Default" office:value-type="float" office:value="1.88900779246971" calcext:value-type="float">
            <text:p>1,88900779246971</text:p>
          </table:table-cell>
          <table:table-cell table:style-name="Default" office:value-type="float" office:value="0.887725716296262" calcext:value-type="float">
            <text:p>0,887725716296262</text:p>
          </table:table-cell>
          <table:table-cell table:style-name="Default" office:value-type="float" office:value="0.828792549892371" calcext:value-type="float">
            <text:p>0,828792549892371</text:p>
          </table:table-cell>
          <table:table-cell table:style-name="Default" office:value-type="float" office:value="570" calcext:value-type="float">
            <text:p>570</text:p>
          </table:table-cell>
          <table:table-cell table:style-name="Default" office:value-type="float" office:value="15.0309910774231" calcext:value-type="float">
            <text:p>15,0309910774231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6.1877875328064" calcext:value-type="float">
            <text:p>6,1877875328064</text:p>
          </table:table-cell>
          <table:table-cell table:style-name="Default" office:value-type="float" office:value="0.353557376818029" calcext:value-type="float">
            <text:p>0,353557376818029</text:p>
          </table:table-cell>
          <table:table-cell table:style-name="Default" office:value-type="float" office:value="0.65102939641316" calcext:value-type="float">
            <text:p>0,65102939641316</text:p>
          </table:table-cell>
          <table:table-cell table:style-name="Default" office:value-type="float" office:value="0.936472468723325" calcext:value-type="float">
            <text:p>0,936472468723325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6.18995332717896" calcext:value-type="float">
            <text:p>6,18995332717896</text:p>
          </table:table-cell>
          <table:table-cell table:style-name="Default" office:value-type="float" office:value="0.535154306541759" calcext:value-type="float">
            <text:p>0,535154306541759</text:p>
          </table:table-cell>
          <table:table-cell table:style-name="Default" office:value-type="float" office:value="0.65235530090211" calcext:value-type="float">
            <text:p>0,65235530090211</text:p>
          </table:table-cell>
          <table:table-cell table:style-name="Default" office:value-type="float" office:value="0.939293250789876" calcext:value-type="float">
            <text:p>0,939293250789876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6.69275856018066" calcext:value-type="float">
            <text:p>6,69275856018066</text:p>
          </table:table-cell>
          <table:table-cell table:style-name="Default" office:value-type="float" office:value="0.505794028791254" calcext:value-type="float">
            <text:p>0,505794028791254</text:p>
          </table:table-cell>
          <table:table-cell table:style-name="Default" office:value-type="float" office:value="0.651647850142713" calcext:value-type="float">
            <text:p>0,651647850142713</text:p>
          </table:table-cell>
          <table:table-cell table:style-name="Default" office:value-type="float" office:value="0.941683857837097" calcext:value-type="float">
            <text:p>0,941683857837097</text:p>
          </table:table-cell>
          <table:table-cell table:style-name="Default" office:value-type="float" office:value="177" calcext:value-type="float">
            <text:p>177</text:p>
          </table:table-cell>
          <table:table-cell table:style-name="Default" office:value-type="float" office:value="8.1196870803833" calcext:value-type="float">
            <text:p>8,1196870803833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5169155597687" calcext:value-type="float">
            <text:p>20,5169155597687</text:p>
          </table:table-cell>
          <table:table-cell table:style-name="Default" office:value-type="float" office:value="1.4816566599795" calcext:value-type="float">
            <text:p>1,4816566599795</text:p>
          </table:table-cell>
          <table:table-cell table:style-name="Default" office:value-type="float" office:value="0.834511478101663" calcext:value-type="float">
            <text:p>0,834511478101663</text:p>
          </table:table-cell>
          <table:table-cell table:style-name="Default" office:value-type="float" office:value="0.93561518575799" calcext:value-type="float">
            <text:p>0,9356151857579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366338729858" calcext:value-type="float">
            <text:p>20,1366338729858</text:p>
          </table:table-cell>
          <table:table-cell table:style-name="Default" office:value-type="float" office:value="1.49698360292411" calcext:value-type="float">
            <text:p>1,49698360292411</text:p>
          </table:table-cell>
          <table:table-cell table:style-name="Default" office:value-type="float" office:value="0.834565061523609" calcext:value-type="float">
            <text:p>0,834565061523609</text:p>
          </table:table-cell>
          <table:table-cell table:style-name="Default" office:value-type="float" office:value="0.935377825812843" calcext:value-type="float">
            <text:p>0,935377825812843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43799161911" calcext:value-type="float">
            <text:p>20,043799161911</text:p>
          </table:table-cell>
          <table:table-cell table:style-name="Default" office:value-type="float" office:value="1.92265756770413" calcext:value-type="float">
            <text:p>1,92265756770413</text:p>
          </table:table-cell>
          <table:table-cell table:style-name="Default" office:value-type="float" office:value="0.827808586275166" calcext:value-type="float">
            <text:p>0,827808586275166</text:p>
          </table:table-cell>
          <table:table-cell table:style-name="Default" office:value-type="float" office:value="0.924256542449119" calcext:value-type="float">
            <text:p>0,92425654244911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038324832916" calcext:value-type="float">
            <text:p>20,1038324832916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838763713837" calcext:value-type="float">
            <text:p>25,5838763713837</text:p>
          </table:table-cell>
          <table:table-cell table:style-name="Default" office:value-type="float" office:value="1.12734423237048" calcext:value-type="float">
            <text:p>1,12734423237048</text:p>
          </table:table-cell>
          <table:table-cell table:style-name="Default" office:value-type="float" office:value="0.838155782388941" calcext:value-type="float">
            <text:p>0,838155782388941</text:p>
          </table:table-cell>
          <table:table-cell table:style-name="Default" office:value-type="float" office:value="0.951694368224801" calcext:value-type="float">
            <text:p>0,951694368224801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88502407074" calcext:value-type="float">
            <text:p>25,588502407074</text:p>
          </table:table-cell>
          <table:table-cell table:style-name="Default" office:value-type="float" office:value="0.718388086153758" calcext:value-type="float">
            <text:p>0,718388086153758</text:p>
          </table:table-cell>
          <table:table-cell table:style-name="Default" office:value-type="float" office:value="0.806705391904881" calcext:value-type="float">
            <text:p>0,806705391904881</text:p>
          </table:table-cell>
          <table:table-cell table:style-name="Default" office:value-type="float" office:value="0.95904292876587" calcext:value-type="float">
            <text:p>0,95904292876587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177715301514" calcext:value-type="float">
            <text:p>25,7177715301514</text:p>
          </table:table-cell>
          <table:table-cell table:style-name="Default" office:value-type="float" office:value="1.05833349453143" calcext:value-type="float">
            <text:p>1,05833349453143</text:p>
          </table:table-cell>
          <table:table-cell table:style-name="Default" office:value-type="float" office:value="0.842523207298001" calcext:value-type="float">
            <text:p>0,842523207298001</text:p>
          </table:table-cell>
          <table:table-cell table:style-name="Default" office:value-type="float" office:value="0.948710453533605" calcext:value-type="float">
            <text:p>0,948710453533605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013494968414" calcext:value-type="float">
            <text:p>25,7013494968414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8765919208527" calcext:value-type="float">
            <text:p>10,8765919208527</text:p>
          </table:table-cell>
          <table:table-cell table:style-name="Default" office:value-type="float" office:value="1.15500440484737" calcext:value-type="float">
            <text:p>1,15500440484737</text:p>
          </table:table-cell>
          <table:table-cell table:style-name="Default" office:value-type="float" office:value="0.86231704779855" calcext:value-type="float">
            <text:p>0,86231704779855</text:p>
          </table:table-cell>
          <table:table-cell table:style-name="Default" office:value-type="float" office:value="0.818689851610899" calcext:value-type="float">
            <text:p>0,818689851610899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8981611728668" calcext:value-type="float">
            <text:p>10,8981611728668</text:p>
          </table:table-cell>
          <table:table-cell table:style-name="Default" office:value-type="float" office:value="1.85319170449784" calcext:value-type="float">
            <text:p>1,85319170449784</text:p>
          </table:table-cell>
          <table:table-cell table:style-name="Default" office:value-type="float" office:value="0.901408199376803" calcext:value-type="float">
            <text:p>0,901408199376803</text:p>
          </table:table-cell>
          <table:table-cell table:style-name="Default" office:value-type="float" office:value="0.882510568728173" calcext:value-type="float">
            <text:p>0,882510568728173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0.9030616283417" calcext:value-type="float">
            <text:p>10,9030616283417</text:p>
          </table:table-cell>
          <table:table-cell table:style-name="Default" office:value-type="float" office:value="1.87710094153522" calcext:value-type="float">
            <text:p>1,87710094153522</text:p>
          </table:table-cell>
          <table:table-cell table:style-name="Default" office:value-type="float" office:value="0.86211441091514" calcext:value-type="float">
            <text:p>0,86211441091514</text:p>
          </table:table-cell>
          <table:table-cell table:style-name="Default" office:value-type="float" office:value="0.864026331763566" calcext:value-type="float">
            <text:p>0,864026331763566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10.9372634887695" calcext:value-type="float">
            <text:p>10,9372634887695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4.9653882980347" calcext:value-type="float">
            <text:p>14,9653882980347</text:p>
          </table:table-cell>
          <table:table-cell table:style-name="Default" office:value-type="float" office:value="1.14238299215354" calcext:value-type="float">
            <text:p>1,14238299215354</text:p>
          </table:table-cell>
          <table:table-cell table:style-name="Default" office:value-type="float" office:value="0.882790153354643" calcext:value-type="float">
            <text:p>0,882790153354643</text:p>
          </table:table-cell>
          <table:table-cell table:style-name="Default" office:value-type="float" office:value="0.841046183726446" calcext:value-type="float">
            <text:p>0,841046183726446</text:p>
          </table:table-cell>
          <table:table-cell table:style-name="Default" office:value-type="float" office:value="572" calcext:value-type="float">
            <text:p>572</text:p>
          </table:table-cell>
          <table:table-cell table:style-name="Default" office:value-type="float" office:value="14.906759262085" calcext:value-type="float">
            <text:p>14,906759262085</text:p>
          </table:table-cell>
          <table:table-cell table:style-name="Default" office:value-type="float" office:value="0.92815497207797" calcext:value-type="float">
            <text:p>0,92815497207797</text:p>
          </table:table-cell>
          <table:table-cell table:style-name="Default" office:value-type="float" office:value="0.89599263135773" calcext:value-type="float">
            <text:p>0,89599263135773</text:p>
          </table:table-cell>
          <table:table-cell table:style-name="Default" office:value-type="float" office:value="0.874877201389721" calcext:value-type="float">
            <text:p>0,874877201389721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15.0085985660553" calcext:value-type="float">
            <text:p>15,0085985660553</text:p>
          </table:table-cell>
          <table:table-cell table:style-name="Default" office:value-type="float" office:value="1.23468069885331" calcext:value-type="float">
            <text:p>1,23468069885331</text:p>
          </table:table-cell>
          <table:table-cell table:style-name="Default" office:value-type="float" office:value="0.898233759935858" calcext:value-type="float">
            <text:p>0,898233759935858</text:p>
          </table:table-cell>
          <table:table-cell table:style-name="Default" office:value-type="float" office:value="0.854172063437239" calcext:value-type="float">
            <text:p>0,854172063437239</text:p>
          </table:table-cell>
          <table:table-cell table:style-name="Default" office:value-type="float" office:value="574" calcext:value-type="float">
            <text:p>574</text:p>
          </table:table-cell>
          <table:table-cell table:style-name="Default" office:value-type="float" office:value="14.9547960758209" calcext:value-type="float">
            <text:p>14,9547960758209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90380072593689" calcext:value-type="float">
            <text:p>5,90380072593689</text:p>
          </table:table-cell>
          <table:table-cell table:style-name="Default" office:value-type="float" office:value="0.348856909178416" calcext:value-type="float">
            <text:p>0,348856909178416</text:p>
          </table:table-cell>
          <table:table-cell table:style-name="Default" office:value-type="float" office:value="0.652334177791732" calcext:value-type="float">
            <text:p>0,652334177791732</text:p>
          </table:table-cell>
          <table:table-cell table:style-name="Default" office:value-type="float" office:value="0.947135106370672" calcext:value-type="float">
            <text:p>0,947135106370672</text:p>
          </table:table-cell>
          <table:table-cell table:style-name="Default" office:value-type="float" office:value="108" calcext:value-type="float">
            <text:p>108</text:p>
          </table:table-cell>
          <table:table-cell table:style-name="Default" office:value-type="float" office:value="7.7239248752594" calcext:value-type="float">
            <text:p>7,7239248752594</text:p>
          </table:table-cell>
          <table:table-cell table:style-name="Default" office:value-type="float" office:value="0.453946098229097" calcext:value-type="float">
            <text:p>0,453946098229097</text:p>
          </table:table-cell>
          <table:table-cell table:style-name="Default" office:value-type="float" office:value="0.649004459592624" calcext:value-type="float">
            <text:p>0,649004459592624</text:p>
          </table:table-cell>
          <table:table-cell table:style-name="Default" office:value-type="float" office:value="0.938412922173274" calcext:value-type="float">
            <text:p>0,938412922173274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7.27455067634583" calcext:value-type="float">
            <text:p>7,27455067634583</text:p>
          </table:table-cell>
          <table:table-cell table:style-name="Default" office:value-type="float" office:value="0.370832349248515" calcext:value-type="float">
            <text:p>0,370832349248515</text:p>
          </table:table-cell>
          <table:table-cell table:style-name="Default" office:value-type="float" office:value="0.646992405417664" calcext:value-type="float">
            <text:p>0,646992405417664</text:p>
          </table:table-cell>
          <table:table-cell table:style-name="Default" office:value-type="float" office:value="0.944222163487391" calcext:value-type="float">
            <text:p>0,944222163487391</text:p>
          </table:table-cell>
          <table:table-cell table:style-name="Default" office:value-type="float" office:value="195" calcext:value-type="float">
            <text:p>195</text:p>
          </table:table-cell>
          <table:table-cell table:style-name="Default" office:value-type="float" office:value="8.22118806838989" calcext:value-type="float">
            <text:p>8,22118806838989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1.3132886886597" calcext:value-type="float">
            <text:p>21,3132886886597</text:p>
          </table:table-cell>
          <table:table-cell table:style-name="Default" office:value-type="float" office:value="1.88597541611178" calcext:value-type="float">
            <text:p>1,88597541611178</text:p>
          </table:table-cell>
          <table:table-cell table:style-name="Default" office:value-type="float" office:value="0.829991219839661" calcext:value-type="float">
            <text:p>0,829991219839661</text:p>
          </table:table-cell>
          <table:table-cell table:style-name="Default" office:value-type="float" office:value="0.929365205722474" calcext:value-type="float">
            <text:p>0,929365205722474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297567844391" calcext:value-type="float">
            <text:p>20,0297567844391</text:p>
          </table:table-cell>
          <table:table-cell table:style-name="Default" office:value-type="float" office:value="1.42229818886675" calcext:value-type="float">
            <text:p>1,42229818886675</text:p>
          </table:table-cell>
          <table:table-cell table:style-name="Default" office:value-type="float" office:value="0.831618298496096" calcext:value-type="float">
            <text:p>0,831618298496096</text:p>
          </table:table-cell>
          <table:table-cell table:style-name="Default" office:value-type="float" office:value="0.930507842095146" calcext:value-type="float">
            <text:p>0,930507842095146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441450119019" calcext:value-type="float">
            <text:p>20,1441450119019</text:p>
          </table:table-cell>
          <table:table-cell table:style-name="Default" office:value-type="float" office:value="2.25203077819871" calcext:value-type="float">
            <text:p>2,25203077819871</text:p>
          </table:table-cell>
          <table:table-cell table:style-name="Default" office:value-type="float" office:value="0.813810173453441" calcext:value-type="float">
            <text:p>0,813810173453441</text:p>
          </table:table-cell>
          <table:table-cell table:style-name="Default" office:value-type="float" office:value="0.910811307200331" calcext:value-type="float">
            <text:p>0,910811307200331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2203819751739" calcext:value-type="float">
            <text:p>20,2203819751739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610558032989" calcext:value-type="float">
            <text:p>25,6610558032989</text:p>
          </table:table-cell>
          <table:table-cell table:style-name="Default" office:value-type="float" office:value="1.85188855222643" calcext:value-type="float">
            <text:p>1,85188855222643</text:p>
          </table:table-cell>
          <table:table-cell table:style-name="Default" office:value-type="float" office:value="0.825922244485788" calcext:value-type="float">
            <text:p>0,825922244485788</text:p>
          </table:table-cell>
          <table:table-cell table:style-name="Default" office:value-type="float" office:value="0.948594788862994" calcext:value-type="float">
            <text:p>0,948594788862994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262700557709" calcext:value-type="float">
            <text:p>25,6262700557709</text:p>
          </table:table-cell>
          <table:table-cell table:style-name="Default" office:value-type="float" office:value="1.00624985726386" calcext:value-type="float">
            <text:p>1,00624985726386</text:p>
          </table:table-cell>
          <table:table-cell table:style-name="Default" office:value-type="float" office:value="0.838066372694289" calcext:value-type="float">
            <text:p>0,838066372694289</text:p>
          </table:table-cell>
          <table:table-cell table:style-name="Default" office:value-type="float" office:value="0.950158139117561" calcext:value-type="float">
            <text:p>0,950158139117561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9427781105042" calcext:value-type="float">
            <text:p>25,9427781105042</text:p>
          </table:table-cell>
          <table:table-cell table:style-name="Default" office:value-type="float" office:value="0.571761610844093" calcext:value-type="float">
            <text:p>0,571761610844093</text:p>
          </table:table-cell>
          <table:table-cell table:style-name="Default" office:value-type="float" office:value="0.835582415659392" calcext:value-type="float">
            <text:p>0,835582415659392</text:p>
          </table:table-cell>
          <table:table-cell table:style-name="Default" office:value-type="float" office:value="0.952173310256307" calcext:value-type="float">
            <text:p>0,952173310256307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590441703796" calcext:value-type="float">
            <text:p>25,7590441703796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130132198334" calcext:value-type="float">
            <text:p>10,9130132198334</text:p>
          </table:table-cell>
          <table:table-cell table:style-name="Default" office:value-type="float" office:value="2.12092210989788" calcext:value-type="float">
            <text:p>2,12092210989788</text:p>
          </table:table-cell>
          <table:table-cell table:style-name="Default" office:value-type="float" office:value="0.893829663498113" calcext:value-type="float">
            <text:p>0,893829663498113</text:p>
          </table:table-cell>
          <table:table-cell table:style-name="Default" office:value-type="float" office:value="0.85693996729736" calcext:value-type="float">
            <text:p>0,85693996729736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08059835434" calcext:value-type="float">
            <text:p>10,908059835434</text:p>
          </table:table-cell>
          <table:table-cell table:style-name="Default" office:value-type="float" office:value="1.40128487416972" calcext:value-type="float">
            <text:p>1,40128487416972</text:p>
          </table:table-cell>
          <table:table-cell table:style-name="Default" office:value-type="float" office:value="0.889734857651724" calcext:value-type="float">
            <text:p>0,889734857651724</text:p>
          </table:table-cell>
          <table:table-cell table:style-name="Default" office:value-type="float" office:value="0.853109199219297" calcext:value-type="float">
            <text:p>0,853109199219297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012553691864" calcext:value-type="float">
            <text:p>10,9012553691864</text:p>
          </table:table-cell>
          <table:table-cell table:style-name="Default" office:value-type="float" office:value="1.17118218499581" calcext:value-type="float">
            <text:p>1,17118218499581</text:p>
          </table:table-cell>
          <table:table-cell table:style-name="Default" office:value-type="float" office:value="0.895285581082507" calcext:value-type="float">
            <text:p>0,895285581082507</text:p>
          </table:table-cell>
          <table:table-cell table:style-name="Default" office:value-type="float" office:value="0.833684326644404" calcext:value-type="float">
            <text:p>0,833684326644404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607200622559" calcext:value-type="float">
            <text:p>10,9607200622559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4.9766569137573" calcext:value-type="float">
            <text:p>14,9766569137573</text:p>
          </table:table-cell>
          <table:table-cell table:style-name="Default" office:value-type="float" office:value="0.647600874704735" calcext:value-type="float">
            <text:p>0,647600874704735</text:p>
          </table:table-cell>
          <table:table-cell table:style-name="Default" office:value-type="float" office:value="0.902765684761735" calcext:value-type="float">
            <text:p>0,902765684761735</text:p>
          </table:table-cell>
          <table:table-cell table:style-name="Default" office:value-type="float" office:value="0.884388557982205" calcext:value-type="float">
            <text:p>0,884388557982205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15.0486838817596" calcext:value-type="float">
            <text:p>15,0486838817596</text:p>
          </table:table-cell>
          <table:table-cell table:style-name="Default" office:value-type="float" office:value="0.78070901876263" calcext:value-type="float">
            <text:p>0,78070901876263</text:p>
          </table:table-cell>
          <table:table-cell table:style-name="Default" office:value-type="float" office:value="0.890558139927935" calcext:value-type="float">
            <text:p>0,890558139927935</text:p>
          </table:table-cell>
          <table:table-cell table:style-name="Default" office:value-type="float" office:value="0.844508464600468" calcext:value-type="float">
            <text:p>0,844508464600468</text:p>
          </table:table-cell>
          <table:table-cell table:style-name="Default" office:value-type="float" office:value="574" calcext:value-type="float">
            <text:p>574</text:p>
          </table:table-cell>
          <table:table-cell table:style-name="Default" office:value-type="float" office:value="14.9421079158783" calcext:value-type="float">
            <text:p>14,9421079158783</text:p>
          </table:table-cell>
          <table:table-cell table:style-name="Default" office:value-type="float" office:value="1.68253139544148" calcext:value-type="float">
            <text:p>1,68253139544148</text:p>
          </table:table-cell>
          <table:table-cell table:style-name="Default" office:value-type="float" office:value="0.882632882274016" calcext:value-type="float">
            <text:p>0,882632882274016</text:p>
          </table:table-cell>
          <table:table-cell table:style-name="Default" office:value-type="float" office:value="0.830098721112856" calcext:value-type="float">
            <text:p>0,830098721112856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15.0076532363892" calcext:value-type="float">
            <text:p>15,0076532363892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6.30379796028137" calcext:value-type="float">
            <text:p>6,30379796028137</text:p>
          </table:table-cell>
          <table:table-cell table:style-name="Default" office:value-type="float" office:value="0.328717620484663" calcext:value-type="float">
            <text:p>0,328717620484663</text:p>
          </table:table-cell>
          <table:table-cell table:style-name="Default" office:value-type="float" office:value="0.652682792431128" calcext:value-type="float">
            <text:p>0,652682792431128</text:p>
          </table:table-cell>
          <table:table-cell table:style-name="Default" office:value-type="float" office:value="0.945686722671881" calcext:value-type="float">
            <text:p>0,945686722671881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.25569605827332" calcext:value-type="float">
            <text:p>8,25569605827332</text:p>
          </table:table-cell>
          <table:table-cell table:style-name="Default" office:value-type="float" office:value="0.417658199668592" calcext:value-type="float">
            <text:p>0,417658199668592</text:p>
          </table:table-cell>
          <table:table-cell table:style-name="Default" office:value-type="float" office:value="0.648122887527842" calcext:value-type="float">
            <text:p>0,648122887527842</text:p>
          </table:table-cell>
          <table:table-cell table:style-name="Default" office:value-type="float" office:value="0.941744986343766" calcext:value-type="float">
            <text:p>0,941744986343766</text:p>
          </table:table-cell>
          <table:table-cell table:style-name="Default" office:value-type="float" office:value="142" calcext:value-type="float">
            <text:p>142</text:p>
          </table:table-cell>
          <table:table-cell table:style-name="Default" office:value-type="float" office:value="7.55368971824646" calcext:value-type="float">
            <text:p>7,55368971824646</text:p>
          </table:table-cell>
          <table:table-cell table:style-name="Default" office:value-type="float" office:value="0.348196166559582" calcext:value-type="float">
            <text:p>0,348196166559582</text:p>
          </table:table-cell>
          <table:table-cell table:style-name="Default" office:value-type="float" office:value="0.656988585047003" calcext:value-type="float">
            <text:p>0,656988585047003</text:p>
          </table:table-cell>
          <table:table-cell table:style-name="Default" office:value-type="float" office:value="0.947369879654413" calcext:value-type="float">
            <text:p>0,947369879654413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6.95073461532593" calcext:value-type="float">
            <text:p>6,95073461532593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1.0742127895355" calcext:value-type="float">
            <text:p>21,0742127895355</text:p>
          </table:table-cell>
          <table:table-cell table:style-name="Default" office:value-type="float" office:value="1.80006403882241" calcext:value-type="float">
            <text:p>1,80006403882241</text:p>
          </table:table-cell>
          <table:table-cell table:style-name="Default" office:value-type="float" office:value="0.827970862543478" calcext:value-type="float">
            <text:p>0,827970862543478</text:p>
          </table:table-cell>
          <table:table-cell table:style-name="Default" office:value-type="float" office:value="0.930095184455083" calcext:value-type="float">
            <text:p>0,930095184455083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521018505096" calcext:value-type="float">
            <text:p>20,0521018505096</text:p>
          </table:table-cell>
          <table:table-cell table:style-name="Default" office:value-type="float" office:value="1.45646862925701" calcext:value-type="float">
            <text:p>1,45646862925701</text:p>
          </table:table-cell>
          <table:table-cell table:style-name="Default" office:value-type="float" office:value="0.828652602397634" calcext:value-type="float">
            <text:p>0,828652602397634</text:p>
          </table:table-cell>
          <table:table-cell table:style-name="Default" office:value-type="float" office:value="0.930095912900717" calcext:value-type="float">
            <text:p>0,930095912900717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19.9432315826416" calcext:value-type="float">
            <text:p>19,9432315826416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7167142204012" calcext:value-type="float">
            <text:p>0,67167142204012</text:p>
          </table:table-cell>
          <table:table-cell table:style-name="Default" office:value-type="float" office:value="0.90925527411275" calcext:value-type="float">
            <text:p>0,90925527411275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129976272583" calcext:value-type="float">
            <text:p>20,0129976272583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64355134964" calcext:value-type="float">
            <text:p>25,564355134964</text:p>
          </table:table-cell>
          <table:table-cell table:style-name="Default" office:value-type="float" office:value="0.831728546637618" calcext:value-type="float">
            <text:p>0,831728546637618</text:p>
          </table:table-cell>
          <table:table-cell table:style-name="Default" office:value-type="float" office:value="0.846585829993528" calcext:value-type="float">
            <text:p>0,846585829993528</text:p>
          </table:table-cell>
          <table:table-cell table:style-name="Default" office:value-type="float" office:value="0.955904140015996" calcext:value-type="float">
            <text:p>0,955904140015996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73029756546" calcext:value-type="float">
            <text:p>25,573029756546</text:p>
          </table:table-cell>
          <table:table-cell table:style-name="Default" office:value-type="float" office:value="2.04870219426047" calcext:value-type="float">
            <text:p>2,04870219426047</text:p>
          </table:table-cell>
          <table:table-cell table:style-name="Default" office:value-type="float" office:value="0.81508583231191" calcext:value-type="float">
            <text:p>0,81508583231191</text:p>
          </table:table-cell>
          <table:table-cell table:style-name="Default" office:value-type="float" office:value="0.94028332300903" calcext:value-type="float">
            <text:p>0,94028332300903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8292136192322" calcext:value-type="float">
            <text:p>25,8292136192322</text:p>
          </table:table-cell>
          <table:table-cell table:style-name="Default" office:value-type="float" office:value="1.99085752165495" calcext:value-type="float">
            <text:p>1,99085752165495</text:p>
          </table:table-cell>
          <table:table-cell table:style-name="Default" office:value-type="float" office:value="0.825535850288285" calcext:value-type="float">
            <text:p>0,825535850288285</text:p>
          </table:table-cell>
          <table:table-cell table:style-name="Default" office:value-type="float" office:value="0.939855948570365" calcext:value-type="float">
            <text:p>0,939855948570365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084543704987" calcext:value-type="float">
            <text:p>25,7084543704987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1.0038924217224" calcext:value-type="float">
            <text:p>11,0038924217224</text:p>
          </table:table-cell>
          <table:table-cell table:style-name="Default" office:value-type="float" office:value="1.86874314377948" calcext:value-type="float">
            <text:p>1,86874314377948</text:p>
          </table:table-cell>
          <table:table-cell table:style-name="Default" office:value-type="float" office:value="0.897872464137246" calcext:value-type="float">
            <text:p>0,897872464137246</text:p>
          </table:table-cell>
          <table:table-cell table:style-name="Default" office:value-type="float" office:value="0.859477506625822" calcext:value-type="float">
            <text:p>0,859477506625822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11.0409677028656" calcext:value-type="float">
            <text:p>11,0409677028656</text:p>
          </table:table-cell>
          <table:table-cell table:style-name="Default" office:value-type="float" office:value="1.64737095795521" calcext:value-type="float">
            <text:p>1,64737095795521</text:p>
          </table:table-cell>
          <table:table-cell table:style-name="Default" office:value-type="float" office:value="0.905379679569869" calcext:value-type="float">
            <text:p>0,905379679569869</text:p>
          </table:table-cell>
          <table:table-cell table:style-name="Default" office:value-type="float" office:value="0.885381547942722" calcext:value-type="float">
            <text:p>0,885381547942722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1.0148282051086" calcext:value-type="float">
            <text:p>11,0148282051086</text:p>
          </table:table-cell>
          <table:table-cell table:style-name="Default" office:value-type="float" office:value="2.29192250507309" calcext:value-type="float">
            <text:p>2,29192250507309</text:p>
          </table:table-cell>
          <table:table-cell table:style-name="Default" office:value-type="float" office:value="0.90308115688347" calcext:value-type="float">
            <text:p>0,90308115688347</text:p>
          </table:table-cell>
          <table:table-cell table:style-name="Default" office:value-type="float" office:value="0.865474284286671" calcext:value-type="float">
            <text:p>0,865474284286671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11.0320522785187" calcext:value-type="float">
            <text:p>11,0320522785187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815162658691" calcext:value-type="float">
            <text:p>15,0815162658691</text:p>
          </table:table-cell>
          <table:table-cell table:style-name="Default" office:value-type="float" office:value="1.13817967170883" calcext:value-type="float">
            <text:p>1,13817967170883</text:p>
          </table:table-cell>
          <table:table-cell table:style-name="Default" office:value-type="float" office:value="0.899943247246857" calcext:value-type="float">
            <text:p>0,899943247246857</text:p>
          </table:table-cell>
          <table:table-cell table:style-name="Default" office:value-type="float" office:value="0.862497392962488" calcext:value-type="float">
            <text:p>0,862497392962488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15.0743365287781" calcext:value-type="float">
            <text:p>15,0743365287781</text:p>
          </table:table-cell>
          <table:table-cell table:style-name="Default" office:value-type="float" office:value="0.974538775575959" calcext:value-type="float">
            <text:p>0,974538775575959</text:p>
          </table:table-cell>
          <table:table-cell table:style-name="Default" office:value-type="float" office:value="0.901781488181126" calcext:value-type="float">
            <text:p>0,901781488181126</text:p>
          </table:table-cell>
          <table:table-cell table:style-name="Default" office:value-type="float" office:value="0.863859668324134" calcext:value-type="float">
            <text:p>0,863859668324134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15.0707647800446" calcext:value-type="float">
            <text:p>15,0707647800446</text:p>
          </table:table-cell>
          <table:table-cell table:style-name="Default" office:value-type="float" office:value="0.729797808717813" calcext:value-type="float">
            <text:p>0,729797808717813</text:p>
          </table:table-cell>
          <table:table-cell table:style-name="Default" office:value-type="float" office:value="0.909002002992392" calcext:value-type="float">
            <text:p>0,909002002992392</text:p>
          </table:table-cell>
          <table:table-cell table:style-name="Default" office:value-type="float" office:value="0.882301323208716" calcext:value-type="float">
            <text:p>0,882301323208716</text:p>
          </table:table-cell>
          <table:table-cell table:style-name="Default" office:value-type="float" office:value="573" calcext:value-type="float">
            <text:p>573</text:p>
          </table:table-cell>
          <table:table-cell table:style-name="Default" office:value-type="float" office:value="15.0327696800232" calcext:value-type="float">
            <text:p>15,0327696800232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99833202362061" calcext:value-type="float">
            <text:p>5,99833202362061</text:p>
          </table:table-cell>
          <table:table-cell table:style-name="Default" office:value-type="float" office:value="0.323579649292301" calcext:value-type="float">
            <text:p>0,323579649292301</text:p>
          </table:table-cell>
          <table:table-cell table:style-name="Default" office:value-type="float" office:value="0.651893726846119" calcext:value-type="float">
            <text:p>0,651893726846119</text:p>
          </table:table-cell>
          <table:table-cell table:style-name="Default" office:value-type="float" office:value="0.939508269326872" calcext:value-type="float">
            <text:p>0,939508269326872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5.65084362030029" calcext:value-type="float">
            <text:p>5,65084362030029</text:p>
          </table:table-cell>
          <table:table-cell table:style-name="Default" office:value-type="float" office:value="0.368352180111253" calcext:value-type="float">
            <text:p>0,368352180111253</text:p>
          </table:table-cell>
          <table:table-cell table:style-name="Default" office:value-type="float" office:value="0.652187143522872" calcext:value-type="float">
            <text:p>0,652187143522872</text:p>
          </table:table-cell>
          <table:table-cell table:style-name="Default" office:value-type="float" office:value="0.935887032080899" calcext:value-type="float">
            <text:p>0,935887032080899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6.72981667518616" calcext:value-type="float">
            <text:p>6,72981667518616</text:p>
          </table:table-cell>
          <table:table-cell table:style-name="Default" office:value-type="float" office:value="0.486266756659051" calcext:value-type="float">
            <text:p>0,486266756659051</text:p>
          </table:table-cell>
          <table:table-cell table:style-name="Default" office:value-type="float" office:value="0.645732375412215" calcext:value-type="float">
            <text:p>0,645732375412215</text:p>
          </table:table-cell>
          <table:table-cell table:style-name="Default" office:value-type="float" office:value="0.941747527632344" calcext:value-type="float">
            <text:p>0,941747527632344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7.3511700630188" calcext:value-type="float">
            <text:p>7,3511700630188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4563808441162" calcext:value-type="float">
            <text:p>20,4563808441162</text:p>
          </table:table-cell>
          <table:table-cell table:style-name="Default" office:value-type="float" office:value="1.91617126466699" calcext:value-type="float">
            <text:p>1,91617126466699</text:p>
          </table:table-cell>
          <table:table-cell table:style-name="Default" office:value-type="float" office:value="0.830035370241313" calcext:value-type="float">
            <text:p>0,830035370241313</text:p>
          </table:table-cell>
          <table:table-cell table:style-name="Default" office:value-type="float" office:value="0.927716305464619" calcext:value-type="float">
            <text:p>0,92771630546461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2145164012909" calcext:value-type="float">
            <text:p>20,2145164012909</text:p>
          </table:table-cell>
          <table:table-cell table:style-name="Default" office:value-type="float" office:value="1.36767184978054" calcext:value-type="float">
            <text:p>1,36767184978054</text:p>
          </table:table-cell>
          <table:table-cell table:style-name="Default" office:value-type="float" office:value="0.82610949873797" calcext:value-type="float">
            <text:p>0,82610949873797</text:p>
          </table:table-cell>
          <table:table-cell table:style-name="Default" office:value-type="float" office:value="0.934500654361659" calcext:value-type="float">
            <text:p>0,93450065436165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736339092255" calcext:value-type="float">
            <text:p>20,0736339092255</text:p>
          </table:table-cell>
          <table:table-cell table:style-name="Default" office:value-type="float" office:value="2.08387934309817" calcext:value-type="float">
            <text:p>2,08387934309817</text:p>
          </table:table-cell>
          <table:table-cell table:style-name="Default" office:value-type="float" office:value="0.820215353503613" calcext:value-type="float">
            <text:p>0,820215353503613</text:p>
          </table:table-cell>
          <table:table-cell table:style-name="Default" office:value-type="float" office:value="0.926624338047615" calcext:value-type="float">
            <text:p>0,926624338047615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2384011745453" calcext:value-type="float">
            <text:p>20,2384011745453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597770690918" calcext:value-type="float">
            <text:p>25,7597770690918</text:p>
          </table:table-cell>
          <table:table-cell table:style-name="Default" office:value-type="float" office:value="0.995767070642116" calcext:value-type="float">
            <text:p>0,995767070642116</text:p>
          </table:table-cell>
          <table:table-cell table:style-name="Default" office:value-type="float" office:value="0.839745124759929" calcext:value-type="float">
            <text:p>0,839745124759929</text:p>
          </table:table-cell>
          <table:table-cell table:style-name="Default" office:value-type="float" office:value="0.955548780214409" calcext:value-type="float">
            <text:p>0,95554878021440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462201118469" calcext:value-type="float">
            <text:p>25,7462201118469</text:p>
          </table:table-cell>
          <table:table-cell table:style-name="Default" office:value-type="float" office:value="0.372536552829858" calcext:value-type="float">
            <text:p>0,372536552829858</text:p>
          </table:table-cell>
          <table:table-cell table:style-name="Default" office:value-type="float" office:value="0.846047787805234" calcext:value-type="float">
            <text:p>0,846047787805234</text:p>
          </table:table-cell>
          <table:table-cell table:style-name="Default" office:value-type="float" office:value="0.954185281030497" calcext:value-type="float">
            <text:p>0,954185281030497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9108307361603" calcext:value-type="float">
            <text:p>25,9108307361603</text:p>
          </table:table-cell>
          <table:table-cell table:style-name="Default" office:value-type="float" office:value="1.23275524522289" calcext:value-type="float">
            <text:p>1,23275524522289</text:p>
          </table:table-cell>
          <table:table-cell table:style-name="Default" office:value-type="float" office:value="0.837436449171808" calcext:value-type="float">
            <text:p>0,837436449171808</text:p>
          </table:table-cell>
          <table:table-cell table:style-name="Default" office:value-type="float" office:value="0.953474169404485" calcext:value-type="float">
            <text:p>0,953474169404485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8225991725922" calcext:value-type="float">
            <text:p>25,8225991725922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324417114258" calcext:value-type="float">
            <text:p>10,9324417114258</text:p>
          </table:table-cell>
          <table:table-cell table:style-name="Default" office:value-type="float" office:value="1.80051349477467" calcext:value-type="float">
            <text:p>1,80051349477467</text:p>
          </table:table-cell>
          <table:table-cell table:style-name="Default" office:value-type="float" office:value="0.886992766739052" calcext:value-type="float">
            <text:p>0,886992766739052</text:p>
          </table:table-cell>
          <table:table-cell table:style-name="Default" office:value-type="float" office:value="0.834199653150469" calcext:value-type="float">
            <text:p>0,834199653150469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465057849884" calcext:value-type="float">
            <text:p>10,9465057849884</text:p>
          </table:table-cell>
          <table:table-cell table:style-name="Default" office:value-type="float" office:value="1.5999716684067" calcext:value-type="float">
            <text:p>1,5999716684067</text:p>
          </table:table-cell>
          <table:table-cell table:style-name="Default" office:value-type="float" office:value="0.908568582025199" calcext:value-type="float">
            <text:p>0,908568582025199</text:p>
          </table:table-cell>
          <table:table-cell table:style-name="Default" office:value-type="float" office:value="0.900685100532333" calcext:value-type="float">
            <text:p>0,900685100532333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0.9360775947571" calcext:value-type="float">
            <text:p>10,9360775947571</text:p>
          </table:table-cell>
          <table:table-cell table:style-name="Default" office:value-type="float" office:value="1.74638932006958" calcext:value-type="float">
            <text:p>1,74638932006958</text:p>
          </table:table-cell>
          <table:table-cell table:style-name="Default" office:value-type="float" office:value="0.888064949533632" calcext:value-type="float">
            <text:p>0,888064949533632</text:p>
          </table:table-cell>
          <table:table-cell table:style-name="Default" office:value-type="float" office:value="0.854697395843872" calcext:value-type="float">
            <text:p>0,854697395843872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764347076416" calcext:value-type="float">
            <text:p>10,9764347076416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38238286972" calcext:value-type="float">
            <text:p>15,038238286972</text:p>
          </table:table-cell>
          <table:table-cell table:style-name="Default" office:value-type="float" office:value="1.75657301093371" calcext:value-type="float">
            <text:p>1,75657301093371</text:p>
          </table:table-cell>
          <table:table-cell table:style-name="Default" office:value-type="float" office:value="0.89610642587821" calcext:value-type="float">
            <text:p>0,89610642587821</text:p>
          </table:table-cell>
          <table:table-cell table:style-name="Default" office:value-type="float" office:value="0.845099903550834" calcext:value-type="float">
            <text:p>0,845099903550834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14.9952216148376" calcext:value-type="float">
            <text:p>14,9952216148376</text:p>
          </table:table-cell>
          <table:table-cell table:style-name="Default" office:value-type="float" office:value="1.71117050114251" calcext:value-type="float">
            <text:p>1,71117050114251</text:p>
          </table:table-cell>
          <table:table-cell table:style-name="Default" office:value-type="float" office:value="0.904141402310592" calcext:value-type="float">
            <text:p>0,904141402310592</text:p>
          </table:table-cell>
          <table:table-cell table:style-name="Default" office:value-type="float" office:value="0.871197123707222" calcext:value-type="float">
            <text:p>0,871197123707222</text:p>
          </table:table-cell>
          <table:table-cell table:style-name="Default" office:value-type="float" office:value="574" calcext:value-type="float">
            <text:p>574</text:p>
          </table:table-cell>
          <table:table-cell table:style-name="Default" office:value-type="float" office:value="14.9780197143555" calcext:value-type="float">
            <text:p>14,9780197143555</text:p>
          </table:table-cell>
          <table:table-cell table:style-name="Default" office:value-type="float" office:value="0.653632910887944" calcext:value-type="float">
            <text:p>0,653632910887944</text:p>
          </table:table-cell>
          <table:table-cell table:style-name="Default" office:value-type="float" office:value="0.896672947368838" calcext:value-type="float">
            <text:p>0,896672947368838</text:p>
          </table:table-cell>
          <table:table-cell table:style-name="Default" office:value-type="float" office:value="0.85641117095267" calcext:value-type="float">
            <text:p>0,85641117095267</text:p>
          </table:table-cell>
          <table:table-cell table:style-name="Default" office:value-type="float" office:value="574" calcext:value-type="float">
            <text:p>574</text:p>
          </table:table-cell>
          <table:table-cell table:style-name="Default" office:value-type="float" office:value="15.0349164009094" calcext:value-type="float">
            <text:p>15,0349164009094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66543245315552" calcext:value-type="float">
            <text:p>5,66543245315552</text:p>
          </table:table-cell>
          <table:table-cell table:style-name="Default" office:value-type="float" office:value="0.332411847393985" calcext:value-type="float">
            <text:p>0,332411847393985</text:p>
          </table:table-cell>
          <table:table-cell table:style-name="Default" office:value-type="float" office:value="0.651173534976694" calcext:value-type="float">
            <text:p>0,651173534976694</text:p>
          </table:table-cell>
          <table:table-cell table:style-name="Default" office:value-type="float" office:value="0.937169655931894" calcext:value-type="float">
            <text:p>0,937169655931894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5.92621564865112" calcext:value-type="float">
            <text:p>5,92621564865112</text:p>
          </table:table-cell>
          <table:table-cell table:style-name="Default" office:value-type="float" office:value="0.535535431231297" calcext:value-type="float">
            <text:p>0,535535431231297</text:p>
          </table:table-cell>
          <table:table-cell table:style-name="Default" office:value-type="float" office:value="0.644934997238929" calcext:value-type="float">
            <text:p>0,644934997238929</text:p>
          </table:table-cell>
          <table:table-cell table:style-name="Default" office:value-type="float" office:value="0.937062019246544" calcext:value-type="float">
            <text:p>0,937062019246544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6.84419012069702" calcext:value-type="float">
            <text:p>6,84419012069702</text:p>
          </table:table-cell>
          <table:table-cell table:style-name="Default" office:value-type="float" office:value="0.666053323300397" calcext:value-type="float">
            <text:p>0,666053323300397</text:p>
          </table:table-cell>
          <table:table-cell table:style-name="Default" office:value-type="float" office:value="0.633385799297559" calcext:value-type="float">
            <text:p>0,633385799297559</text:p>
          </table:table-cell>
          <table:table-cell table:style-name="Default" office:value-type="float" office:value="0.945986849694313" calcext:value-type="float">
            <text:p>0,945986849694313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7.2963719367981" calcext:value-type="float">
            <text:p>7,2963719367981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1.968935251236" calcext:value-type="float">
            <text:p>21,968935251236</text:p>
          </table:table-cell>
          <table:table-cell table:style-name="Default" office:value-type="float" office:value="2.17956202139206" calcext:value-type="float">
            <text:p>2,17956202139206</text:p>
          </table:table-cell>
          <table:table-cell table:style-name="Default" office:value-type="float" office:value="0.817198932779079" calcext:value-type="float">
            <text:p>0,817198932779079</text:p>
          </table:table-cell>
          <table:table-cell table:style-name="Default" office:value-type="float" office:value="0.925642296439591" calcext:value-type="float">
            <text:p>0,925642296439591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194301605225" calcext:value-type="float">
            <text:p>20,0194301605225</text:p>
          </table:table-cell>
          <table:table-cell table:style-name="Default" office:value-type="float" office:value="2.30150597025149" calcext:value-type="float">
            <text:p>2,30150597025149</text:p>
          </table:table-cell>
          <table:table-cell table:style-name="Default" office:value-type="float" office:value="0.823685405109113" calcext:value-type="float">
            <text:p>0,823685405109113</text:p>
          </table:table-cell>
          <table:table-cell table:style-name="Default" office:value-type="float" office:value="0.930087461830801" calcext:value-type="float">
            <text:p>0,930087461830801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19.9740583896637" calcext:value-type="float">
            <text:p>19,9740583896637</text:p>
          </table:table-cell>
          <table:table-cell table:style-name="Default" office:value-type="float" office:value="1.55494397879269" calcext:value-type="float">
            <text:p>1,55494397879269</text:p>
          </table:table-cell>
          <table:table-cell table:style-name="Default" office:value-type="float" office:value="0.809526074529622" calcext:value-type="float">
            <text:p>0,809526074529622</text:p>
          </table:table-cell>
          <table:table-cell table:style-name="Default" office:value-type="float" office:value="0.916568655938528" calcext:value-type="float">
            <text:p>0,916568655938528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902256965637" calcext:value-type="float">
            <text:p>20,0902256965637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966284275055" calcext:value-type="float">
            <text:p>25,5966284275055</text:p>
          </table:table-cell>
          <table:table-cell table:style-name="Default" office:value-type="float" office:value="1.00798269678275" calcext:value-type="float">
            <text:p>1,00798269678275</text:p>
          </table:table-cell>
          <table:table-cell table:style-name="Default" office:value-type="float" office:value="0.839608847588048" calcext:value-type="float">
            <text:p>0,839608847588048</text:p>
          </table:table-cell>
          <table:table-cell table:style-name="Default" office:value-type="float" office:value="0.955863628037475" calcext:value-type="float">
            <text:p>0,955863628037475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894782543182" calcext:value-type="float">
            <text:p>25,5894782543182</text:p>
          </table:table-cell>
          <table:table-cell table:style-name="Default" office:value-type="float" office:value="0.532750489470836" calcext:value-type="float">
            <text:p>0,532750489470836</text:p>
          </table:table-cell>
          <table:table-cell table:style-name="Default" office:value-type="float" office:value="0.850406182057868" calcext:value-type="float">
            <text:p>0,850406182057868</text:p>
          </table:table-cell>
          <table:table-cell table:style-name="Default" office:value-type="float" office:value="0.952869328850659" calcext:value-type="float">
            <text:p>0,95286932885065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8687534332275" calcext:value-type="float">
            <text:p>25,8687534332275</text:p>
          </table:table-cell>
          <table:table-cell table:style-name="Default" office:value-type="float" office:value="1.66758709049713" calcext:value-type="float">
            <text:p>1,66758709049713</text:p>
          </table:table-cell>
          <table:table-cell table:style-name="Default" office:value-type="float" office:value="0.828953432847054" calcext:value-type="float">
            <text:p>0,828953432847054</text:p>
          </table:table-cell>
          <table:table-cell table:style-name="Default" office:value-type="float" office:value="0.940605682257703" calcext:value-type="float">
            <text:p>0,940605682257703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056741714478" calcext:value-type="float">
            <text:p>25,7056741714478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1.0045602321625" calcext:value-type="float">
            <text:p>11,0045602321625</text:p>
          </table:table-cell>
          <table:table-cell table:style-name="Default" office:value-type="float" office:value="1.88102147544194" calcext:value-type="float">
            <text:p>1,88102147544194</text:p>
          </table:table-cell>
          <table:table-cell table:style-name="Default" office:value-type="float" office:value="0.900612830271803" calcext:value-type="float">
            <text:p>0,900612830271803</text:p>
          </table:table-cell>
          <table:table-cell table:style-name="Default" office:value-type="float" office:value="0.882321754491248" calcext:value-type="float">
            <text:p>0,882321754491248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1.0286140441895" calcext:value-type="float">
            <text:p>11,0286140441895</text:p>
          </table:table-cell>
          <table:table-cell table:style-name="Default" office:value-type="float" office:value="1.62316395316193" calcext:value-type="float">
            <text:p>1,62316395316193</text:p>
          </table:table-cell>
          <table:table-cell table:style-name="Default" office:value-type="float" office:value="0.894664726742951" calcext:value-type="float">
            <text:p>0,894664726742951</text:p>
          </table:table-cell>
          <table:table-cell table:style-name="Default" office:value-type="float" office:value="0.885839717987934" calcext:value-type="float">
            <text:p>0,885839717987934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1.019868850708" calcext:value-type="float">
            <text:p>11,019868850708</text:p>
          </table:table-cell>
          <table:table-cell table:style-name="Default" office:value-type="float" office:value="1.91144280862817" calcext:value-type="float">
            <text:p>1,91144280862817</text:p>
          </table:table-cell>
          <table:table-cell table:style-name="Default" office:value-type="float" office:value="0.903609236277419" calcext:value-type="float">
            <text:p>0,903609236277419</text:p>
          </table:table-cell>
          <table:table-cell table:style-name="Default" office:value-type="float" office:value="0.89314188887898" calcext:value-type="float">
            <text:p>0,89314188887898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1.0482618808746" calcext:value-type="float">
            <text:p>11,0482618808746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886299610138" calcext:value-type="float">
            <text:p>15,0886299610138</text:p>
          </table:table-cell>
          <table:table-cell table:style-name="Default" office:value-type="float" office:value="0.891144405629974" calcext:value-type="float">
            <text:p>0,891144405629974</text:p>
          </table:table-cell>
          <table:table-cell table:style-name="Default" office:value-type="float" office:value="0.904720066008074" calcext:value-type="float">
            <text:p>0,904720066008074</text:p>
          </table:table-cell>
          <table:table-cell table:style-name="Default" office:value-type="float" office:value="0.875309781572637" calcext:value-type="float">
            <text:p>0,875309781572637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1274585723877" calcext:value-type="float">
            <text:p>15,1274585723877</text:p>
          </table:table-cell>
          <table:table-cell table:style-name="Default" office:value-type="float" office:value="1.66860793018817" calcext:value-type="float">
            <text:p>1,66860793018817</text:p>
          </table:table-cell>
          <table:table-cell table:style-name="Default" office:value-type="float" office:value="0.904033767801758" calcext:value-type="float">
            <text:p>0,904033767801758</text:p>
          </table:table-cell>
          <table:table-cell table:style-name="Default" office:value-type="float" office:value="0.905501910416307" calcext:value-type="float">
            <text:p>0,905501910416307</text:p>
          </table:table-cell>
          <table:table-cell table:style-name="Default" office:value-type="float" office:value="572" calcext:value-type="float">
            <text:p>572</text:p>
          </table:table-cell>
          <table:table-cell table:style-name="Default" office:value-type="float" office:value="15.0065698623657" calcext:value-type="float">
            <text:p>15,0065698623657</text:p>
          </table:table-cell>
          <table:table-cell table:style-name="Default" office:value-type="float" office:value="2.13479194764703" calcext:value-type="float">
            <text:p>2,13479194764703</text:p>
          </table:table-cell>
          <table:table-cell table:style-name="Default" office:value-type="float" office:value="0.87951374322686" calcext:value-type="float">
            <text:p>0,87951374322686</text:p>
          </table:table-cell>
          <table:table-cell table:style-name="Default" office:value-type="float" office:value="0.847132000925448" calcext:value-type="float">
            <text:p>0,847132000925448</text:p>
          </table:table-cell>
          <table:table-cell table:style-name="Default" office:value-type="float" office:value="571" calcext:value-type="float">
            <text:p>571</text:p>
          </table:table-cell>
          <table:table-cell table:style-name="Default" office:value-type="float" office:value="15.0594117641449" calcext:value-type="float">
            <text:p>15,0594117641449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88644647598267" calcext:value-type="float">
            <text:p>5,88644647598267</text:p>
          </table:table-cell>
          <table:table-cell table:style-name="Default" office:value-type="float" office:value="0.469133335203519" calcext:value-type="float">
            <text:p>0,469133335203519</text:p>
          </table:table-cell>
          <table:table-cell table:style-name="Default" office:value-type="float" office:value="0.652970419437752" calcext:value-type="float">
            <text:p>0,652970419437752</text:p>
          </table:table-cell>
          <table:table-cell table:style-name="Default" office:value-type="float" office:value="0.942988261255584" calcext:value-type="float">
            <text:p>0,942988261255584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5.84770369529724" calcext:value-type="float">
            <text:p>5,84770369529724</text:p>
          </table:table-cell>
          <table:table-cell table:style-name="Default" office:value-type="float" office:value="0.392939639196958" calcext:value-type="float">
            <text:p>0,392939639196958</text:p>
          </table:table-cell>
          <table:table-cell table:style-name="Default" office:value-type="float" office:value="0.651127979957069" calcext:value-type="float">
            <text:p>0,651127979957069</text:p>
          </table:table-cell>
          <table:table-cell table:style-name="Default" office:value-type="float" office:value="0.943775091022464" calcext:value-type="float">
            <text:p>0,943775091022464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7.07834839820862" calcext:value-type="float">
            <text:p>7,07834839820862</text:p>
          </table:table-cell>
          <table:table-cell table:style-name="Default" office:value-type="float" office:value="0.341015677743426" calcext:value-type="float">
            <text:p>0,341015677743426</text:p>
          </table:table-cell>
          <table:table-cell table:style-name="Default" office:value-type="float" office:value="0.644160729063475" calcext:value-type="float">
            <text:p>0,644160729063475</text:p>
          </table:table-cell>
          <table:table-cell table:style-name="Default" office:value-type="float" office:value="0.945886620471562" calcext:value-type="float">
            <text:p>0,94588662047156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7.16050696372986" calcext:value-type="float">
            <text:p>7,16050696372986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1.1961491107941" calcext:value-type="float">
            <text:p>21,1961491107941</text:p>
          </table:table-cell>
          <table:table-cell table:style-name="Default" office:value-type="float" office:value="1.45802037545624" calcext:value-type="float">
            <text:p>1,45802037545624</text:p>
          </table:table-cell>
          <table:table-cell table:style-name="Default" office:value-type="float" office:value="0.833165877999361" calcext:value-type="float">
            <text:p>0,833165877999361</text:p>
          </table:table-cell>
          <table:table-cell table:style-name="Default" office:value-type="float" office:value="0.931900144662104" calcext:value-type="float">
            <text:p>0,931900144662104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469910144806" calcext:value-type="float">
            <text:p>20,1469910144806</text:p>
          </table:table-cell>
          <table:table-cell table:style-name="Default" office:value-type="float" office:value="2.02708405849879" calcext:value-type="float">
            <text:p>2,02708405849879</text:p>
          </table:table-cell>
          <table:table-cell table:style-name="Default" office:value-type="float" office:value="0.815292743146245" calcext:value-type="float">
            <text:p>0,815292743146245</text:p>
          </table:table-cell>
          <table:table-cell table:style-name="Default" office:value-type="float" office:value="0.925774451397125" calcext:value-type="float">
            <text:p>0,925774451397125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935048103333" calcext:value-type="float">
            <text:p>20,1935048103333</text:p>
          </table:table-cell>
          <table:table-cell table:style-name="Default" office:value-type="float" office:value="2.1725288126099" calcext:value-type="float">
            <text:p>2,1725288126099</text:p>
          </table:table-cell>
          <table:table-cell table:style-name="Default" office:value-type="float" office:value="0.79916405968311" calcext:value-type="float">
            <text:p>0,79916405968311</text:p>
          </table:table-cell>
          <table:table-cell table:style-name="Default" office:value-type="float" office:value="0.911301014593209" calcext:value-type="float">
            <text:p>0,91130101459320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882848739624" calcext:value-type="float">
            <text:p>20,1882848739624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586696147919" calcext:value-type="float">
            <text:p>25,7586696147919</text:p>
          </table:table-cell>
          <table:table-cell table:style-name="Default" office:value-type="float" office:value="0.541392164752013" calcext:value-type="float">
            <text:p>0,541392164752013</text:p>
          </table:table-cell>
          <table:table-cell table:style-name="Default" office:value-type="float" office:value="0.845698308844605" calcext:value-type="float">
            <text:p>0,845698308844605</text:p>
          </table:table-cell>
          <table:table-cell table:style-name="Default" office:value-type="float" office:value="0.959527431407602" calcext:value-type="float">
            <text:p>0,959527431407602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981627941132" calcext:value-type="float">
            <text:p>25,6981627941132</text:p>
          </table:table-cell>
          <table:table-cell table:style-name="Default" office:value-type="float" office:value="0.616929297225931" calcext:value-type="float">
            <text:p>0,616929297225931</text:p>
          </table:table-cell>
          <table:table-cell table:style-name="Default" office:value-type="float" office:value="0.843791060701983" calcext:value-type="float">
            <text:p>0,843791060701983</text:p>
          </table:table-cell>
          <table:table-cell table:style-name="Default" office:value-type="float" office:value="0.95300540622182" calcext:value-type="float">
            <text:p>0,95300540622182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9499945640564" calcext:value-type="float">
            <text:p>25,9499945640564</text:p>
          </table:table-cell>
          <table:table-cell table:style-name="Default" office:value-type="float" office:value="0.766889061395392" calcext:value-type="float">
            <text:p>0,766889061395392</text:p>
          </table:table-cell>
          <table:table-cell table:style-name="Default" office:value-type="float" office:value="0.85665407323997" calcext:value-type="float">
            <text:p>0,85665407323997</text:p>
          </table:table-cell>
          <table:table-cell table:style-name="Default" office:value-type="float" office:value="0.953114759267476" calcext:value-type="float">
            <text:p>0,953114759267476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04047203064" calcext:value-type="float">
            <text:p>25,704047203064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8784830570221" calcext:value-type="float">
            <text:p>10,8784830570221</text:p>
          </table:table-cell>
          <table:table-cell table:style-name="Default" office:value-type="float" office:value="1.47007307916705" calcext:value-type="float">
            <text:p>1,47007307916705</text:p>
          </table:table-cell>
          <table:table-cell table:style-name="Default" office:value-type="float" office:value="0.89370048748476" calcext:value-type="float">
            <text:p>0,89370048748476</text:p>
          </table:table-cell>
          <table:table-cell table:style-name="Default" office:value-type="float" office:value="0.924095102105573" calcext:value-type="float">
            <text:p>0,924095102105573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175226688385" calcext:value-type="float">
            <text:p>10,9175226688385</text:p>
          </table:table-cell>
          <table:table-cell table:style-name="Default" office:value-type="float" office:value="1.77938332539845" calcext:value-type="float">
            <text:p>1,77938332539845</text:p>
          </table:table-cell>
          <table:table-cell table:style-name="Default" office:value-type="float" office:value="0.859285481375166" calcext:value-type="float">
            <text:p>0,859285481375166</text:p>
          </table:table-cell>
          <table:table-cell table:style-name="Default" office:value-type="float" office:value="0.856079862294413" calcext:value-type="float">
            <text:p>0,856079862294413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8907413482666" calcext:value-type="float">
            <text:p>10,8907413482666</text:p>
          </table:table-cell>
          <table:table-cell table:style-name="Default" office:value-type="float" office:value="1.22400299010602" calcext:value-type="float">
            <text:p>1,22400299010602</text:p>
          </table:table-cell>
          <table:table-cell table:style-name="Default" office:value-type="float" office:value="0.880257826698499" calcext:value-type="float">
            <text:p>0,880257826698499</text:p>
          </table:table-cell>
          <table:table-cell table:style-name="Default" office:value-type="float" office:value="0.789958023894091" calcext:value-type="float">
            <text:p>0,78995802389409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0.9672260284424" calcext:value-type="float">
            <text:p>10,9672260284424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4.9791164398193" calcext:value-type="float">
            <text:p>14,9791164398193</text:p>
          </table:table-cell>
          <table:table-cell table:style-name="Default" office:value-type="float" office:value="0.584174387556374" calcext:value-type="float">
            <text:p>0,584174387556374</text:p>
          </table:table-cell>
          <table:table-cell table:style-name="Default" office:value-type="float" office:value="0.914198984908716" calcext:value-type="float">
            <text:p>0,914198984908716</text:p>
          </table:table-cell>
          <table:table-cell table:style-name="Default" office:value-type="float" office:value="0.908078138398468" calcext:value-type="float">
            <text:p>0,908078138398468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15.025292634964" calcext:value-type="float">
            <text:p>15,025292634964</text:p>
          </table:table-cell>
          <table:table-cell table:style-name="Default" office:value-type="float" office:value="1.11800163053878" calcext:value-type="float">
            <text:p>1,11800163053878</text:p>
          </table:table-cell>
          <table:table-cell table:style-name="Default" office:value-type="float" office:value="0.905436041278874" calcext:value-type="float">
            <text:p>0,905436041278874</text:p>
          </table:table-cell>
          <table:table-cell table:style-name="Default" office:value-type="float" office:value="0.88826111352667" calcext:value-type="float">
            <text:p>0,88826111352667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14.9722385406494" calcext:value-type="float">
            <text:p>14,9722385406494</text:p>
          </table:table-cell>
          <table:table-cell table:style-name="Default" office:value-type="float" office:value="1.39580540362347" calcext:value-type="float">
            <text:p>1,39580540362347</text:p>
          </table:table-cell>
          <table:table-cell table:style-name="Default" office:value-type="float" office:value="0.889609530175284" calcext:value-type="float">
            <text:p>0,889609530175284</text:p>
          </table:table-cell>
          <table:table-cell table:style-name="Default" office:value-type="float" office:value="0.843997206890944" calcext:value-type="float">
            <text:p>0,843997206890944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4.966637134552" calcext:value-type="float">
            <text:p>14,966637134552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6.22478890419006" calcext:value-type="float">
            <text:p>6,22478890419006</text:p>
          </table:table-cell>
          <table:table-cell table:style-name="Default" office:value-type="float" office:value="0.32404248557648" calcext:value-type="float">
            <text:p>0,32404248557648</text:p>
          </table:table-cell>
          <table:table-cell table:style-name="Default" office:value-type="float" office:value="0.652852221680431" calcext:value-type="float">
            <text:p>0,652852221680431</text:p>
          </table:table-cell>
          <table:table-cell table:style-name="Default" office:value-type="float" office:value="0.942961570888264" calcext:value-type="float">
            <text:p>0,942961570888264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5.69313359260559" calcext:value-type="float">
            <text:p>5,69313359260559</text:p>
          </table:table-cell>
          <table:table-cell table:style-name="Default" office:value-type="float" office:value="0.476366904511551" calcext:value-type="float">
            <text:p>0,476366904511551</text:p>
          </table:table-cell>
          <table:table-cell table:style-name="Default" office:value-type="float" office:value="0.652011073883239" calcext:value-type="float">
            <text:p>0,652011073883239</text:p>
          </table:table-cell>
          <table:table-cell table:style-name="Default" office:value-type="float" office:value="0.938365719277974" calcext:value-type="float">
            <text:p>0,938365719277974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6.05924439430237" calcext:value-type="float">
            <text:p>6,05924439430237</text:p>
          </table:table-cell>
          <table:table-cell table:style-name="Default" office:value-type="float" office:value="0.638369384844646" calcext:value-type="float">
            <text:p>0,638369384844646</text:p>
          </table:table-cell>
          <table:table-cell table:style-name="Default" office:value-type="float" office:value="0.642541985244277" calcext:value-type="float">
            <text:p>0,642541985244277</text:p>
          </table:table-cell>
          <table:table-cell table:style-name="Default" office:value-type="float" office:value="0.946294195521936" calcext:value-type="float">
            <text:p>0,946294195521936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7.61480093002319" calcext:value-type="float">
            <text:p>7,61480093002319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383866071701" calcext:value-type="float">
            <text:p>20,383866071701</text:p>
          </table:table-cell>
          <table:table-cell table:style-name="Default" office:value-type="float" office:value="2.35028037901406" calcext:value-type="float">
            <text:p>2,35028037901406</text:p>
          </table:table-cell>
          <table:table-cell table:style-name="Default" office:value-type="float" office:value="0.809082295205839" calcext:value-type="float">
            <text:p>0,809082295205839</text:p>
          </table:table-cell>
          <table:table-cell table:style-name="Default" office:value-type="float" office:value="0.919918298513704" calcext:value-type="float">
            <text:p>0,919918298513704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698367595673" calcext:value-type="float">
            <text:p>20,1698367595673</text:p>
          </table:table-cell>
          <table:table-cell table:style-name="Default" office:value-type="float" office:value="2.25356204170124" calcext:value-type="float">
            <text:p>2,25356204170124</text:p>
          </table:table-cell>
          <table:table-cell table:style-name="Default" office:value-type="float" office:value="0.808721236674442" calcext:value-type="float">
            <text:p>0,808721236674442</text:p>
          </table:table-cell>
          <table:table-cell table:style-name="Default" office:value-type="float" office:value="0.920912413381339" calcext:value-type="float">
            <text:p>0,92091241338133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09338760376" calcext:value-type="float">
            <text:p>20,109338760376</text:p>
          </table:table-cell>
          <table:table-cell table:style-name="Default" office:value-type="float" office:value="2.17626146533052" calcext:value-type="float">
            <text:p>2,17626146533052</text:p>
          </table:table-cell>
          <table:table-cell table:style-name="Default" office:value-type="float" office:value="0.822282798199119" calcext:value-type="float">
            <text:p>0,822282798199119</text:p>
          </table:table-cell>
          <table:table-cell table:style-name="Default" office:value-type="float" office:value="0.92697441944972" calcext:value-type="float">
            <text:p>0,92697441944972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091087818146" calcext:value-type="float">
            <text:p>20,0091087818146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261417865753" calcext:value-type="float">
            <text:p>25,6261417865753</text:p>
          </table:table-cell>
          <table:table-cell table:style-name="Default" office:value-type="float" office:value="1.11085098068546" calcext:value-type="float">
            <text:p>1,11085098068546</text:p>
          </table:table-cell>
          <table:table-cell table:style-name="Default" office:value-type="float" office:value="0.835826317415225" calcext:value-type="float">
            <text:p>0,835826317415225</text:p>
          </table:table-cell>
          <table:table-cell table:style-name="Default" office:value-type="float" office:value="0.957232715633273" calcext:value-type="float">
            <text:p>0,957232715633273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992456912994" calcext:value-type="float">
            <text:p>25,6992456912994</text:p>
          </table:table-cell>
          <table:table-cell table:style-name="Default" office:value-type="float" office:value="0.644446922139535" calcext:value-type="float">
            <text:p>0,644446922139535</text:p>
          </table:table-cell>
          <table:table-cell table:style-name="Default" office:value-type="float" office:value="0.847318052112798" calcext:value-type="float">
            <text:p>0,847318052112798</text:p>
          </table:table-cell>
          <table:table-cell table:style-name="Default" office:value-type="float" office:value="0.950638105854311" calcext:value-type="float">
            <text:p>0,950638105854311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8104412555695" calcext:value-type="float">
            <text:p>25,8104412555695</text:p>
          </table:table-cell>
          <table:table-cell table:style-name="Default" office:value-type="float" office:value="1.90743911338033" calcext:value-type="float">
            <text:p>1,90743911338033</text:p>
          </table:table-cell>
          <table:table-cell table:style-name="Default" office:value-type="float" office:value="0.817960315135708" calcext:value-type="float">
            <text:p>0,817960315135708</text:p>
          </table:table-cell>
          <table:table-cell table:style-name="Default" office:value-type="float" office:value="0.949536434887868" calcext:value-type="float">
            <text:p>0,949536434887868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546823978424" calcext:value-type="float">
            <text:p>25,6546823978424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260904788971" calcext:value-type="float">
            <text:p>10,9260904788971</text:p>
          </table:table-cell>
          <table:table-cell table:style-name="Default" office:value-type="float" office:value="1.20476408570232" calcext:value-type="float">
            <text:p>1,20476408570232</text:p>
          </table:table-cell>
          <table:table-cell table:style-name="Default" office:value-type="float" office:value="0.889186801486535" calcext:value-type="float">
            <text:p>0,889186801486535</text:p>
          </table:table-cell>
          <table:table-cell table:style-name="Default" office:value-type="float" office:value="0.83645715135624" calcext:value-type="float">
            <text:p>0,83645715135624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10.8785140514374" calcext:value-type="float">
            <text:p>10,8785140514374</text:p>
          </table:table-cell>
          <table:table-cell table:style-name="Default" office:value-type="float" office:value="1.3923838498354" calcext:value-type="float">
            <text:p>1,3923838498354</text:p>
          </table:table-cell>
          <table:table-cell table:style-name="Default" office:value-type="float" office:value="0.887565892683464" calcext:value-type="float">
            <text:p>0,887565892683464</text:p>
          </table:table-cell>
          <table:table-cell table:style-name="Default" office:value-type="float" office:value="0.842024163058905" calcext:value-type="float">
            <text:p>0,842024163058905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10.9388892650604" calcext:value-type="float">
            <text:p>10,9388892650604</text:p>
          </table:table-cell>
          <table:table-cell table:style-name="Default" office:value-type="float" office:value="1.98607461059332" calcext:value-type="float">
            <text:p>1,98607461059332</text:p>
          </table:table-cell>
          <table:table-cell table:style-name="Default" office:value-type="float" office:value="0.885453453107642" calcext:value-type="float">
            <text:p>0,885453453107642</text:p>
          </table:table-cell>
          <table:table-cell table:style-name="Default" office:value-type="float" office:value="0.858470875381579" calcext:value-type="float">
            <text:p>0,858470875381579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401445388794" calcext:value-type="float">
            <text:p>10,9401445388794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4.9872601032257" calcext:value-type="float">
            <text:p>14,9872601032257</text:p>
          </table:table-cell>
          <table:table-cell table:style-name="Default" office:value-type="float" office:value="1.29728225324812" calcext:value-type="float">
            <text:p>1,29728225324812</text:p>
          </table:table-cell>
          <table:table-cell table:style-name="Default" office:value-type="float" office:value="0.900270793135278" calcext:value-type="float">
            <text:p>0,900270793135278</text:p>
          </table:table-cell>
          <table:table-cell table:style-name="Default" office:value-type="float" office:value="0.878244752598228" calcext:value-type="float">
            <text:p>0,878244752598228</text:p>
          </table:table-cell>
          <table:table-cell table:style-name="Default" office:value-type="float" office:value="571" calcext:value-type="float">
            <text:p>571</text:p>
          </table:table-cell>
          <table:table-cell table:style-name="Default" office:value-type="float" office:value="14.9131414890289" calcext:value-type="float">
            <text:p>14,9131414890289</text:p>
          </table:table-cell>
          <table:table-cell table:style-name="Default" office:value-type="float" office:value="0.184962976382728" calcext:value-type="float">
            <text:p>0,184962976382728</text:p>
          </table:table-cell>
          <table:table-cell table:style-name="Default" office:value-type="float" office:value="0.906142396384904" calcext:value-type="float">
            <text:p>0,906142396384904</text:p>
          </table:table-cell>
          <table:table-cell table:style-name="Default" office:value-type="float" office:value="0.879392805156997" calcext:value-type="float">
            <text:p>0,879392805156997</text:p>
          </table:table-cell>
          <table:table-cell table:style-name="Default" office:value-type="float" office:value="571" calcext:value-type="float">
            <text:p>571</text:p>
          </table:table-cell>
          <table:table-cell table:style-name="Default" office:value-type="float" office:value="14.9001061916351" calcext:value-type="float">
            <text:p>14,9001061916351</text:p>
          </table:table-cell>
          <table:table-cell table:style-name="Default" office:value-type="float" office:value="0.768766991202936" calcext:value-type="float">
            <text:p>0,768766991202936</text:p>
          </table:table-cell>
          <table:table-cell table:style-name="Default" office:value-type="float" office:value="0.888067432265152" calcext:value-type="float">
            <text:p>0,888067432265152</text:p>
          </table:table-cell>
          <table:table-cell table:style-name="Default" office:value-type="float" office:value="0.861274076489424" calcext:value-type="float">
            <text:p>0,861274076489424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4.9683408737183" calcext:value-type="float">
            <text:p>14,9683408737183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7191321849823" calcext:value-type="float">
            <text:p>5,7191321849823</text:p>
          </table:table-cell>
          <table:table-cell table:style-name="Default" office:value-type="float" office:value="0.321228502216553" calcext:value-type="float">
            <text:p>0,321228502216553</text:p>
          </table:table-cell>
          <table:table-cell table:style-name="Default" office:value-type="float" office:value="0.64956810310881" calcext:value-type="float">
            <text:p>0,64956810310881</text:p>
          </table:table-cell>
          <table:table-cell table:style-name="Default" office:value-type="float" office:value="0.938175743020684" calcext:value-type="float">
            <text:p>0,938175743020684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5.95629024505615" calcext:value-type="float">
            <text:p>5,95629024505615</text:p>
          </table:table-cell>
          <table:table-cell table:style-name="Default" office:value-type="float" office:value="0.422648782862528" calcext:value-type="float">
            <text:p>0,422648782862528</text:p>
          </table:table-cell>
          <table:table-cell table:style-name="Default" office:value-type="float" office:value="0.656565966681097" calcext:value-type="float">
            <text:p>0,656565966681097</text:p>
          </table:table-cell>
          <table:table-cell table:style-name="Default" office:value-type="float" office:value="0.951072925726916" calcext:value-type="float">
            <text:p>0,951072925726916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7.50518012046814" calcext:value-type="float">
            <text:p>7,50518012046814</text:p>
          </table:table-cell>
          <table:table-cell table:style-name="Default" office:value-type="float" office:value="0.311146907404833" calcext:value-type="float">
            <text:p>0,311146907404833</text:p>
          </table:table-cell>
          <table:table-cell table:style-name="Default" office:value-type="float" office:value="0.652097785443561" calcext:value-type="float">
            <text:p>0,652097785443561</text:p>
          </table:table-cell>
          <table:table-cell table:style-name="Default" office:value-type="float" office:value="0.94957582906138" calcext:value-type="float">
            <text:p>0,9495758290613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8.09389424324036" calcext:value-type="float">
            <text:p>8,09389424324036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5539381504059" calcext:value-type="float">
            <text:p>20,5539381504059</text:p>
          </table:table-cell>
          <table:table-cell table:style-name="Default" office:value-type="float" office:value="1.43711554675939" calcext:value-type="float">
            <text:p>1,43711554675939</text:p>
          </table:table-cell>
          <table:table-cell table:style-name="Default" office:value-type="float" office:value="0.834559949631092" calcext:value-type="float">
            <text:p>0,834559949631092</text:p>
          </table:table-cell>
          <table:table-cell table:style-name="Default" office:value-type="float" office:value="0.933447257126453" calcext:value-type="float">
            <text:p>0,933447257126453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820757389069" calcext:value-type="float">
            <text:p>20,1820757389069</text:p>
          </table:table-cell>
          <table:table-cell table:style-name="Default" office:value-type="float" office:value="2.14099963841507" calcext:value-type="float">
            <text:p>2,14099963841507</text:p>
          </table:table-cell>
          <table:table-cell table:style-name="Default" office:value-type="float" office:value="0.810828503512282" calcext:value-type="float">
            <text:p>0,810828503512282</text:p>
          </table:table-cell>
          <table:table-cell table:style-name="Default" office:value-type="float" office:value="0.917443291717953" calcext:value-type="float">
            <text:p>0,917443291717953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2314395904541" calcext:value-type="float">
            <text:p>20,2314395904541</text:p>
          </table:table-cell>
          <table:table-cell table:style-name="Default" office:value-type="float" office:value="1.43027712103847" calcext:value-type="float">
            <text:p>1,43027712103847</text:p>
          </table:table-cell>
          <table:table-cell table:style-name="Default" office:value-type="float" office:value="0.82754211742391" calcext:value-type="float">
            <text:p>0,82754211742391</text:p>
          </table:table-cell>
          <table:table-cell table:style-name="Default" office:value-type="float" office:value="0.936914134683227" calcext:value-type="float">
            <text:p>0,936914134683227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454540252686" calcext:value-type="float">
            <text:p>20,0454540252686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787187099457" calcext:value-type="float">
            <text:p>25,7787187099457</text:p>
          </table:table-cell>
          <table:table-cell table:style-name="Default" office:value-type="float" office:value="1.89706136158385" calcext:value-type="float">
            <text:p>1,89706136158385</text:p>
          </table:table-cell>
          <table:table-cell table:style-name="Default" office:value-type="float" office:value="0.726410294606023" calcext:value-type="float">
            <text:p>0,726410294606023</text:p>
          </table:table-cell>
          <table:table-cell table:style-name="Default" office:value-type="float" office:value="0.943627875184303" calcext:value-type="float">
            <text:p>0,943627875184303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721653938293" calcext:value-type="float">
            <text:p>25,6721653938293</text:p>
          </table:table-cell>
          <table:table-cell table:style-name="Default" office:value-type="float" office:value="1.65086992255974" calcext:value-type="float">
            <text:p>1,65086992255974</text:p>
          </table:table-cell>
          <table:table-cell table:style-name="Default" office:value-type="float" office:value="0.834322454990505" calcext:value-type="float">
            <text:p>0,834322454990505</text:p>
          </table:table-cell>
          <table:table-cell table:style-name="Default" office:value-type="float" office:value="0.954244565703551" calcext:value-type="float">
            <text:p>0,954244565703551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940860748291" calcext:value-type="float">
            <text:p>25,6940860748291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84392412172575" calcext:value-type="float">
            <text:p>0,684392412172575</text:p>
          </table:table-cell>
          <table:table-cell table:style-name="Default" office:value-type="float" office:value="0.934436372301887" calcext:value-type="float">
            <text:p>0,934436372301887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390959262848" calcext:value-type="float">
            <text:p>25,7390959262848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767322540283" calcext:value-type="float">
            <text:p>10,9767322540283</text:p>
          </table:table-cell>
          <table:table-cell table:style-name="Default" office:value-type="float" office:value="1.75794975463431" calcext:value-type="float">
            <text:p>1,75794975463431</text:p>
          </table:table-cell>
          <table:table-cell table:style-name="Default" office:value-type="float" office:value="0.900932177741005" calcext:value-type="float">
            <text:p>0,900932177741005</text:p>
          </table:table-cell>
          <table:table-cell table:style-name="Default" office:value-type="float" office:value="0.876090534696802" calcext:value-type="float">
            <text:p>0,876090534696802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1.0114932060242" calcext:value-type="float">
            <text:p>11,0114932060242</text:p>
          </table:table-cell>
          <table:table-cell table:style-name="Default" office:value-type="float" office:value="1.80771203138353" calcext:value-type="float">
            <text:p>1,80771203138353</text:p>
          </table:table-cell>
          <table:table-cell table:style-name="Default" office:value-type="float" office:value="0.900112336607328" calcext:value-type="float">
            <text:p>0,900112336607328</text:p>
          </table:table-cell>
          <table:table-cell table:style-name="Default" office:value-type="float" office:value="0.862180219278209" calcext:value-type="float">
            <text:p>0,862180219278209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734287261963" calcext:value-type="float">
            <text:p>10,9734287261963</text:p>
          </table:table-cell>
          <table:table-cell table:style-name="Default" office:value-type="float" office:value="2.41214898522185" calcext:value-type="float">
            <text:p>2,41214898522185</text:p>
          </table:table-cell>
          <table:table-cell table:style-name="Default" office:value-type="float" office:value="0.905481075346769" calcext:value-type="float">
            <text:p>0,905481075346769</text:p>
          </table:table-cell>
          <table:table-cell table:style-name="Default" office:value-type="float" office:value="0.885014245014245" calcext:value-type="float">
            <text:p>0,885014245014245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1.0588419437408" calcext:value-type="float">
            <text:p>11,0588419437408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669794082642" calcext:value-type="float">
            <text:p>15,0669794082642</text:p>
          </table:table-cell>
          <table:table-cell table:style-name="Default" office:value-type="float" office:value="0.945946392865628" calcext:value-type="float">
            <text:p>0,945946392865628</text:p>
          </table:table-cell>
          <table:table-cell table:style-name="Default" office:value-type="float" office:value="0.910936442107603" calcext:value-type="float">
            <text:p>0,910936442107603</text:p>
          </table:table-cell>
          <table:table-cell table:style-name="Default" office:value-type="float" office:value="0.908630089097592" calcext:value-type="float">
            <text:p>0,908630089097592</text:p>
          </table:table-cell>
          <table:table-cell table:style-name="Default" office:value-type="float" office:value="580" calcext:value-type="float">
            <text:p>580</text:p>
          </table:table-cell>
          <table:table-cell table:style-name="Default" office:value-type="float" office:value="15.1066625118256" calcext:value-type="float">
            <text:p>15,1066625118256</text:p>
          </table:table-cell>
          <table:table-cell table:style-name="Default" office:value-type="float" office:value="0.559460263561669" calcext:value-type="float">
            <text:p>0,559460263561669</text:p>
          </table:table-cell>
          <table:table-cell table:style-name="Default" office:value-type="float" office:value="0.884526375521749" calcext:value-type="float">
            <text:p>0,884526375521749</text:p>
          </table:table-cell>
          <table:table-cell table:style-name="Default" office:value-type="float" office:value="0.820835880806627" calcext:value-type="float">
            <text:p>0,820835880806627</text:p>
          </table:table-cell>
          <table:table-cell table:style-name="Default" office:value-type="float" office:value="573" calcext:value-type="float">
            <text:p>573</text:p>
          </table:table-cell>
          <table:table-cell table:style-name="Default" office:value-type="float" office:value="14.9902460575104" calcext:value-type="float">
            <text:p>14,9902460575104</text:p>
          </table:table-cell>
          <table:table-cell table:style-name="Default" office:value-type="float" office:value="0.604169981392393" calcext:value-type="float">
            <text:p>0,604169981392393</text:p>
          </table:table-cell>
          <table:table-cell table:style-name="Default" office:value-type="float" office:value="0.890383922444046" calcext:value-type="float">
            <text:p>0,890383922444046</text:p>
          </table:table-cell>
          <table:table-cell table:style-name="Default" office:value-type="float" office:value="0.840599255036713" calcext:value-type="float">
            <text:p>0,840599255036713</text:p>
          </table:table-cell>
          <table:table-cell table:style-name="Default" office:value-type="float" office:value="570" calcext:value-type="float">
            <text:p>570</text:p>
          </table:table-cell>
          <table:table-cell table:style-name="Default" office:value-type="float" office:value="14.9897229671478" calcext:value-type="float">
            <text:p>14,9897229671478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68361020088196" calcext:value-type="float">
            <text:p>5,68361020088196</text:p>
          </table:table-cell>
          <table:table-cell table:style-name="Default" office:value-type="float" office:value="0.43542904607222" calcext:value-type="float">
            <text:p>0,43542904607222</text:p>
          </table:table-cell>
          <table:table-cell table:style-name="Default" office:value-type="float" office:value="0.652937914502306" calcext:value-type="float">
            <text:p>0,652937914502306</text:p>
          </table:table-cell>
          <table:table-cell table:style-name="Default" office:value-type="float" office:value="0.944962912601717" calcext:value-type="float">
            <text:p>0,944962912601717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.00375819206238" calcext:value-type="float">
            <text:p>6,00375819206238</text:p>
          </table:table-cell>
          <table:table-cell table:style-name="Default" office:value-type="float" office:value="0.495069391422443" calcext:value-type="float">
            <text:p>0,495069391422443</text:p>
          </table:table-cell>
          <table:table-cell table:style-name="Default" office:value-type="float" office:value="0.65328148290356" calcext:value-type="float">
            <text:p>0,65328148290356</text:p>
          </table:table-cell>
          <table:table-cell table:style-name="Default" office:value-type="float" office:value="0.93713713054361" calcext:value-type="float">
            <text:p>0,93713713054361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.21739363670349" calcext:value-type="float">
            <text:p>6,21739363670349</text:p>
          </table:table-cell>
          <table:table-cell table:style-name="Default" office:value-type="float" office:value="0.32222251915097" calcext:value-type="float">
            <text:p>0,32222251915097</text:p>
          </table:table-cell>
          <table:table-cell table:style-name="Default" office:value-type="float" office:value="0.650257439578894" calcext:value-type="float">
            <text:p>0,650257439578894</text:p>
          </table:table-cell>
          <table:table-cell table:style-name="Default" office:value-type="float" office:value="0.943832476989613" calcext:value-type="float">
            <text:p>0,943832476989613</text:p>
          </table:table-cell>
          <table:table-cell table:style-name="Default" office:value-type="float" office:value="176" calcext:value-type="float">
            <text:p>176</text:p>
          </table:table-cell>
          <table:table-cell table:style-name="Default" office:value-type="float" office:value="8.24040961265564" calcext:value-type="float">
            <text:p>8,24040961265564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7467164993286" calcext:value-type="float">
            <text:p>20,7467164993286</text:p>
          </table:table-cell>
          <table:table-cell table:style-name="Default" office:value-type="float" office:value="1.99541357463069" calcext:value-type="float">
            <text:p>1,99541357463069</text:p>
          </table:table-cell>
          <table:table-cell table:style-name="Default" office:value-type="float" office:value="0.831971740177995" calcext:value-type="float">
            <text:p>0,831971740177995</text:p>
          </table:table-cell>
          <table:table-cell table:style-name="Default" office:value-type="float" office:value="0.935703508752028" calcext:value-type="float">
            <text:p>0,935703508752028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754721164703" calcext:value-type="float">
            <text:p>20,0754721164703</text:p>
          </table:table-cell>
          <table:table-cell table:style-name="Default" office:value-type="float" office:value="2.07191460068065" calcext:value-type="float">
            <text:p>2,07191460068065</text:p>
          </table:table-cell>
          <table:table-cell table:style-name="Default" office:value-type="float" office:value="0.824487931670786" calcext:value-type="float">
            <text:p>0,824487931670786</text:p>
          </table:table-cell>
          <table:table-cell table:style-name="Default" office:value-type="float" office:value="0.926495467862399" calcext:value-type="float">
            <text:p>0,92649546786239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2844526767731" calcext:value-type="float">
            <text:p>20,2844526767731</text:p>
          </table:table-cell>
          <table:table-cell table:style-name="Default" office:value-type="float" office:value="1.63770678824363" calcext:value-type="float">
            <text:p>1,63770678824363</text:p>
          </table:table-cell>
          <table:table-cell table:style-name="Default" office:value-type="float" office:value="0.821175478421867" calcext:value-type="float">
            <text:p>0,821175478421867</text:p>
          </table:table-cell>
          <table:table-cell table:style-name="Default" office:value-type="float" office:value="0.923108600485215" calcext:value-type="float">
            <text:p>0,923108600485215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19.9649748802185" calcext:value-type="float">
            <text:p>19,9649748802185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237909793854" calcext:value-type="float">
            <text:p>25,6237909793854</text:p>
          </table:table-cell>
          <table:table-cell table:style-name="Default" office:value-type="float" office:value="1.00759381456173" calcext:value-type="float">
            <text:p>1,00759381456173</text:p>
          </table:table-cell>
          <table:table-cell table:style-name="Default" office:value-type="float" office:value="0.839798496591559" calcext:value-type="float">
            <text:p>0,839798496591559</text:p>
          </table:table-cell>
          <table:table-cell table:style-name="Default" office:value-type="float" office:value="0.953269815419238" calcext:value-type="float">
            <text:p>0,953269815419238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501983165741" calcext:value-type="float">
            <text:p>25,5501983165741</text:p>
          </table:table-cell>
          <table:table-cell table:style-name="Default" office:value-type="float" office:value="0.880117537095482" calcext:value-type="float">
            <text:p>0,880117537095482</text:p>
          </table:table-cell>
          <table:table-cell table:style-name="Default" office:value-type="float" office:value="0.843391468066838" calcext:value-type="float">
            <text:p>0,843391468066838</text:p>
          </table:table-cell>
          <table:table-cell table:style-name="Default" office:value-type="float" office:value="0.947926247686568" calcext:value-type="float">
            <text:p>0,947926247686568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533036231995" calcext:value-type="float">
            <text:p>25,6533036231995</text:p>
          </table:table-cell>
          <table:table-cell table:style-name="Default" office:value-type="float" office:value="0.67989944339392" calcext:value-type="float">
            <text:p>0,67989944339392</text:p>
          </table:table-cell>
          <table:table-cell table:style-name="Default" office:value-type="float" office:value="0.849843663382751" calcext:value-type="float">
            <text:p>0,849843663382751</text:p>
          </table:table-cell>
          <table:table-cell table:style-name="Default" office:value-type="float" office:value="0.949096403044918" calcext:value-type="float">
            <text:p>0,949096403044918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710248947144" calcext:value-type="float">
            <text:p>25,5710248947144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389312267303" calcext:value-type="float">
            <text:p>10,9389312267303</text:p>
          </table:table-cell>
          <table:table-cell table:style-name="Default" office:value-type="float" office:value="1.96587752163202" calcext:value-type="float">
            <text:p>1,96587752163202</text:p>
          </table:table-cell>
          <table:table-cell table:style-name="Default" office:value-type="float" office:value="0.882629462104589" calcext:value-type="float">
            <text:p>0,882629462104589</text:p>
          </table:table-cell>
          <table:table-cell table:style-name="Default" office:value-type="float" office:value="0.883481018724242" calcext:value-type="float">
            <text:p>0,883481018724242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452183246613" calcext:value-type="float">
            <text:p>10,9452183246613</text:p>
          </table:table-cell>
          <table:table-cell table:style-name="Default" office:value-type="float" office:value="1.6987462372894" calcext:value-type="float">
            <text:p>1,6987462372894</text:p>
          </table:table-cell>
          <table:table-cell table:style-name="Default" office:value-type="float" office:value="0.884378251252698" calcext:value-type="float">
            <text:p>0,884378251252698</text:p>
          </table:table-cell>
          <table:table-cell table:style-name="Default" office:value-type="float" office:value="0.909577321431028" calcext:value-type="float">
            <text:p>0,909577321431028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352767467499" calcext:value-type="float">
            <text:p>10,9352767467499</text:p>
          </table:table-cell>
          <table:table-cell table:style-name="Default" office:value-type="float" office:value="1.29037450042173" calcext:value-type="float">
            <text:p>1,29037450042173</text:p>
          </table:table-cell>
          <table:table-cell table:style-name="Default" office:value-type="float" office:value="0.882212749456056" calcext:value-type="float">
            <text:p>0,882212749456056</text:p>
          </table:table-cell>
          <table:table-cell table:style-name="Default" office:value-type="float" office:value="0.874094884682875" calcext:value-type="float">
            <text:p>0,874094884682875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0.9749176502228" calcext:value-type="float">
            <text:p>10,9749176502228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111372470856" calcext:value-type="float">
            <text:p>15,0111372470856</text:p>
          </table:table-cell>
          <table:table-cell table:style-name="Default" office:value-type="float" office:value="0.80120465845648" calcext:value-type="float">
            <text:p>0,80120465845648</text:p>
          </table:table-cell>
          <table:table-cell table:style-name="Default" office:value-type="float" office:value="0.881563527640833" calcext:value-type="float">
            <text:p>0,881563527640833</text:p>
          </table:table-cell>
          <table:table-cell table:style-name="Default" office:value-type="float" office:value="0.848979403129984" calcext:value-type="float">
            <text:p>0,848979403129984</text:p>
          </table:table-cell>
          <table:table-cell table:style-name="Default" office:value-type="float" office:value="573" calcext:value-type="float">
            <text:p>573</text:p>
          </table:table-cell>
          <table:table-cell table:style-name="Default" office:value-type="float" office:value="14.9715218544006" calcext:value-type="float">
            <text:p>14,9715218544006</text:p>
          </table:table-cell>
          <table:table-cell table:style-name="Default" office:value-type="float" office:value="1.20934068651247" calcext:value-type="float">
            <text:p>1,20934068651247</text:p>
          </table:table-cell>
          <table:table-cell table:style-name="Default" office:value-type="float" office:value="0.912108382797087" calcext:value-type="float">
            <text:p>0,912108382797087</text:p>
          </table:table-cell>
          <table:table-cell table:style-name="Default" office:value-type="float" office:value="0.900796481217309" calcext:value-type="float">
            <text:p>0,900796481217309</text:p>
          </table:table-cell>
          <table:table-cell table:style-name="Default" office:value-type="float" office:value="578" calcext:value-type="float">
            <text:p>578</text:p>
          </table:table-cell>
          <table:table-cell table:style-name="Default" office:value-type="float" office:value="15.0199251174927" calcext:value-type="float">
            <text:p>15,0199251174927</text:p>
          </table:table-cell>
          <table:table-cell table:style-name="Default" office:value-type="float" office:value="0.720820005500792" calcext:value-type="float">
            <text:p>0,720820005500792</text:p>
          </table:table-cell>
          <table:table-cell table:style-name="Default" office:value-type="float" office:value="0.900842951120219" calcext:value-type="float">
            <text:p>0,900842951120219</text:p>
          </table:table-cell>
          <table:table-cell table:style-name="Default" office:value-type="float" office:value="0.883018067390305" calcext:value-type="float">
            <text:p>0,883018067390305</text:p>
          </table:table-cell>
          <table:table-cell table:style-name="Default" office:value-type="float" office:value="574" calcext:value-type="float">
            <text:p>574</text:p>
          </table:table-cell>
          <table:table-cell table:style-name="Default" office:value-type="float" office:value="14.9929699897766" calcext:value-type="float">
            <text:p>14,9929699897766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89388775825501" calcext:value-type="float">
            <text:p>5,89388775825501</text:p>
          </table:table-cell>
          <table:table-cell table:style-name="Default" office:value-type="float" office:value="0.302410998199898" calcext:value-type="float">
            <text:p>0,302410998199898</text:p>
          </table:table-cell>
          <table:table-cell table:style-name="Default" office:value-type="float" office:value="0.644387245377342" calcext:value-type="float">
            <text:p>0,644387245377342</text:p>
          </table:table-cell>
          <table:table-cell table:style-name="Default" office:value-type="float" office:value="0.931176688832444" calcext:value-type="float">
            <text:p>0,93117668883244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.93043518066406" calcext:value-type="float">
            <text:p>5,93043518066406</text:p>
          </table:table-cell>
          <table:table-cell table:style-name="Default" office:value-type="float" office:value="0.417400566572283" calcext:value-type="float">
            <text:p>0,417400566572283</text:p>
          </table:table-cell>
          <table:table-cell table:style-name="Default" office:value-type="float" office:value="0.648599645328049" calcext:value-type="float">
            <text:p>0,648599645328049</text:p>
          </table:table-cell>
          <table:table-cell table:style-name="Default" office:value-type="float" office:value="0.940872125630959" calcext:value-type="float">
            <text:p>0,940872125630959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6.29978060722351" calcext:value-type="float">
            <text:p>6,29978060722351</text:p>
          </table:table-cell>
          <table:table-cell table:style-name="Default" office:value-type="float" office:value="0.54751425495112" calcext:value-type="float">
            <text:p>0,54751425495112</text:p>
          </table:table-cell>
          <table:table-cell table:style-name="Default" office:value-type="float" office:value="0.648919085641126" calcext:value-type="float">
            <text:p>0,648919085641126</text:p>
          </table:table-cell>
          <table:table-cell table:style-name="Default" office:value-type="float" office:value="0.941231596454643" calcext:value-type="float">
            <text:p>0,941231596454643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7.4651792049408" calcext:value-type="float">
            <text:p>7,4651792049408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1.0705246925354" calcext:value-type="float">
            <text:p>21,0705246925354</text:p>
          </table:table-cell>
          <table:table-cell table:style-name="Default" office:value-type="float" office:value="1.43738844905642" calcext:value-type="float">
            <text:p>1,43738844905642</text:p>
          </table:table-cell>
          <table:table-cell table:style-name="Default" office:value-type="float" office:value="0.833555607341569" calcext:value-type="float">
            <text:p>0,833555607341569</text:p>
          </table:table-cell>
          <table:table-cell table:style-name="Default" office:value-type="float" office:value="0.933339679560841" calcext:value-type="float">
            <text:p>0,933339679560841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668299198151" calcext:value-type="float">
            <text:p>20,0668299198151</text:p>
          </table:table-cell>
          <table:table-cell table:style-name="Default" office:value-type="float" office:value="1.99027157605056" calcext:value-type="float">
            <text:p>1,99027157605056</text:p>
          </table:table-cell>
          <table:table-cell table:style-name="Default" office:value-type="float" office:value="0.817446068956801" calcext:value-type="float">
            <text:p>0,817446068956801</text:p>
          </table:table-cell>
          <table:table-cell table:style-name="Default" office:value-type="float" office:value="0.925360834130128" calcext:value-type="float">
            <text:p>0,925360834130128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249327659607" calcext:value-type="float">
            <text:p>20,1249327659607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74344771736423" calcext:value-type="float">
            <text:p>0,674344771736423</text:p>
          </table:table-cell>
          <table:table-cell table:style-name="Default" office:value-type="float" office:value="0.918658302201961" calcext:value-type="float">
            <text:p>0,918658302201961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612668991089" calcext:value-type="float">
            <text:p>20,0612668991089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88787317276" calcext:value-type="float">
            <text:p>25,588787317276</text:p>
          </table:table-cell>
          <table:table-cell table:style-name="Default" office:value-type="float" office:value="0.998939449045869" calcext:value-type="float">
            <text:p>0,998939449045869</text:p>
          </table:table-cell>
          <table:table-cell table:style-name="Default" office:value-type="float" office:value="0.838543001369747" calcext:value-type="float">
            <text:p>0,838543001369747</text:p>
          </table:table-cell>
          <table:table-cell table:style-name="Default" office:value-type="float" office:value="0.952439040737812" calcext:value-type="float">
            <text:p>0,952439040737812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891701221466" calcext:value-type="float">
            <text:p>25,6891701221466</text:p>
          </table:table-cell>
          <table:table-cell table:style-name="Default" office:value-type="float" office:value="1.20021818987486" calcext:value-type="float">
            <text:p>1,20021818987486</text:p>
          </table:table-cell>
          <table:table-cell table:style-name="Default" office:value-type="float" office:value="0.836110702212861" calcext:value-type="float">
            <text:p>0,836110702212861</text:p>
          </table:table-cell>
          <table:table-cell table:style-name="Default" office:value-type="float" office:value="0.949050636447961" calcext:value-type="float">
            <text:p>0,949050636447961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585988998413" calcext:value-type="float">
            <text:p>25,6585988998413</text:p>
          </table:table-cell>
          <table:table-cell table:style-name="Default" office:value-type="float" office:value="2.43505042342814" calcext:value-type="float">
            <text:p>2,43505042342814</text:p>
          </table:table-cell>
          <table:table-cell table:style-name="Default" office:value-type="float" office:value="0.810584539977481" calcext:value-type="float">
            <text:p>0,810584539977481</text:p>
          </table:table-cell>
          <table:table-cell table:style-name="Default" office:value-type="float" office:value="0.93693901191581" calcext:value-type="float">
            <text:p>0,93693901191581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988446712494" calcext:value-type="float">
            <text:p>25,6988446712494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997663497925" calcext:value-type="float">
            <text:p>10,9997663497925</text:p>
          </table:table-cell>
          <table:table-cell table:style-name="Default" office:value-type="float" office:value="1.98850541139098" calcext:value-type="float">
            <text:p>1,98850541139098</text:p>
          </table:table-cell>
          <table:table-cell table:style-name="Default" office:value-type="float" office:value="0.895859358473887" calcext:value-type="float">
            <text:p>0,895859358473887</text:p>
          </table:table-cell>
          <table:table-cell table:style-name="Default" office:value-type="float" office:value="0.858974746711024" calcext:value-type="float">
            <text:p>0,858974746711024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1.0126123428345" calcext:value-type="float">
            <text:p>11,0126123428345</text:p>
          </table:table-cell>
          <table:table-cell table:style-name="Default" office:value-type="float" office:value="1.82596925050493" calcext:value-type="float">
            <text:p>1,82596925050493</text:p>
          </table:table-cell>
          <table:table-cell table:style-name="Default" office:value-type="float" office:value="0.89858807114124" calcext:value-type="float">
            <text:p>0,89858807114124</text:p>
          </table:table-cell>
          <table:table-cell table:style-name="Default" office:value-type="float" office:value="0.858113451102018" calcext:value-type="float">
            <text:p>0,858113451102018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1.0250837802887" calcext:value-type="float">
            <text:p>11,0250837802887</text:p>
          </table:table-cell>
          <table:table-cell table:style-name="Default" office:value-type="float" office:value="1.57469261659126" calcext:value-type="float">
            <text:p>1,57469261659126</text:p>
          </table:table-cell>
          <table:table-cell table:style-name="Default" office:value-type="float" office:value="0.887457271571923" calcext:value-type="float">
            <text:p>0,887457271571923</text:p>
          </table:table-cell>
          <table:table-cell table:style-name="Default" office:value-type="float" office:value="0.853653233156451" calcext:value-type="float">
            <text:p>0,853653233156451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1.0411736965179" calcext:value-type="float">
            <text:p>11,0411736965179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661652088165" calcext:value-type="float">
            <text:p>15,0661652088165</text:p>
          </table:table-cell>
          <table:table-cell table:style-name="Default" office:value-type="float" office:value="0.678209174485734" calcext:value-type="float">
            <text:p>0,678209174485734</text:p>
          </table:table-cell>
          <table:table-cell table:style-name="Default" office:value-type="float" office:value="0.895347530008052" calcext:value-type="float">
            <text:p>0,895347530008052</text:p>
          </table:table-cell>
          <table:table-cell table:style-name="Default" office:value-type="float" office:value="0.901436150424969" calcext:value-type="float">
            <text:p>0,901436150424969</text:p>
          </table:table-cell>
          <table:table-cell table:style-name="Default" office:value-type="float" office:value="574" calcext:value-type="float">
            <text:p>574</text:p>
          </table:table-cell>
          <table:table-cell table:style-name="Default" office:value-type="float" office:value="15.0674147605896" calcext:value-type="float">
            <text:p>15,0674147605896</text:p>
          </table:table-cell>
          <table:table-cell table:style-name="Default" office:value-type="float" office:value="0.656063696718853" calcext:value-type="float">
            <text:p>0,656063696718853</text:p>
          </table:table-cell>
          <table:table-cell table:style-name="Default" office:value-type="float" office:value="0.907254832861735" calcext:value-type="float">
            <text:p>0,907254832861735</text:p>
          </table:table-cell>
          <table:table-cell table:style-name="Default" office:value-type="float" office:value="0.893115774002754" calcext:value-type="float">
            <text:p>0,893115774002754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15.066376209259" calcext:value-type="float">
            <text:p>15,066376209259</text:p>
          </table:table-cell>
          <table:table-cell table:style-name="Default" office:value-type="float" office:value="0.579866743121101" calcext:value-type="float">
            <text:p>0,579866743121101</text:p>
          </table:table-cell>
          <table:table-cell table:style-name="Default" office:value-type="float" office:value="0.883844026912626" calcext:value-type="float">
            <text:p>0,883844026912626</text:p>
          </table:table-cell>
          <table:table-cell table:style-name="Default" office:value-type="float" office:value="0.816534518560231" calcext:value-type="float">
            <text:p>0,816534518560231</text:p>
          </table:table-cell>
          <table:table-cell table:style-name="Default" office:value-type="float" office:value="570" calcext:value-type="float">
            <text:p>570</text:p>
          </table:table-cell>
          <table:table-cell table:style-name="Default" office:value-type="float" office:value="15.0034039020538" calcext:value-type="float">
            <text:p>15,0034039020538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76812028884888" calcext:value-type="float">
            <text:p>5,76812028884888</text:p>
          </table:table-cell>
          <table:table-cell table:style-name="Default" office:value-type="float" office:value="0.285597445752937" calcext:value-type="float">
            <text:p>0,285597445752937</text:p>
          </table:table-cell>
          <table:table-cell table:style-name="Default" office:value-type="float" office:value="0.654903215496184" calcext:value-type="float">
            <text:p>0,654903215496184</text:p>
          </table:table-cell>
          <table:table-cell table:style-name="Default" office:value-type="float" office:value="0.945036510296043" calcext:value-type="float">
            <text:p>0,945036510296043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6.88768529891968" calcext:value-type="float">
            <text:p>6,88768529891968</text:p>
          </table:table-cell>
          <table:table-cell table:style-name="Default" office:value-type="float" office:value="0.550772736561085" calcext:value-type="float">
            <text:p>0,550772736561085</text:p>
          </table:table-cell>
          <table:table-cell table:style-name="Default" office:value-type="float" office:value="0.638207888828533" calcext:value-type="float">
            <text:p>0,638207888828533</text:p>
          </table:table-cell>
          <table:table-cell table:style-name="Default" office:value-type="float" office:value="0.938324119361349" calcext:value-type="float">
            <text:p>0,938324119361349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7.06211757659912" calcext:value-type="float">
            <text:p>7,06211757659912</text:p>
          </table:table-cell>
          <table:table-cell table:style-name="Default" office:value-type="float" office:value="0.417766970849971" calcext:value-type="float">
            <text:p>0,417766970849971</text:p>
          </table:table-cell>
          <table:table-cell table:style-name="Default" office:value-type="float" office:value="0.649053573680727" calcext:value-type="float">
            <text:p>0,649053573680727</text:p>
          </table:table-cell>
          <table:table-cell table:style-name="Default" office:value-type="float" office:value="0.949912354066657" calcext:value-type="float">
            <text:p>0,949912354066657</text:p>
          </table:table-cell>
          <table:table-cell table:style-name="Default" office:value-type="float" office:value="183" calcext:value-type="float">
            <text:p>183</text:p>
          </table:table-cell>
          <table:table-cell table:style-name="Default" office:value-type="float" office:value="8.67821168899536" calcext:value-type="float">
            <text:p>8,67821168899536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8299098014832" calcext:value-type="float">
            <text:p>20,8299098014832</text:p>
          </table:table-cell>
          <table:table-cell table:style-name="Default" office:value-type="float" office:value="1.47453698618926" calcext:value-type="float">
            <text:p>1,47453698618926</text:p>
          </table:table-cell>
          <table:table-cell table:style-name="Default" office:value-type="float" office:value="0.833145165355148" calcext:value-type="float">
            <text:p>0,833145165355148</text:p>
          </table:table-cell>
          <table:table-cell table:style-name="Default" office:value-type="float" office:value="0.931316274570641" calcext:value-type="float">
            <text:p>0,931316274570641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19.9489681720734" calcext:value-type="float">
            <text:p>19,9489681720734</text:p>
          </table:table-cell>
          <table:table-cell table:style-name="Default" office:value-type="float" office:value="1.53953555605853" calcext:value-type="float">
            <text:p>1,53953555605853</text:p>
          </table:table-cell>
          <table:table-cell table:style-name="Default" office:value-type="float" office:value="0.83182544586339" calcext:value-type="float">
            <text:p>0,83182544586339</text:p>
          </table:table-cell>
          <table:table-cell table:style-name="Default" office:value-type="float" office:value="0.932273234551401" calcext:value-type="float">
            <text:p>0,932273234551401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434564590454" calcext:value-type="float">
            <text:p>20,1434564590454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72322785324996" calcext:value-type="float">
            <text:p>0,672322785324996</text:p>
          </table:table-cell>
          <table:table-cell table:style-name="Default" office:value-type="float" office:value="0.912243595750282" calcext:value-type="float">
            <text:p>0,912243595750282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345945358276" calcext:value-type="float">
            <text:p>20,0345945358276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286444664001" calcext:value-type="float">
            <text:p>25,6286444664001</text:p>
          </table:table-cell>
          <table:table-cell table:style-name="Default" office:value-type="float" office:value="0.992722389535375" calcext:value-type="float">
            <text:p>0,992722389535375</text:p>
          </table:table-cell>
          <table:table-cell table:style-name="Default" office:value-type="float" office:value="0.84048455915716" calcext:value-type="float">
            <text:p>0,84048455915716</text:p>
          </table:table-cell>
          <table:table-cell table:style-name="Default" office:value-type="float" office:value="0.958213636302713" calcext:value-type="float">
            <text:p>0,958213636302713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4337480068207" calcext:value-type="float">
            <text:p>25,4337480068207</text:p>
          </table:table-cell>
          <table:table-cell table:style-name="Default" office:value-type="float" office:value="1.01946750623065" calcext:value-type="float">
            <text:p>1,01946750623065</text:p>
          </table:table-cell>
          <table:table-cell table:style-name="Default" office:value-type="float" office:value="0.839539690177917" calcext:value-type="float">
            <text:p>0,839539690177917</text:p>
          </table:table-cell>
          <table:table-cell table:style-name="Default" office:value-type="float" office:value="0.953747535178956" calcext:value-type="float">
            <text:p>0,953747535178956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529839038849" calcext:value-type="float">
            <text:p>25,6529839038849</text:p>
          </table:table-cell>
          <table:table-cell table:style-name="Default" office:value-type="float" office:value="2.13129678647051" calcext:value-type="float">
            <text:p>2,13129678647051</text:p>
          </table:table-cell>
          <table:table-cell table:style-name="Default" office:value-type="float" office:value="0.804769918260313" calcext:value-type="float">
            <text:p>0,804769918260313</text:p>
          </table:table-cell>
          <table:table-cell table:style-name="Default" office:value-type="float" office:value="0.933144644450654" calcext:value-type="float">
            <text:p>0,933144644450654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791053771973" calcext:value-type="float">
            <text:p>25,5791053771973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061195850372" calcext:value-type="float">
            <text:p>10,9061195850372</text:p>
          </table:table-cell>
          <table:table-cell table:style-name="Default" office:value-type="float" office:value="1.82834919144156" calcext:value-type="float">
            <text:p>1,82834919144156</text:p>
          </table:table-cell>
          <table:table-cell table:style-name="Default" office:value-type="float" office:value="0.905888839304495" calcext:value-type="float">
            <text:p>0,905888839304495</text:p>
          </table:table-cell>
          <table:table-cell table:style-name="Default" office:value-type="float" office:value="0.87957210005943" calcext:value-type="float">
            <text:p>0,87957210005943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0.9353754520416" calcext:value-type="float">
            <text:p>10,9353754520416</text:p>
          </table:table-cell>
          <table:table-cell table:style-name="Default" office:value-type="float" office:value="1.85489468693892" calcext:value-type="float">
            <text:p>1,85489468693892</text:p>
          </table:table-cell>
          <table:table-cell table:style-name="Default" office:value-type="float" office:value="0.895482068663794" calcext:value-type="float">
            <text:p>0,895482068663794</text:p>
          </table:table-cell>
          <table:table-cell table:style-name="Default" office:value-type="float" office:value="0.894731793287303" calcext:value-type="float">
            <text:p>0,894731793287303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8905830383301" calcext:value-type="float">
            <text:p>10,8905830383301</text:p>
          </table:table-cell>
          <table:table-cell table:style-name="Default" office:value-type="float" office:value="2.57534356270892" calcext:value-type="float">
            <text:p>2,57534356270892</text:p>
          </table:table-cell>
          <table:table-cell table:style-name="Default" office:value-type="float" office:value="0.863889218694863" calcext:value-type="float">
            <text:p>0,863889218694863</text:p>
          </table:table-cell>
          <table:table-cell table:style-name="Default" office:value-type="float" office:value="0.846113431227267" calcext:value-type="float">
            <text:p>0,846113431227267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10.924553155899" calcext:value-type="float">
            <text:p>10,924553155899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4.9857833385468" calcext:value-type="float">
            <text:p>14,9857833385468</text:p>
          </table:table-cell>
          <table:table-cell table:style-name="Default" office:value-type="float" office:value="1.11152428869033" calcext:value-type="float">
            <text:p>1,11152428869033</text:p>
          </table:table-cell>
          <table:table-cell table:style-name="Default" office:value-type="float" office:value="0.904022350839003" calcext:value-type="float">
            <text:p>0,904022350839003</text:p>
          </table:table-cell>
          <table:table-cell table:style-name="Default" office:value-type="float" office:value="0.870317238920487" calcext:value-type="float">
            <text:p>0,870317238920487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4.9633574485779" calcext:value-type="float">
            <text:p>14,9633574485779</text:p>
          </table:table-cell>
          <table:table-cell table:style-name="Default" office:value-type="float" office:value="1.46553475732872" calcext:value-type="float">
            <text:p>1,46553475732872</text:p>
          </table:table-cell>
          <table:table-cell table:style-name="Default" office:value-type="float" office:value="0.891471772011818" calcext:value-type="float">
            <text:p>0,891471772011818</text:p>
          </table:table-cell>
          <table:table-cell table:style-name="Default" office:value-type="float" office:value="0.848406327837033" calcext:value-type="float">
            <text:p>0,848406327837033</text:p>
          </table:table-cell>
          <table:table-cell table:style-name="Default" office:value-type="float" office:value="569" calcext:value-type="float">
            <text:p>569</text:p>
          </table:table-cell>
          <table:table-cell table:style-name="Default" office:value-type="float" office:value="14.8566946983337" calcext:value-type="float">
            <text:p>14,8566946983337</text:p>
          </table:table-cell>
          <table:table-cell table:style-name="Default" office:value-type="float" office:value="1.56731326470116" calcext:value-type="float">
            <text:p>1,56731326470116</text:p>
          </table:table-cell>
          <table:table-cell table:style-name="Default" office:value-type="float" office:value="0.88427440757339" calcext:value-type="float">
            <text:p>0,88427440757339</text:p>
          </table:table-cell>
          <table:table-cell table:style-name="Default" office:value-type="float" office:value="0.820794148380355" calcext:value-type="float">
            <text:p>0,820794148380355</text:p>
          </table:table-cell>
          <table:table-cell table:style-name="Default" office:value-type="float" office:value="572" calcext:value-type="float">
            <text:p>572</text:p>
          </table:table-cell>
          <table:table-cell table:style-name="Default" office:value-type="float" office:value="14.9333441257477" calcext:value-type="float">
            <text:p>14,9333441257477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68134903907776" calcext:value-type="float">
            <text:p>5,68134903907776</text:p>
          </table:table-cell>
          <table:table-cell table:style-name="Default" office:value-type="float" office:value="0.373237937115254" calcext:value-type="float">
            <text:p>0,373237937115254</text:p>
          </table:table-cell>
          <table:table-cell table:style-name="Default" office:value-type="float" office:value="0.645128329049571" calcext:value-type="float">
            <text:p>0,645128329049571</text:p>
          </table:table-cell>
          <table:table-cell table:style-name="Default" office:value-type="float" office:value="0.935203577886336" calcext:value-type="float">
            <text:p>0,935203577886336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.95633625984192" calcext:value-type="float">
            <text:p>6,95633625984192</text:p>
          </table:table-cell>
          <table:table-cell table:style-name="Default" office:value-type="float" office:value="0.380383581472686" calcext:value-type="float">
            <text:p>0,380383581472686</text:p>
          </table:table-cell>
          <table:table-cell table:style-name="Default" office:value-type="float" office:value="0.651979672987293" calcext:value-type="float">
            <text:p>0,651979672987293</text:p>
          </table:table-cell>
          <table:table-cell table:style-name="Default" office:value-type="float" office:value="0.950934460809881" calcext:value-type="float">
            <text:p>0,95093446080988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7.69939160346985" calcext:value-type="float">
            <text:p>7,69939160346985</text:p>
          </table:table-cell>
          <table:table-cell table:style-name="Default" office:value-type="float" office:value="0.453118793981368" calcext:value-type="float">
            <text:p>0,453118793981368</text:p>
          </table:table-cell>
          <table:table-cell table:style-name="Default" office:value-type="float" office:value="0.654741999293321" calcext:value-type="float">
            <text:p>0,654741999293321</text:p>
          </table:table-cell>
          <table:table-cell table:style-name="Default" office:value-type="float" office:value="0.944573886445302" calcext:value-type="float">
            <text:p>0,944573886445302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7.31514954566956" calcext:value-type="float">
            <text:p>7,31514954566956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658798456192" calcext:value-type="float">
            <text:p>20,658798456192</text:p>
          </table:table-cell>
          <table:table-cell table:style-name="Default" office:value-type="float" office:value="1.77971919020009" calcext:value-type="float">
            <text:p>1,77971919020009</text:p>
          </table:table-cell>
          <table:table-cell table:style-name="Default" office:value-type="float" office:value="0.826640298815233" calcext:value-type="float">
            <text:p>0,826640298815233</text:p>
          </table:table-cell>
          <table:table-cell table:style-name="Default" office:value-type="float" office:value="0.931336862630795" calcext:value-type="float">
            <text:p>0,931336862630795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121745109558" calcext:value-type="float">
            <text:p>20,1121745109558</text:p>
          </table:table-cell>
          <table:table-cell table:style-name="Default" office:value-type="float" office:value="2.23781721204073" calcext:value-type="float">
            <text:p>2,23781721204073</text:p>
          </table:table-cell>
          <table:table-cell table:style-name="Default" office:value-type="float" office:value="0.820964845461527" calcext:value-type="float">
            <text:p>0,820964845461527</text:p>
          </table:table-cell>
          <table:table-cell table:style-name="Default" office:value-type="float" office:value="0.929093276803329" calcext:value-type="float">
            <text:p>0,92909327680332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2796308994293" calcext:value-type="float">
            <text:p>20,2796308994293</text:p>
          </table:table-cell>
          <table:table-cell table:style-name="Default" office:value-type="float" office:value="2.0975266698615" calcext:value-type="float">
            <text:p>2,0975266698615</text:p>
          </table:table-cell>
          <table:table-cell table:style-name="Default" office:value-type="float" office:value="0.804160790319216" calcext:value-type="float">
            <text:p>0,804160790319216</text:p>
          </table:table-cell>
          <table:table-cell table:style-name="Default" office:value-type="float" office:value="0.926195677455545" calcext:value-type="float">
            <text:p>0,926195677455545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2014079093933" calcext:value-type="float">
            <text:p>20,2014079093933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150156497955" calcext:value-type="float">
            <text:p>25,7150156497955</text:p>
          </table:table-cell>
          <table:table-cell table:style-name="Default" office:value-type="float" office:value="1.10369938614966" calcext:value-type="float">
            <text:p>1,10369938614966</text:p>
          </table:table-cell>
          <table:table-cell table:style-name="Default" office:value-type="float" office:value="0.848203509873228" calcext:value-type="float">
            <text:p>0,848203509873228</text:p>
          </table:table-cell>
          <table:table-cell table:style-name="Default" office:value-type="float" office:value="0.957594472846877" calcext:value-type="float">
            <text:p>0,957594472846877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628394126892" calcext:value-type="float">
            <text:p>25,6628394126892</text:p>
          </table:table-cell>
          <table:table-cell table:style-name="Default" office:value-type="float" office:value="1.63232191360064" calcext:value-type="float">
            <text:p>1,63232191360064</text:p>
          </table:table-cell>
          <table:table-cell table:style-name="Default" office:value-type="float" office:value="0.841015998575627" calcext:value-type="float">
            <text:p>0,841015998575627</text:p>
          </table:table-cell>
          <table:table-cell table:style-name="Default" office:value-type="float" office:value="0.946320316844267" calcext:value-type="float">
            <text:p>0,946320316844267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294905185699" calcext:value-type="float">
            <text:p>25,7294905185699</text:p>
          </table:table-cell>
          <table:table-cell table:style-name="Default" office:value-type="float" office:value="1.8280727118598" calcext:value-type="float">
            <text:p>1,8280727118598</text:p>
          </table:table-cell>
          <table:table-cell table:style-name="Default" office:value-type="float" office:value="0.816837664996879" calcext:value-type="float">
            <text:p>0,816837664996879</text:p>
          </table:table-cell>
          <table:table-cell table:style-name="Default" office:value-type="float" office:value="0.932637577578797" calcext:value-type="float">
            <text:p>0,932637577578797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288254261017" calcext:value-type="float">
            <text:p>25,6288254261017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8870253562927" calcext:value-type="float">
            <text:p>10,8870253562927</text:p>
          </table:table-cell>
          <table:table-cell table:style-name="Default" office:value-type="float" office:value="2.02018182719222" calcext:value-type="float">
            <text:p>2,02018182719222</text:p>
          </table:table-cell>
          <table:table-cell table:style-name="Default" office:value-type="float" office:value="0.893799085493362" calcext:value-type="float">
            <text:p>0,893799085493362</text:p>
          </table:table-cell>
          <table:table-cell table:style-name="Default" office:value-type="float" office:value="0.84501805374551" calcext:value-type="float">
            <text:p>0,84501805374551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487588405609" calcext:value-type="float">
            <text:p>10,9487588405609</text:p>
          </table:table-cell>
          <table:table-cell table:style-name="Default" office:value-type="float" office:value="1.89276735255038" calcext:value-type="float">
            <text:p>1,89276735255038</text:p>
          </table:table-cell>
          <table:table-cell table:style-name="Default" office:value-type="float" office:value="0.900020729544958" calcext:value-type="float">
            <text:p>0,900020729544958</text:p>
          </table:table-cell>
          <table:table-cell table:style-name="Default" office:value-type="float" office:value="0.868708640665542" calcext:value-type="float">
            <text:p>0,868708640665542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8846113681793" calcext:value-type="float">
            <text:p>10,8846113681793</text:p>
          </table:table-cell>
          <table:table-cell table:style-name="Default" office:value-type="float" office:value="1.16706251769632" calcext:value-type="float">
            <text:p>1,16706251769632</text:p>
          </table:table-cell>
          <table:table-cell table:style-name="Default" office:value-type="float" office:value="0.89928411197522" calcext:value-type="float">
            <text:p>0,89928411197522</text:p>
          </table:table-cell>
          <table:table-cell table:style-name="Default" office:value-type="float" office:value="0.86036036036036" calcext:value-type="float">
            <text:p>0,86036036036036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0.9386973381042" calcext:value-type="float">
            <text:p>10,9386973381042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4.9523804187775" calcext:value-type="float">
            <text:p>14,9523804187775</text:p>
          </table:table-cell>
          <table:table-cell table:style-name="Default" office:value-type="float" office:value="0.876736545620607" calcext:value-type="float">
            <text:p>0,876736545620607</text:p>
          </table:table-cell>
          <table:table-cell table:style-name="Default" office:value-type="float" office:value="0.905487963710677" calcext:value-type="float">
            <text:p>0,905487963710677</text:p>
          </table:table-cell>
          <table:table-cell table:style-name="Default" office:value-type="float" office:value="0.875750577367205" calcext:value-type="float">
            <text:p>0,875750577367205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15.013498544693" calcext:value-type="float">
            <text:p>15,013498544693</text:p>
          </table:table-cell>
          <table:table-cell table:style-name="Default" office:value-type="float" office:value="0.91541798862463" calcext:value-type="float">
            <text:p>0,91541798862463</text:p>
          </table:table-cell>
          <table:table-cell table:style-name="Default" office:value-type="float" office:value="0.890583317619541" calcext:value-type="float">
            <text:p>0,890583317619541</text:p>
          </table:table-cell>
          <table:table-cell table:style-name="Default" office:value-type="float" office:value="0.813275921843449" calcext:value-type="float">
            <text:p>0,813275921843449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4.9280889034271" calcext:value-type="float">
            <text:p>14,9280889034271</text:p>
          </table:table-cell>
          <table:table-cell table:style-name="Default" office:value-type="float" office:value="0.490768844615796" calcext:value-type="float">
            <text:p>0,490768844615796</text:p>
          </table:table-cell>
          <table:table-cell table:style-name="Default" office:value-type="float" office:value="0.898988608128322" calcext:value-type="float">
            <text:p>0,898988608128322</text:p>
          </table:table-cell>
          <table:table-cell table:style-name="Default" office:value-type="float" office:value="0.911406990142107" calcext:value-type="float">
            <text:p>0,911406990142107</text:p>
          </table:table-cell>
          <table:table-cell table:style-name="Default" office:value-type="float" office:value="574" calcext:value-type="float">
            <text:p>574</text:p>
          </table:table-cell>
          <table:table-cell table:style-name="Default" office:value-type="float" office:value="14.9679265022278" calcext:value-type="float">
            <text:p>14,9679265022278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6.05492734909058" calcext:value-type="float">
            <text:p>6,05492734909058</text:p>
          </table:table-cell>
          <table:table-cell table:style-name="Default" office:value-type="float" office:value="0.389502382891174" calcext:value-type="float">
            <text:p>0,389502382891174</text:p>
          </table:table-cell>
          <table:table-cell table:style-name="Default" office:value-type="float" office:value="0.651266992370423" calcext:value-type="float">
            <text:p>0,651266992370423</text:p>
          </table:table-cell>
          <table:table-cell table:style-name="Default" office:value-type="float" office:value="0.943127973088111" calcext:value-type="float">
            <text:p>0,943127973088111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6.33122634887695" calcext:value-type="float">
            <text:p>6,33122634887695</text:p>
          </table:table-cell>
          <table:table-cell table:style-name="Default" office:value-type="float" office:value="0.420744299536805" calcext:value-type="float">
            <text:p>0,420744299536805</text:p>
          </table:table-cell>
          <table:table-cell table:style-name="Default" office:value-type="float" office:value="0.646582160302566" calcext:value-type="float">
            <text:p>0,646582160302566</text:p>
          </table:table-cell>
          <table:table-cell table:style-name="Default" office:value-type="float" office:value="0.936350433356758" calcext:value-type="float">
            <text:p>0,936350433356758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6.12028193473816" calcext:value-type="float">
            <text:p>6,12028193473816</text:p>
          </table:table-cell>
          <table:table-cell table:style-name="Default" office:value-type="float" office:value="0.598352398825834" calcext:value-type="float">
            <text:p>0,598352398825834</text:p>
          </table:table-cell>
          <table:table-cell table:style-name="Default" office:value-type="float" office:value="0.650649094745268" calcext:value-type="float">
            <text:p>0,650649094745268</text:p>
          </table:table-cell>
          <table:table-cell table:style-name="Default" office:value-type="float" office:value="0.937579258841764" calcext:value-type="float">
            <text:p>0,937579258841764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7.40110731124878" calcext:value-type="float">
            <text:p>7,40110731124878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2409243583679" calcext:value-type="float">
            <text:p>20,2409243583679</text:p>
          </table:table-cell>
          <table:table-cell table:style-name="Default" office:value-type="float" office:value="2.02020563205264" calcext:value-type="float">
            <text:p>2,02020563205264</text:p>
          </table:table-cell>
          <table:table-cell table:style-name="Default" office:value-type="float" office:value="0.82939309597761" calcext:value-type="float">
            <text:p>0,82939309597761</text:p>
          </table:table-cell>
          <table:table-cell table:style-name="Default" office:value-type="float" office:value="0.930705342754432" calcext:value-type="float">
            <text:p>0,930705342754432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421130657196" calcext:value-type="float">
            <text:p>20,0421130657196</text:p>
          </table:table-cell>
          <table:table-cell table:style-name="Default" office:value-type="float" office:value="2.80877738538061" calcext:value-type="float">
            <text:p>2,80877738538061</text:p>
          </table:table-cell>
          <table:table-cell table:style-name="Default" office:value-type="float" office:value="0.804806320239014" calcext:value-type="float">
            <text:p>0,804806320239014</text:p>
          </table:table-cell>
          <table:table-cell table:style-name="Default" office:value-type="float" office:value="0.915361186673177" calcext:value-type="float">
            <text:p>0,915361186673177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574892997742" calcext:value-type="float">
            <text:p>20,1574892997742</text:p>
          </table:table-cell>
          <table:table-cell table:style-name="Default" office:value-type="float" office:value="2.04425976267129" calcext:value-type="float">
            <text:p>2,04425976267129</text:p>
          </table:table-cell>
          <table:table-cell table:style-name="Default" office:value-type="float" office:value="0.818995316622055" calcext:value-type="float">
            <text:p>0,818995316622055</text:p>
          </table:table-cell>
          <table:table-cell table:style-name="Default" office:value-type="float" office:value="0.929065666511511" calcext:value-type="float">
            <text:p>0,929065666511511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198053359985" calcext:value-type="float">
            <text:p>20,1198053359985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026484966278" calcext:value-type="float">
            <text:p>25,6026484966278</text:p>
          </table:table-cell>
          <table:table-cell table:style-name="Default" office:value-type="float" office:value="1.06872263922968" calcext:value-type="float">
            <text:p>1,06872263922968</text:p>
          </table:table-cell>
          <table:table-cell table:style-name="Default" office:value-type="float" office:value="0.836468149186258" calcext:value-type="float">
            <text:p>0,836468149186258</text:p>
          </table:table-cell>
          <table:table-cell table:style-name="Default" office:value-type="float" office:value="0.956495539749458" calcext:value-type="float">
            <text:p>0,956495539749458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447905063629" calcext:value-type="float">
            <text:p>25,5447905063629</text:p>
          </table:table-cell>
          <table:table-cell table:style-name="Default" office:value-type="float" office:value="1.05933525368503" calcext:value-type="float">
            <text:p>1,05933525368503</text:p>
          </table:table-cell>
          <table:table-cell table:style-name="Default" office:value-type="float" office:value="0.838852019640425" calcext:value-type="float">
            <text:p>0,838852019640425</text:p>
          </table:table-cell>
          <table:table-cell table:style-name="Default" office:value-type="float" office:value="0.955102788047652" calcext:value-type="float">
            <text:p>0,955102788047652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00072145462" calcext:value-type="float">
            <text:p>25,600072145462</text:p>
          </table:table-cell>
          <table:table-cell table:style-name="Default" office:value-type="float" office:value="2.21518491516596" calcext:value-type="float">
            <text:p>2,21518491516596</text:p>
          </table:table-cell>
          <table:table-cell table:style-name="Default" office:value-type="float" office:value="0.818808815822422" calcext:value-type="float">
            <text:p>0,818808815822422</text:p>
          </table:table-cell>
          <table:table-cell table:style-name="Default" office:value-type="float" office:value="0.934695846473803" calcext:value-type="float">
            <text:p>0,934695846473803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4875366687775" calcext:value-type="float">
            <text:p>25,4875366687775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862229824066" calcext:value-type="float">
            <text:p>10,9862229824066</text:p>
          </table:table-cell>
          <table:table-cell table:style-name="Default" office:value-type="float" office:value="1.55132061124671" calcext:value-type="float">
            <text:p>1,55132061124671</text:p>
          </table:table-cell>
          <table:table-cell table:style-name="Default" office:value-type="float" office:value="0.88886922092519" calcext:value-type="float">
            <text:p>0,88886922092519</text:p>
          </table:table-cell>
          <table:table-cell table:style-name="Default" office:value-type="float" office:value="0.840133081021042" calcext:value-type="float">
            <text:p>0,840133081021042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1.0073568820953" calcext:value-type="float">
            <text:p>11,0073568820953</text:p>
          </table:table-cell>
          <table:table-cell table:style-name="Default" office:value-type="float" office:value="2.09301216124345" calcext:value-type="float">
            <text:p>2,09301216124345</text:p>
          </table:table-cell>
          <table:table-cell table:style-name="Default" office:value-type="float" office:value="0.887878865914456" calcext:value-type="float">
            <text:p>0,887878865914456</text:p>
          </table:table-cell>
          <table:table-cell table:style-name="Default" office:value-type="float" office:value="0.863902929525378" calcext:value-type="float">
            <text:p>0,863902929525378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806542396545" calcext:value-type="float">
            <text:p>10,9806542396545</text:p>
          </table:table-cell>
          <table:table-cell table:style-name="Default" office:value-type="float" office:value="1.64281085466265" calcext:value-type="float">
            <text:p>1,64281085466265</text:p>
          </table:table-cell>
          <table:table-cell table:style-name="Default" office:value-type="float" office:value="0.906857182184885" calcext:value-type="float">
            <text:p>0,906857182184885</text:p>
          </table:table-cell>
          <table:table-cell table:style-name="Default" office:value-type="float" office:value="0.889496045135995" calcext:value-type="float">
            <text:p>0,889496045135995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1.045881986618" calcext:value-type="float">
            <text:p>11,045881986618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515859127045" calcext:value-type="float">
            <text:p>15,0515859127045</text:p>
          </table:table-cell>
          <table:table-cell table:style-name="Default" office:value-type="float" office:value="1.22963397992224" calcext:value-type="float">
            <text:p>1,22963397992224</text:p>
          </table:table-cell>
          <table:table-cell table:style-name="Default" office:value-type="float" office:value="0.905564781210083" calcext:value-type="float">
            <text:p>0,905564781210083</text:p>
          </table:table-cell>
          <table:table-cell table:style-name="Default" office:value-type="float" office:value="0.89334319595882" calcext:value-type="float">
            <text:p>0,89334319595882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15.0670764446259" calcext:value-type="float">
            <text:p>15,0670764446259</text:p>
          </table:table-cell>
          <table:table-cell table:style-name="Default" office:value-type="float" office:value="1.14110531113915" calcext:value-type="float">
            <text:p>1,14110531113915</text:p>
          </table:table-cell>
          <table:table-cell table:style-name="Default" office:value-type="float" office:value="0.888202144848385" calcext:value-type="float">
            <text:p>0,888202144848385</text:p>
          </table:table-cell>
          <table:table-cell table:style-name="Default" office:value-type="float" office:value="0.843616512792131" calcext:value-type="float">
            <text:p>0,843616512792131</text:p>
          </table:table-cell>
          <table:table-cell table:style-name="Default" office:value-type="float" office:value="573" calcext:value-type="float">
            <text:p>573</text:p>
          </table:table-cell>
          <table:table-cell table:style-name="Default" office:value-type="float" office:value="14.992965221405" calcext:value-type="float">
            <text:p>14,992965221405</text:p>
          </table:table-cell>
          <table:table-cell table:style-name="Default" office:value-type="float" office:value="1.00996202798138" calcext:value-type="float">
            <text:p>1,00996202798138</text:p>
          </table:table-cell>
          <table:table-cell table:style-name="Default" office:value-type="float" office:value="0.892225023270597" calcext:value-type="float">
            <text:p>0,892225023270597</text:p>
          </table:table-cell>
          <table:table-cell table:style-name="Default" office:value-type="float" office:value="0.833800141936755" calcext:value-type="float">
            <text:p>0,833800141936755</text:p>
          </table:table-cell>
          <table:table-cell table:style-name="Default" office:value-type="float" office:value="572" calcext:value-type="float">
            <text:p>572</text:p>
          </table:table-cell>
          <table:table-cell table:style-name="Default" office:value-type="float" office:value="15.0129709243774" calcext:value-type="float">
            <text:p>15,0129709243774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6.01979780197144" calcext:value-type="float">
            <text:p>6,01979780197144</text:p>
          </table:table-cell>
          <table:table-cell table:style-name="Default" office:value-type="float" office:value="0.365764293413497" calcext:value-type="float">
            <text:p>0,365764293413497</text:p>
          </table:table-cell>
          <table:table-cell table:style-name="Default" office:value-type="float" office:value="0.648671838646678" calcext:value-type="float">
            <text:p>0,648671838646678</text:p>
          </table:table-cell>
          <table:table-cell table:style-name="Default" office:value-type="float" office:value="0.93677589420054" calcext:value-type="float">
            <text:p>0,93677589420054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6.28082084655762" calcext:value-type="float">
            <text:p>6,28082084655762</text:p>
          </table:table-cell>
          <table:table-cell table:style-name="Default" office:value-type="float" office:value="0.468172588058406" calcext:value-type="float">
            <text:p>0,468172588058406</text:p>
          </table:table-cell>
          <table:table-cell table:style-name="Default" office:value-type="float" office:value="0.648132591906909" calcext:value-type="float">
            <text:p>0,648132591906909</text:p>
          </table:table-cell>
          <table:table-cell table:style-name="Default" office:value-type="float" office:value="0.940532176767085" calcext:value-type="float">
            <text:p>0,940532176767085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7.34404444694519" calcext:value-type="float">
            <text:p>7,34404444694519</text:p>
          </table:table-cell>
          <table:table-cell table:style-name="Default" office:value-type="float" office:value="0.542172469275282" calcext:value-type="float">
            <text:p>0,542172469275282</text:p>
          </table:table-cell>
          <table:table-cell table:style-name="Default" office:value-type="float" office:value="0.650505926739496" calcext:value-type="float">
            <text:p>0,650505926739496</text:p>
          </table:table-cell>
          <table:table-cell table:style-name="Default" office:value-type="float" office:value="0.947790556553539" calcext:value-type="float">
            <text:p>0,947790556553539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7.40847969055176" calcext:value-type="float">
            <text:p>7,40847969055176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3149118423462" calcext:value-type="float">
            <text:p>20,3149118423462</text:p>
          </table:table-cell>
          <table:table-cell table:style-name="Default" office:value-type="float" office:value="1.43391948986146" calcext:value-type="float">
            <text:p>1,43391948986146</text:p>
          </table:table-cell>
          <table:table-cell table:style-name="Default" office:value-type="float" office:value="0.834015244017394" calcext:value-type="float">
            <text:p>0,834015244017394</text:p>
          </table:table-cell>
          <table:table-cell table:style-name="Default" office:value-type="float" office:value="0.933659148097345" calcext:value-type="float">
            <text:p>0,933659148097345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521787643433" calcext:value-type="float">
            <text:p>20,1521787643433</text:p>
          </table:table-cell>
          <table:table-cell table:style-name="Default" office:value-type="float" office:value="1.42241411299988" calcext:value-type="float">
            <text:p>1,42241411299988</text:p>
          </table:table-cell>
          <table:table-cell table:style-name="Default" office:value-type="float" office:value="0.830266948581575" calcext:value-type="float">
            <text:p>0,830266948581575</text:p>
          </table:table-cell>
          <table:table-cell table:style-name="Default" office:value-type="float" office:value="0.935151261147989" calcext:value-type="float">
            <text:p>0,93515126114798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3115172386169" calcext:value-type="float">
            <text:p>20,3115172386169</text:p>
          </table:table-cell>
          <table:table-cell table:style-name="Default" office:value-type="float" office:value="1.95701883269152" calcext:value-type="float">
            <text:p>1,95701883269152</text:p>
          </table:table-cell>
          <table:table-cell table:style-name="Default" office:value-type="float" office:value="0.828418972294101" calcext:value-type="float">
            <text:p>0,828418972294101</text:p>
          </table:table-cell>
          <table:table-cell table:style-name="Default" office:value-type="float" office:value="0.928900729018776" calcext:value-type="float">
            <text:p>0,928900729018776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724964141846" calcext:value-type="float">
            <text:p>20,0724964141846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951084136963" calcext:value-type="float">
            <text:p>25,6951084136963</text:p>
          </table:table-cell>
          <table:table-cell table:style-name="Default" office:value-type="float" office:value="0.591276165901081" calcext:value-type="float">
            <text:p>0,591276165901081</text:p>
          </table:table-cell>
          <table:table-cell table:style-name="Default" office:value-type="float" office:value="0.846147871277655" calcext:value-type="float">
            <text:p>0,846147871277655</text:p>
          </table:table-cell>
          <table:table-cell table:style-name="Default" office:value-type="float" office:value="0.954615181988627" calcext:value-type="float">
            <text:p>0,954615181988627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716903209686" calcext:value-type="float">
            <text:p>25,5716903209686</text:p>
          </table:table-cell>
          <table:table-cell table:style-name="Default" office:value-type="float" office:value="0.971777612851458" calcext:value-type="float">
            <text:p>0,971777612851458</text:p>
          </table:table-cell>
          <table:table-cell table:style-name="Default" office:value-type="float" office:value="0.834083448519993" calcext:value-type="float">
            <text:p>0,834083448519993</text:p>
          </table:table-cell>
          <table:table-cell table:style-name="Default" office:value-type="float" office:value="0.957192572039564" calcext:value-type="float">
            <text:p>0,957192572039564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573218345642" calcext:value-type="float">
            <text:p>25,7573218345642</text:p>
          </table:table-cell>
          <table:table-cell table:style-name="Default" office:value-type="float" office:value="1.99776593945535" calcext:value-type="float">
            <text:p>1,99776593945535</text:p>
          </table:table-cell>
          <table:table-cell table:style-name="Default" office:value-type="float" office:value="0.822123908386966" calcext:value-type="float">
            <text:p>0,822123908386966</text:p>
          </table:table-cell>
          <table:table-cell table:style-name="Default" office:value-type="float" office:value="0.945610291938268" calcext:value-type="float">
            <text:p>0,945610291938268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841435432434" calcext:value-type="float">
            <text:p>25,6841435432434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132888317108" calcext:value-type="float">
            <text:p>10,9132888317108</text:p>
          </table:table-cell>
          <table:table-cell table:style-name="Default" office:value-type="float" office:value="1.78569651927582" calcext:value-type="float">
            <text:p>1,78569651927582</text:p>
          </table:table-cell>
          <table:table-cell table:style-name="Default" office:value-type="float" office:value="0.892111443739285" calcext:value-type="float">
            <text:p>0,892111443739285</text:p>
          </table:table-cell>
          <table:table-cell table:style-name="Default" office:value-type="float" office:value="0.876151107843225" calcext:value-type="float">
            <text:p>0,876151107843225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358751773834" calcext:value-type="float">
            <text:p>10,9358751773834</text:p>
          </table:table-cell>
          <table:table-cell table:style-name="Default" office:value-type="float" office:value="1.97400096105529" calcext:value-type="float">
            <text:p>1,97400096105529</text:p>
          </table:table-cell>
          <table:table-cell table:style-name="Default" office:value-type="float" office:value="0.898358030009721" calcext:value-type="float">
            <text:p>0,898358030009721</text:p>
          </table:table-cell>
          <table:table-cell table:style-name="Default" office:value-type="float" office:value="0.872694779530536" calcext:value-type="float">
            <text:p>0,872694779530536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479322433472" calcext:value-type="float">
            <text:p>10,9479322433472</text:p>
          </table:table-cell>
          <table:table-cell table:style-name="Default" office:value-type="float" office:value="1.94110197964921" calcext:value-type="float">
            <text:p>1,94110197964921</text:p>
          </table:table-cell>
          <table:table-cell table:style-name="Default" office:value-type="float" office:value="0.892761608041198" calcext:value-type="float">
            <text:p>0,892761608041198</text:p>
          </table:table-cell>
          <table:table-cell table:style-name="Default" office:value-type="float" office:value="0.86013528764331" calcext:value-type="float">
            <text:p>0,8601352876433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0.9899024963379" calcext:value-type="float">
            <text:p>10,9899024963379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4.9948403835297" calcext:value-type="float">
            <text:p>14,9948403835297</text:p>
          </table:table-cell>
          <table:table-cell table:style-name="Default" office:value-type="float" office:value="1.33146114752041" calcext:value-type="float">
            <text:p>1,33146114752041</text:p>
          </table:table-cell>
          <table:table-cell table:style-name="Default" office:value-type="float" office:value="0.904657560927883" calcext:value-type="float">
            <text:p>0,904657560927883</text:p>
          </table:table-cell>
          <table:table-cell table:style-name="Default" office:value-type="float" office:value="0.873592330709006" calcext:value-type="float">
            <text:p>0,873592330709006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4.9937427043915" calcext:value-type="float">
            <text:p>14,9937427043915</text:p>
          </table:table-cell>
          <table:table-cell table:style-name="Default" office:value-type="float" office:value="0.560105341277366" calcext:value-type="float">
            <text:p>0,560105341277366</text:p>
          </table:table-cell>
          <table:table-cell table:style-name="Default" office:value-type="float" office:value="0.894050886098636" calcext:value-type="float">
            <text:p>0,894050886098636</text:p>
          </table:table-cell>
          <table:table-cell table:style-name="Default" office:value-type="float" office:value="0.846682034310183" calcext:value-type="float">
            <text:p>0,846682034310183</text:p>
          </table:table-cell>
          <table:table-cell table:style-name="Default" office:value-type="float" office:value="572" calcext:value-type="float">
            <text:p>572</text:p>
          </table:table-cell>
          <table:table-cell table:style-name="Default" office:value-type="float" office:value="14.9720916748047" calcext:value-type="float">
            <text:p>14,9720916748047</text:p>
          </table:table-cell>
          <table:table-cell table:style-name="Default" office:value-type="float" office:value="0.459457282206498" calcext:value-type="float">
            <text:p>0,459457282206498</text:p>
          </table:table-cell>
          <table:table-cell table:style-name="Default" office:value-type="float" office:value="0.905297199386416" calcext:value-type="float">
            <text:p>0,905297199386416</text:p>
          </table:table-cell>
          <table:table-cell table:style-name="Default" office:value-type="float" office:value="0.881744499826897" calcext:value-type="float">
            <text:p>0,881744499826897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15.040534734726" calcext:value-type="float">
            <text:p>15,040534734726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7899022102356" calcext:value-type="float">
            <text:p>5,7899022102356</text:p>
          </table:table-cell>
          <table:table-cell table:style-name="Default" office:value-type="float" office:value="0.373003795710652" calcext:value-type="float">
            <text:p>0,373003795710652</text:p>
          </table:table-cell>
          <table:table-cell table:style-name="Default" office:value-type="float" office:value="0.652560938969701" calcext:value-type="float">
            <text:p>0,652560938969701</text:p>
          </table:table-cell>
          <table:table-cell table:style-name="Default" office:value-type="float" office:value="0.938808411324451" calcext:value-type="float">
            <text:p>0,938808411324451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6.53543782234192" calcext:value-type="float">
            <text:p>6,53543782234192</text:p>
          </table:table-cell>
          <table:table-cell table:style-name="Default" office:value-type="float" office:value="0.294571889221244" calcext:value-type="float">
            <text:p>0,294571889221244</text:p>
          </table:table-cell>
          <table:table-cell table:style-name="Default" office:value-type="float" office:value="0.653967275305025" calcext:value-type="float">
            <text:p>0,653967275305025</text:p>
          </table:table-cell>
          <table:table-cell table:style-name="Default" office:value-type="float" office:value="0.939594556081425" calcext:value-type="float">
            <text:p>0,939594556081425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6.80286598205566" calcext:value-type="float">
            <text:p>6,80286598205566</text:p>
          </table:table-cell>
          <table:table-cell table:style-name="Default" office:value-type="float" office:value="0.805546045868967" calcext:value-type="float">
            <text:p>0,805546045868967</text:p>
          </table:table-cell>
          <table:table-cell table:style-name="Default" office:value-type="float" office:value="0.644962370928999" calcext:value-type="float">
            <text:p>0,644962370928999</text:p>
          </table:table-cell>
          <table:table-cell table:style-name="Default" office:value-type="float" office:value="0.941157075454174" calcext:value-type="float">
            <text:p>0,941157075454174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8.00755739212036" calcext:value-type="float">
            <text:p>8,00755739212036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4785125255585" calcext:value-type="float">
            <text:p>20,4785125255585</text:p>
          </table:table-cell>
          <table:table-cell table:style-name="Default" office:value-type="float" office:value="1.98909856521576" calcext:value-type="float">
            <text:p>1,98909856521576</text:p>
          </table:table-cell>
          <table:table-cell table:style-name="Default" office:value-type="float" office:value="0.828934635923174" calcext:value-type="float">
            <text:p>0,828934635923174</text:p>
          </table:table-cell>
          <table:table-cell table:style-name="Default" office:value-type="float" office:value="0.933906310879813" calcext:value-type="float">
            <text:p>0,933906310879813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624248981476" calcext:value-type="float">
            <text:p>20,0624248981476</text:p>
          </table:table-cell>
          <table:table-cell table:style-name="Default" office:value-type="float" office:value="2.08323168083806" calcext:value-type="float">
            <text:p>2,08323168083806</text:p>
          </table:table-cell>
          <table:table-cell table:style-name="Default" office:value-type="float" office:value="0.818263762330525" calcext:value-type="float">
            <text:p>0,818263762330525</text:p>
          </table:table-cell>
          <table:table-cell table:style-name="Default" office:value-type="float" office:value="0.92476372578289" calcext:value-type="float">
            <text:p>0,9247637257828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2253127098083" calcext:value-type="float">
            <text:p>20,2253127098083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7266625215212" calcext:value-type="float">
            <text:p>0,67266625215212</text:p>
          </table:table-cell>
          <table:table-cell table:style-name="Default" office:value-type="float" office:value="0.913142498308488" calcext:value-type="float">
            <text:p>0,913142498308488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19.904581785202" calcext:value-type="float">
            <text:p>19,904581785202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409646034241" calcext:value-type="float">
            <text:p>25,5409646034241</text:p>
          </table:table-cell>
          <table:table-cell table:style-name="Default" office:value-type="float" office:value="2.1128553972539" calcext:value-type="float">
            <text:p>2,1128553972539</text:p>
          </table:table-cell>
          <table:table-cell table:style-name="Default" office:value-type="float" office:value="0.816512707836187" calcext:value-type="float">
            <text:p>0,816512707836187</text:p>
          </table:table-cell>
          <table:table-cell table:style-name="Default" office:value-type="float" office:value="0.950094546077408" calcext:value-type="float">
            <text:p>0,950094546077408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729389190674" calcext:value-type="float">
            <text:p>25,5729389190674</text:p>
          </table:table-cell>
          <table:table-cell table:style-name="Default" office:value-type="float" office:value="1.15206986904047" calcext:value-type="float">
            <text:p>1,15206986904047</text:p>
          </table:table-cell>
          <table:table-cell table:style-name="Default" office:value-type="float" office:value="0.833120891786216" calcext:value-type="float">
            <text:p>0,833120891786216</text:p>
          </table:table-cell>
          <table:table-cell table:style-name="Default" office:value-type="float" office:value="0.950163896252776" calcext:value-type="float">
            <text:p>0,950163896252776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838241577148" calcext:value-type="float">
            <text:p>25,5838241577148</text:p>
          </table:table-cell>
          <table:table-cell table:style-name="Default" office:value-type="float" office:value="0.720874568932732" calcext:value-type="float">
            <text:p>0,720874568932732</text:p>
          </table:table-cell>
          <table:table-cell table:style-name="Default" office:value-type="float" office:value="0.84219491546771" calcext:value-type="float">
            <text:p>0,84219491546771</text:p>
          </table:table-cell>
          <table:table-cell table:style-name="Default" office:value-type="float" office:value="0.946675031367628" calcext:value-type="float">
            <text:p>0,946675031367628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610647201538" calcext:value-type="float">
            <text:p>25,5610647201538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92564201355" calcext:value-type="float">
            <text:p>10,992564201355</text:p>
          </table:table-cell>
          <table:table-cell table:style-name="Default" office:value-type="float" office:value="1.64215574882611" calcext:value-type="float">
            <text:p>1,64215574882611</text:p>
          </table:table-cell>
          <table:table-cell table:style-name="Default" office:value-type="float" office:value="0.895809621127247" calcext:value-type="float">
            <text:p>0,895809621127247</text:p>
          </table:table-cell>
          <table:table-cell table:style-name="Default" office:value-type="float" office:value="0.845432584430589" calcext:value-type="float">
            <text:p>0,845432584430589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11.0805733203888" calcext:value-type="float">
            <text:p>11,0805733203888</text:p>
          </table:table-cell>
          <table:table-cell table:style-name="Default" office:value-type="float" office:value="1.55045097531264" calcext:value-type="float">
            <text:p>1,55045097531264</text:p>
          </table:table-cell>
          <table:table-cell table:style-name="Default" office:value-type="float" office:value="0.91136731984361" calcext:value-type="float">
            <text:p>0,91136731984361</text:p>
          </table:table-cell>
          <table:table-cell table:style-name="Default" office:value-type="float" office:value="0.882848528056808" calcext:value-type="float">
            <text:p>0,882848528056808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1.0392079353333" calcext:value-type="float">
            <text:p>11,0392079353333</text:p>
          </table:table-cell>
          <table:table-cell table:style-name="Default" office:value-type="float" office:value="1.79813773945447" calcext:value-type="float">
            <text:p>1,79813773945447</text:p>
          </table:table-cell>
          <table:table-cell table:style-name="Default" office:value-type="float" office:value="0.872655589451743" calcext:value-type="float">
            <text:p>0,872655589451743</text:p>
          </table:table-cell>
          <table:table-cell table:style-name="Default" office:value-type="float" office:value="0.85652528548124" calcext:value-type="float">
            <text:p>0,85652528548124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1.041273355484" calcext:value-type="float">
            <text:p>11,041273355484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867688655853" calcext:value-type="float">
            <text:p>15,0867688655853</text:p>
          </table:table-cell>
          <table:table-cell table:style-name="Default" office:value-type="float" office:value="1.47269320336788" calcext:value-type="float">
            <text:p>1,47269320336788</text:p>
          </table:table-cell>
          <table:table-cell table:style-name="Default" office:value-type="float" office:value="0.900128689452697" calcext:value-type="float">
            <text:p>0,900128689452697</text:p>
          </table:table-cell>
          <table:table-cell table:style-name="Default" office:value-type="float" office:value="0.891962875425146" calcext:value-type="float">
            <text:p>0,891962875425146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5.0812120437622" calcext:value-type="float">
            <text:p>15,0812120437622</text:p>
          </table:table-cell>
          <table:table-cell table:style-name="Default" office:value-type="float" office:value="0.874576588265177" calcext:value-type="float">
            <text:p>0,874576588265177</text:p>
          </table:table-cell>
          <table:table-cell table:style-name="Default" office:value-type="float" office:value="0.900178106647441" calcext:value-type="float">
            <text:p>0,900178106647441</text:p>
          </table:table-cell>
          <table:table-cell table:style-name="Default" office:value-type="float" office:value="0.857422898953751" calcext:value-type="float">
            <text:p>0,857422898953751</text:p>
          </table:table-cell>
          <table:table-cell table:style-name="Default" office:value-type="float" office:value="578" calcext:value-type="float">
            <text:p>578</text:p>
          </table:table-cell>
          <table:table-cell table:style-name="Default" office:value-type="float" office:value="15.1297490596771" calcext:value-type="float">
            <text:p>15,1297490596771</text:p>
          </table:table-cell>
          <table:table-cell table:style-name="Default" office:value-type="float" office:value="0.68107617431847" calcext:value-type="float">
            <text:p>0,68107617431847</text:p>
          </table:table-cell>
          <table:table-cell table:style-name="Default" office:value-type="float" office:value="0.879319392728604" calcext:value-type="float">
            <text:p>0,879319392728604</text:p>
          </table:table-cell>
          <table:table-cell table:style-name="Default" office:value-type="float" office:value="0.849182545782528" calcext:value-type="float">
            <text:p>0,849182545782528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15.0941112041473" calcext:value-type="float">
            <text:p>15,0941112041473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6.16221499443054" calcext:value-type="float">
            <text:p>6,16221499443054</text:p>
          </table:table-cell>
          <table:table-cell table:style-name="Default" office:value-type="float" office:value="0.371938519646078" calcext:value-type="float">
            <text:p>0,371938519646078</text:p>
          </table:table-cell>
          <table:table-cell table:style-name="Default" office:value-type="float" office:value="0.653830818814201" calcext:value-type="float">
            <text:p>0,653830818814201</text:p>
          </table:table-cell>
          <table:table-cell table:style-name="Default" office:value-type="float" office:value="0.942274684149807" calcext:value-type="float">
            <text:p>0,942274684149807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6.37038087844849" calcext:value-type="float">
            <text:p>6,37038087844849</text:p>
          </table:table-cell>
          <table:table-cell table:style-name="Default" office:value-type="float" office:value="0.412708962435305" calcext:value-type="float">
            <text:p>0,412708962435305</text:p>
          </table:table-cell>
          <table:table-cell table:style-name="Default" office:value-type="float" office:value="0.65248335533327" calcext:value-type="float">
            <text:p>0,65248335533327</text:p>
          </table:table-cell>
          <table:table-cell table:style-name="Default" office:value-type="float" office:value="0.942792367365219" calcext:value-type="float">
            <text:p>0,942792367365219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7.29650688171387" calcext:value-type="float">
            <text:p>7,29650688171387</text:p>
          </table:table-cell>
          <table:table-cell table:style-name="Default" office:value-type="float" office:value="0.490343222712365" calcext:value-type="float">
            <text:p>0,490343222712365</text:p>
          </table:table-cell>
          <table:table-cell table:style-name="Default" office:value-type="float" office:value="0.636294795785791" calcext:value-type="float">
            <text:p>0,636294795785791</text:p>
          </table:table-cell>
          <table:table-cell table:style-name="Default" office:value-type="float" office:value="0.943204538323596" calcext:value-type="float">
            <text:p>0,943204538323596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7.70717620849609" calcext:value-type="float">
            <text:p>7,70717620849609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1.0893936157227" calcext:value-type="float">
            <text:p>21,0893936157227</text:p>
          </table:table-cell>
          <table:table-cell table:style-name="Default" office:value-type="float" office:value="1.42422621155227" calcext:value-type="float">
            <text:p>1,42422621155227</text:p>
          </table:table-cell>
          <table:table-cell table:style-name="Default" office:value-type="float" office:value="0.834736698249823" calcext:value-type="float">
            <text:p>0,834736698249823</text:p>
          </table:table-cell>
          <table:table-cell table:style-name="Default" office:value-type="float" office:value="0.936786154466654" calcext:value-type="float">
            <text:p>0,936786154466654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096696853638" calcext:value-type="float">
            <text:p>20,1096696853638</text:p>
          </table:table-cell>
          <table:table-cell table:style-name="Default" office:value-type="float" office:value="1.45474227865467" calcext:value-type="float">
            <text:p>1,45474227865467</text:p>
          </table:table-cell>
          <table:table-cell table:style-name="Default" office:value-type="float" office:value="0.831914053406417" calcext:value-type="float">
            <text:p>0,831914053406417</text:p>
          </table:table-cell>
          <table:table-cell table:style-name="Default" office:value-type="float" office:value="0.932131432497736" calcext:value-type="float">
            <text:p>0,932131432497736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2163317203522" calcext:value-type="float">
            <text:p>20,2163317203522</text:p>
          </table:table-cell>
          <table:table-cell table:style-name="Default" office:value-type="float" office:value="2.11242419708489" calcext:value-type="float">
            <text:p>2,11242419708489</text:p>
          </table:table-cell>
          <table:table-cell table:style-name="Default" office:value-type="float" office:value="0.827454014592206" calcext:value-type="float">
            <text:p>0,827454014592206</text:p>
          </table:table-cell>
          <table:table-cell table:style-name="Default" office:value-type="float" office:value="0.918991991021782" calcext:value-type="float">
            <text:p>0,918991991021782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315362453461" calcext:value-type="float">
            <text:p>20,1315362453461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777925491333" calcext:value-type="float">
            <text:p>25,6777925491333</text:p>
          </table:table-cell>
          <table:table-cell table:style-name="Default" office:value-type="float" office:value="0.767870875889746" calcext:value-type="float">
            <text:p>0,767870875889746</text:p>
          </table:table-cell>
          <table:table-cell table:style-name="Default" office:value-type="float" office:value="0.840758832070338" calcext:value-type="float">
            <text:p>0,840758832070338</text:p>
          </table:table-cell>
          <table:table-cell table:style-name="Default" office:value-type="float" office:value="0.957035957261766" calcext:value-type="float">
            <text:p>0,957035957261766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541763305664" calcext:value-type="float">
            <text:p>25,5541763305664</text:p>
          </table:table-cell>
          <table:table-cell table:style-name="Default" office:value-type="float" office:value="1.28524771970137" calcext:value-type="float">
            <text:p>1,28524771970137</text:p>
          </table:table-cell>
          <table:table-cell table:style-name="Default" office:value-type="float" office:value="0.8300244153067" calcext:value-type="float">
            <text:p>0,8300244153067</text:p>
          </table:table-cell>
          <table:table-cell table:style-name="Default" office:value-type="float" office:value="0.946972389962796" calcext:value-type="float">
            <text:p>0,946972389962796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291904449463" calcext:value-type="float">
            <text:p>25,6291904449463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84770596992015" calcext:value-type="float">
            <text:p>0,684770596992015</text:p>
          </table:table-cell>
          <table:table-cell table:style-name="Default" office:value-type="float" office:value="0.935838678112448" calcext:value-type="float">
            <text:p>0,935838678112448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453348636627" calcext:value-type="float">
            <text:p>25,7453348636627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8920676708221" calcext:value-type="float">
            <text:p>10,8920676708221</text:p>
          </table:table-cell>
          <table:table-cell table:style-name="Default" office:value-type="float" office:value="1.40384203666676" calcext:value-type="float">
            <text:p>1,40384203666676</text:p>
          </table:table-cell>
          <table:table-cell table:style-name="Default" office:value-type="float" office:value="0.896340509694637" calcext:value-type="float">
            <text:p>0,896340509694637</text:p>
          </table:table-cell>
          <table:table-cell table:style-name="Default" office:value-type="float" office:value="0.844337216656805" calcext:value-type="float">
            <text:p>0,844337216656805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8864855766296" calcext:value-type="float">
            <text:p>10,8864855766296</text:p>
          </table:table-cell>
          <table:table-cell table:style-name="Default" office:value-type="float" office:value="2.6788747950109" calcext:value-type="float">
            <text:p>2,6788747950109</text:p>
          </table:table-cell>
          <table:table-cell table:style-name="Default" office:value-type="float" office:value="0.890824901133383" calcext:value-type="float">
            <text:p>0,890824901133383</text:p>
          </table:table-cell>
          <table:table-cell table:style-name="Default" office:value-type="float" office:value="0.828185310011109" calcext:value-type="float">
            <text:p>0,828185310011109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8695187568665" calcext:value-type="float">
            <text:p>10,8695187568665</text:p>
          </table:table-cell>
          <table:table-cell table:style-name="Default" office:value-type="float" office:value="1.68461517366084" calcext:value-type="float">
            <text:p>1,68461517366084</text:p>
          </table:table-cell>
          <table:table-cell table:style-name="Default" office:value-type="float" office:value="0.89927608566955" calcext:value-type="float">
            <text:p>0,89927608566955</text:p>
          </table:table-cell>
          <table:table-cell table:style-name="Default" office:value-type="float" office:value="0.865909362785667" calcext:value-type="float">
            <text:p>0,865909362785667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343354701996" calcext:value-type="float">
            <text:p>10,9343354701996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4.9597146511078" calcext:value-type="float">
            <text:p>14,9597146511078</text:p>
          </table:table-cell>
          <table:table-cell table:style-name="Default" office:value-type="float" office:value="1.16645970772309" calcext:value-type="float">
            <text:p>1,16645970772309</text:p>
          </table:table-cell>
          <table:table-cell table:style-name="Default" office:value-type="float" office:value="0.896947658185154" calcext:value-type="float">
            <text:p>0,896947658185154</text:p>
          </table:table-cell>
          <table:table-cell table:style-name="Default" office:value-type="float" office:value="0.860241411496044" calcext:value-type="float">
            <text:p>0,860241411496044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14.9631638526917" calcext:value-type="float">
            <text:p>14,9631638526917</text:p>
          </table:table-cell>
          <table:table-cell table:style-name="Default" office:value-type="float" office:value="2.35922226599716" calcext:value-type="float">
            <text:p>2,35922226599716</text:p>
          </table:table-cell>
          <table:table-cell table:style-name="Default" office:value-type="float" office:value="0.86874970834011" calcext:value-type="float">
            <text:p>0,86874970834011</text:p>
          </table:table-cell>
          <table:table-cell table:style-name="Default" office:value-type="float" office:value="0.750802708059003" calcext:value-type="float">
            <text:p>0,750802708059003</text:p>
          </table:table-cell>
          <table:table-cell table:style-name="Default" office:value-type="float" office:value="567" calcext:value-type="float">
            <text:p>567</text:p>
          </table:table-cell>
          <table:table-cell table:style-name="Default" office:value-type="float" office:value="14.8374688625336" calcext:value-type="float">
            <text:p>14,8374688625336</text:p>
          </table:table-cell>
          <table:table-cell table:style-name="Default" office:value-type="float" office:value="1.21989216402673" calcext:value-type="float">
            <text:p>1,21989216402673</text:p>
          </table:table-cell>
          <table:table-cell table:style-name="Default" office:value-type="float" office:value="0.901711553912613" calcext:value-type="float">
            <text:p>0,901711553912613</text:p>
          </table:table-cell>
          <table:table-cell table:style-name="Default" office:value-type="float" office:value="0.859381991837813" calcext:value-type="float">
            <text:p>0,859381991837813</text:p>
          </table:table-cell>
          <table:table-cell table:style-name="Default" office:value-type="float" office:value="574" calcext:value-type="float">
            <text:p>574</text:p>
          </table:table-cell>
          <table:table-cell table:style-name="Default" office:value-type="float" office:value="14.9445724487305" calcext:value-type="float">
            <text:p>14,9445724487305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6.00805568695068" calcext:value-type="float">
            <text:p>6,00805568695068</text:p>
          </table:table-cell>
          <table:table-cell table:style-name="Default" office:value-type="float" office:value="0.388590992800255" calcext:value-type="float">
            <text:p>0,388590992800255</text:p>
          </table:table-cell>
          <table:table-cell table:style-name="Default" office:value-type="float" office:value="0.651556834363524" calcext:value-type="float">
            <text:p>0,651556834363524</text:p>
          </table:table-cell>
          <table:table-cell table:style-name="Default" office:value-type="float" office:value="0.940742993331023" calcext:value-type="float">
            <text:p>0,940742993331023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7.39857292175293" calcext:value-type="float">
            <text:p>7,39857292175293</text:p>
          </table:table-cell>
          <table:table-cell table:style-name="Default" office:value-type="float" office:value="0.33298765821654" calcext:value-type="float">
            <text:p>0,33298765821654</text:p>
          </table:table-cell>
          <table:table-cell table:style-name="Default" office:value-type="float" office:value="0.653784765545617" calcext:value-type="float">
            <text:p>0,653784765545617</text:p>
          </table:table-cell>
          <table:table-cell table:style-name="Default" office:value-type="float" office:value="0.946654359380431" calcext:value-type="float">
            <text:p>0,946654359380431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7.42065691947937" calcext:value-type="float">
            <text:p>7,42065691947937</text:p>
          </table:table-cell>
          <table:table-cell table:style-name="Default" office:value-type="float" office:value="0.503239659271576" calcext:value-type="float">
            <text:p>0,503239659271576</text:p>
          </table:table-cell>
          <table:table-cell table:style-name="Default" office:value-type="float" office:value="0.647409646587328" calcext:value-type="float">
            <text:p>0,647409646587328</text:p>
          </table:table-cell>
          <table:table-cell table:style-name="Default" office:value-type="float" office:value="0.943546362017449" calcext:value-type="float">
            <text:p>0,943546362017449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6.79709434509277" calcext:value-type="float">
            <text:p>6,79709434509277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5713756084442" calcext:value-type="float">
            <text:p>20,5713756084442</text:p>
          </table:table-cell>
          <table:table-cell table:style-name="Default" office:value-type="float" office:value="1.76208122861048" calcext:value-type="float">
            <text:p>1,76208122861048</text:p>
          </table:table-cell>
          <table:table-cell table:style-name="Default" office:value-type="float" office:value="0.821036695165172" calcext:value-type="float">
            <text:p>0,821036695165172</text:p>
          </table:table-cell>
          <table:table-cell table:style-name="Default" office:value-type="float" office:value="0.933285771695106" calcext:value-type="float">
            <text:p>0,933285771695106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48903131485" calcext:value-type="float">
            <text:p>20,148903131485</text:p>
          </table:table-cell>
          <table:table-cell table:style-name="Default" office:value-type="float" office:value="2.23762039450958" calcext:value-type="float">
            <text:p>2,23762039450958</text:p>
          </table:table-cell>
          <table:table-cell table:style-name="Default" office:value-type="float" office:value="0.8092335526854" calcext:value-type="float">
            <text:p>0,8092335526854</text:p>
          </table:table-cell>
          <table:table-cell table:style-name="Default" office:value-type="float" office:value="0.919351301964367" calcext:value-type="float">
            <text:p>0,919351301964367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709380149841" calcext:value-type="float">
            <text:p>20,1709380149841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71000258679459" calcext:value-type="float">
            <text:p>0,671000258679459</text:p>
          </table:table-cell>
          <table:table-cell table:style-name="Default" office:value-type="float" office:value="0.906900839291265" calcext:value-type="float">
            <text:p>0,906900839291265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059158802032" calcext:value-type="float">
            <text:p>20,0059158802032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335001945496" calcext:value-type="float">
            <text:p>25,5335001945496</text:p>
          </table:table-cell>
          <table:table-cell table:style-name="Default" office:value-type="float" office:value="1.86995667555795" calcext:value-type="float">
            <text:p>1,86995667555795</text:p>
          </table:table-cell>
          <table:table-cell table:style-name="Default" office:value-type="float" office:value="0.82755225061174" calcext:value-type="float">
            <text:p>0,82755225061174</text:p>
          </table:table-cell>
          <table:table-cell table:style-name="Default" office:value-type="float" office:value="0.946718620810189" calcext:value-type="float">
            <text:p>0,94671862081018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4315683841705" calcext:value-type="float">
            <text:p>25,4315683841705</text:p>
          </table:table-cell>
          <table:table-cell table:style-name="Default" office:value-type="float" office:value="2.23883696743579" calcext:value-type="float">
            <text:p>2,23883696743579</text:p>
          </table:table-cell>
          <table:table-cell table:style-name="Default" office:value-type="float" office:value="0.814193850908415" calcext:value-type="float">
            <text:p>0,814193850908415</text:p>
          </table:table-cell>
          <table:table-cell table:style-name="Default" office:value-type="float" office:value="0.94806663486753" calcext:value-type="float">
            <text:p>0,94806663486753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140870094299" calcext:value-type="float">
            <text:p>25,7140870094299</text:p>
          </table:table-cell>
          <table:table-cell table:style-name="Default" office:value-type="float" office:value="2.11797814927365" calcext:value-type="float">
            <text:p>2,11797814927365</text:p>
          </table:table-cell>
          <table:table-cell table:style-name="Default" office:value-type="float" office:value="0.828898736205739" calcext:value-type="float">
            <text:p>0,828898736205739</text:p>
          </table:table-cell>
          <table:table-cell table:style-name="Default" office:value-type="float" office:value="0.946613032400632" calcext:value-type="float">
            <text:p>0,946613032400632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4023764133453" calcext:value-type="float">
            <text:p>25,4023764133453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021301269531" calcext:value-type="float">
            <text:p>10,9021301269531</text:p>
          </table:table-cell>
          <table:table-cell table:style-name="Default" office:value-type="float" office:value="1.51139098287386" calcext:value-type="float">
            <text:p>1,51139098287386</text:p>
          </table:table-cell>
          <table:table-cell table:style-name="Default" office:value-type="float" office:value="0.897071155536114" calcext:value-type="float">
            <text:p>0,897071155536114</text:p>
          </table:table-cell>
          <table:table-cell table:style-name="Default" office:value-type="float" office:value="0.86408956982911" calcext:value-type="float">
            <text:p>0,86408956982911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342567920685" calcext:value-type="float">
            <text:p>10,9342567920685</text:p>
          </table:table-cell>
          <table:table-cell table:style-name="Default" office:value-type="float" office:value="2.32538960813381" calcext:value-type="float">
            <text:p>2,32538960813381</text:p>
          </table:table-cell>
          <table:table-cell table:style-name="Default" office:value-type="float" office:value="0.886783531836112" calcext:value-type="float">
            <text:p>0,886783531836112</text:p>
          </table:table-cell>
          <table:table-cell table:style-name="Default" office:value-type="float" office:value="0.842001162625217" calcext:value-type="float">
            <text:p>0,842001162625217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8977091312408" calcext:value-type="float">
            <text:p>10,8977091312408</text:p>
          </table:table-cell>
          <table:table-cell table:style-name="Default" office:value-type="float" office:value="2.33355061933659" calcext:value-type="float">
            <text:p>2,33355061933659</text:p>
          </table:table-cell>
          <table:table-cell table:style-name="Default" office:value-type="float" office:value="0.892127896600942" calcext:value-type="float">
            <text:p>0,892127896600942</text:p>
          </table:table-cell>
          <table:table-cell table:style-name="Default" office:value-type="float" office:value="0.857088920895501" calcext:value-type="float">
            <text:p>0,857088920895501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187572002411" calcext:value-type="float">
            <text:p>10,9187572002411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4.9478912353516" calcext:value-type="float">
            <text:p>14,9478912353516</text:p>
          </table:table-cell>
          <table:table-cell table:style-name="Default" office:value-type="float" office:value="0.975944490934622" calcext:value-type="float">
            <text:p>0,975944490934622</text:p>
          </table:table-cell>
          <table:table-cell table:style-name="Default" office:value-type="float" office:value="0.900425613790506" calcext:value-type="float">
            <text:p>0,900425613790506</text:p>
          </table:table-cell>
          <table:table-cell table:style-name="Default" office:value-type="float" office:value="0.852182602859844" calcext:value-type="float">
            <text:p>0,852182602859844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15.0056138038635" calcext:value-type="float">
            <text:p>15,0056138038635</text:p>
          </table:table-cell>
          <table:table-cell table:style-name="Default" office:value-type="float" office:value="1.42742112493555" calcext:value-type="float">
            <text:p>1,42742112493555</text:p>
          </table:table-cell>
          <table:table-cell table:style-name="Default" office:value-type="float" office:value="0.879195947646909" calcext:value-type="float">
            <text:p>0,879195947646909</text:p>
          </table:table-cell>
          <table:table-cell table:style-name="Default" office:value-type="float" office:value="0.828689661603739" calcext:value-type="float">
            <text:p>0,828689661603739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4.9618017673492" calcext:value-type="float">
            <text:p>14,9618017673492</text:p>
          </table:table-cell>
          <table:table-cell table:style-name="Default" office:value-type="float" office:value="0.493536702567718" calcext:value-type="float">
            <text:p>0,493536702567718</text:p>
          </table:table-cell>
          <table:table-cell table:style-name="Default" office:value-type="float" office:value="0.894736376755659" calcext:value-type="float">
            <text:p>0,894736376755659</text:p>
          </table:table-cell>
          <table:table-cell table:style-name="Default" office:value-type="float" office:value="0.874001350913351" calcext:value-type="float">
            <text:p>0,874001350913351</text:p>
          </table:table-cell>
          <table:table-cell table:style-name="Default" office:value-type="float" office:value="571" calcext:value-type="float">
            <text:p>571</text:p>
          </table:table-cell>
          <table:table-cell table:style-name="Default" office:value-type="float" office:value="14.9270844459534" calcext:value-type="float">
            <text:p>14,9270844459534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6.57469797134399" calcext:value-type="float">
            <text:p>6,57469797134399</text:p>
          </table:table-cell>
          <table:table-cell table:style-name="Default" office:value-type="float" office:value="0.38733358632961" calcext:value-type="float">
            <text:p>0,38733358632961</text:p>
          </table:table-cell>
          <table:table-cell table:style-name="Default" office:value-type="float" office:value="0.653132891546953" calcext:value-type="float">
            <text:p>0,653132891546953</text:p>
          </table:table-cell>
          <table:table-cell table:style-name="Default" office:value-type="float" office:value="0.944198928686915" calcext:value-type="float">
            <text:p>0,944198928686915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6.88990139961243" calcext:value-type="float">
            <text:p>6,88990139961243</text:p>
          </table:table-cell>
          <table:table-cell table:style-name="Default" office:value-type="float" office:value="0.401686901255487" calcext:value-type="float">
            <text:p>0,401686901255487</text:p>
          </table:table-cell>
          <table:table-cell table:style-name="Default" office:value-type="float" office:value="0.649267160185344" calcext:value-type="float">
            <text:p>0,649267160185344</text:p>
          </table:table-cell>
          <table:table-cell table:style-name="Default" office:value-type="float" office:value="0.941113570354598" calcext:value-type="float">
            <text:p>0,941113570354598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6.35748386383057" calcext:value-type="float">
            <text:p>6,35748386383057</text:p>
          </table:table-cell>
          <table:table-cell table:style-name="Default" office:value-type="float" office:value="0.533113384558587" calcext:value-type="float">
            <text:p>0,533113384558587</text:p>
          </table:table-cell>
          <table:table-cell table:style-name="Default" office:value-type="float" office:value="0.650912095814126" calcext:value-type="float">
            <text:p>0,650912095814126</text:p>
          </table:table-cell>
          <table:table-cell table:style-name="Default" office:value-type="float" office:value="0.950429552476918" calcext:value-type="float">
            <text:p>0,950429552476918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8.14276742935181" calcext:value-type="float">
            <text:p>8,14276742935181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24968791008" calcext:value-type="float">
            <text:p>20,24968791008</text:p>
          </table:table-cell>
          <table:table-cell table:style-name="Default" office:value-type="float" office:value="1.94025428195701" calcext:value-type="float">
            <text:p>1,94025428195701</text:p>
          </table:table-cell>
          <table:table-cell table:style-name="Default" office:value-type="float" office:value="0.818910856770646" calcext:value-type="float">
            <text:p>0,818910856770646</text:p>
          </table:table-cell>
          <table:table-cell table:style-name="Default" office:value-type="float" office:value="0.925184307892876" calcext:value-type="float">
            <text:p>0,925184307892876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2357625961304" calcext:value-type="float">
            <text:p>20,2357625961304</text:p>
          </table:table-cell>
          <table:table-cell table:style-name="Default" office:value-type="float" office:value="2.33206478702302" calcext:value-type="float">
            <text:p>2,33206478702302</text:p>
          </table:table-cell>
          <table:table-cell table:style-name="Default" office:value-type="float" office:value="0.814526695295869" calcext:value-type="float">
            <text:p>0,814526695295869</text:p>
          </table:table-cell>
          <table:table-cell table:style-name="Default" office:value-type="float" office:value="0.924362429266469" calcext:value-type="float">
            <text:p>0,92436242926646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990078449249" calcext:value-type="float">
            <text:p>20,0990078449249</text:p>
          </table:table-cell>
          <table:table-cell table:style-name="Default" office:value-type="float" office:value="1.67790154514971" calcext:value-type="float">
            <text:p>1,67790154514971</text:p>
          </table:table-cell>
          <table:table-cell table:style-name="Default" office:value-type="float" office:value="0.822737591581381" calcext:value-type="float">
            <text:p>0,822737591581381</text:p>
          </table:table-cell>
          <table:table-cell table:style-name="Default" office:value-type="float" office:value="0.927047421315385" calcext:value-type="float">
            <text:p>0,927047421315385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544180870056" calcext:value-type="float">
            <text:p>20,0544180870056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186814308167" calcext:value-type="float">
            <text:p>25,6186814308167</text:p>
          </table:table-cell>
          <table:table-cell table:style-name="Default" office:value-type="float" office:value="0.360270078737231" calcext:value-type="float">
            <text:p>0,360270078737231</text:p>
          </table:table-cell>
          <table:table-cell table:style-name="Default" office:value-type="float" office:value="0.859237589702803" calcext:value-type="float">
            <text:p>0,859237589702803</text:p>
          </table:table-cell>
          <table:table-cell table:style-name="Default" office:value-type="float" office:value="0.961201658445922" calcext:value-type="float">
            <text:p>0,961201658445922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859517097473" calcext:value-type="float">
            <text:p>25,6859517097473</text:p>
          </table:table-cell>
          <table:table-cell table:style-name="Default" office:value-type="float" office:value="1.92299667574891" calcext:value-type="float">
            <text:p>1,92299667574891</text:p>
          </table:table-cell>
          <table:table-cell table:style-name="Default" office:value-type="float" office:value="0.819102114030033" calcext:value-type="float">
            <text:p>0,819102114030033</text:p>
          </table:table-cell>
          <table:table-cell table:style-name="Default" office:value-type="float" office:value="0.946165975272216" calcext:value-type="float">
            <text:p>0,946165975272216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847269535065" calcext:value-type="float">
            <text:p>25,6847269535065</text:p>
          </table:table-cell>
          <table:table-cell table:style-name="Default" office:value-type="float" office:value="1.42869598127528" calcext:value-type="float">
            <text:p>1,42869598127528</text:p>
          </table:table-cell>
          <table:table-cell table:style-name="Default" office:value-type="float" office:value="0.834872063329347" calcext:value-type="float">
            <text:p>0,834872063329347</text:p>
          </table:table-cell>
          <table:table-cell table:style-name="Default" office:value-type="float" office:value="0.94512550423297" calcext:value-type="float">
            <text:p>0,94512550423297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21940279007" calcext:value-type="float">
            <text:p>25,721940279007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1.0020627975464" calcext:value-type="float">
            <text:p>11,0020627975464</text:p>
          </table:table-cell>
          <table:table-cell table:style-name="Default" office:value-type="float" office:value="1.78852986480795" calcext:value-type="float">
            <text:p>1,78852986480795</text:p>
          </table:table-cell>
          <table:table-cell table:style-name="Default" office:value-type="float" office:value="0.886370157795917" calcext:value-type="float">
            <text:p>0,886370157795917</text:p>
          </table:table-cell>
          <table:table-cell table:style-name="Default" office:value-type="float" office:value="0.91383440423853" calcext:value-type="float">
            <text:p>0,91383440423853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915051460266" calcext:value-type="float">
            <text:p>10,9915051460266</text:p>
          </table:table-cell>
          <table:table-cell table:style-name="Default" office:value-type="float" office:value="2.22416427914299" calcext:value-type="float">
            <text:p>2,22416427914299</text:p>
          </table:table-cell>
          <table:table-cell table:style-name="Default" office:value-type="float" office:value="0.891531252594339" calcext:value-type="float">
            <text:p>0,891531252594339</text:p>
          </table:table-cell>
          <table:table-cell table:style-name="Default" office:value-type="float" office:value="0.874155517895443" calcext:value-type="float">
            <text:p>0,874155517895443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875271320343" calcext:value-type="float">
            <text:p>10,9875271320343</text:p>
          </table:table-cell>
          <table:table-cell table:style-name="Default" office:value-type="float" office:value="1.64822715725726" calcext:value-type="float">
            <text:p>1,64822715725726</text:p>
          </table:table-cell>
          <table:table-cell table:style-name="Default" office:value-type="float" office:value="0.906726330697216" calcext:value-type="float">
            <text:p>0,906726330697216</text:p>
          </table:table-cell>
          <table:table-cell table:style-name="Default" office:value-type="float" office:value="0.865720383842935" calcext:value-type="float">
            <text:p>0,865720383842935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1.0404415130615" calcext:value-type="float">
            <text:p>11,0404415130615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668752193451" calcext:value-type="float">
            <text:p>15,0668752193451</text:p>
          </table:table-cell>
          <table:table-cell table:style-name="Default" office:value-type="float" office:value="0.807332508655652" calcext:value-type="float">
            <text:p>0,807332508655652</text:p>
          </table:table-cell>
          <table:table-cell table:style-name="Default" office:value-type="float" office:value="0.906007789856837" calcext:value-type="float">
            <text:p>0,906007789856837</text:p>
          </table:table-cell>
          <table:table-cell table:style-name="Default" office:value-type="float" office:value="0.905966465149017" calcext:value-type="float">
            <text:p>0,905966465149017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15.0762927532196" calcext:value-type="float">
            <text:p>15,0762927532196</text:p>
          </table:table-cell>
          <table:table-cell table:style-name="Default" office:value-type="float" office:value="1.48517986991853" calcext:value-type="float">
            <text:p>1,48517986991853</text:p>
          </table:table-cell>
          <table:table-cell table:style-name="Default" office:value-type="float" office:value="0.907777867841722" calcext:value-type="float">
            <text:p>0,907777867841722</text:p>
          </table:table-cell>
          <table:table-cell table:style-name="Default" office:value-type="float" office:value="0.899054093673604" calcext:value-type="float">
            <text:p>0,899054093673604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15.0534520149231" calcext:value-type="float">
            <text:p>15,0534520149231</text:p>
          </table:table-cell>
          <table:table-cell table:style-name="Default" office:value-type="float" office:value="1.74953357170062" calcext:value-type="float">
            <text:p>1,74953357170062</text:p>
          </table:table-cell>
          <table:table-cell table:style-name="Default" office:value-type="float" office:value="0.880654090927544" calcext:value-type="float">
            <text:p>0,880654090927544</text:p>
          </table:table-cell>
          <table:table-cell table:style-name="Default" office:value-type="float" office:value="0.810325690383449" calcext:value-type="float">
            <text:p>0,810325690383449</text:p>
          </table:table-cell>
          <table:table-cell table:style-name="Default" office:value-type="float" office:value="569" calcext:value-type="float">
            <text:p>569</text:p>
          </table:table-cell>
          <table:table-cell table:style-name="Default" office:value-type="float" office:value="14.9689562320709" calcext:value-type="float">
            <text:p>14,9689562320709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96292042732239" calcext:value-type="float">
            <text:p>5,96292042732239</text:p>
          </table:table-cell>
          <table:table-cell table:style-name="Default" office:value-type="float" office:value="0.374933499153045" calcext:value-type="float">
            <text:p>0,374933499153045</text:p>
          </table:table-cell>
          <table:table-cell table:style-name="Default" office:value-type="float" office:value="0.645019496934762" calcext:value-type="float">
            <text:p>0,645019496934762</text:p>
          </table:table-cell>
          <table:table-cell table:style-name="Default" office:value-type="float" office:value="0.934572839552981" calcext:value-type="float">
            <text:p>0,93457283955298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6.01208806037903" calcext:value-type="float">
            <text:p>6,01208806037903</text:p>
          </table:table-cell>
          <table:table-cell table:style-name="Default" office:value-type="float" office:value="0.427578150003686" calcext:value-type="float">
            <text:p>0,427578150003686</text:p>
          </table:table-cell>
          <table:table-cell table:style-name="Default" office:value-type="float" office:value="0.65410289837031" calcext:value-type="float">
            <text:p>0,65410289837031</text:p>
          </table:table-cell>
          <table:table-cell table:style-name="Default" office:value-type="float" office:value="0.944757384334392" calcext:value-type="float">
            <text:p>0,944757384334392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6.9850480556488" calcext:value-type="float">
            <text:p>6,9850480556488</text:p>
          </table:table-cell>
          <table:table-cell table:style-name="Default" office:value-type="float" office:value="0.33688652527581" calcext:value-type="float">
            <text:p>0,33688652527581</text:p>
          </table:table-cell>
          <table:table-cell table:style-name="Default" office:value-type="float" office:value="0.652118891458713" calcext:value-type="float">
            <text:p>0,652118891458713</text:p>
          </table:table-cell>
          <table:table-cell table:style-name="Default" office:value-type="float" office:value="0.945892043519855" calcext:value-type="float">
            <text:p>0,945892043519855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6.86739850044251" calcext:value-type="float">
            <text:p>6,86739850044251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4367477893829" calcext:value-type="float">
            <text:p>20,4367477893829</text:p>
          </table:table-cell>
          <table:table-cell table:style-name="Default" office:value-type="float" office:value="1.90306256274128" calcext:value-type="float">
            <text:p>1,90306256274128</text:p>
          </table:table-cell>
          <table:table-cell table:style-name="Default" office:value-type="float" office:value="0.820345025562411" calcext:value-type="float">
            <text:p>0,820345025562411</text:p>
          </table:table-cell>
          <table:table-cell table:style-name="Default" office:value-type="float" office:value="0.930170420252409" calcext:value-type="float">
            <text:p>0,93017042025240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10315656662" calcext:value-type="float">
            <text:p>20,010315656662</text:p>
          </table:table-cell>
          <table:table-cell table:style-name="Default" office:value-type="float" office:value="1.50727808957001" calcext:value-type="float">
            <text:p>1,50727808957001</text:p>
          </table:table-cell>
          <table:table-cell table:style-name="Default" office:value-type="float" office:value="0.832169962674377" calcext:value-type="float">
            <text:p>0,832169962674377</text:p>
          </table:table-cell>
          <table:table-cell table:style-name="Default" office:value-type="float" office:value="0.932277726039691" calcext:value-type="float">
            <text:p>0,932277726039691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717019081116" calcext:value-type="float">
            <text:p>20,1717019081116</text:p>
          </table:table-cell>
          <table:table-cell table:style-name="Default" office:value-type="float" office:value="1.82538935365421" calcext:value-type="float">
            <text:p>1,82538935365421</text:p>
          </table:table-cell>
          <table:table-cell table:style-name="Default" office:value-type="float" office:value="0.827150847023441" calcext:value-type="float">
            <text:p>0,827150847023441</text:p>
          </table:table-cell>
          <table:table-cell table:style-name="Default" office:value-type="float" office:value="0.92159851669753" calcext:value-type="float">
            <text:p>0,92159851669753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19.909202337265" calcext:value-type="float">
            <text:p>19,909202337265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233833789825" calcext:value-type="float">
            <text:p>25,5233833789825</text:p>
          </table:table-cell>
          <table:table-cell table:style-name="Default" office:value-type="float" office:value="0.918189653138935" calcext:value-type="float">
            <text:p>0,918189653138935</text:p>
          </table:table-cell>
          <table:table-cell table:style-name="Default" office:value-type="float" office:value="0.851684777324594" calcext:value-type="float">
            <text:p>0,851684777324594</text:p>
          </table:table-cell>
          <table:table-cell table:style-name="Default" office:value-type="float" office:value="0.958781972548211" calcext:value-type="float">
            <text:p>0,958781972548211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340010166168" calcext:value-type="float">
            <text:p>25,6340010166168</text:p>
          </table:table-cell>
          <table:table-cell table:style-name="Default" office:value-type="float" office:value="0.631193765908342" calcext:value-type="float">
            <text:p>0,631193765908342</text:p>
          </table:table-cell>
          <table:table-cell table:style-name="Default" office:value-type="float" office:value="0.848928581022835" calcext:value-type="float">
            <text:p>0,848928581022835</text:p>
          </table:table-cell>
          <table:table-cell table:style-name="Default" office:value-type="float" office:value="0.954512905967462" calcext:value-type="float">
            <text:p>0,954512905967462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520664691925" calcext:value-type="float">
            <text:p>25,6520664691925</text:p>
          </table:table-cell>
          <table:table-cell table:style-name="Default" office:value-type="float" office:value="1.01284448484015" calcext:value-type="float">
            <text:p>1,01284448484015</text:p>
          </table:table-cell>
          <table:table-cell table:style-name="Default" office:value-type="float" office:value="0.840849168913973" calcext:value-type="float">
            <text:p>0,840849168913973</text:p>
          </table:table-cell>
          <table:table-cell table:style-name="Default" office:value-type="float" office:value="0.946508753399105" calcext:value-type="float">
            <text:p>0,946508753399105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462061405182" calcext:value-type="float">
            <text:p>25,6462061405182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228212833405" calcext:value-type="float">
            <text:p>10,9228212833405</text:p>
          </table:table-cell>
          <table:table-cell table:style-name="Default" office:value-type="float" office:value="1.61194962802342" calcext:value-type="float">
            <text:p>1,61194962802342</text:p>
          </table:table-cell>
          <table:table-cell table:style-name="Default" office:value-type="float" office:value="0.904015316364156" calcext:value-type="float">
            <text:p>0,904015316364156</text:p>
          </table:table-cell>
          <table:table-cell table:style-name="Default" office:value-type="float" office:value="0.865153327584128" calcext:value-type="float">
            <text:p>0,865153327584128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573535919189" calcext:value-type="float">
            <text:p>10,9573535919189</text:p>
          </table:table-cell>
          <table:table-cell table:style-name="Default" office:value-type="float" office:value="2.15328662430188" calcext:value-type="float">
            <text:p>2,15328662430188</text:p>
          </table:table-cell>
          <table:table-cell table:style-name="Default" office:value-type="float" office:value="0.900284682656034" calcext:value-type="float">
            <text:p>0,900284682656034</text:p>
          </table:table-cell>
          <table:table-cell table:style-name="Default" office:value-type="float" office:value="0.864686027932163" calcext:value-type="float">
            <text:p>0,864686027932163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447011947632" calcext:value-type="float">
            <text:p>10,9447011947632</text:p>
          </table:table-cell>
          <table:table-cell table:style-name="Default" office:value-type="float" office:value="1.81813718603487" calcext:value-type="float">
            <text:p>1,81813718603487</text:p>
          </table:table-cell>
          <table:table-cell table:style-name="Default" office:value-type="float" office:value="0.896918032121649" calcext:value-type="float">
            <text:p>0,896918032121649</text:p>
          </table:table-cell>
          <table:table-cell table:style-name="Default" office:value-type="float" office:value="0.835671922464921" calcext:value-type="float">
            <text:p>0,835671922464921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57151889801" calcext:value-type="float">
            <text:p>10,957151889801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002527236938" calcext:value-type="float">
            <text:p>15,0002527236938</text:p>
          </table:table-cell>
          <table:table-cell table:style-name="Default" office:value-type="float" office:value="1.00391626963306" calcext:value-type="float">
            <text:p>1,00391626963306</text:p>
          </table:table-cell>
          <table:table-cell table:style-name="Default" office:value-type="float" office:value="0.900067541241759" calcext:value-type="float">
            <text:p>0,900067541241759</text:p>
          </table:table-cell>
          <table:table-cell table:style-name="Default" office:value-type="float" office:value="0.854923605097843" calcext:value-type="float">
            <text:p>0,854923605097843</text:p>
          </table:table-cell>
          <table:table-cell table:style-name="Default" office:value-type="float" office:value="574" calcext:value-type="float">
            <text:p>574</text:p>
          </table:table-cell>
          <table:table-cell table:style-name="Default" office:value-type="float" office:value="14.9727053642273" calcext:value-type="float">
            <text:p>14,9727053642273</text:p>
          </table:table-cell>
          <table:table-cell table:style-name="Default" office:value-type="float" office:value="0.844410092909185" calcext:value-type="float">
            <text:p>0,844410092909185</text:p>
          </table:table-cell>
          <table:table-cell table:style-name="Default" office:value-type="float" office:value="0.915035833344364" calcext:value-type="float">
            <text:p>0,915035833344364</text:p>
          </table:table-cell>
          <table:table-cell table:style-name="Default" office:value-type="float" office:value="0.914515632658179" calcext:value-type="float">
            <text:p>0,914515632658179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14.9981372356415" calcext:value-type="float">
            <text:p>14,9981372356415</text:p>
          </table:table-cell>
          <table:table-cell table:style-name="Default" office:value-type="float" office:value="1.55357482564834" calcext:value-type="float">
            <text:p>1,55357482564834</text:p>
          </table:table-cell>
          <table:table-cell table:style-name="Default" office:value-type="float" office:value="0.899801754842667" calcext:value-type="float">
            <text:p>0,899801754842667</text:p>
          </table:table-cell>
          <table:table-cell table:style-name="Default" office:value-type="float" office:value="0.861442512678593" calcext:value-type="float">
            <text:p>0,861442512678593</text:p>
          </table:table-cell>
          <table:table-cell table:style-name="Default" office:value-type="float" office:value="574" calcext:value-type="float">
            <text:p>574</text:p>
          </table:table-cell>
          <table:table-cell table:style-name="Default" office:value-type="float" office:value="14.9741516113281" calcext:value-type="float">
            <text:p>14,9741516113281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6.35462784767151" calcext:value-type="float">
            <text:p>6,35462784767151</text:p>
          </table:table-cell>
          <table:table-cell table:style-name="Default" office:value-type="float" office:value="0.319689880231668" calcext:value-type="float">
            <text:p>0,319689880231668</text:p>
          </table:table-cell>
          <table:table-cell table:style-name="Default" office:value-type="float" office:value="0.645092022008349" calcext:value-type="float">
            <text:p>0,645092022008349</text:p>
          </table:table-cell>
          <table:table-cell table:style-name="Default" office:value-type="float" office:value="0.932801074006342" calcext:value-type="float">
            <text:p>0,93280107400634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6.32092094421387" calcext:value-type="float">
            <text:p>6,32092094421387</text:p>
          </table:table-cell>
          <table:table-cell table:style-name="Default" office:value-type="float" office:value="0.390215369287518" calcext:value-type="float">
            <text:p>0,390215369287518</text:p>
          </table:table-cell>
          <table:table-cell table:style-name="Default" office:value-type="float" office:value="0.648548637122124" calcext:value-type="float">
            <text:p>0,648548637122124</text:p>
          </table:table-cell>
          <table:table-cell table:style-name="Default" office:value-type="float" office:value="0.944483577079279" calcext:value-type="float">
            <text:p>0,944483577079279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7.62019801139832" calcext:value-type="float">
            <text:p>7,62019801139832</text:p>
          </table:table-cell>
          <table:table-cell table:style-name="Default" office:value-type="float" office:value="0.456727101319492" calcext:value-type="float">
            <text:p>0,456727101319492</text:p>
          </table:table-cell>
          <table:table-cell table:style-name="Default" office:value-type="float" office:value="0.650968672371861" calcext:value-type="float">
            <text:p>0,650968672371861</text:p>
          </table:table-cell>
          <table:table-cell table:style-name="Default" office:value-type="float" office:value="0.951246303337558" calcext:value-type="float">
            <text:p>0,951246303337558</text:p>
          </table:table-cell>
          <table:table-cell table:style-name="Default" office:value-type="float" office:value="213" calcext:value-type="float">
            <text:p>213</text:p>
          </table:table-cell>
          <table:table-cell table:style-name="Default" office:value-type="float" office:value="8.32896947860718" calcext:value-type="float">
            <text:p>8,32896947860718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9473450183868" calcext:value-type="float">
            <text:p>20,9473450183868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74736853444828" calcext:value-type="float">
            <text:p>0,674736853444828</text:p>
          </table:table-cell>
          <table:table-cell table:style-name="Default" office:value-type="float" office:value="0.920213244211113" calcext:value-type="float">
            <text:p>0,920213244211113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956822872162" calcext:value-type="float">
            <text:p>20,1956822872162</text:p>
          </table:table-cell>
          <table:table-cell table:style-name="Default" office:value-type="float" office:value="1.41914000469206" calcext:value-type="float">
            <text:p>1,41914000469206</text:p>
          </table:table-cell>
          <table:table-cell table:style-name="Default" office:value-type="float" office:value="0.832429173511157" calcext:value-type="float">
            <text:p>0,832429173511157</text:p>
          </table:table-cell>
          <table:table-cell table:style-name="Default" office:value-type="float" office:value="0.928003234584615" calcext:value-type="float">
            <text:p>0,928003234584615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2670001983643" calcext:value-type="float">
            <text:p>20,2670001983643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74036901465395" calcext:value-type="float">
            <text:p>0,674036901465395</text:p>
          </table:table-cell>
          <table:table-cell table:style-name="Default" office:value-type="float" office:value="0.917622611060142" calcext:value-type="float">
            <text:p>0,917622611060142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2483739852905" calcext:value-type="float">
            <text:p>20,2483739852905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844340324402" calcext:value-type="float">
            <text:p>25,5844340324402</text:p>
          </table:table-cell>
          <table:table-cell table:style-name="Default" office:value-type="float" office:value="1.64327459214682" calcext:value-type="float">
            <text:p>1,64327459214682</text:p>
          </table:table-cell>
          <table:table-cell table:style-name="Default" office:value-type="float" office:value="0.825728791379099" calcext:value-type="float">
            <text:p>0,825728791379099</text:p>
          </table:table-cell>
          <table:table-cell table:style-name="Default" office:value-type="float" office:value="0.951672244558747" calcext:value-type="float">
            <text:p>0,951672244558747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017900943756" calcext:value-type="float">
            <text:p>25,7017900943756</text:p>
          </table:table-cell>
          <table:table-cell table:style-name="Default" office:value-type="float" office:value="1.03675720130971" calcext:value-type="float">
            <text:p>1,03675720130971</text:p>
          </table:table-cell>
          <table:table-cell table:style-name="Default" office:value-type="float" office:value="0.8289616605836" calcext:value-type="float">
            <text:p>0,8289616605836</text:p>
          </table:table-cell>
          <table:table-cell table:style-name="Default" office:value-type="float" office:value="0.949968095016819" calcext:value-type="float">
            <text:p>0,94996809501681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8199653625488" calcext:value-type="float">
            <text:p>25,8199653625488</text:p>
          </table:table-cell>
          <table:table-cell table:style-name="Default" office:value-type="float" office:value="2.09029947369347" calcext:value-type="float">
            <text:p>2,09029947369347</text:p>
          </table:table-cell>
          <table:table-cell table:style-name="Default" office:value-type="float" office:value="0.802182506215344" calcext:value-type="float">
            <text:p>0,802182506215344</text:p>
          </table:table-cell>
          <table:table-cell table:style-name="Default" office:value-type="float" office:value="0.927599105880206" calcext:value-type="float">
            <text:p>0,927599105880206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8103044033051" calcext:value-type="float">
            <text:p>25,8103044033051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1.0050318241119" calcext:value-type="float">
            <text:p>11,0050318241119</text:p>
          </table:table-cell>
          <table:table-cell table:style-name="Default" office:value-type="float" office:value="0.877548611044293" calcext:value-type="float">
            <text:p>0,877548611044293</text:p>
          </table:table-cell>
          <table:table-cell table:style-name="Default" office:value-type="float" office:value="0.895074989859301" calcext:value-type="float">
            <text:p>0,895074989859301</text:p>
          </table:table-cell>
          <table:table-cell table:style-name="Default" office:value-type="float" office:value="0.847747982296277" calcext:value-type="float">
            <text:p>0,847747982296277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1.056583404541" calcext:value-type="float">
            <text:p>11,056583404541</text:p>
          </table:table-cell>
          <table:table-cell table:style-name="Default" office:value-type="float" office:value="1.54519144251903" calcext:value-type="float">
            <text:p>1,54519144251903</text:p>
          </table:table-cell>
          <table:table-cell table:style-name="Default" office:value-type="float" office:value="0.883283303479873" calcext:value-type="float">
            <text:p>0,883283303479873</text:p>
          </table:table-cell>
          <table:table-cell table:style-name="Default" office:value-type="float" office:value="0.85546830032483" calcext:value-type="float">
            <text:p>0,85546830032483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1.0126333236694" calcext:value-type="float">
            <text:p>11,0126333236694</text:p>
          </table:table-cell>
          <table:table-cell table:style-name="Default" office:value-type="float" office:value="1.68319909604223" calcext:value-type="float">
            <text:p>1,68319909604223</text:p>
          </table:table-cell>
          <table:table-cell table:style-name="Default" office:value-type="float" office:value="0.897570962057267" calcext:value-type="float">
            <text:p>0,897570962057267</text:p>
          </table:table-cell>
          <table:table-cell table:style-name="Default" office:value-type="float" office:value="0.877608085672398" calcext:value-type="float">
            <text:p>0,877608085672398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1.0573966503143" calcext:value-type="float">
            <text:p>11,0573966503143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719885826111" calcext:value-type="float">
            <text:p>15,0719885826111</text:p>
          </table:table-cell>
          <table:table-cell table:style-name="Default" office:value-type="float" office:value="1.20667349668652" calcext:value-type="float">
            <text:p>1,20667349668652</text:p>
          </table:table-cell>
          <table:table-cell table:style-name="Default" office:value-type="float" office:value="0.907044085712105" calcext:value-type="float">
            <text:p>0,907044085712105</text:p>
          </table:table-cell>
          <table:table-cell table:style-name="Default" office:value-type="float" office:value="0.879116499895792" calcext:value-type="float">
            <text:p>0,879116499895792</text:p>
          </table:table-cell>
          <table:table-cell table:style-name="Default" office:value-type="float" office:value="574" calcext:value-type="float">
            <text:p>574</text:p>
          </table:table-cell>
          <table:table-cell table:style-name="Default" office:value-type="float" office:value="15.0417823791504" calcext:value-type="float">
            <text:p>15,0417823791504</text:p>
          </table:table-cell>
          <table:table-cell table:style-name="Default" office:value-type="float" office:value="0.727331817450447" calcext:value-type="float">
            <text:p>0,727331817450447</text:p>
          </table:table-cell>
          <table:table-cell table:style-name="Default" office:value-type="float" office:value="0.892517144363713" calcext:value-type="float">
            <text:p>0,892517144363713</text:p>
          </table:table-cell>
          <table:table-cell table:style-name="Default" office:value-type="float" office:value="0.846938799855893" calcext:value-type="float">
            <text:p>0,846938799855893</text:p>
          </table:table-cell>
          <table:table-cell table:style-name="Default" office:value-type="float" office:value="572" calcext:value-type="float">
            <text:p>572</text:p>
          </table:table-cell>
          <table:table-cell table:style-name="Default" office:value-type="float" office:value="15.0226738452911" calcext:value-type="float">
            <text:p>15,0226738452911</text:p>
          </table:table-cell>
          <table:table-cell table:style-name="Default" office:value-type="float" office:value="0.885317473867945" calcext:value-type="float">
            <text:p>0,885317473867945</text:p>
          </table:table-cell>
          <table:table-cell table:style-name="Default" office:value-type="float" office:value="0.911684391649047" calcext:value-type="float">
            <text:p>0,911684391649047</text:p>
          </table:table-cell>
          <table:table-cell table:style-name="Default" office:value-type="float" office:value="0.879709695800386" calcext:value-type="float">
            <text:p>0,879709695800386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15.081654548645" calcext:value-type="float">
            <text:p>15,081654548645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6.16655898094177" calcext:value-type="float">
            <text:p>6,16655898094177</text:p>
          </table:table-cell>
          <table:table-cell table:style-name="Default" office:value-type="float" office:value="0.342844082426313" calcext:value-type="float">
            <text:p>0,342844082426313</text:p>
          </table:table-cell>
          <table:table-cell table:style-name="Default" office:value-type="float" office:value="0.656913006794481" calcext:value-type="float">
            <text:p>0,656913006794481</text:p>
          </table:table-cell>
          <table:table-cell table:style-name="Default" office:value-type="float" office:value="0.952398504433484" calcext:value-type="float">
            <text:p>0,95239850443348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7.60078430175781" calcext:value-type="float">
            <text:p>7,60078430175781</text:p>
          </table:table-cell>
          <table:table-cell table:style-name="Default" office:value-type="float" office:value="0.575084114600437" calcext:value-type="float">
            <text:p>0,575084114600437</text:p>
          </table:table-cell>
          <table:table-cell table:style-name="Default" office:value-type="float" office:value="0.643385831639452" calcext:value-type="float">
            <text:p>0,643385831639452</text:p>
          </table:table-cell>
          <table:table-cell table:style-name="Default" office:value-type="float" office:value="0.940846627704944" calcext:value-type="float">
            <text:p>0,94084662770494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7.149001121521" calcext:value-type="float">
            <text:p>7,149001121521</text:p>
          </table:table-cell>
          <table:table-cell table:style-name="Default" office:value-type="float" office:value="0.465345109305651" calcext:value-type="float">
            <text:p>0,465345109305651</text:p>
          </table:table-cell>
          <table:table-cell table:style-name="Default" office:value-type="float" office:value="0.651801668661117" calcext:value-type="float">
            <text:p>0,651801668661117</text:p>
          </table:table-cell>
          <table:table-cell table:style-name="Default" office:value-type="float" office:value="0.944007749792416" calcext:value-type="float">
            <text:p>0,944007749792416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7.6105260848999" calcext:value-type="float">
            <text:p>7,6105260848999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7153840065002" calcext:value-type="float">
            <text:p>20,7153840065002</text:p>
          </table:table-cell>
          <table:table-cell table:style-name="Default" office:value-type="float" office:value="1.44353791741882" calcext:value-type="float">
            <text:p>1,44353791741882</text:p>
          </table:table-cell>
          <table:table-cell table:style-name="Default" office:value-type="float" office:value="0.83348536916071" calcext:value-type="float">
            <text:p>0,83348536916071</text:p>
          </table:table-cell>
          <table:table-cell table:style-name="Default" office:value-type="float" office:value="0.933964448100475" calcext:value-type="float">
            <text:p>0,933964448100475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769115924835" calcext:value-type="float">
            <text:p>20,1769115924835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7707151202684" calcext:value-type="float">
            <text:p>0,67707151202684</text:p>
          </table:table-cell>
          <table:table-cell table:style-name="Default" office:value-type="float" office:value="0.93201556272965" calcext:value-type="float">
            <text:p>0,93201556272965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447880268097" calcext:value-type="float">
            <text:p>20,1447880268097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71994275892698" calcext:value-type="float">
            <text:p>0,671994275892698</text:p>
          </table:table-cell>
          <table:table-cell table:style-name="Default" office:value-type="float" office:value="0.9102251465359" calcext:value-type="float">
            <text:p>0,910225146535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167715549469" calcext:value-type="float">
            <text:p>20,0167715549469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492072105408" calcext:value-type="float">
            <text:p>25,5492072105408</text:p>
          </table:table-cell>
          <table:table-cell table:style-name="Default" office:value-type="float" office:value="0.552657899268204" calcext:value-type="float">
            <text:p>0,552657899268204</text:p>
          </table:table-cell>
          <table:table-cell table:style-name="Default" office:value-type="float" office:value="0.847760611277406" calcext:value-type="float">
            <text:p>0,847760611277406</text:p>
          </table:table-cell>
          <table:table-cell table:style-name="Default" office:value-type="float" office:value="0.958246906952342" calcext:value-type="float">
            <text:p>0,958246906952342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395885944366" calcext:value-type="float">
            <text:p>25,6395885944366</text:p>
          </table:table-cell>
          <table:table-cell table:style-name="Default" office:value-type="float" office:value="1.63396789782892" calcext:value-type="float">
            <text:p>1,63396789782892</text:p>
          </table:table-cell>
          <table:table-cell table:style-name="Default" office:value-type="float" office:value="0.826046179301538" calcext:value-type="float">
            <text:p>0,826046179301538</text:p>
          </table:table-cell>
          <table:table-cell table:style-name="Default" office:value-type="float" office:value="0.946734493385549" calcext:value-type="float">
            <text:p>0,946734493385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639060020447" calcext:value-type="float">
            <text:p>25,7639060020447</text:p>
          </table:table-cell>
          <table:table-cell table:style-name="Default" office:value-type="float" office:value="1.73452941473083" calcext:value-type="float">
            <text:p>1,73452941473083</text:p>
          </table:table-cell>
          <table:table-cell table:style-name="Default" office:value-type="float" office:value="0.822981501161685" calcext:value-type="float">
            <text:p>0,822981501161685</text:p>
          </table:table-cell>
          <table:table-cell table:style-name="Default" office:value-type="float" office:value="0.950801379362885" calcext:value-type="float">
            <text:p>0,950801379362885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707991123199" calcext:value-type="float">
            <text:p>25,5707991123199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8989527225494" calcext:value-type="float">
            <text:p>10,8989527225494</text:p>
          </table:table-cell>
          <table:table-cell table:style-name="Default" office:value-type="float" office:value="0.947263784019782" calcext:value-type="float">
            <text:p>0,947263784019782</text:p>
          </table:table-cell>
          <table:table-cell table:style-name="Default" office:value-type="float" office:value="0.862840267883212" calcext:value-type="float">
            <text:p>0,862840267883212</text:p>
          </table:table-cell>
          <table:table-cell table:style-name="Default" office:value-type="float" office:value="0.812883835402179" calcext:value-type="float">
            <text:p>0,812883835402179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252505302429" calcext:value-type="float">
            <text:p>10,9252505302429</text:p>
          </table:table-cell>
          <table:table-cell table:style-name="Default" office:value-type="float" office:value="1.34473778296746" calcext:value-type="float">
            <text:p>1,34473778296746</text:p>
          </table:table-cell>
          <table:table-cell table:style-name="Default" office:value-type="float" office:value="0.899970020256741" calcext:value-type="float">
            <text:p>0,899970020256741</text:p>
          </table:table-cell>
          <table:table-cell table:style-name="Default" office:value-type="float" office:value="0.887069087626552" calcext:value-type="float">
            <text:p>0,887069087626552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0.9164242744446" calcext:value-type="float">
            <text:p>10,9164242744446</text:p>
          </table:table-cell>
          <table:table-cell table:style-name="Default" office:value-type="float" office:value="1.82369834544249" calcext:value-type="float">
            <text:p>1,82369834544249</text:p>
          </table:table-cell>
          <table:table-cell table:style-name="Default" office:value-type="float" office:value="0.893522442396774" calcext:value-type="float">
            <text:p>0,893522442396774</text:p>
          </table:table-cell>
          <table:table-cell table:style-name="Default" office:value-type="float" office:value="0.836008458362703" calcext:value-type="float">
            <text:p>0,836008458362703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0.9428842067719" calcext:value-type="float">
            <text:p>10,9428842067719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4.9552621841431" calcext:value-type="float">
            <text:p>14,9552621841431</text:p>
          </table:table-cell>
          <table:table-cell table:style-name="Default" office:value-type="float" office:value="0.874013833349881" calcext:value-type="float">
            <text:p>0,874013833349881</text:p>
          </table:table-cell>
          <table:table-cell table:style-name="Default" office:value-type="float" office:value="0.915125812461408" calcext:value-type="float">
            <text:p>0,915125812461408</text:p>
          </table:table-cell>
          <table:table-cell table:style-name="Default" office:value-type="float" office:value="0.912359971920068" calcext:value-type="float">
            <text:p>0,912359971920068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14.9839673042297" calcext:value-type="float">
            <text:p>14,9839673042297</text:p>
          </table:table-cell>
          <table:table-cell table:style-name="Default" office:value-type="float" office:value="0.645743091652779" calcext:value-type="float">
            <text:p>0,645743091652779</text:p>
          </table:table-cell>
          <table:table-cell table:style-name="Default" office:value-type="float" office:value="0.903856836702014" calcext:value-type="float">
            <text:p>0,903856836702014</text:p>
          </table:table-cell>
          <table:table-cell table:style-name="Default" office:value-type="float" office:value="0.901478372313512" calcext:value-type="float">
            <text:p>0,901478372313512</text:p>
          </table:table-cell>
          <table:table-cell table:style-name="Default" office:value-type="float" office:value="571" calcext:value-type="float">
            <text:p>571</text:p>
          </table:table-cell>
          <table:table-cell table:style-name="Default" office:value-type="float" office:value="14.8908717632294" calcext:value-type="float">
            <text:p>14,8908717632294</text:p>
          </table:table-cell>
          <table:table-cell table:style-name="Default" office:value-type="float" office:value="1.28225594367884" calcext:value-type="float">
            <text:p>1,28225594367884</text:p>
          </table:table-cell>
          <table:table-cell table:style-name="Default" office:value-type="float" office:value="0.904169511065844" calcext:value-type="float">
            <text:p>0,904169511065844</text:p>
          </table:table-cell>
          <table:table-cell table:style-name="Default" office:value-type="float" office:value="0.856078012930875" calcext:value-type="float">
            <text:p>0,856078012930875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4.9523146152496" calcext:value-type="float">
            <text:p>14,9523146152496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78210663795471" calcext:value-type="float">
            <text:p>5,78210663795471</text:p>
          </table:table-cell>
          <table:table-cell table:style-name="Default" office:value-type="float" office:value="0.296140478408195" calcext:value-type="float">
            <text:p>0,296140478408195</text:p>
          </table:table-cell>
          <table:table-cell table:style-name="Default" office:value-type="float" office:value="0.654539092090886" calcext:value-type="float">
            <text:p>0,654539092090886</text:p>
          </table:table-cell>
          <table:table-cell table:style-name="Default" office:value-type="float" office:value="0.942644718357517" calcext:value-type="float">
            <text:p>0,942644718357517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6.29193139076233" calcext:value-type="float">
            <text:p>6,29193139076233</text:p>
          </table:table-cell>
          <table:table-cell table:style-name="Default" office:value-type="float" office:value="0.697073666165526" calcext:value-type="float">
            <text:p>0,697073666165526</text:p>
          </table:table-cell>
          <table:table-cell table:style-name="Default" office:value-type="float" office:value="0.636961931622435" calcext:value-type="float">
            <text:p>0,636961931622435</text:p>
          </table:table-cell>
          <table:table-cell table:style-name="Default" office:value-type="float" office:value="0.932670779288258" calcext:value-type="float">
            <text:p>0,932670779288258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6.18698239326477" calcext:value-type="float">
            <text:p>6,18698239326477</text:p>
          </table:table-cell>
          <table:table-cell table:style-name="Default" office:value-type="float" office:value="0.512800416914428" calcext:value-type="float">
            <text:p>0,512800416914428</text:p>
          </table:table-cell>
          <table:table-cell table:style-name="Default" office:value-type="float" office:value="0.64820349052787" calcext:value-type="float">
            <text:p>0,64820349052787</text:p>
          </table:table-cell>
          <table:table-cell table:style-name="Default" office:value-type="float" office:value="0.946003149548458" calcext:value-type="float">
            <text:p>0,946003149548458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float" office:value="7.60526275634766" calcext:value-type="float">
            <text:p>7,60526275634766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340381860733" calcext:value-type="float">
            <text:p>20,340381860733</text:p>
          </table:table-cell>
          <table:table-cell table:style-name="Default" office:value-type="float" office:value="1.98890689683663" calcext:value-type="float">
            <text:p>1,98890689683663</text:p>
          </table:table-cell>
          <table:table-cell table:style-name="Default" office:value-type="float" office:value="0.823093904647873" calcext:value-type="float">
            <text:p>0,823093904647873</text:p>
          </table:table-cell>
          <table:table-cell table:style-name="Default" office:value-type="float" office:value="0.930671469983445" calcext:value-type="float">
            <text:p>0,930671469983445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2596166133881" calcext:value-type="float">
            <text:p>20,2596166133881</text:p>
          </table:table-cell>
          <table:table-cell table:style-name="Default" office:value-type="float" office:value="1.87277008911962" calcext:value-type="float">
            <text:p>1,87277008911962</text:p>
          </table:table-cell>
          <table:table-cell table:style-name="Default" office:value-type="float" office:value="0.824230829590906" calcext:value-type="float">
            <text:p>0,824230829590906</text:p>
          </table:table-cell>
          <table:table-cell table:style-name="Default" office:value-type="float" office:value="0.927086241538553" calcext:value-type="float">
            <text:p>0,927086241538553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250515460968" calcext:value-type="float">
            <text:p>20,250515460968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73852521931325" calcext:value-type="float">
            <text:p>0,673852521931325</text:p>
          </table:table-cell>
          <table:table-cell table:style-name="Default" office:value-type="float" office:value="0.917176942684469" calcext:value-type="float">
            <text:p>0,91717694268446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367070674896" calcext:value-type="float">
            <text:p>20,1367070674896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252639293671" calcext:value-type="float">
            <text:p>25,6252639293671</text:p>
          </table:table-cell>
          <table:table-cell table:style-name="Default" office:value-type="float" office:value="1.03250784931678" calcext:value-type="float">
            <text:p>1,03250784931678</text:p>
          </table:table-cell>
          <table:table-cell table:style-name="Default" office:value-type="float" office:value="0.84091972735932" calcext:value-type="float">
            <text:p>0,84091972735932</text:p>
          </table:table-cell>
          <table:table-cell table:style-name="Default" office:value-type="float" office:value="0.958425482348592" calcext:value-type="float">
            <text:p>0,958425482348592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303085327148" calcext:value-type="float">
            <text:p>25,7303085327148</text:p>
          </table:table-cell>
          <table:table-cell table:style-name="Default" office:value-type="float" office:value="2.05926269963686" calcext:value-type="float">
            <text:p>2,05926269963686</text:p>
          </table:table-cell>
          <table:table-cell table:style-name="Default" office:value-type="float" office:value="0.819175741891704" calcext:value-type="float">
            <text:p>0,819175741891704</text:p>
          </table:table-cell>
          <table:table-cell table:style-name="Default" office:value-type="float" office:value="0.941692412776102" calcext:value-type="float">
            <text:p>0,941692412776102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9282696247101" calcext:value-type="float">
            <text:p>25,9282696247101</text:p>
          </table:table-cell>
          <table:table-cell table:style-name="Default" office:value-type="float" office:value="2.05903952319156" calcext:value-type="float">
            <text:p>2,05903952319156</text:p>
          </table:table-cell>
          <table:table-cell table:style-name="Default" office:value-type="float" office:value="0.711605410481402" calcext:value-type="float">
            <text:p>0,711605410481402</text:p>
          </table:table-cell>
          <table:table-cell table:style-name="Default" office:value-type="float" office:value="0.937714201548956" calcext:value-type="float">
            <text:p>0,937714201548956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782392501831" calcext:value-type="float">
            <text:p>25,7782392501831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173905849457" calcext:value-type="float">
            <text:p>10,9173905849457</text:p>
          </table:table-cell>
          <table:table-cell table:style-name="Default" office:value-type="float" office:value="1.83851736241701" calcext:value-type="float">
            <text:p>1,83851736241701</text:p>
          </table:table-cell>
          <table:table-cell table:style-name="Default" office:value-type="float" office:value="0.898240963661526" calcext:value-type="float">
            <text:p>0,898240963661526</text:p>
          </table:table-cell>
          <table:table-cell table:style-name="Default" office:value-type="float" office:value="0.854652723755499" calcext:value-type="float">
            <text:p>0,854652723755499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368000030518" calcext:value-type="float">
            <text:p>10,9368000030518</text:p>
          </table:table-cell>
          <table:table-cell table:style-name="Default" office:value-type="float" office:value="2.0077372456928" calcext:value-type="float">
            <text:p>2,0077372456928</text:p>
          </table:table-cell>
          <table:table-cell table:style-name="Default" office:value-type="float" office:value="0.888967956082181" calcext:value-type="float">
            <text:p>0,888967956082181</text:p>
          </table:table-cell>
          <table:table-cell table:style-name="Default" office:value-type="float" office:value="0.838854760110982" calcext:value-type="float">
            <text:p>0,838854760110982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294893741608" calcext:value-type="float">
            <text:p>10,9294893741608</text:p>
          </table:table-cell>
          <table:table-cell table:style-name="Default" office:value-type="float" office:value="1.92811407029069" calcext:value-type="float">
            <text:p>1,92811407029069</text:p>
          </table:table-cell>
          <table:table-cell table:style-name="Default" office:value-type="float" office:value="0.90587917627135" calcext:value-type="float">
            <text:p>0,90587917627135</text:p>
          </table:table-cell>
          <table:table-cell table:style-name="Default" office:value-type="float" office:value="0.89441590243434" calcext:value-type="float">
            <text:p>0,89441590243434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393577575684" calcext:value-type="float">
            <text:p>10,9393577575684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4.9625182151794" calcext:value-type="float">
            <text:p>14,9625182151794</text:p>
          </table:table-cell>
          <table:table-cell table:style-name="Default" office:value-type="float" office:value="1.05677392724698" calcext:value-type="float">
            <text:p>1,05677392724698</text:p>
          </table:table-cell>
          <table:table-cell table:style-name="Default" office:value-type="float" office:value="0.893315585693363" calcext:value-type="float">
            <text:p>0,893315585693363</text:p>
          </table:table-cell>
          <table:table-cell table:style-name="Default" office:value-type="float" office:value="0.862863022469587" calcext:value-type="float">
            <text:p>0,862863022469587</text:p>
          </table:table-cell>
          <table:table-cell table:style-name="Default" office:value-type="float" office:value="573" calcext:value-type="float">
            <text:p>573</text:p>
          </table:table-cell>
          <table:table-cell table:style-name="Default" office:value-type="float" office:value="14.91153383255" calcext:value-type="float">
            <text:p>14,91153383255</text:p>
          </table:table-cell>
          <table:table-cell table:style-name="Default" office:value-type="float" office:value="0.658644770031225" calcext:value-type="float">
            <text:p>0,658644770031225</text:p>
          </table:table-cell>
          <table:table-cell table:style-name="Default" office:value-type="float" office:value="0.904900479558982" calcext:value-type="float">
            <text:p>0,904900479558982</text:p>
          </table:table-cell>
          <table:table-cell table:style-name="Default" office:value-type="float" office:value="0.871708412028202" calcext:value-type="float">
            <text:p>0,871708412028202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14.9488573074341" calcext:value-type="float">
            <text:p>14,9488573074341</text:p>
          </table:table-cell>
          <table:table-cell table:style-name="Default" office:value-type="float" office:value="1.12539251732892" calcext:value-type="float">
            <text:p>1,12539251732892</text:p>
          </table:table-cell>
          <table:table-cell table:style-name="Default" office:value-type="float" office:value="0.891829655325846" calcext:value-type="float">
            <text:p>0,891829655325846</text:p>
          </table:table-cell>
          <table:table-cell table:style-name="Default" office:value-type="float" office:value="0.834056689438834" calcext:value-type="float">
            <text:p>0,834056689438834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4.9582178592682" calcext:value-type="float">
            <text:p>14,9582178592682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92698693275452" calcext:value-type="float">
            <text:p>5,92698693275452</text:p>
          </table:table-cell>
          <table:table-cell table:style-name="Default" office:value-type="float" office:value="0.49977659146105" calcext:value-type="float">
            <text:p>0,49977659146105</text:p>
          </table:table-cell>
          <table:table-cell table:style-name="Default" office:value-type="float" office:value="0.640485792638529" calcext:value-type="float">
            <text:p>0,640485792638529</text:p>
          </table:table-cell>
          <table:table-cell table:style-name="Default" office:value-type="float" office:value="0.939889970929554" calcext:value-type="float">
            <text:p>0,939889970929554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6.25766563415527" calcext:value-type="float">
            <text:p>6,25766563415527</text:p>
          </table:table-cell>
          <table:table-cell table:style-name="Default" office:value-type="float" office:value="0.359019356695038" calcext:value-type="float">
            <text:p>0,359019356695038</text:p>
          </table:table-cell>
          <table:table-cell table:style-name="Default" office:value-type="float" office:value="0.648325732232834" calcext:value-type="float">
            <text:p>0,648325732232834</text:p>
          </table:table-cell>
          <table:table-cell table:style-name="Default" office:value-type="float" office:value="0.946386796398516" calcext:value-type="float">
            <text:p>0,9463867963985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6.97346019744873" calcext:value-type="float">
            <text:p>6,97346019744873</text:p>
          </table:table-cell>
          <table:table-cell table:style-name="Default" office:value-type="float" office:value="0.352192406541622" calcext:value-type="float">
            <text:p>0,352192406541622</text:p>
          </table:table-cell>
          <table:table-cell table:style-name="Default" office:value-type="float" office:value="0.654390929159258" calcext:value-type="float">
            <text:p>0,654390929159258</text:p>
          </table:table-cell>
          <table:table-cell table:style-name="Default" office:value-type="float" office:value="0.950027213352685" calcext:value-type="float">
            <text:p>0,950027213352685</text:p>
          </table:table-cell>
          <table:table-cell table:style-name="Default" office:value-type="float" office:value="185" calcext:value-type="float">
            <text:p>185</text:p>
          </table:table-cell>
          <table:table-cell table:style-name="Default" office:value-type="float" office:value="8.14017391204834" calcext:value-type="float">
            <text:p>8,14017391204834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5059685707092" calcext:value-type="float">
            <text:p>20,5059685707092</text:p>
          </table:table-cell>
          <table:table-cell table:style-name="Default" office:value-type="float" office:value="1.42366731204743" calcext:value-type="float">
            <text:p>1,42366731204743</text:p>
          </table:table-cell>
          <table:table-cell table:style-name="Default" office:value-type="float" office:value="0.833629121433635" calcext:value-type="float">
            <text:p>0,833629121433635</text:p>
          </table:table-cell>
          <table:table-cell table:style-name="Default" office:value-type="float" office:value="0.934773403029792" calcext:value-type="float">
            <text:p>0,934773403029792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940331459045" calcext:value-type="float">
            <text:p>20,1940331459045</text:p>
          </table:table-cell>
          <table:table-cell table:style-name="Default" office:value-type="float" office:value="2.10859234472936" calcext:value-type="float">
            <text:p>2,10859234472936</text:p>
          </table:table-cell>
          <table:table-cell table:style-name="Default" office:value-type="float" office:value="0.826108864620433" calcext:value-type="float">
            <text:p>0,826108864620433</text:p>
          </table:table-cell>
          <table:table-cell table:style-name="Default" office:value-type="float" office:value="0.927329605478853" calcext:value-type="float">
            <text:p>0,927329605478853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712249279022" calcext:value-type="float">
            <text:p>20,0712249279022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71837314679233" calcext:value-type="float">
            <text:p>0,671837314679233</text:p>
          </table:table-cell>
          <table:table-cell table:style-name="Default" office:value-type="float" office:value="0.909552445343247" calcext:value-type="float">
            <text:p>0,909552445343247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19.8970062732697" calcext:value-type="float">
            <text:p>19,8970062732697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287291049957" calcext:value-type="float">
            <text:p>25,6287291049957</text:p>
          </table:table-cell>
          <table:table-cell table:style-name="Default" office:value-type="float" office:value="1.65664757567384" calcext:value-type="float">
            <text:p>1,65664757567384</text:p>
          </table:table-cell>
          <table:table-cell table:style-name="Default" office:value-type="float" office:value="0.835387809057385" calcext:value-type="float">
            <text:p>0,835387809057385</text:p>
          </table:table-cell>
          <table:table-cell table:style-name="Default" office:value-type="float" office:value="0.952627746413032" calcext:value-type="float">
            <text:p>0,952627746413032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831866264343" calcext:value-type="float">
            <text:p>25,5831866264343</text:p>
          </table:table-cell>
          <table:table-cell table:style-name="Default" office:value-type="float" office:value="1.07745186206551" calcext:value-type="float">
            <text:p>1,07745186206551</text:p>
          </table:table-cell>
          <table:table-cell table:style-name="Default" office:value-type="float" office:value="0.826836130630285" calcext:value-type="float">
            <text:p>0,826836130630285</text:p>
          </table:table-cell>
          <table:table-cell table:style-name="Default" office:value-type="float" office:value="0.955611598686349" calcext:value-type="float">
            <text:p>0,9556115986863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8481781482697" calcext:value-type="float">
            <text:p>25,8481781482697</text:p>
          </table:table-cell>
          <table:table-cell table:style-name="Default" office:value-type="float" office:value="1.66659671376946" calcext:value-type="float">
            <text:p>1,66659671376946</text:p>
          </table:table-cell>
          <table:table-cell table:style-name="Default" office:value-type="float" office:value="0.839426539716309" calcext:value-type="float">
            <text:p>0,839426539716309</text:p>
          </table:table-cell>
          <table:table-cell table:style-name="Default" office:value-type="float" office:value="0.950531126758672" calcext:value-type="float">
            <text:p>0,950531126758672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604254245758" calcext:value-type="float">
            <text:p>25,6604254245758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1.0249445438385" calcext:value-type="float">
            <text:p>11,0249445438385</text:p>
          </table:table-cell>
          <table:table-cell table:style-name="Default" office:value-type="float" office:value="1.29179474745284" calcext:value-type="float">
            <text:p>1,29179474745284</text:p>
          </table:table-cell>
          <table:table-cell table:style-name="Default" office:value-type="float" office:value="0.888619755301591" calcext:value-type="float">
            <text:p>0,888619755301591</text:p>
          </table:table-cell>
          <table:table-cell table:style-name="Default" office:value-type="float" office:value="0.841545371652427" calcext:value-type="float">
            <text:p>0,8415453716524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790632724762" calcext:value-type="float">
            <text:p>10,9790632724762</text:p>
          </table:table-cell>
          <table:table-cell table:style-name="Default" office:value-type="float" office:value="1.49981289562965" calcext:value-type="float">
            <text:p>1,49981289562965</text:p>
          </table:table-cell>
          <table:table-cell table:style-name="Default" office:value-type="float" office:value="0.908688213340756" calcext:value-type="float">
            <text:p>0,908688213340756</text:p>
          </table:table-cell>
          <table:table-cell table:style-name="Default" office:value-type="float" office:value="0.89185729205269" calcext:value-type="float">
            <text:p>0,89185729205269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809346199036" calcext:value-type="float">
            <text:p>10,9809346199036</text:p>
          </table:table-cell>
          <table:table-cell table:style-name="Default" office:value-type="float" office:value="2.08880771888435" calcext:value-type="float">
            <text:p>2,08880771888435</text:p>
          </table:table-cell>
          <table:table-cell table:style-name="Default" office:value-type="float" office:value="0.885733885378927" calcext:value-type="float">
            <text:p>0,885733885378927</text:p>
          </table:table-cell>
          <table:table-cell table:style-name="Default" office:value-type="float" office:value="0.853564450240358" calcext:value-type="float">
            <text:p>0,853564450240358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1.0054326057434" calcext:value-type="float">
            <text:p>11,0054326057434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562982559204" calcext:value-type="float">
            <text:p>15,0562982559204</text:p>
          </table:table-cell>
          <table:table-cell table:style-name="Default" office:value-type="float" office:value="0.71355935186416" calcext:value-type="float">
            <text:p>0,71355935186416</text:p>
          </table:table-cell>
          <table:table-cell table:style-name="Default" office:value-type="float" office:value="0.900470811510002" calcext:value-type="float">
            <text:p>0,900470811510002</text:p>
          </table:table-cell>
          <table:table-cell table:style-name="Default" office:value-type="float" office:value="0.870921462435337" calcext:value-type="float">
            <text:p>0,870921462435337</text:p>
          </table:table-cell>
          <table:table-cell table:style-name="Default" office:value-type="float" office:value="580" calcext:value-type="float">
            <text:p>580</text:p>
          </table:table-cell>
          <table:table-cell table:style-name="Default" office:value-type="float" office:value="15.1261794567108" calcext:value-type="float">
            <text:p>15,1261794567108</text:p>
          </table:table-cell>
          <table:table-cell table:style-name="Default" office:value-type="float" office:value="0.674193342313271" calcext:value-type="float">
            <text:p>0,674193342313271</text:p>
          </table:table-cell>
          <table:table-cell table:style-name="Default" office:value-type="float" office:value="0.881138841389803" calcext:value-type="float">
            <text:p>0,881138841389803</text:p>
          </table:table-cell>
          <table:table-cell table:style-name="Default" office:value-type="float" office:value="0.800027799904839" calcext:value-type="float">
            <text:p>0,800027799904839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15.0640187263489" calcext:value-type="float">
            <text:p>15,0640187263489</text:p>
          </table:table-cell>
          <table:table-cell table:style-name="Default" office:value-type="float" office:value="0.785567245522803" calcext:value-type="float">
            <text:p>0,785567245522803</text:p>
          </table:table-cell>
          <table:table-cell table:style-name="Default" office:value-type="float" office:value="0.906850254819901" calcext:value-type="float">
            <text:p>0,906850254819901</text:p>
          </table:table-cell>
          <table:table-cell table:style-name="Default" office:value-type="float" office:value="0.894169950104466" calcext:value-type="float">
            <text:p>0,894169950104466</text:p>
          </table:table-cell>
          <table:table-cell table:style-name="Default" office:value-type="float" office:value="574" calcext:value-type="float">
            <text:p>574</text:p>
          </table:table-cell>
          <table:table-cell table:style-name="Default" office:value-type="float" office:value="15.0360429286957" calcext:value-type="float">
            <text:p>15,0360429286957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88111710548401" calcext:value-type="float">
            <text:p>5,88111710548401</text:p>
          </table:table-cell>
          <table:table-cell table:style-name="Default" office:value-type="float" office:value="0.339781829499809" calcext:value-type="float">
            <text:p>0,339781829499809</text:p>
          </table:table-cell>
          <table:table-cell table:style-name="Default" office:value-type="float" office:value="0.649139986673157" calcext:value-type="float">
            <text:p>0,649139986673157</text:p>
          </table:table-cell>
          <table:table-cell table:style-name="Default" office:value-type="float" office:value="0.936579004359576" calcext:value-type="float">
            <text:p>0,936579004359576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6.09106302261353" calcext:value-type="float">
            <text:p>6,09106302261353</text:p>
          </table:table-cell>
          <table:table-cell table:style-name="Default" office:value-type="float" office:value="0.381105686074497" calcext:value-type="float">
            <text:p>0,381105686074497</text:p>
          </table:table-cell>
          <table:table-cell table:style-name="Default" office:value-type="float" office:value="0.65194434090834" calcext:value-type="float">
            <text:p>0,65194434090834</text:p>
          </table:table-cell>
          <table:table-cell table:style-name="Default" office:value-type="float" office:value="0.945110681878187" calcext:value-type="float">
            <text:p>0,945110681878187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7.13141417503357" calcext:value-type="float">
            <text:p>7,13141417503357</text:p>
          </table:table-cell>
          <table:table-cell table:style-name="Default" office:value-type="float" office:value="0.587669195193512" calcext:value-type="float">
            <text:p>0,587669195193512</text:p>
          </table:table-cell>
          <table:table-cell table:style-name="Default" office:value-type="float" office:value="0.651803372275227" calcext:value-type="float">
            <text:p>0,651803372275227</text:p>
          </table:table-cell>
          <table:table-cell table:style-name="Default" office:value-type="float" office:value="0.951677299012228" calcext:value-type="float">
            <text:p>0,951677299012228</text:p>
          </table:table-cell>
          <table:table-cell table:style-name="Default" office:value-type="float" office:value="206" calcext:value-type="float">
            <text:p>206</text:p>
          </table:table-cell>
          <table:table-cell table:style-name="Default" office:value-type="float" office:value="8.32830834388733" calcext:value-type="float">
            <text:p>8,32830834388733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5860476493835" calcext:value-type="float">
            <text:p>20,5860476493835</text:p>
          </table:table-cell>
          <table:table-cell table:style-name="Default" office:value-type="float" office:value="1.44054879086948" calcext:value-type="float">
            <text:p>1,44054879086948</text:p>
          </table:table-cell>
          <table:table-cell table:style-name="Default" office:value-type="float" office:value="0.834951462567787" calcext:value-type="float">
            <text:p>0,834951462567787</text:p>
          </table:table-cell>
          <table:table-cell table:style-name="Default" office:value-type="float" office:value="0.9354797248085" calcext:value-type="float">
            <text:p>0,9354797248085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2815544605255" calcext:value-type="float">
            <text:p>20,2815544605255</text:p>
          </table:table-cell>
          <table:table-cell table:style-name="Default" office:value-type="float" office:value="1.27976884413889" calcext:value-type="float">
            <text:p>1,27976884413889</text:p>
          </table:table-cell>
          <table:table-cell table:style-name="Default" office:value-type="float" office:value="0.836163516489854" calcext:value-type="float">
            <text:p>0,836163516489854</text:p>
          </table:table-cell>
          <table:table-cell table:style-name="Default" office:value-type="float" office:value="0.93763580804507" calcext:value-type="float">
            <text:p>0,93763580804507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2300329208374" calcext:value-type="float">
            <text:p>20,2300329208374</text:p>
          </table:table-cell>
          <table:table-cell table:style-name="Default" office:value-type="float" office:value="2.39647302661462" calcext:value-type="float">
            <text:p>2,39647302661462</text:p>
          </table:table-cell>
          <table:table-cell table:style-name="Default" office:value-type="float" office:value="0.729463866271573" calcext:value-type="float">
            <text:p>0,729463866271573</text:p>
          </table:table-cell>
          <table:table-cell table:style-name="Default" office:value-type="float" office:value="0.90994990227574" calcext:value-type="float">
            <text:p>0,90994990227574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057407855988" calcext:value-type="float">
            <text:p>20,1057407855988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47869348526" calcext:value-type="float">
            <text:p>25,647869348526</text:p>
          </table:table-cell>
          <table:table-cell table:style-name="Default" office:value-type="float" office:value="1.76089977345971" calcext:value-type="float">
            <text:p>1,76089977345971</text:p>
          </table:table-cell>
          <table:table-cell table:style-name="Default" office:value-type="float" office:value="0.835397502783665" calcext:value-type="float">
            <text:p>0,835397502783665</text:p>
          </table:table-cell>
          <table:table-cell table:style-name="Default" office:value-type="float" office:value="0.953331383182197" calcext:value-type="float">
            <text:p>0,953331383182197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77218914032" calcext:value-type="float">
            <text:p>25,677218914032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858916977926" calcext:value-type="float">
            <text:p>0,6858916977926</text:p>
          </table:table-cell>
          <table:table-cell table:style-name="Default" office:value-type="float" office:value="0.940080870836037" calcext:value-type="float">
            <text:p>0,940080870836037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8978781700134" calcext:value-type="float">
            <text:p>25,8978781700134</text:p>
          </table:table-cell>
          <table:table-cell table:style-name="Default" office:value-type="float" office:value="0.602171989783189" calcext:value-type="float">
            <text:p>0,602171989783189</text:p>
          </table:table-cell>
          <table:table-cell table:style-name="Default" office:value-type="float" office:value="0.839003657062118" calcext:value-type="float">
            <text:p>0,839003657062118</text:p>
          </table:table-cell>
          <table:table-cell table:style-name="Default" office:value-type="float" office:value="0.945281719856975" calcext:value-type="float">
            <text:p>0,945281719856975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378408908844" calcext:value-type="float">
            <text:p>25,7378408908844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191265106201" calcext:value-type="float">
            <text:p>10,9191265106201</text:p>
          </table:table-cell>
          <table:table-cell table:style-name="Default" office:value-type="float" office:value="1.74517364380756" calcext:value-type="float">
            <text:p>1,74517364380756</text:p>
          </table:table-cell>
          <table:table-cell table:style-name="Default" office:value-type="float" office:value="0.898168713964412" calcext:value-type="float">
            <text:p>0,898168713964412</text:p>
          </table:table-cell>
          <table:table-cell table:style-name="Default" office:value-type="float" office:value="0.860783180862336" calcext:value-type="float">
            <text:p>0,860783180862336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375329017639" calcext:value-type="float">
            <text:p>10,9375329017639</text:p>
          </table:table-cell>
          <table:table-cell table:style-name="Default" office:value-type="float" office:value="0.832403679367994" calcext:value-type="float">
            <text:p>0,832403679367994</text:p>
          </table:table-cell>
          <table:table-cell table:style-name="Default" office:value-type="float" office:value="0.903719855105864" calcext:value-type="float">
            <text:p>0,903719855105864</text:p>
          </table:table-cell>
          <table:table-cell table:style-name="Default" office:value-type="float" office:value="0.870674876882331" calcext:value-type="float">
            <text:p>0,870674876882331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172389507294" calcext:value-type="float">
            <text:p>10,9172389507294</text:p>
          </table:table-cell>
          <table:table-cell table:style-name="Default" office:value-type="float" office:value="1.23123270797039" calcext:value-type="float">
            <text:p>1,23123270797039</text:p>
          </table:table-cell>
          <table:table-cell table:style-name="Default" office:value-type="float" office:value="0.888185691171802" calcext:value-type="float">
            <text:p>0,888185691171802</text:p>
          </table:table-cell>
          <table:table-cell table:style-name="Default" office:value-type="float" office:value="0.852197549064775" calcext:value-type="float">
            <text:p>0,852197549064775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698810577393" calcext:value-type="float">
            <text:p>10,9698810577393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128080844879" calcext:value-type="float">
            <text:p>15,0128080844879</text:p>
          </table:table-cell>
          <table:table-cell table:style-name="Default" office:value-type="float" office:value="1.06483223096399" calcext:value-type="float">
            <text:p>1,06483223096399</text:p>
          </table:table-cell>
          <table:table-cell table:style-name="Default" office:value-type="float" office:value="0.89144969326467" calcext:value-type="float">
            <text:p>0,89144969326467</text:p>
          </table:table-cell>
          <table:table-cell table:style-name="Default" office:value-type="float" office:value="0.839751632250414" calcext:value-type="float">
            <text:p>0,839751632250414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5.0321505069733" calcext:value-type="float">
            <text:p>15,0321505069733</text:p>
          </table:table-cell>
          <table:table-cell table:style-name="Default" office:value-type="float" office:value="0.384791428783949" calcext:value-type="float">
            <text:p>0,384791428783949</text:p>
          </table:table-cell>
          <table:table-cell table:style-name="Default" office:value-type="float" office:value="0.89127777191805" calcext:value-type="float">
            <text:p>0,89127777191805</text:p>
          </table:table-cell>
          <table:table-cell table:style-name="Default" office:value-type="float" office:value="0.82306140744061" calcext:value-type="float">
            <text:p>0,82306140744061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4.9772334098816" calcext:value-type="float">
            <text:p>14,9772334098816</text:p>
          </table:table-cell>
          <table:table-cell table:style-name="Default" office:value-type="float" office:value="0.828665260221466" calcext:value-type="float">
            <text:p>0,828665260221466</text:p>
          </table:table-cell>
          <table:table-cell table:style-name="Default" office:value-type="float" office:value="0.882890385540929" calcext:value-type="float">
            <text:p>0,882890385540929</text:p>
          </table:table-cell>
          <table:table-cell table:style-name="Default" office:value-type="float" office:value="0.809776675057049" calcext:value-type="float">
            <text:p>0,809776675057049</text:p>
          </table:table-cell>
          <table:table-cell table:style-name="Default" office:value-type="float" office:value="573" calcext:value-type="float">
            <text:p>573</text:p>
          </table:table-cell>
          <table:table-cell table:style-name="Default" office:value-type="float" office:value="14.9796466827393" calcext:value-type="float">
            <text:p>14,9796466827393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97247624397278" calcext:value-type="float">
            <text:p>5,97247624397278</text:p>
          </table:table-cell>
          <table:table-cell table:style-name="Default" office:value-type="float" office:value="0.388261201954428" calcext:value-type="float">
            <text:p>0,388261201954428</text:p>
          </table:table-cell>
          <table:table-cell table:style-name="Default" office:value-type="float" office:value="0.649913447995099" calcext:value-type="float">
            <text:p>0,649913447995099</text:p>
          </table:table-cell>
          <table:table-cell table:style-name="Default" office:value-type="float" office:value="0.932961577950887" calcext:value-type="float">
            <text:p>0,932961577950887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5.94558215141296" calcext:value-type="float">
            <text:p>5,94558215141296</text:p>
          </table:table-cell>
          <table:table-cell table:style-name="Default" office:value-type="float" office:value="0.29457998427531" calcext:value-type="float">
            <text:p>0,29457998427531</text:p>
          </table:table-cell>
          <table:table-cell table:style-name="Default" office:value-type="float" office:value="0.653657652651507" calcext:value-type="float">
            <text:p>0,653657652651507</text:p>
          </table:table-cell>
          <table:table-cell table:style-name="Default" office:value-type="float" office:value="0.941673655763675" calcext:value-type="float">
            <text:p>0,941673655763675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6.57859992980957" calcext:value-type="float">
            <text:p>6,57859992980957</text:p>
          </table:table-cell>
          <table:table-cell table:style-name="Default" office:value-type="float" office:value="0.395165124694629" calcext:value-type="float">
            <text:p>0,395165124694629</text:p>
          </table:table-cell>
          <table:table-cell table:style-name="Default" office:value-type="float" office:value="0.64602061723266" calcext:value-type="float">
            <text:p>0,64602061723266</text:p>
          </table:table-cell>
          <table:table-cell table:style-name="Default" office:value-type="float" office:value="0.955653789713278" calcext:value-type="float">
            <text:p>0,955653789713278</text:p>
          </table:table-cell>
          <table:table-cell table:style-name="Default" office:value-type="float" office:value="176" calcext:value-type="float">
            <text:p>176</text:p>
          </table:table-cell>
          <table:table-cell table:style-name="Default" office:value-type="float" office:value="7.93696403503418" calcext:value-type="float">
            <text:p>7,93696403503418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3677492141724" calcext:value-type="float">
            <text:p>20,3677492141724</text:p>
          </table:table-cell>
          <table:table-cell table:style-name="Default" office:value-type="float" office:value="1.89075577983149" calcext:value-type="float">
            <text:p>1,89075577983149</text:p>
          </table:table-cell>
          <table:table-cell table:style-name="Default" office:value-type="float" office:value="0.823660074038869" calcext:value-type="float">
            <text:p>0,823660074038869</text:p>
          </table:table-cell>
          <table:table-cell table:style-name="Default" office:value-type="float" office:value="0.934219960418434" calcext:value-type="float">
            <text:p>0,934219960418434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752507686615" calcext:value-type="float">
            <text:p>20,1752507686615</text:p>
          </table:table-cell>
          <table:table-cell table:style-name="Default" office:value-type="float" office:value="1.49959723246565" calcext:value-type="float">
            <text:p>1,49959723246565</text:p>
          </table:table-cell>
          <table:table-cell table:style-name="Default" office:value-type="float" office:value="0.825667345737748" calcext:value-type="float">
            <text:p>0,825667345737748</text:p>
          </table:table-cell>
          <table:table-cell table:style-name="Default" office:value-type="float" office:value="0.936285615892119" calcext:value-type="float">
            <text:p>0,93628561589211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944737434387" calcext:value-type="float">
            <text:p>20,1944737434387</text:p>
          </table:table-cell>
          <table:table-cell table:style-name="Default" office:value-type="float" office:value="0.928387118619784" calcext:value-type="float">
            <text:p>0,928387118619784</text:p>
          </table:table-cell>
          <table:table-cell table:style-name="Default" office:value-type="float" office:value="0.822291948124347" calcext:value-type="float">
            <text:p>0,822291948124347</text:p>
          </table:table-cell>
          <table:table-cell table:style-name="Default" office:value-type="float" office:value="0.931941051483371" calcext:value-type="float">
            <text:p>0,931941051483371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19.9214375019074" calcext:value-type="float">
            <text:p>19,9214375019074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878636837006" calcext:value-type="float">
            <text:p>25,5878636837006</text:p>
          </table:table-cell>
          <table:table-cell table:style-name="Default" office:value-type="float" office:value="1.02943149860093" calcext:value-type="float">
            <text:p>1,02943149860093</text:p>
          </table:table-cell>
          <table:table-cell table:style-name="Default" office:value-type="float" office:value="0.840105273558152" calcext:value-type="float">
            <text:p>0,840105273558152</text:p>
          </table:table-cell>
          <table:table-cell table:style-name="Default" office:value-type="float" office:value="0.956990824709271" calcext:value-type="float">
            <text:p>0,956990824709271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804386138916" calcext:value-type="float">
            <text:p>25,5804386138916</text:p>
          </table:table-cell>
          <table:table-cell table:style-name="Default" office:value-type="float" office:value="1.00778886141529" calcext:value-type="float">
            <text:p>1,00778886141529</text:p>
          </table:table-cell>
          <table:table-cell table:style-name="Default" office:value-type="float" office:value="0.837363640732103" calcext:value-type="float">
            <text:p>0,837363640732103</text:p>
          </table:table-cell>
          <table:table-cell table:style-name="Default" office:value-type="float" office:value="0.950575718053632" calcext:value-type="float">
            <text:p>0,950575718053632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641658306122" calcext:value-type="float">
            <text:p>25,5641658306122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84685255996029" calcext:value-type="float">
            <text:p>0,684685255996029</text:p>
          </table:table-cell>
          <table:table-cell table:style-name="Default" office:value-type="float" office:value="0.935448663657239" calcext:value-type="float">
            <text:p>0,93544866365723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191110610962" calcext:value-type="float">
            <text:p>25,6191110610962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1.0076048374176" calcext:value-type="float">
            <text:p>11,0076048374176</text:p>
          </table:table-cell>
          <table:table-cell table:style-name="Default" office:value-type="float" office:value="1.40143908301596" calcext:value-type="float">
            <text:p>1,40143908301596</text:p>
          </table:table-cell>
          <table:table-cell table:style-name="Default" office:value-type="float" office:value="0.891045430740551" calcext:value-type="float">
            <text:p>0,891045430740551</text:p>
          </table:table-cell>
          <table:table-cell table:style-name="Default" office:value-type="float" office:value="0.841961406265818" calcext:value-type="float">
            <text:p>0,841961406265818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1.022264957428" calcext:value-type="float">
            <text:p>11,022264957428</text:p>
          </table:table-cell>
          <table:table-cell table:style-name="Default" office:value-type="float" office:value="2.55535472521374" calcext:value-type="float">
            <text:p>2,55535472521374</text:p>
          </table:table-cell>
          <table:table-cell table:style-name="Default" office:value-type="float" office:value="0.868553590709212" calcext:value-type="float">
            <text:p>0,868553590709212</text:p>
          </table:table-cell>
          <table:table-cell table:style-name="Default" office:value-type="float" office:value="0.789134490361241" calcext:value-type="float">
            <text:p>0,789134490361241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910233020782" calcext:value-type="float">
            <text:p>10,9910233020782</text:p>
          </table:table-cell>
          <table:table-cell table:style-name="Default" office:value-type="float" office:value="0.388833923609658" calcext:value-type="float">
            <text:p>0,388833923609658</text:p>
          </table:table-cell>
          <table:table-cell table:style-name="Default" office:value-type="float" office:value="0.853569918627186" calcext:value-type="float">
            <text:p>0,853569918627186</text:p>
          </table:table-cell>
          <table:table-cell table:style-name="Default" office:value-type="float" office:value="0.845476321544939" calcext:value-type="float">
            <text:p>0,845476321544939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1.0750765800476" calcext:value-type="float">
            <text:p>11,0750765800476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677931308746" calcext:value-type="float">
            <text:p>15,0677931308746</text:p>
          </table:table-cell>
          <table:table-cell table:style-name="Default" office:value-type="float" office:value="0.780950134305937" calcext:value-type="float">
            <text:p>0,780950134305937</text:p>
          </table:table-cell>
          <table:table-cell table:style-name="Default" office:value-type="float" office:value="0.902837608919894" calcext:value-type="float">
            <text:p>0,902837608919894</text:p>
          </table:table-cell>
          <table:table-cell table:style-name="Default" office:value-type="float" office:value="0.872402771047127" calcext:value-type="float">
            <text:p>0,872402771047127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5.0484433174133" calcext:value-type="float">
            <text:p>15,0484433174133</text:p>
          </table:table-cell>
          <table:table-cell table:style-name="Default" office:value-type="float" office:value="0.506246225376346" calcext:value-type="float">
            <text:p>0,506246225376346</text:p>
          </table:table-cell>
          <table:table-cell table:style-name="Default" office:value-type="float" office:value="0.910112687667108" calcext:value-type="float">
            <text:p>0,910112687667108</text:p>
          </table:table-cell>
          <table:table-cell table:style-name="Default" office:value-type="float" office:value="0.908523124966349" calcext:value-type="float">
            <text:p>0,908523124966349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15.0746827125549" calcext:value-type="float">
            <text:p>15,0746827125549</text:p>
          </table:table-cell>
          <table:table-cell table:style-name="Default" office:value-type="float" office:value="1.24026269260396" calcext:value-type="float">
            <text:p>1,24026269260396</text:p>
          </table:table-cell>
          <table:table-cell table:style-name="Default" office:value-type="float" office:value="0.897063211090447" calcext:value-type="float">
            <text:p>0,897063211090447</text:p>
          </table:table-cell>
          <table:table-cell table:style-name="Default" office:value-type="float" office:value="0.842994432250784" calcext:value-type="float">
            <text:p>0,842994432250784</text:p>
          </table:table-cell>
          <table:table-cell table:style-name="Default" office:value-type="float" office:value="571" calcext:value-type="float">
            <text:p>571</text:p>
          </table:table-cell>
          <table:table-cell table:style-name="Default" office:value-type="float" office:value="15.0202288627625" calcext:value-type="float">
            <text:p>15,0202288627625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67247843742371" calcext:value-type="float">
            <text:p>5,67247843742371</text:p>
          </table:table-cell>
          <table:table-cell table:style-name="Default" office:value-type="float" office:value="0.731348479385427" calcext:value-type="float">
            <text:p>0,731348479385427</text:p>
          </table:table-cell>
          <table:table-cell table:style-name="Default" office:value-type="float" office:value="0.646173692880998" calcext:value-type="float">
            <text:p>0,646173692880998</text:p>
          </table:table-cell>
          <table:table-cell table:style-name="Default" office:value-type="float" office:value="0.93633625732368" calcext:value-type="float">
            <text:p>0,93633625732368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6.63238120079041" calcext:value-type="float">
            <text:p>6,63238120079041</text:p>
          </table:table-cell>
          <table:table-cell table:style-name="Default" office:value-type="float" office:value="0.741576316300441" calcext:value-type="float">
            <text:p>0,741576316300441</text:p>
          </table:table-cell>
          <table:table-cell table:style-name="Default" office:value-type="float" office:value="0.650199917027515" calcext:value-type="float">
            <text:p>0,650199917027515</text:p>
          </table:table-cell>
          <table:table-cell table:style-name="Default" office:value-type="float" office:value="0.941965584919014" calcext:value-type="float">
            <text:p>0,941965584919014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6.73135471343994" calcext:value-type="float">
            <text:p>6,73135471343994</text:p>
          </table:table-cell>
          <table:table-cell table:style-name="Default" office:value-type="float" office:value="0.563825414674148" calcext:value-type="float">
            <text:p>0,563825414674148</text:p>
          </table:table-cell>
          <table:table-cell table:style-name="Default" office:value-type="float" office:value="0.652903134009203" calcext:value-type="float">
            <text:p>0,652903134009203</text:p>
          </table:table-cell>
          <table:table-cell table:style-name="Default" office:value-type="float" office:value="0.945676773688982" calcext:value-type="float">
            <text:p>0,945676773688982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7.83479857444763" calcext:value-type="float">
            <text:p>7,83479857444763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4071507453918" calcext:value-type="float">
            <text:p>20,4071507453918</text:p>
          </table:table-cell>
          <table:table-cell table:style-name="Default" office:value-type="float" office:value="2.22403327405806" calcext:value-type="float">
            <text:p>2,22403327405806</text:p>
          </table:table-cell>
          <table:table-cell table:style-name="Default" office:value-type="float" office:value="0.821901348616192" calcext:value-type="float">
            <text:p>0,821901348616192</text:p>
          </table:table-cell>
          <table:table-cell table:style-name="Default" office:value-type="float" office:value="0.927196580576075" calcext:value-type="float">
            <text:p>0,927196580576075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3780007362366" calcext:value-type="float">
            <text:p>20,3780007362366</text:p>
          </table:table-cell>
          <table:table-cell table:style-name="Default" office:value-type="float" office:value="2.07333632706443" calcext:value-type="float">
            <text:p>2,07333632706443</text:p>
          </table:table-cell>
          <table:table-cell table:style-name="Default" office:value-type="float" office:value="0.821948588099216" calcext:value-type="float">
            <text:p>0,821948588099216</text:p>
          </table:table-cell>
          <table:table-cell table:style-name="Default" office:value-type="float" office:value="0.931196359590911" calcext:value-type="float">
            <text:p>0,931196359590911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925220489502" calcext:value-type="float">
            <text:p>20,1925220489502</text:p>
          </table:table-cell>
          <table:table-cell table:style-name="Default" office:value-type="float" office:value="1.58034142702706" calcext:value-type="float">
            <text:p>1,58034142702706</text:p>
          </table:table-cell>
          <table:table-cell table:style-name="Default" office:value-type="float" office:value="0.824190403453851" calcext:value-type="float">
            <text:p>0,824190403453851</text:p>
          </table:table-cell>
          <table:table-cell table:style-name="Default" office:value-type="float" office:value="0.924488796236173" calcext:value-type="float">
            <text:p>0,924488796236173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865020751953" calcext:value-type="float">
            <text:p>20,0865020751953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158453464508" calcext:value-type="float">
            <text:p>25,7158453464508</text:p>
          </table:table-cell>
          <table:table-cell table:style-name="Default" office:value-type="float" office:value="1.02009390626002" calcext:value-type="float">
            <text:p>1,02009390626002</text:p>
          </table:table-cell>
          <table:table-cell table:style-name="Default" office:value-type="float" office:value="0.839746377618623" calcext:value-type="float">
            <text:p>0,839746377618623</text:p>
          </table:table-cell>
          <table:table-cell table:style-name="Default" office:value-type="float" office:value="0.956398682772081" calcext:value-type="float">
            <text:p>0,956398682772081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8618319034576" calcext:value-type="float">
            <text:p>25,8618319034576</text:p>
          </table:table-cell>
          <table:table-cell table:style-name="Default" office:value-type="float" office:value="0.65201060097252" calcext:value-type="float">
            <text:p>0,65201060097252</text:p>
          </table:table-cell>
          <table:table-cell table:style-name="Default" office:value-type="float" office:value="0.817322123671115" calcext:value-type="float">
            <text:p>0,817322123671115</text:p>
          </table:table-cell>
          <table:table-cell table:style-name="Default" office:value-type="float" office:value="0.94490353837222" calcext:value-type="float">
            <text:p>0,94490353837222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8939960002899" calcext:value-type="float">
            <text:p>25,8939960002899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84258537239607" calcext:value-type="float">
            <text:p>0,684258537239607</text:p>
          </table:table-cell>
          <table:table-cell table:style-name="Default" office:value-type="float" office:value="0.934326660102833" calcext:value-type="float">
            <text:p>0,934326660102833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064259052277" calcext:value-type="float">
            <text:p>25,7064259052277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8844122886658" calcext:value-type="float">
            <text:p>10,8844122886658</text:p>
          </table:table-cell>
          <table:table-cell table:style-name="Default" office:value-type="float" office:value="0.969906008720855" calcext:value-type="float">
            <text:p>0,969906008720855</text:p>
          </table:table-cell>
          <table:table-cell table:style-name="Default" office:value-type="float" office:value="0.895520400806564" calcext:value-type="float">
            <text:p>0,895520400806564</text:p>
          </table:table-cell>
          <table:table-cell table:style-name="Default" office:value-type="float" office:value="0.844248814016941" calcext:value-type="float">
            <text:p>0,844248814016941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187617301941" calcext:value-type="float">
            <text:p>10,9187617301941</text:p>
          </table:table-cell>
          <table:table-cell table:style-name="Default" office:value-type="float" office:value="1.26060669204971" calcext:value-type="float">
            <text:p>1,26060669204971</text:p>
          </table:table-cell>
          <table:table-cell table:style-name="Default" office:value-type="float" office:value="0.899471638016617" calcext:value-type="float">
            <text:p>0,899471638016617</text:p>
          </table:table-cell>
          <table:table-cell table:style-name="Default" office:value-type="float" office:value="0.834274342318571" calcext:value-type="float">
            <text:p>0,834274342318571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8969194889069" calcext:value-type="float">
            <text:p>10,8969194889069</text:p>
          </table:table-cell>
          <table:table-cell table:style-name="Default" office:value-type="float" office:value="2.2493942385256" calcext:value-type="float">
            <text:p>2,2493942385256</text:p>
          </table:table-cell>
          <table:table-cell table:style-name="Default" office:value-type="float" office:value="0.849199993435121" calcext:value-type="float">
            <text:p>0,849199993435121</text:p>
          </table:table-cell>
          <table:table-cell table:style-name="Default" office:value-type="float" office:value="0.808671449749595" calcext:value-type="float">
            <text:p>0,808671449749595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205195903778" calcext:value-type="float">
            <text:p>10,9205195903778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4.9641084671021" calcext:value-type="float">
            <text:p>14,9641084671021</text:p>
          </table:table-cell>
          <table:table-cell table:style-name="Default" office:value-type="float" office:value="0.609521145359603" calcext:value-type="float">
            <text:p>0,609521145359603</text:p>
          </table:table-cell>
          <table:table-cell table:style-name="Default" office:value-type="float" office:value="0.892428607524799" calcext:value-type="float">
            <text:p>0,892428607524799</text:p>
          </table:table-cell>
          <table:table-cell table:style-name="Default" office:value-type="float" office:value="0.877009828739023" calcext:value-type="float">
            <text:p>0,877009828739023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14.9565718173981" calcext:value-type="float">
            <text:p>14,9565718173981</text:p>
          </table:table-cell>
          <table:table-cell table:style-name="Default" office:value-type="float" office:value="0.929610824994465" calcext:value-type="float">
            <text:p>0,929610824994465</text:p>
          </table:table-cell>
          <table:table-cell table:style-name="Default" office:value-type="float" office:value="0.904398033349601" calcext:value-type="float">
            <text:p>0,904398033349601</text:p>
          </table:table-cell>
          <table:table-cell table:style-name="Default" office:value-type="float" office:value="0.874351726680595" calcext:value-type="float">
            <text:p>0,874351726680595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14.9841179847717" calcext:value-type="float">
            <text:p>14,9841179847717</text:p>
          </table:table-cell>
          <table:table-cell table:style-name="Default" office:value-type="float" office:value="1.53771708881824" calcext:value-type="float">
            <text:p>1,53771708881824</text:p>
          </table:table-cell>
          <table:table-cell table:style-name="Default" office:value-type="float" office:value="0.870642846322961" calcext:value-type="float">
            <text:p>0,870642846322961</text:p>
          </table:table-cell>
          <table:table-cell table:style-name="Default" office:value-type="float" office:value="0.796309863787922" calcext:value-type="float">
            <text:p>0,796309863787922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4.9558625221252" calcext:value-type="float">
            <text:p>14,9558625221252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61016917228699" calcext:value-type="float">
            <text:p>5,61016917228699</text:p>
          </table:table-cell>
          <table:table-cell table:style-name="Default" office:value-type="float" office:value="0.321997024917044" calcext:value-type="float">
            <text:p>0,321997024917044</text:p>
          </table:table-cell>
          <table:table-cell table:style-name="Default" office:value-type="float" office:value="0.653857964521693" calcext:value-type="float">
            <text:p>0,653857964521693</text:p>
          </table:table-cell>
          <table:table-cell table:style-name="Default" office:value-type="float" office:value="0.947390111176674" calcext:value-type="float">
            <text:p>0,947390111176674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6.33221864700317" calcext:value-type="float">
            <text:p>6,33221864700317</text:p>
          </table:table-cell>
          <table:table-cell table:style-name="Default" office:value-type="float" office:value="0.452700657939412" calcext:value-type="float">
            <text:p>0,452700657939412</text:p>
          </table:table-cell>
          <table:table-cell table:style-name="Default" office:value-type="float" office:value="0.652242369241417" calcext:value-type="float">
            <text:p>0,652242369241417</text:p>
          </table:table-cell>
          <table:table-cell table:style-name="Default" office:value-type="float" office:value="0.944403758319799" calcext:value-type="float">
            <text:p>0,944403758319799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7.08199906349182" calcext:value-type="float">
            <text:p>7,08199906349182</text:p>
          </table:table-cell>
          <table:table-cell table:style-name="Default" office:value-type="float" office:value="0.387639740281276" calcext:value-type="float">
            <text:p>0,387639740281276</text:p>
          </table:table-cell>
          <table:table-cell table:style-name="Default" office:value-type="float" office:value="0.654162711911225" calcext:value-type="float">
            <text:p>0,654162711911225</text:p>
          </table:table-cell>
          <table:table-cell table:style-name="Default" office:value-type="float" office:value="0.947671478746521" calcext:value-type="float">
            <text:p>0,947671478746521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8.07000231742859" calcext:value-type="float">
            <text:p>8,07000231742859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5699038505554" calcext:value-type="float">
            <text:p>20,5699038505554</text:p>
          </table:table-cell>
          <table:table-cell table:style-name="Default" office:value-type="float" office:value="2.9928370394323" calcext:value-type="float">
            <text:p>2,9928370394323</text:p>
          </table:table-cell>
          <table:table-cell table:style-name="Default" office:value-type="float" office:value="0.754162693791575" calcext:value-type="float">
            <text:p>0,754162693791575</text:p>
          </table:table-cell>
          <table:table-cell table:style-name="Default" office:value-type="float" office:value="0.917516451049734" calcext:value-type="float">
            <text:p>0,917516451049734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374938488007" calcext:value-type="float">
            <text:p>20,1374938488007</text:p>
          </table:table-cell>
          <table:table-cell table:style-name="Default" office:value-type="float" office:value="1.97356894749571" calcext:value-type="float">
            <text:p>1,97356894749571</text:p>
          </table:table-cell>
          <table:table-cell table:style-name="Default" office:value-type="float" office:value="0.830222386334574" calcext:value-type="float">
            <text:p>0,830222386334574</text:p>
          </table:table-cell>
          <table:table-cell table:style-name="Default" office:value-type="float" office:value="0.934435525192144" calcext:value-type="float">
            <text:p>0,934435525192144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228028297424" calcext:value-type="float">
            <text:p>20,0228028297424</text:p>
          </table:table-cell>
          <table:table-cell table:style-name="Default" office:value-type="float" office:value="1.64582405069518" calcext:value-type="float">
            <text:p>1,64582405069518</text:p>
          </table:table-cell>
          <table:table-cell table:style-name="Default" office:value-type="float" office:value="0.823660007945637" calcext:value-type="float">
            <text:p>0,823660007945637</text:p>
          </table:table-cell>
          <table:table-cell table:style-name="Default" office:value-type="float" office:value="0.916066370259633" calcext:value-type="float">
            <text:p>0,916066370259633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19.9511325359344" calcext:value-type="float">
            <text:p>19,9511325359344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170278549194" calcext:value-type="float">
            <text:p>25,5170278549194</text:p>
          </table:table-cell>
          <table:table-cell table:style-name="Default" office:value-type="float" office:value="1.12521439017877" calcext:value-type="float">
            <text:p>1,12521439017877</text:p>
          </table:table-cell>
          <table:table-cell table:style-name="Default" office:value-type="float" office:value="0.843825180244414" calcext:value-type="float">
            <text:p>0,843825180244414</text:p>
          </table:table-cell>
          <table:table-cell table:style-name="Default" office:value-type="float" office:value="0.958988622448638" calcext:value-type="float">
            <text:p>0,958988622448638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981789112091" calcext:value-type="float">
            <text:p>25,7981789112091</text:p>
          </table:table-cell>
          <table:table-cell table:style-name="Default" office:value-type="float" office:value="1.82796995071387" calcext:value-type="float">
            <text:p>1,82796995071387</text:p>
          </table:table-cell>
          <table:table-cell table:style-name="Default" office:value-type="float" office:value="0.825940814953312" calcext:value-type="float">
            <text:p>0,825940814953312</text:p>
          </table:table-cell>
          <table:table-cell table:style-name="Default" office:value-type="float" office:value="0.948404245717277" calcext:value-type="float">
            <text:p>0,948404245717277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854704380035" calcext:value-type="float">
            <text:p>25,5854704380035</text:p>
          </table:table-cell>
          <table:table-cell table:style-name="Default" office:value-type="float" office:value="1.64901894545235" calcext:value-type="float">
            <text:p>1,64901894545235</text:p>
          </table:table-cell>
          <table:table-cell table:style-name="Default" office:value-type="float" office:value="0.819244625719363" calcext:value-type="float">
            <text:p>0,819244625719363</text:p>
          </table:table-cell>
          <table:table-cell table:style-name="Default" office:value-type="float" office:value="0.938262354147363" calcext:value-type="float">
            <text:p>0,938262354147363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172754764557" calcext:value-type="float">
            <text:p>25,6172754764557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8977448940277" calcext:value-type="float">
            <text:p>10,8977448940277</text:p>
          </table:table-cell>
          <table:table-cell table:style-name="Default" office:value-type="float" office:value="1.42119019257444" calcext:value-type="float">
            <text:p>1,42119019257444</text:p>
          </table:table-cell>
          <table:table-cell table:style-name="Default" office:value-type="float" office:value="0.89362300412679" calcext:value-type="float">
            <text:p>0,89362300412679</text:p>
          </table:table-cell>
          <table:table-cell table:style-name="Default" office:value-type="float" office:value="0.845016493732382" calcext:value-type="float">
            <text:p>0,845016493732382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0.9370765686035" calcext:value-type="float">
            <text:p>10,9370765686035</text:p>
          </table:table-cell>
          <table:table-cell table:style-name="Default" office:value-type="float" office:value="2.27024671936766" calcext:value-type="float">
            <text:p>2,27024671936766</text:p>
          </table:table-cell>
          <table:table-cell table:style-name="Default" office:value-type="float" office:value="0.885428190364376" calcext:value-type="float">
            <text:p>0,885428190364376</text:p>
          </table:table-cell>
          <table:table-cell table:style-name="Default" office:value-type="float" office:value="0.825903948511722" calcext:value-type="float">
            <text:p>0,825903948511722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8796329498291" calcext:value-type="float">
            <text:p>10,8796329498291</text:p>
          </table:table-cell>
          <table:table-cell table:style-name="Default" office:value-type="float" office:value="2.18166711520827" calcext:value-type="float">
            <text:p>2,18166711520827</text:p>
          </table:table-cell>
          <table:table-cell table:style-name="Default" office:value-type="float" office:value="0.906580257767786" calcext:value-type="float">
            <text:p>0,906580257767786</text:p>
          </table:table-cell>
          <table:table-cell table:style-name="Default" office:value-type="float" office:value="0.878090331632014" calcext:value-type="float">
            <text:p>0,878090331632014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10.9874551296234" calcext:value-type="float">
            <text:p>10,9874551296234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4.9625663757324" calcext:value-type="float">
            <text:p>14,9625663757324</text:p>
          </table:table-cell>
          <table:table-cell table:style-name="Default" office:value-type="float" office:value="1.32854864877964" calcext:value-type="float">
            <text:p>1,32854864877964</text:p>
          </table:table-cell>
          <table:table-cell table:style-name="Default" office:value-type="float" office:value="0.902554379886385" calcext:value-type="float">
            <text:p>0,902554379886385</text:p>
          </table:table-cell>
          <table:table-cell table:style-name="Default" office:value-type="float" office:value="0.904247422307114" calcext:value-type="float">
            <text:p>0,904247422307114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4.969131231308" calcext:value-type="float">
            <text:p>14,969131231308</text:p>
          </table:table-cell>
          <table:table-cell table:style-name="Default" office:value-type="float" office:value="1.08472359507672" calcext:value-type="float">
            <text:p>1,08472359507672</text:p>
          </table:table-cell>
          <table:table-cell table:style-name="Default" office:value-type="float" office:value="0.894912538452945" calcext:value-type="float">
            <text:p>0,894912538452945</text:p>
          </table:table-cell>
          <table:table-cell table:style-name="Default" office:value-type="float" office:value="0.865262573777935" calcext:value-type="float">
            <text:p>0,865262573777935</text:p>
          </table:table-cell>
          <table:table-cell table:style-name="Default" office:value-type="float" office:value="573" calcext:value-type="float">
            <text:p>573</text:p>
          </table:table-cell>
          <table:table-cell table:style-name="Default" office:value-type="float" office:value="14.9612619876862" calcext:value-type="float">
            <text:p>14,9612619876862</text:p>
          </table:table-cell>
          <table:table-cell table:style-name="Default" office:value-type="float" office:value="1.7944657537416" calcext:value-type="float">
            <text:p>1,7944657537416</text:p>
          </table:table-cell>
          <table:table-cell table:style-name="Default" office:value-type="float" office:value="0.901447231466986" calcext:value-type="float">
            <text:p>0,901447231466986</text:p>
          </table:table-cell>
          <table:table-cell table:style-name="Default" office:value-type="float" office:value="0.892497275655955" calcext:value-type="float">
            <text:p>0,892497275655955</text:p>
          </table:table-cell>
          <table:table-cell table:style-name="Default" office:value-type="float" office:value="574" calcext:value-type="float">
            <text:p>574</text:p>
          </table:table-cell>
          <table:table-cell table:style-name="Default" office:value-type="float" office:value="14.9372246265411" calcext:value-type="float">
            <text:p>14,9372246265411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73672389984131" calcext:value-type="float">
            <text:p>5,73672389984131</text:p>
          </table:table-cell>
          <table:table-cell table:style-name="Default" office:value-type="float" office:value="0.557267557889784" calcext:value-type="float">
            <text:p>0,557267557889784</text:p>
          </table:table-cell>
          <table:table-cell table:style-name="Default" office:value-type="float" office:value="0.63792783934682" calcext:value-type="float">
            <text:p>0,63792783934682</text:p>
          </table:table-cell>
          <table:table-cell table:style-name="Default" office:value-type="float" office:value="0.943416754782388" calcext:value-type="float">
            <text:p>0,943416754782388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6.52862095832825" calcext:value-type="float">
            <text:p>6,52862095832825</text:p>
          </table:table-cell>
          <table:table-cell table:style-name="Default" office:value-type="float" office:value="0.569430989060345" calcext:value-type="float">
            <text:p>0,569430989060345</text:p>
          </table:table-cell>
          <table:table-cell table:style-name="Default" office:value-type="float" office:value="0.649002012214669" calcext:value-type="float">
            <text:p>0,649002012214669</text:p>
          </table:table-cell>
          <table:table-cell table:style-name="Default" office:value-type="float" office:value="0.94218199396109" calcext:value-type="float">
            <text:p>0,94218199396109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7.33546781539917" calcext:value-type="float">
            <text:p>7,33546781539917</text:p>
          </table:table-cell>
          <table:table-cell table:style-name="Default" office:value-type="float" office:value="0.353686346387502" calcext:value-type="float">
            <text:p>0,353686346387502</text:p>
          </table:table-cell>
          <table:table-cell table:style-name="Default" office:value-type="float" office:value="0.648338784985632" calcext:value-type="float">
            <text:p>0,648338784985632</text:p>
          </table:table-cell>
          <table:table-cell table:style-name="Default" office:value-type="float" office:value="0.943104809829021" calcext:value-type="float">
            <text:p>0,943104809829021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8.19771432876587" calcext:value-type="float">
            <text:p>8,19771432876587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4266228675842" calcext:value-type="float">
            <text:p>20,4266228675842</text:p>
          </table:table-cell>
          <table:table-cell table:style-name="Default" office:value-type="float" office:value="1.47578458423139" calcext:value-type="float">
            <text:p>1,47578458423139</text:p>
          </table:table-cell>
          <table:table-cell table:style-name="Default" office:value-type="float" office:value="0.833080027727662" calcext:value-type="float">
            <text:p>0,833080027727662</text:p>
          </table:table-cell>
          <table:table-cell table:style-name="Default" office:value-type="float" office:value="0.934664585181774" calcext:value-type="float">
            <text:p>0,934664585181774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67042016983" calcext:value-type="float">
            <text:p>20,167042016983</text:p>
          </table:table-cell>
          <table:table-cell table:style-name="Default" office:value-type="float" office:value="1.95919340669464" calcext:value-type="float">
            <text:p>1,95919340669464</text:p>
          </table:table-cell>
          <table:table-cell table:style-name="Default" office:value-type="float" office:value="0.830888338284901" calcext:value-type="float">
            <text:p>0,830888338284901</text:p>
          </table:table-cell>
          <table:table-cell table:style-name="Default" office:value-type="float" office:value="0.928326724023583" calcext:value-type="float">
            <text:p>0,928326724023583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496001243591" calcext:value-type="float">
            <text:p>20,0496001243591</text:p>
          </table:table-cell>
          <table:table-cell table:style-name="Default" office:value-type="float" office:value="1.46424730420154" calcext:value-type="float">
            <text:p>1,46424730420154</text:p>
          </table:table-cell>
          <table:table-cell table:style-name="Default" office:value-type="float" office:value="0.822318836467348" calcext:value-type="float">
            <text:p>0,822318836467348</text:p>
          </table:table-cell>
          <table:table-cell table:style-name="Default" office:value-type="float" office:value="0.919114558828592" calcext:value-type="float">
            <text:p>0,919114558828592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90160369873" calcext:value-type="float">
            <text:p>20,090160369873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495612621307" calcext:value-type="float">
            <text:p>25,5495612621307</text:p>
          </table:table-cell>
          <table:table-cell table:style-name="Default" office:value-type="float" office:value="1.36766225002" calcext:value-type="float">
            <text:p>1,36766225002</text:p>
          </table:table-cell>
          <table:table-cell table:style-name="Default" office:value-type="float" office:value="0.833987473148319" calcext:value-type="float">
            <text:p>0,833987473148319</text:p>
          </table:table-cell>
          <table:table-cell table:style-name="Default" office:value-type="float" office:value="0.956020225897324" calcext:value-type="float">
            <text:p>0,956020225897324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8769588470459" calcext:value-type="float">
            <text:p>25,8769588470459</text:p>
          </table:table-cell>
          <table:table-cell table:style-name="Default" office:value-type="float" office:value="0.604025126981491" calcext:value-type="float">
            <text:p>0,604025126981491</text:p>
          </table:table-cell>
          <table:table-cell table:style-name="Default" office:value-type="float" office:value="0.850507153568643" calcext:value-type="float">
            <text:p>0,850507153568643</text:p>
          </table:table-cell>
          <table:table-cell table:style-name="Default" office:value-type="float" office:value="0.957422145290227" calcext:value-type="float">
            <text:p>0,957422145290227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791130065918" calcext:value-type="float">
            <text:p>25,5791130065918</text:p>
          </table:table-cell>
          <table:table-cell table:style-name="Default" office:value-type="float" office:value="1.02645389876982" calcext:value-type="float">
            <text:p>1,02645389876982</text:p>
          </table:table-cell>
          <table:table-cell table:style-name="Default" office:value-type="float" office:value="0.823254542468853" calcext:value-type="float">
            <text:p>0,823254542468853</text:p>
          </table:table-cell>
          <table:table-cell table:style-name="Default" office:value-type="float" office:value="0.944843028220628" calcext:value-type="float">
            <text:p>0,944843028220628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736330032349" calcext:value-type="float">
            <text:p>25,7736330032349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865727424622" calcext:value-type="float">
            <text:p>10,9865727424622</text:p>
          </table:table-cell>
          <table:table-cell table:style-name="Default" office:value-type="float" office:value="1.48378508329232" calcext:value-type="float">
            <text:p>1,48378508329232</text:p>
          </table:table-cell>
          <table:table-cell table:style-name="Default" office:value-type="float" office:value="0.894285984735655" calcext:value-type="float">
            <text:p>0,894285984735655</text:p>
          </table:table-cell>
          <table:table-cell table:style-name="Default" office:value-type="float" office:value="0.837720822473212" calcext:value-type="float">
            <text:p>0,837720822473212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1.0351963043213" calcext:value-type="float">
            <text:p>11,0351963043213</text:p>
          </table:table-cell>
          <table:table-cell table:style-name="Default" office:value-type="float" office:value="2.01623704688067" calcext:value-type="float">
            <text:p>2,01623704688067</text:p>
          </table:table-cell>
          <table:table-cell table:style-name="Default" office:value-type="float" office:value="0.913074610931584" calcext:value-type="float">
            <text:p>0,913074610931584</text:p>
          </table:table-cell>
          <table:table-cell table:style-name="Default" office:value-type="float" office:value="0.9009490008487" calcext:value-type="float">
            <text:p>0,9009490008487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964590072632" calcext:value-type="float">
            <text:p>10,9964590072632</text:p>
          </table:table-cell>
          <table:table-cell table:style-name="Default" office:value-type="float" office:value="1.94595710722594" calcext:value-type="float">
            <text:p>1,94595710722594</text:p>
          </table:table-cell>
          <table:table-cell table:style-name="Default" office:value-type="float" office:value="0.885845963343886" calcext:value-type="float">
            <text:p>0,885845963343886</text:p>
          </table:table-cell>
          <table:table-cell table:style-name="Default" office:value-type="float" office:value="0.870193290480841" calcext:value-type="float">
            <text:p>0,8701932904808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1.0509858131409" calcext:value-type="float">
            <text:p>11,0509858131409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819165706635" calcext:value-type="float">
            <text:p>15,0819165706635</text:p>
          </table:table-cell>
          <table:table-cell table:style-name="Default" office:value-type="float" office:value="2.38219386006459" calcext:value-type="float">
            <text:p>2,38219386006459</text:p>
          </table:table-cell>
          <table:table-cell table:style-name="Default" office:value-type="float" office:value="0.890798594827353" calcext:value-type="float">
            <text:p>0,890798594827353</text:p>
          </table:table-cell>
          <table:table-cell table:style-name="Default" office:value-type="float" office:value="0.837342090676537" calcext:value-type="float">
            <text:p>0,837342090676537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5.0381422042847" calcext:value-type="float">
            <text:p>15,0381422042847</text:p>
          </table:table-cell>
          <table:table-cell table:style-name="Default" office:value-type="float" office:value="0.836323375721131" calcext:value-type="float">
            <text:p>0,836323375721131</text:p>
          </table:table-cell>
          <table:table-cell table:style-name="Default" office:value-type="float" office:value="0.908014058990474" calcext:value-type="float">
            <text:p>0,908014058990474</text:p>
          </table:table-cell>
          <table:table-cell table:style-name="Default" office:value-type="float" office:value="0.890206617567877" calcext:value-type="float">
            <text:p>0,890206617567877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15.0693020820618" calcext:value-type="float">
            <text:p>15,0693020820618</text:p>
          </table:table-cell>
          <table:table-cell table:style-name="Default" office:value-type="float" office:value="0.543332077668618" calcext:value-type="float">
            <text:p>0,543332077668618</text:p>
          </table:table-cell>
          <table:table-cell table:style-name="Default" office:value-type="float" office:value="0.910669226800103" calcext:value-type="float">
            <text:p>0,910669226800103</text:p>
          </table:table-cell>
          <table:table-cell table:style-name="Default" office:value-type="float" office:value="0.879055522184401" calcext:value-type="float">
            <text:p>0,879055522184401</text:p>
          </table:table-cell>
          <table:table-cell table:style-name="Default" office:value-type="float" office:value="568" calcext:value-type="float">
            <text:p>568</text:p>
          </table:table-cell>
          <table:table-cell table:style-name="Default" office:value-type="float" office:value="14.9495794773102" calcext:value-type="float">
            <text:p>14,9495794773102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77029728889465" calcext:value-type="float">
            <text:p>5,77029728889465</text:p>
          </table:table-cell>
          <table:table-cell table:style-name="Default" office:value-type="float" office:value="0.355583088614301" calcext:value-type="float">
            <text:p>0,355583088614301</text:p>
          </table:table-cell>
          <table:table-cell table:style-name="Default" office:value-type="float" office:value="0.65219295948657" calcext:value-type="float">
            <text:p>0,65219295948657</text:p>
          </table:table-cell>
          <table:table-cell table:style-name="Default" office:value-type="float" office:value="0.938122715725254" calcext:value-type="float">
            <text:p>0,938122715725254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6.223637342453" calcext:value-type="float">
            <text:p>6,223637342453</text:p>
          </table:table-cell>
          <table:table-cell table:style-name="Default" office:value-type="float" office:value="0.443936681709388" calcext:value-type="float">
            <text:p>0,443936681709388</text:p>
          </table:table-cell>
          <table:table-cell table:style-name="Default" office:value-type="float" office:value="0.655148217897175" calcext:value-type="float">
            <text:p>0,655148217897175</text:p>
          </table:table-cell>
          <table:table-cell table:style-name="Default" office:value-type="float" office:value="0.946012505878782" calcext:value-type="float">
            <text:p>0,946012505878782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6.11214137077332" calcext:value-type="float">
            <text:p>6,11214137077332</text:p>
          </table:table-cell>
          <table:table-cell table:style-name="Default" office:value-type="float" office:value="0.40689397599355" calcext:value-type="float">
            <text:p>0,40689397599355</text:p>
          </table:table-cell>
          <table:table-cell table:style-name="Default" office:value-type="float" office:value="0.653102006741178" calcext:value-type="float">
            <text:p>0,653102006741178</text:p>
          </table:table-cell>
          <table:table-cell table:style-name="Default" office:value-type="float" office:value="0.947826993225638" calcext:value-type="float">
            <text:p>0,947826993225638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7.49269318580627" calcext:value-type="float">
            <text:p>7,49269318580627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4647858142853" calcext:value-type="float">
            <text:p>20,4647858142853</text:p>
          </table:table-cell>
          <table:table-cell table:style-name="Default" office:value-type="float" office:value="1.43250145998701" calcext:value-type="float">
            <text:p>1,43250145998701</text:p>
          </table:table-cell>
          <table:table-cell table:style-name="Default" office:value-type="float" office:value="0.834266084005252" calcext:value-type="float">
            <text:p>0,834266084005252</text:p>
          </table:table-cell>
          <table:table-cell table:style-name="Default" office:value-type="float" office:value="0.934550274085412" calcext:value-type="float">
            <text:p>0,934550274085412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2098433971405" calcext:value-type="float">
            <text:p>20,2098433971405</text:p>
          </table:table-cell>
          <table:table-cell table:style-name="Default" office:value-type="float" office:value="1.94399290912536" calcext:value-type="float">
            <text:p>1,94399290912536</text:p>
          </table:table-cell>
          <table:table-cell table:style-name="Default" office:value-type="float" office:value="0.826034569248885" calcext:value-type="float">
            <text:p>0,826034569248885</text:p>
          </table:table-cell>
          <table:table-cell table:style-name="Default" office:value-type="float" office:value="0.930262932560025" calcext:value-type="float">
            <text:p>0,930262932560025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001200675964" calcext:value-type="float">
            <text:p>20,1001200675964</text:p>
          </table:table-cell>
          <table:table-cell table:style-name="Default" office:value-type="float" office:value="1.72672851702375" calcext:value-type="float">
            <text:p>1,72672851702375</text:p>
          </table:table-cell>
          <table:table-cell table:style-name="Default" office:value-type="float" office:value="0.806822987720989" calcext:value-type="float">
            <text:p>0,806822987720989</text:p>
          </table:table-cell>
          <table:table-cell table:style-name="Default" office:value-type="float" office:value="0.925428820071665" calcext:value-type="float">
            <text:p>0,925428820071665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19.8541059494019" calcext:value-type="float">
            <text:p>19,8541059494019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405700206757" calcext:value-type="float">
            <text:p>25,5405700206757</text:p>
          </table:table-cell>
          <table:table-cell table:style-name="Default" office:value-type="float" office:value="2.28510568169288" calcext:value-type="float">
            <text:p>2,28510568169288</text:p>
          </table:table-cell>
          <table:table-cell table:style-name="Default" office:value-type="float" office:value="0.811942700919963" calcext:value-type="float">
            <text:p>0,811942700919963</text:p>
          </table:table-cell>
          <table:table-cell table:style-name="Default" office:value-type="float" office:value="0.941999650941664" calcext:value-type="float">
            <text:p>0,941999650941664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964069843292" calcext:value-type="float">
            <text:p>25,7964069843292</text:p>
          </table:table-cell>
          <table:table-cell table:style-name="Default" office:value-type="float" office:value="1.8724470284306" calcext:value-type="float">
            <text:p>1,8724470284306</text:p>
          </table:table-cell>
          <table:table-cell table:style-name="Default" office:value-type="float" office:value="0.825530664200297" calcext:value-type="float">
            <text:p>0,825530664200297</text:p>
          </table:table-cell>
          <table:table-cell table:style-name="Default" office:value-type="float" office:value="0.949571707080702" calcext:value-type="float">
            <text:p>0,949571707080702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523705482483" calcext:value-type="float">
            <text:p>25,5523705482483</text:p>
          </table:table-cell>
          <table:table-cell table:style-name="Default" office:value-type="float" office:value="1.70298676637082" calcext:value-type="float">
            <text:p>1,70298676637082</text:p>
          </table:table-cell>
          <table:table-cell table:style-name="Default" office:value-type="float" office:value="0.82114513196203" calcext:value-type="float">
            <text:p>0,82114513196203</text:p>
          </table:table-cell>
          <table:table-cell table:style-name="Default" office:value-type="float" office:value="0.94569060401177" calcext:value-type="float">
            <text:p>0,94569060401177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474319934845" calcext:value-type="float">
            <text:p>25,7474319934845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183526039124" calcext:value-type="float">
            <text:p>10,9183526039124</text:p>
          </table:table-cell>
          <table:table-cell table:style-name="Default" office:value-type="float" office:value="2.39342321939386" calcext:value-type="float">
            <text:p>2,39342321939386</text:p>
          </table:table-cell>
          <table:table-cell table:style-name="Default" office:value-type="float" office:value="0.878836339521773" calcext:value-type="float">
            <text:p>0,878836339521773</text:p>
          </table:table-cell>
          <table:table-cell table:style-name="Default" office:value-type="float" office:value="0.88029525183941" calcext:value-type="float">
            <text:p>0,88029525183941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447493553162" calcext:value-type="float">
            <text:p>10,9447493553162</text:p>
          </table:table-cell>
          <table:table-cell table:style-name="Default" office:value-type="float" office:value="2.23184021830892" calcext:value-type="float">
            <text:p>2,23184021830892</text:p>
          </table:table-cell>
          <table:table-cell table:style-name="Default" office:value-type="float" office:value="0.901449345639601" calcext:value-type="float">
            <text:p>0,901449345639601</text:p>
          </table:table-cell>
          <table:table-cell table:style-name="Default" office:value-type="float" office:value="0.87762493249039" calcext:value-type="float">
            <text:p>0,87762493249039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224569797516" calcext:value-type="float">
            <text:p>10,9224569797516</text:p>
          </table:table-cell>
          <table:table-cell table:style-name="Default" office:value-type="float" office:value="1.82651221535954" calcext:value-type="float">
            <text:p>1,82651221535954</text:p>
          </table:table-cell>
          <table:table-cell table:style-name="Default" office:value-type="float" office:value="0.907711436793745" calcext:value-type="float">
            <text:p>0,907711436793745</text:p>
          </table:table-cell>
          <table:table-cell table:style-name="Default" office:value-type="float" office:value="0.881067083176623" calcext:value-type="float">
            <text:p>0,881067083176623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238789081574" calcext:value-type="float">
            <text:p>10,9238789081574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4.9922389984131" calcext:value-type="float">
            <text:p>14,9922389984131</text:p>
          </table:table-cell>
          <table:table-cell table:style-name="Default" office:value-type="float" office:value="0.858490149402948" calcext:value-type="float">
            <text:p>0,858490149402948</text:p>
          </table:table-cell>
          <table:table-cell table:style-name="Default" office:value-type="float" office:value="0.909024153541539" calcext:value-type="float">
            <text:p>0,909024153541539</text:p>
          </table:table-cell>
          <table:table-cell table:style-name="Default" office:value-type="float" office:value="0.888902377142913" calcext:value-type="float">
            <text:p>0,888902377142913</text:p>
          </table:table-cell>
          <table:table-cell table:style-name="Default" office:value-type="float" office:value="580" calcext:value-type="float">
            <text:p>580</text:p>
          </table:table-cell>
          <table:table-cell table:style-name="Default" office:value-type="float" office:value="15.06418800354" calcext:value-type="float">
            <text:p>15,06418800354</text:p>
          </table:table-cell>
          <table:table-cell table:style-name="Default" office:value-type="float" office:value="1.10737909980722" calcext:value-type="float">
            <text:p>1,10737909980722</text:p>
          </table:table-cell>
          <table:table-cell table:style-name="Default" office:value-type="float" office:value="0.899132839644327" calcext:value-type="float">
            <text:p>0,899132839644327</text:p>
          </table:table-cell>
          <table:table-cell table:style-name="Default" office:value-type="float" office:value="0.84548653298471" calcext:value-type="float">
            <text:p>0,84548653298471</text:p>
          </table:table-cell>
          <table:table-cell table:style-name="Default" office:value-type="float" office:value="574" calcext:value-type="float">
            <text:p>574</text:p>
          </table:table-cell>
          <table:table-cell table:style-name="Default" office:value-type="float" office:value="14.9478931427002" calcext:value-type="float">
            <text:p>14,9478931427002</text:p>
          </table:table-cell>
          <table:table-cell table:style-name="Default" office:value-type="float" office:value="0.939464805551953" calcext:value-type="float">
            <text:p>0,939464805551953</text:p>
          </table:table-cell>
          <table:table-cell table:style-name="Default" office:value-type="float" office:value="0.874584078331669" calcext:value-type="float">
            <text:p>0,874584078331669</text:p>
          </table:table-cell>
          <table:table-cell table:style-name="Default" office:value-type="float" office:value="0.798492815369883" calcext:value-type="float">
            <text:p>0,798492815369883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5.0017018318176" calcext:value-type="float">
            <text:p>15,0017018318176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60084676742554" calcext:value-type="float">
            <text:p>5,60084676742554</text:p>
          </table:table-cell>
          <table:table-cell table:style-name="Default" office:value-type="float" office:value="0.43095261301983" calcext:value-type="float">
            <text:p>0,43095261301983</text:p>
          </table:table-cell>
          <table:table-cell table:style-name="Default" office:value-type="float" office:value="0.652604313970313" calcext:value-type="float">
            <text:p>0,652604313970313</text:p>
          </table:table-cell>
          <table:table-cell table:style-name="Default" office:value-type="float" office:value="0.942885230597316" calcext:value-type="float">
            <text:p>0,942885230597316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5.93762612342835" calcext:value-type="float">
            <text:p>5,93762612342835</text:p>
          </table:table-cell>
          <table:table-cell table:style-name="Default" office:value-type="float" office:value="0.338331774328944" calcext:value-type="float">
            <text:p>0,338331774328944</text:p>
          </table:table-cell>
          <table:table-cell table:style-name="Default" office:value-type="float" office:value="0.652131582415657" calcext:value-type="float">
            <text:p>0,652131582415657</text:p>
          </table:table-cell>
          <table:table-cell table:style-name="Default" office:value-type="float" office:value="0.935134339723122" calcext:value-type="float">
            <text:p>0,935134339723122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6.94008159637451" calcext:value-type="float">
            <text:p>6,94008159637451</text:p>
          </table:table-cell>
          <table:table-cell table:style-name="Default" office:value-type="float" office:value="0.475685509059929" calcext:value-type="float">
            <text:p>0,475685509059929</text:p>
          </table:table-cell>
          <table:table-cell table:style-name="Default" office:value-type="float" office:value="0.652200570333615" calcext:value-type="float">
            <text:p>0,652200570333615</text:p>
          </table:table-cell>
          <table:table-cell table:style-name="Default" office:value-type="float" office:value="0.943228138775661" calcext:value-type="float">
            <text:p>0,943228138775661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7.15066194534302" calcext:value-type="float">
            <text:p>7,15066194534302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2707824707031" calcext:value-type="float">
            <text:p>20,2707824707031</text:p>
          </table:table-cell>
          <table:table-cell table:style-name="Default" office:value-type="float" office:value="1.4808730040562" calcext:value-type="float">
            <text:p>1,4808730040562</text:p>
          </table:table-cell>
          <table:table-cell table:style-name="Default" office:value-type="float" office:value="0.822588259814736" calcext:value-type="float">
            <text:p>0,822588259814736</text:p>
          </table:table-cell>
          <table:table-cell table:style-name="Default" office:value-type="float" office:value="0.936801433505691" calcext:value-type="float">
            <text:p>0,936801433505691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264139175415" calcext:value-type="float">
            <text:p>20,264139175415</text:p>
          </table:table-cell>
          <table:table-cell table:style-name="Default" office:value-type="float" office:value="0.985339355650552" calcext:value-type="float">
            <text:p>0,985339355650552</text:p>
          </table:table-cell>
          <table:table-cell table:style-name="Default" office:value-type="float" office:value="0.839305790714299" calcext:value-type="float">
            <text:p>0,839305790714299</text:p>
          </table:table-cell>
          <table:table-cell table:style-name="Default" office:value-type="float" office:value="0.932561713945102" calcext:value-type="float">
            <text:p>0,932561713945102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651101112366" calcext:value-type="float">
            <text:p>20,1651101112366</text:p>
          </table:table-cell>
          <table:table-cell table:style-name="Default" office:value-type="float" office:value="2.46090349208725" calcext:value-type="float">
            <text:p>2,46090349208725</text:p>
          </table:table-cell>
          <table:table-cell table:style-name="Default" office:value-type="float" office:value="0.816164331703426" calcext:value-type="float">
            <text:p>0,816164331703426</text:p>
          </table:table-cell>
          <table:table-cell table:style-name="Default" office:value-type="float" office:value="0.919266275788962" calcext:value-type="float">
            <text:p>0,919266275788962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771815776825" calcext:value-type="float">
            <text:p>20,0771815776825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245502471924" calcext:value-type="float">
            <text:p>25,7245502471924</text:p>
          </table:table-cell>
          <table:table-cell table:style-name="Default" office:value-type="float" office:value="0.978930837048505" calcext:value-type="float">
            <text:p>0,978930837048505</text:p>
          </table:table-cell>
          <table:table-cell table:style-name="Default" office:value-type="float" office:value="0.839458806541822" calcext:value-type="float">
            <text:p>0,839458806541822</text:p>
          </table:table-cell>
          <table:table-cell table:style-name="Default" office:value-type="float" office:value="0.954108644392045" calcext:value-type="float">
            <text:p>0,954108644392045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425634860992" calcext:value-type="float">
            <text:p>25,7425634860992</text:p>
          </table:table-cell>
          <table:table-cell table:style-name="Default" office:value-type="float" office:value="1.10336835041651" calcext:value-type="float">
            <text:p>1,10336835041651</text:p>
          </table:table-cell>
          <table:table-cell table:style-name="Default" office:value-type="float" office:value="0.841450532993564" calcext:value-type="float">
            <text:p>0,841450532993564</text:p>
          </table:table-cell>
          <table:table-cell table:style-name="Default" office:value-type="float" office:value="0.953921944863408" calcext:value-type="float">
            <text:p>0,953921944863408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588885784149" calcext:value-type="float">
            <text:p>25,6588885784149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85194271879145" calcext:value-type="float">
            <text:p>0,685194271879145</text:p>
          </table:table-cell>
          <table:table-cell table:style-name="Default" office:value-type="float" office:value="0.93747624726434" calcext:value-type="float">
            <text:p>0,93747624726434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047393321991" calcext:value-type="float">
            <text:p>25,7047393321991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1.0101652145386" calcext:value-type="float">
            <text:p>11,0101652145386</text:p>
          </table:table-cell>
          <table:table-cell table:style-name="Default" office:value-type="float" office:value="1.87122011372371" calcext:value-type="float">
            <text:p>1,87122011372371</text:p>
          </table:table-cell>
          <table:table-cell table:style-name="Default" office:value-type="float" office:value="0.881684400923319" calcext:value-type="float">
            <text:p>0,881684400923319</text:p>
          </table:table-cell>
          <table:table-cell table:style-name="Default" office:value-type="float" office:value="0.916105607330709" calcext:value-type="float">
            <text:p>0,916105607330709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1.0204336643219" calcext:value-type="float">
            <text:p>11,0204336643219</text:p>
          </table:table-cell>
          <table:table-cell table:style-name="Default" office:value-type="float" office:value="1.81571335589666" calcext:value-type="float">
            <text:p>1,81571335589666</text:p>
          </table:table-cell>
          <table:table-cell table:style-name="Default" office:value-type="float" office:value="0.907907811169248" calcext:value-type="float">
            <text:p>0,907907811169248</text:p>
          </table:table-cell>
          <table:table-cell table:style-name="Default" office:value-type="float" office:value="0.878978205257512" calcext:value-type="float">
            <text:p>0,878978205257512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1.0280876159668" calcext:value-type="float">
            <text:p>11,0280876159668</text:p>
          </table:table-cell>
          <table:table-cell table:style-name="Default" office:value-type="float" office:value="2.07487079860729" calcext:value-type="float">
            <text:p>2,07487079860729</text:p>
          </table:table-cell>
          <table:table-cell table:style-name="Default" office:value-type="float" office:value="0.864897243315724" calcext:value-type="float">
            <text:p>0,864897243315724</text:p>
          </table:table-cell>
          <table:table-cell table:style-name="Default" office:value-type="float" office:value="0.845019990617966" calcext:value-type="float">
            <text:p>0,845019990617966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11.0856020450592" calcext:value-type="float">
            <text:p>11,0856020450592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616772174835" calcext:value-type="float">
            <text:p>15,0616772174835</text:p>
          </table:table-cell>
          <table:table-cell table:style-name="Default" office:value-type="float" office:value="0.736360246052615" calcext:value-type="float">
            <text:p>0,736360246052615</text:p>
          </table:table-cell>
          <table:table-cell table:style-name="Default" office:value-type="float" office:value="0.901522290580129" calcext:value-type="float">
            <text:p>0,901522290580129</text:p>
          </table:table-cell>
          <table:table-cell table:style-name="Default" office:value-type="float" office:value="0.861366766802559" calcext:value-type="float">
            <text:p>0,861366766802559</text:p>
          </table:table-cell>
          <table:table-cell table:style-name="Default" office:value-type="float" office:value="574" calcext:value-type="float">
            <text:p>574</text:p>
          </table:table-cell>
          <table:table-cell table:style-name="Default" office:value-type="float" office:value="15.0356297492981" calcext:value-type="float">
            <text:p>15,0356297492981</text:p>
          </table:table-cell>
          <table:table-cell table:style-name="Default" office:value-type="float" office:value="0.807927918570637" calcext:value-type="float">
            <text:p>0,807927918570637</text:p>
          </table:table-cell>
          <table:table-cell table:style-name="Default" office:value-type="float" office:value="0.892448695832617" calcext:value-type="float">
            <text:p>0,892448695832617</text:p>
          </table:table-cell>
          <table:table-cell table:style-name="Default" office:value-type="float" office:value="0.845887423674894" calcext:value-type="float">
            <text:p>0,845887423674894</text:p>
          </table:table-cell>
          <table:table-cell table:style-name="Default" office:value-type="float" office:value="574" calcext:value-type="float">
            <text:p>574</text:p>
          </table:table-cell>
          <table:table-cell table:style-name="Default" office:value-type="float" office:value="15.0576555728912" calcext:value-type="float">
            <text:p>15,0576555728912</text:p>
          </table:table-cell>
          <table:table-cell table:style-name="Default" office:value-type="float" office:value="0.764025050682766" calcext:value-type="float">
            <text:p>0,764025050682766</text:p>
          </table:table-cell>
          <table:table-cell table:style-name="Default" office:value-type="float" office:value="0.899783886240992" calcext:value-type="float">
            <text:p>0,899783886240992</text:p>
          </table:table-cell>
          <table:table-cell table:style-name="Default" office:value-type="float" office:value="0.854916863231747" calcext:value-type="float">
            <text:p>0,854916863231747</text:p>
          </table:table-cell>
          <table:table-cell table:style-name="Default" office:value-type="float" office:value="574" calcext:value-type="float">
            <text:p>574</text:p>
          </table:table-cell>
          <table:table-cell table:style-name="Default" office:value-type="float" office:value="15.0492432117462" calcext:value-type="float">
            <text:p>15,0492432117462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65081191062927" calcext:value-type="float">
            <text:p>5,65081191062927</text:p>
          </table:table-cell>
          <table:table-cell table:style-name="Default" office:value-type="float" office:value="0.457024841690178" calcext:value-type="float">
            <text:p>0,457024841690178</text:p>
          </table:table-cell>
          <table:table-cell table:style-name="Default" office:value-type="float" office:value="0.645376915971498" calcext:value-type="float">
            <text:p>0,645376915971498</text:p>
          </table:table-cell>
          <table:table-cell table:style-name="Default" office:value-type="float" office:value="0.933548087376283" calcext:value-type="float">
            <text:p>0,933548087376283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.73470282554626" calcext:value-type="float">
            <text:p>6,73470282554626</text:p>
          </table:table-cell>
          <table:table-cell table:style-name="Default" office:value-type="float" office:value="0.396794678404648" calcext:value-type="float">
            <text:p>0,396794678404648</text:p>
          </table:table-cell>
          <table:table-cell table:style-name="Default" office:value-type="float" office:value="0.651251454806446" calcext:value-type="float">
            <text:p>0,651251454806446</text:p>
          </table:table-cell>
          <table:table-cell table:style-name="Default" office:value-type="float" office:value="0.942582416947876" calcext:value-type="float">
            <text:p>0,942582416947876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7.0605456829071" calcext:value-type="float">
            <text:p>7,0605456829071</text:p>
          </table:table-cell>
          <table:table-cell table:style-name="Default" office:value-type="float" office:value="0.728003216537083" calcext:value-type="float">
            <text:p>0,728003216537083</text:p>
          </table:table-cell>
          <table:table-cell table:style-name="Default" office:value-type="float" office:value="0.640905992244484" calcext:value-type="float">
            <text:p>0,640905992244484</text:p>
          </table:table-cell>
          <table:table-cell table:style-name="Default" office:value-type="float" office:value="0.937087671702184" calcext:value-type="float">
            <text:p>0,937087671702184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7.2476794719696" calcext:value-type="float">
            <text:p>7,2476794719696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4215524196625" calcext:value-type="float">
            <text:p>20,4215524196625</text:p>
          </table:table-cell>
          <table:table-cell table:style-name="Default" office:value-type="float" office:value="1.83024821420751" calcext:value-type="float">
            <text:p>1,83024821420751</text:p>
          </table:table-cell>
          <table:table-cell table:style-name="Default" office:value-type="float" office:value="0.832747094501977" calcext:value-type="float">
            <text:p>0,832747094501977</text:p>
          </table:table-cell>
          <table:table-cell table:style-name="Default" office:value-type="float" office:value="0.929136663537891" calcext:value-type="float">
            <text:p>0,929136663537891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812745094299" calcext:value-type="float">
            <text:p>20,0812745094299</text:p>
          </table:table-cell>
          <table:table-cell table:style-name="Default" office:value-type="float" office:value="1.65890244729035" calcext:value-type="float">
            <text:p>1,65890244729035</text:p>
          </table:table-cell>
          <table:table-cell table:style-name="Default" office:value-type="float" office:value="0.819668096249941" calcext:value-type="float">
            <text:p>0,819668096249941</text:p>
          </table:table-cell>
          <table:table-cell table:style-name="Default" office:value-type="float" office:value="0.92751701462649" calcext:value-type="float">
            <text:p>0,927517014626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714316368103" calcext:value-type="float">
            <text:p>20,0714316368103</text:p>
          </table:table-cell>
          <table:table-cell table:style-name="Default" office:value-type="float" office:value="2.14082747914728" calcext:value-type="float">
            <text:p>2,14082747914728</text:p>
          </table:table-cell>
          <table:table-cell table:style-name="Default" office:value-type="float" office:value="0.817215746610837" calcext:value-type="float">
            <text:p>0,817215746610837</text:p>
          </table:table-cell>
          <table:table-cell table:style-name="Default" office:value-type="float" office:value="0.928666879069949" calcext:value-type="float">
            <text:p>0,928666879069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316519737244" calcext:value-type="float">
            <text:p>20,0316519737244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52163362503" calcext:value-type="float">
            <text:p>25,552163362503</text:p>
          </table:table-cell>
          <table:table-cell table:style-name="Default" office:value-type="float" office:value="0.519481109577363" calcext:value-type="float">
            <text:p>0,519481109577363</text:p>
          </table:table-cell>
          <table:table-cell table:style-name="Default" office:value-type="float" office:value="0.845320124543595" calcext:value-type="float">
            <text:p>0,845320124543595</text:p>
          </table:table-cell>
          <table:table-cell table:style-name="Default" office:value-type="float" office:value="0.959541513280664" calcext:value-type="float">
            <text:p>0,959541513280664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948734283447" calcext:value-type="float">
            <text:p>25,5948734283447</text:p>
          </table:table-cell>
          <table:table-cell table:style-name="Default" office:value-type="float" office:value="0.607895694028733" calcext:value-type="float">
            <text:p>0,607895694028733</text:p>
          </table:table-cell>
          <table:table-cell table:style-name="Default" office:value-type="float" office:value="0.849953254798982" calcext:value-type="float">
            <text:p>0,849953254798982</text:p>
          </table:table-cell>
          <table:table-cell table:style-name="Default" office:value-type="float" office:value="0.956407976232663" calcext:value-type="float">
            <text:p>0,956407976232663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905368328094" calcext:value-type="float">
            <text:p>25,5905368328094</text:p>
          </table:table-cell>
          <table:table-cell table:style-name="Default" office:value-type="float" office:value="0.584417262481964" calcext:value-type="float">
            <text:p>0,584417262481964</text:p>
          </table:table-cell>
          <table:table-cell table:style-name="Default" office:value-type="float" office:value="0.845628573386545" calcext:value-type="float">
            <text:p>0,845628573386545</text:p>
          </table:table-cell>
          <table:table-cell table:style-name="Default" office:value-type="float" office:value="0.948595744680851" calcext:value-type="float">
            <text:p>0,948595744680851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379163265228" calcext:value-type="float">
            <text:p>25,6379163265228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8885662555695" calcext:value-type="float">
            <text:p>10,8885662555695</text:p>
          </table:table-cell>
          <table:table-cell table:style-name="Default" office:value-type="float" office:value="1.26388358970504" calcext:value-type="float">
            <text:p>1,26388358970504</text:p>
          </table:table-cell>
          <table:table-cell table:style-name="Default" office:value-type="float" office:value="0.886086831323636" calcext:value-type="float">
            <text:p>0,886086831323636</text:p>
          </table:table-cell>
          <table:table-cell table:style-name="Default" office:value-type="float" office:value="0.818110793592533" calcext:value-type="float">
            <text:p>0,818110793592533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8841066360474" calcext:value-type="float">
            <text:p>10,8841066360474</text:p>
          </table:table-cell>
          <table:table-cell table:style-name="Default" office:value-type="float" office:value="0.720867953895141" calcext:value-type="float">
            <text:p>0,720867953895141</text:p>
          </table:table-cell>
          <table:table-cell table:style-name="Default" office:value-type="float" office:value="0.893149732056692" calcext:value-type="float">
            <text:p>0,893149732056692</text:p>
          </table:table-cell>
          <table:table-cell table:style-name="Default" office:value-type="float" office:value="0.85252429702638" calcext:value-type="float">
            <text:p>0,85252429702638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8920834064484" calcext:value-type="float">
            <text:p>10,8920834064484</text:p>
          </table:table-cell>
          <table:table-cell table:style-name="Default" office:value-type="float" office:value="1.77665103209756" calcext:value-type="float">
            <text:p>1,77665103209756</text:p>
          </table:table-cell>
          <table:table-cell table:style-name="Default" office:value-type="float" office:value="0.909139731008759" calcext:value-type="float">
            <text:p>0,909139731008759</text:p>
          </table:table-cell>
          <table:table-cell table:style-name="Default" office:value-type="float" office:value="0.869471323751177" calcext:value-type="float">
            <text:p>0,86947132375117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265098571777" calcext:value-type="float">
            <text:p>10,9265098571777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4.9742708206177" calcext:value-type="float">
            <text:p>14,9742708206177</text:p>
          </table:table-cell>
          <table:table-cell table:style-name="Default" office:value-type="float" office:value="0.865632165771213" calcext:value-type="float">
            <text:p>0,865632165771213</text:p>
          </table:table-cell>
          <table:table-cell table:style-name="Default" office:value-type="float" office:value="0.898528914221975" calcext:value-type="float">
            <text:p>0,898528914221975</text:p>
          </table:table-cell>
          <table:table-cell table:style-name="Default" office:value-type="float" office:value="0.887893459486762" calcext:value-type="float">
            <text:p>0,887893459486762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14.9660265445709" calcext:value-type="float">
            <text:p>14,9660265445709</text:p>
          </table:table-cell>
          <table:table-cell table:style-name="Default" office:value-type="float" office:value="0.779334349818605" calcext:value-type="float">
            <text:p>0,779334349818605</text:p>
          </table:table-cell>
          <table:table-cell table:style-name="Default" office:value-type="float" office:value="0.890563019526496" calcext:value-type="float">
            <text:p>0,890563019526496</text:p>
          </table:table-cell>
          <table:table-cell table:style-name="Default" office:value-type="float" office:value="0.818349768822197" calcext:value-type="float">
            <text:p>0,818349768822197</text:p>
          </table:table-cell>
          <table:table-cell table:style-name="Default" office:value-type="float" office:value="573" calcext:value-type="float">
            <text:p>573</text:p>
          </table:table-cell>
          <table:table-cell table:style-name="Default" office:value-type="float" office:value="14.9341840744019" calcext:value-type="float">
            <text:p>14,9341840744019</text:p>
          </table:table-cell>
          <table:table-cell table:style-name="Default" office:value-type="float" office:value="1.01015600983958" calcext:value-type="float">
            <text:p>1,01015600983958</text:p>
          </table:table-cell>
          <table:table-cell table:style-name="Default" office:value-type="float" office:value="0.889759642287228" calcext:value-type="float">
            <text:p>0,889759642287228</text:p>
          </table:table-cell>
          <table:table-cell table:style-name="Default" office:value-type="float" office:value="0.824591982253209" calcext:value-type="float">
            <text:p>0,824591982253209</text:p>
          </table:table-cell>
          <table:table-cell table:style-name="Default" office:value-type="float" office:value="568" calcext:value-type="float">
            <text:p>568</text:p>
          </table:table-cell>
          <table:table-cell table:style-name="Default" office:value-type="float" office:value="14.8838307857513" calcext:value-type="float">
            <text:p>14,8838307857513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8378427028656" calcext:value-type="float">
            <text:p>5,8378427028656</text:p>
          </table:table-cell>
          <table:table-cell table:style-name="Default" office:value-type="float" office:value="0.379962136139185" calcext:value-type="float">
            <text:p>0,379962136139185</text:p>
          </table:table-cell>
          <table:table-cell table:style-name="Default" office:value-type="float" office:value="0.64979231499541" calcext:value-type="float">
            <text:p>0,64979231499541</text:p>
          </table:table-cell>
          <table:table-cell table:style-name="Default" office:value-type="float" office:value="0.932706196951067" calcext:value-type="float">
            <text:p>0,93270619695106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6.00724101066589" calcext:value-type="float">
            <text:p>6,00724101066589</text:p>
          </table:table-cell>
          <table:table-cell table:style-name="Default" office:value-type="float" office:value="0.832655799310838" calcext:value-type="float">
            <text:p>0,832655799310838</text:p>
          </table:table-cell>
          <table:table-cell table:style-name="Default" office:value-type="float" office:value="0.645689874448169" calcext:value-type="float">
            <text:p>0,645689874448169</text:p>
          </table:table-cell>
          <table:table-cell table:style-name="Default" office:value-type="float" office:value="0.934071373717373" calcext:value-type="float">
            <text:p>0,93407137371737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7.2579231262207" calcext:value-type="float">
            <text:p>7,2579231262207</text:p>
          </table:table-cell>
          <table:table-cell table:style-name="Default" office:value-type="float" office:value="0.666667887760982" calcext:value-type="float">
            <text:p>0,666667887760982</text:p>
          </table:table-cell>
          <table:table-cell table:style-name="Default" office:value-type="float" office:value="0.634173086562535" calcext:value-type="float">
            <text:p>0,634173086562535</text:p>
          </table:table-cell>
          <table:table-cell table:style-name="Default" office:value-type="float" office:value="0.944525661536198" calcext:value-type="float">
            <text:p>0,944525661536198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7.80101943016052" calcext:value-type="float">
            <text:p>7,80101943016052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4430787563324" calcext:value-type="float">
            <text:p>20,4430787563324</text:p>
          </table:table-cell>
          <table:table-cell table:style-name="Default" office:value-type="float" office:value="2.37188857216448" calcext:value-type="float">
            <text:p>2,37188857216448</text:p>
          </table:table-cell>
          <table:table-cell table:style-name="Default" office:value-type="float" office:value="0.815848484992834" calcext:value-type="float">
            <text:p>0,815848484992834</text:p>
          </table:table-cell>
          <table:table-cell table:style-name="Default" office:value-type="float" office:value="0.921766912007081" calcext:value-type="float">
            <text:p>0,921766912007081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878037452698" calcext:value-type="float">
            <text:p>20,1878037452698</text:p>
          </table:table-cell>
          <table:table-cell table:style-name="Default" office:value-type="float" office:value="1.12779567068063" calcext:value-type="float">
            <text:p>1,12779567068063</text:p>
          </table:table-cell>
          <table:table-cell table:style-name="Default" office:value-type="float" office:value="0.836834587744955" calcext:value-type="float">
            <text:p>0,836834587744955</text:p>
          </table:table-cell>
          <table:table-cell table:style-name="Default" office:value-type="float" office:value="0.93463786268262" calcext:value-type="float">
            <text:p>0,93463786268262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888450145721" calcext:value-type="float">
            <text:p>20,0888450145721</text:p>
          </table:table-cell>
          <table:table-cell table:style-name="Default" office:value-type="float" office:value="2.18841640771915" calcext:value-type="float">
            <text:p>2,18841640771915</text:p>
          </table:table-cell>
          <table:table-cell table:style-name="Default" office:value-type="float" office:value="0.812308161256248" calcext:value-type="float">
            <text:p>0,812308161256248</text:p>
          </table:table-cell>
          <table:table-cell table:style-name="Default" office:value-type="float" office:value="0.916947815235638" calcext:value-type="float">
            <text:p>0,916947815235638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06769657135" calcext:value-type="float">
            <text:p>20,006769657135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564117908478" calcext:value-type="float">
            <text:p>25,7564117908478</text:p>
          </table:table-cell>
          <table:table-cell table:style-name="Default" office:value-type="float" office:value="0.681121266541422" calcext:value-type="float">
            <text:p>0,681121266541422</text:p>
          </table:table-cell>
          <table:table-cell table:style-name="Default" office:value-type="float" office:value="0.845536646071397" calcext:value-type="float">
            <text:p>0,845536646071397</text:p>
          </table:table-cell>
          <table:table-cell table:style-name="Default" office:value-type="float" office:value="0.954649251410547" calcext:value-type="float">
            <text:p>0,954649251410547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362926006317" calcext:value-type="float">
            <text:p>25,7362926006317</text:p>
          </table:table-cell>
          <table:table-cell table:style-name="Default" office:value-type="float" office:value="1.72345699126968" calcext:value-type="float">
            <text:p>1,72345699126968</text:p>
          </table:table-cell>
          <table:table-cell table:style-name="Default" office:value-type="float" office:value="0.836241737108977" calcext:value-type="float">
            <text:p>0,836241737108977</text:p>
          </table:table-cell>
          <table:table-cell table:style-name="Default" office:value-type="float" office:value="0.952865242822886" calcext:value-type="float">
            <text:p>0,952865242822886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915407180786" calcext:value-type="float">
            <text:p>25,6915407180786</text:p>
          </table:table-cell>
          <table:table-cell table:style-name="Default" office:value-type="float" office:value="0.492226802922521" calcext:value-type="float">
            <text:p>0,492226802922521</text:p>
          </table:table-cell>
          <table:table-cell table:style-name="Default" office:value-type="float" office:value="0.839745763887143" calcext:value-type="float">
            <text:p>0,839745763887143</text:p>
          </table:table-cell>
          <table:table-cell table:style-name="Default" office:value-type="float" office:value="0.955855189834968" calcext:value-type="float">
            <text:p>0,955855189834968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8358314037323" calcext:value-type="float">
            <text:p>25,8358314037323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15985584259" calcext:value-type="float">
            <text:p>10,915985584259</text:p>
          </table:table-cell>
          <table:table-cell table:style-name="Default" office:value-type="float" office:value="1.2486400572931" calcext:value-type="float">
            <text:p>1,2486400572931</text:p>
          </table:table-cell>
          <table:table-cell table:style-name="Default" office:value-type="float" office:value="0.888498706221695" calcext:value-type="float">
            <text:p>0,888498706221695</text:p>
          </table:table-cell>
          <table:table-cell table:style-name="Default" office:value-type="float" office:value="0.856369854219919" calcext:value-type="float">
            <text:p>0,856369854219919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229784011841" calcext:value-type="float">
            <text:p>10,9229784011841</text:p>
          </table:table-cell>
          <table:table-cell table:style-name="Default" office:value-type="float" office:value="0.783262680458845" calcext:value-type="float">
            <text:p>0,783262680458845</text:p>
          </table:table-cell>
          <table:table-cell table:style-name="Default" office:value-type="float" office:value="0.871202128947474" calcext:value-type="float">
            <text:p>0,871202128947474</text:p>
          </table:table-cell>
          <table:table-cell table:style-name="Default" office:value-type="float" office:value="0.860561246628282" calcext:value-type="float">
            <text:p>0,860561246628282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8999633789063" calcext:value-type="float">
            <text:p>10,8999633789063</text:p>
          </table:table-cell>
          <table:table-cell table:style-name="Default" office:value-type="float" office:value="1.8756149586979" calcext:value-type="float">
            <text:p>1,8756149586979</text:p>
          </table:table-cell>
          <table:table-cell table:style-name="Default" office:value-type="float" office:value="0.905870610786894" calcext:value-type="float">
            <text:p>0,905870610786894</text:p>
          </table:table-cell>
          <table:table-cell table:style-name="Default" office:value-type="float" office:value="0.881786337623264" calcext:value-type="float">
            <text:p>0,881786337623264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48703289032" calcext:value-type="float">
            <text:p>10,948703289032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4.9613425731659" calcext:value-type="float">
            <text:p>14,9613425731659</text:p>
          </table:table-cell>
          <table:table-cell table:style-name="Default" office:value-type="float" office:value="1.15082462540396" calcext:value-type="float">
            <text:p>1,15082462540396</text:p>
          </table:table-cell>
          <table:table-cell table:style-name="Default" office:value-type="float" office:value="0.892405385514213" calcext:value-type="float">
            <text:p>0,892405385514213</text:p>
          </table:table-cell>
          <table:table-cell table:style-name="Default" office:value-type="float" office:value="0.838700793324952" calcext:value-type="float">
            <text:p>0,838700793324952</text:p>
          </table:table-cell>
          <table:table-cell table:style-name="Default" office:value-type="float" office:value="574" calcext:value-type="float">
            <text:p>574</text:p>
          </table:table-cell>
          <table:table-cell table:style-name="Default" office:value-type="float" office:value="14.9312839508057" calcext:value-type="float">
            <text:p>14,9312839508057</text:p>
          </table:table-cell>
          <table:table-cell table:style-name="Default" office:value-type="float" office:value="1.03645582147065" calcext:value-type="float">
            <text:p>1,03645582147065</text:p>
          </table:table-cell>
          <table:table-cell table:style-name="Default" office:value-type="float" office:value="0.888906625021734" calcext:value-type="float">
            <text:p>0,888906625021734</text:p>
          </table:table-cell>
          <table:table-cell table:style-name="Default" office:value-type="float" office:value="0.833447247654742" calcext:value-type="float">
            <text:p>0,833447247654742</text:p>
          </table:table-cell>
          <table:table-cell table:style-name="Default" office:value-type="float" office:value="572" calcext:value-type="float">
            <text:p>572</text:p>
          </table:table-cell>
          <table:table-cell table:style-name="Default" office:value-type="float" office:value="14.9003264904022" calcext:value-type="float">
            <text:p>14,9003264904022</text:p>
          </table:table-cell>
          <table:table-cell table:style-name="Default" office:value-type="float" office:value="0.964566681945359" calcext:value-type="float">
            <text:p>0,964566681945359</text:p>
          </table:table-cell>
          <table:table-cell table:style-name="Default" office:value-type="float" office:value="0.888572374898906" calcext:value-type="float">
            <text:p>0,888572374898906</text:p>
          </table:table-cell>
          <table:table-cell table:style-name="Default" office:value-type="float" office:value="0.851541541325943" calcext:value-type="float">
            <text:p>0,851541541325943</text:p>
          </table:table-cell>
          <table:table-cell table:style-name="Default" office:value-type="float" office:value="570" calcext:value-type="float">
            <text:p>570</text:p>
          </table:table-cell>
          <table:table-cell table:style-name="Default" office:value-type="float" office:value="14.9142775535584" calcext:value-type="float">
            <text:p>14,9142775535584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64087247848511" calcext:value-type="float">
            <text:p>5,64087247848511</text:p>
          </table:table-cell>
          <table:table-cell table:style-name="Default" office:value-type="float" office:value="0.390693064983134" calcext:value-type="float">
            <text:p>0,390693064983134</text:p>
          </table:table-cell>
          <table:table-cell table:style-name="Default" office:value-type="float" office:value="0.654642132921745" calcext:value-type="float">
            <text:p>0,654642132921745</text:p>
          </table:table-cell>
          <table:table-cell table:style-name="Default" office:value-type="float" office:value="0.945950084924311" calcext:value-type="float">
            <text:p>0,945950084924311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6.62034702301025" calcext:value-type="float">
            <text:p>6,62034702301025</text:p>
          </table:table-cell>
          <table:table-cell table:style-name="Default" office:value-type="float" office:value="0.321065282273141" calcext:value-type="float">
            <text:p>0,321065282273141</text:p>
          </table:table-cell>
          <table:table-cell table:style-name="Default" office:value-type="float" office:value="0.653237843465106" calcext:value-type="float">
            <text:p>0,653237843465106</text:p>
          </table:table-cell>
          <table:table-cell table:style-name="Default" office:value-type="float" office:value="0.942936205568369" calcext:value-type="float">
            <text:p>0,942936205568369</text:p>
          </table:table-cell>
          <table:table-cell table:style-name="Default" office:value-type="float" office:value="108" calcext:value-type="float">
            <text:p>108</text:p>
          </table:table-cell>
          <table:table-cell table:style-name="Default" office:value-type="float" office:value="7.13732433319092" calcext:value-type="float">
            <text:p>7,13732433319092</text:p>
          </table:table-cell>
          <table:table-cell table:style-name="Default" office:value-type="float" office:value="0.653679878239346" calcext:value-type="float">
            <text:p>0,653679878239346</text:p>
          </table:table-cell>
          <table:table-cell table:style-name="Default" office:value-type="float" office:value="0.635161941058942" calcext:value-type="float">
            <text:p>0,635161941058942</text:p>
          </table:table-cell>
          <table:table-cell table:style-name="Default" office:value-type="float" office:value="0.942002694539513" calcext:value-type="float">
            <text:p>0,942002694539513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7.29619073867798" calcext:value-type="float">
            <text:p>7,29619073867798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385293006897" calcext:value-type="float">
            <text:p>20,385293006897</text:p>
          </table:table-cell>
          <table:table-cell table:style-name="Default" office:value-type="float" office:value="2.13765742030741" calcext:value-type="float">
            <text:p>2,13765742030741</text:p>
          </table:table-cell>
          <table:table-cell table:style-name="Default" office:value-type="float" office:value="0.816073216725261" calcext:value-type="float">
            <text:p>0,816073216725261</text:p>
          </table:table-cell>
          <table:table-cell table:style-name="Default" office:value-type="float" office:value="0.931117808244161" calcext:value-type="float">
            <text:p>0,931117808244161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441662311554" calcext:value-type="float">
            <text:p>20,1441662311554</text:p>
          </table:table-cell>
          <table:table-cell table:style-name="Default" office:value-type="float" office:value="1.88424565092096" calcext:value-type="float">
            <text:p>1,88424565092096</text:p>
          </table:table-cell>
          <table:table-cell table:style-name="Default" office:value-type="float" office:value="0.812345887502559" calcext:value-type="float">
            <text:p>0,812345887502559</text:p>
          </table:table-cell>
          <table:table-cell table:style-name="Default" office:value-type="float" office:value="0.924899372728002" calcext:value-type="float">
            <text:p>0,924899372728002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341436862946" calcext:value-type="float">
            <text:p>20,0341436862946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72849237206665" calcext:value-type="float">
            <text:p>0,672849237206665</text:p>
          </table:table-cell>
          <table:table-cell table:style-name="Default" office:value-type="float" office:value="0.913340614207452" calcext:value-type="float">
            <text:p>0,913340614207452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19.9457004070282" calcext:value-type="float">
            <text:p>19,9457004070282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56800365448" calcext:value-type="float">
            <text:p>25,556800365448</text:p>
          </table:table-cell>
          <table:table-cell table:style-name="Default" office:value-type="float" office:value="0.852710204039377" calcext:value-type="float">
            <text:p>0,852710204039377</text:p>
          </table:table-cell>
          <table:table-cell table:style-name="Default" office:value-type="float" office:value="0.841625673949716" calcext:value-type="float">
            <text:p>0,841625673949716</text:p>
          </table:table-cell>
          <table:table-cell table:style-name="Default" office:value-type="float" office:value="0.953833505726969" calcext:value-type="float">
            <text:p>0,95383350572696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28910779953" calcext:value-type="float">
            <text:p>25,628910779953</text:p>
          </table:table-cell>
          <table:table-cell table:style-name="Default" office:value-type="float" office:value="1.54827270751716" calcext:value-type="float">
            <text:p>1,54827270751716</text:p>
          </table:table-cell>
          <table:table-cell table:style-name="Default" office:value-type="float" office:value="0.8226582208534" calcext:value-type="float">
            <text:p>0,8226582208534</text:p>
          </table:table-cell>
          <table:table-cell table:style-name="Default" office:value-type="float" office:value="0.952445828758375" calcext:value-type="float">
            <text:p>0,952445828758375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848113536835" calcext:value-type="float">
            <text:p>25,6848113536835</text:p>
          </table:table-cell>
          <table:table-cell table:style-name="Default" office:value-type="float" office:value="2.23353398745495" calcext:value-type="float">
            <text:p>2,23353398745495</text:p>
          </table:table-cell>
          <table:table-cell table:style-name="Default" office:value-type="float" office:value="0.819838076169196" calcext:value-type="float">
            <text:p>0,819838076169196</text:p>
          </table:table-cell>
          <table:table-cell table:style-name="Default" office:value-type="float" office:value="0.939545447304521" calcext:value-type="float">
            <text:p>0,939545447304521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127843856812" calcext:value-type="float">
            <text:p>25,6127843856812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893217086792" calcext:value-type="float">
            <text:p>10,9893217086792</text:p>
          </table:table-cell>
          <table:table-cell table:style-name="Default" office:value-type="float" office:value="1.43965344306068" calcext:value-type="float">
            <text:p>1,43965344306068</text:p>
          </table:table-cell>
          <table:table-cell table:style-name="Default" office:value-type="float" office:value="0.904116458027143" calcext:value-type="float">
            <text:p>0,904116458027143</text:p>
          </table:table-cell>
          <table:table-cell table:style-name="Default" office:value-type="float" office:value="0.880894998225498" calcext:value-type="float">
            <text:p>0,880894998225498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1.0100207328796" calcext:value-type="float">
            <text:p>11,0100207328796</text:p>
          </table:table-cell>
          <table:table-cell table:style-name="Default" office:value-type="float" office:value="1.1688909631872" calcext:value-type="float">
            <text:p>1,1688909631872</text:p>
          </table:table-cell>
          <table:table-cell table:style-name="Default" office:value-type="float" office:value="0.898724191542582" calcext:value-type="float">
            <text:p>0,898724191542582</text:p>
          </table:table-cell>
          <table:table-cell table:style-name="Default" office:value-type="float" office:value="0.850742843153756" calcext:value-type="float">
            <text:p>0,850742843153756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11.0044453144074" calcext:value-type="float">
            <text:p>11,0044453144074</text:p>
          </table:table-cell>
          <table:table-cell table:style-name="Default" office:value-type="float" office:value="2.03617143750254" calcext:value-type="float">
            <text:p>2,03617143750254</text:p>
          </table:table-cell>
          <table:table-cell table:style-name="Default" office:value-type="float" office:value="0.864094715484325" calcext:value-type="float">
            <text:p>0,864094715484325</text:p>
          </table:table-cell>
          <table:table-cell table:style-name="Default" office:value-type="float" office:value="0.834039601203964" calcext:value-type="float">
            <text:p>0,834039601203964</text:p>
          </table:table-cell>
          <table:table-cell table:style-name="Default" office:value-type="float" office:value="330" calcext:value-type="float">
            <text:p>330</text:p>
          </table:table-cell>
          <table:table-cell table:style-name="Default" office:value-type="float" office:value="10.964563369751" calcext:value-type="float">
            <text:p>10,964563369751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440719127655" calcext:value-type="float">
            <text:p>15,0440719127655</text:p>
          </table:table-cell>
          <table:table-cell table:style-name="Default" office:value-type="float" office:value="1.94825099196467" calcext:value-type="float">
            <text:p>1,94825099196467</text:p>
          </table:table-cell>
          <table:table-cell table:style-name="Default" office:value-type="float" office:value="0.888766282889693" calcext:value-type="float">
            <text:p>0,888766282889693</text:p>
          </table:table-cell>
          <table:table-cell table:style-name="Default" office:value-type="float" office:value="0.830076684482254" calcext:value-type="float">
            <text:p>0,830076684482254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15.0551500320435" calcext:value-type="float">
            <text:p>15,0551500320435</text:p>
          </table:table-cell>
          <table:table-cell table:style-name="Default" office:value-type="float" office:value="1.29856612315444" calcext:value-type="float">
            <text:p>1,29856612315444</text:p>
          </table:table-cell>
          <table:table-cell table:style-name="Default" office:value-type="float" office:value="0.891422460922731" calcext:value-type="float">
            <text:p>0,891422460922731</text:p>
          </table:table-cell>
          <table:table-cell table:style-name="Default" office:value-type="float" office:value="0.8447738477651" calcext:value-type="float">
            <text:p>0,8447738477651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5.0290949344635" calcext:value-type="float">
            <text:p>15,0290949344635</text:p>
          </table:table-cell>
          <table:table-cell table:style-name="Default" office:value-type="float" office:value="0.61556936725756" calcext:value-type="float">
            <text:p>0,61556936725756</text:p>
          </table:table-cell>
          <table:table-cell table:style-name="Default" office:value-type="float" office:value="0.893533833761834" calcext:value-type="float">
            <text:p>0,893533833761834</text:p>
          </table:table-cell>
          <table:table-cell table:style-name="Default" office:value-type="float" office:value="0.861413965671349" calcext:value-type="float">
            <text:p>0,861413965671349</text:p>
          </table:table-cell>
          <table:table-cell table:style-name="Default" office:value-type="float" office:value="574" calcext:value-type="float">
            <text:p>574</text:p>
          </table:table-cell>
          <table:table-cell table:style-name="Default" office:value-type="float" office:value="15.0349404811859" calcext:value-type="float">
            <text:p>15,0349404811859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62156081199646" calcext:value-type="float">
            <text:p>5,62156081199646</text:p>
          </table:table-cell>
          <table:table-cell table:style-name="Default" office:value-type="float" office:value="0.581355354337432" calcext:value-type="float">
            <text:p>0,581355354337432</text:p>
          </table:table-cell>
          <table:table-cell table:style-name="Default" office:value-type="float" office:value="0.646224807567368" calcext:value-type="float">
            <text:p>0,646224807567368</text:p>
          </table:table-cell>
          <table:table-cell table:style-name="Default" office:value-type="float" office:value="0.937400257522332" calcext:value-type="float">
            <text:p>0,93740025752233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6.15085172653198" calcext:value-type="float">
            <text:p>6,15085172653198</text:p>
          </table:table-cell>
          <table:table-cell table:style-name="Default" office:value-type="float" office:value="0.395295436844191" calcext:value-type="float">
            <text:p>0,395295436844191</text:p>
          </table:table-cell>
          <table:table-cell table:style-name="Default" office:value-type="float" office:value="0.65218221824491" calcext:value-type="float">
            <text:p>0,65218221824491</text:p>
          </table:table-cell>
          <table:table-cell table:style-name="Default" office:value-type="float" office:value="0.946453917157568" calcext:value-type="float">
            <text:p>0,946453917157568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float" office:value="7.08251214027405" calcext:value-type="float">
            <text:p>7,08251214027405</text:p>
          </table:table-cell>
          <table:table-cell table:style-name="Default" office:value-type="float" office:value="0.486454265929401" calcext:value-type="float">
            <text:p>0,486454265929401</text:p>
          </table:table-cell>
          <table:table-cell table:style-name="Default" office:value-type="float" office:value="0.657386365820457" calcext:value-type="float">
            <text:p>0,657386365820457</text:p>
          </table:table-cell>
          <table:table-cell table:style-name="Default" office:value-type="float" office:value="0.951290423170754" calcext:value-type="float">
            <text:p>0,951290423170754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7.75190281867981" calcext:value-type="float">
            <text:p>7,75190281867981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6116442680359" calcext:value-type="float">
            <text:p>20,6116442680359</text:p>
          </table:table-cell>
          <table:table-cell table:style-name="Default" office:value-type="float" office:value="2.30700095048299" calcext:value-type="float">
            <text:p>2,30700095048299</text:p>
          </table:table-cell>
          <table:table-cell table:style-name="Default" office:value-type="float" office:value="0.814939338081182" calcext:value-type="float">
            <text:p>0,814939338081182</text:p>
          </table:table-cell>
          <table:table-cell table:style-name="Default" office:value-type="float" office:value="0.920425923515536" calcext:value-type="float">
            <text:p>0,920425923515536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563105583191" calcext:value-type="float">
            <text:p>20,1563105583191</text:p>
          </table:table-cell>
          <table:table-cell table:style-name="Default" office:value-type="float" office:value="1.54518026670362" calcext:value-type="float">
            <text:p>1,54518026670362</text:p>
          </table:table-cell>
          <table:table-cell table:style-name="Default" office:value-type="float" office:value="0.834608985648352" calcext:value-type="float">
            <text:p>0,834608985648352</text:p>
          </table:table-cell>
          <table:table-cell table:style-name="Default" office:value-type="float" office:value="0.936719981161809" calcext:value-type="float">
            <text:p>0,93671998116180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461884975433" calcext:value-type="float">
            <text:p>20,1461884975433</text:p>
          </table:table-cell>
          <table:table-cell table:style-name="Default" office:value-type="float" office:value="1.7088546447464" calcext:value-type="float">
            <text:p>1,7088546447464</text:p>
          </table:table-cell>
          <table:table-cell table:style-name="Default" office:value-type="float" office:value="0.824162846302699" calcext:value-type="float">
            <text:p>0,824162846302699</text:p>
          </table:table-cell>
          <table:table-cell table:style-name="Default" office:value-type="float" office:value="0.916781693531745" calcext:value-type="float">
            <text:p>0,916781693531745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21791934967" calcext:value-type="float">
            <text:p>20,021791934967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919620037079" calcext:value-type="float">
            <text:p>25,6919620037079</text:p>
          </table:table-cell>
          <table:table-cell table:style-name="Default" office:value-type="float" office:value="0.99706844801047" calcext:value-type="float">
            <text:p>0,99706844801047</text:p>
          </table:table-cell>
          <table:table-cell table:style-name="Default" office:value-type="float" office:value="0.839364462384938" calcext:value-type="float">
            <text:p>0,839364462384938</text:p>
          </table:table-cell>
          <table:table-cell table:style-name="Default" office:value-type="float" office:value="0.954551561072599" calcext:value-type="float">
            <text:p>0,95455156107259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317380905151" calcext:value-type="float">
            <text:p>25,7317380905151</text:p>
          </table:table-cell>
          <table:table-cell table:style-name="Default" office:value-type="float" office:value="0.991967668537001" calcext:value-type="float">
            <text:p>0,991967668537001</text:p>
          </table:table-cell>
          <table:table-cell table:style-name="Default" office:value-type="float" office:value="0.83915250393802" calcext:value-type="float">
            <text:p>0,83915250393802</text:p>
          </table:table-cell>
          <table:table-cell table:style-name="Default" office:value-type="float" office:value="0.953614471251309" calcext:value-type="float">
            <text:p>0,95361447125130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919960975647" calcext:value-type="float">
            <text:p>25,6919960975647</text:p>
          </table:table-cell>
          <table:table-cell table:style-name="Default" office:value-type="float" office:value="2.50146890868953" calcext:value-type="float">
            <text:p>2,50146890868953</text:p>
          </table:table-cell>
          <table:table-cell table:style-name="Default" office:value-type="float" office:value="0.808409570929644" calcext:value-type="float">
            <text:p>0,808409570929644</text:p>
          </table:table-cell>
          <table:table-cell table:style-name="Default" office:value-type="float" office:value="0.939100418031452" calcext:value-type="float">
            <text:p>0,939100418031452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565090656281" calcext:value-type="float">
            <text:p>25,7565090656281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26707983017" calcext:value-type="float">
            <text:p>10,926707983017</text:p>
          </table:table-cell>
          <table:table-cell table:style-name="Default" office:value-type="float" office:value="2.0982808553084" calcext:value-type="float">
            <text:p>2,0982808553084</text:p>
          </table:table-cell>
          <table:table-cell table:style-name="Default" office:value-type="float" office:value="0.893121740764519" calcext:value-type="float">
            <text:p>0,893121740764519</text:p>
          </table:table-cell>
          <table:table-cell table:style-name="Default" office:value-type="float" office:value="0.874768923642972" calcext:value-type="float">
            <text:p>0,874768923642972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0.9618821144104" calcext:value-type="float">
            <text:p>10,9618821144104</text:p>
          </table:table-cell>
          <table:table-cell table:style-name="Default" office:value-type="float" office:value="2.39797876504575" calcext:value-type="float">
            <text:p>2,39797876504575</text:p>
          </table:table-cell>
          <table:table-cell table:style-name="Default" office:value-type="float" office:value="0.898509840176129" calcext:value-type="float">
            <text:p>0,898509840176129</text:p>
          </table:table-cell>
          <table:table-cell table:style-name="Default" office:value-type="float" office:value="0.853007895457002" calcext:value-type="float">
            <text:p>0,853007895457002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148414134979" calcext:value-type="float">
            <text:p>10,9148414134979</text:p>
          </table:table-cell>
          <table:table-cell table:style-name="Default" office:value-type="float" office:value="2.19660059515698" calcext:value-type="float">
            <text:p>2,19660059515698</text:p>
          </table:table-cell>
          <table:table-cell table:style-name="Default" office:value-type="float" office:value="0.865403779750657" calcext:value-type="float">
            <text:p>0,865403779750657</text:p>
          </table:table-cell>
          <table:table-cell table:style-name="Default" office:value-type="float" office:value="0.847641964262446" calcext:value-type="float">
            <text:p>0,847641964262446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0.9973571300507" calcext:value-type="float">
            <text:p>10,9973571300507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4.9935178756714" calcext:value-type="float">
            <text:p>14,9935178756714</text:p>
          </table:table-cell>
          <table:table-cell table:style-name="Default" office:value-type="float" office:value="1.86345063726773" calcext:value-type="float">
            <text:p>1,86345063726773</text:p>
          </table:table-cell>
          <table:table-cell table:style-name="Default" office:value-type="float" office:value="0.901862972233008" calcext:value-type="float">
            <text:p>0,901862972233008</text:p>
          </table:table-cell>
          <table:table-cell table:style-name="Default" office:value-type="float" office:value="0.867872959997711" calcext:value-type="float">
            <text:p>0,867872959997711</text:p>
          </table:table-cell>
          <table:table-cell table:style-name="Default" office:value-type="float" office:value="574" calcext:value-type="float">
            <text:p>574</text:p>
          </table:table-cell>
          <table:table-cell table:style-name="Default" office:value-type="float" office:value="14.9498000144958" calcext:value-type="float">
            <text:p>14,9498000144958</text:p>
          </table:table-cell>
          <table:table-cell table:style-name="Default" office:value-type="float" office:value="0.967474707833178" calcext:value-type="float">
            <text:p>0,967474707833178</text:p>
          </table:table-cell>
          <table:table-cell table:style-name="Default" office:value-type="float" office:value="0.883965029106883" calcext:value-type="float">
            <text:p>0,883965029106883</text:p>
          </table:table-cell>
          <table:table-cell table:style-name="Default" office:value-type="float" office:value="0.816630705741877" calcext:value-type="float">
            <text:p>0,816630705741877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14.994948387146" calcext:value-type="float">
            <text:p>14,994948387146</text:p>
          </table:table-cell>
          <table:table-cell table:style-name="Default" office:value-type="float" office:value="1.00157352909283" calcext:value-type="float">
            <text:p>1,00157352909283</text:p>
          </table:table-cell>
          <table:table-cell table:style-name="Default" office:value-type="float" office:value="0.896349737154973" calcext:value-type="float">
            <text:p>0,896349737154973</text:p>
          </table:table-cell>
          <table:table-cell table:style-name="Default" office:value-type="float" office:value="0.84465863299597" calcext:value-type="float">
            <text:p>0,84465863299597</text:p>
          </table:table-cell>
          <table:table-cell table:style-name="Default" office:value-type="float" office:value="574" calcext:value-type="float">
            <text:p>574</text:p>
          </table:table-cell>
          <table:table-cell table:style-name="Default" office:value-type="float" office:value="14.9557731151581" calcext:value-type="float">
            <text:p>14,9557731151581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58485341072083" calcext:value-type="float">
            <text:p>5,58485341072083</text:p>
          </table:table-cell>
          <table:table-cell table:style-name="Default" office:value-type="float" office:value="0.466063082389661" calcext:value-type="float">
            <text:p>0,466063082389661</text:p>
          </table:table-cell>
          <table:table-cell table:style-name="Default" office:value-type="float" office:value="0.653879476712735" calcext:value-type="float">
            <text:p>0,653879476712735</text:p>
          </table:table-cell>
          <table:table-cell table:style-name="Default" office:value-type="float" office:value="0.944555712731738" calcext:value-type="float">
            <text:p>0,94455571273173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.52166032791138" calcext:value-type="float">
            <text:p>6,52166032791138</text:p>
          </table:table-cell>
          <table:table-cell table:style-name="Default" office:value-type="float" office:value="0.362541756604819" calcext:value-type="float">
            <text:p>0,362541756604819</text:p>
          </table:table-cell>
          <table:table-cell table:style-name="Default" office:value-type="float" office:value="0.653721401947637" calcext:value-type="float">
            <text:p>0,653721401947637</text:p>
          </table:table-cell>
          <table:table-cell table:style-name="Default" office:value-type="float" office:value="0.942189507793731" calcext:value-type="float">
            <text:p>0,942189507793731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6.67849493026733" calcext:value-type="float">
            <text:p>6,67849493026733</text:p>
          </table:table-cell>
          <table:table-cell table:style-name="Default" office:value-type="float" office:value="0.412730359888938" calcext:value-type="float">
            <text:p>0,412730359888938</text:p>
          </table:table-cell>
          <table:table-cell table:style-name="Default" office:value-type="float" office:value="0.654457904984754" calcext:value-type="float">
            <text:p>0,654457904984754</text:p>
          </table:table-cell>
          <table:table-cell table:style-name="Default" office:value-type="float" office:value="0.948359760948804" calcext:value-type="float">
            <text:p>0,948359760948804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7.50465893745422" calcext:value-type="float">
            <text:p>7,50465893745422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6257975101471" calcext:value-type="float">
            <text:p>20,6257975101471</text:p>
          </table:table-cell>
          <table:table-cell table:style-name="Default" office:value-type="float" office:value="1.43897466959572" calcext:value-type="float">
            <text:p>1,43897466959572</text:p>
          </table:table-cell>
          <table:table-cell table:style-name="Default" office:value-type="float" office:value="0.833429530149985" calcext:value-type="float">
            <text:p>0,833429530149985</text:p>
          </table:table-cell>
          <table:table-cell table:style-name="Default" office:value-type="float" office:value="0.931808289620698" calcext:value-type="float">
            <text:p>0,931808289620698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759834289551" calcext:value-type="float">
            <text:p>20,1759834289551</text:p>
          </table:table-cell>
          <table:table-cell table:style-name="Default" office:value-type="float" office:value="1.76536891158112" calcext:value-type="float">
            <text:p>1,76536891158112</text:p>
          </table:table-cell>
          <table:table-cell table:style-name="Default" office:value-type="float" office:value="0.826984350008244" calcext:value-type="float">
            <text:p>0,826984350008244</text:p>
          </table:table-cell>
          <table:table-cell table:style-name="Default" office:value-type="float" office:value="0.92157556920587" calcext:value-type="float">
            <text:p>0,92157556920587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063226222992" calcext:value-type="float">
            <text:p>20,0063226222992</text:p>
          </table:table-cell>
          <table:table-cell table:style-name="Default" office:value-type="float" office:value="1.77469411132229" calcext:value-type="float">
            <text:p>1,77469411132229</text:p>
          </table:table-cell>
          <table:table-cell table:style-name="Default" office:value-type="float" office:value="0.81328499277384" calcext:value-type="float">
            <text:p>0,81328499277384</text:p>
          </table:table-cell>
          <table:table-cell table:style-name="Default" office:value-type="float" office:value="0.916810280875153" calcext:value-type="float">
            <text:p>0,916810280875153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19.9979400634766" calcext:value-type="float">
            <text:p>19,9979400634766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821595191956" calcext:value-type="float">
            <text:p>25,5821595191956</text:p>
          </table:table-cell>
          <table:table-cell table:style-name="Default" office:value-type="float" office:value="1.79247047726098" calcext:value-type="float">
            <text:p>1,79247047726098</text:p>
          </table:table-cell>
          <table:table-cell table:style-name="Default" office:value-type="float" office:value="0.715899156538298" calcext:value-type="float">
            <text:p>0,715899156538298</text:p>
          </table:table-cell>
          <table:table-cell table:style-name="Default" office:value-type="float" office:value="0.942875845324962" calcext:value-type="float">
            <text:p>0,942875845324962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973884105682" calcext:value-type="float">
            <text:p>25,6973884105682</text:p>
          </table:table-cell>
          <table:table-cell table:style-name="Default" office:value-type="float" office:value="0.589685423389891" calcext:value-type="float">
            <text:p>0,589685423389891</text:p>
          </table:table-cell>
          <table:table-cell table:style-name="Default" office:value-type="float" office:value="0.849965006272501" calcext:value-type="float">
            <text:p>0,849965006272501</text:p>
          </table:table-cell>
          <table:table-cell table:style-name="Default" office:value-type="float" office:value="0.954478138772529" calcext:value-type="float">
            <text:p>0,95447813877252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327428817749" calcext:value-type="float">
            <text:p>25,6327428817749</text:p>
          </table:table-cell>
          <table:table-cell table:style-name="Default" office:value-type="float" office:value="0.947452681460732" calcext:value-type="float">
            <text:p>0,947452681460732</text:p>
          </table:table-cell>
          <table:table-cell table:style-name="Default" office:value-type="float" office:value="0.843692867997398" calcext:value-type="float">
            <text:p>0,843692867997398</text:p>
          </table:table-cell>
          <table:table-cell table:style-name="Default" office:value-type="float" office:value="0.947287307270273" calcext:value-type="float">
            <text:p>0,947287307270273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326273918152" calcext:value-type="float">
            <text:p>25,7326273918152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1.0131340026855" calcext:value-type="float">
            <text:p>11,0131340026855</text:p>
          </table:table-cell>
          <table:table-cell table:style-name="Default" office:value-type="float" office:value="2.07301271819077" calcext:value-type="float">
            <text:p>2,07301271819077</text:p>
          </table:table-cell>
          <table:table-cell table:style-name="Default" office:value-type="float" office:value="0.883907373923482" calcext:value-type="float">
            <text:p>0,883907373923482</text:p>
          </table:table-cell>
          <table:table-cell table:style-name="Default" office:value-type="float" office:value="0.900385225052531" calcext:value-type="float">
            <text:p>0,900385225052531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1.0144975185394" calcext:value-type="float">
            <text:p>11,0144975185394</text:p>
          </table:table-cell>
          <table:table-cell table:style-name="Default" office:value-type="float" office:value="2.03382037779495" calcext:value-type="float">
            <text:p>2,03382037779495</text:p>
          </table:table-cell>
          <table:table-cell table:style-name="Default" office:value-type="float" office:value="0.877578664300652" calcext:value-type="float">
            <text:p>0,877578664300652</text:p>
          </table:table-cell>
          <table:table-cell table:style-name="Default" office:value-type="float" office:value="0.906403109425328" calcext:value-type="float">
            <text:p>0,906403109425328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1.0051934719086" calcext:value-type="float">
            <text:p>11,0051934719086</text:p>
          </table:table-cell>
          <table:table-cell table:style-name="Default" office:value-type="float" office:value="2.2354838001745" calcext:value-type="float">
            <text:p>2,2354838001745</text:p>
          </table:table-cell>
          <table:table-cell table:style-name="Default" office:value-type="float" office:value="0.888857362967451" calcext:value-type="float">
            <text:p>0,888857362967451</text:p>
          </table:table-cell>
          <table:table-cell table:style-name="Default" office:value-type="float" office:value="0.843343632710316" calcext:value-type="float">
            <text:p>0,843343632710316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1.0513842105865" calcext:value-type="float">
            <text:p>11,0513842105865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1192967891693" calcext:value-type="float">
            <text:p>15,1192967891693</text:p>
          </table:table-cell>
          <table:table-cell table:style-name="Default" office:value-type="float" office:value="0.832549808500943" calcext:value-type="float">
            <text:p>0,832549808500943</text:p>
          </table:table-cell>
          <table:table-cell table:style-name="Default" office:value-type="float" office:value="0.909125181944871" calcext:value-type="float">
            <text:p>0,909125181944871</text:p>
          </table:table-cell>
          <table:table-cell table:style-name="Default" office:value-type="float" office:value="0.889398891229089" calcext:value-type="float">
            <text:p>0,889398891229089</text:p>
          </table:table-cell>
          <table:table-cell table:style-name="Default" office:value-type="float" office:value="572" calcext:value-type="float">
            <text:p>572</text:p>
          </table:table-cell>
          <table:table-cell table:style-name="Default" office:value-type="float" office:value="15.0232067108154" calcext:value-type="float">
            <text:p>15,0232067108154</text:p>
          </table:table-cell>
          <table:table-cell table:style-name="Default" office:value-type="float" office:value="0.74189471737206" calcext:value-type="float">
            <text:p>0,74189471737206</text:p>
          </table:table-cell>
          <table:table-cell table:style-name="Default" office:value-type="float" office:value="0.900727728875693" calcext:value-type="float">
            <text:p>0,900727728875693</text:p>
          </table:table-cell>
          <table:table-cell table:style-name="Default" office:value-type="float" office:value="0.879333299007745" calcext:value-type="float">
            <text:p>0,879333299007745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15.1099405288696" calcext:value-type="float">
            <text:p>15,1099405288696</text:p>
          </table:table-cell>
          <table:table-cell table:style-name="Default" office:value-type="float" office:value="1.22333597862454" calcext:value-type="float">
            <text:p>1,22333597862454</text:p>
          </table:table-cell>
          <table:table-cell table:style-name="Default" office:value-type="float" office:value="0.873620485204886" calcext:value-type="float">
            <text:p>0,873620485204886</text:p>
          </table:table-cell>
          <table:table-cell table:style-name="Default" office:value-type="float" office:value="0.824593225939137" calcext:value-type="float">
            <text:p>0,824593225939137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1496572494507" calcext:value-type="float">
            <text:p>15,1496572494507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58144688606262" calcext:value-type="float">
            <text:p>5,58144688606262</text:p>
          </table:table-cell>
          <table:table-cell table:style-name="Default" office:value-type="float" office:value="0.420245297712174" calcext:value-type="float">
            <text:p>0,420245297712174</text:p>
          </table:table-cell>
          <table:table-cell table:style-name="Default" office:value-type="float" office:value="0.65484872183133" calcext:value-type="float">
            <text:p>0,65484872183133</text:p>
          </table:table-cell>
          <table:table-cell table:style-name="Default" office:value-type="float" office:value="0.944322808455927" calcext:value-type="float">
            <text:p>0,944322808455927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6.65982937812805" calcext:value-type="float">
            <text:p>6,65982937812805</text:p>
          </table:table-cell>
          <table:table-cell table:style-name="Default" office:value-type="float" office:value="0.391842276262128" calcext:value-type="float">
            <text:p>0,391842276262128</text:p>
          </table:table-cell>
          <table:table-cell table:style-name="Default" office:value-type="float" office:value="0.649110581360365" calcext:value-type="float">
            <text:p>0,649110581360365</text:p>
          </table:table-cell>
          <table:table-cell table:style-name="Default" office:value-type="float" office:value="0.939030354940547" calcext:value-type="float">
            <text:p>0,939030354940547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6.81311726570129" calcext:value-type="float">
            <text:p>6,81311726570129</text:p>
          </table:table-cell>
          <table:table-cell table:style-name="Default" office:value-type="float" office:value="0.419510012036332" calcext:value-type="float">
            <text:p>0,419510012036332</text:p>
          </table:table-cell>
          <table:table-cell table:style-name="Default" office:value-type="float" office:value="0.654683046292155" calcext:value-type="float">
            <text:p>0,654683046292155</text:p>
          </table:table-cell>
          <table:table-cell table:style-name="Default" office:value-type="float" office:value="0.950776840520624" calcext:value-type="float">
            <text:p>0,950776840520624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7.75191998481751" calcext:value-type="float">
            <text:p>7,75191998481751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6063435077667" calcext:value-type="float">
            <text:p>20,6063435077667</text:p>
          </table:table-cell>
          <table:table-cell table:style-name="Default" office:value-type="float" office:value="1.47265309279037" calcext:value-type="float">
            <text:p>1,47265309279037</text:p>
          </table:table-cell>
          <table:table-cell table:style-name="Default" office:value-type="float" office:value="0.834715866538343" calcext:value-type="float">
            <text:p>0,834715866538343</text:p>
          </table:table-cell>
          <table:table-cell table:style-name="Default" office:value-type="float" office:value="0.936304971049765" calcext:value-type="float">
            <text:p>0,936304971049765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996208190918" calcext:value-type="float">
            <text:p>20,0996208190918</text:p>
          </table:table-cell>
          <table:table-cell table:style-name="Default" office:value-type="float" office:value="1.43272276370139" calcext:value-type="float">
            <text:p>1,43272276370139</text:p>
          </table:table-cell>
          <table:table-cell table:style-name="Default" office:value-type="float" office:value="0.830781557602478" calcext:value-type="float">
            <text:p>0,830781557602478</text:p>
          </table:table-cell>
          <table:table-cell table:style-name="Default" office:value-type="float" office:value="0.922063671288397" calcext:value-type="float">
            <text:p>0,922063671288397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19.9999723434448" calcext:value-type="float">
            <text:p>19,9999723434448</text:p>
          </table:table-cell>
          <table:table-cell table:style-name="Default" office:value-type="float" office:value="1.6253618038945" calcext:value-type="float">
            <text:p>1,6253618038945</text:p>
          </table:table-cell>
          <table:table-cell table:style-name="Default" office:value-type="float" office:value="0.827119150804377" calcext:value-type="float">
            <text:p>0,827119150804377</text:p>
          </table:table-cell>
          <table:table-cell table:style-name="Default" office:value-type="float" office:value="0.927285694037926" calcext:value-type="float">
            <text:p>0,927285694037926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2419128417969" calcext:value-type="float">
            <text:p>20,2419128417969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506538391113" calcext:value-type="float">
            <text:p>25,6506538391113</text:p>
          </table:table-cell>
          <table:table-cell table:style-name="Default" office:value-type="float" office:value="1.00377254629685" calcext:value-type="float">
            <text:p>1,00377254629685</text:p>
          </table:table-cell>
          <table:table-cell table:style-name="Default" office:value-type="float" office:value="0.840097717068932" calcext:value-type="float">
            <text:p>0,840097717068932</text:p>
          </table:table-cell>
          <table:table-cell table:style-name="Default" office:value-type="float" office:value="0.956866598186771" calcext:value-type="float">
            <text:p>0,956866598186771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106959819794" calcext:value-type="float">
            <text:p>25,7106959819794</text:p>
          </table:table-cell>
          <table:table-cell table:style-name="Default" office:value-type="float" office:value="1.05141937221663" calcext:value-type="float">
            <text:p>1,05141937221663</text:p>
          </table:table-cell>
          <table:table-cell table:style-name="Default" office:value-type="float" office:value="0.839645736114454" calcext:value-type="float">
            <text:p>0,839645736114454</text:p>
          </table:table-cell>
          <table:table-cell table:style-name="Default" office:value-type="float" office:value="0.9550149190349" calcext:value-type="float">
            <text:p>0,95501491903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501438617706" calcext:value-type="float">
            <text:p>25,6501438617706</text:p>
          </table:table-cell>
          <table:table-cell table:style-name="Default" office:value-type="float" office:value="1.22321295587592" calcext:value-type="float">
            <text:p>1,22321295587592</text:p>
          </table:table-cell>
          <table:table-cell table:style-name="Default" office:value-type="float" office:value="0.824921526620695" calcext:value-type="float">
            <text:p>0,824921526620695</text:p>
          </table:table-cell>
          <table:table-cell table:style-name="Default" office:value-type="float" office:value="0.946737892210536" calcext:value-type="float">
            <text:p>0,946737892210536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827204227447" calcext:value-type="float">
            <text:p>25,6827204227447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8829102516174" calcext:value-type="float">
            <text:p>10,8829102516174</text:p>
          </table:table-cell>
          <table:table-cell table:style-name="Default" office:value-type="float" office:value="2.38235070138064" calcext:value-type="float">
            <text:p>2,38235070138064</text:p>
          </table:table-cell>
          <table:table-cell table:style-name="Default" office:value-type="float" office:value="0.903140687226354" calcext:value-type="float">
            <text:p>0,903140687226354</text:p>
          </table:table-cell>
          <table:table-cell table:style-name="Default" office:value-type="float" office:value="0.874374010395258" calcext:value-type="float">
            <text:p>0,874374010395258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315915107727" calcext:value-type="float">
            <text:p>10,9315915107727</text:p>
          </table:table-cell>
          <table:table-cell table:style-name="Default" office:value-type="float" office:value="1.49460092367081" calcext:value-type="float">
            <text:p>1,49460092367081</text:p>
          </table:table-cell>
          <table:table-cell table:style-name="Default" office:value-type="float" office:value="0.904271606288535" calcext:value-type="float">
            <text:p>0,904271606288535</text:p>
          </table:table-cell>
          <table:table-cell table:style-name="Default" office:value-type="float" office:value="0.865379801280797" calcext:value-type="float">
            <text:p>0,865379801280797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0.9025363922119" calcext:value-type="float">
            <text:p>10,9025363922119</text:p>
          </table:table-cell>
          <table:table-cell table:style-name="Default" office:value-type="float" office:value="1.61616317911798" calcext:value-type="float">
            <text:p>1,61616317911798</text:p>
          </table:table-cell>
          <table:table-cell table:style-name="Default" office:value-type="float" office:value="0.898464664594378" calcext:value-type="float">
            <text:p>0,898464664594378</text:p>
          </table:table-cell>
          <table:table-cell table:style-name="Default" office:value-type="float" office:value="0.881931193853618" calcext:value-type="float">
            <text:p>0,881931193853618</text:p>
          </table:table-cell>
          <table:table-cell table:style-name="Default" office:value-type="float" office:value="336" calcext:value-type="float">
            <text:p>336</text:p>
          </table:table-cell>
          <table:table-cell table:style-name="Default" office:value-type="float" office:value="10.9824168682098" calcext:value-type="float">
            <text:p>10,9824168682098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4.9473106861115" calcext:value-type="float">
            <text:p>14,9473106861115</text:p>
          </table:table-cell>
          <table:table-cell table:style-name="Default" office:value-type="float" office:value="0.710747292435645" calcext:value-type="float">
            <text:p>0,710747292435645</text:p>
          </table:table-cell>
          <table:table-cell table:style-name="Default" office:value-type="float" office:value="0.900532121455806" calcext:value-type="float">
            <text:p>0,900532121455806</text:p>
          </table:table-cell>
          <table:table-cell table:style-name="Default" office:value-type="float" office:value="0.866592711094503" calcext:value-type="float">
            <text:p>0,866592711094503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14.9809775352478" calcext:value-type="float">
            <text:p>14,9809775352478</text:p>
          </table:table-cell>
          <table:table-cell table:style-name="Default" office:value-type="float" office:value="1.00906101116738" calcext:value-type="float">
            <text:p>1,00906101116738</text:p>
          </table:table-cell>
          <table:table-cell table:style-name="Default" office:value-type="float" office:value="0.895812359152473" calcext:value-type="float">
            <text:p>0,895812359152473</text:p>
          </table:table-cell>
          <table:table-cell table:style-name="Default" office:value-type="float" office:value="0.842222164560575" calcext:value-type="float">
            <text:p>0,842222164560575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4.9310140609741" calcext:value-type="float">
            <text:p>14,9310140609741</text:p>
          </table:table-cell>
          <table:table-cell table:style-name="Default" office:value-type="float" office:value="0.964025254066171" calcext:value-type="float">
            <text:p>0,964025254066171</text:p>
          </table:table-cell>
          <table:table-cell table:style-name="Default" office:value-type="float" office:value="0.903177322413187" calcext:value-type="float">
            <text:p>0,903177322413187</text:p>
          </table:table-cell>
          <table:table-cell table:style-name="Default" office:value-type="float" office:value="0.869045269193551" calcext:value-type="float">
            <text:p>0,869045269193551</text:p>
          </table:table-cell>
          <table:table-cell table:style-name="Default" office:value-type="float" office:value="572" calcext:value-type="float">
            <text:p>572</text:p>
          </table:table-cell>
          <table:table-cell table:style-name="Default" office:value-type="float" office:value="14.9043383598328" calcext:value-type="float">
            <text:p>14,9043383598328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64148712158203" calcext:value-type="float">
            <text:p>5,64148712158203</text:p>
          </table:table-cell>
          <table:table-cell table:style-name="Default" office:value-type="float" office:value="0.954581280360038" calcext:value-type="float">
            <text:p>0,954581280360038</text:p>
          </table:table-cell>
          <table:table-cell table:style-name="Default" office:value-type="float" office:value="0.646113196808663" calcext:value-type="float">
            <text:p>0,646113196808663</text:p>
          </table:table-cell>
          <table:table-cell table:style-name="Default" office:value-type="float" office:value="0.941580129531075" calcext:value-type="float">
            <text:p>0,941580129531075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6.15898013114929" calcext:value-type="float">
            <text:p>6,15898013114929</text:p>
          </table:table-cell>
          <table:table-cell table:style-name="Default" office:value-type="float" office:value="0.333124929704219" calcext:value-type="float">
            <text:p>0,333124929704219</text:p>
          </table:table-cell>
          <table:table-cell table:style-name="Default" office:value-type="float" office:value="0.649731261919807" calcext:value-type="float">
            <text:p>0,649731261919807</text:p>
          </table:table-cell>
          <table:table-cell table:style-name="Default" office:value-type="float" office:value="0.9393275855263" calcext:value-type="float">
            <text:p>0,9393275855263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6.82991290092468" calcext:value-type="float">
            <text:p>6,82991290092468</text:p>
          </table:table-cell>
          <table:table-cell table:style-name="Default" office:value-type="float" office:value="0.671628514333675" calcext:value-type="float">
            <text:p>0,671628514333675</text:p>
          </table:table-cell>
          <table:table-cell table:style-name="Default" office:value-type="float" office:value="0.652254360294235" calcext:value-type="float">
            <text:p>0,652254360294235</text:p>
          </table:table-cell>
          <table:table-cell table:style-name="Default" office:value-type="float" office:value="0.943463103253136" calcext:value-type="float">
            <text:p>0,943463103253136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float" office:value="7.44309210777283" calcext:value-type="float">
            <text:p>7,44309210777283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6790661811829" calcext:value-type="float">
            <text:p>20,6790661811829</text:p>
          </table:table-cell>
          <table:table-cell table:style-name="Default" office:value-type="float" office:value="1.91730373029148" calcext:value-type="float">
            <text:p>1,91730373029148</text:p>
          </table:table-cell>
          <table:table-cell table:style-name="Default" office:value-type="float" office:value="0.831896085542526" calcext:value-type="float">
            <text:p>0,831896085542526</text:p>
          </table:table-cell>
          <table:table-cell table:style-name="Default" office:value-type="float" office:value="0.929752691674274" calcext:value-type="float">
            <text:p>0,929752691674274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831340789795" calcext:value-type="float">
            <text:p>20,1831340789795</text:p>
          </table:table-cell>
          <table:table-cell table:style-name="Default" office:value-type="float" office:value="1.53571309290519" calcext:value-type="float">
            <text:p>1,53571309290519</text:p>
          </table:table-cell>
          <table:table-cell table:style-name="Default" office:value-type="float" office:value="0.818561987690767" calcext:value-type="float">
            <text:p>0,818561987690767</text:p>
          </table:table-cell>
          <table:table-cell table:style-name="Default" office:value-type="float" office:value="0.932874440924445" calcext:value-type="float">
            <text:p>0,932874440924445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19.9874837398529" calcext:value-type="float">
            <text:p>19,9874837398529</text:p>
          </table:table-cell>
          <table:table-cell table:style-name="Default" office:value-type="float" office:value="2.83209291313609" calcext:value-type="float">
            <text:p>2,83209291313609</text:p>
          </table:table-cell>
          <table:table-cell table:style-name="Default" office:value-type="float" office:value="0.805384441201491" calcext:value-type="float">
            <text:p>0,805384441201491</text:p>
          </table:table-cell>
          <table:table-cell table:style-name="Default" office:value-type="float" office:value="0.911314899208768" calcext:value-type="float">
            <text:p>0,911314899208768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19.9880895614624" calcext:value-type="float">
            <text:p>19,9880895614624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4634540081024" calcext:value-type="float">
            <text:p>25,4634540081024</text:p>
          </table:table-cell>
          <table:table-cell table:style-name="Default" office:value-type="float" office:value="1.0327044827314" calcext:value-type="float">
            <text:p>1,0327044827314</text:p>
          </table:table-cell>
          <table:table-cell table:style-name="Default" office:value-type="float" office:value="0.840299093144484" calcext:value-type="float">
            <text:p>0,840299093144484</text:p>
          </table:table-cell>
          <table:table-cell table:style-name="Default" office:value-type="float" office:value="0.957040301340107" calcext:value-type="float">
            <text:p>0,957040301340107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138766765594" calcext:value-type="float">
            <text:p>25,5138766765594</text:p>
          </table:table-cell>
          <table:table-cell table:style-name="Default" office:value-type="float" office:value="1.05034603561666" calcext:value-type="float">
            <text:p>1,05034603561666</text:p>
          </table:table-cell>
          <table:table-cell table:style-name="Default" office:value-type="float" office:value="0.830761339687369" calcext:value-type="float">
            <text:p>0,830761339687369</text:p>
          </table:table-cell>
          <table:table-cell table:style-name="Default" office:value-type="float" office:value="0.953529085872576" calcext:value-type="float">
            <text:p>0,953529085872576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071808338165" calcext:value-type="float">
            <text:p>25,6071808338165</text:p>
          </table:table-cell>
          <table:table-cell table:style-name="Default" office:value-type="float" office:value="1.60316659859322" calcext:value-type="float">
            <text:p>1,60316659859322</text:p>
          </table:table-cell>
          <table:table-cell table:style-name="Default" office:value-type="float" office:value="0.827417553121775" calcext:value-type="float">
            <text:p>0,827417553121775</text:p>
          </table:table-cell>
          <table:table-cell table:style-name="Default" office:value-type="float" office:value="0.944893824195445" calcext:value-type="float">
            <text:p>0,944893824195445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352878570557" calcext:value-type="float">
            <text:p>25,5352878570557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231495857239" calcext:value-type="float">
            <text:p>10,9231495857239</text:p>
          </table:table-cell>
          <table:table-cell table:style-name="Default" office:value-type="float" office:value="2.10875212213292" calcext:value-type="float">
            <text:p>2,10875212213292</text:p>
          </table:table-cell>
          <table:table-cell table:style-name="Default" office:value-type="float" office:value="0.88237865945502" calcext:value-type="float">
            <text:p>0,88237865945502</text:p>
          </table:table-cell>
          <table:table-cell table:style-name="Default" office:value-type="float" office:value="0.879019209039548" calcext:value-type="float">
            <text:p>0,879019209039548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0.9207587242126" calcext:value-type="float">
            <text:p>10,9207587242126</text:p>
          </table:table-cell>
          <table:table-cell table:style-name="Default" office:value-type="float" office:value="2.44647921002218" calcext:value-type="float">
            <text:p>2,44647921002218</text:p>
          </table:table-cell>
          <table:table-cell table:style-name="Default" office:value-type="float" office:value="0.887091530270854" calcext:value-type="float">
            <text:p>0,887091530270854</text:p>
          </table:table-cell>
          <table:table-cell table:style-name="Default" office:value-type="float" office:value="0.817023860822659" calcext:value-type="float">
            <text:p>0,817023860822659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8786427974701" calcext:value-type="float">
            <text:p>10,8786427974701</text:p>
          </table:table-cell>
          <table:table-cell table:style-name="Default" office:value-type="float" office:value="1.67058537910863" calcext:value-type="float">
            <text:p>1,67058537910863</text:p>
          </table:table-cell>
          <table:table-cell table:style-name="Default" office:value-type="float" office:value="0.872939278022259" calcext:value-type="float">
            <text:p>0,872939278022259</text:p>
          </table:table-cell>
          <table:table-cell table:style-name="Default" office:value-type="float" office:value="0.893081677026236" calcext:value-type="float">
            <text:p>0,893081677026236</text:p>
          </table:table-cell>
          <table:table-cell table:style-name="Default" office:value-type="float" office:value="336" calcext:value-type="float">
            <text:p>336</text:p>
          </table:table-cell>
          <table:table-cell table:style-name="Default" office:value-type="float" office:value="10.9792664051056" calcext:value-type="float">
            <text:p>10,9792664051056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4.9561457633972" calcext:value-type="float">
            <text:p>14,9561457633972</text:p>
          </table:table-cell>
          <table:table-cell table:style-name="Default" office:value-type="float" office:value="0.951349654829191" calcext:value-type="float">
            <text:p>0,951349654829191</text:p>
          </table:table-cell>
          <table:table-cell table:style-name="Default" office:value-type="float" office:value="0.898263876087657" calcext:value-type="float">
            <text:p>0,898263876087657</text:p>
          </table:table-cell>
          <table:table-cell table:style-name="Default" office:value-type="float" office:value="0.866198017953937" calcext:value-type="float">
            <text:p>0,866198017953937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14.9813144207001" calcext:value-type="float">
            <text:p>14,9813144207001</text:p>
          </table:table-cell>
          <table:table-cell table:style-name="Default" office:value-type="float" office:value="0.995871141167883" calcext:value-type="float">
            <text:p>0,995871141167883</text:p>
          </table:table-cell>
          <table:table-cell table:style-name="Default" office:value-type="float" office:value="0.883434037746415" calcext:value-type="float">
            <text:p>0,883434037746415</text:p>
          </table:table-cell>
          <table:table-cell table:style-name="Default" office:value-type="float" office:value="0.852274645186037" calcext:value-type="float">
            <text:p>0,852274645186037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4.9532647132874" calcext:value-type="float">
            <text:p>14,9532647132874</text:p>
          </table:table-cell>
          <table:table-cell table:style-name="Default" office:value-type="float" office:value="0.599460521680898" calcext:value-type="float">
            <text:p>0,599460521680898</text:p>
          </table:table-cell>
          <table:table-cell table:style-name="Default" office:value-type="float" office:value="0.887171428604298" calcext:value-type="float">
            <text:p>0,887171428604298</text:p>
          </table:table-cell>
          <table:table-cell table:style-name="Default" office:value-type="float" office:value="0.894123018968437" calcext:value-type="float">
            <text:p>0,894123018968437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4.9872741699219" calcext:value-type="float">
            <text:p>14,9872741699219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98532748222351" calcext:value-type="float">
            <text:p>5,98532748222351</text:p>
          </table:table-cell>
          <table:table-cell table:style-name="Default" office:value-type="float" office:value="0.350728324916683" calcext:value-type="float">
            <text:p>0,350728324916683</text:p>
          </table:table-cell>
          <table:table-cell table:style-name="Default" office:value-type="float" office:value="0.647180512273588" calcext:value-type="float">
            <text:p>0,647180512273588</text:p>
          </table:table-cell>
          <table:table-cell table:style-name="Default" office:value-type="float" office:value="0.934159256668998" calcext:value-type="float">
            <text:p>0,934159256668998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5.93346166610718" calcext:value-type="float">
            <text:p>5,93346166610718</text:p>
          </table:table-cell>
          <table:table-cell table:style-name="Default" office:value-type="float" office:value="0.416381752946455" calcext:value-type="float">
            <text:p>0,416381752946455</text:p>
          </table:table-cell>
          <table:table-cell table:style-name="Default" office:value-type="float" office:value="0.656093045385709" calcext:value-type="float">
            <text:p>0,656093045385709</text:p>
          </table:table-cell>
          <table:table-cell table:style-name="Default" office:value-type="float" office:value="0.949061191689624" calcext:value-type="float">
            <text:p>0,949061191689624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7.41376972198486" calcext:value-type="float">
            <text:p>7,41376972198486</text:p>
          </table:table-cell>
          <table:table-cell table:style-name="Default" office:value-type="float" office:value="0.559037626239511" calcext:value-type="float">
            <text:p>0,559037626239511</text:p>
          </table:table-cell>
          <table:table-cell table:style-name="Default" office:value-type="float" office:value="0.648358023911869" calcext:value-type="float">
            <text:p>0,648358023911869</text:p>
          </table:table-cell>
          <table:table-cell table:style-name="Default" office:value-type="float" office:value="0.945372625704712" calcext:value-type="float">
            <text:p>0,945372625704712</text:p>
          </table:table-cell>
          <table:table-cell table:style-name="Default" office:value-type="float" office:value="199" calcext:value-type="float">
            <text:p>199</text:p>
          </table:table-cell>
          <table:table-cell table:style-name="Default" office:value-type="float" office:value="8.02374076843262" calcext:value-type="float">
            <text:p>8,02374076843262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4183754920959" calcext:value-type="float">
            <text:p>20,4183754920959</text:p>
          </table:table-cell>
          <table:table-cell table:style-name="Default" office:value-type="float" office:value="1.50442949107315" calcext:value-type="float">
            <text:p>1,50442949107315</text:p>
          </table:table-cell>
          <table:table-cell table:style-name="Default" office:value-type="float" office:value="0.829674866236446" calcext:value-type="float">
            <text:p>0,829674866236446</text:p>
          </table:table-cell>
          <table:table-cell table:style-name="Default" office:value-type="float" office:value="0.934894753654906" calcext:value-type="float">
            <text:p>0,934894753654906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702513694763" calcext:value-type="float">
            <text:p>20,1702513694763</text:p>
          </table:table-cell>
          <table:table-cell table:style-name="Default" office:value-type="float" office:value="2.01225486309054" calcext:value-type="float">
            <text:p>2,01225486309054</text:p>
          </table:table-cell>
          <table:table-cell table:style-name="Default" office:value-type="float" office:value="0.826216550454421" calcext:value-type="float">
            <text:p>0,826216550454421</text:p>
          </table:table-cell>
          <table:table-cell table:style-name="Default" office:value-type="float" office:value="0.93103049252265" calcext:value-type="float">
            <text:p>0,93103049252265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942508220673" calcext:value-type="float">
            <text:p>20,1942508220673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74951760535359" calcext:value-type="float">
            <text:p>0,674951760535359</text:p>
          </table:table-cell>
          <table:table-cell table:style-name="Default" office:value-type="float" office:value="0.920991522016613" calcext:value-type="float">
            <text:p>0,920991522016613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14422416687" calcext:value-type="float">
            <text:p>20,014422416687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113053798676" calcext:value-type="float">
            <text:p>25,7113053798676</text:p>
          </table:table-cell>
          <table:table-cell table:style-name="Default" office:value-type="float" office:value="0.69436456034376" calcext:value-type="float">
            <text:p>0,69436456034376</text:p>
          </table:table-cell>
          <table:table-cell table:style-name="Default" office:value-type="float" office:value="0.848062455915443" calcext:value-type="float">
            <text:p>0,848062455915443</text:p>
          </table:table-cell>
          <table:table-cell table:style-name="Default" office:value-type="float" office:value="0.955861117744603" calcext:value-type="float">
            <text:p>0,955861117744603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547289848328" calcext:value-type="float">
            <text:p>25,5547289848328</text:p>
          </table:table-cell>
          <table:table-cell table:style-name="Default" office:value-type="float" office:value="1.11912183424755" calcext:value-type="float">
            <text:p>1,11912183424755</text:p>
          </table:table-cell>
          <table:table-cell table:style-name="Default" office:value-type="float" office:value="0.837726611074484" calcext:value-type="float">
            <text:p>0,837726611074484</text:p>
          </table:table-cell>
          <table:table-cell table:style-name="Default" office:value-type="float" office:value="0.95137348423785" calcext:value-type="float">
            <text:p>0,95137348423785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708545684814" calcext:value-type="float">
            <text:p>25,6708545684814</text:p>
          </table:table-cell>
          <table:table-cell table:style-name="Default" office:value-type="float" office:value="1.32487049035816" calcext:value-type="float">
            <text:p>1,32487049035816</text:p>
          </table:table-cell>
          <table:table-cell table:style-name="Default" office:value-type="float" office:value="0.827715639297155" calcext:value-type="float">
            <text:p>0,827715639297155</text:p>
          </table:table-cell>
          <table:table-cell table:style-name="Default" office:value-type="float" office:value="0.944797911732179" calcext:value-type="float">
            <text:p>0,94479791173217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8312208652496" calcext:value-type="float">
            <text:p>25,8312208652496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900634288788" calcext:value-type="float">
            <text:p>10,9900634288788</text:p>
          </table:table-cell>
          <table:table-cell table:style-name="Default" office:value-type="float" office:value="1.54046765683095" calcext:value-type="float">
            <text:p>1,54046765683095</text:p>
          </table:table-cell>
          <table:table-cell table:style-name="Default" office:value-type="float" office:value="0.895121852437294" calcext:value-type="float">
            <text:p>0,895121852437294</text:p>
          </table:table-cell>
          <table:table-cell table:style-name="Default" office:value-type="float" office:value="0.871117596043976" calcext:value-type="float">
            <text:p>0,871117596043976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920783042908" calcext:value-type="float">
            <text:p>10,9920783042908</text:p>
          </table:table-cell>
          <table:table-cell table:style-name="Default" office:value-type="float" office:value="2.11990912995106" calcext:value-type="float">
            <text:p>2,11990912995106</text:p>
          </table:table-cell>
          <table:table-cell table:style-name="Default" office:value-type="float" office:value="0.871107312368559" calcext:value-type="float">
            <text:p>0,871107312368559</text:p>
          </table:table-cell>
          <table:table-cell table:style-name="Default" office:value-type="float" office:value="0.843712654974646" calcext:value-type="float">
            <text:p>0,843712654974646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841861724854" calcext:value-type="float">
            <text:p>10,9841861724854</text:p>
          </table:table-cell>
          <table:table-cell table:style-name="Default" office:value-type="float" office:value="2.29748604060545" calcext:value-type="float">
            <text:p>2,29748604060545</text:p>
          </table:table-cell>
          <table:table-cell table:style-name="Default" office:value-type="float" office:value="0.894631453912562" calcext:value-type="float">
            <text:p>0,894631453912562</text:p>
          </table:table-cell>
          <table:table-cell table:style-name="Default" office:value-type="float" office:value="0.867756657535725" calcext:value-type="float">
            <text:p>0,867756657535725</text:p>
          </table:table-cell>
          <table:table-cell table:style-name="Default" office:value-type="float" office:value="337" calcext:value-type="float">
            <text:p>337</text:p>
          </table:table-cell>
          <table:table-cell table:style-name="Default" office:value-type="float" office:value="11.0900983810425" calcext:value-type="float">
            <text:p>11,0900983810425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822725296021" calcext:value-type="float">
            <text:p>15,0822725296021</text:p>
          </table:table-cell>
          <table:table-cell table:style-name="Default" office:value-type="float" office:value="0.921913583490321" calcext:value-type="float">
            <text:p>0,921913583490321</text:p>
          </table:table-cell>
          <table:table-cell table:style-name="Default" office:value-type="float" office:value="0.90107036473014" calcext:value-type="float">
            <text:p>0,90107036473014</text:p>
          </table:table-cell>
          <table:table-cell table:style-name="Default" office:value-type="float" office:value="0.897833258414823" calcext:value-type="float">
            <text:p>0,897833258414823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5.053272485733" calcext:value-type="float">
            <text:p>15,053272485733</text:p>
          </table:table-cell>
          <table:table-cell table:style-name="Default" office:value-type="float" office:value="0.738322892110499" calcext:value-type="float">
            <text:p>0,738322892110499</text:p>
          </table:table-cell>
          <table:table-cell table:style-name="Default" office:value-type="float" office:value="0.907174900538588" calcext:value-type="float">
            <text:p>0,907174900538588</text:p>
          </table:table-cell>
          <table:table-cell table:style-name="Default" office:value-type="float" office:value="0.882951856488483" calcext:value-type="float">
            <text:p>0,882951856488483</text:p>
          </table:table-cell>
          <table:table-cell table:style-name="Default" office:value-type="float" office:value="574" calcext:value-type="float">
            <text:p>574</text:p>
          </table:table-cell>
          <table:table-cell table:style-name="Default" office:value-type="float" office:value="15.0436527729034" calcext:value-type="float">
            <text:p>15,0436527729034</text:p>
          </table:table-cell>
          <table:table-cell table:style-name="Default" office:value-type="float" office:value="2.06010284631139" calcext:value-type="float">
            <text:p>2,06010284631139</text:p>
          </table:table-cell>
          <table:table-cell table:style-name="Default" office:value-type="float" office:value="0.889338033604323" calcext:value-type="float">
            <text:p>0,889338033604323</text:p>
          </table:table-cell>
          <table:table-cell table:style-name="Default" office:value-type="float" office:value="0.852679735673083" calcext:value-type="float">
            <text:p>0,852679735673083</text:p>
          </table:table-cell>
          <table:table-cell table:style-name="Default" office:value-type="float" office:value="574" calcext:value-type="float">
            <text:p>574</text:p>
          </table:table-cell>
          <table:table-cell table:style-name="Default" office:value-type="float" office:value="15.0111384391785" calcext:value-type="float">
            <text:p>15,0111384391785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94732427597046" calcext:value-type="float">
            <text:p>5,94732427597046</text:p>
          </table:table-cell>
          <table:table-cell table:style-name="Default" office:value-type="float" office:value="0.31602899442907" calcext:value-type="float">
            <text:p>0,31602899442907</text:p>
          </table:table-cell>
          <table:table-cell table:style-name="Default" office:value-type="float" office:value="0.652027692870863" calcext:value-type="float">
            <text:p>0,652027692870863</text:p>
          </table:table-cell>
          <table:table-cell table:style-name="Default" office:value-type="float" office:value="0.940001942221285" calcext:value-type="float">
            <text:p>0,940001942221285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5.74622273445129" calcext:value-type="float">
            <text:p>5,74622273445129</text:p>
          </table:table-cell>
          <table:table-cell table:style-name="Default" office:value-type="float" office:value="0.447358576317838" calcext:value-type="float">
            <text:p>0,447358576317838</text:p>
          </table:table-cell>
          <table:table-cell table:style-name="Default" office:value-type="float" office:value="0.646253799755089" calcext:value-type="float">
            <text:p>0,646253799755089</text:p>
          </table:table-cell>
          <table:table-cell table:style-name="Default" office:value-type="float" office:value="0.937910343723213" calcext:value-type="float">
            <text:p>0,937910343723213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6.44424366950989" calcext:value-type="float">
            <text:p>6,44424366950989</text:p>
          </table:table-cell>
          <table:table-cell table:style-name="Default" office:value-type="float" office:value="0.392978796120137" calcext:value-type="float">
            <text:p>0,392978796120137</text:p>
          </table:table-cell>
          <table:table-cell table:style-name="Default" office:value-type="float" office:value="0.651639225870791" calcext:value-type="float">
            <text:p>0,651639225870791</text:p>
          </table:table-cell>
          <table:table-cell table:style-name="Default" office:value-type="float" office:value="0.948637292494202" calcext:value-type="float">
            <text:p>0,948637292494202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8.12260389328003" calcext:value-type="float">
            <text:p>8,12260389328003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4080035686493" calcext:value-type="float">
            <text:p>20,4080035686493</text:p>
          </table:table-cell>
          <table:table-cell table:style-name="Default" office:value-type="float" office:value="1.46719792217127" calcext:value-type="float">
            <text:p>1,46719792217127</text:p>
          </table:table-cell>
          <table:table-cell table:style-name="Default" office:value-type="float" office:value="0.828311933987854" calcext:value-type="float">
            <text:p>0,828311933987854</text:p>
          </table:table-cell>
          <table:table-cell table:style-name="Default" office:value-type="float" office:value="0.937906452382345" calcext:value-type="float">
            <text:p>0,937906452382345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212073326111" calcext:value-type="float">
            <text:p>20,0212073326111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74984430538088" calcext:value-type="float">
            <text:p>0,674984430538088</text:p>
          </table:table-cell>
          <table:table-cell table:style-name="Default" office:value-type="float" office:value="0.921112473110263" calcext:value-type="float">
            <text:p>0,921112473110263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19.9919631481171" calcext:value-type="float">
            <text:p>19,9919631481171</text:p>
          </table:table-cell>
          <table:table-cell table:style-name="Default" office:value-type="float" office:value="1.55175707697372" calcext:value-type="float">
            <text:p>1,55175707697372</text:p>
          </table:table-cell>
          <table:table-cell table:style-name="Default" office:value-type="float" office:value="0.810042383430011" calcext:value-type="float">
            <text:p>0,810042383430011</text:p>
          </table:table-cell>
          <table:table-cell table:style-name="Default" office:value-type="float" office:value="0.927781796577192" calcext:value-type="float">
            <text:p>0,927781796577192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692799091339" calcext:value-type="float">
            <text:p>20,0692799091339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4812703132629" calcext:value-type="float">
            <text:p>25,4812703132629</text:p>
          </table:table-cell>
          <table:table-cell table:style-name="Default" office:value-type="float" office:value="0.62254886402906" calcext:value-type="float">
            <text:p>0,62254886402906</text:p>
          </table:table-cell>
          <table:table-cell table:style-name="Default" office:value-type="float" office:value="0.851229528105936" calcext:value-type="float">
            <text:p>0,851229528105936</text:p>
          </table:table-cell>
          <table:table-cell table:style-name="Default" office:value-type="float" office:value="0.959016448420107" calcext:value-type="float">
            <text:p>0,959016448420107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973088741302" calcext:value-type="float">
            <text:p>25,5973088741302</text:p>
          </table:table-cell>
          <table:table-cell table:style-name="Default" office:value-type="float" office:value="1.68231427898347" calcext:value-type="float">
            <text:p>1,68231427898347</text:p>
          </table:table-cell>
          <table:table-cell table:style-name="Default" office:value-type="float" office:value="0.832851272143973" calcext:value-type="float">
            <text:p>0,832851272143973</text:p>
          </table:table-cell>
          <table:table-cell table:style-name="Default" office:value-type="float" office:value="0.952006691602355" calcext:value-type="float">
            <text:p>0,952006691602355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4631361961365" calcext:value-type="float">
            <text:p>25,4631361961365</text:p>
          </table:table-cell>
          <table:table-cell table:style-name="Default" office:value-type="float" office:value="1.39531065549457" calcext:value-type="float">
            <text:p>1,39531065549457</text:p>
          </table:table-cell>
          <table:table-cell table:style-name="Default" office:value-type="float" office:value="0.823893468729059" calcext:value-type="float">
            <text:p>0,823893468729059</text:p>
          </table:table-cell>
          <table:table-cell table:style-name="Default" office:value-type="float" office:value="0.944101872191434" calcext:value-type="float">
            <text:p>0,944101872191434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701564788818" calcext:value-type="float">
            <text:p>25,6701564788818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316215515137" calcext:value-type="float">
            <text:p>10,9316215515137</text:p>
          </table:table-cell>
          <table:table-cell table:style-name="Default" office:value-type="float" office:value="1.68713233557062" calcext:value-type="float">
            <text:p>1,68713233557062</text:p>
          </table:table-cell>
          <table:table-cell table:style-name="Default" office:value-type="float" office:value="0.901560870258762" calcext:value-type="float">
            <text:p>0,901560870258762</text:p>
          </table:table-cell>
          <table:table-cell table:style-name="Default" office:value-type="float" office:value="0.876403120790026" calcext:value-type="float">
            <text:p>0,876403120790026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567179679871" calcext:value-type="float">
            <text:p>10,9567179679871</text:p>
          </table:table-cell>
          <table:table-cell table:style-name="Default" office:value-type="float" office:value="2.18492272171528" calcext:value-type="float">
            <text:p>2,18492272171528</text:p>
          </table:table-cell>
          <table:table-cell table:style-name="Default" office:value-type="float" office:value="0.908706651119391" calcext:value-type="float">
            <text:p>0,908706651119391</text:p>
          </table:table-cell>
          <table:table-cell table:style-name="Default" office:value-type="float" office:value="0.87471956440699" calcext:value-type="float">
            <text:p>0,87471956440699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10.932373046875" calcext:value-type="float">
            <text:p>10,932373046875</text:p>
          </table:table-cell>
          <table:table-cell table:style-name="Default" office:value-type="float" office:value="1.53133019951741" calcext:value-type="float">
            <text:p>1,53133019951741</text:p>
          </table:table-cell>
          <table:table-cell table:style-name="Default" office:value-type="float" office:value="0.903414662834951" calcext:value-type="float">
            <text:p>0,903414662834951</text:p>
          </table:table-cell>
          <table:table-cell table:style-name="Default" office:value-type="float" office:value="0.88722942777705" calcext:value-type="float">
            <text:p>0,88722942777705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438841342926" calcext:value-type="float">
            <text:p>10,9438841342926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010950565338" calcext:value-type="float">
            <text:p>15,0010950565338</text:p>
          </table:table-cell>
          <table:table-cell table:style-name="Default" office:value-type="float" office:value="0.410511834660244" calcext:value-type="float">
            <text:p>0,410511834660244</text:p>
          </table:table-cell>
          <table:table-cell table:style-name="Default" office:value-type="float" office:value="0.901404503312906" calcext:value-type="float">
            <text:p>0,901404503312906</text:p>
          </table:table-cell>
          <table:table-cell table:style-name="Default" office:value-type="float" office:value="0.858497882240649" calcext:value-type="float">
            <text:p>0,858497882240649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15.0387537479401" calcext:value-type="float">
            <text:p>15,0387537479401</text:p>
          </table:table-cell>
          <table:table-cell table:style-name="Default" office:value-type="float" office:value="1.1741938578913" calcext:value-type="float">
            <text:p>1,1741938578913</text:p>
          </table:table-cell>
          <table:table-cell table:style-name="Default" office:value-type="float" office:value="0.892736407110766" calcext:value-type="float">
            <text:p>0,892736407110766</text:p>
          </table:table-cell>
          <table:table-cell table:style-name="Default" office:value-type="float" office:value="0.885704584921941" calcext:value-type="float">
            <text:p>0,885704584921941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4.9973297119141" calcext:value-type="float">
            <text:p>14,9973297119141</text:p>
          </table:table-cell>
          <table:table-cell table:style-name="Default" office:value-type="float" office:value="1.46267943934893" calcext:value-type="float">
            <text:p>1,46267943934893</text:p>
          </table:table-cell>
          <table:table-cell table:style-name="Default" office:value-type="float" office:value="0.890633512467144" calcext:value-type="float">
            <text:p>0,890633512467144</text:p>
          </table:table-cell>
          <table:table-cell table:style-name="Default" office:value-type="float" office:value="0.844112004274231" calcext:value-type="float">
            <text:p>0,844112004274231</text:p>
          </table:table-cell>
          <table:table-cell table:style-name="Default" office:value-type="float" office:value="568" calcext:value-type="float">
            <text:p>568</text:p>
          </table:table-cell>
          <table:table-cell table:style-name="Default" office:value-type="float" office:value="14.8928511142731" calcext:value-type="float">
            <text:p>14,8928511142731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87926578521729" calcext:value-type="float">
            <text:p>5,87926578521729</text:p>
          </table:table-cell>
          <table:table-cell table:style-name="Default" office:value-type="float" office:value="0.431436986921483" calcext:value-type="float">
            <text:p>0,431436986921483</text:p>
          </table:table-cell>
          <table:table-cell table:style-name="Default" office:value-type="float" office:value="0.652320979594924" calcext:value-type="float">
            <text:p>0,652320979594924</text:p>
          </table:table-cell>
          <table:table-cell table:style-name="Default" office:value-type="float" office:value="0.939121215800928" calcext:value-type="float">
            <text:p>0,939121215800928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6.15690445899963" calcext:value-type="float">
            <text:p>6,15690445899963</text:p>
          </table:table-cell>
          <table:table-cell table:style-name="Default" office:value-type="float" office:value="0.501624732958478" calcext:value-type="float">
            <text:p>0,501624732958478</text:p>
          </table:table-cell>
          <table:table-cell table:style-name="Default" office:value-type="float" office:value="0.644662778434921" calcext:value-type="float">
            <text:p>0,644662778434921</text:p>
          </table:table-cell>
          <table:table-cell table:style-name="Default" office:value-type="float" office:value="0.945596798092955" calcext:value-type="float">
            <text:p>0,945596798092955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6.89583516120911" calcext:value-type="float">
            <text:p>6,89583516120911</text:p>
          </table:table-cell>
          <table:table-cell table:style-name="Default" office:value-type="float" office:value="0.545994175433533" calcext:value-type="float">
            <text:p>0,545994175433533</text:p>
          </table:table-cell>
          <table:table-cell table:style-name="Default" office:value-type="float" office:value="0.636396790576888" calcext:value-type="float">
            <text:p>0,636396790576888</text:p>
          </table:table-cell>
          <table:table-cell table:style-name="Default" office:value-type="float" office:value="0.940164803861172" calcext:value-type="float">
            <text:p>0,940164803861172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7.50251698493958" calcext:value-type="float">
            <text:p>7,50251698493958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9258437156677" calcext:value-type="float">
            <text:p>20,9258437156677</text:p>
          </table:table-cell>
          <table:table-cell table:style-name="Default" office:value-type="float" office:value="1.8204371411942" calcext:value-type="float">
            <text:p>1,8204371411942</text:p>
          </table:table-cell>
          <table:table-cell table:style-name="Default" office:value-type="float" office:value="0.824195460902804" calcext:value-type="float">
            <text:p>0,824195460902804</text:p>
          </table:table-cell>
          <table:table-cell table:style-name="Default" office:value-type="float" office:value="0.933590716053869" calcext:value-type="float">
            <text:p>0,93359071605386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451694965363" calcext:value-type="float">
            <text:p>20,1451694965363</text:p>
          </table:table-cell>
          <table:table-cell table:style-name="Default" office:value-type="float" office:value="1.89382829113212" calcext:value-type="float">
            <text:p>1,89382829113212</text:p>
          </table:table-cell>
          <table:table-cell table:style-name="Default" office:value-type="float" office:value="0.825314913047959" calcext:value-type="float">
            <text:p>0,825314913047959</text:p>
          </table:table-cell>
          <table:table-cell table:style-name="Default" office:value-type="float" office:value="0.932940797561319" calcext:value-type="float">
            <text:p>0,93294079756131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893664360046" calcext:value-type="float">
            <text:p>20,0893664360046</text:p>
          </table:table-cell>
          <table:table-cell table:style-name="Default" office:value-type="float" office:value="2.90637891323113" calcext:value-type="float">
            <text:p>2,90637891323113</text:p>
          </table:table-cell>
          <table:table-cell table:style-name="Default" office:value-type="float" office:value="0.808468988656858" calcext:value-type="float">
            <text:p>0,808468988656858</text:p>
          </table:table-cell>
          <table:table-cell table:style-name="Default" office:value-type="float" office:value="0.917401786520731" calcext:value-type="float">
            <text:p>0,917401786520731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126508712769" calcext:value-type="float">
            <text:p>20,1126508712769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807681560516" calcext:value-type="float">
            <text:p>25,7807681560516</text:p>
          </table:table-cell>
          <table:table-cell table:style-name="Default" office:value-type="float" office:value="0.602635950449761" calcext:value-type="float">
            <text:p>0,602635950449761</text:p>
          </table:table-cell>
          <table:table-cell table:style-name="Default" office:value-type="float" office:value="0.850511231849188" calcext:value-type="float">
            <text:p>0,850511231849188</text:p>
          </table:table-cell>
          <table:table-cell table:style-name="Default" office:value-type="float" office:value="0.955728289598412" calcext:value-type="float">
            <text:p>0,955728289598412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43036031723" calcext:value-type="float">
            <text:p>25,743036031723</text:p>
          </table:table-cell>
          <table:table-cell table:style-name="Default" office:value-type="float" office:value="2.16195068645969" calcext:value-type="float">
            <text:p>2,16195068645969</text:p>
          </table:table-cell>
          <table:table-cell table:style-name="Default" office:value-type="float" office:value="0.832576593963541" calcext:value-type="float">
            <text:p>0,832576593963541</text:p>
          </table:table-cell>
          <table:table-cell table:style-name="Default" office:value-type="float" office:value="0.947919389260235" calcext:value-type="float">
            <text:p>0,947919389260235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251579761505" calcext:value-type="float">
            <text:p>25,7251579761505</text:p>
          </table:table-cell>
          <table:table-cell table:style-name="Default" office:value-type="float" office:value="1.20167578588027" calcext:value-type="float">
            <text:p>1,20167578588027</text:p>
          </table:table-cell>
          <table:table-cell table:style-name="Default" office:value-type="float" office:value="0.831023092791722" calcext:value-type="float">
            <text:p>0,831023092791722</text:p>
          </table:table-cell>
          <table:table-cell table:style-name="Default" office:value-type="float" office:value="0.943382277165171" calcext:value-type="float">
            <text:p>0,943382277165171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8696765899658" calcext:value-type="float">
            <text:p>25,8696765899658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951891899109" calcext:value-type="float">
            <text:p>10,9951891899109</text:p>
          </table:table-cell>
          <table:table-cell table:style-name="Default" office:value-type="float" office:value="1.96132829955011" calcext:value-type="float">
            <text:p>1,96132829955011</text:p>
          </table:table-cell>
          <table:table-cell table:style-name="Default" office:value-type="float" office:value="0.88997022079992" calcext:value-type="float">
            <text:p>0,88997022079992</text:p>
          </table:table-cell>
          <table:table-cell table:style-name="Default" office:value-type="float" office:value="0.849825555844552" calcext:value-type="float">
            <text:p>0,849825555844552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1.0470254421234" calcext:value-type="float">
            <text:p>11,0470254421234</text:p>
          </table:table-cell>
          <table:table-cell table:style-name="Default" office:value-type="float" office:value="2.13921398140217" calcext:value-type="float">
            <text:p>2,13921398140217</text:p>
          </table:table-cell>
          <table:table-cell table:style-name="Default" office:value-type="float" office:value="0.905940330874963" calcext:value-type="float">
            <text:p>0,905940330874963</text:p>
          </table:table-cell>
          <table:table-cell table:style-name="Default" office:value-type="float" office:value="0.886711244697244" calcext:value-type="float">
            <text:p>0,886711244697244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1.0024497509003" calcext:value-type="float">
            <text:p>11,0024497509003</text:p>
          </table:table-cell>
          <table:table-cell table:style-name="Default" office:value-type="float" office:value="2.33922593329028" calcext:value-type="float">
            <text:p>2,33922593329028</text:p>
          </table:table-cell>
          <table:table-cell table:style-name="Default" office:value-type="float" office:value="0.878552493611578" calcext:value-type="float">
            <text:p>0,878552493611578</text:p>
          </table:table-cell>
          <table:table-cell table:style-name="Default" office:value-type="float" office:value="0.819508717176065" calcext:value-type="float">
            <text:p>0,819508717176065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1.0502860546112" calcext:value-type="float">
            <text:p>11,0502860546112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83972454071" calcext:value-type="float">
            <text:p>15,083972454071</text:p>
          </table:table-cell>
          <table:table-cell table:style-name="Default" office:value-type="float" office:value="1.35068897675681" calcext:value-type="float">
            <text:p>1,35068897675681</text:p>
          </table:table-cell>
          <table:table-cell table:style-name="Default" office:value-type="float" office:value="0.893861625718881" calcext:value-type="float">
            <text:p>0,893861625718881</text:p>
          </table:table-cell>
          <table:table-cell table:style-name="Default" office:value-type="float" office:value="0.841728100732579" calcext:value-type="float">
            <text:p>0,841728100732579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15.078405380249" calcext:value-type="float">
            <text:p>15,078405380249</text:p>
          </table:table-cell>
          <table:table-cell table:style-name="Default" office:value-type="float" office:value="1.24922404537676" calcext:value-type="float">
            <text:p>1,24922404537676</text:p>
          </table:table-cell>
          <table:table-cell table:style-name="Default" office:value-type="float" office:value="0.88562899579735" calcext:value-type="float">
            <text:p>0,88562899579735</text:p>
          </table:table-cell>
          <table:table-cell table:style-name="Default" office:value-type="float" office:value="0.851158138738394" calcext:value-type="float">
            <text:p>0,851158138738394</text:p>
          </table:table-cell>
          <table:table-cell table:style-name="Default" office:value-type="float" office:value="574" calcext:value-type="float">
            <text:p>574</text:p>
          </table:table-cell>
          <table:table-cell table:style-name="Default" office:value-type="float" office:value="15.0251619815826" calcext:value-type="float">
            <text:p>15,0251619815826</text:p>
          </table:table-cell>
          <table:table-cell table:style-name="Default" office:value-type="float" office:value="1.48940817079589" calcext:value-type="float">
            <text:p>1,48940817079589</text:p>
          </table:table-cell>
          <table:table-cell table:style-name="Default" office:value-type="float" office:value="0.88453649122231" calcext:value-type="float">
            <text:p>0,88453649122231</text:p>
          </table:table-cell>
          <table:table-cell table:style-name="Default" office:value-type="float" office:value="0.849682910153948" calcext:value-type="float">
            <text:p>0,849682910153948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5.0569636821747" calcext:value-type="float">
            <text:p>15,0569636821747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5506911277771" calcext:value-type="float">
            <text:p>5,5506911277771</text:p>
          </table:table-cell>
          <table:table-cell table:style-name="Default" office:value-type="float" office:value="0.441368690163235" calcext:value-type="float">
            <text:p>0,441368690163235</text:p>
          </table:table-cell>
          <table:table-cell table:style-name="Default" office:value-type="float" office:value="0.64894627907759" calcext:value-type="float">
            <text:p>0,64894627907759</text:p>
          </table:table-cell>
          <table:table-cell table:style-name="Default" office:value-type="float" office:value="0.93705355786778" calcext:value-type="float">
            <text:p>0,93705355786778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6.41679787635803" calcext:value-type="float">
            <text:p>6,41679787635803</text:p>
          </table:table-cell>
          <table:table-cell table:style-name="Default" office:value-type="float" office:value="0.571062651897103" calcext:value-type="float">
            <text:p>0,571062651897103</text:p>
          </table:table-cell>
          <table:table-cell table:style-name="Default" office:value-type="float" office:value="0.646965010366661" calcext:value-type="float">
            <text:p>0,646965010366661</text:p>
          </table:table-cell>
          <table:table-cell table:style-name="Default" office:value-type="float" office:value="0.942644550875602" calcext:value-type="float">
            <text:p>0,942644550875602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6.85016345977783" calcext:value-type="float">
            <text:p>6,85016345977783</text:p>
          </table:table-cell>
          <table:table-cell table:style-name="Default" office:value-type="float" office:value="0.394469236663187" calcext:value-type="float">
            <text:p>0,394469236663187</text:p>
          </table:table-cell>
          <table:table-cell table:style-name="Default" office:value-type="float" office:value="0.646003099375812" calcext:value-type="float">
            <text:p>0,646003099375812</text:p>
          </table:table-cell>
          <table:table-cell table:style-name="Default" office:value-type="float" office:value="0.943364658241347" calcext:value-type="float">
            <text:p>0,943364658241347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8.30843734741211" calcext:value-type="float">
            <text:p>8,30843734741211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8555731773376" calcext:value-type="float">
            <text:p>20,8555731773376</text:p>
          </table:table-cell>
          <table:table-cell table:style-name="Default" office:value-type="float" office:value="1.93108149448028" calcext:value-type="float">
            <text:p>1,93108149448028</text:p>
          </table:table-cell>
          <table:table-cell table:style-name="Default" office:value-type="float" office:value="0.830211919250452" calcext:value-type="float">
            <text:p>0,830211919250452</text:p>
          </table:table-cell>
          <table:table-cell table:style-name="Default" office:value-type="float" office:value="0.931858153707718" calcext:value-type="float">
            <text:p>0,931858153707718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046007633209" calcext:value-type="float">
            <text:p>20,0046007633209</text:p>
          </table:table-cell>
          <table:table-cell table:style-name="Default" office:value-type="float" office:value="1.46734741866934" calcext:value-type="float">
            <text:p>1,46734741866934</text:p>
          </table:table-cell>
          <table:table-cell table:style-name="Default" office:value-type="float" office:value="0.828010210333547" calcext:value-type="float">
            <text:p>0,828010210333547</text:p>
          </table:table-cell>
          <table:table-cell table:style-name="Default" office:value-type="float" office:value="0.930620186090161" calcext:value-type="float">
            <text:p>0,930620186090161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19.8915820121765" calcext:value-type="float">
            <text:p>19,8915820121765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69581417359031" calcext:value-type="float">
            <text:p>0,669581417359031</text:p>
          </table:table-cell>
          <table:table-cell table:style-name="Default" office:value-type="float" office:value="0.901419399804313" calcext:value-type="float">
            <text:p>0,901419399804313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19.952431678772" calcext:value-type="float">
            <text:p>19,952431678772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643072128296" calcext:value-type="float">
            <text:p>25,5643072128296</text:p>
          </table:table-cell>
          <table:table-cell table:style-name="Default" office:value-type="float" office:value="1.11461988239436" calcext:value-type="float">
            <text:p>1,11461988239436</text:p>
          </table:table-cell>
          <table:table-cell table:style-name="Default" office:value-type="float" office:value="0.84240560229115" calcext:value-type="float">
            <text:p>0,84240560229115</text:p>
          </table:table-cell>
          <table:table-cell table:style-name="Default" office:value-type="float" office:value="0.95518865820255" calcext:value-type="float">
            <text:p>0,95518865820255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96321105957" calcext:value-type="float">
            <text:p>25,596321105957</text:p>
          </table:table-cell>
          <table:table-cell table:style-name="Default" office:value-type="float" office:value="1.02691244713062" calcext:value-type="float">
            <text:p>1,02691244713062</text:p>
          </table:table-cell>
          <table:table-cell table:style-name="Default" office:value-type="float" office:value="0.839277821755249" calcext:value-type="float">
            <text:p>0,839277821755249</text:p>
          </table:table-cell>
          <table:table-cell table:style-name="Default" office:value-type="float" office:value="0.953654188948307" calcext:value-type="float">
            <text:p>0,953654188948307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4779360294342" calcext:value-type="float">
            <text:p>25,4779360294342</text:p>
          </table:table-cell>
          <table:table-cell table:style-name="Default" office:value-type="float" office:value="0.894020518905445" calcext:value-type="float">
            <text:p>0,894020518905445</text:p>
          </table:table-cell>
          <table:table-cell table:style-name="Default" office:value-type="float" office:value="0.842508161273684" calcext:value-type="float">
            <text:p>0,842508161273684</text:p>
          </table:table-cell>
          <table:table-cell table:style-name="Default" office:value-type="float" office:value="0.944629513319411" calcext:value-type="float">
            <text:p>0,944629513319411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667095661163" calcext:value-type="float">
            <text:p>25,7667095661163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055106639862" calcext:value-type="float">
            <text:p>10,9055106639862</text:p>
          </table:table-cell>
          <table:table-cell table:style-name="Default" office:value-type="float" office:value="1.55341384610996" calcext:value-type="float">
            <text:p>1,55341384610996</text:p>
          </table:table-cell>
          <table:table-cell table:style-name="Default" office:value-type="float" office:value="0.899203900544056" calcext:value-type="float">
            <text:p>0,899203900544056</text:p>
          </table:table-cell>
          <table:table-cell table:style-name="Default" office:value-type="float" office:value="0.858469784947006" calcext:value-type="float">
            <text:p>0,858469784947006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044744968414" calcext:value-type="float">
            <text:p>10,9044744968414</text:p>
          </table:table-cell>
          <table:table-cell table:style-name="Default" office:value-type="float" office:value="1.18751964977636" calcext:value-type="float">
            <text:p>1,18751964977636</text:p>
          </table:table-cell>
          <table:table-cell table:style-name="Default" office:value-type="float" office:value="0.892620834607377" calcext:value-type="float">
            <text:p>0,892620834607377</text:p>
          </table:table-cell>
          <table:table-cell table:style-name="Default" office:value-type="float" office:value="0.871625282770384" calcext:value-type="float">
            <text:p>0,871625282770384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8964157104492" calcext:value-type="float">
            <text:p>10,8964157104492</text:p>
          </table:table-cell>
          <table:table-cell table:style-name="Default" office:value-type="float" office:value="2.37635263386451" calcext:value-type="float">
            <text:p>2,37635263386451</text:p>
          </table:table-cell>
          <table:table-cell table:style-name="Default" office:value-type="float" office:value="0.882205796990465" calcext:value-type="float">
            <text:p>0,882205796990465</text:p>
          </table:table-cell>
          <table:table-cell table:style-name="Default" office:value-type="float" office:value="0.856170628765874" calcext:value-type="float">
            <text:p>0,856170628765874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10.9613344669342" calcext:value-type="float">
            <text:p>10,9613344669342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4.9808328151703" calcext:value-type="float">
            <text:p>14,9808328151703</text:p>
          </table:table-cell>
          <table:table-cell table:style-name="Default" office:value-type="float" office:value="0.835915598889541" calcext:value-type="float">
            <text:p>0,835915598889541</text:p>
          </table:table-cell>
          <table:table-cell table:style-name="Default" office:value-type="float" office:value="0.892218572052566" calcext:value-type="float">
            <text:p>0,892218572052566</text:p>
          </table:table-cell>
          <table:table-cell table:style-name="Default" office:value-type="float" office:value="0.825474055713659" calcext:value-type="float">
            <text:p>0,825474055713659</text:p>
          </table:table-cell>
          <table:table-cell table:style-name="Default" office:value-type="float" office:value="578" calcext:value-type="float">
            <text:p>578</text:p>
          </table:table-cell>
          <table:table-cell table:style-name="Default" office:value-type="float" office:value="15.0090394020081" calcext:value-type="float">
            <text:p>15,0090394020081</text:p>
          </table:table-cell>
          <table:table-cell table:style-name="Default" office:value-type="float" office:value="1.03660563033513" calcext:value-type="float">
            <text:p>1,03660563033513</text:p>
          </table:table-cell>
          <table:table-cell table:style-name="Default" office:value-type="float" office:value="0.890209169112485" calcext:value-type="float">
            <text:p>0,890209169112485</text:p>
          </table:table-cell>
          <table:table-cell table:style-name="Default" office:value-type="float" office:value="0.845526508088187" calcext:value-type="float">
            <text:p>0,845526508088187</text:p>
          </table:table-cell>
          <table:table-cell table:style-name="Default" office:value-type="float" office:value="568" calcext:value-type="float">
            <text:p>568</text:p>
          </table:table-cell>
          <table:table-cell table:style-name="Default" office:value-type="float" office:value="14.858166217804" calcext:value-type="float">
            <text:p>14,858166217804</text:p>
          </table:table-cell>
          <table:table-cell table:style-name="Default" office:value-type="float" office:value="0.433129724825446" calcext:value-type="float">
            <text:p>0,433129724825446</text:p>
          </table:table-cell>
          <table:table-cell table:style-name="Default" office:value-type="float" office:value="0.875235718923377" calcext:value-type="float">
            <text:p>0,875235718923377</text:p>
          </table:table-cell>
          <table:table-cell table:style-name="Default" office:value-type="float" office:value="0.811196213490197" calcext:value-type="float">
            <text:p>0,811196213490197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4.9698259830475" calcext:value-type="float">
            <text:p>14,9698259830475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67210102081299" calcext:value-type="float">
            <text:p>5,67210102081299</text:p>
          </table:table-cell>
          <table:table-cell table:style-name="Default" office:value-type="float" office:value="0.336412079567208" calcext:value-type="float">
            <text:p>0,336412079567208</text:p>
          </table:table-cell>
          <table:table-cell table:style-name="Default" office:value-type="float" office:value="0.649024360886229" calcext:value-type="float">
            <text:p>0,649024360886229</text:p>
          </table:table-cell>
          <table:table-cell table:style-name="Default" office:value-type="float" office:value="0.932717540123222" calcext:value-type="float">
            <text:p>0,932717540123222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6.35973143577576" calcext:value-type="float">
            <text:p>6,35973143577576</text:p>
          </table:table-cell>
          <table:table-cell table:style-name="Default" office:value-type="float" office:value="0.397475719628992" calcext:value-type="float">
            <text:p>0,397475719628992</text:p>
          </table:table-cell>
          <table:table-cell table:style-name="Default" office:value-type="float" office:value="0.637109469105442" calcext:value-type="float">
            <text:p>0,637109469105442</text:p>
          </table:table-cell>
          <table:table-cell table:style-name="Default" office:value-type="float" office:value="0.943479811886936" calcext:value-type="float">
            <text:p>0,943479811886936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6.80784177780151" calcext:value-type="float">
            <text:p>6,80784177780151</text:p>
          </table:table-cell>
          <table:table-cell table:style-name="Default" office:value-type="float" office:value="0.331630329834657" calcext:value-type="float">
            <text:p>0,331630329834657</text:p>
          </table:table-cell>
          <table:table-cell table:style-name="Default" office:value-type="float" office:value="0.655531021992225" calcext:value-type="float">
            <text:p>0,655531021992225</text:p>
          </table:table-cell>
          <table:table-cell table:style-name="Default" office:value-type="float" office:value="0.950915494716858" calcext:value-type="float">
            <text:p>0,950915494716858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7.88836550712585" calcext:value-type="float">
            <text:p>7,88836550712585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8693735599518" calcext:value-type="float">
            <text:p>20,8693735599518</text:p>
          </table:table-cell>
          <table:table-cell table:style-name="Default" office:value-type="float" office:value="1.92552884179841" calcext:value-type="float">
            <text:p>1,92552884179841</text:p>
          </table:table-cell>
          <table:table-cell table:style-name="Default" office:value-type="float" office:value="0.774841180840645" calcext:value-type="float">
            <text:p>0,774841180840645</text:p>
          </table:table-cell>
          <table:table-cell table:style-name="Default" office:value-type="float" office:value="0.917632141500236" calcext:value-type="float">
            <text:p>0,917632141500236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660064220428" calcext:value-type="float">
            <text:p>20,0660064220428</text:p>
          </table:table-cell>
          <table:table-cell table:style-name="Default" office:value-type="float" office:value="2.4022184726716" calcext:value-type="float">
            <text:p>2,4022184726716</text:p>
          </table:table-cell>
          <table:table-cell table:style-name="Default" office:value-type="float" office:value="0.814477811318042" calcext:value-type="float">
            <text:p>0,814477811318042</text:p>
          </table:table-cell>
          <table:table-cell table:style-name="Default" office:value-type="float" office:value="0.924047023476965" calcext:value-type="float">
            <text:p>0,924047023476965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653378009796" calcext:value-type="float">
            <text:p>20,1653378009796</text:p>
          </table:table-cell>
          <table:table-cell table:style-name="Default" office:value-type="float" office:value="2.64516041538002" calcext:value-type="float">
            <text:p>2,64516041538002</text:p>
          </table:table-cell>
          <table:table-cell table:style-name="Default" office:value-type="float" office:value="0.813862525265103" calcext:value-type="float">
            <text:p>0,813862525265103</text:p>
          </table:table-cell>
          <table:table-cell table:style-name="Default" office:value-type="float" office:value="0.922778016512302" calcext:value-type="float">
            <text:p>0,922778016512302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954975128174" calcext:value-type="float">
            <text:p>20,1954975128174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628090381622" calcext:value-type="float">
            <text:p>25,7628090381622</text:p>
          </table:table-cell>
          <table:table-cell table:style-name="Default" office:value-type="float" office:value="1.7554393049624" calcext:value-type="float">
            <text:p>1,7554393049624</text:p>
          </table:table-cell>
          <table:table-cell table:style-name="Default" office:value-type="float" office:value="0.827111005492979" calcext:value-type="float">
            <text:p>0,827111005492979</text:p>
          </table:table-cell>
          <table:table-cell table:style-name="Default" office:value-type="float" office:value="0.954931052071122" calcext:value-type="float">
            <text:p>0,954931052071122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062203884125" calcext:value-type="float">
            <text:p>25,7062203884125</text:p>
          </table:table-cell>
          <table:table-cell table:style-name="Default" office:value-type="float" office:value="0.59338787503309" calcext:value-type="float">
            <text:p>0,59338787503309</text:p>
          </table:table-cell>
          <table:table-cell table:style-name="Default" office:value-type="float" office:value="0.861703719967413" calcext:value-type="float">
            <text:p>0,861703719967413</text:p>
          </table:table-cell>
          <table:table-cell table:style-name="Default" office:value-type="float" office:value="0.952870951044881" calcext:value-type="float">
            <text:p>0,952870951044881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362728118896" calcext:value-type="float">
            <text:p>25,7362728118896</text:p>
          </table:table-cell>
          <table:table-cell table:style-name="Default" office:value-type="float" office:value="1.15942592342505" calcext:value-type="float">
            <text:p>1,15942592342505</text:p>
          </table:table-cell>
          <table:table-cell table:style-name="Default" office:value-type="float" office:value="0.834272507371021" calcext:value-type="float">
            <text:p>0,834272507371021</text:p>
          </table:table-cell>
          <table:table-cell table:style-name="Default" office:value-type="float" office:value="0.945345052524186" calcext:value-type="float">
            <text:p>0,945345052524186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791237831116" calcext:value-type="float">
            <text:p>25,7791237831116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8903796672821" calcext:value-type="float">
            <text:p>10,8903796672821</text:p>
          </table:table-cell>
          <table:table-cell table:style-name="Default" office:value-type="float" office:value="1.4811004786437" calcext:value-type="float">
            <text:p>1,4811004786437</text:p>
          </table:table-cell>
          <table:table-cell table:style-name="Default" office:value-type="float" office:value="0.898785647028354" calcext:value-type="float">
            <text:p>0,898785647028354</text:p>
          </table:table-cell>
          <table:table-cell table:style-name="Default" office:value-type="float" office:value="0.874470286039727" calcext:value-type="float">
            <text:p>0,874470286039727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259610176086" calcext:value-type="float">
            <text:p>10,9259610176086</text:p>
          </table:table-cell>
          <table:table-cell table:style-name="Default" office:value-type="float" office:value="1.86704719445694" calcext:value-type="float">
            <text:p>1,86704719445694</text:p>
          </table:table-cell>
          <table:table-cell table:style-name="Default" office:value-type="float" office:value="0.896675996862773" calcext:value-type="float">
            <text:p>0,896675996862773</text:p>
          </table:table-cell>
          <table:table-cell table:style-name="Default" office:value-type="float" office:value="0.860695075835973" calcext:value-type="float">
            <text:p>0,860695075835973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02147769928" calcext:value-type="float">
            <text:p>10,902147769928</text:p>
          </table:table-cell>
          <table:table-cell table:style-name="Default" office:value-type="float" office:value="2.47123363199507" calcext:value-type="float">
            <text:p>2,47123363199507</text:p>
          </table:table-cell>
          <table:table-cell table:style-name="Default" office:value-type="float" office:value="0.907188933232753" calcext:value-type="float">
            <text:p>0,907188933232753</text:p>
          </table:table-cell>
          <table:table-cell table:style-name="Default" office:value-type="float" office:value="0.866048078451794" calcext:value-type="float">
            <text:p>0,866048078451794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10.8950657844543" calcext:value-type="float">
            <text:p>10,8950657844543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4.9505019187927" calcext:value-type="float">
            <text:p>14,9505019187927</text:p>
          </table:table-cell>
          <table:table-cell table:style-name="Default" office:value-type="float" office:value="1.15370506122182" calcext:value-type="float">
            <text:p>1,15370506122182</text:p>
          </table:table-cell>
          <table:table-cell table:style-name="Default" office:value-type="float" office:value="0.891529826127785" calcext:value-type="float">
            <text:p>0,891529826127785</text:p>
          </table:table-cell>
          <table:table-cell table:style-name="Default" office:value-type="float" office:value="0.8604514589833" calcext:value-type="float">
            <text:p>0,8604514589833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14.9497365951538" calcext:value-type="float">
            <text:p>14,9497365951538</text:p>
          </table:table-cell>
          <table:table-cell table:style-name="Default" office:value-type="float" office:value="0.567311211213189" calcext:value-type="float">
            <text:p>0,567311211213189</text:p>
          </table:table-cell>
          <table:table-cell table:style-name="Default" office:value-type="float" office:value="0.895864031536531" calcext:value-type="float">
            <text:p>0,895864031536531</text:p>
          </table:table-cell>
          <table:table-cell table:style-name="Default" office:value-type="float" office:value="0.840333504705277" calcext:value-type="float">
            <text:p>0,840333504705277</text:p>
          </table:table-cell>
          <table:table-cell table:style-name="Default" office:value-type="float" office:value="572" calcext:value-type="float">
            <text:p>572</text:p>
          </table:table-cell>
          <table:table-cell table:style-name="Default" office:value-type="float" office:value="14.9172139167786" calcext:value-type="float">
            <text:p>14,9172139167786</text:p>
          </table:table-cell>
          <table:table-cell table:style-name="Default" office:value-type="float" office:value="0.821560248644832" calcext:value-type="float">
            <text:p>0,821560248644832</text:p>
          </table:table-cell>
          <table:table-cell table:style-name="Default" office:value-type="float" office:value="0.897827129915899" calcext:value-type="float">
            <text:p>0,897827129915899</text:p>
          </table:table-cell>
          <table:table-cell table:style-name="Default" office:value-type="float" office:value="0.854384869042258" calcext:value-type="float">
            <text:p>0,854384869042258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4.9412603378296" calcext:value-type="float">
            <text:p>14,9412603378296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73613810539246" calcext:value-type="float">
            <text:p>5,73613810539246</text:p>
          </table:table-cell>
          <table:table-cell table:style-name="Default" office:value-type="float" office:value="0.534301786392958" calcext:value-type="float">
            <text:p>0,534301786392958</text:p>
          </table:table-cell>
          <table:table-cell table:style-name="Default" office:value-type="float" office:value="0.651398841346318" calcext:value-type="float">
            <text:p>0,651398841346318</text:p>
          </table:table-cell>
          <table:table-cell table:style-name="Default" office:value-type="float" office:value="0.938134175365836" calcext:value-type="float">
            <text:p>0,938134175365836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6.36555528640747" calcext:value-type="float">
            <text:p>6,36555528640747</text:p>
          </table:table-cell>
          <table:table-cell table:style-name="Default" office:value-type="float" office:value="0.309943103439624" calcext:value-type="float">
            <text:p>0,309943103439624</text:p>
          </table:table-cell>
          <table:table-cell table:style-name="Default" office:value-type="float" office:value="0.655310285653274" calcext:value-type="float">
            <text:p>0,655310285653274</text:p>
          </table:table-cell>
          <table:table-cell table:style-name="Default" office:value-type="float" office:value="0.948596292161564" calcext:value-type="float">
            <text:p>0,948596292161564</text:p>
          </table:table-cell>
          <table:table-cell table:style-name="Default" office:value-type="float" office:value="174" calcext:value-type="float">
            <text:p>174</text:p>
          </table:table-cell>
          <table:table-cell table:style-name="Default" office:value-type="float" office:value="7.79027485847473" calcext:value-type="float">
            <text:p>7,79027485847473</text:p>
          </table:table-cell>
          <table:table-cell table:style-name="Default" office:value-type="float" office:value="0.428376866590412" calcext:value-type="float">
            <text:p>0,428376866590412</text:p>
          </table:table-cell>
          <table:table-cell table:style-name="Default" office:value-type="float" office:value="0.65404218391291" calcext:value-type="float">
            <text:p>0,65404218391291</text:p>
          </table:table-cell>
          <table:table-cell table:style-name="Default" office:value-type="float" office:value="0.946877766302744" calcext:value-type="float">
            <text:p>0,946877766302744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7.98221850395203" calcext:value-type="float">
            <text:p>7,98221850395203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1.2678184509277" calcext:value-type="float">
            <text:p>21,2678184509277</text:p>
          </table:table-cell>
          <table:table-cell table:style-name="Default" office:value-type="float" office:value="2.69445647346079" calcext:value-type="float">
            <text:p>2,69445647346079</text:p>
          </table:table-cell>
          <table:table-cell table:style-name="Default" office:value-type="float" office:value="0.807188542687528" calcext:value-type="float">
            <text:p>0,807188542687528</text:p>
          </table:table-cell>
          <table:table-cell table:style-name="Default" office:value-type="float" office:value="0.92036340721001" calcext:value-type="float">
            <text:p>0,92036340721001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689140796661" calcext:value-type="float">
            <text:p>20,1689140796661</text:p>
          </table:table-cell>
          <table:table-cell table:style-name="Default" office:value-type="float" office:value="1.50305752071763" calcext:value-type="float">
            <text:p>1,50305752071763</text:p>
          </table:table-cell>
          <table:table-cell table:style-name="Default" office:value-type="float" office:value="0.833029067110966" calcext:value-type="float">
            <text:p>0,833029067110966</text:p>
          </table:table-cell>
          <table:table-cell table:style-name="Default" office:value-type="float" office:value="0.937780311839205" calcext:value-type="float">
            <text:p>0,937780311839205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177488327026" calcext:value-type="float">
            <text:p>20,0177488327026</text:p>
          </table:table-cell>
          <table:table-cell table:style-name="Default" office:value-type="float" office:value="2.15884572159133" calcext:value-type="float">
            <text:p>2,15884572159133</text:p>
          </table:table-cell>
          <table:table-cell table:style-name="Default" office:value-type="float" office:value="0.821394607823009" calcext:value-type="float">
            <text:p>0,821394607823009</text:p>
          </table:table-cell>
          <table:table-cell table:style-name="Default" office:value-type="float" office:value="0.932296035595755" calcext:value-type="float">
            <text:p>0,932296035595755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19.9233996868134" calcext:value-type="float">
            <text:p>19,9233996868134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488516330719" calcext:value-type="float">
            <text:p>25,6488516330719</text:p>
          </table:table-cell>
          <table:table-cell table:style-name="Default" office:value-type="float" office:value="0.978717454989698" calcext:value-type="float">
            <text:p>0,978717454989698</text:p>
          </table:table-cell>
          <table:table-cell table:style-name="Default" office:value-type="float" office:value="0.839821851018397" calcext:value-type="float">
            <text:p>0,839821851018397</text:p>
          </table:table-cell>
          <table:table-cell table:style-name="Default" office:value-type="float" office:value="0.954738340457957" calcext:value-type="float">
            <text:p>0,954738340457957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557072162628" calcext:value-type="float">
            <text:p>25,5557072162628</text:p>
          </table:table-cell>
          <table:table-cell table:style-name="Default" office:value-type="float" office:value="2.02644125611471" calcext:value-type="float">
            <text:p>2,02644125611471</text:p>
          </table:table-cell>
          <table:table-cell table:style-name="Default" office:value-type="float" office:value="0.821446179153305" calcext:value-type="float">
            <text:p>0,821446179153305</text:p>
          </table:table-cell>
          <table:table-cell table:style-name="Default" office:value-type="float" office:value="0.948977615201301" calcext:value-type="float">
            <text:p>0,948977615201301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059527397156" calcext:value-type="float">
            <text:p>25,6059527397156</text:p>
          </table:table-cell>
          <table:table-cell table:style-name="Default" office:value-type="float" office:value="0.710377891114392" calcext:value-type="float">
            <text:p>0,710377891114392</text:p>
          </table:table-cell>
          <table:table-cell table:style-name="Default" office:value-type="float" office:value="0.848593114443393" calcext:value-type="float">
            <text:p>0,848593114443393</text:p>
          </table:table-cell>
          <table:table-cell table:style-name="Default" office:value-type="float" office:value="0.953965840092803" calcext:value-type="float">
            <text:p>0,953965840092803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293110847473" calcext:value-type="float">
            <text:p>25,6293110847473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844007492065" calcext:value-type="float">
            <text:p>10,9844007492065</text:p>
          </table:table-cell>
          <table:table-cell table:style-name="Default" office:value-type="float" office:value="1.48684700878508" calcext:value-type="float">
            <text:p>1,48684700878508</text:p>
          </table:table-cell>
          <table:table-cell table:style-name="Default" office:value-type="float" office:value="0.879051546170569" calcext:value-type="float">
            <text:p>0,879051546170569</text:p>
          </table:table-cell>
          <table:table-cell table:style-name="Default" office:value-type="float" office:value="0.878900556411427" calcext:value-type="float">
            <text:p>0,878900556411427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1.0218830108643" calcext:value-type="float">
            <text:p>11,0218830108643</text:p>
          </table:table-cell>
          <table:table-cell table:style-name="Default" office:value-type="float" office:value="1.83745902256027" calcext:value-type="float">
            <text:p>1,83745902256027</text:p>
          </table:table-cell>
          <table:table-cell table:style-name="Default" office:value-type="float" office:value="0.878075322363324" calcext:value-type="float">
            <text:p>0,878075322363324</text:p>
          </table:table-cell>
          <table:table-cell table:style-name="Default" office:value-type="float" office:value="0.877662469357472" calcext:value-type="float">
            <text:p>0,877662469357472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918973445892" calcext:value-type="float">
            <text:p>10,9918973445892</text:p>
          </table:table-cell>
          <table:table-cell table:style-name="Default" office:value-type="float" office:value="1.78209433328531" calcext:value-type="float">
            <text:p>1,78209433328531</text:p>
          </table:table-cell>
          <table:table-cell table:style-name="Default" office:value-type="float" office:value="0.906755331737121" calcext:value-type="float">
            <text:p>0,906755331737121</text:p>
          </table:table-cell>
          <table:table-cell table:style-name="Default" office:value-type="float" office:value="0.880097781069458" calcext:value-type="float">
            <text:p>0,880097781069458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1.0110671520233" calcext:value-type="float">
            <text:p>11,0110671520233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53013086319" calcext:value-type="float">
            <text:p>15,053013086319</text:p>
          </table:table-cell>
          <table:table-cell table:style-name="Default" office:value-type="float" office:value="0.66837412781894" calcext:value-type="float">
            <text:p>0,66837412781894</text:p>
          </table:table-cell>
          <table:table-cell table:style-name="Default" office:value-type="float" office:value="0.902301419311459" calcext:value-type="float">
            <text:p>0,902301419311459</text:p>
          </table:table-cell>
          <table:table-cell table:style-name="Default" office:value-type="float" office:value="0.883449952124917" calcext:value-type="float">
            <text:p>0,883449952124917</text:p>
          </table:table-cell>
          <table:table-cell table:style-name="Default" office:value-type="float" office:value="574" calcext:value-type="float">
            <text:p>574</text:p>
          </table:table-cell>
          <table:table-cell table:style-name="Default" office:value-type="float" office:value="15.045051574707" calcext:value-type="float">
            <text:p>15,045051574707</text:p>
          </table:table-cell>
          <table:table-cell table:style-name="Default" office:value-type="float" office:value="0.756325868878252" calcext:value-type="float">
            <text:p>0,756325868878252</text:p>
          </table:table-cell>
          <table:table-cell table:style-name="Default" office:value-type="float" office:value="0.896835434430066" calcext:value-type="float">
            <text:p>0,896835434430066</text:p>
          </table:table-cell>
          <table:table-cell table:style-name="Default" office:value-type="float" office:value="0.883035293478985" calcext:value-type="float">
            <text:p>0,883035293478985</text:p>
          </table:table-cell>
          <table:table-cell table:style-name="Default" office:value-type="float" office:value="574" calcext:value-type="float">
            <text:p>574</text:p>
          </table:table-cell>
          <table:table-cell table:style-name="Default" office:value-type="float" office:value="15.0627732276917" calcext:value-type="float">
            <text:p>15,0627732276917</text:p>
          </table:table-cell>
          <table:table-cell table:style-name="Default" office:value-type="float" office:value="0.810449141710585" calcext:value-type="float">
            <text:p>0,810449141710585</text:p>
          </table:table-cell>
          <table:table-cell table:style-name="Default" office:value-type="float" office:value="0.89650351261004" calcext:value-type="float">
            <text:p>0,89650351261004</text:p>
          </table:table-cell>
          <table:table-cell table:style-name="Default" office:value-type="float" office:value="0.856761330705923" calcext:value-type="float">
            <text:p>0,856761330705923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15.0930173397064" calcext:value-type="float">
            <text:p>15,0930173397064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74226641654968" calcext:value-type="float">
            <text:p>5,74226641654968</text:p>
          </table:table-cell>
          <table:table-cell table:style-name="Default" office:value-type="float" office:value="0.31792288699541" calcext:value-type="float">
            <text:p>0,31792288699541</text:p>
          </table:table-cell>
          <table:table-cell table:style-name="Default" office:value-type="float" office:value="0.650375971215909" calcext:value-type="float">
            <text:p>0,650375971215909</text:p>
          </table:table-cell>
          <table:table-cell table:style-name="Default" office:value-type="float" office:value="0.934018859922902" calcext:value-type="float">
            <text:p>0,934018859922902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6.01077651977539" calcext:value-type="float">
            <text:p>6,01077651977539</text:p>
          </table:table-cell>
          <table:table-cell table:style-name="Default" office:value-type="float" office:value="0.436047454535896" calcext:value-type="float">
            <text:p>0,436047454535896</text:p>
          </table:table-cell>
          <table:table-cell table:style-name="Default" office:value-type="float" office:value="0.651176882492035" calcext:value-type="float">
            <text:p>0,651176882492035</text:p>
          </table:table-cell>
          <table:table-cell table:style-name="Default" office:value-type="float" office:value="0.941574745923642" calcext:value-type="float">
            <text:p>0,941574745923642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6.38567352294922" calcext:value-type="float">
            <text:p>6,38567352294922</text:p>
          </table:table-cell>
          <table:table-cell table:style-name="Default" office:value-type="float" office:value="0.445724098047781" calcext:value-type="float">
            <text:p>0,445724098047781</text:p>
          </table:table-cell>
          <table:table-cell table:style-name="Default" office:value-type="float" office:value="0.65121344748172" calcext:value-type="float">
            <text:p>0,65121344748172</text:p>
          </table:table-cell>
          <table:table-cell table:style-name="Default" office:value-type="float" office:value="0.943434165188398" calcext:value-type="float">
            <text:p>0,943434165188398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7.61770820617676" calcext:value-type="float">
            <text:p>7,61770820617676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1.9311745166779" calcext:value-type="float">
            <text:p>21,9311745166779</text:p>
          </table:table-cell>
          <table:table-cell table:style-name="Default" office:value-type="float" office:value="1.46916010077623" calcext:value-type="float">
            <text:p>1,46916010077623</text:p>
          </table:table-cell>
          <table:table-cell table:style-name="Default" office:value-type="float" office:value="0.832308951406415" calcext:value-type="float">
            <text:p>0,832308951406415</text:p>
          </table:table-cell>
          <table:table-cell table:style-name="Default" office:value-type="float" office:value="0.935227790998542" calcext:value-type="float">
            <text:p>0,935227790998542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338021755218" calcext:value-type="float">
            <text:p>20,1338021755218</text:p>
          </table:table-cell>
          <table:table-cell table:style-name="Default" office:value-type="float" office:value="0.831541548377413" calcext:value-type="float">
            <text:p>0,831541548377413</text:p>
          </table:table-cell>
          <table:table-cell table:style-name="Default" office:value-type="float" office:value="0.842463574245113" calcext:value-type="float">
            <text:p>0,842463574245113</text:p>
          </table:table-cell>
          <table:table-cell table:style-name="Default" office:value-type="float" office:value="0.937822390463698" calcext:value-type="float">
            <text:p>0,937822390463698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967711448669" calcext:value-type="float">
            <text:p>20,1967711448669</text:p>
          </table:table-cell>
          <table:table-cell table:style-name="Default" office:value-type="float" office:value="0.967956149624796" calcext:value-type="float">
            <text:p>0,967956149624796</text:p>
          </table:table-cell>
          <table:table-cell table:style-name="Default" office:value-type="float" office:value="0.830263539608728" calcext:value-type="float">
            <text:p>0,830263539608728</text:p>
          </table:table-cell>
          <table:table-cell table:style-name="Default" office:value-type="float" office:value="0.937888254155128" calcext:value-type="float">
            <text:p>0,937888254155128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640529632568" calcext:value-type="float">
            <text:p>20,1640529632568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087787151337" calcext:value-type="float">
            <text:p>25,6087787151337</text:p>
          </table:table-cell>
          <table:table-cell table:style-name="Default" office:value-type="float" office:value="2.02399859953409" calcext:value-type="float">
            <text:p>2,02399859953409</text:p>
          </table:table-cell>
          <table:table-cell table:style-name="Default" office:value-type="float" office:value="0.82544397515015" calcext:value-type="float">
            <text:p>0,82544397515015</text:p>
          </table:table-cell>
          <table:table-cell table:style-name="Default" office:value-type="float" office:value="0.948077622609878" calcext:value-type="float">
            <text:p>0,948077622609878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926917076111" calcext:value-type="float">
            <text:p>25,7926917076111</text:p>
          </table:table-cell>
          <table:table-cell table:style-name="Default" office:value-type="float" office:value="1.13545975849956" calcext:value-type="float">
            <text:p>1,13545975849956</text:p>
          </table:table-cell>
          <table:table-cell table:style-name="Default" office:value-type="float" office:value="0.84011833130349" calcext:value-type="float">
            <text:p>0,84011833130349</text:p>
          </table:table-cell>
          <table:table-cell table:style-name="Default" office:value-type="float" office:value="0.949844226248721" calcext:value-type="float">
            <text:p>0,949844226248721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234087944031" calcext:value-type="float">
            <text:p>25,6234087944031</text:p>
          </table:table-cell>
          <table:table-cell table:style-name="Default" office:value-type="float" office:value="0.788187162153357" calcext:value-type="float">
            <text:p>0,788187162153357</text:p>
          </table:table-cell>
          <table:table-cell table:style-name="Default" office:value-type="float" office:value="0.830373323031643" calcext:value-type="float">
            <text:p>0,830373323031643</text:p>
          </table:table-cell>
          <table:table-cell table:style-name="Default" office:value-type="float" office:value="0.944674517633199" calcext:value-type="float">
            <text:p>0,94467451763319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54823923111" calcext:value-type="float">
            <text:p>25,754823923111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301767349243" calcext:value-type="float">
            <text:p>10,9301767349243</text:p>
          </table:table-cell>
          <table:table-cell table:style-name="Default" office:value-type="float" office:value="1.19360193965232" calcext:value-type="float">
            <text:p>1,19360193965232</text:p>
          </table:table-cell>
          <table:table-cell table:style-name="Default" office:value-type="float" office:value="0.894276263989096" calcext:value-type="float">
            <text:p>0,894276263989096</text:p>
          </table:table-cell>
          <table:table-cell table:style-name="Default" office:value-type="float" office:value="0.832194087834983" calcext:value-type="float">
            <text:p>0,832194087834983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496862888336" calcext:value-type="float">
            <text:p>10,9496862888336</text:p>
          </table:table-cell>
          <table:table-cell table:style-name="Default" office:value-type="float" office:value="1.17320288957962" calcext:value-type="float">
            <text:p>1,17320288957962</text:p>
          </table:table-cell>
          <table:table-cell table:style-name="Default" office:value-type="float" office:value="0.899970710093439" calcext:value-type="float">
            <text:p>0,899970710093439</text:p>
          </table:table-cell>
          <table:table-cell table:style-name="Default" office:value-type="float" office:value="0.834940248203533" calcext:value-type="float">
            <text:p>0,834940248203533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3221616745" calcext:value-type="float">
            <text:p>10,93221616745</text:p>
          </table:table-cell>
          <table:table-cell table:style-name="Default" office:value-type="float" office:value="1.18055544485576" calcext:value-type="float">
            <text:p>1,18055544485576</text:p>
          </table:table-cell>
          <table:table-cell table:style-name="Default" office:value-type="float" office:value="0.900743956994998" calcext:value-type="float">
            <text:p>0,900743956994998</text:p>
          </table:table-cell>
          <table:table-cell table:style-name="Default" office:value-type="float" office:value="0.883024380096146" calcext:value-type="float">
            <text:p>0,883024380096146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0.970668554306" calcext:value-type="float">
            <text:p>10,970668554306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4.9861388206482" calcext:value-type="float">
            <text:p>14,9861388206482</text:p>
          </table:table-cell>
          <table:table-cell table:style-name="Default" office:value-type="float" office:value="0.779244483612327" calcext:value-type="float">
            <text:p>0,779244483612327</text:p>
          </table:table-cell>
          <table:table-cell table:style-name="Default" office:value-type="float" office:value="0.905041013315855" calcext:value-type="float">
            <text:p>0,905041013315855</text:p>
          </table:table-cell>
          <table:table-cell table:style-name="Default" office:value-type="float" office:value="0.91093005395143" calcext:value-type="float">
            <text:p>0,91093005395143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4.9809582233429" calcext:value-type="float">
            <text:p>14,9809582233429</text:p>
          </table:table-cell>
          <table:table-cell table:style-name="Default" office:value-type="float" office:value="0.356433667511164" calcext:value-type="float">
            <text:p>0,356433667511164</text:p>
          </table:table-cell>
          <table:table-cell table:style-name="Default" office:value-type="float" office:value="0.901259691148468" calcext:value-type="float">
            <text:p>0,901259691148468</text:p>
          </table:table-cell>
          <table:table-cell table:style-name="Default" office:value-type="float" office:value="0.855000852764174" calcext:value-type="float">
            <text:p>0,855000852764174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15.0163798332214" calcext:value-type="float">
            <text:p>15,0163798332214</text:p>
          </table:table-cell>
          <table:table-cell table:style-name="Default" office:value-type="float" office:value="2.07298715597557" calcext:value-type="float">
            <text:p>2,07298715597557</text:p>
          </table:table-cell>
          <table:table-cell table:style-name="Default" office:value-type="float" office:value="0.89774564233422" calcext:value-type="float">
            <text:p>0,89774564233422</text:p>
          </table:table-cell>
          <table:table-cell table:style-name="Default" office:value-type="float" office:value="0.869924595315798" calcext:value-type="float">
            <text:p>0,869924595315798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15.0254912376404" calcext:value-type="float">
            <text:p>15,0254912376404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87558221817017" calcext:value-type="float">
            <text:p>5,87558221817017</text:p>
          </table:table-cell>
          <table:table-cell table:style-name="Default" office:value-type="float" office:value="0.49631497210353" calcext:value-type="float">
            <text:p>0,49631497210353</text:p>
          </table:table-cell>
          <table:table-cell table:style-name="Default" office:value-type="float" office:value="0.642455630077072" calcext:value-type="float">
            <text:p>0,642455630077072</text:p>
          </table:table-cell>
          <table:table-cell table:style-name="Default" office:value-type="float" office:value="0.939805101815091" calcext:value-type="float">
            <text:p>0,939805101815091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5.93162441253662" calcext:value-type="float">
            <text:p>5,93162441253662</text:p>
          </table:table-cell>
          <table:table-cell table:style-name="Default" office:value-type="float" office:value="0.461991076414942" calcext:value-type="float">
            <text:p>0,461991076414942</text:p>
          </table:table-cell>
          <table:table-cell table:style-name="Default" office:value-type="float" office:value="0.645009810704252" calcext:value-type="float">
            <text:p>0,645009810704252</text:p>
          </table:table-cell>
          <table:table-cell table:style-name="Default" office:value-type="float" office:value="0.945440874413146" calcext:value-type="float">
            <text:p>0,945440874413146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7.11381196975708" calcext:value-type="float">
            <text:p>7,11381196975708</text:p>
          </table:table-cell>
          <table:table-cell table:style-name="Default" office:value-type="float" office:value="0.496046456205296" calcext:value-type="float">
            <text:p>0,496046456205296</text:p>
          </table:table-cell>
          <table:table-cell table:style-name="Default" office:value-type="float" office:value="0.637012250600196" calcext:value-type="float">
            <text:p>0,637012250600196</text:p>
          </table:table-cell>
          <table:table-cell table:style-name="Default" office:value-type="float" office:value="0.941602633957512" calcext:value-type="float">
            <text:p>0,941602633957512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8.00000214576721" calcext:value-type="float">
            <text:p>8,00000214576721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1.1943781375885" calcext:value-type="float">
            <text:p>21,1943781375885</text:p>
          </table:table-cell>
          <table:table-cell table:style-name="Default" office:value-type="float" office:value="2.57960709346326" calcext:value-type="float">
            <text:p>2,57960709346326</text:p>
          </table:table-cell>
          <table:table-cell table:style-name="Default" office:value-type="float" office:value="0.815818170592082" calcext:value-type="float">
            <text:p>0,815818170592082</text:p>
          </table:table-cell>
          <table:table-cell table:style-name="Default" office:value-type="float" office:value="0.921740642206662" calcext:value-type="float">
            <text:p>0,921740642206662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177077293396" calcext:value-type="float">
            <text:p>20,1177077293396</text:p>
          </table:table-cell>
          <table:table-cell table:style-name="Default" office:value-type="float" office:value="2.05926171296244" calcext:value-type="float">
            <text:p>2,05926171296244</text:p>
          </table:table-cell>
          <table:table-cell table:style-name="Default" office:value-type="float" office:value="0.818894389176162" calcext:value-type="float">
            <text:p>0,818894389176162</text:p>
          </table:table-cell>
          <table:table-cell table:style-name="Default" office:value-type="float" office:value="0.923270936322031" calcext:value-type="float">
            <text:p>0,923270936322031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277745723724" calcext:value-type="float">
            <text:p>20,0277745723724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70157036102883" calcext:value-type="float">
            <text:p>0,670157036102883</text:p>
          </table:table-cell>
          <table:table-cell table:style-name="Default" office:value-type="float" office:value="0.903781166014742" calcext:value-type="float">
            <text:p>0,903781166014742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297346115112" calcext:value-type="float">
            <text:p>20,0297346115112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213290691376" calcext:value-type="float">
            <text:p>25,6213290691376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86647962644166" calcext:value-type="float">
            <text:p>0,686647962644166</text:p>
          </table:table-cell>
          <table:table-cell table:style-name="Default" office:value-type="float" office:value="0.942290096292101" calcext:value-type="float">
            <text:p>0,942290096292101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276669502258" calcext:value-type="float">
            <text:p>25,6276669502258</text:p>
          </table:table-cell>
          <table:table-cell table:style-name="Default" office:value-type="float" office:value="1.0863638258712" calcext:value-type="float">
            <text:p>1,0863638258712</text:p>
          </table:table-cell>
          <table:table-cell table:style-name="Default" office:value-type="float" office:value="0.839411303341792" calcext:value-type="float">
            <text:p>0,839411303341792</text:p>
          </table:table-cell>
          <table:table-cell table:style-name="Default" office:value-type="float" office:value="0.95444822449025" calcext:value-type="float">
            <text:p>0,95444822449025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866962909698" calcext:value-type="float">
            <text:p>25,6866962909698</text:p>
          </table:table-cell>
          <table:table-cell table:style-name="Default" office:value-type="float" office:value="0.605911618442855" calcext:value-type="float">
            <text:p>0,605911618442855</text:p>
          </table:table-cell>
          <table:table-cell table:style-name="Default" office:value-type="float" office:value="0.766741184111196" calcext:value-type="float">
            <text:p>0,766741184111196</text:p>
          </table:table-cell>
          <table:table-cell table:style-name="Default" office:value-type="float" office:value="0.933564950052092" calcext:value-type="float">
            <text:p>0,933564950052092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334807872772" calcext:value-type="float">
            <text:p>25,6334807872772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1.0153183937073" calcext:value-type="float">
            <text:p>11,0153183937073</text:p>
          </table:table-cell>
          <table:table-cell table:style-name="Default" office:value-type="float" office:value="1.73454643719285" calcext:value-type="float">
            <text:p>1,73454643719285</text:p>
          </table:table-cell>
          <table:table-cell table:style-name="Default" office:value-type="float" office:value="0.895047145122807" calcext:value-type="float">
            <text:p>0,895047145122807</text:p>
          </table:table-cell>
          <table:table-cell table:style-name="Default" office:value-type="float" office:value="0.864128590816557" calcext:value-type="float">
            <text:p>0,86412859081655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97670173645" calcext:value-type="float">
            <text:p>10,997670173645</text:p>
          </table:table-cell>
          <table:table-cell table:style-name="Default" office:value-type="float" office:value="2.14160533622621" calcext:value-type="float">
            <text:p>2,14160533622621</text:p>
          </table:table-cell>
          <table:table-cell table:style-name="Default" office:value-type="float" office:value="0.888718244421962" calcext:value-type="float">
            <text:p>0,888718244421962</text:p>
          </table:table-cell>
          <table:table-cell table:style-name="Default" office:value-type="float" office:value="0.843578753915394" calcext:value-type="float">
            <text:p>0,843578753915394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863021373749" calcext:value-type="float">
            <text:p>10,9863021373749</text:p>
          </table:table-cell>
          <table:table-cell table:style-name="Default" office:value-type="float" office:value="2.70902957852988" calcext:value-type="float">
            <text:p>2,70902957852988</text:p>
          </table:table-cell>
          <table:table-cell table:style-name="Default" office:value-type="float" office:value="0.890222218208505" calcext:value-type="float">
            <text:p>0,890222218208505</text:p>
          </table:table-cell>
          <table:table-cell table:style-name="Default" office:value-type="float" office:value="0.825799172621286" calcext:value-type="float">
            <text:p>0,825799172621286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1.0336723327637" calcext:value-type="float">
            <text:p>11,0336723327637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723962783813" calcext:value-type="float">
            <text:p>15,0723962783813</text:p>
          </table:table-cell>
          <table:table-cell table:style-name="Default" office:value-type="float" office:value="1.39757574277545" calcext:value-type="float">
            <text:p>1,39757574277545</text:p>
          </table:table-cell>
          <table:table-cell table:style-name="Default" office:value-type="float" office:value="0.899917277013148" calcext:value-type="float">
            <text:p>0,899917277013148</text:p>
          </table:table-cell>
          <table:table-cell table:style-name="Default" office:value-type="float" office:value="0.881534787439756" calcext:value-type="float">
            <text:p>0,881534787439756</text:p>
          </table:table-cell>
          <table:table-cell table:style-name="Default" office:value-type="float" office:value="580" calcext:value-type="float">
            <text:p>580</text:p>
          </table:table-cell>
          <table:table-cell table:style-name="Default" office:value-type="float" office:value="15.1250991821289" calcext:value-type="float">
            <text:p>15,1250991821289</text:p>
          </table:table-cell>
          <table:table-cell table:style-name="Default" office:value-type="float" office:value="0.506822657901624" calcext:value-type="float">
            <text:p>0,506822657901624</text:p>
          </table:table-cell>
          <table:table-cell table:style-name="Default" office:value-type="float" office:value="0.882786269500367" calcext:value-type="float">
            <text:p>0,882786269500367</text:p>
          </table:table-cell>
          <table:table-cell table:style-name="Default" office:value-type="float" office:value="0.815969537754356" calcext:value-type="float">
            <text:p>0,815969537754356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15.080094575882" calcext:value-type="float">
            <text:p>15,080094575882</text:p>
          </table:table-cell>
          <table:table-cell table:style-name="Default" office:value-type="float" office:value="0.918617204062842" calcext:value-type="float">
            <text:p>0,918617204062842</text:p>
          </table:table-cell>
          <table:table-cell table:style-name="Default" office:value-type="float" office:value="0.89480441436711" calcext:value-type="float">
            <text:p>0,89480441436711</text:p>
          </table:table-cell>
          <table:table-cell table:style-name="Default" office:value-type="float" office:value="0.846336254015237" calcext:value-type="float">
            <text:p>0,846336254015237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15.0686061382294" calcext:value-type="float">
            <text:p>15,0686061382294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93836402893066" calcext:value-type="float">
            <text:p>5,93836402893066</text:p>
          </table:table-cell>
          <table:table-cell table:style-name="Default" office:value-type="float" office:value="0.509342468806683" calcext:value-type="float">
            <text:p>0,509342468806683</text:p>
          </table:table-cell>
          <table:table-cell table:style-name="Default" office:value-type="float" office:value="0.646210701162542" calcext:value-type="float">
            <text:p>0,646210701162542</text:p>
          </table:table-cell>
          <table:table-cell table:style-name="Default" office:value-type="float" office:value="0.934810883929036" calcext:value-type="float">
            <text:p>0,934810883929036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5.7801239490509" calcext:value-type="float">
            <text:p>5,7801239490509</text:p>
          </table:table-cell>
          <table:table-cell table:style-name="Default" office:value-type="float" office:value="0.46110843603096" calcext:value-type="float">
            <text:p>0,46110843603096</text:p>
          </table:table-cell>
          <table:table-cell table:style-name="Default" office:value-type="float" office:value="0.651918163452021" calcext:value-type="float">
            <text:p>0,651918163452021</text:p>
          </table:table-cell>
          <table:table-cell table:style-name="Default" office:value-type="float" office:value="0.944504826319421" calcext:value-type="float">
            <text:p>0,944504826319421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7.18268370628357" calcext:value-type="float">
            <text:p>7,18268370628357</text:p>
          </table:table-cell>
          <table:table-cell table:style-name="Default" office:value-type="float" office:value="0.396352887544368" calcext:value-type="float">
            <text:p>0,396352887544368</text:p>
          </table:table-cell>
          <table:table-cell table:style-name="Default" office:value-type="float" office:value="0.644875793211295" calcext:value-type="float">
            <text:p>0,644875793211295</text:p>
          </table:table-cell>
          <table:table-cell table:style-name="Default" office:value-type="float" office:value="0.955085166801128" calcext:value-type="float">
            <text:p>0,955085166801128</text:p>
          </table:table-cell>
          <table:table-cell table:style-name="Default" office:value-type="float" office:value="211" calcext:value-type="float">
            <text:p>211</text:p>
          </table:table-cell>
          <table:table-cell table:style-name="Default" office:value-type="float" office:value="8.44484066963196" calcext:value-type="float">
            <text:p>8,44484066963196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6202425956726" calcext:value-type="float">
            <text:p>20,6202425956726</text:p>
          </table:table-cell>
          <table:table-cell table:style-name="Default" office:value-type="float" office:value="1.64581834260936" calcext:value-type="float">
            <text:p>1,64581834260936</text:p>
          </table:table-cell>
          <table:table-cell table:style-name="Default" office:value-type="float" office:value="0.8327045127123" calcext:value-type="float">
            <text:p>0,8327045127123</text:p>
          </table:table-cell>
          <table:table-cell table:style-name="Default" office:value-type="float" office:value="0.935048800927003" calcext:value-type="float">
            <text:p>0,935048800927003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784462928772" calcext:value-type="float">
            <text:p>20,1784462928772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73499989610935" calcext:value-type="float">
            <text:p>0,673499989610935</text:p>
          </table:table-cell>
          <table:table-cell table:style-name="Default" office:value-type="float" office:value="0.915958835374292" calcext:value-type="float">
            <text:p>0,915958835374292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489081382751" calcext:value-type="float">
            <text:p>20,1489081382751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70181875584644" calcext:value-type="float">
            <text:p>0,670181875584644</text:p>
          </table:table-cell>
          <table:table-cell table:style-name="Default" office:value-type="float" office:value="0.903985207140331" calcext:value-type="float">
            <text:p>0,903985207140331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2142333984375" calcext:value-type="float">
            <text:p>20,2142333984375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725539207458" calcext:value-type="float">
            <text:p>25,7725539207458</text:p>
          </table:table-cell>
          <table:table-cell table:style-name="Default" office:value-type="float" office:value="0.644669180568943" calcext:value-type="float">
            <text:p>0,644669180568943</text:p>
          </table:table-cell>
          <table:table-cell table:style-name="Default" office:value-type="float" office:value="0.848653893733829" calcext:value-type="float">
            <text:p>0,848653893733829</text:p>
          </table:table-cell>
          <table:table-cell table:style-name="Default" office:value-type="float" office:value="0.950893097326088" calcext:value-type="float">
            <text:p>0,950893097326088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877517700195" calcext:value-type="float">
            <text:p>25,6877517700195</text:p>
          </table:table-cell>
          <table:table-cell table:style-name="Default" office:value-type="float" office:value="0.775423277936259" calcext:value-type="float">
            <text:p>0,775423277936259</text:p>
          </table:table-cell>
          <table:table-cell table:style-name="Default" office:value-type="float" office:value="0.849028263790013" calcext:value-type="float">
            <text:p>0,849028263790013</text:p>
          </table:table-cell>
          <table:table-cell table:style-name="Default" office:value-type="float" office:value="0.954250764799742" calcext:value-type="float">
            <text:p>0,954250764799742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714955806732" calcext:value-type="float">
            <text:p>25,7714955806732</text:p>
          </table:table-cell>
          <table:table-cell table:style-name="Default" office:value-type="float" office:value="2.13542542526587" calcext:value-type="float">
            <text:p>2,13542542526587</text:p>
          </table:table-cell>
          <table:table-cell table:style-name="Default" office:value-type="float" office:value="0.816826836928347" calcext:value-type="float">
            <text:p>0,816826836928347</text:p>
          </table:table-cell>
          <table:table-cell table:style-name="Default" office:value-type="float" office:value="0.937480684276547" calcext:value-type="float">
            <text:p>0,937480684276547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062237262726" calcext:value-type="float">
            <text:p>25,7062237262726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8877046108246" calcext:value-type="float">
            <text:p>10,8877046108246</text:p>
          </table:table-cell>
          <table:table-cell table:style-name="Default" office:value-type="float" office:value="1.79478451395114" calcext:value-type="float">
            <text:p>1,79478451395114</text:p>
          </table:table-cell>
          <table:table-cell table:style-name="Default" office:value-type="float" office:value="0.872989459893545" calcext:value-type="float">
            <text:p>0,872989459893545</text:p>
          </table:table-cell>
          <table:table-cell table:style-name="Default" office:value-type="float" office:value="0.881810606194926" calcext:value-type="float">
            <text:p>0,881810606194926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897189617157" calcext:value-type="float">
            <text:p>10,897189617157</text:p>
          </table:table-cell>
          <table:table-cell table:style-name="Default" office:value-type="float" office:value="1.96332552710713" calcext:value-type="float">
            <text:p>1,96332552710713</text:p>
          </table:table-cell>
          <table:table-cell table:style-name="Default" office:value-type="float" office:value="0.887721132942688" calcext:value-type="float">
            <text:p>0,887721132942688</text:p>
          </table:table-cell>
          <table:table-cell table:style-name="Default" office:value-type="float" office:value="0.90048952436318" calcext:value-type="float">
            <text:p>0,90048952436318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10.877525806427" calcext:value-type="float">
            <text:p>10,877525806427</text:p>
          </table:table-cell>
          <table:table-cell table:style-name="Default" office:value-type="float" office:value="2.28132737388947" calcext:value-type="float">
            <text:p>2,28132737388947</text:p>
          </table:table-cell>
          <table:table-cell table:style-name="Default" office:value-type="float" office:value="0.887199339175367" calcext:value-type="float">
            <text:p>0,887199339175367</text:p>
          </table:table-cell>
          <table:table-cell table:style-name="Default" office:value-type="float" office:value="0.85642760518223" calcext:value-type="float">
            <text:p>0,85642760518223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311304092407" calcext:value-type="float">
            <text:p>10,9311304092407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4.9873678684235" calcext:value-type="float">
            <text:p>14,9873678684235</text:p>
          </table:table-cell>
          <table:table-cell table:style-name="Default" office:value-type="float" office:value="0.609659406025558" calcext:value-type="float">
            <text:p>0,609659406025558</text:p>
          </table:table-cell>
          <table:table-cell table:style-name="Default" office:value-type="float" office:value="0.905463967480776" calcext:value-type="float">
            <text:p>0,905463967480776</text:p>
          </table:table-cell>
          <table:table-cell table:style-name="Default" office:value-type="float" office:value="0.901515814872109" calcext:value-type="float">
            <text:p>0,901515814872109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4.9379541873932" calcext:value-type="float">
            <text:p>14,9379541873932</text:p>
          </table:table-cell>
          <table:table-cell table:style-name="Default" office:value-type="float" office:value="0.859507413179441" calcext:value-type="float">
            <text:p>0,859507413179441</text:p>
          </table:table-cell>
          <table:table-cell table:style-name="Default" office:value-type="float" office:value="0.904541634952446" calcext:value-type="float">
            <text:p>0,904541634952446</text:p>
          </table:table-cell>
          <table:table-cell table:style-name="Default" office:value-type="float" office:value="0.888226167402159" calcext:value-type="float">
            <text:p>0,888226167402159</text:p>
          </table:table-cell>
          <table:table-cell table:style-name="Default" office:value-type="float" office:value="573" calcext:value-type="float">
            <text:p>573</text:p>
          </table:table-cell>
          <table:table-cell table:style-name="Default" office:value-type="float" office:value="14.921728849411" calcext:value-type="float">
            <text:p>14,921728849411</text:p>
          </table:table-cell>
          <table:table-cell table:style-name="Default" office:value-type="float" office:value="1.43895981265041" calcext:value-type="float">
            <text:p>1,43895981265041</text:p>
          </table:table-cell>
          <table:table-cell table:style-name="Default" office:value-type="float" office:value="0.903364198003589" calcext:value-type="float">
            <text:p>0,903364198003589</text:p>
          </table:table-cell>
          <table:table-cell table:style-name="Default" office:value-type="float" office:value="0.887770730561428" calcext:value-type="float">
            <text:p>0,887770730561428</text:p>
          </table:table-cell>
          <table:table-cell table:style-name="Default" office:value-type="float" office:value="574" calcext:value-type="float">
            <text:p>574</text:p>
          </table:table-cell>
          <table:table-cell table:style-name="Default" office:value-type="float" office:value="14.9356737136841" calcext:value-type="float">
            <text:p>14,9356737136841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6.04036974906921" calcext:value-type="float">
            <text:p>6,04036974906921</text:p>
          </table:table-cell>
          <table:table-cell table:style-name="Default" office:value-type="float" office:value="0.438301052848036" calcext:value-type="float">
            <text:p>0,438301052848036</text:p>
          </table:table-cell>
          <table:table-cell table:style-name="Default" office:value-type="float" office:value="0.646652123617059" calcext:value-type="float">
            <text:p>0,646652123617059</text:p>
          </table:table-cell>
          <table:table-cell table:style-name="Default" office:value-type="float" office:value="0.940466526205146" calcext:value-type="float">
            <text:p>0,940466526205146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7.33852076530457" calcext:value-type="float">
            <text:p>7,33852076530457</text:p>
          </table:table-cell>
          <table:table-cell table:style-name="Default" office:value-type="float" office:value="0.333163043896019" calcext:value-type="float">
            <text:p>0,333163043896019</text:p>
          </table:table-cell>
          <table:table-cell table:style-name="Default" office:value-type="float" office:value="0.652532258769774" calcext:value-type="float">
            <text:p>0,652532258769774</text:p>
          </table:table-cell>
          <table:table-cell table:style-name="Default" office:value-type="float" office:value="0.944426889225536" calcext:value-type="float">
            <text:p>0,944426889225536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6.26714134216309" calcext:value-type="float">
            <text:p>6,26714134216309</text:p>
          </table:table-cell>
          <table:table-cell table:style-name="Default" office:value-type="float" office:value="0.532732521173281" calcext:value-type="float">
            <text:p>0,532732521173281</text:p>
          </table:table-cell>
          <table:table-cell table:style-name="Default" office:value-type="float" office:value="0.635987694546338" calcext:value-type="float">
            <text:p>0,635987694546338</text:p>
          </table:table-cell>
          <table:table-cell table:style-name="Default" office:value-type="float" office:value="0.942889478451882" calcext:value-type="float">
            <text:p>0,942889478451882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7.3789541721344" calcext:value-type="float">
            <text:p>7,3789541721344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1.0288903713226" calcext:value-type="float">
            <text:p>21,0288903713226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7408990242773" calcext:value-type="float">
            <text:p>0,67408990242773</text:p>
          </table:table-cell>
          <table:table-cell table:style-name="Default" office:value-type="float" office:value="0.917906994168955" calcext:value-type="float">
            <text:p>0,917906994168955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916485786438" calcext:value-type="float">
            <text:p>20,0916485786438</text:p>
          </table:table-cell>
          <table:table-cell table:style-name="Default" office:value-type="float" office:value="1.7000764688804" calcext:value-type="float">
            <text:p>1,7000764688804</text:p>
          </table:table-cell>
          <table:table-cell table:style-name="Default" office:value-type="float" office:value="0.830453637040171" calcext:value-type="float">
            <text:p>0,830453637040171</text:p>
          </table:table-cell>
          <table:table-cell table:style-name="Default" office:value-type="float" office:value="0.931009781024222" calcext:value-type="float">
            <text:p>0,931009781024222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19.9955201148987" calcext:value-type="float">
            <text:p>19,9955201148987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7131843218938" calcext:value-type="float">
            <text:p>0,67131843218938</text:p>
          </table:table-cell>
          <table:table-cell table:style-name="Default" office:value-type="float" office:value="0.908135803516038" calcext:value-type="float">
            <text:p>0,908135803516038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491994857788" calcext:value-type="float">
            <text:p>20,1491994857788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676814556122" calcext:value-type="float">
            <text:p>25,6676814556122</text:p>
          </table:table-cell>
          <table:table-cell table:style-name="Default" office:value-type="float" office:value="0.603546868619984" calcext:value-type="float">
            <text:p>0,603546868619984</text:p>
          </table:table-cell>
          <table:table-cell table:style-name="Default" office:value-type="float" office:value="0.848843206175698" calcext:value-type="float">
            <text:p>0,848843206175698</text:p>
          </table:table-cell>
          <table:table-cell table:style-name="Default" office:value-type="float" office:value="0.960089156357963" calcext:value-type="float">
            <text:p>0,960089156357963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575171947479" calcext:value-type="float">
            <text:p>25,6575171947479</text:p>
          </table:table-cell>
          <table:table-cell table:style-name="Default" office:value-type="float" office:value="1.69206532890744" calcext:value-type="float">
            <text:p>1,69206532890744</text:p>
          </table:table-cell>
          <table:table-cell table:style-name="Default" office:value-type="float" office:value="0.82885761965779" calcext:value-type="float">
            <text:p>0,82885761965779</text:p>
          </table:table-cell>
          <table:table-cell table:style-name="Default" office:value-type="float" office:value="0.95071600432912" calcext:value-type="float">
            <text:p>0,95071600432912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495938539505" calcext:value-type="float">
            <text:p>25,495938539505</text:p>
          </table:table-cell>
          <table:table-cell table:style-name="Default" office:value-type="float" office:value="1.35223743514066" calcext:value-type="float">
            <text:p>1,35223743514066</text:p>
          </table:table-cell>
          <table:table-cell table:style-name="Default" office:value-type="float" office:value="0.836643648280333" calcext:value-type="float">
            <text:p>0,836643648280333</text:p>
          </table:table-cell>
          <table:table-cell table:style-name="Default" office:value-type="float" office:value="0.947830363900561" calcext:value-type="float">
            <text:p>0,947830363900561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502001285553" calcext:value-type="float">
            <text:p>25,6502001285553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014093875885" calcext:value-type="float">
            <text:p>10,9014093875885</text:p>
          </table:table-cell>
          <table:table-cell table:style-name="Default" office:value-type="float" office:value="1.03611133674945" calcext:value-type="float">
            <text:p>1,03611133674945</text:p>
          </table:table-cell>
          <table:table-cell table:style-name="Default" office:value-type="float" office:value="0.891297269457442" calcext:value-type="float">
            <text:p>0,891297269457442</text:p>
          </table:table-cell>
          <table:table-cell table:style-name="Default" office:value-type="float" office:value="0.847553696479767" calcext:value-type="float">
            <text:p>0,84755369647976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221038818359" calcext:value-type="float">
            <text:p>10,9221038818359</text:p>
          </table:table-cell>
          <table:table-cell table:style-name="Default" office:value-type="float" office:value="2.22709446158247" calcext:value-type="float">
            <text:p>2,22709446158247</text:p>
          </table:table-cell>
          <table:table-cell table:style-name="Default" office:value-type="float" office:value="0.897224503477559" calcext:value-type="float">
            <text:p>0,897224503477559</text:p>
          </table:table-cell>
          <table:table-cell table:style-name="Default" office:value-type="float" office:value="0.862262424295378" calcext:value-type="float">
            <text:p>0,862262424295378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10.9379079341888" calcext:value-type="float">
            <text:p>10,9379079341888</text:p>
          </table:table-cell>
          <table:table-cell table:style-name="Default" office:value-type="float" office:value="0.473418815467714" calcext:value-type="float">
            <text:p>0,473418815467714</text:p>
          </table:table-cell>
          <table:table-cell table:style-name="Default" office:value-type="float" office:value="0.894080972486823" calcext:value-type="float">
            <text:p>0,894080972486823</text:p>
          </table:table-cell>
          <table:table-cell table:style-name="Default" office:value-type="float" office:value="0.869180684208952" calcext:value-type="float">
            <text:p>0,869180684208952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10.9509398937225" calcext:value-type="float">
            <text:p>10,9509398937225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4.9539909362793" calcext:value-type="float">
            <text:p>14,9539909362793</text:p>
          </table:table-cell>
          <table:table-cell table:style-name="Default" office:value-type="float" office:value="0.861548840860849" calcext:value-type="float">
            <text:p>0,861548840860849</text:p>
          </table:table-cell>
          <table:table-cell table:style-name="Default" office:value-type="float" office:value="0.903658209613815" calcext:value-type="float">
            <text:p>0,903658209613815</text:p>
          </table:table-cell>
          <table:table-cell table:style-name="Default" office:value-type="float" office:value="0.866372422725769" calcext:value-type="float">
            <text:p>0,866372422725769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165405273437" calcext:value-type="float">
            <text:p>15,0165405273437</text:p>
          </table:table-cell>
          <table:table-cell table:style-name="Default" office:value-type="float" office:value="1.40908290256856" calcext:value-type="float">
            <text:p>1,40908290256856</text:p>
          </table:table-cell>
          <table:table-cell table:style-name="Default" office:value-type="float" office:value="0.911330221604515" calcext:value-type="float">
            <text:p>0,911330221604515</text:p>
          </table:table-cell>
          <table:table-cell table:style-name="Default" office:value-type="float" office:value="0.896077819753001" calcext:value-type="float">
            <text:p>0,896077819753001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4.9879565238953" calcext:value-type="float">
            <text:p>14,9879565238953</text:p>
          </table:table-cell>
          <table:table-cell table:style-name="Default" office:value-type="float" office:value="0.954480247153447" calcext:value-type="float">
            <text:p>0,954480247153447</text:p>
          </table:table-cell>
          <table:table-cell table:style-name="Default" office:value-type="float" office:value="0.889671191621486" calcext:value-type="float">
            <text:p>0,889671191621486</text:p>
          </table:table-cell>
          <table:table-cell table:style-name="Default" office:value-type="float" office:value="0.848043560845891" calcext:value-type="float">
            <text:p>0,848043560845891</text:p>
          </table:table-cell>
          <table:table-cell table:style-name="Default" office:value-type="float" office:value="573" calcext:value-type="float">
            <text:p>573</text:p>
          </table:table-cell>
          <table:table-cell table:style-name="Default" office:value-type="float" office:value="14.9330215454102" calcext:value-type="float">
            <text:p>14,9330215454102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6.19310808181763" calcext:value-type="float">
            <text:p>6,19310808181763</text:p>
          </table:table-cell>
          <table:table-cell table:style-name="Default" office:value-type="float" office:value="0.372256986553915" calcext:value-type="float">
            <text:p>0,372256986553915</text:p>
          </table:table-cell>
          <table:table-cell table:style-name="Default" office:value-type="float" office:value="0.651190173649406" calcext:value-type="float">
            <text:p>0,651190173649406</text:p>
          </table:table-cell>
          <table:table-cell table:style-name="Default" office:value-type="float" office:value="0.936108711542295" calcext:value-type="float">
            <text:p>0,93610871154229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.47263598442078" calcext:value-type="float">
            <text:p>5,47263598442078</text:p>
          </table:table-cell>
          <table:table-cell table:style-name="Default" office:value-type="float" office:value="0.380372878624869" calcext:value-type="float">
            <text:p>0,380372878624869</text:p>
          </table:table-cell>
          <table:table-cell table:style-name="Default" office:value-type="float" office:value="0.643161377017727" calcext:value-type="float">
            <text:p>0,643161377017727</text:p>
          </table:table-cell>
          <table:table-cell table:style-name="Default" office:value-type="float" office:value="0.940900342892696" calcext:value-type="float">
            <text:p>0,940900342892696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7.59334993362427" calcext:value-type="float">
            <text:p>7,59334993362427</text:p>
          </table:table-cell>
          <table:table-cell table:style-name="Default" office:value-type="float" office:value="0.510392094048832" calcext:value-type="float">
            <text:p>0,510392094048832</text:p>
          </table:table-cell>
          <table:table-cell table:style-name="Default" office:value-type="float" office:value="0.652802392124777" calcext:value-type="float">
            <text:p>0,652802392124777</text:p>
          </table:table-cell>
          <table:table-cell table:style-name="Default" office:value-type="float" office:value="0.945559267365511" calcext:value-type="float">
            <text:p>0,945559267365511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7.84966778755188" calcext:value-type="float">
            <text:p>7,84966778755188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647004365921" calcext:value-type="float">
            <text:p>20,647004365921</text:p>
          </table:table-cell>
          <table:table-cell table:style-name="Default" office:value-type="float" office:value="1.99190058031137" calcext:value-type="float">
            <text:p>1,99190058031137</text:p>
          </table:table-cell>
          <table:table-cell table:style-name="Default" office:value-type="float" office:value="0.827503836672778" calcext:value-type="float">
            <text:p>0,827503836672778</text:p>
          </table:table-cell>
          <table:table-cell table:style-name="Default" office:value-type="float" office:value="0.931246430416927" calcext:value-type="float">
            <text:p>0,931246430416927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2467024326324" calcext:value-type="float">
            <text:p>20,2467024326324</text:p>
          </table:table-cell>
          <table:table-cell table:style-name="Default" office:value-type="float" office:value="1.4596137211554" calcext:value-type="float">
            <text:p>1,4596137211554</text:p>
          </table:table-cell>
          <table:table-cell table:style-name="Default" office:value-type="float" office:value="0.831766444064561" calcext:value-type="float">
            <text:p>0,831766444064561</text:p>
          </table:table-cell>
          <table:table-cell table:style-name="Default" office:value-type="float" office:value="0.930755050223785" calcext:value-type="float">
            <text:p>0,930755050223785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935704708099" calcext:value-type="float">
            <text:p>20,0935704708099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72176414888753" calcext:value-type="float">
            <text:p>0,672176414888753</text:p>
          </table:table-cell>
          <table:table-cell table:style-name="Default" office:value-type="float" office:value="0.911065609075668" calcext:value-type="float">
            <text:p>0,911065609075668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204025745392" calcext:value-type="float">
            <text:p>20,1204025745392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071611881256" calcext:value-type="float">
            <text:p>25,7071611881256</text:p>
          </table:table-cell>
          <table:table-cell table:style-name="Default" office:value-type="float" office:value="0.496697478635239" calcext:value-type="float">
            <text:p>0,496697478635239</text:p>
          </table:table-cell>
          <table:table-cell table:style-name="Default" office:value-type="float" office:value="0.84015816361101" calcext:value-type="float">
            <text:p>0,84015816361101</text:p>
          </table:table-cell>
          <table:table-cell table:style-name="Default" office:value-type="float" office:value="0.953251044367617" calcext:value-type="float">
            <text:p>0,953251044367617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8524425029755" calcext:value-type="float">
            <text:p>25,8524425029755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86922703918782" calcext:value-type="float">
            <text:p>0,686922703918782</text:p>
          </table:table-cell>
          <table:table-cell table:style-name="Default" office:value-type="float" office:value="0.943418813501192" calcext:value-type="float">
            <text:p>0,943418813501192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851752281189" calcext:value-type="float">
            <text:p>25,851752281189</text:p>
          </table:table-cell>
          <table:table-cell table:style-name="Default" office:value-type="float" office:value="1.80671271986871" calcext:value-type="float">
            <text:p>1,80671271986871</text:p>
          </table:table-cell>
          <table:table-cell table:style-name="Default" office:value-type="float" office:value="0.826236035434939" calcext:value-type="float">
            <text:p>0,826236035434939</text:p>
          </table:table-cell>
          <table:table-cell table:style-name="Default" office:value-type="float" office:value="0.942504897914197" calcext:value-type="float">
            <text:p>0,942504897914197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220780849457" calcext:value-type="float">
            <text:p>25,7220780849457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806969165802" calcext:value-type="float">
            <text:p>10,9806969165802</text:p>
          </table:table-cell>
          <table:table-cell table:style-name="Default" office:value-type="float" office:value="2.14907854641356" calcext:value-type="float">
            <text:p>2,14907854641356</text:p>
          </table:table-cell>
          <table:table-cell table:style-name="Default" office:value-type="float" office:value="0.8965747579544" calcext:value-type="float">
            <text:p>0,8965747579544</text:p>
          </table:table-cell>
          <table:table-cell table:style-name="Default" office:value-type="float" office:value="0.851539509044239" calcext:value-type="float">
            <text:p>0,851539509044239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1.0140254497528" calcext:value-type="float">
            <text:p>11,0140254497528</text:p>
          </table:table-cell>
          <table:table-cell table:style-name="Default" office:value-type="float" office:value="1.37324488215297" calcext:value-type="float">
            <text:p>1,37324488215297</text:p>
          </table:table-cell>
          <table:table-cell table:style-name="Default" office:value-type="float" office:value="0.867114590430261" calcext:value-type="float">
            <text:p>0,867114590430261</text:p>
          </table:table-cell>
          <table:table-cell table:style-name="Default" office:value-type="float" office:value="0.861775783691521" calcext:value-type="float">
            <text:p>0,861775783691521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590725898743" calcext:value-type="float">
            <text:p>10,9590725898743</text:p>
          </table:table-cell>
          <table:table-cell table:style-name="Default" office:value-type="float" office:value="1.93264685310766" calcext:value-type="float">
            <text:p>1,93264685310766</text:p>
          </table:table-cell>
          <table:table-cell table:style-name="Default" office:value-type="float" office:value="0.886611736308922" calcext:value-type="float">
            <text:p>0,886611736308922</text:p>
          </table:table-cell>
          <table:table-cell table:style-name="Default" office:value-type="float" office:value="0.873109929016855" calcext:value-type="float">
            <text:p>0,873109929016855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971117973328" calcext:value-type="float">
            <text:p>10,9971117973328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458517074585" calcext:value-type="float">
            <text:p>15,0458517074585</text:p>
          </table:table-cell>
          <table:table-cell table:style-name="Default" office:value-type="float" office:value="1.05912398802737" calcext:value-type="float">
            <text:p>1,05912398802737</text:p>
          </table:table-cell>
          <table:table-cell table:style-name="Default" office:value-type="float" office:value="0.912178737399795" calcext:value-type="float">
            <text:p>0,912178737399795</text:p>
          </table:table-cell>
          <table:table-cell table:style-name="Default" office:value-type="float" office:value="0.900743034055727" calcext:value-type="float">
            <text:p>0,900743034055727</text:p>
          </table:table-cell>
          <table:table-cell table:style-name="Default" office:value-type="float" office:value="578" calcext:value-type="float">
            <text:p>578</text:p>
          </table:table-cell>
          <table:table-cell table:style-name="Default" office:value-type="float" office:value="15.0780627727509" calcext:value-type="float">
            <text:p>15,0780627727509</text:p>
          </table:table-cell>
          <table:table-cell table:style-name="Default" office:value-type="float" office:value="1.02387988906287" calcext:value-type="float">
            <text:p>1,02387988906287</text:p>
          </table:table-cell>
          <table:table-cell table:style-name="Default" office:value-type="float" office:value="0.888393136575834" calcext:value-type="float">
            <text:p>0,888393136575834</text:p>
          </table:table-cell>
          <table:table-cell table:style-name="Default" office:value-type="float" office:value="0.831426777537863" calcext:value-type="float">
            <text:p>0,831426777537863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846474170685" calcext:value-type="float">
            <text:p>15,0846474170685</text:p>
          </table:table-cell>
          <table:table-cell table:style-name="Default" office:value-type="float" office:value="0.878965938629025" calcext:value-type="float">
            <text:p>0,878965938629025</text:p>
          </table:table-cell>
          <table:table-cell table:style-name="Default" office:value-type="float" office:value="0.876309041770735" calcext:value-type="float">
            <text:p>0,876309041770735</text:p>
          </table:table-cell>
          <table:table-cell table:style-name="Default" office:value-type="float" office:value="0.859388121812646" calcext:value-type="float">
            <text:p>0,859388121812646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1322894096375" calcext:value-type="float">
            <text:p>15,1322894096375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76543378829956" calcext:value-type="float">
            <text:p>5,76543378829956</text:p>
          </table:table-cell>
          <table:table-cell table:style-name="Default" office:value-type="float" office:value="0.320449229201853" calcext:value-type="float">
            <text:p>0,320449229201853</text:p>
          </table:table-cell>
          <table:table-cell table:style-name="Default" office:value-type="float" office:value="0.652835252263857" calcext:value-type="float">
            <text:p>0,652835252263857</text:p>
          </table:table-cell>
          <table:table-cell table:style-name="Default" office:value-type="float" office:value="0.941940854450025" calcext:value-type="float">
            <text:p>0,94194085445002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.59283518791199" calcext:value-type="float">
            <text:p>5,59283518791199</text:p>
          </table:table-cell>
          <table:table-cell table:style-name="Default" office:value-type="float" office:value="0.317426358104923" calcext:value-type="float">
            <text:p>0,317426358104923</text:p>
          </table:table-cell>
          <table:table-cell table:style-name="Default" office:value-type="float" office:value="0.648554635003641" calcext:value-type="float">
            <text:p>0,648554635003641</text:p>
          </table:table-cell>
          <table:table-cell table:style-name="Default" office:value-type="float" office:value="0.934657719132538" calcext:value-type="float">
            <text:p>0,934657719132538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6.06581020355225" calcext:value-type="float">
            <text:p>6,06581020355225</text:p>
          </table:table-cell>
          <table:table-cell table:style-name="Default" office:value-type="float" office:value="0.371862697924035" calcext:value-type="float">
            <text:p>0,371862697924035</text:p>
          </table:table-cell>
          <table:table-cell table:style-name="Default" office:value-type="float" office:value="0.650311298770514" calcext:value-type="float">
            <text:p>0,650311298770514</text:p>
          </table:table-cell>
          <table:table-cell table:style-name="Default" office:value-type="float" office:value="0.942653989327563" calcext:value-type="float">
            <text:p>0,942653989327563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7.64591717720032" calcext:value-type="float">
            <text:p>7,64591717720032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7917809486389" calcext:value-type="float">
            <text:p>20,7917809486389</text:p>
          </table:table-cell>
          <table:table-cell table:style-name="Default" office:value-type="float" office:value="1.96281989829177" calcext:value-type="float">
            <text:p>1,96281989829177</text:p>
          </table:table-cell>
          <table:table-cell table:style-name="Default" office:value-type="float" office:value="0.827525015867744" calcext:value-type="float">
            <text:p>0,827525015867744</text:p>
          </table:table-cell>
          <table:table-cell table:style-name="Default" office:value-type="float" office:value="0.932253407305845" calcext:value-type="float">
            <text:p>0,932253407305845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365995407104" calcext:value-type="float">
            <text:p>20,1365995407104</text:p>
          </table:table-cell>
          <table:table-cell table:style-name="Default" office:value-type="float" office:value="2.55571388706561" calcext:value-type="float">
            <text:p>2,55571388706561</text:p>
          </table:table-cell>
          <table:table-cell table:style-name="Default" office:value-type="float" office:value="0.805305125487995" calcext:value-type="float">
            <text:p>0,805305125487995</text:p>
          </table:table-cell>
          <table:table-cell table:style-name="Default" office:value-type="float" office:value="0.919545731742397" calcext:value-type="float">
            <text:p>0,919545731742397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19.9989030361176" calcext:value-type="float">
            <text:p>19,9989030361176</text:p>
          </table:table-cell>
          <table:table-cell table:style-name="Default" office:value-type="float" office:value="2.24438822277778" calcext:value-type="float">
            <text:p>2,24438822277778</text:p>
          </table:table-cell>
          <table:table-cell table:style-name="Default" office:value-type="float" office:value="0.823333703785555" calcext:value-type="float">
            <text:p>0,823333703785555</text:p>
          </table:table-cell>
          <table:table-cell table:style-name="Default" office:value-type="float" office:value="0.92224546560006" calcext:value-type="float">
            <text:p>0,92224546560006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821583271027" calcext:value-type="float">
            <text:p>20,0821583271027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77507019043" calcext:value-type="float">
            <text:p>25,577507019043</text:p>
          </table:table-cell>
          <table:table-cell table:style-name="Default" office:value-type="float" office:value="1.11199402982242" calcext:value-type="float">
            <text:p>1,11199402982242</text:p>
          </table:table-cell>
          <table:table-cell table:style-name="Default" office:value-type="float" office:value="0.836204898951065" calcext:value-type="float">
            <text:p>0,836204898951065</text:p>
          </table:table-cell>
          <table:table-cell table:style-name="Default" office:value-type="float" office:value="0.955738447125061" calcext:value-type="float">
            <text:p>0,955738447125061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492597103119" calcext:value-type="float">
            <text:p>25,7492597103119</text:p>
          </table:table-cell>
          <table:table-cell table:style-name="Default" office:value-type="float" office:value="0.604709492052642" calcext:value-type="float">
            <text:p>0,604709492052642</text:p>
          </table:table-cell>
          <table:table-cell table:style-name="Default" office:value-type="float" office:value="0.833268716802224" calcext:value-type="float">
            <text:p>0,833268716802224</text:p>
          </table:table-cell>
          <table:table-cell table:style-name="Default" office:value-type="float" office:value="0.947111516267293" calcext:value-type="float">
            <text:p>0,947111516267293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130739688873" calcext:value-type="float">
            <text:p>25,7130739688873</text:p>
          </table:table-cell>
          <table:table-cell table:style-name="Default" office:value-type="float" office:value="2.01234576205049" calcext:value-type="float">
            <text:p>2,01234576205049</text:p>
          </table:table-cell>
          <table:table-cell table:style-name="Default" office:value-type="float" office:value="0.826685408605036" calcext:value-type="float">
            <text:p>0,826685408605036</text:p>
          </table:table-cell>
          <table:table-cell table:style-name="Default" office:value-type="float" office:value="0.93703621235737" calcext:value-type="float">
            <text:p>0,93703621235737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515029430389" calcext:value-type="float">
            <text:p>25,5515029430389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152581691742" calcext:value-type="float">
            <text:p>10,9152581691742</text:p>
          </table:table-cell>
          <table:table-cell table:style-name="Default" office:value-type="float" office:value="1.12260433891405" calcext:value-type="float">
            <text:p>1,12260433891405</text:p>
          </table:table-cell>
          <table:table-cell table:style-name="Default" office:value-type="float" office:value="0.910070151860267" calcext:value-type="float">
            <text:p>0,910070151860267</text:p>
          </table:table-cell>
          <table:table-cell table:style-name="Default" office:value-type="float" office:value="0.908905605204442" calcext:value-type="float">
            <text:p>0,908905605204442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409461021423" calcext:value-type="float">
            <text:p>10,9409461021423</text:p>
          </table:table-cell>
          <table:table-cell table:style-name="Default" office:value-type="float" office:value="1.39106951517067" calcext:value-type="float">
            <text:p>1,39106951517067</text:p>
          </table:table-cell>
          <table:table-cell table:style-name="Default" office:value-type="float" office:value="0.895223950634395" calcext:value-type="float">
            <text:p>0,895223950634395</text:p>
          </table:table-cell>
          <table:table-cell table:style-name="Default" office:value-type="float" office:value="0.818371525316954" calcext:value-type="float">
            <text:p>0,818371525316954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0.9854471683502" calcext:value-type="float">
            <text:p>10,9854471683502</text:p>
          </table:table-cell>
          <table:table-cell table:style-name="Default" office:value-type="float" office:value="1.97293451163331" calcext:value-type="float">
            <text:p>1,97293451163331</text:p>
          </table:table-cell>
          <table:table-cell table:style-name="Default" office:value-type="float" office:value="0.910827701581849" calcext:value-type="float">
            <text:p>0,910827701581849</text:p>
          </table:table-cell>
          <table:table-cell table:style-name="Default" office:value-type="float" office:value="0.894594688906724" calcext:value-type="float">
            <text:p>0,894594688906724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0.9752495288849" calcext:value-type="float">
            <text:p>10,9752495288849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4.9819600582123" calcext:value-type="float">
            <text:p>14,9819600582123</text:p>
          </table:table-cell>
          <table:table-cell table:style-name="Default" office:value-type="float" office:value="0.887355066151993" calcext:value-type="float">
            <text:p>0,887355066151993</text:p>
          </table:table-cell>
          <table:table-cell table:style-name="Default" office:value-type="float" office:value="0.887617389239733" calcext:value-type="float">
            <text:p>0,887617389239733</text:p>
          </table:table-cell>
          <table:table-cell table:style-name="Default" office:value-type="float" office:value="0.852262787626034" calcext:value-type="float">
            <text:p>0,852262787626034</text:p>
          </table:table-cell>
          <table:table-cell table:style-name="Default" office:value-type="float" office:value="571" calcext:value-type="float">
            <text:p>571</text:p>
          </table:table-cell>
          <table:table-cell table:style-name="Default" office:value-type="float" office:value="14.9325802326202" calcext:value-type="float">
            <text:p>14,9325802326202</text:p>
          </table:table-cell>
          <table:table-cell table:style-name="Default" office:value-type="float" office:value="0.67065008989974" calcext:value-type="float">
            <text:p>0,67065008989974</text:p>
          </table:table-cell>
          <table:table-cell table:style-name="Default" office:value-type="float" office:value="0.891716895661233" calcext:value-type="float">
            <text:p>0,891716895661233</text:p>
          </table:table-cell>
          <table:table-cell table:style-name="Default" office:value-type="float" office:value="0.858934653943713" calcext:value-type="float">
            <text:p>0,858934653943713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14.9910209178925" calcext:value-type="float">
            <text:p>14,9910209178925</text:p>
          </table:table-cell>
          <table:table-cell table:style-name="Default" office:value-type="float" office:value="1.58314327357446" calcext:value-type="float">
            <text:p>1,58314327357446</text:p>
          </table:table-cell>
          <table:table-cell table:style-name="Default" office:value-type="float" office:value="0.891629598198865" calcext:value-type="float">
            <text:p>0,891629598198865</text:p>
          </table:table-cell>
          <table:table-cell table:style-name="Default" office:value-type="float" office:value="0.837827469948415" calcext:value-type="float">
            <text:p>0,837827469948415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4.9754474163055" calcext:value-type="float">
            <text:p>14,9754474163055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96716523170471" calcext:value-type="float">
            <text:p>5,96716523170471</text:p>
          </table:table-cell>
          <table:table-cell table:style-name="Default" office:value-type="float" office:value="0.360918435246202" calcext:value-type="float">
            <text:p>0,360918435246202</text:p>
          </table:table-cell>
          <table:table-cell table:style-name="Default" office:value-type="float" office:value="0.648744299302524" calcext:value-type="float">
            <text:p>0,648744299302524</text:p>
          </table:table-cell>
          <table:table-cell table:style-name="Default" office:value-type="float" office:value="0.934092971520713" calcext:value-type="float">
            <text:p>0,934092971520713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.78390502929688" calcext:value-type="float">
            <text:p>5,78390502929688</text:p>
          </table:table-cell>
          <table:table-cell table:style-name="Default" office:value-type="float" office:value="0.321243950362318" calcext:value-type="float">
            <text:p>0,321243950362318</text:p>
          </table:table-cell>
          <table:table-cell table:style-name="Default" office:value-type="float" office:value="0.649294332864704" calcext:value-type="float">
            <text:p>0,649294332864704</text:p>
          </table:table-cell>
          <table:table-cell table:style-name="Default" office:value-type="float" office:value="0.937727786559596" calcext:value-type="float">
            <text:p>0,937727786559596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6.80239820480347" calcext:value-type="float">
            <text:p>6,80239820480347</text:p>
          </table:table-cell>
          <table:table-cell table:style-name="Default" office:value-type="float" office:value="0.368708673958554" calcext:value-type="float">
            <text:p>0,368708673958554</text:p>
          </table:table-cell>
          <table:table-cell table:style-name="Default" office:value-type="float" office:value="0.64737875607307" calcext:value-type="float">
            <text:p>0,64737875607307</text:p>
          </table:table-cell>
          <table:table-cell table:style-name="Default" office:value-type="float" office:value="0.940139605684795" calcext:value-type="float">
            <text:p>0,940139605684795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7.53083682060242" calcext:value-type="float">
            <text:p>7,53083682060242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2.7324821949005" calcext:value-type="float">
            <text:p>22,7324821949005</text:p>
          </table:table-cell>
          <table:table-cell table:style-name="Default" office:value-type="float" office:value="1.54001662856993" calcext:value-type="float">
            <text:p>1,54001662856993</text:p>
          </table:table-cell>
          <table:table-cell table:style-name="Default" office:value-type="float" office:value="0.823888436644441" calcext:value-type="float">
            <text:p>0,823888436644441</text:p>
          </table:table-cell>
          <table:table-cell table:style-name="Default" office:value-type="float" office:value="0.932921315803751" calcext:value-type="float">
            <text:p>0,932921315803751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2209038734436" calcext:value-type="float">
            <text:p>20,2209038734436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72609798838449" calcext:value-type="float">
            <text:p>0,672609798838449</text:p>
          </table:table-cell>
          <table:table-cell table:style-name="Default" office:value-type="float" office:value="0.912987033300486" calcext:value-type="float">
            <text:p>0,912987033300486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832123756409" calcext:value-type="float">
            <text:p>20,0832123756409</text:p>
          </table:table-cell>
          <table:table-cell table:style-name="Default" office:value-type="float" office:value="1.49278449934221" calcext:value-type="float">
            <text:p>1,49278449934221</text:p>
          </table:table-cell>
          <table:table-cell table:style-name="Default" office:value-type="float" office:value="0.823611043780407" calcext:value-type="float">
            <text:p>0,823611043780407</text:p>
          </table:table-cell>
          <table:table-cell table:style-name="Default" office:value-type="float" office:value="0.928548546501721" calcext:value-type="float">
            <text:p>0,928548546501721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2572250366211" calcext:value-type="float">
            <text:p>20,2572250366211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982895374298" calcext:value-type="float">
            <text:p>25,7982895374298</text:p>
          </table:table-cell>
          <table:table-cell table:style-name="Default" office:value-type="float" office:value="1.10061120574757" calcext:value-type="float">
            <text:p>1,10061120574757</text:p>
          </table:table-cell>
          <table:table-cell table:style-name="Default" office:value-type="float" office:value="0.839670801541214" calcext:value-type="float">
            <text:p>0,839670801541214</text:p>
          </table:table-cell>
          <table:table-cell table:style-name="Default" office:value-type="float" office:value="0.958088535542073" calcext:value-type="float">
            <text:p>0,958088535542073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623836994171" calcext:value-type="float">
            <text:p>25,7623836994171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86187168593628" calcext:value-type="float">
            <text:p>0,686187168593628</text:p>
          </table:table-cell>
          <table:table-cell table:style-name="Default" office:value-type="float" office:value="0.941106223320407" calcext:value-type="float">
            <text:p>0,941106223320407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8334941864014" calcext:value-type="float">
            <text:p>25,8334941864014</text:p>
          </table:table-cell>
          <table:table-cell table:style-name="Default" office:value-type="float" office:value="0.687122305907214" calcext:value-type="float">
            <text:p>0,687122305907214</text:p>
          </table:table-cell>
          <table:table-cell table:style-name="Default" office:value-type="float" office:value="0.846575518915048" calcext:value-type="float">
            <text:p>0,846575518915048</text:p>
          </table:table-cell>
          <table:table-cell table:style-name="Default" office:value-type="float" office:value="0.950382394674139" calcext:value-type="float">
            <text:p>0,95038239467413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8082451820374" calcext:value-type="float">
            <text:p>25,8082451820374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1.032940864563" calcext:value-type="float">
            <text:p>11,032940864563</text:p>
          </table:table-cell>
          <table:table-cell table:style-name="Default" office:value-type="float" office:value="1.31527373562246" calcext:value-type="float">
            <text:p>1,31527373562246</text:p>
          </table:table-cell>
          <table:table-cell table:style-name="Default" office:value-type="float" office:value="0.8769784711256" calcext:value-type="float">
            <text:p>0,8769784711256</text:p>
          </table:table-cell>
          <table:table-cell table:style-name="Default" office:value-type="float" office:value="0.872541229908368" calcext:value-type="float">
            <text:p>0,872541229908368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1.0253291130066" calcext:value-type="float">
            <text:p>11,0253291130066</text:p>
          </table:table-cell>
          <table:table-cell table:style-name="Default" office:value-type="float" office:value="2.29652551247495" calcext:value-type="float">
            <text:p>2,29652551247495</text:p>
          </table:table-cell>
          <table:table-cell table:style-name="Default" office:value-type="float" office:value="0.878523834193784" calcext:value-type="float">
            <text:p>0,878523834193784</text:p>
          </table:table-cell>
          <table:table-cell table:style-name="Default" office:value-type="float" office:value="0.825440693670712" calcext:value-type="float">
            <text:p>0,825440693670712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799509048462" calcext:value-type="float">
            <text:p>10,9799509048462</text:p>
          </table:table-cell>
          <table:table-cell table:style-name="Default" office:value-type="float" office:value="2.33135991614101" calcext:value-type="float">
            <text:p>2,33135991614101</text:p>
          </table:table-cell>
          <table:table-cell table:style-name="Default" office:value-type="float" office:value="0.880100717621916" calcext:value-type="float">
            <text:p>0,880100717621916</text:p>
          </table:table-cell>
          <table:table-cell table:style-name="Default" office:value-type="float" office:value="0.820514221700046" calcext:value-type="float">
            <text:p>0,820514221700046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1.0197324752808" calcext:value-type="float">
            <text:p>11,0197324752808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571954250336" calcext:value-type="float">
            <text:p>15,0571954250336</text:p>
          </table:table-cell>
          <table:table-cell table:style-name="Default" office:value-type="float" office:value="1.08959789136527" calcext:value-type="float">
            <text:p>1,08959789136527</text:p>
          </table:table-cell>
          <table:table-cell table:style-name="Default" office:value-type="float" office:value="0.878634668113289" calcext:value-type="float">
            <text:p>0,878634668113289</text:p>
          </table:table-cell>
          <table:table-cell table:style-name="Default" office:value-type="float" office:value="0.84285721595939" calcext:value-type="float">
            <text:p>0,84285721595939</text:p>
          </table:table-cell>
          <table:table-cell table:style-name="Default" office:value-type="float" office:value="570" calcext:value-type="float">
            <text:p>570</text:p>
          </table:table-cell>
          <table:table-cell table:style-name="Default" office:value-type="float" office:value="14.9874453544617" calcext:value-type="float">
            <text:p>14,9874453544617</text:p>
          </table:table-cell>
          <table:table-cell table:style-name="Default" office:value-type="float" office:value="1.70906666845999" calcext:value-type="float">
            <text:p>1,70906666845999</text:p>
          </table:table-cell>
          <table:table-cell table:style-name="Default" office:value-type="float" office:value="0.880012969415666" calcext:value-type="float">
            <text:p>0,880012969415666</text:p>
          </table:table-cell>
          <table:table-cell table:style-name="Default" office:value-type="float" office:value="0.870993047221924" calcext:value-type="float">
            <text:p>0,870993047221924</text:p>
          </table:table-cell>
          <table:table-cell table:style-name="Default" office:value-type="float" office:value="571" calcext:value-type="float">
            <text:p>571</text:p>
          </table:table-cell>
          <table:table-cell table:style-name="Default" office:value-type="float" office:value="14.9867036342621" calcext:value-type="float">
            <text:p>14,9867036342621</text:p>
          </table:table-cell>
          <table:table-cell table:style-name="Default" office:value-type="float" office:value="0.880812293086269" calcext:value-type="float">
            <text:p>0,880812293086269</text:p>
          </table:table-cell>
          <table:table-cell table:style-name="Default" office:value-type="float" office:value="0.87405846747374" calcext:value-type="float">
            <text:p>0,87405846747374</text:p>
          </table:table-cell>
          <table:table-cell table:style-name="Default" office:value-type="float" office:value="0.829596684618759" calcext:value-type="float">
            <text:p>0,829596684618759</text:p>
          </table:table-cell>
          <table:table-cell table:style-name="Default" office:value-type="float" office:value="570" calcext:value-type="float">
            <text:p>570</text:p>
          </table:table-cell>
          <table:table-cell table:style-name="Default" office:value-type="float" office:value="15.0122933387756" calcext:value-type="float">
            <text:p>15,0122933387756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6.14228940010071" calcext:value-type="float">
            <text:p>6,14228940010071</text:p>
          </table:table-cell>
          <table:table-cell table:style-name="Default" office:value-type="float" office:value="0.406065433764336" calcext:value-type="float">
            <text:p>0,406065433764336</text:p>
          </table:table-cell>
          <table:table-cell table:style-name="Default" office:value-type="float" office:value="0.651989293022441" calcext:value-type="float">
            <text:p>0,651989293022441</text:p>
          </table:table-cell>
          <table:table-cell table:style-name="Default" office:value-type="float" office:value="0.941705862659116" calcext:value-type="float">
            <text:p>0,941705862659116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6.85347414016724" calcext:value-type="float">
            <text:p>6,85347414016724</text:p>
          </table:table-cell>
          <table:table-cell table:style-name="Default" office:value-type="float" office:value="0.522587933830644" calcext:value-type="float">
            <text:p>0,522587933830644</text:p>
          </table:table-cell>
          <table:table-cell table:style-name="Default" office:value-type="float" office:value="0.648040675269084" calcext:value-type="float">
            <text:p>0,648040675269084</text:p>
          </table:table-cell>
          <table:table-cell table:style-name="Default" office:value-type="float" office:value="0.93385113207636" calcext:value-type="float">
            <text:p>0,93385113207636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6.10654759407043" calcext:value-type="float">
            <text:p>6,10654759407043</text:p>
          </table:table-cell>
          <table:table-cell table:style-name="Default" office:value-type="float" office:value="0.337543256246881" calcext:value-type="float">
            <text:p>0,337543256246881</text:p>
          </table:table-cell>
          <table:table-cell table:style-name="Default" office:value-type="float" office:value="0.647196013284014" calcext:value-type="float">
            <text:p>0,647196013284014</text:p>
          </table:table-cell>
          <table:table-cell table:style-name="Default" office:value-type="float" office:value="0.940291370903102" calcext:value-type="float">
            <text:p>0,940291370903102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6.96676373481751" calcext:value-type="float">
            <text:p>6,96676373481751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1.436329126358" calcext:value-type="float">
            <text:p>21,436329126358</text:p>
          </table:table-cell>
          <table:table-cell table:style-name="Default" office:value-type="float" office:value="1.79818459440886" calcext:value-type="float">
            <text:p>1,79818459440886</text:p>
          </table:table-cell>
          <table:table-cell table:style-name="Default" office:value-type="float" office:value="0.830094961860672" calcext:value-type="float">
            <text:p>0,830094961860672</text:p>
          </table:table-cell>
          <table:table-cell table:style-name="Default" office:value-type="float" office:value="0.934193431565605" calcext:value-type="float">
            <text:p>0,934193431565605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62043428421" calcext:value-type="float">
            <text:p>20,062043428421</text:p>
          </table:table-cell>
          <table:table-cell table:style-name="Default" office:value-type="float" office:value="2.27327464519353" calcext:value-type="float">
            <text:p>2,27327464519353</text:p>
          </table:table-cell>
          <table:table-cell table:style-name="Default" office:value-type="float" office:value="0.794393908000454" calcext:value-type="float">
            <text:p>0,794393908000454</text:p>
          </table:table-cell>
          <table:table-cell table:style-name="Default" office:value-type="float" office:value="0.924112983396279" calcext:value-type="float">
            <text:p>0,92411298339627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06552696228" calcext:value-type="float">
            <text:p>20,006552696228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72491719630908" calcext:value-type="float">
            <text:p>0,672491719630908</text:p>
          </table:table-cell>
          <table:table-cell table:style-name="Default" office:value-type="float" office:value="0.912072744270551" calcext:value-type="float">
            <text:p>0,912072744270551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10187292099" calcext:value-type="float">
            <text:p>20,110187292099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585900783539" calcext:value-type="float">
            <text:p>25,6585900783539</text:p>
          </table:table-cell>
          <table:table-cell table:style-name="Default" office:value-type="float" office:value="2.12470110467154" calcext:value-type="float">
            <text:p>2,12470110467154</text:p>
          </table:table-cell>
          <table:table-cell table:style-name="Default" office:value-type="float" office:value="0.810008456573126" calcext:value-type="float">
            <text:p>0,810008456573126</text:p>
          </table:table-cell>
          <table:table-cell table:style-name="Default" office:value-type="float" office:value="0.940452971921171" calcext:value-type="float">
            <text:p>0,940452971921171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780288219452" calcext:value-type="float">
            <text:p>25,6780288219452</text:p>
          </table:table-cell>
          <table:table-cell table:style-name="Default" office:value-type="float" office:value="0.672578934703728" calcext:value-type="float">
            <text:p>0,672578934703728</text:p>
          </table:table-cell>
          <table:table-cell table:style-name="Default" office:value-type="float" office:value="0.845604539353258" calcext:value-type="float">
            <text:p>0,845604539353258</text:p>
          </table:table-cell>
          <table:table-cell table:style-name="Default" office:value-type="float" office:value="0.956419185297199" calcext:value-type="float">
            <text:p>0,95641918529719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549298763275" calcext:value-type="float">
            <text:p>25,6549298763275</text:p>
          </table:table-cell>
          <table:table-cell table:style-name="Default" office:value-type="float" office:value="1.10553790986463" calcext:value-type="float">
            <text:p>1,10553790986463</text:p>
          </table:table-cell>
          <table:table-cell table:style-name="Default" office:value-type="float" office:value="0.833907223148242" calcext:value-type="float">
            <text:p>0,833907223148242</text:p>
          </table:table-cell>
          <table:table-cell table:style-name="Default" office:value-type="float" office:value="0.944852800385654" calcext:value-type="float">
            <text:p>0,944852800385654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12567281723" calcext:value-type="float">
            <text:p>25,512567281723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8876197338104" calcext:value-type="float">
            <text:p>10,8876197338104</text:p>
          </table:table-cell>
          <table:table-cell table:style-name="Default" office:value-type="float" office:value="1.90345552311449" calcext:value-type="float">
            <text:p>1,90345552311449</text:p>
          </table:table-cell>
          <table:table-cell table:style-name="Default" office:value-type="float" office:value="0.896502194896052" calcext:value-type="float">
            <text:p>0,896502194896052</text:p>
          </table:table-cell>
          <table:table-cell table:style-name="Default" office:value-type="float" office:value="0.870365007926419" calcext:value-type="float">
            <text:p>0,870365007926419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8981604576111" calcext:value-type="float">
            <text:p>10,8981604576111</text:p>
          </table:table-cell>
          <table:table-cell table:style-name="Default" office:value-type="float" office:value="1.57558495701765" calcext:value-type="float">
            <text:p>1,57558495701765</text:p>
          </table:table-cell>
          <table:table-cell table:style-name="Default" office:value-type="float" office:value="0.877906166450975" calcext:value-type="float">
            <text:p>0,877906166450975</text:p>
          </table:table-cell>
          <table:table-cell table:style-name="Default" office:value-type="float" office:value="0.855824324447815" calcext:value-type="float">
            <text:p>0,855824324447815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897155046463" calcext:value-type="float">
            <text:p>10,897155046463</text:p>
          </table:table-cell>
          <table:table-cell table:style-name="Default" office:value-type="float" office:value="2.11399220089482" calcext:value-type="float">
            <text:p>2,11399220089482</text:p>
          </table:table-cell>
          <table:table-cell table:style-name="Default" office:value-type="float" office:value="0.902012767868068" calcext:value-type="float">
            <text:p>0,902012767868068</text:p>
          </table:table-cell>
          <table:table-cell table:style-name="Default" office:value-type="float" office:value="0.857176771084973" calcext:value-type="float">
            <text:p>0,857176771084973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18422460556" calcext:value-type="float">
            <text:p>10,918422460556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4.9600467681885" calcext:value-type="float">
            <text:p>14,9600467681885</text:p>
          </table:table-cell>
          <table:table-cell table:style-name="Default" office:value-type="float" office:value="0.739686688536689" calcext:value-type="float">
            <text:p>0,739686688536689</text:p>
          </table:table-cell>
          <table:table-cell table:style-name="Default" office:value-type="float" office:value="0.900172227911668" calcext:value-type="float">
            <text:p>0,900172227911668</text:p>
          </table:table-cell>
          <table:table-cell table:style-name="Default" office:value-type="float" office:value="0.856561803607518" calcext:value-type="float">
            <text:p>0,856561803607518</text:p>
          </table:table-cell>
          <table:table-cell table:style-name="Default" office:value-type="float" office:value="581" calcext:value-type="float">
            <text:p>581</text:p>
          </table:table-cell>
          <table:table-cell table:style-name="Default" office:value-type="float" office:value="15.0388572216034" calcext:value-type="float">
            <text:p>15,0388572216034</text:p>
          </table:table-cell>
          <table:table-cell table:style-name="Default" office:value-type="float" office:value="0.972831592014224" calcext:value-type="float">
            <text:p>0,972831592014224</text:p>
          </table:table-cell>
          <table:table-cell table:style-name="Default" office:value-type="float" office:value="0.903112749168668" calcext:value-type="float">
            <text:p>0,903112749168668</text:p>
          </table:table-cell>
          <table:table-cell table:style-name="Default" office:value-type="float" office:value="0.914575436686049" calcext:value-type="float">
            <text:p>0,914575436686049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14.9631404876709" calcext:value-type="float">
            <text:p>14,9631404876709</text:p>
          </table:table-cell>
          <table:table-cell table:style-name="Default" office:value-type="float" office:value="0.918849915295876" calcext:value-type="float">
            <text:p>0,918849915295876</text:p>
          </table:table-cell>
          <table:table-cell table:style-name="Default" office:value-type="float" office:value="0.897716723095516" calcext:value-type="float">
            <text:p>0,897716723095516</text:p>
          </table:table-cell>
          <table:table-cell table:style-name="Default" office:value-type="float" office:value="0.844414072833084" calcext:value-type="float">
            <text:p>0,844414072833084</text:p>
          </table:table-cell>
          <table:table-cell table:style-name="Default" office:value-type="float" office:value="570" calcext:value-type="float">
            <text:p>570</text:p>
          </table:table-cell>
          <table:table-cell table:style-name="Default" office:value-type="float" office:value="14.8874349594116" calcext:value-type="float">
            <text:p>14,8874349594116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6.61716103553772" calcext:value-type="float">
            <text:p>6,61716103553772</text:p>
          </table:table-cell>
          <table:table-cell table:style-name="Default" office:value-type="float" office:value="0.33097506135099" calcext:value-type="float">
            <text:p>0,33097506135099</text:p>
          </table:table-cell>
          <table:table-cell table:style-name="Default" office:value-type="float" office:value="0.649409629461808" calcext:value-type="float">
            <text:p>0,649409629461808</text:p>
          </table:table-cell>
          <table:table-cell table:style-name="Default" office:value-type="float" office:value="0.935738907987006" calcext:value-type="float">
            <text:p>0,935738907987006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5.90453195571899" calcext:value-type="float">
            <text:p>5,90453195571899</text:p>
          </table:table-cell>
          <table:table-cell table:style-name="Default" office:value-type="float" office:value="0.472448515394249" calcext:value-type="float">
            <text:p>0,472448515394249</text:p>
          </table:table-cell>
          <table:table-cell table:style-name="Default" office:value-type="float" office:value="0.650418647383212" calcext:value-type="float">
            <text:p>0,650418647383212</text:p>
          </table:table-cell>
          <table:table-cell table:style-name="Default" office:value-type="float" office:value="0.943337174464162" calcext:value-type="float">
            <text:p>0,943337174464162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6.88906145095825" calcext:value-type="float">
            <text:p>6,88906145095825</text:p>
          </table:table-cell>
          <table:table-cell table:style-name="Default" office:value-type="float" office:value="0.481496419577826" calcext:value-type="float">
            <text:p>0,481496419577826</text:p>
          </table:table-cell>
          <table:table-cell table:style-name="Default" office:value-type="float" office:value="0.653053312343387" calcext:value-type="float">
            <text:p>0,653053312343387</text:p>
          </table:table-cell>
          <table:table-cell table:style-name="Default" office:value-type="float" office:value="0.943058060686317" calcext:value-type="float">
            <text:p>0,943058060686317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7.33846926689148" calcext:value-type="float">
            <text:p>7,33846926689148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1.7987315654755" calcext:value-type="float">
            <text:p>21,7987315654755</text:p>
          </table:table-cell>
          <table:table-cell table:style-name="Default" office:value-type="float" office:value="2.10166604383737" calcext:value-type="float">
            <text:p>2,10166604383737</text:p>
          </table:table-cell>
          <table:table-cell table:style-name="Default" office:value-type="float" office:value="0.810964182682414" calcext:value-type="float">
            <text:p>0,810964182682414</text:p>
          </table:table-cell>
          <table:table-cell table:style-name="Default" office:value-type="float" office:value="0.923988480458577" calcext:value-type="float">
            <text:p>0,923988480458577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2285614013672" calcext:value-type="float">
            <text:p>20,2285614013672</text:p>
          </table:table-cell>
          <table:table-cell table:style-name="Default" office:value-type="float" office:value="1.50691661436878" calcext:value-type="float">
            <text:p>1,50691661436878</text:p>
          </table:table-cell>
          <table:table-cell table:style-name="Default" office:value-type="float" office:value="0.830219332232444" calcext:value-type="float">
            <text:p>0,830219332232444</text:p>
          </table:table-cell>
          <table:table-cell table:style-name="Default" office:value-type="float" office:value="0.928973697782362" calcext:value-type="float">
            <text:p>0,928973697782362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389902591705" calcext:value-type="float">
            <text:p>20,0389902591705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71839032502527" calcext:value-type="float">
            <text:p>0,671839032502527</text:p>
          </table:table-cell>
          <table:table-cell table:style-name="Default" office:value-type="float" office:value="0.910119600531558" calcext:value-type="float">
            <text:p>0,910119600531558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2504439353943" calcext:value-type="float">
            <text:p>20,2504439353943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051026821136" calcext:value-type="float">
            <text:p>25,7051026821136</text:p>
          </table:table-cell>
          <table:table-cell table:style-name="Default" office:value-type="float" office:value="0.351372797836595" calcext:value-type="float">
            <text:p>0,351372797836595</text:p>
          </table:table-cell>
          <table:table-cell table:style-name="Default" office:value-type="float" office:value="0.848839725622571" calcext:value-type="float">
            <text:p>0,848839725622571</text:p>
          </table:table-cell>
          <table:table-cell table:style-name="Default" office:value-type="float" office:value="0.958711714387151" calcext:value-type="float">
            <text:p>0,958711714387151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717183589935" calcext:value-type="float">
            <text:p>25,6717183589935</text:p>
          </table:table-cell>
          <table:table-cell table:style-name="Default" office:value-type="float" office:value="1.80449540505176" calcext:value-type="float">
            <text:p>1,80449540505176</text:p>
          </table:table-cell>
          <table:table-cell table:style-name="Default" office:value-type="float" office:value="0.81715531836067" calcext:value-type="float">
            <text:p>0,81715531836067</text:p>
          </table:table-cell>
          <table:table-cell table:style-name="Default" office:value-type="float" office:value="0.945674369342483" calcext:value-type="float">
            <text:p>0,945674369342483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8725254535675" calcext:value-type="float">
            <text:p>25,8725254535675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8342437774101" calcext:value-type="float">
            <text:p>0,68342437774101</text:p>
          </table:table-cell>
          <table:table-cell table:style-name="Default" office:value-type="float" office:value="0.931500519810558" calcext:value-type="float">
            <text:p>0,931500519810558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158052921295" calcext:value-type="float">
            <text:p>25,7158052921295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033336639404" calcext:value-type="float">
            <text:p>10,9033336639404</text:p>
          </table:table-cell>
          <table:table-cell table:style-name="Default" office:value-type="float" office:value="0.936103262897822" calcext:value-type="float">
            <text:p>0,936103262897822</text:p>
          </table:table-cell>
          <table:table-cell table:style-name="Default" office:value-type="float" office:value="0.89436034978037" calcext:value-type="float">
            <text:p>0,89436034978037</text:p>
          </table:table-cell>
          <table:table-cell table:style-name="Default" office:value-type="float" office:value="0.851752076887158" calcext:value-type="float">
            <text:p>0,851752076887158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088060855865" calcext:value-type="float">
            <text:p>10,9088060855865</text:p>
          </table:table-cell>
          <table:table-cell table:style-name="Default" office:value-type="float" office:value="1.62799822926165" calcext:value-type="float">
            <text:p>1,62799822926165</text:p>
          </table:table-cell>
          <table:table-cell table:style-name="Default" office:value-type="float" office:value="0.886662922245825" calcext:value-type="float">
            <text:p>0,886662922245825</text:p>
          </table:table-cell>
          <table:table-cell table:style-name="Default" office:value-type="float" office:value="0.843502550012447" calcext:value-type="float">
            <text:p>0,843502550012447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017651081085" calcext:value-type="float">
            <text:p>10,9017651081085</text:p>
          </table:table-cell>
          <table:table-cell table:style-name="Default" office:value-type="float" office:value="1.24461534467648" calcext:value-type="float">
            <text:p>1,24461534467648</text:p>
          </table:table-cell>
          <table:table-cell table:style-name="Default" office:value-type="float" office:value="0.918945090800538" calcext:value-type="float">
            <text:p>0,918945090800538</text:p>
          </table:table-cell>
          <table:table-cell table:style-name="Default" office:value-type="float" office:value="0.911399700754109" calcext:value-type="float">
            <text:p>0,911399700754109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425580501556" calcext:value-type="float">
            <text:p>10,9425580501556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4.9823980331421" calcext:value-type="float">
            <text:p>14,9823980331421</text:p>
          </table:table-cell>
          <table:table-cell table:style-name="Default" office:value-type="float" office:value="1.7352847425339" calcext:value-type="float">
            <text:p>1,7352847425339</text:p>
          </table:table-cell>
          <table:table-cell table:style-name="Default" office:value-type="float" office:value="0.894959626883575" calcext:value-type="float">
            <text:p>0,894959626883575</text:p>
          </table:table-cell>
          <table:table-cell table:style-name="Default" office:value-type="float" office:value="0.857225098075629" calcext:value-type="float">
            <text:p>0,857225098075629</text:p>
          </table:table-cell>
          <table:table-cell table:style-name="Default" office:value-type="float" office:value="572" calcext:value-type="float">
            <text:p>572</text:p>
          </table:table-cell>
          <table:table-cell table:style-name="Default" office:value-type="float" office:value="14.8950815200806" calcext:value-type="float">
            <text:p>14,8950815200806</text:p>
          </table:table-cell>
          <table:table-cell table:style-name="Default" office:value-type="float" office:value="1.28311058040713" calcext:value-type="float">
            <text:p>1,28311058040713</text:p>
          </table:table-cell>
          <table:table-cell table:style-name="Default" office:value-type="float" office:value="0.887656326025548" calcext:value-type="float">
            <text:p>0,887656326025548</text:p>
          </table:table-cell>
          <table:table-cell table:style-name="Default" office:value-type="float" office:value="0.82645136916339" calcext:value-type="float">
            <text:p>0,82645136916339</text:p>
          </table:table-cell>
          <table:table-cell table:style-name="Default" office:value-type="float" office:value="574" calcext:value-type="float">
            <text:p>574</text:p>
          </table:table-cell>
          <table:table-cell table:style-name="Default" office:value-type="float" office:value="14.9183804988861" calcext:value-type="float">
            <text:p>14,9183804988861</text:p>
          </table:table-cell>
          <table:table-cell table:style-name="Default" office:value-type="float" office:value="1.79878804769522" calcext:value-type="float">
            <text:p>1,79878804769522</text:p>
          </table:table-cell>
          <table:table-cell table:style-name="Default" office:value-type="float" office:value="0.898354435345895" calcext:value-type="float">
            <text:p>0,898354435345895</text:p>
          </table:table-cell>
          <table:table-cell table:style-name="Default" office:value-type="float" office:value="0.86591649111533" calcext:value-type="float">
            <text:p>0,86591649111533</text:p>
          </table:table-cell>
          <table:table-cell table:style-name="Default" office:value-type="float" office:value="572" calcext:value-type="float">
            <text:p>572</text:p>
          </table:table-cell>
          <table:table-cell table:style-name="Default" office:value-type="float" office:value="14.9191076755524" calcext:value-type="float">
            <text:p>14,9191076755524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6.34282779693604" calcext:value-type="float">
            <text:p>6,34282779693604</text:p>
          </table:table-cell>
          <table:table-cell table:style-name="Default" office:value-type="float" office:value="0.326993682186106" calcext:value-type="float">
            <text:p>0,326993682186106</text:p>
          </table:table-cell>
          <table:table-cell table:style-name="Default" office:value-type="float" office:value="0.650822073184474" calcext:value-type="float">
            <text:p>0,650822073184474</text:p>
          </table:table-cell>
          <table:table-cell table:style-name="Default" office:value-type="float" office:value="0.935991505981836" calcext:value-type="float">
            <text:p>0,935991505981836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5.90379738807678" calcext:value-type="float">
            <text:p>5,90379738807678</text:p>
          </table:table-cell>
          <table:table-cell table:style-name="Default" office:value-type="float" office:value="0.388529442807685" calcext:value-type="float">
            <text:p>0,388529442807685</text:p>
          </table:table-cell>
          <table:table-cell table:style-name="Default" office:value-type="float" office:value="0.656480360193129" calcext:value-type="float">
            <text:p>0,656480360193129</text:p>
          </table:table-cell>
          <table:table-cell table:style-name="Default" office:value-type="float" office:value="0.953077815423142" calcext:value-type="float">
            <text:p>0,953077815423142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7.68915939331055" calcext:value-type="float">
            <text:p>7,68915939331055</text:p>
          </table:table-cell>
          <table:table-cell table:style-name="Default" office:value-type="float" office:value="0.354386403001378" calcext:value-type="float">
            <text:p>0,354386403001378</text:p>
          </table:table-cell>
          <table:table-cell table:style-name="Default" office:value-type="float" office:value="0.652549376200054" calcext:value-type="float">
            <text:p>0,652549376200054</text:p>
          </table:table-cell>
          <table:table-cell table:style-name="Default" office:value-type="float" office:value="0.942106261069825" calcext:value-type="float">
            <text:p>0,942106261069825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.18025040626526" calcext:value-type="float">
            <text:p>6,18025040626526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1.564845085144" calcext:value-type="float">
            <text:p>21,564845085144</text:p>
          </table:table-cell>
          <table:table-cell table:style-name="Default" office:value-type="float" office:value="1.50763499135885" calcext:value-type="float">
            <text:p>1,50763499135885</text:p>
          </table:table-cell>
          <table:table-cell table:style-name="Default" office:value-type="float" office:value="0.827692078769235" calcext:value-type="float">
            <text:p>0,827692078769235</text:p>
          </table:table-cell>
          <table:table-cell table:style-name="Default" office:value-type="float" office:value="0.929660673582518" calcext:value-type="float">
            <text:p>0,929660673582518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06734752655" calcext:value-type="float">
            <text:p>20,106734752655</text:p>
          </table:table-cell>
          <table:table-cell table:style-name="Default" office:value-type="float" office:value="0.847898675167546" calcext:value-type="float">
            <text:p>0,847898675167546</text:p>
          </table:table-cell>
          <table:table-cell table:style-name="Default" office:value-type="float" office:value="0.825993661489356" calcext:value-type="float">
            <text:p>0,825993661489356</text:p>
          </table:table-cell>
          <table:table-cell table:style-name="Default" office:value-type="float" office:value="0.928245883764536" calcext:value-type="float">
            <text:p>0,928245883764536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695834159851" calcext:value-type="float">
            <text:p>20,0695834159851</text:p>
          </table:table-cell>
          <table:table-cell table:style-name="Default" office:value-type="float" office:value="1.50583876579341" calcext:value-type="float">
            <text:p>1,50583876579341</text:p>
          </table:table-cell>
          <table:table-cell table:style-name="Default" office:value-type="float" office:value="0.820222837305395" calcext:value-type="float">
            <text:p>0,820222837305395</text:p>
          </table:table-cell>
          <table:table-cell table:style-name="Default" office:value-type="float" office:value="0.919578292588103" calcext:value-type="float">
            <text:p>0,919578292588103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382217407227" calcext:value-type="float">
            <text:p>20,1382217407227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158994674683" calcext:value-type="float">
            <text:p>25,7158994674683</text:p>
          </table:table-cell>
          <table:table-cell table:style-name="Default" office:value-type="float" office:value="1.42858893912077" calcext:value-type="float">
            <text:p>1,42858893912077</text:p>
          </table:table-cell>
          <table:table-cell table:style-name="Default" office:value-type="float" office:value="0.832698197728941" calcext:value-type="float">
            <text:p>0,832698197728941</text:p>
          </table:table-cell>
          <table:table-cell table:style-name="Default" office:value-type="float" office:value="0.950943514935803" calcext:value-type="float">
            <text:p>0,950943514935803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438838005066" calcext:value-type="float">
            <text:p>25,5438838005066</text:p>
          </table:table-cell>
          <table:table-cell table:style-name="Default" office:value-type="float" office:value="0.997173924996899" calcext:value-type="float">
            <text:p>0,997173924996899</text:p>
          </table:table-cell>
          <table:table-cell table:style-name="Default" office:value-type="float" office:value="0.846784131893289" calcext:value-type="float">
            <text:p>0,846784131893289</text:p>
          </table:table-cell>
          <table:table-cell table:style-name="Default" office:value-type="float" office:value="0.955764209122729" calcext:value-type="float">
            <text:p>0,95576420912272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767764091492" calcext:value-type="float">
            <text:p>25,6767764091492</text:p>
          </table:table-cell>
          <table:table-cell table:style-name="Default" office:value-type="float" office:value="1.32808057129934" calcext:value-type="float">
            <text:p>1,32808057129934</text:p>
          </table:table-cell>
          <table:table-cell table:style-name="Default" office:value-type="float" office:value="0.832085042955634" calcext:value-type="float">
            <text:p>0,832085042955634</text:p>
          </table:table-cell>
          <table:table-cell table:style-name="Default" office:value-type="float" office:value="0.933974127405836" calcext:value-type="float">
            <text:p>0,933974127405836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788373947144" calcext:value-type="float">
            <text:p>25,5788373947144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818863868713" calcext:value-type="float">
            <text:p>10,9818863868713</text:p>
          </table:table-cell>
          <table:table-cell table:style-name="Default" office:value-type="float" office:value="1.89418641708652" calcext:value-type="float">
            <text:p>1,89418641708652</text:p>
          </table:table-cell>
          <table:table-cell table:style-name="Default" office:value-type="float" office:value="0.897905922129849" calcext:value-type="float">
            <text:p>0,897905922129849</text:p>
          </table:table-cell>
          <table:table-cell table:style-name="Default" office:value-type="float" office:value="0.864056739580773" calcext:value-type="float">
            <text:p>0,864056739580773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10.9620800018311" calcext:value-type="float">
            <text:p>10,9620800018311</text:p>
          </table:table-cell>
          <table:table-cell table:style-name="Default" office:value-type="float" office:value="1.8833604356155" calcext:value-type="float">
            <text:p>1,8833604356155</text:p>
          </table:table-cell>
          <table:table-cell table:style-name="Default" office:value-type="float" office:value="0.902661539920908" calcext:value-type="float">
            <text:p>0,902661539920908</text:p>
          </table:table-cell>
          <table:table-cell table:style-name="Default" office:value-type="float" office:value="0.873831249295933" calcext:value-type="float">
            <text:p>0,873831249295933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1.0051698684692" calcext:value-type="float">
            <text:p>11,0051698684692</text:p>
          </table:table-cell>
          <table:table-cell table:style-name="Default" office:value-type="float" office:value="0.682170006343273" calcext:value-type="float">
            <text:p>0,682170006343273</text:p>
          </table:table-cell>
          <table:table-cell table:style-name="Default" office:value-type="float" office:value="0.901019276081502" calcext:value-type="float">
            <text:p>0,901019276081502</text:p>
          </table:table-cell>
          <table:table-cell table:style-name="Default" office:value-type="float" office:value="0.848124570555746" calcext:value-type="float">
            <text:p>0,848124570555746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11.0715103149414" calcext:value-type="float">
            <text:p>11,0715103149414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795800685883" calcext:value-type="float">
            <text:p>15,0795800685883</text:p>
          </table:table-cell>
          <table:table-cell table:style-name="Default" office:value-type="float" office:value="1.0881818165199" calcext:value-type="float">
            <text:p>1,0881818165199</text:p>
          </table:table-cell>
          <table:table-cell table:style-name="Default" office:value-type="float" office:value="0.902478809954196" calcext:value-type="float">
            <text:p>0,902478809954196</text:p>
          </table:table-cell>
          <table:table-cell table:style-name="Default" office:value-type="float" office:value="0.865493993684624" calcext:value-type="float">
            <text:p>0,865493993684624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15.0685751438141" calcext:value-type="float">
            <text:p>15,0685751438141</text:p>
          </table:table-cell>
          <table:table-cell table:style-name="Default" office:value-type="float" office:value="0.865133799691941" calcext:value-type="float">
            <text:p>0,865133799691941</text:p>
          </table:table-cell>
          <table:table-cell table:style-name="Default" office:value-type="float" office:value="0.883766805601883" calcext:value-type="float">
            <text:p>0,883766805601883</text:p>
          </table:table-cell>
          <table:table-cell table:style-name="Default" office:value-type="float" office:value="0.809532303333945" calcext:value-type="float">
            <text:p>0,809532303333945</text:p>
          </table:table-cell>
          <table:table-cell table:style-name="Default" office:value-type="float" office:value="570" calcext:value-type="float">
            <text:p>570</text:p>
          </table:table-cell>
          <table:table-cell table:style-name="Default" office:value-type="float" office:value="14.9533624649048" calcext:value-type="float">
            <text:p>14,9533624649048</text:p>
          </table:table-cell>
          <table:table-cell table:style-name="Default" office:value-type="float" office:value="1.39844060801893" calcext:value-type="float">
            <text:p>1,39844060801893</text:p>
          </table:table-cell>
          <table:table-cell table:style-name="Default" office:value-type="float" office:value="0.871664176653254" calcext:value-type="float">
            <text:p>0,871664176653254</text:p>
          </table:table-cell>
          <table:table-cell table:style-name="Default" office:value-type="float" office:value="0.833821329291114" calcext:value-type="float">
            <text:p>0,833821329291114</text:p>
          </table:table-cell>
          <table:table-cell table:style-name="Default" office:value-type="float" office:value="571" calcext:value-type="float">
            <text:p>571</text:p>
          </table:table-cell>
          <table:table-cell table:style-name="Default" office:value-type="float" office:value="14.9922151565552" calcext:value-type="float">
            <text:p>14,9922151565552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98998403549194" calcext:value-type="float">
            <text:p>5,98998403549194</text:p>
          </table:table-cell>
          <table:table-cell table:style-name="Default" office:value-type="float" office:value="0.489629404321667" calcext:value-type="float">
            <text:p>0,489629404321667</text:p>
          </table:table-cell>
          <table:table-cell table:style-name="Default" office:value-type="float" office:value="0.651331433710021" calcext:value-type="float">
            <text:p>0,651331433710021</text:p>
          </table:table-cell>
          <table:table-cell table:style-name="Default" office:value-type="float" office:value="0.943423640191565" calcext:value-type="float">
            <text:p>0,943423640191565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7.41707301139832" calcext:value-type="float">
            <text:p>7,41707301139832</text:p>
          </table:table-cell>
          <table:table-cell table:style-name="Default" office:value-type="float" office:value="0.42780808165869" calcext:value-type="float">
            <text:p>0,42780808165869</text:p>
          </table:table-cell>
          <table:table-cell table:style-name="Default" office:value-type="float" office:value="0.646562521808223" calcext:value-type="float">
            <text:p>0,646562521808223</text:p>
          </table:table-cell>
          <table:table-cell table:style-name="Default" office:value-type="float" office:value="0.940933893116254" calcext:value-type="float">
            <text:p>0,940933893116254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6.4282751083374" calcext:value-type="float">
            <text:p>6,4282751083374</text:p>
          </table:table-cell>
          <table:table-cell table:style-name="Default" office:value-type="float" office:value="0.518248579950656" calcext:value-type="float">
            <text:p>0,518248579950656</text:p>
          </table:table-cell>
          <table:table-cell table:style-name="Default" office:value-type="float" office:value="0.643497314750956" calcext:value-type="float">
            <text:p>0,643497314750956</text:p>
          </table:table-cell>
          <table:table-cell table:style-name="Default" office:value-type="float" office:value="0.942534061195468" calcext:value-type="float">
            <text:p>0,942534061195468</text:p>
          </table:table-cell>
          <table:table-cell table:style-name="Default" office:value-type="float" office:value="142" calcext:value-type="float">
            <text:p>142</text:p>
          </table:table-cell>
          <table:table-cell table:style-name="Default" office:value-type="float" office:value="7.26448774337769" calcext:value-type="float">
            <text:p>7,26448774337769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1.6563675403595" calcext:value-type="float">
            <text:p>21,6563675403595</text:p>
          </table:table-cell>
          <table:table-cell table:style-name="Default" office:value-type="float" office:value="1.41795286531168" calcext:value-type="float">
            <text:p>1,41795286531168</text:p>
          </table:table-cell>
          <table:table-cell table:style-name="Default" office:value-type="float" office:value="0.833468386962494" calcext:value-type="float">
            <text:p>0,833468386962494</text:p>
          </table:table-cell>
          <table:table-cell table:style-name="Default" office:value-type="float" office:value="0.934555739783478" calcext:value-type="float">
            <text:p>0,934555739783478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650102138519" calcext:value-type="float">
            <text:p>20,1650102138519</text:p>
          </table:table-cell>
          <table:table-cell table:style-name="Default" office:value-type="float" office:value="2.53598928071241" calcext:value-type="float">
            <text:p>2,53598928071241</text:p>
          </table:table-cell>
          <table:table-cell table:style-name="Default" office:value-type="float" office:value="0.808690418818116" calcext:value-type="float">
            <text:p>0,808690418818116</text:p>
          </table:table-cell>
          <table:table-cell table:style-name="Default" office:value-type="float" office:value="0.92438725518691" calcext:value-type="float">
            <text:p>0,92438725518691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971471309662" calcext:value-type="float">
            <text:p>20,1971471309662</text:p>
          </table:table-cell>
          <table:table-cell table:style-name="Default" office:value-type="float" office:value="1.69196043351197" calcext:value-type="float">
            <text:p>1,69196043351197</text:p>
          </table:table-cell>
          <table:table-cell table:style-name="Default" office:value-type="float" office:value="0.819150671986314" calcext:value-type="float">
            <text:p>0,819150671986314</text:p>
          </table:table-cell>
          <table:table-cell table:style-name="Default" office:value-type="float" office:value="0.915738826602362" calcext:value-type="float">
            <text:p>0,915738826602362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330673694611" calcext:value-type="float">
            <text:p>20,1330673694611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040224075317" calcext:value-type="float">
            <text:p>25,7040224075317</text:p>
          </table:table-cell>
          <table:table-cell table:style-name="Default" office:value-type="float" office:value="0.369393221986306" calcext:value-type="float">
            <text:p>0,369393221986306</text:p>
          </table:table-cell>
          <table:table-cell table:style-name="Default" office:value-type="float" office:value="0.849534345006122" calcext:value-type="float">
            <text:p>0,849534345006122</text:p>
          </table:table-cell>
          <table:table-cell table:style-name="Default" office:value-type="float" office:value="0.959003091964232" calcext:value-type="float">
            <text:p>0,959003091964232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8100221157074" calcext:value-type="float">
            <text:p>25,8100221157074</text:p>
          </table:table-cell>
          <table:table-cell table:style-name="Default" office:value-type="float" office:value="0.66298419910731" calcext:value-type="float">
            <text:p>0,66298419910731</text:p>
          </table:table-cell>
          <table:table-cell table:style-name="Default" office:value-type="float" office:value="0.839043743125123" calcext:value-type="float">
            <text:p>0,839043743125123</text:p>
          </table:table-cell>
          <table:table-cell table:style-name="Default" office:value-type="float" office:value="0.95246198924443" calcext:value-type="float">
            <text:p>0,95246198924443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677299976349" calcext:value-type="float">
            <text:p>25,7677299976349</text:p>
          </table:table-cell>
          <table:table-cell table:style-name="Default" office:value-type="float" office:value="0.931750096754308" calcext:value-type="float">
            <text:p>0,931750096754308</text:p>
          </table:table-cell>
          <table:table-cell table:style-name="Default" office:value-type="float" office:value="0.856441315200576" calcext:value-type="float">
            <text:p>0,856441315200576</text:p>
          </table:table-cell>
          <table:table-cell table:style-name="Default" office:value-type="float" office:value="0.953130579161608" calcext:value-type="float">
            <text:p>0,953130579161608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22484588623" calcext:value-type="float">
            <text:p>25,722484588623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16675567627" calcext:value-type="float">
            <text:p>10,916675567627</text:p>
          </table:table-cell>
          <table:table-cell table:style-name="Default" office:value-type="float" office:value="2.46525345947583" calcext:value-type="float">
            <text:p>2,46525345947583</text:p>
          </table:table-cell>
          <table:table-cell table:style-name="Default" office:value-type="float" office:value="0.902158012056339" calcext:value-type="float">
            <text:p>0,902158012056339</text:p>
          </table:table-cell>
          <table:table-cell table:style-name="Default" office:value-type="float" office:value="0.870491304337407" calcext:value-type="float">
            <text:p>0,870491304337407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0.9670023918152" calcext:value-type="float">
            <text:p>10,9670023918152</text:p>
          </table:table-cell>
          <table:table-cell table:style-name="Default" office:value-type="float" office:value="1.2134253265426" calcext:value-type="float">
            <text:p>1,2134253265426</text:p>
          </table:table-cell>
          <table:table-cell table:style-name="Default" office:value-type="float" office:value="0.894523125385294" calcext:value-type="float">
            <text:p>0,894523125385294</text:p>
          </table:table-cell>
          <table:table-cell table:style-name="Default" office:value-type="float" office:value="0.83590150537125" calcext:value-type="float">
            <text:p>0,83590150537125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084973335266" calcext:value-type="float">
            <text:p>10,9084973335266</text:p>
          </table:table-cell>
          <table:table-cell table:style-name="Default" office:value-type="float" office:value="2.62129826310702" calcext:value-type="float">
            <text:p>2,62129826310702</text:p>
          </table:table-cell>
          <table:table-cell table:style-name="Default" office:value-type="float" office:value="0.866428574611188" calcext:value-type="float">
            <text:p>0,866428574611188</text:p>
          </table:table-cell>
          <table:table-cell table:style-name="Default" office:value-type="float" office:value="0.835621544387153" calcext:value-type="float">
            <text:p>0,835621544387153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10.9356195926666" calcext:value-type="float">
            <text:p>10,9356195926666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4.9760508537292" calcext:value-type="float">
            <text:p>14,9760508537292</text:p>
          </table:table-cell>
          <table:table-cell table:style-name="Default" office:value-type="float" office:value="2.7202255049443" calcext:value-type="float">
            <text:p>2,7202255049443</text:p>
          </table:table-cell>
          <table:table-cell table:style-name="Default" office:value-type="float" office:value="0.884040649405189" calcext:value-type="float">
            <text:p>0,884040649405189</text:p>
          </table:table-cell>
          <table:table-cell table:style-name="Default" office:value-type="float" office:value="0.825670945157526" calcext:value-type="float">
            <text:p>0,825670945157526</text:p>
          </table:table-cell>
          <table:table-cell table:style-name="Default" office:value-type="float" office:value="574" calcext:value-type="float">
            <text:p>574</text:p>
          </table:table-cell>
          <table:table-cell table:style-name="Default" office:value-type="float" office:value="14.9512813091278" calcext:value-type="float">
            <text:p>14,9512813091278</text:p>
          </table:table-cell>
          <table:table-cell table:style-name="Default" office:value-type="float" office:value="0.445939313254676" calcext:value-type="float">
            <text:p>0,445939313254676</text:p>
          </table:table-cell>
          <table:table-cell table:style-name="Default" office:value-type="float" office:value="0.908901098307596" calcext:value-type="float">
            <text:p>0,908901098307596</text:p>
          </table:table-cell>
          <table:table-cell table:style-name="Default" office:value-type="float" office:value="0.900471780374303" calcext:value-type="float">
            <text:p>0,900471780374303</text:p>
          </table:table-cell>
          <table:table-cell table:style-name="Default" office:value-type="float" office:value="578" calcext:value-type="float">
            <text:p>578</text:p>
          </table:table-cell>
          <table:table-cell table:style-name="Default" office:value-type="float" office:value="15.004275560379" calcext:value-type="float">
            <text:p>15,004275560379</text:p>
          </table:table-cell>
          <table:table-cell table:style-name="Default" office:value-type="float" office:value="0.7976356232589" calcext:value-type="float">
            <text:p>0,7976356232589</text:p>
          </table:table-cell>
          <table:table-cell table:style-name="Default" office:value-type="float" office:value="0.87258461120786" calcext:value-type="float">
            <text:p>0,87258461120786</text:p>
          </table:table-cell>
          <table:table-cell table:style-name="Default" office:value-type="float" office:value="0.828782704965129" calcext:value-type="float">
            <text:p>0,828782704965129</text:p>
          </table:table-cell>
          <table:table-cell table:style-name="Default" office:value-type="float" office:value="571" calcext:value-type="float">
            <text:p>571</text:p>
          </table:table-cell>
          <table:table-cell table:style-name="Default" office:value-type="float" office:value="14.9431173801422" calcext:value-type="float">
            <text:p>14,9431173801422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85892343521118" calcext:value-type="float">
            <text:p>5,85892343521118</text:p>
          </table:table-cell>
          <table:table-cell table:style-name="Default" office:value-type="float" office:value="0.507370699404223" calcext:value-type="float">
            <text:p>0,507370699404223</text:p>
          </table:table-cell>
          <table:table-cell table:style-name="Default" office:value-type="float" office:value="0.651664067599814" calcext:value-type="float">
            <text:p>0,651664067599814</text:p>
          </table:table-cell>
          <table:table-cell table:style-name="Default" office:value-type="float" office:value="0.937876507778249" calcext:value-type="float">
            <text:p>0,937876507778249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6.93351721763611" calcext:value-type="float">
            <text:p>6,93351721763611</text:p>
          </table:table-cell>
          <table:table-cell table:style-name="Default" office:value-type="float" office:value="0.39330118983475" calcext:value-type="float">
            <text:p>0,39330118983475</text:p>
          </table:table-cell>
          <table:table-cell table:style-name="Default" office:value-type="float" office:value="0.649490900397683" calcext:value-type="float">
            <text:p>0,649490900397683</text:p>
          </table:table-cell>
          <table:table-cell table:style-name="Default" office:value-type="float" office:value="0.934831716083936" calcext:value-type="float">
            <text:p>0,934831716083936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.57917189598084" calcext:value-type="float">
            <text:p>6,57917189598084</text:p>
          </table:table-cell>
          <table:table-cell table:style-name="Default" office:value-type="float" office:value="0.358659018940518" calcext:value-type="float">
            <text:p>0,358659018940518</text:p>
          </table:table-cell>
          <table:table-cell table:style-name="Default" office:value-type="float" office:value="0.653902917666293" calcext:value-type="float">
            <text:p>0,653902917666293</text:p>
          </table:table-cell>
          <table:table-cell table:style-name="Default" office:value-type="float" office:value="0.949112495939041" calcext:value-type="float">
            <text:p>0,949112495939041</text:p>
          </table:table-cell>
          <table:table-cell table:style-name="Default" office:value-type="float" office:value="201" calcext:value-type="float">
            <text:p>201</text:p>
          </table:table-cell>
          <table:table-cell table:style-name="Default" office:value-type="float" office:value="8.36597394943237" calcext:value-type="float">
            <text:p>8,36597394943237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3.1255884170532" calcext:value-type="float">
            <text:p>23,1255884170532</text:p>
          </table:table-cell>
          <table:table-cell table:style-name="Default" office:value-type="float" office:value="1.43619484573893" calcext:value-type="float">
            <text:p>1,43619484573893</text:p>
          </table:table-cell>
          <table:table-cell table:style-name="Default" office:value-type="float" office:value="0.833136562875295" calcext:value-type="float">
            <text:p>0,833136562875295</text:p>
          </table:table-cell>
          <table:table-cell table:style-name="Default" office:value-type="float" office:value="0.930517655498699" calcext:value-type="float">
            <text:p>0,93051765549869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076378822327" calcext:value-type="float">
            <text:p>20,1076378822327</text:p>
          </table:table-cell>
          <table:table-cell table:style-name="Default" office:value-type="float" office:value="2.07605278421152" calcext:value-type="float">
            <text:p>2,07605278421152</text:p>
          </table:table-cell>
          <table:table-cell table:style-name="Default" office:value-type="float" office:value="0.815393139174318" calcext:value-type="float">
            <text:p>0,815393139174318</text:p>
          </table:table-cell>
          <table:table-cell table:style-name="Default" office:value-type="float" office:value="0.927894643563142" calcext:value-type="float">
            <text:p>0,927894643563142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81520318985" calcext:value-type="float">
            <text:p>20,081520318985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70380429611996" calcext:value-type="float">
            <text:p>0,670380429611996</text:p>
          </table:table-cell>
          <table:table-cell table:style-name="Default" office:value-type="float" office:value="0.904626599259163" calcext:value-type="float">
            <text:p>0,904626599259163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883759498596" calcext:value-type="float">
            <text:p>20,1883759498596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262710094452" calcext:value-type="float">
            <text:p>25,6262710094452</text:p>
          </table:table-cell>
          <table:table-cell table:style-name="Default" office:value-type="float" office:value="0.628281594758219" calcext:value-type="float">
            <text:p>0,628281594758219</text:p>
          </table:table-cell>
          <table:table-cell table:style-name="Default" office:value-type="float" office:value="0.850765903205234" calcext:value-type="float">
            <text:p>0,850765903205234</text:p>
          </table:table-cell>
          <table:table-cell table:style-name="Default" office:value-type="float" office:value="0.960236013345675" calcext:value-type="float">
            <text:p>0,960236013345675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928374767303" calcext:value-type="float">
            <text:p>25,6928374767303</text:p>
          </table:table-cell>
          <table:table-cell table:style-name="Default" office:value-type="float" office:value="1.64111439455411" calcext:value-type="float">
            <text:p>1,64111439455411</text:p>
          </table:table-cell>
          <table:table-cell table:style-name="Default" office:value-type="float" office:value="0.832860816634581" calcext:value-type="float">
            <text:p>0,832860816634581</text:p>
          </table:table-cell>
          <table:table-cell table:style-name="Default" office:value-type="float" office:value="0.950058458494469" calcext:value-type="float">
            <text:p>0,95005845849446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830781936646" calcext:value-type="float">
            <text:p>25,7830781936646</text:p>
          </table:table-cell>
          <table:table-cell table:style-name="Default" office:value-type="float" office:value="0.924207219933514" calcext:value-type="float">
            <text:p>0,924207219933514</text:p>
          </table:table-cell>
          <table:table-cell table:style-name="Default" office:value-type="float" office:value="0.843193072539301" calcext:value-type="float">
            <text:p>0,843193072539301</text:p>
          </table:table-cell>
          <table:table-cell table:style-name="Default" office:value-type="float" office:value="0.938117195742691" calcext:value-type="float">
            <text:p>0,938117195742691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709586143494" calcext:value-type="float">
            <text:p>25,5709586143494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1.0229647159576" calcext:value-type="float">
            <text:p>11,0229647159576</text:p>
          </table:table-cell>
          <table:table-cell table:style-name="Default" office:value-type="float" office:value="1.47164611917265" calcext:value-type="float">
            <text:p>1,47164611917265</text:p>
          </table:table-cell>
          <table:table-cell table:style-name="Default" office:value-type="float" office:value="0.889958629301348" calcext:value-type="float">
            <text:p>0,889958629301348</text:p>
          </table:table-cell>
          <table:table-cell table:style-name="Default" office:value-type="float" office:value="0.825399493354784" calcext:value-type="float">
            <text:p>0,825399493354784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1.0191447734833" calcext:value-type="float">
            <text:p>11,0191447734833</text:p>
          </table:table-cell>
          <table:table-cell table:style-name="Default" office:value-type="float" office:value="1.98616286480725" calcext:value-type="float">
            <text:p>1,98616286480725</text:p>
          </table:table-cell>
          <table:table-cell table:style-name="Default" office:value-type="float" office:value="0.910253003938694" calcext:value-type="float">
            <text:p>0,910253003938694</text:p>
          </table:table-cell>
          <table:table-cell table:style-name="Default" office:value-type="float" office:value="0.888632047836266" calcext:value-type="float">
            <text:p>0,888632047836266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1.0140619277954" calcext:value-type="float">
            <text:p>11,0140619277954</text:p>
          </table:table-cell>
          <table:table-cell table:style-name="Default" office:value-type="float" office:value="1.59042883010688" calcext:value-type="float">
            <text:p>1,59042883010688</text:p>
          </table:table-cell>
          <table:table-cell table:style-name="Default" office:value-type="float" office:value="0.874872541615201" calcext:value-type="float">
            <text:p>0,874872541615201</text:p>
          </table:table-cell>
          <table:table-cell table:style-name="Default" office:value-type="float" office:value="0.874561135017374" calcext:value-type="float">
            <text:p>0,874561135017374</text:p>
          </table:table-cell>
          <table:table-cell table:style-name="Default" office:value-type="float" office:value="336" calcext:value-type="float">
            <text:p>336</text:p>
          </table:table-cell>
          <table:table-cell table:style-name="Default" office:value-type="float" office:value="11.0835802555084" calcext:value-type="float">
            <text:p>11,0835802555084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941367149353" calcext:value-type="float">
            <text:p>15,0941367149353</text:p>
          </table:table-cell>
          <table:table-cell table:style-name="Default" office:value-type="float" office:value="1.0800104245625" calcext:value-type="float">
            <text:p>1,0800104245625</text:p>
          </table:table-cell>
          <table:table-cell table:style-name="Default" office:value-type="float" office:value="0.901473344429648" calcext:value-type="float">
            <text:p>0,901473344429648</text:p>
          </table:table-cell>
          <table:table-cell table:style-name="Default" office:value-type="float" office:value="0.867523798508713" calcext:value-type="float">
            <text:p>0,867523798508713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15.1094033718109" calcext:value-type="float">
            <text:p>15,1094033718109</text:p>
          </table:table-cell>
          <table:table-cell table:style-name="Default" office:value-type="float" office:value="0.33954833516622" calcext:value-type="float">
            <text:p>0,33954833516622</text:p>
          </table:table-cell>
          <table:table-cell table:style-name="Default" office:value-type="float" office:value="0.904866711746834" calcext:value-type="float">
            <text:p>0,904866711746834</text:p>
          </table:table-cell>
          <table:table-cell table:style-name="Default" office:value-type="float" office:value="0.873001988463462" calcext:value-type="float">
            <text:p>0,873001988463462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15.0776569843292" calcext:value-type="float">
            <text:p>15,0776569843292</text:p>
          </table:table-cell>
          <table:table-cell table:style-name="Default" office:value-type="float" office:value="0.774433391839783" calcext:value-type="float">
            <text:p>0,774433391839783</text:p>
          </table:table-cell>
          <table:table-cell table:style-name="Default" office:value-type="float" office:value="0.893259741419705" calcext:value-type="float">
            <text:p>0,893259741419705</text:p>
          </table:table-cell>
          <table:table-cell table:style-name="Default" office:value-type="float" office:value="0.823975676849573" calcext:value-type="float">
            <text:p>0,823975676849573</text:p>
          </table:table-cell>
          <table:table-cell table:style-name="Default" office:value-type="float" office:value="574" calcext:value-type="float">
            <text:p>574</text:p>
          </table:table-cell>
          <table:table-cell table:style-name="Default" office:value-type="float" office:value="15.06165766716" calcext:value-type="float">
            <text:p>15,06165766716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73212647438049" calcext:value-type="float">
            <text:p>5,73212647438049</text:p>
          </table:table-cell>
          <table:table-cell table:style-name="Default" office:value-type="float" office:value="0.484542500626881" calcext:value-type="float">
            <text:p>0,484542500626881</text:p>
          </table:table-cell>
          <table:table-cell table:style-name="Default" office:value-type="float" office:value="0.651646916770646" calcext:value-type="float">
            <text:p>0,651646916770646</text:p>
          </table:table-cell>
          <table:table-cell table:style-name="Default" office:value-type="float" office:value="0.938110057999717" calcext:value-type="float">
            <text:p>0,938110057999717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.60424542427063" calcext:value-type="float">
            <text:p>6,60424542427063</text:p>
          </table:table-cell>
          <table:table-cell table:style-name="Default" office:value-type="float" office:value="0.622280703847297" calcext:value-type="float">
            <text:p>0,622280703847297</text:p>
          </table:table-cell>
          <table:table-cell table:style-name="Default" office:value-type="float" office:value="0.648595299046393" calcext:value-type="float">
            <text:p>0,648595299046393</text:p>
          </table:table-cell>
          <table:table-cell table:style-name="Default" office:value-type="float" office:value="0.94513906373071" calcext:value-type="float">
            <text:p>0,94513906373071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6.78418397903442" calcext:value-type="float">
            <text:p>6,78418397903442</text:p>
          </table:table-cell>
          <table:table-cell table:style-name="Default" office:value-type="float" office:value="0.303663197910845" calcext:value-type="float">
            <text:p>0,303663197910845</text:p>
          </table:table-cell>
          <table:table-cell table:style-name="Default" office:value-type="float" office:value="0.65392995240584" calcext:value-type="float">
            <text:p>0,65392995240584</text:p>
          </table:table-cell>
          <table:table-cell table:style-name="Default" office:value-type="float" office:value="0.945624703197934" calcext:value-type="float">
            <text:p>0,945624703197934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7.01744246482849" calcext:value-type="float">
            <text:p>7,01744246482849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2.8883821964264" calcext:value-type="float">
            <text:p>22,8883821964264</text:p>
          </table:table-cell>
          <table:table-cell table:style-name="Default" office:value-type="float" office:value="1.45916507564686" calcext:value-type="float">
            <text:p>1,45916507564686</text:p>
          </table:table-cell>
          <table:table-cell table:style-name="Default" office:value-type="float" office:value="0.833969085296934" calcext:value-type="float">
            <text:p>0,833969085296934</text:p>
          </table:table-cell>
          <table:table-cell table:style-name="Default" office:value-type="float" office:value="0.935381073822474" calcext:value-type="float">
            <text:p>0,935381073822474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923232078552" calcext:value-type="float">
            <text:p>20,1923232078552</text:p>
          </table:table-cell>
          <table:table-cell table:style-name="Default" office:value-type="float" office:value="2.27346078603476" calcext:value-type="float">
            <text:p>2,27346078603476</text:p>
          </table:table-cell>
          <table:table-cell table:style-name="Default" office:value-type="float" office:value="0.811626328526129" calcext:value-type="float">
            <text:p>0,811626328526129</text:p>
          </table:table-cell>
          <table:table-cell table:style-name="Default" office:value-type="float" office:value="0.910520245249803" calcext:value-type="float">
            <text:p>0,910520245249803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708050727844" calcext:value-type="float">
            <text:p>20,0708050727844</text:p>
          </table:table-cell>
          <table:table-cell table:style-name="Default" office:value-type="float" office:value="2.6792117032677" calcext:value-type="float">
            <text:p>2,6792117032677</text:p>
          </table:table-cell>
          <table:table-cell table:style-name="Default" office:value-type="float" office:value="0.809091776473711" calcext:value-type="float">
            <text:p>0,809091776473711</text:p>
          </table:table-cell>
          <table:table-cell table:style-name="Default" office:value-type="float" office:value="0.919617377805173" calcext:value-type="float">
            <text:p>0,919617377805173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617319583893" calcext:value-type="float">
            <text:p>20,1617319583893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817461013794" calcext:value-type="float">
            <text:p>25,5817461013794</text:p>
          </table:table-cell>
          <table:table-cell table:style-name="Default" office:value-type="float" office:value="1.42480062667087" calcext:value-type="float">
            <text:p>1,42480062667087</text:p>
          </table:table-cell>
          <table:table-cell table:style-name="Default" office:value-type="float" office:value="0.829224383200097" calcext:value-type="float">
            <text:p>0,829224383200097</text:p>
          </table:table-cell>
          <table:table-cell table:style-name="Default" office:value-type="float" office:value="0.951449770048865" calcext:value-type="float">
            <text:p>0,951449770048865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972166061401" calcext:value-type="float">
            <text:p>25,5972166061401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85261391835992" calcext:value-type="float">
            <text:p>0,685261391835992</text:p>
          </table:table-cell>
          <table:table-cell table:style-name="Default" office:value-type="float" office:value="0.937738407976986" calcext:value-type="float">
            <text:p>0,937738407976986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198246479034" calcext:value-type="float">
            <text:p>25,6198246479034</text:p>
          </table:table-cell>
          <table:table-cell table:style-name="Default" office:value-type="float" office:value="2.05172039300624" calcext:value-type="float">
            <text:p>2,05172039300624</text:p>
          </table:table-cell>
          <table:table-cell table:style-name="Default" office:value-type="float" office:value="0.819705397927421" calcext:value-type="float">
            <text:p>0,819705397927421</text:p>
          </table:table-cell>
          <table:table-cell table:style-name="Default" office:value-type="float" office:value="0.941849967077202" calcext:value-type="float">
            <text:p>0,941849967077202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582670211792" calcext:value-type="float">
            <text:p>25,6582670211792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888721704483" calcext:value-type="float">
            <text:p>10,888721704483</text:p>
          </table:table-cell>
          <table:table-cell table:style-name="Default" office:value-type="float" office:value="2.12478223029257" calcext:value-type="float">
            <text:p>2,12478223029257</text:p>
          </table:table-cell>
          <table:table-cell table:style-name="Default" office:value-type="float" office:value="0.886481723626368" calcext:value-type="float">
            <text:p>0,886481723626368</text:p>
          </table:table-cell>
          <table:table-cell table:style-name="Default" office:value-type="float" office:value="0.853192275258386" calcext:value-type="float">
            <text:p>0,853192275258386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143471717834" calcext:value-type="float">
            <text:p>10,9143471717834</text:p>
          </table:table-cell>
          <table:table-cell table:style-name="Default" office:value-type="float" office:value="2.03302890500185" calcext:value-type="float">
            <text:p>2,03302890500185</text:p>
          </table:table-cell>
          <table:table-cell table:style-name="Default" office:value-type="float" office:value="0.881551579283838" calcext:value-type="float">
            <text:p>0,881551579283838</text:p>
          </table:table-cell>
          <table:table-cell table:style-name="Default" office:value-type="float" office:value="0.861178556721446" calcext:value-type="float">
            <text:p>0,861178556721446</text:p>
          </table:table-cell>
          <table:table-cell table:style-name="Default" office:value-type="float" office:value="336" calcext:value-type="float">
            <text:p>336</text:p>
          </table:table-cell>
          <table:table-cell table:style-name="Default" office:value-type="float" office:value="10.9416840076447" calcext:value-type="float">
            <text:p>10,9416840076447</text:p>
          </table:table-cell>
          <table:table-cell table:style-name="Default" office:value-type="float" office:value="2.12425017915393" calcext:value-type="float">
            <text:p>2,12425017915393</text:p>
          </table:table-cell>
          <table:table-cell table:style-name="Default" office:value-type="float" office:value="0.888436141821124" calcext:value-type="float">
            <text:p>0,888436141821124</text:p>
          </table:table-cell>
          <table:table-cell table:style-name="Default" office:value-type="float" office:value="0.864880971280215" calcext:value-type="float">
            <text:p>0,864880971280215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257616996765" calcext:value-type="float">
            <text:p>10,9257616996765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4.9695558547974" calcext:value-type="float">
            <text:p>14,9695558547974</text:p>
          </table:table-cell>
          <table:table-cell table:style-name="Default" office:value-type="float" office:value="1.21250304191305" calcext:value-type="float">
            <text:p>1,21250304191305</text:p>
          </table:table-cell>
          <table:table-cell table:style-name="Default" office:value-type="float" office:value="0.90816712624323" calcext:value-type="float">
            <text:p>0,90816712624323</text:p>
          </table:table-cell>
          <table:table-cell table:style-name="Default" office:value-type="float" office:value="0.890558048822928" calcext:value-type="float">
            <text:p>0,890558048822928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4.9732894897461" calcext:value-type="float">
            <text:p>14,9732894897461</text:p>
          </table:table-cell>
          <table:table-cell table:style-name="Default" office:value-type="float" office:value="0.989271767545441" calcext:value-type="float">
            <text:p>0,989271767545441</text:p>
          </table:table-cell>
          <table:table-cell table:style-name="Default" office:value-type="float" office:value="0.908764781269737" calcext:value-type="float">
            <text:p>0,908764781269737</text:p>
          </table:table-cell>
          <table:table-cell table:style-name="Default" office:value-type="float" office:value="0.888582131753561" calcext:value-type="float">
            <text:p>0,888582131753561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14.9643547534943" calcext:value-type="float">
            <text:p>14,9643547534943</text:p>
          </table:table-cell>
          <table:table-cell table:style-name="Default" office:value-type="float" office:value="1.18341675013438" calcext:value-type="float">
            <text:p>1,18341675013438</text:p>
          </table:table-cell>
          <table:table-cell table:style-name="Default" office:value-type="float" office:value="0.865562587428411" calcext:value-type="float">
            <text:p>0,865562587428411</text:p>
          </table:table-cell>
          <table:table-cell table:style-name="Default" office:value-type="float" office:value="0.806744336945679" calcext:value-type="float">
            <text:p>0,806744336945679</text:p>
          </table:table-cell>
          <table:table-cell table:style-name="Default" office:value-type="float" office:value="581" calcext:value-type="float">
            <text:p>581</text:p>
          </table:table-cell>
          <table:table-cell table:style-name="Default" office:value-type="float" office:value="15.0519037246704" calcext:value-type="float">
            <text:p>15,0519037246704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65168762207031" calcext:value-type="float">
            <text:p>5,65168762207031</text:p>
          </table:table-cell>
          <table:table-cell table:style-name="Default" office:value-type="float" office:value="0.361760741535313" calcext:value-type="float">
            <text:p>0,361760741535313</text:p>
          </table:table-cell>
          <table:table-cell table:style-name="Default" office:value-type="float" office:value="0.643961346306242" calcext:value-type="float">
            <text:p>0,643961346306242</text:p>
          </table:table-cell>
          <table:table-cell table:style-name="Default" office:value-type="float" office:value="0.938906919873775" calcext:value-type="float">
            <text:p>0,938906919873775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6.23463582992554" calcext:value-type="float">
            <text:p>6,23463582992554</text:p>
          </table:table-cell>
          <table:table-cell table:style-name="Default" office:value-type="float" office:value="0.298290188143478" calcext:value-type="float">
            <text:p>0,298290188143478</text:p>
          </table:table-cell>
          <table:table-cell table:style-name="Default" office:value-type="float" office:value="0.646936784932946" calcext:value-type="float">
            <text:p>0,646936784932946</text:p>
          </table:table-cell>
          <table:table-cell table:style-name="Default" office:value-type="float" office:value="0.940145711369476" calcext:value-type="float">
            <text:p>0,94014571136947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.55098176002502" calcext:value-type="float">
            <text:p>6,55098176002502</text:p>
          </table:table-cell>
          <table:table-cell table:style-name="Default" office:value-type="float" office:value="0.362284147733544" calcext:value-type="float">
            <text:p>0,362284147733544</text:p>
          </table:table-cell>
          <table:table-cell table:style-name="Default" office:value-type="float" office:value="0.655487587985182" calcext:value-type="float">
            <text:p>0,655487587985182</text:p>
          </table:table-cell>
          <table:table-cell table:style-name="Default" office:value-type="float" office:value="0.946043639034463" calcext:value-type="float">
            <text:p>0,946043639034463</text:p>
          </table:table-cell>
          <table:table-cell table:style-name="Default" office:value-type="float" office:value="183" calcext:value-type="float">
            <text:p>183</text:p>
          </table:table-cell>
          <table:table-cell table:style-name="Default" office:value-type="float" office:value="8.33939790725708" calcext:value-type="float">
            <text:p>8,33939790725708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4.8052539825439" calcext:value-type="float">
            <text:p>24,8052539825439</text:p>
          </table:table-cell>
          <table:table-cell table:style-name="Default" office:value-type="float" office:value="2.02851257433246" calcext:value-type="float">
            <text:p>2,02851257433246</text:p>
          </table:table-cell>
          <table:table-cell table:style-name="Default" office:value-type="float" office:value="0.825940860516775" calcext:value-type="float">
            <text:p>0,825940860516775</text:p>
          </table:table-cell>
          <table:table-cell table:style-name="Default" office:value-type="float" office:value="0.932495224677242" calcext:value-type="float">
            <text:p>0,932495224677242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21767282486" calcext:value-type="float">
            <text:p>20,121767282486</text:p>
          </table:table-cell>
          <table:table-cell table:style-name="Default" office:value-type="float" office:value="2.10071954552798" calcext:value-type="float">
            <text:p>2,10071954552798</text:p>
          </table:table-cell>
          <table:table-cell table:style-name="Default" office:value-type="float" office:value="0.826203099478097" calcext:value-type="float">
            <text:p>0,826203099478097</text:p>
          </table:table-cell>
          <table:table-cell table:style-name="Default" office:value-type="float" office:value="0.929448856643727" calcext:value-type="float">
            <text:p>0,929448856643727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679821968079" calcext:value-type="float">
            <text:p>20,0679821968079</text:p>
          </table:table-cell>
          <table:table-cell table:style-name="Default" office:value-type="float" office:value="2.01521053316181" calcext:value-type="float">
            <text:p>2,01521053316181</text:p>
          </table:table-cell>
          <table:table-cell table:style-name="Default" office:value-type="float" office:value="0.824856620363129" calcext:value-type="float">
            <text:p>0,824856620363129</text:p>
          </table:table-cell>
          <table:table-cell table:style-name="Default" office:value-type="float" office:value="0.920693774408454" calcext:value-type="float">
            <text:p>0,920693774408454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3832333087921" calcext:value-type="float">
            <text:p>20,3832333087921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794393062592" calcext:value-type="float">
            <text:p>25,6794393062592</text:p>
          </table:table-cell>
          <table:table-cell table:style-name="Default" office:value-type="float" office:value="1.68594702158839" calcext:value-type="float">
            <text:p>1,68594702158839</text:p>
          </table:table-cell>
          <table:table-cell table:style-name="Default" office:value-type="float" office:value="0.827666550684101" calcext:value-type="float">
            <text:p>0,827666550684101</text:p>
          </table:table-cell>
          <table:table-cell table:style-name="Default" office:value-type="float" office:value="0.953286786039399" calcext:value-type="float">
            <text:p>0,95328678603939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4554913043976" calcext:value-type="float">
            <text:p>25,4554913043976</text:p>
          </table:table-cell>
          <table:table-cell table:style-name="Default" office:value-type="float" office:value="0.608772858306059" calcext:value-type="float">
            <text:p>0,608772858306059</text:p>
          </table:table-cell>
          <table:table-cell table:style-name="Default" office:value-type="float" office:value="0.851713060459645" calcext:value-type="float">
            <text:p>0,851713060459645</text:p>
          </table:table-cell>
          <table:table-cell table:style-name="Default" office:value-type="float" office:value="0.960332195404364" calcext:value-type="float">
            <text:p>0,960332195404364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940947532654" calcext:value-type="float">
            <text:p>25,5940947532654</text:p>
          </table:table-cell>
          <table:table-cell table:style-name="Default" office:value-type="float" office:value="0.877407409987604" calcext:value-type="float">
            <text:p>0,877407409987604</text:p>
          </table:table-cell>
          <table:table-cell table:style-name="Default" office:value-type="float" office:value="0.840606538240468" calcext:value-type="float">
            <text:p>0,840606538240468</text:p>
          </table:table-cell>
          <table:table-cell table:style-name="Default" office:value-type="float" office:value="0.948847981291946" calcext:value-type="float">
            <text:p>0,948847981291946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078604221344" calcext:value-type="float">
            <text:p>25,5078604221344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146046638489" calcext:value-type="float">
            <text:p>10,9146046638489</text:p>
          </table:table-cell>
          <table:table-cell table:style-name="Default" office:value-type="float" office:value="2.37292788711914" calcext:value-type="float">
            <text:p>2,37292788711914</text:p>
          </table:table-cell>
          <table:table-cell table:style-name="Default" office:value-type="float" office:value="0.864151441564573" calcext:value-type="float">
            <text:p>0,864151441564573</text:p>
          </table:table-cell>
          <table:table-cell table:style-name="Default" office:value-type="float" office:value="0.826908917860863" calcext:value-type="float">
            <text:p>0,826908917860863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8954951763153" calcext:value-type="float">
            <text:p>10,8954951763153</text:p>
          </table:table-cell>
          <table:table-cell table:style-name="Default" office:value-type="float" office:value="2.01032735346822" calcext:value-type="float">
            <text:p>2,01032735346822</text:p>
          </table:table-cell>
          <table:table-cell table:style-name="Default" office:value-type="float" office:value="0.88863193342471" calcext:value-type="float">
            <text:p>0,88863193342471</text:p>
          </table:table-cell>
          <table:table-cell table:style-name="Default" office:value-type="float" office:value="0.867060505183377" calcext:value-type="float">
            <text:p>0,867060505183377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10.8618197441101" calcext:value-type="float">
            <text:p>10,8618197441101</text:p>
          </table:table-cell>
          <table:table-cell table:style-name="Default" office:value-type="float" office:value="1.30710803442811" calcext:value-type="float">
            <text:p>1,30710803442811</text:p>
          </table:table-cell>
          <table:table-cell table:style-name="Default" office:value-type="float" office:value="0.876841736717777" calcext:value-type="float">
            <text:p>0,876841736717777</text:p>
          </table:table-cell>
          <table:table-cell table:style-name="Default" office:value-type="float" office:value="0.900556020735528" calcext:value-type="float">
            <text:p>0,900556020735528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308786392212" calcext:value-type="float">
            <text:p>10,9308786392212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4.9853987693787" calcext:value-type="float">
            <text:p>14,9853987693787</text:p>
          </table:table-cell>
          <table:table-cell table:style-name="Default" office:value-type="float" office:value="0.547339345330532" calcext:value-type="float">
            <text:p>0,547339345330532</text:p>
          </table:table-cell>
          <table:table-cell table:style-name="Default" office:value-type="float" office:value="0.8894562654008" calcext:value-type="float">
            <text:p>0,8894562654008</text:p>
          </table:table-cell>
          <table:table-cell table:style-name="Default" office:value-type="float" office:value="0.839089708834949" calcext:value-type="float">
            <text:p>0,839089708834949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14.93772315979" calcext:value-type="float">
            <text:p>14,93772315979</text:p>
          </table:table-cell>
          <table:table-cell table:style-name="Default" office:value-type="float" office:value="1.13776336289144" calcext:value-type="float">
            <text:p>1,13776336289144</text:p>
          </table:table-cell>
          <table:table-cell table:style-name="Default" office:value-type="float" office:value="0.88761302668662" calcext:value-type="float">
            <text:p>0,88761302668662</text:p>
          </table:table-cell>
          <table:table-cell table:style-name="Default" office:value-type="float" office:value="0.836804404314871" calcext:value-type="float">
            <text:p>0,836804404314871</text:p>
          </table:table-cell>
          <table:table-cell table:style-name="Default" office:value-type="float" office:value="573" calcext:value-type="float">
            <text:p>573</text:p>
          </table:table-cell>
          <table:table-cell table:style-name="Default" office:value-type="float" office:value="14.8961312770844" calcext:value-type="float">
            <text:p>14,8961312770844</text:p>
          </table:table-cell>
          <table:table-cell table:style-name="Default" office:value-type="float" office:value="0.531642237880316" calcext:value-type="float">
            <text:p>0,531642237880316</text:p>
          </table:table-cell>
          <table:table-cell table:style-name="Default" office:value-type="float" office:value="0.867229236360455" calcext:value-type="float">
            <text:p>0,867229236360455</text:p>
          </table:table-cell>
          <table:table-cell table:style-name="Default" office:value-type="float" office:value="0.805310906887398" calcext:value-type="float">
            <text:p>0,805310906887398</text:p>
          </table:table-cell>
          <table:table-cell table:style-name="Default" office:value-type="float" office:value="574" calcext:value-type="float">
            <text:p>574</text:p>
          </table:table-cell>
          <table:table-cell table:style-name="Default" office:value-type="float" office:value="14.9563848972321" calcext:value-type="float">
            <text:p>14,9563848972321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74094367027283" calcext:value-type="float">
            <text:p>5,74094367027283</text:p>
          </table:table-cell>
          <table:table-cell table:style-name="Default" office:value-type="float" office:value="0.353819664444842" calcext:value-type="float">
            <text:p>0,353819664444842</text:p>
          </table:table-cell>
          <table:table-cell table:style-name="Default" office:value-type="float" office:value="0.651776417745215" calcext:value-type="float">
            <text:p>0,651776417745215</text:p>
          </table:table-cell>
          <table:table-cell table:style-name="Default" office:value-type="float" office:value="0.934102356038902" calcext:value-type="float">
            <text:p>0,934102356038902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5.83709812164307" calcext:value-type="float">
            <text:p>5,83709812164307</text:p>
          </table:table-cell>
          <table:table-cell table:style-name="Default" office:value-type="float" office:value="0.34702247343864" calcext:value-type="float">
            <text:p>0,34702247343864</text:p>
          </table:table-cell>
          <table:table-cell table:style-name="Default" office:value-type="float" office:value="0.654320691059147" calcext:value-type="float">
            <text:p>0,654320691059147</text:p>
          </table:table-cell>
          <table:table-cell table:style-name="Default" office:value-type="float" office:value="0.944863596471829" calcext:value-type="float">
            <text:p>0,944863596471829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6.85251259803772" calcext:value-type="float">
            <text:p>6,85251259803772</text:p>
          </table:table-cell>
          <table:table-cell table:style-name="Default" office:value-type="float" office:value="0.411246395714548" calcext:value-type="float">
            <text:p>0,411246395714548</text:p>
          </table:table-cell>
          <table:table-cell table:style-name="Default" office:value-type="float" office:value="0.646962086394444" calcext:value-type="float">
            <text:p>0,646962086394444</text:p>
          </table:table-cell>
          <table:table-cell table:style-name="Default" office:value-type="float" office:value="0.947692237317598" calcext:value-type="float">
            <text:p>0,947692237317598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8.17585945129395" calcext:value-type="float">
            <text:p>8,17585945129395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3.8747174739838" calcext:value-type="float">
            <text:p>23,8747174739838</text:p>
          </table:table-cell>
          <table:table-cell table:style-name="Default" office:value-type="float" office:value="1.49304369061784" calcext:value-type="float">
            <text:p>1,49304369061784</text:p>
          </table:table-cell>
          <table:table-cell table:style-name="Default" office:value-type="float" office:value="0.828502686564318" calcext:value-type="float">
            <text:p>0,828502686564318</text:p>
          </table:table-cell>
          <table:table-cell table:style-name="Default" office:value-type="float" office:value="0.935997927941437" calcext:value-type="float">
            <text:p>0,935997927941437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2279543876648" calcext:value-type="float">
            <text:p>20,2279543876648</text:p>
          </table:table-cell>
          <table:table-cell table:style-name="Default" office:value-type="float" office:value="2.46048749810475" calcext:value-type="float">
            <text:p>2,46048749810475</text:p>
          </table:table-cell>
          <table:table-cell table:style-name="Default" office:value-type="float" office:value="0.809710110242979" calcext:value-type="float">
            <text:p>0,809710110242979</text:p>
          </table:table-cell>
          <table:table-cell table:style-name="Default" office:value-type="float" office:value="0.920857778770044" calcext:value-type="float">
            <text:p>0,920857778770044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107451915741" calcext:value-type="float">
            <text:p>20,1107451915741</text:p>
          </table:table-cell>
          <table:table-cell table:style-name="Default" office:value-type="float" office:value="2.10852363237812" calcext:value-type="float">
            <text:p>2,10852363237812</text:p>
          </table:table-cell>
          <table:table-cell table:style-name="Default" office:value-type="float" office:value="0.824400405715054" calcext:value-type="float">
            <text:p>0,824400405715054</text:p>
          </table:table-cell>
          <table:table-cell table:style-name="Default" office:value-type="float" office:value="0.928537677985661" calcext:value-type="float">
            <text:p>0,928537677985661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258823633194" calcext:value-type="float">
            <text:p>20,258823633194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975751876831" calcext:value-type="float">
            <text:p>25,5975751876831</text:p>
          </table:table-cell>
          <table:table-cell table:style-name="Default" office:value-type="float" office:value="1.77112236905467" calcext:value-type="float">
            <text:p>1,77112236905467</text:p>
          </table:table-cell>
          <table:table-cell table:style-name="Default" office:value-type="float" office:value="0.826681732676532" calcext:value-type="float">
            <text:p>0,826681732676532</text:p>
          </table:table-cell>
          <table:table-cell table:style-name="Default" office:value-type="float" office:value="0.954276297350927" calcext:value-type="float">
            <text:p>0,954276297350927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5522813797" calcext:value-type="float">
            <text:p>25,65522813797</text:p>
          </table:table-cell>
          <table:table-cell table:style-name="Default" office:value-type="float" office:value="1.49393267302225" calcext:value-type="float">
            <text:p>1,49393267302225</text:p>
          </table:table-cell>
          <table:table-cell table:style-name="Default" office:value-type="float" office:value="0.826412566893864" calcext:value-type="float">
            <text:p>0,826412566893864</text:p>
          </table:table-cell>
          <table:table-cell table:style-name="Default" office:value-type="float" office:value="0.950328119381517" calcext:value-type="float">
            <text:p>0,950328119381517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020537853241" calcext:value-type="float">
            <text:p>25,7020537853241</text:p>
          </table:table-cell>
          <table:table-cell table:style-name="Default" office:value-type="float" office:value="0.647834191624337" calcext:value-type="float">
            <text:p>0,647834191624337</text:p>
          </table:table-cell>
          <table:table-cell table:style-name="Default" office:value-type="float" office:value="0.83235623699348" calcext:value-type="float">
            <text:p>0,83235623699348</text:p>
          </table:table-cell>
          <table:table-cell table:style-name="Default" office:value-type="float" office:value="0.944309274598478" calcext:value-type="float">
            <text:p>0,944309274598478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969200134277" calcext:value-type="float">
            <text:p>25,5969200134277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1.0024864673615" calcext:value-type="float">
            <text:p>11,0024864673615</text:p>
          </table:table-cell>
          <table:table-cell table:style-name="Default" office:value-type="float" office:value="2.10576918078807" calcext:value-type="float">
            <text:p>2,10576918078807</text:p>
          </table:table-cell>
          <table:table-cell table:style-name="Default" office:value-type="float" office:value="0.896671638545919" calcext:value-type="float">
            <text:p>0,896671638545919</text:p>
          </table:table-cell>
          <table:table-cell table:style-name="Default" office:value-type="float" office:value="0.855674878921878" calcext:value-type="float">
            <text:p>0,855674878921878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1.0057008266449" calcext:value-type="float">
            <text:p>11,0057008266449</text:p>
          </table:table-cell>
          <table:table-cell table:style-name="Default" office:value-type="float" office:value="2.4255722674976" calcext:value-type="float">
            <text:p>2,4255722674976</text:p>
          </table:table-cell>
          <table:table-cell table:style-name="Default" office:value-type="float" office:value="0.892697321894241" calcext:value-type="float">
            <text:p>0,892697321894241</text:p>
          </table:table-cell>
          <table:table-cell table:style-name="Default" office:value-type="float" office:value="0.836505123117228" calcext:value-type="float">
            <text:p>0,836505123117228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10.9713242053986" calcext:value-type="float">
            <text:p>10,9713242053986</text:p>
          </table:table-cell>
          <table:table-cell table:style-name="Default" office:value-type="float" office:value="1.98725359968437" calcext:value-type="float">
            <text:p>1,98725359968437</text:p>
          </table:table-cell>
          <table:table-cell table:style-name="Default" office:value-type="float" office:value="0.890687593746327" calcext:value-type="float">
            <text:p>0,890687593746327</text:p>
          </table:table-cell>
          <table:table-cell table:style-name="Default" office:value-type="float" office:value="0.843050985321847" calcext:value-type="float">
            <text:p>0,843050985321847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1.0465874671936" calcext:value-type="float">
            <text:p>11,0465874671936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733797550201" calcext:value-type="float">
            <text:p>15,0733797550201</text:p>
          </table:table-cell>
          <table:table-cell table:style-name="Default" office:value-type="float" office:value="1.24471639775874" calcext:value-type="float">
            <text:p>1,24471639775874</text:p>
          </table:table-cell>
          <table:table-cell table:style-name="Default" office:value-type="float" office:value="0.899914368534586" calcext:value-type="float">
            <text:p>0,899914368534586</text:p>
          </table:table-cell>
          <table:table-cell table:style-name="Default" office:value-type="float" office:value="0.872165610397023" calcext:value-type="float">
            <text:p>0,872165610397023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15.0870740413666" calcext:value-type="float">
            <text:p>15,0870740413666</text:p>
          </table:table-cell>
          <table:table-cell table:style-name="Default" office:value-type="float" office:value="0.23189331078851" calcext:value-type="float">
            <text:p>0,23189331078851</text:p>
          </table:table-cell>
          <table:table-cell table:style-name="Default" office:value-type="float" office:value="0.887010922374126" calcext:value-type="float">
            <text:p>0,887010922374126</text:p>
          </table:table-cell>
          <table:table-cell table:style-name="Default" office:value-type="float" office:value="0.828719619936224" calcext:value-type="float">
            <text:p>0,828719619936224</text:p>
          </table:table-cell>
          <table:table-cell table:style-name="Default" office:value-type="float" office:value="573" calcext:value-type="float">
            <text:p>573</text:p>
          </table:table-cell>
          <table:table-cell table:style-name="Default" office:value-type="float" office:value="14.9882855415344" calcext:value-type="float">
            <text:p>14,9882855415344</text:p>
          </table:table-cell>
          <table:table-cell table:style-name="Default" office:value-type="float" office:value="0.879022003561445" calcext:value-type="float">
            <text:p>0,879022003561445</text:p>
          </table:table-cell>
          <table:table-cell table:style-name="Default" office:value-type="float" office:value="0.891047349663279" calcext:value-type="float">
            <text:p>0,891047349663279</text:p>
          </table:table-cell>
          <table:table-cell table:style-name="Default" office:value-type="float" office:value="0.833659731977155" calcext:value-type="float">
            <text:p>0,833659731977155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15.0715470314026" calcext:value-type="float">
            <text:p>15,0715470314026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92837500572205" calcext:value-type="float">
            <text:p>5,92837500572205</text:p>
          </table:table-cell>
          <table:table-cell table:style-name="Default" office:value-type="float" office:value="0.479430153864324" calcext:value-type="float">
            <text:p>0,479430153864324</text:p>
          </table:table-cell>
          <table:table-cell table:style-name="Default" office:value-type="float" office:value="0.651131739675916" calcext:value-type="float">
            <text:p>0,651131739675916</text:p>
          </table:table-cell>
          <table:table-cell table:style-name="Default" office:value-type="float" office:value="0.941024224951325" calcext:value-type="float">
            <text:p>0,941024224951325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6.44528245925903" calcext:value-type="float">
            <text:p>6,44528245925903</text:p>
          </table:table-cell>
          <table:table-cell table:style-name="Default" office:value-type="float" office:value="0.511559975496046" calcext:value-type="float">
            <text:p>0,511559975496046</text:p>
          </table:table-cell>
          <table:table-cell table:style-name="Default" office:value-type="float" office:value="0.642356068965611" calcext:value-type="float">
            <text:p>0,642356068965611</text:p>
          </table:table-cell>
          <table:table-cell table:style-name="Default" office:value-type="float" office:value="0.932604282780874" calcext:value-type="float">
            <text:p>0,932604282780874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.84671258926392" calcext:value-type="float">
            <text:p>6,84671258926392</text:p>
          </table:table-cell>
          <table:table-cell table:style-name="Default" office:value-type="float" office:value="0.716129153485656" calcext:value-type="float">
            <text:p>0,716129153485656</text:p>
          </table:table-cell>
          <table:table-cell table:style-name="Default" office:value-type="float" office:value="0.640698712779027" calcext:value-type="float">
            <text:p>0,640698712779027</text:p>
          </table:table-cell>
          <table:table-cell table:style-name="Default" office:value-type="float" office:value="0.946868872051333" calcext:value-type="float">
            <text:p>0,946868872051333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7.39719939231873" calcext:value-type="float">
            <text:p>7,39719939231873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4.0821254253387" calcext:value-type="float">
            <text:p>24,0821254253387</text:p>
          </table:table-cell>
          <table:table-cell table:style-name="Default" office:value-type="float" office:value="1.15765012622466" calcext:value-type="float">
            <text:p>1,15765012622466</text:p>
          </table:table-cell>
          <table:table-cell table:style-name="Default" office:value-type="float" office:value="0.828420039276339" calcext:value-type="float">
            <text:p>0,828420039276339</text:p>
          </table:table-cell>
          <table:table-cell table:style-name="Default" office:value-type="float" office:value="0.937926035628715" calcext:value-type="float">
            <text:p>0,937926035628715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447709560394" calcext:value-type="float">
            <text:p>20,0447709560394</text:p>
          </table:table-cell>
          <table:table-cell table:style-name="Default" office:value-type="float" office:value="1.73012065924949" calcext:value-type="float">
            <text:p>1,73012065924949</text:p>
          </table:table-cell>
          <table:table-cell table:style-name="Default" office:value-type="float" office:value="0.825662576494114" calcext:value-type="float">
            <text:p>0,825662576494114</text:p>
          </table:table-cell>
          <table:table-cell table:style-name="Default" office:value-type="float" office:value="0.932255687055848" calcext:value-type="float">
            <text:p>0,932255687055848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19.9141094684601" calcext:value-type="float">
            <text:p>19,9141094684601</text:p>
          </table:table-cell>
          <table:table-cell table:style-name="Default" office:value-type="float" office:value="2.23200266401389" calcext:value-type="float">
            <text:p>2,23200266401389</text:p>
          </table:table-cell>
          <table:table-cell table:style-name="Default" office:value-type="float" office:value="0.815480511416137" calcext:value-type="float">
            <text:p>0,815480511416137</text:p>
          </table:table-cell>
          <table:table-cell table:style-name="Default" office:value-type="float" office:value="0.92770939453413" calcext:value-type="float">
            <text:p>0,92770939453413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328301429749" calcext:value-type="float">
            <text:p>20,1328301429749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530343532562" calcext:value-type="float">
            <text:p>25,7530343532562</text:p>
          </table:table-cell>
          <table:table-cell table:style-name="Default" office:value-type="float" office:value="1.1406931410913" calcext:value-type="float">
            <text:p>1,1406931410913</text:p>
          </table:table-cell>
          <table:table-cell table:style-name="Default" office:value-type="float" office:value="0.837140729461991" calcext:value-type="float">
            <text:p>0,837140729461991</text:p>
          </table:table-cell>
          <table:table-cell table:style-name="Default" office:value-type="float" office:value="0.952181320898534" calcext:value-type="float">
            <text:p>0,952181320898534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525056362152" calcext:value-type="float">
            <text:p>25,6525056362152</text:p>
          </table:table-cell>
          <table:table-cell table:style-name="Default" office:value-type="float" office:value="1.42297212689224" calcext:value-type="float">
            <text:p>1,42297212689224</text:p>
          </table:table-cell>
          <table:table-cell table:style-name="Default" office:value-type="float" office:value="0.830371624976339" calcext:value-type="float">
            <text:p>0,830371624976339</text:p>
          </table:table-cell>
          <table:table-cell table:style-name="Default" office:value-type="float" office:value="0.950276218360239" calcext:value-type="float">
            <text:p>0,95027621836023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498514175415" calcext:value-type="float">
            <text:p>25,498514175415</text:p>
          </table:table-cell>
          <table:table-cell table:style-name="Default" office:value-type="float" office:value="2.13415715109981" calcext:value-type="float">
            <text:p>2,13415715109981</text:p>
          </table:table-cell>
          <table:table-cell table:style-name="Default" office:value-type="float" office:value="0.810908039931232" calcext:value-type="float">
            <text:p>0,810908039931232</text:p>
          </table:table-cell>
          <table:table-cell table:style-name="Default" office:value-type="float" office:value="0.938098442936178" calcext:value-type="float">
            <text:p>0,938098442936178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289363861084" calcext:value-type="float">
            <text:p>25,5289363861084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369931221008" calcext:value-type="float">
            <text:p>10,9369931221008</text:p>
          </table:table-cell>
          <table:table-cell table:style-name="Default" office:value-type="float" office:value="1.9872552260109" calcext:value-type="float">
            <text:p>1,9872552260109</text:p>
          </table:table-cell>
          <table:table-cell table:style-name="Default" office:value-type="float" office:value="0.895198533117755" calcext:value-type="float">
            <text:p>0,895198533117755</text:p>
          </table:table-cell>
          <table:table-cell table:style-name="Default" office:value-type="float" office:value="0.846797286433069" calcext:value-type="float">
            <text:p>0,846797286433069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492313861847" calcext:value-type="float">
            <text:p>10,9492313861847</text:p>
          </table:table-cell>
          <table:table-cell table:style-name="Default" office:value-type="float" office:value="1.04079012494757" calcext:value-type="float">
            <text:p>1,04079012494757</text:p>
          </table:table-cell>
          <table:table-cell table:style-name="Default" office:value-type="float" office:value="0.863833510745717" calcext:value-type="float">
            <text:p>0,863833510745717</text:p>
          </table:table-cell>
          <table:table-cell table:style-name="Default" office:value-type="float" office:value="0.855084479258984" calcext:value-type="float">
            <text:p>0,855084479258984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260313510895" calcext:value-type="float">
            <text:p>10,9260313510895</text:p>
          </table:table-cell>
          <table:table-cell table:style-name="Default" office:value-type="float" office:value="0.548961285411934" calcext:value-type="float">
            <text:p>0,548961285411934</text:p>
          </table:table-cell>
          <table:table-cell table:style-name="Default" office:value-type="float" office:value="0.836153805967653" calcext:value-type="float">
            <text:p>0,836153805967653</text:p>
          </table:table-cell>
          <table:table-cell table:style-name="Default" office:value-type="float" office:value="0.784051710743031" calcext:value-type="float">
            <text:p>0,784051710743031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407811164856" calcext:value-type="float">
            <text:p>10,9407811164856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4.9869291782379" calcext:value-type="float">
            <text:p>14,9869291782379</text:p>
          </table:table-cell>
          <table:table-cell table:style-name="Default" office:value-type="float" office:value="2.17645412113234" calcext:value-type="float">
            <text:p>2,17645412113234</text:p>
          </table:table-cell>
          <table:table-cell table:style-name="Default" office:value-type="float" office:value="0.900522304179844" calcext:value-type="float">
            <text:p>0,900522304179844</text:p>
          </table:table-cell>
          <table:table-cell table:style-name="Default" office:value-type="float" office:value="0.868897827132427" calcext:value-type="float">
            <text:p>0,868897827132427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15.0368847846985" calcext:value-type="float">
            <text:p>15,0368847846985</text:p>
          </table:table-cell>
          <table:table-cell table:style-name="Default" office:value-type="float" office:value="0.641569692369802" calcext:value-type="float">
            <text:p>0,641569692369802</text:p>
          </table:table-cell>
          <table:table-cell table:style-name="Default" office:value-type="float" office:value="0.904323829182919" calcext:value-type="float">
            <text:p>0,904323829182919</text:p>
          </table:table-cell>
          <table:table-cell table:style-name="Default" office:value-type="float" office:value="0.89106426794869" calcext:value-type="float">
            <text:p>0,89106426794869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4.9837622642517" calcext:value-type="float">
            <text:p>14,9837622642517</text:p>
          </table:table-cell>
          <table:table-cell table:style-name="Default" office:value-type="float" office:value="0.47380926717729" calcext:value-type="float">
            <text:p>0,47380926717729</text:p>
          </table:table-cell>
          <table:table-cell table:style-name="Default" office:value-type="float" office:value="0.892431139009458" calcext:value-type="float">
            <text:p>0,892431139009458</text:p>
          </table:table-cell>
          <table:table-cell table:style-name="Default" office:value-type="float" office:value="0.87678433467873" calcext:value-type="float">
            <text:p>0,87678433467873</text:p>
          </table:table-cell>
          <table:table-cell table:style-name="Default" office:value-type="float" office:value="571" calcext:value-type="float">
            <text:p>571</text:p>
          </table:table-cell>
          <table:table-cell table:style-name="Default" office:value-type="float" office:value="14.9218378067017" calcext:value-type="float">
            <text:p>14,9218378067017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6.88519859313965" calcext:value-type="float">
            <text:p>6,88519859313965</text:p>
          </table:table-cell>
          <table:table-cell table:style-name="Default" office:value-type="float" office:value="0.402301215568713" calcext:value-type="float">
            <text:p>0,402301215568713</text:p>
          </table:table-cell>
          <table:table-cell table:style-name="Default" office:value-type="float" office:value="0.653024115891713" calcext:value-type="float">
            <text:p>0,653024115891713</text:p>
          </table:table-cell>
          <table:table-cell table:style-name="Default" office:value-type="float" office:value="0.941686587542346" calcext:value-type="float">
            <text:p>0,941686587542346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.16075849533081" calcext:value-type="float">
            <text:p>6,16075849533081</text:p>
          </table:table-cell>
          <table:table-cell table:style-name="Default" office:value-type="float" office:value="0.379439538408711" calcext:value-type="float">
            <text:p>0,379439538408711</text:p>
          </table:table-cell>
          <table:table-cell table:style-name="Default" office:value-type="float" office:value="0.648708527107087" calcext:value-type="float">
            <text:p>0,648708527107087</text:p>
          </table:table-cell>
          <table:table-cell table:style-name="Default" office:value-type="float" office:value="0.944295210079936" calcext:value-type="float">
            <text:p>0,944295210079936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7.0049409866333" calcext:value-type="float">
            <text:p>7,0049409866333</text:p>
          </table:table-cell>
          <table:table-cell table:style-name="Default" office:value-type="float" office:value="0.334745804749461" calcext:value-type="float">
            <text:p>0,334745804749461</text:p>
          </table:table-cell>
          <table:table-cell table:style-name="Default" office:value-type="float" office:value="0.656494396118063" calcext:value-type="float">
            <text:p>0,656494396118063</text:p>
          </table:table-cell>
          <table:table-cell table:style-name="Default" office:value-type="float" office:value="0.947496851929014" calcext:value-type="float">
            <text:p>0,947496851929014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7.85525512695313" calcext:value-type="float">
            <text:p>7,85525512695313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2.2911183834076" calcext:value-type="float">
            <text:p>22,2911183834076</text:p>
          </table:table-cell>
          <table:table-cell table:style-name="Default" office:value-type="float" office:value="0.8156857860543" calcext:value-type="float">
            <text:p>0,8156857860543</text:p>
          </table:table-cell>
          <table:table-cell table:style-name="Default" office:value-type="float" office:value="0.84473493921247" calcext:value-type="float">
            <text:p>0,84473493921247</text:p>
          </table:table-cell>
          <table:table-cell table:style-name="Default" office:value-type="float" office:value="0.937201863179752" calcext:value-type="float">
            <text:p>0,937201863179752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2216920852661" calcext:value-type="float">
            <text:p>20,2216920852661</text:p>
          </table:table-cell>
          <table:table-cell table:style-name="Default" office:value-type="float" office:value="2.26191607170102" calcext:value-type="float">
            <text:p>2,26191607170102</text:p>
          </table:table-cell>
          <table:table-cell table:style-name="Default" office:value-type="float" office:value="0.809408076932372" calcext:value-type="float">
            <text:p>0,809408076932372</text:p>
          </table:table-cell>
          <table:table-cell table:style-name="Default" office:value-type="float" office:value="0.919643950367439" calcext:value-type="float">
            <text:p>0,91964395036743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969948768616" calcext:value-type="float">
            <text:p>20,0969948768616</text:p>
          </table:table-cell>
          <table:table-cell table:style-name="Default" office:value-type="float" office:value="1.96229110002373" calcext:value-type="float">
            <text:p>1,96229110002373</text:p>
          </table:table-cell>
          <table:table-cell table:style-name="Default" office:value-type="float" office:value="0.807116792636753" calcext:value-type="float">
            <text:p>0,807116792636753</text:p>
          </table:table-cell>
          <table:table-cell table:style-name="Default" office:value-type="float" office:value="0.911934834043754" calcext:value-type="float">
            <text:p>0,911934834043754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3451344966888" calcext:value-type="float">
            <text:p>20,3451344966888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917142868042" calcext:value-type="float">
            <text:p>25,6917142868042</text:p>
          </table:table-cell>
          <table:table-cell table:style-name="Default" office:value-type="float" office:value="1.0085238803986" calcext:value-type="float">
            <text:p>1,0085238803986</text:p>
          </table:table-cell>
          <table:table-cell table:style-name="Default" office:value-type="float" office:value="0.83933890716836" calcext:value-type="float">
            <text:p>0,83933890716836</text:p>
          </table:table-cell>
          <table:table-cell table:style-name="Default" office:value-type="float" office:value="0.954510994872116" calcext:value-type="float">
            <text:p>0,954510994872116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702181339264" calcext:value-type="float">
            <text:p>25,7702181339264</text:p>
          </table:table-cell>
          <table:table-cell table:style-name="Default" office:value-type="float" office:value="0.599468191259455" calcext:value-type="float">
            <text:p>0,599468191259455</text:p>
          </table:table-cell>
          <table:table-cell table:style-name="Default" office:value-type="float" office:value="0.847532915897892" calcext:value-type="float">
            <text:p>0,847532915897892</text:p>
          </table:table-cell>
          <table:table-cell table:style-name="Default" office:value-type="float" office:value="0.95202755486116" calcext:value-type="float">
            <text:p>0,95202755486116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198810577393" calcext:value-type="float">
            <text:p>25,7198810577393</text:p>
          </table:table-cell>
          <table:table-cell table:style-name="Default" office:value-type="float" office:value="2.86161449775434" calcext:value-type="float">
            <text:p>2,86161449775434</text:p>
          </table:table-cell>
          <table:table-cell table:style-name="Default" office:value-type="float" office:value="0.808200671264869" calcext:value-type="float">
            <text:p>0,808200671264869</text:p>
          </table:table-cell>
          <table:table-cell table:style-name="Default" office:value-type="float" office:value="0.935285876613746" calcext:value-type="float">
            <text:p>0,935285876613746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711148262024" calcext:value-type="float">
            <text:p>25,7711148262024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984354972839" calcext:value-type="float">
            <text:p>10,9984354972839</text:p>
          </table:table-cell>
          <table:table-cell table:style-name="Default" office:value-type="float" office:value="1.86459944562392" calcext:value-type="float">
            <text:p>1,86459944562392</text:p>
          </table:table-cell>
          <table:table-cell table:style-name="Default" office:value-type="float" office:value="0.864307297996018" calcext:value-type="float">
            <text:p>0,864307297996018</text:p>
          </table:table-cell>
          <table:table-cell table:style-name="Default" office:value-type="float" office:value="0.869227092395201" calcext:value-type="float">
            <text:p>0,869227092395201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1.0433568954468" calcext:value-type="float">
            <text:p>11,0433568954468</text:p>
          </table:table-cell>
          <table:table-cell table:style-name="Default" office:value-type="float" office:value="2.30261163119371" calcext:value-type="float">
            <text:p>2,30261163119371</text:p>
          </table:table-cell>
          <table:table-cell table:style-name="Default" office:value-type="float" office:value="0.90099168417594" calcext:value-type="float">
            <text:p>0,90099168417594</text:p>
          </table:table-cell>
          <table:table-cell table:style-name="Default" office:value-type="float" office:value="0.861836441247132" calcext:value-type="float">
            <text:p>0,861836441247132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826011657715" calcext:value-type="float">
            <text:p>10,9826011657715</text:p>
          </table:table-cell>
          <table:table-cell table:style-name="Default" office:value-type="float" office:value="1.69586332596617" calcext:value-type="float">
            <text:p>1,69586332596617</text:p>
          </table:table-cell>
          <table:table-cell table:style-name="Default" office:value-type="float" office:value="0.894691789842622" calcext:value-type="float">
            <text:p>0,894691789842622</text:p>
          </table:table-cell>
          <table:table-cell table:style-name="Default" office:value-type="float" office:value="0.867017142176011" calcext:value-type="float">
            <text:p>0,867017142176011</text:p>
          </table:table-cell>
          <table:table-cell table:style-name="Default" office:value-type="float" office:value="336" calcext:value-type="float">
            <text:p>336</text:p>
          </table:table-cell>
          <table:table-cell table:style-name="Default" office:value-type="float" office:value="11.0974233150482" calcext:value-type="float">
            <text:p>11,0974233150482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915114879608" calcext:value-type="float">
            <text:p>15,0915114879608</text:p>
          </table:table-cell>
          <table:table-cell table:style-name="Default" office:value-type="float" office:value="1.19818851212376" calcext:value-type="float">
            <text:p>1,19818851212376</text:p>
          </table:table-cell>
          <table:table-cell table:style-name="Default" office:value-type="float" office:value="0.89052073337871" calcext:value-type="float">
            <text:p>0,89052073337871</text:p>
          </table:table-cell>
          <table:table-cell table:style-name="Default" office:value-type="float" office:value="0.834799055356229" calcext:value-type="float">
            <text:p>0,834799055356229</text:p>
          </table:table-cell>
          <table:table-cell table:style-name="Default" office:value-type="float" office:value="573" calcext:value-type="float">
            <text:p>573</text:p>
          </table:table-cell>
          <table:table-cell table:style-name="Default" office:value-type="float" office:value="15.0277962684631" calcext:value-type="float">
            <text:p>15,0277962684631</text:p>
          </table:table-cell>
          <table:table-cell table:style-name="Default" office:value-type="float" office:value="1.73764763298028" calcext:value-type="float">
            <text:p>1,73764763298028</text:p>
          </table:table-cell>
          <table:table-cell table:style-name="Default" office:value-type="float" office:value="0.889655370189213" calcext:value-type="float">
            <text:p>0,889655370189213</text:p>
          </table:table-cell>
          <table:table-cell table:style-name="Default" office:value-type="float" office:value="0.832377836862373" calcext:value-type="float">
            <text:p>0,832377836862373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15.0779786109924" calcext:value-type="float">
            <text:p>15,0779786109924</text:p>
          </table:table-cell>
          <table:table-cell table:style-name="Default" office:value-type="float" office:value="1.01309588101284" calcext:value-type="float">
            <text:p>1,01309588101284</text:p>
          </table:table-cell>
          <table:table-cell table:style-name="Default" office:value-type="float" office:value="0.878703111568527" calcext:value-type="float">
            <text:p>0,878703111568527</text:p>
          </table:table-cell>
          <table:table-cell table:style-name="Default" office:value-type="float" office:value="0.813406593965405" calcext:value-type="float">
            <text:p>0,813406593965405</text:p>
          </table:table-cell>
          <table:table-cell table:style-name="Default" office:value-type="float" office:value="580" calcext:value-type="float">
            <text:p>580</text:p>
          </table:table-cell>
          <table:table-cell table:style-name="Default" office:value-type="float" office:value="15.1143634319305" calcext:value-type="float">
            <text:p>15,1143634319305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6.29110860824585" calcext:value-type="float">
            <text:p>6,29110860824585</text:p>
          </table:table-cell>
          <table:table-cell table:style-name="Default" office:value-type="float" office:value="0.629668667823251" calcext:value-type="float">
            <text:p>0,629668667823251</text:p>
          </table:table-cell>
          <table:table-cell table:style-name="Default" office:value-type="float" office:value="0.65151856123544" calcext:value-type="float">
            <text:p>0,65151856123544</text:p>
          </table:table-cell>
          <table:table-cell table:style-name="Default" office:value-type="float" office:value="0.942169403228057" calcext:value-type="float">
            <text:p>0,942169403228057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.12949132919312" calcext:value-type="float">
            <text:p>6,12949132919312</text:p>
          </table:table-cell>
          <table:table-cell table:style-name="Default" office:value-type="float" office:value="0.435295951171541" calcext:value-type="float">
            <text:p>0,435295951171541</text:p>
          </table:table-cell>
          <table:table-cell table:style-name="Default" office:value-type="float" office:value="0.652878569173089" calcext:value-type="float">
            <text:p>0,652878569173089</text:p>
          </table:table-cell>
          <table:table-cell table:style-name="Default" office:value-type="float" office:value="0.942211472776619" calcext:value-type="float">
            <text:p>0,942211472776619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6.87428450584412" calcext:value-type="float">
            <text:p>6,87428450584412</text:p>
          </table:table-cell>
          <table:table-cell table:style-name="Default" office:value-type="float" office:value="0.556383373882946" calcext:value-type="float">
            <text:p>0,556383373882946</text:p>
          </table:table-cell>
          <table:table-cell table:style-name="Default" office:value-type="float" office:value="0.651704745166391" calcext:value-type="float">
            <text:p>0,651704745166391</text:p>
          </table:table-cell>
          <table:table-cell table:style-name="Default" office:value-type="float" office:value="0.943439673121205" calcext:value-type="float">
            <text:p>0,943439673121205</text:p>
          </table:table-cell>
          <table:table-cell table:style-name="Default" office:value-type="float" office:value="179" calcext:value-type="float">
            <text:p>179</text:p>
          </table:table-cell>
          <table:table-cell table:style-name="Default" office:value-type="float" office:value="8.05945658683777" calcext:value-type="float">
            <text:p>8,05945658683777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2.055926322937" calcext:value-type="float">
            <text:p>22,055926322937</text:p>
          </table:table-cell>
          <table:table-cell table:style-name="Default" office:value-type="float" office:value="1.85819477502973" calcext:value-type="float">
            <text:p>1,85819477502973</text:p>
          </table:table-cell>
          <table:table-cell table:style-name="Default" office:value-type="float" office:value="0.829094072635449" calcext:value-type="float">
            <text:p>0,829094072635449</text:p>
          </table:table-cell>
          <table:table-cell table:style-name="Default" office:value-type="float" office:value="0.93372706411534" calcext:value-type="float">
            <text:p>0,93372706411534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991132259369" calcext:value-type="float">
            <text:p>20,0991132259369</text:p>
          </table:table-cell>
          <table:table-cell table:style-name="Default" office:value-type="float" office:value="1.42821638549437" calcext:value-type="float">
            <text:p>1,42821638549437</text:p>
          </table:table-cell>
          <table:table-cell table:style-name="Default" office:value-type="float" office:value="0.826084524943112" calcext:value-type="float">
            <text:p>0,826084524943112</text:p>
          </table:table-cell>
          <table:table-cell table:style-name="Default" office:value-type="float" office:value="0.930502131787778" calcext:value-type="float">
            <text:p>0,930502131787778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260266304016" calcext:value-type="float">
            <text:p>20,1260266304016</text:p>
          </table:table-cell>
          <table:table-cell table:style-name="Default" office:value-type="float" office:value="2.22216683956095" calcext:value-type="float">
            <text:p>2,22216683956095</text:p>
          </table:table-cell>
          <table:table-cell table:style-name="Default" office:value-type="float" office:value="0.809122447256651" calcext:value-type="float">
            <text:p>0,809122447256651</text:p>
          </table:table-cell>
          <table:table-cell table:style-name="Default" office:value-type="float" office:value="0.915891018359046" calcext:value-type="float">
            <text:p>0,915891018359046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531551361084" calcext:value-type="float">
            <text:p>20,531551361084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122539043427" calcext:value-type="float">
            <text:p>25,6122539043427</text:p>
          </table:table-cell>
          <table:table-cell table:style-name="Default" office:value-type="float" office:value="1.01265280909467" calcext:value-type="float">
            <text:p>1,01265280909467</text:p>
          </table:table-cell>
          <table:table-cell table:style-name="Default" office:value-type="float" office:value="0.837996202861466" calcext:value-type="float">
            <text:p>0,837996202861466</text:p>
          </table:table-cell>
          <table:table-cell table:style-name="Default" office:value-type="float" office:value="0.956636498228079" calcext:value-type="float">
            <text:p>0,95663649822807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027513980865" calcext:value-type="float">
            <text:p>25,7027513980865</text:p>
          </table:table-cell>
          <table:table-cell table:style-name="Default" office:value-type="float" office:value="1.00318908475742" calcext:value-type="float">
            <text:p>1,00318908475742</text:p>
          </table:table-cell>
          <table:table-cell table:style-name="Default" office:value-type="float" office:value="0.840564165530014" calcext:value-type="float">
            <text:p>0,840564165530014</text:p>
          </table:table-cell>
          <table:table-cell table:style-name="Default" office:value-type="float" office:value="0.957986232019929" calcext:value-type="float">
            <text:p>0,95798623201992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4615445137024" calcext:value-type="float">
            <text:p>25,4615445137024</text:p>
          </table:table-cell>
          <table:table-cell table:style-name="Default" office:value-type="float" office:value="0.866349354563087" calcext:value-type="float">
            <text:p>0,866349354563087</text:p>
          </table:table-cell>
          <table:table-cell table:style-name="Default" office:value-type="float" office:value="0.774318262592275" calcext:value-type="float">
            <text:p>0,774318262592275</text:p>
          </table:table-cell>
          <table:table-cell table:style-name="Default" office:value-type="float" office:value="0.944558935286272" calcext:value-type="float">
            <text:p>0,944558935286272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174163818359" calcext:value-type="float">
            <text:p>25,6174163818359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049022197723" calcext:value-type="float">
            <text:p>10,9049022197723</text:p>
          </table:table-cell>
          <table:table-cell table:style-name="Default" office:value-type="float" office:value="2.24755470365519" calcext:value-type="float">
            <text:p>2,24755470365519</text:p>
          </table:table-cell>
          <table:table-cell table:style-name="Default" office:value-type="float" office:value="0.883958629060531" calcext:value-type="float">
            <text:p>0,883958629060531</text:p>
          </table:table-cell>
          <table:table-cell table:style-name="Default" office:value-type="float" office:value="0.832585498952441" calcext:value-type="float">
            <text:p>0,832585498952441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10.8877286911011" calcext:value-type="float">
            <text:p>10,8877286911011</text:p>
          </table:table-cell>
          <table:table-cell table:style-name="Default" office:value-type="float" office:value="1.58194652431697" calcext:value-type="float">
            <text:p>1,58194652431697</text:p>
          </table:table-cell>
          <table:table-cell table:style-name="Default" office:value-type="float" office:value="0.87060739436376" calcext:value-type="float">
            <text:p>0,87060739436376</text:p>
          </table:table-cell>
          <table:table-cell table:style-name="Default" office:value-type="float" office:value="0.842524820309819" calcext:value-type="float">
            <text:p>0,842524820309819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8735966682434" calcext:value-type="float">
            <text:p>10,8735966682434</text:p>
          </table:table-cell>
          <table:table-cell table:style-name="Default" office:value-type="float" office:value="1.84896049119046" calcext:value-type="float">
            <text:p>1,84896049119046</text:p>
          </table:table-cell>
          <table:table-cell table:style-name="Default" office:value-type="float" office:value="0.891591334810098" calcext:value-type="float">
            <text:p>0,891591334810098</text:p>
          </table:table-cell>
          <table:table-cell table:style-name="Default" office:value-type="float" office:value="0.859809747644158" calcext:value-type="float">
            <text:p>0,859809747644158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350633621216" calcext:value-type="float">
            <text:p>10,9350633621216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4.9820265769959" calcext:value-type="float">
            <text:p>14,9820265769959</text:p>
          </table:table-cell>
          <table:table-cell table:style-name="Default" office:value-type="float" office:value="0.774505056162517" calcext:value-type="float">
            <text:p>0,774505056162517</text:p>
          </table:table-cell>
          <table:table-cell table:style-name="Default" office:value-type="float" office:value="0.903927067139451" calcext:value-type="float">
            <text:p>0,903927067139451</text:p>
          </table:table-cell>
          <table:table-cell table:style-name="Default" office:value-type="float" office:value="0.898341647889926" calcext:value-type="float">
            <text:p>0,898341647889926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14.9517552852631" calcext:value-type="float">
            <text:p>14,9517552852631</text:p>
          </table:table-cell>
          <table:table-cell table:style-name="Default" office:value-type="float" office:value="1.31546234950717" calcext:value-type="float">
            <text:p>1,31546234950717</text:p>
          </table:table-cell>
          <table:table-cell table:style-name="Default" office:value-type="float" office:value="0.899363934128777" calcext:value-type="float">
            <text:p>0,899363934128777</text:p>
          </table:table-cell>
          <table:table-cell table:style-name="Default" office:value-type="float" office:value="0.885300780962204" calcext:value-type="float">
            <text:p>0,885300780962204</text:p>
          </table:table-cell>
          <table:table-cell table:style-name="Default" office:value-type="float" office:value="578" calcext:value-type="float">
            <text:p>578</text:p>
          </table:table-cell>
          <table:table-cell table:style-name="Default" office:value-type="float" office:value="14.9980583190918" calcext:value-type="float">
            <text:p>14,9980583190918</text:p>
          </table:table-cell>
          <table:table-cell table:style-name="Default" office:value-type="float" office:value="0.434937189083192" calcext:value-type="float">
            <text:p>0,434937189083192</text:p>
          </table:table-cell>
          <table:table-cell table:style-name="Default" office:value-type="float" office:value="0.891321648185226" calcext:value-type="float">
            <text:p>0,891321648185226</text:p>
          </table:table-cell>
          <table:table-cell table:style-name="Default" office:value-type="float" office:value="0.870267402115031" calcext:value-type="float">
            <text:p>0,870267402115031</text:p>
          </table:table-cell>
          <table:table-cell table:style-name="Default" office:value-type="float" office:value="574" calcext:value-type="float">
            <text:p>574</text:p>
          </table:table-cell>
          <table:table-cell table:style-name="Default" office:value-type="float" office:value="14.9521946907043" calcext:value-type="float">
            <text:p>14,9521946907043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6.1732280254364" calcext:value-type="float">
            <text:p>6,1732280254364</text:p>
          </table:table-cell>
          <table:table-cell table:style-name="Default" office:value-type="float" office:value="0.392668183045352" calcext:value-type="float">
            <text:p>0,392668183045352</text:p>
          </table:table-cell>
          <table:table-cell table:style-name="Default" office:value-type="float" office:value="0.651950575041823" calcext:value-type="float">
            <text:p>0,651950575041823</text:p>
          </table:table-cell>
          <table:table-cell table:style-name="Default" office:value-type="float" office:value="0.936596998176462" calcext:value-type="float">
            <text:p>0,936596998176462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5.88596391677856" calcext:value-type="float">
            <text:p>5,88596391677856</text:p>
          </table:table-cell>
          <table:table-cell table:style-name="Default" office:value-type="float" office:value="0.481561266038346" calcext:value-type="float">
            <text:p>0,481561266038346</text:p>
          </table:table-cell>
          <table:table-cell table:style-name="Default" office:value-type="float" office:value="0.643246879402807" calcext:value-type="float">
            <text:p>0,643246879402807</text:p>
          </table:table-cell>
          <table:table-cell table:style-name="Default" office:value-type="float" office:value="0.94011322110785" calcext:value-type="float">
            <text:p>0,94011322110785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7.1932475566864" calcext:value-type="float">
            <text:p>7,1932475566864</text:p>
          </table:table-cell>
          <table:table-cell table:style-name="Default" office:value-type="float" office:value="0.599909774124515" calcext:value-type="float">
            <text:p>0,599909774124515</text:p>
          </table:table-cell>
          <table:table-cell table:style-name="Default" office:value-type="float" office:value="0.651738459311487" calcext:value-type="float">
            <text:p>0,651738459311487</text:p>
          </table:table-cell>
          <table:table-cell table:style-name="Default" office:value-type="float" office:value="0.94413227140208" calcext:value-type="float">
            <text:p>0,94413227140208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7.27056908607483" calcext:value-type="float">
            <text:p>7,27056908607483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3.4284346103668" calcext:value-type="float">
            <text:p>23,4284346103668</text:p>
          </table:table-cell>
          <table:table-cell table:style-name="Default" office:value-type="float" office:value="1.45826558694686" calcext:value-type="float">
            <text:p>1,45826558694686</text:p>
          </table:table-cell>
          <table:table-cell table:style-name="Default" office:value-type="float" office:value="0.830207279324527" calcext:value-type="float">
            <text:p>0,830207279324527</text:p>
          </table:table-cell>
          <table:table-cell table:style-name="Default" office:value-type="float" office:value="0.935665832988466" calcext:value-type="float">
            <text:p>0,935665832988466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2146608829498" calcext:value-type="float">
            <text:p>20,2146608829498</text:p>
          </table:table-cell>
          <table:table-cell table:style-name="Default" office:value-type="float" office:value="1.6681497279159" calcext:value-type="float">
            <text:p>1,6681497279159</text:p>
          </table:table-cell>
          <table:table-cell table:style-name="Default" office:value-type="float" office:value="0.831217857868745" calcext:value-type="float">
            <text:p>0,831217857868745</text:p>
          </table:table-cell>
          <table:table-cell table:style-name="Default" office:value-type="float" office:value="0.93127241363657" calcext:value-type="float">
            <text:p>0,93127241363657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848772525787" calcext:value-type="float">
            <text:p>20,0848772525787</text:p>
          </table:table-cell>
          <table:table-cell table:style-name="Default" office:value-type="float" office:value="3.13125733338917" calcext:value-type="float">
            <text:p>3,13125733338917</text:p>
          </table:table-cell>
          <table:table-cell table:style-name="Default" office:value-type="float" office:value="0.754763966050057" calcext:value-type="float">
            <text:p>0,754763966050057</text:p>
          </table:table-cell>
          <table:table-cell table:style-name="Default" office:value-type="float" office:value="0.908963126293903" calcext:value-type="float">
            <text:p>0,908963126293903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836687088013" calcext:value-type="float">
            <text:p>20,0836687088013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240456104279" calcext:value-type="float">
            <text:p>25,6240456104279</text:p>
          </table:table-cell>
          <table:table-cell table:style-name="Default" office:value-type="float" office:value="0.550500951964151" calcext:value-type="float">
            <text:p>0,550500951964151</text:p>
          </table:table-cell>
          <table:table-cell table:style-name="Default" office:value-type="float" office:value="0.848129979826195" calcext:value-type="float">
            <text:p>0,848129979826195</text:p>
          </table:table-cell>
          <table:table-cell table:style-name="Default" office:value-type="float" office:value="0.960192826755823" calcext:value-type="float">
            <text:p>0,960192826755823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691371440887" calcext:value-type="float">
            <text:p>25,7691371440887</text:p>
          </table:table-cell>
          <table:table-cell table:style-name="Default" office:value-type="float" office:value="1.91546411549211" calcext:value-type="float">
            <text:p>1,91546411549211</text:p>
          </table:table-cell>
          <table:table-cell table:style-name="Default" office:value-type="float" office:value="0.833015866882951" calcext:value-type="float">
            <text:p>0,833015866882951</text:p>
          </table:table-cell>
          <table:table-cell table:style-name="Default" office:value-type="float" office:value="0.946443612646334" calcext:value-type="float">
            <text:p>0,946443612646334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69127702713" calcext:value-type="float">
            <text:p>25,669127702713</text:p>
          </table:table-cell>
          <table:table-cell table:style-name="Default" office:value-type="float" office:value="0.535485744604939" calcext:value-type="float">
            <text:p>0,535485744604939</text:p>
          </table:table-cell>
          <table:table-cell table:style-name="Default" office:value-type="float" office:value="0.849206773895478" calcext:value-type="float">
            <text:p>0,849206773895478</text:p>
          </table:table-cell>
          <table:table-cell table:style-name="Default" office:value-type="float" office:value="0.953527061760706" calcext:value-type="float">
            <text:p>0,953527061760706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383868694305" calcext:value-type="float">
            <text:p>25,7383868694305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8965411186218" calcext:value-type="float">
            <text:p>10,8965411186218</text:p>
          </table:table-cell>
          <table:table-cell table:style-name="Default" office:value-type="float" office:value="1.09060495399473" calcext:value-type="float">
            <text:p>1,09060495399473</text:p>
          </table:table-cell>
          <table:table-cell table:style-name="Default" office:value-type="float" office:value="0.885757977289678" calcext:value-type="float">
            <text:p>0,885757977289678</text:p>
          </table:table-cell>
          <table:table-cell table:style-name="Default" office:value-type="float" office:value="0.834000649561546" calcext:value-type="float">
            <text:p>0,834000649561546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171688556671" calcext:value-type="float">
            <text:p>10,9171688556671</text:p>
          </table:table-cell>
          <table:table-cell table:style-name="Default" office:value-type="float" office:value="1.9590806538783" calcext:value-type="float">
            <text:p>1,9590806538783</text:p>
          </table:table-cell>
          <table:table-cell table:style-name="Default" office:value-type="float" office:value="0.890646259451461" calcext:value-type="float">
            <text:p>0,890646259451461</text:p>
          </table:table-cell>
          <table:table-cell table:style-name="Default" office:value-type="float" office:value="0.877894620882122" calcext:value-type="float">
            <text:p>0,877894620882122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8816633224487" calcext:value-type="float">
            <text:p>10,8816633224487</text:p>
          </table:table-cell>
          <table:table-cell table:style-name="Default" office:value-type="float" office:value="1.04408312358538" calcext:value-type="float">
            <text:p>1,04408312358538</text:p>
          </table:table-cell>
          <table:table-cell table:style-name="Default" office:value-type="float" office:value="0.882717260488412" calcext:value-type="float">
            <text:p>0,882717260488412</text:p>
          </table:table-cell>
          <table:table-cell table:style-name="Default" office:value-type="float" office:value="0.817529371506787" calcext:value-type="float">
            <text:p>0,817529371506787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502022266388" calcext:value-type="float">
            <text:p>10,9502022266388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4.9586341381073" calcext:value-type="float">
            <text:p>14,9586341381073</text:p>
          </table:table-cell>
          <table:table-cell table:style-name="Default" office:value-type="float" office:value="0.800920631373829" calcext:value-type="float">
            <text:p>0,800920631373829</text:p>
          </table:table-cell>
          <table:table-cell table:style-name="Default" office:value-type="float" office:value="0.877696012799633" calcext:value-type="float">
            <text:p>0,877696012799633</text:p>
          </table:table-cell>
          <table:table-cell table:style-name="Default" office:value-type="float" office:value="0.844674008092366" calcext:value-type="float">
            <text:p>0,844674008092366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14.9554259777069" calcext:value-type="float">
            <text:p>14,9554259777069</text:p>
          </table:table-cell>
          <table:table-cell table:style-name="Default" office:value-type="float" office:value="0.57073196350832" calcext:value-type="float">
            <text:p>0,57073196350832</text:p>
          </table:table-cell>
          <table:table-cell table:style-name="Default" office:value-type="float" office:value="0.9076801854877" calcext:value-type="float">
            <text:p>0,9076801854877</text:p>
          </table:table-cell>
          <table:table-cell table:style-name="Default" office:value-type="float" office:value="0.887921080191685" calcext:value-type="float">
            <text:p>0,887921080191685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14.9612004756927" calcext:value-type="float">
            <text:p>14,9612004756927</text:p>
          </table:table-cell>
          <table:table-cell table:style-name="Default" office:value-type="float" office:value="1.80212195193171" calcext:value-type="float">
            <text:p>1,80212195193171</text:p>
          </table:table-cell>
          <table:table-cell table:style-name="Default" office:value-type="float" office:value="0.909481999101223" calcext:value-type="float">
            <text:p>0,909481999101223</text:p>
          </table:table-cell>
          <table:table-cell table:style-name="Default" office:value-type="float" office:value="0.883764803581745" calcext:value-type="float">
            <text:p>0,883764803581745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14.9724655151367" calcext:value-type="float">
            <text:p>14,9724655151367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6.28703117370606" calcext:value-type="float">
            <text:p>6,28703117370606</text:p>
          </table:table-cell>
          <table:table-cell table:style-name="Default" office:value-type="float" office:value="0.381295255447841" calcext:value-type="float">
            <text:p>0,381295255447841</text:p>
          </table:table-cell>
          <table:table-cell table:style-name="Default" office:value-type="float" office:value="0.649034740505028" calcext:value-type="float">
            <text:p>0,649034740505028</text:p>
          </table:table-cell>
          <table:table-cell table:style-name="Default" office:value-type="float" office:value="0.936162687052853" calcext:value-type="float">
            <text:p>0,936162687052853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5.76066613197327" calcext:value-type="float">
            <text:p>5,76066613197327</text:p>
          </table:table-cell>
          <table:table-cell table:style-name="Default" office:value-type="float" office:value="0.429415572566686" calcext:value-type="float">
            <text:p>0,429415572566686</text:p>
          </table:table-cell>
          <table:table-cell table:style-name="Default" office:value-type="float" office:value="0.650792659127444" calcext:value-type="float">
            <text:p>0,650792659127444</text:p>
          </table:table-cell>
          <table:table-cell table:style-name="Default" office:value-type="float" office:value="0.939216762073407" calcext:value-type="float">
            <text:p>0,939216762073407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6.55941486358643" calcext:value-type="float">
            <text:p>6,55941486358643</text:p>
          </table:table-cell>
          <table:table-cell table:style-name="Default" office:value-type="float" office:value="0.326292253592497" calcext:value-type="float">
            <text:p>0,326292253592497</text:p>
          </table:table-cell>
          <table:table-cell table:style-name="Default" office:value-type="float" office:value="0.653310666971763" calcext:value-type="float">
            <text:p>0,653310666971763</text:p>
          </table:table-cell>
          <table:table-cell table:style-name="Default" office:value-type="float" office:value="0.940007166259564" calcext:value-type="float">
            <text:p>0,940007166259564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7.17139363288879" calcext:value-type="float">
            <text:p>7,17139363288879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1.0570328235626" calcext:value-type="float">
            <text:p>21,0570328235626</text:p>
          </table:table-cell>
          <table:table-cell table:style-name="Default" office:value-type="float" office:value="1.98021240014067" calcext:value-type="float">
            <text:p>1,98021240014067</text:p>
          </table:table-cell>
          <table:table-cell table:style-name="Default" office:value-type="float" office:value="0.816160888458371" calcext:value-type="float">
            <text:p>0,816160888458371</text:p>
          </table:table-cell>
          <table:table-cell table:style-name="Default" office:value-type="float" office:value="0.929816690458387" calcext:value-type="float">
            <text:p>0,929816690458387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971307754517" calcext:value-type="float">
            <text:p>20,0971307754517</text:p>
          </table:table-cell>
          <table:table-cell table:style-name="Default" office:value-type="float" office:value="1.61184136998118" calcext:value-type="float">
            <text:p>1,61184136998118</text:p>
          </table:table-cell>
          <table:table-cell table:style-name="Default" office:value-type="float" office:value="0.831682340876408" calcext:value-type="float">
            <text:p>0,831682340876408</text:p>
          </table:table-cell>
          <table:table-cell table:style-name="Default" office:value-type="float" office:value="0.931562768297462" calcext:value-type="float">
            <text:p>0,931562768297462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542366504669" calcext:value-type="float">
            <text:p>20,0542366504669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72764785437496" calcext:value-type="float">
            <text:p>0,672764785437496</text:p>
          </table:table-cell>
          <table:table-cell table:style-name="Default" office:value-type="float" office:value="0.913234358895638" calcext:value-type="float">
            <text:p>0,913234358895638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19.9765071868896" calcext:value-type="float">
            <text:p>19,9765071868896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891742706299" calcext:value-type="float">
            <text:p>25,5891742706299</text:p>
          </table:table-cell>
          <table:table-cell table:style-name="Default" office:value-type="float" office:value="1.01023799644246" calcext:value-type="float">
            <text:p>1,01023799644246</text:p>
          </table:table-cell>
          <table:table-cell table:style-name="Default" office:value-type="float" office:value="0.839513085842935" calcext:value-type="float">
            <text:p>0,839513085842935</text:p>
          </table:table-cell>
          <table:table-cell table:style-name="Default" office:value-type="float" office:value="0.95470469180408" calcext:value-type="float">
            <text:p>0,95470469180408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406173706055" calcext:value-type="float">
            <text:p>25,6406173706055</text:p>
          </table:table-cell>
          <table:table-cell table:style-name="Default" office:value-type="float" office:value="2.0293121500203" calcext:value-type="float">
            <text:p>2,0293121500203</text:p>
          </table:table-cell>
          <table:table-cell table:style-name="Default" office:value-type="float" office:value="0.82811590681039" calcext:value-type="float">
            <text:p>0,82811590681039</text:p>
          </table:table-cell>
          <table:table-cell table:style-name="Default" office:value-type="float" office:value="0.944705922342197" calcext:value-type="float">
            <text:p>0,944705922342197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832769870758" calcext:value-type="float">
            <text:p>25,5832769870758</text:p>
          </table:table-cell>
          <table:table-cell table:style-name="Default" office:value-type="float" office:value="1.69177210432985" calcext:value-type="float">
            <text:p>1,69177210432985</text:p>
          </table:table-cell>
          <table:table-cell table:style-name="Default" office:value-type="float" office:value="0.82296900163055" calcext:value-type="float">
            <text:p>0,82296900163055</text:p>
          </table:table-cell>
          <table:table-cell table:style-name="Default" office:value-type="float" office:value="0.936471125477362" calcext:value-type="float">
            <text:p>0,936471125477362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4611968994141" calcext:value-type="float">
            <text:p>25,4611968994141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825868606567" calcext:value-type="float">
            <text:p>10,9825868606567</text:p>
          </table:table-cell>
          <table:table-cell table:style-name="Default" office:value-type="float" office:value="2.1601684395831" calcext:value-type="float">
            <text:p>2,1601684395831</text:p>
          </table:table-cell>
          <table:table-cell table:style-name="Default" office:value-type="float" office:value="0.883721159532977" calcext:value-type="float">
            <text:p>0,883721159532977</text:p>
          </table:table-cell>
          <table:table-cell table:style-name="Default" office:value-type="float" office:value="0.818139988154594" calcext:value-type="float">
            <text:p>0,818139988154594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1.0266218185425" calcext:value-type="float">
            <text:p>11,0266218185425</text:p>
          </table:table-cell>
          <table:table-cell table:style-name="Default" office:value-type="float" office:value="1.67033646436265" calcext:value-type="float">
            <text:p>1,67033646436265</text:p>
          </table:table-cell>
          <table:table-cell table:style-name="Default" office:value-type="float" office:value="0.903797098313718" calcext:value-type="float">
            <text:p>0,903797098313718</text:p>
          </table:table-cell>
          <table:table-cell table:style-name="Default" office:value-type="float" office:value="0.898942183941011" calcext:value-type="float">
            <text:p>0,89894218394101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1.003030538559" calcext:value-type="float">
            <text:p>11,003030538559</text:p>
          </table:table-cell>
          <table:table-cell table:style-name="Default" office:value-type="float" office:value="1.8581990216886" calcext:value-type="float">
            <text:p>1,8581990216886</text:p>
          </table:table-cell>
          <table:table-cell table:style-name="Default" office:value-type="float" office:value="0.890312172280115" calcext:value-type="float">
            <text:p>0,890312172280115</text:p>
          </table:table-cell>
          <table:table-cell table:style-name="Default" office:value-type="float" office:value="0.841849973955471" calcext:value-type="float">
            <text:p>0,841849973955471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1.0178697109222" calcext:value-type="float">
            <text:p>11,0178697109222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801887512207" calcext:value-type="float">
            <text:p>15,0801887512207</text:p>
          </table:table-cell>
          <table:table-cell table:style-name="Default" office:value-type="float" office:value="1.44230307495262" calcext:value-type="float">
            <text:p>1,44230307495262</text:p>
          </table:table-cell>
          <table:table-cell table:style-name="Default" office:value-type="float" office:value="0.894807637173423" calcext:value-type="float">
            <text:p>0,894807637173423</text:p>
          </table:table-cell>
          <table:table-cell table:style-name="Default" office:value-type="float" office:value="0.883824649950018" calcext:value-type="float">
            <text:p>0,883824649950018</text:p>
          </table:table-cell>
          <table:table-cell table:style-name="Default" office:value-type="float" office:value="573" calcext:value-type="float">
            <text:p>573</text:p>
          </table:table-cell>
          <table:table-cell table:style-name="Default" office:value-type="float" office:value="15.0112285614014" calcext:value-type="float">
            <text:p>15,0112285614014</text:p>
          </table:table-cell>
          <table:table-cell table:style-name="Default" office:value-type="float" office:value="1.54967823113427" calcext:value-type="float">
            <text:p>1,54967823113427</text:p>
          </table:table-cell>
          <table:table-cell table:style-name="Default" office:value-type="float" office:value="0.899291897505882" calcext:value-type="float">
            <text:p>0,899291897505882</text:p>
          </table:table-cell>
          <table:table-cell table:style-name="Default" office:value-type="float" office:value="0.857927638701903" calcext:value-type="float">
            <text:p>0,857927638701903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5.0544128417969" calcext:value-type="float">
            <text:p>15,0544128417969</text:p>
          </table:table-cell>
          <table:table-cell table:style-name="Default" office:value-type="float" office:value="0.185416272919665" calcext:value-type="float">
            <text:p>0,185416272919665</text:p>
          </table:table-cell>
          <table:table-cell table:style-name="Default" office:value-type="float" office:value="0.893706189148732" calcext:value-type="float">
            <text:p>0,893706189148732</text:p>
          </table:table-cell>
          <table:table-cell table:style-name="Default" office:value-type="float" office:value="0.826795982538386" calcext:value-type="float">
            <text:p>0,826795982538386</text:p>
          </table:table-cell>
          <table:table-cell table:style-name="Default" office:value-type="float" office:value="572" calcext:value-type="float">
            <text:p>572</text:p>
          </table:table-cell>
          <table:table-cell table:style-name="Default" office:value-type="float" office:value="15.0134241580963" calcext:value-type="float">
            <text:p>15,0134241580963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6.22170042991638" calcext:value-type="float">
            <text:p>6,22170042991638</text:p>
          </table:table-cell>
          <table:table-cell table:style-name="Default" office:value-type="float" office:value="0.37764638761892" calcext:value-type="float">
            <text:p>0,37764638761892</text:p>
          </table:table-cell>
          <table:table-cell table:style-name="Default" office:value-type="float" office:value="0.649828415186126" calcext:value-type="float">
            <text:p>0,649828415186126</text:p>
          </table:table-cell>
          <table:table-cell table:style-name="Default" office:value-type="float" office:value="0.932660308562063" calcext:value-type="float">
            <text:p>0,932660308562063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5.73568773269653" calcext:value-type="float">
            <text:p>5,73568773269653</text:p>
          </table:table-cell>
          <table:table-cell table:style-name="Default" office:value-type="float" office:value="0.361779722305767" calcext:value-type="float">
            <text:p>0,361779722305767</text:p>
          </table:table-cell>
          <table:table-cell table:style-name="Default" office:value-type="float" office:value="0.656536753618756" calcext:value-type="float">
            <text:p>0,656536753618756</text:p>
          </table:table-cell>
          <table:table-cell table:style-name="Default" office:value-type="float" office:value="0.951348687694865" calcext:value-type="float">
            <text:p>0,951348687694865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 office:value-type="float" office:value="8.51373219490051" calcext:value-type="float">
            <text:p>8,51373219490051</text:p>
          </table:table-cell>
          <table:table-cell table:style-name="Default" office:value-type="float" office:value="0.331555845564122" calcext:value-type="float">
            <text:p>0,331555845564122</text:p>
          </table:table-cell>
          <table:table-cell table:style-name="Default" office:value-type="float" office:value="0.653123236489585" calcext:value-type="float">
            <text:p>0,653123236489585</text:p>
          </table:table-cell>
          <table:table-cell table:style-name="Default" office:value-type="float" office:value="0.948436416737493" calcext:value-type="float">
            <text:p>0,948436416737493</text:p>
          </table:table-cell>
          <table:table-cell table:style-name="Default" office:value-type="float" office:value="108" calcext:value-type="float">
            <text:p>108</text:p>
          </table:table-cell>
          <table:table-cell table:style-name="Default" office:value-type="float" office:value="7.98180437088013" calcext:value-type="float">
            <text:p>7,98180437088013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3081493377686" calcext:value-type="float">
            <text:p>20,3081493377686</text:p>
          </table:table-cell>
          <table:table-cell table:style-name="Default" office:value-type="float" office:value="1.41980312307821" calcext:value-type="float">
            <text:p>1,41980312307821</text:p>
          </table:table-cell>
          <table:table-cell table:style-name="Default" office:value-type="float" office:value="0.83427811117513" calcext:value-type="float">
            <text:p>0,83427811117513</text:p>
          </table:table-cell>
          <table:table-cell table:style-name="Default" office:value-type="float" office:value="0.934952601068126" calcext:value-type="float">
            <text:p>0,934952601068126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870286464691" calcext:value-type="float">
            <text:p>20,1870286464691</text:p>
          </table:table-cell>
          <table:table-cell table:style-name="Default" office:value-type="float" office:value="1.48847003047525" calcext:value-type="float">
            <text:p>1,48847003047525</text:p>
          </table:table-cell>
          <table:table-cell table:style-name="Default" office:value-type="float" office:value="0.82407422401343" calcext:value-type="float">
            <text:p>0,82407422401343</text:p>
          </table:table-cell>
          <table:table-cell table:style-name="Default" office:value-type="float" office:value="0.927469712577143" calcext:value-type="float">
            <text:p>0,927469712577143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152863502502" calcext:value-type="float">
            <text:p>20,1152863502502</text:p>
          </table:table-cell>
          <table:table-cell table:style-name="Default" office:value-type="float" office:value="1.79472599082447" calcext:value-type="float">
            <text:p>1,79472599082447</text:p>
          </table:table-cell>
          <table:table-cell table:style-name="Default" office:value-type="float" office:value="0.832561699921867" calcext:value-type="float">
            <text:p>0,832561699921867</text:p>
          </table:table-cell>
          <table:table-cell table:style-name="Default" office:value-type="float" office:value="0.925438914683691" calcext:value-type="float">
            <text:p>0,925438914683691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643557548523" calcext:value-type="float">
            <text:p>20,1643557548523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730935573578" calcext:value-type="float">
            <text:p>25,6730935573578</text:p>
          </table:table-cell>
          <table:table-cell table:style-name="Default" office:value-type="float" office:value="1.47594548455528" calcext:value-type="float">
            <text:p>1,47594548455528</text:p>
          </table:table-cell>
          <table:table-cell table:style-name="Default" office:value-type="float" office:value="0.830737131462555" calcext:value-type="float">
            <text:p>0,830737131462555</text:p>
          </table:table-cell>
          <table:table-cell table:style-name="Default" office:value-type="float" office:value="0.947740175937397" calcext:value-type="float">
            <text:p>0,947740175937397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164276599884" calcext:value-type="float">
            <text:p>25,6164276599884</text:p>
          </table:table-cell>
          <table:table-cell table:style-name="Default" office:value-type="float" office:value="0.906583968264392" calcext:value-type="float">
            <text:p>0,906583968264392</text:p>
          </table:table-cell>
          <table:table-cell table:style-name="Default" office:value-type="float" office:value="0.839032802956611" calcext:value-type="float">
            <text:p>0,839032802956611</text:p>
          </table:table-cell>
          <table:table-cell table:style-name="Default" office:value-type="float" office:value="0.953383029568071" calcext:value-type="float">
            <text:p>0,953383029568071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8280863761902" calcext:value-type="float">
            <text:p>25,8280863761902</text:p>
          </table:table-cell>
          <table:table-cell table:style-name="Default" office:value-type="float" office:value="0.681765584696662" calcext:value-type="float">
            <text:p>0,681765584696662</text:p>
          </table:table-cell>
          <table:table-cell table:style-name="Default" office:value-type="float" office:value="0.844000483767927" calcext:value-type="float">
            <text:p>0,844000483767927</text:p>
          </table:table-cell>
          <table:table-cell table:style-name="Default" office:value-type="float" office:value="0.947134801450982" calcext:value-type="float">
            <text:p>0,947134801450982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590914726257" calcext:value-type="float">
            <text:p>25,6590914726257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096214771271" calcext:value-type="float">
            <text:p>10,9096214771271</text:p>
          </table:table-cell>
          <table:table-cell table:style-name="Default" office:value-type="float" office:value="1.43916542238491" calcext:value-type="float">
            <text:p>1,43916542238491</text:p>
          </table:table-cell>
          <table:table-cell table:style-name="Default" office:value-type="float" office:value="0.878905554163277" calcext:value-type="float">
            <text:p>0,878905554163277</text:p>
          </table:table-cell>
          <table:table-cell table:style-name="Default" office:value-type="float" office:value="0.841583323088642" calcext:value-type="float">
            <text:p>0,841583323088642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62521314621" calcext:value-type="float">
            <text:p>10,962521314621</text:p>
          </table:table-cell>
          <table:table-cell table:style-name="Default" office:value-type="float" office:value="1.85930799074142" calcext:value-type="float">
            <text:p>1,85930799074142</text:p>
          </table:table-cell>
          <table:table-cell table:style-name="Default" office:value-type="float" office:value="0.890973819872441" calcext:value-type="float">
            <text:p>0,890973819872441</text:p>
          </table:table-cell>
          <table:table-cell table:style-name="Default" office:value-type="float" office:value="0.867598158932933" calcext:value-type="float">
            <text:p>0,867598158932933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10.8837671279907" calcext:value-type="float">
            <text:p>10,8837671279907</text:p>
          </table:table-cell>
          <table:table-cell table:style-name="Default" office:value-type="float" office:value="2.18295841059495" calcext:value-type="float">
            <text:p>2,18295841059495</text:p>
          </table:table-cell>
          <table:table-cell table:style-name="Default" office:value-type="float" office:value="0.882235848589893" calcext:value-type="float">
            <text:p>0,882235848589893</text:p>
          </table:table-cell>
          <table:table-cell table:style-name="Default" office:value-type="float" office:value="0.824658947864727" calcext:value-type="float">
            <text:p>0,824658947864727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0.9567673206329" calcext:value-type="float">
            <text:p>10,9567673206329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176973342896" calcext:value-type="float">
            <text:p>15,0176973342896</text:p>
          </table:table-cell>
          <table:table-cell table:style-name="Default" office:value-type="float" office:value="0.813626968641195" calcext:value-type="float">
            <text:p>0,813626968641195</text:p>
          </table:table-cell>
          <table:table-cell table:style-name="Default" office:value-type="float" office:value="0.910927401694135" calcext:value-type="float">
            <text:p>0,910927401694135</text:p>
          </table:table-cell>
          <table:table-cell table:style-name="Default" office:value-type="float" office:value="0.911981531059636" calcext:value-type="float">
            <text:p>0,911981531059636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5.0409832000732" calcext:value-type="float">
            <text:p>15,0409832000732</text:p>
          </table:table-cell>
          <table:table-cell table:style-name="Default" office:value-type="float" office:value="0.838352960180349" calcext:value-type="float">
            <text:p>0,838352960180349</text:p>
          </table:table-cell>
          <table:table-cell table:style-name="Default" office:value-type="float" office:value="0.895215789905312" calcext:value-type="float">
            <text:p>0,895215789905312</text:p>
          </table:table-cell>
          <table:table-cell table:style-name="Default" office:value-type="float" office:value="0.859004256717968" calcext:value-type="float">
            <text:p>0,859004256717968</text:p>
          </table:table-cell>
          <table:table-cell table:style-name="Default" office:value-type="float" office:value="574" calcext:value-type="float">
            <text:p>574</text:p>
          </table:table-cell>
          <table:table-cell table:style-name="Default" office:value-type="float" office:value="14.9890403747559" calcext:value-type="float">
            <text:p>14,9890403747559</text:p>
          </table:table-cell>
          <table:table-cell table:style-name="Default" office:value-type="float" office:value="2.06545851334197" calcext:value-type="float">
            <text:p>2,06545851334197</text:p>
          </table:table-cell>
          <table:table-cell table:style-name="Default" office:value-type="float" office:value="0.892102167858499" calcext:value-type="float">
            <text:p>0,892102167858499</text:p>
          </table:table-cell>
          <table:table-cell table:style-name="Default" office:value-type="float" office:value="0.851359601341804" calcext:value-type="float">
            <text:p>0,851359601341804</text:p>
          </table:table-cell>
          <table:table-cell table:style-name="Default" office:value-type="float" office:value="570" calcext:value-type="float">
            <text:p>570</text:p>
          </table:table-cell>
          <table:table-cell table:style-name="Default" office:value-type="float" office:value="14.9068365097046" calcext:value-type="float">
            <text:p>14,9068365097046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6.7090950012207" calcext:value-type="float">
            <text:p>6,7090950012207</text:p>
          </table:table-cell>
          <table:table-cell table:style-name="Default" office:value-type="float" office:value="0.422491114970514" calcext:value-type="float">
            <text:p>0,422491114970514</text:p>
          </table:table-cell>
          <table:table-cell table:style-name="Default" office:value-type="float" office:value="0.652759914507479" calcext:value-type="float">
            <text:p>0,652759914507479</text:p>
          </table:table-cell>
          <table:table-cell table:style-name="Default" office:value-type="float" office:value="0.94122063392267" calcext:value-type="float">
            <text:p>0,94122063392267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6.9848415851593" calcext:value-type="float">
            <text:p>6,9848415851593</text:p>
          </table:table-cell>
          <table:table-cell table:style-name="Default" office:value-type="float" office:value="0.792135967089627" calcext:value-type="float">
            <text:p>0,792135967089627</text:p>
          </table:table-cell>
          <table:table-cell table:style-name="Default" office:value-type="float" office:value="0.648394466144098" calcext:value-type="float">
            <text:p>0,648394466144098</text:p>
          </table:table-cell>
          <table:table-cell table:style-name="Default" office:value-type="float" office:value="0.933487732836676" calcext:value-type="float">
            <text:p>0,933487732836676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7.32529020309448" calcext:value-type="float">
            <text:p>7,32529020309448</text:p>
          </table:table-cell>
          <table:table-cell table:style-name="Default" office:value-type="float" office:value="0.340749501977634" calcext:value-type="float">
            <text:p>0,340749501977634</text:p>
          </table:table-cell>
          <table:table-cell table:style-name="Default" office:value-type="float" office:value="0.651854503981507" calcext:value-type="float">
            <text:p>0,651854503981507</text:p>
          </table:table-cell>
          <table:table-cell table:style-name="Default" office:value-type="float" office:value="0.946233257500686" calcext:value-type="float">
            <text:p>0,946233257500686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7.85057902336121" calcext:value-type="float">
            <text:p>7,85057902336121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864059925079" calcext:value-type="float">
            <text:p>20,0864059925079</text:p>
          </table:table-cell>
          <table:table-cell table:style-name="Default" office:value-type="float" office:value="1.99597787333938" calcext:value-type="float">
            <text:p>1,99597787333938</text:p>
          </table:table-cell>
          <table:table-cell table:style-name="Default" office:value-type="float" office:value="0.831951343422546" calcext:value-type="float">
            <text:p>0,831951343422546</text:p>
          </table:table-cell>
          <table:table-cell table:style-name="Default" office:value-type="float" office:value="0.936084764009292" calcext:value-type="float">
            <text:p>0,936084764009292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012074947357" calcext:value-type="float">
            <text:p>20,1012074947357</text:p>
          </table:table-cell>
          <table:table-cell table:style-name="Default" office:value-type="float" office:value="2.38910485514118" calcext:value-type="float">
            <text:p>2,38910485514118</text:p>
          </table:table-cell>
          <table:table-cell table:style-name="Default" office:value-type="float" office:value="0.794437488230956" calcext:value-type="float">
            <text:p>0,794437488230956</text:p>
          </table:table-cell>
          <table:table-cell table:style-name="Default" office:value-type="float" office:value="0.915625377313143" calcext:value-type="float">
            <text:p>0,915625377313143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311303138733" calcext:value-type="float">
            <text:p>20,0311303138733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73507991687745" calcext:value-type="float">
            <text:p>0,673507991687745</text:p>
          </table:table-cell>
          <table:table-cell table:style-name="Default" office:value-type="float" office:value="0.916420046035851" calcext:value-type="float">
            <text:p>0,916420046035851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19.978991985321" calcext:value-type="float">
            <text:p>19,978991985321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80527305603" calcext:value-type="float">
            <text:p>25,580527305603</text:p>
          </table:table-cell>
          <table:table-cell table:style-name="Default" office:value-type="float" office:value="1.02385081038636" calcext:value-type="float">
            <text:p>1,02385081038636</text:p>
          </table:table-cell>
          <table:table-cell table:style-name="Default" office:value-type="float" office:value="0.838460016735491" calcext:value-type="float">
            <text:p>0,838460016735491</text:p>
          </table:table-cell>
          <table:table-cell table:style-name="Default" office:value-type="float" office:value="0.952817170729962" calcext:value-type="float">
            <text:p>0,952817170729962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745599269867" calcext:value-type="float">
            <text:p>25,5745599269867</text:p>
          </table:table-cell>
          <table:table-cell table:style-name="Default" office:value-type="float" office:value="1.6758009820142" calcext:value-type="float">
            <text:p>1,6758009820142</text:p>
          </table:table-cell>
          <table:table-cell table:style-name="Default" office:value-type="float" office:value="0.815058491381779" calcext:value-type="float">
            <text:p>0,815058491381779</text:p>
          </table:table-cell>
          <table:table-cell table:style-name="Default" office:value-type="float" office:value="0.942666467182605" calcext:value-type="float">
            <text:p>0,942666467182605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216968536377" calcext:value-type="float">
            <text:p>25,7216968536377</text:p>
          </table:table-cell>
          <table:table-cell table:style-name="Default" office:value-type="float" office:value="1.52518231272594" calcext:value-type="float">
            <text:p>1,52518231272594</text:p>
          </table:table-cell>
          <table:table-cell table:style-name="Default" office:value-type="float" office:value="0.826967001381112" calcext:value-type="float">
            <text:p>0,826967001381112</text:p>
          </table:table-cell>
          <table:table-cell table:style-name="Default" office:value-type="float" office:value="0.946532509540576" calcext:value-type="float">
            <text:p>0,946532509540576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26636838913" calcext:value-type="float">
            <text:p>25,526636838913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1.0027391910553" calcext:value-type="float">
            <text:p>11,0027391910553</text:p>
          </table:table-cell>
          <table:table-cell table:style-name="Default" office:value-type="float" office:value="1.96111559329582" calcext:value-type="float">
            <text:p>1,96111559329582</text:p>
          </table:table-cell>
          <table:table-cell table:style-name="Default" office:value-type="float" office:value="0.886236021304182" calcext:value-type="float">
            <text:p>0,886236021304182</text:p>
          </table:table-cell>
          <table:table-cell table:style-name="Default" office:value-type="float" office:value="0.846731140536769" calcext:value-type="float">
            <text:p>0,846731140536769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1.0298902988434" calcext:value-type="float">
            <text:p>11,0298902988434</text:p>
          </table:table-cell>
          <table:table-cell table:style-name="Default" office:value-type="float" office:value="2.00488620892476" calcext:value-type="float">
            <text:p>2,00488620892476</text:p>
          </table:table-cell>
          <table:table-cell table:style-name="Default" office:value-type="float" office:value="0.887026547047668" calcext:value-type="float">
            <text:p>0,887026547047668</text:p>
          </table:table-cell>
          <table:table-cell table:style-name="Default" office:value-type="float" office:value="0.81646110462301" calcext:value-type="float">
            <text:p>0,8164611046230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1.0302245616913" calcext:value-type="float">
            <text:p>11,0302245616913</text:p>
          </table:table-cell>
          <table:table-cell table:style-name="Default" office:value-type="float" office:value="0.949341983340954" calcext:value-type="float">
            <text:p>0,949341983340954</text:p>
          </table:table-cell>
          <table:table-cell table:style-name="Default" office:value-type="float" office:value="0.852362262967343" calcext:value-type="float">
            <text:p>0,852362262967343</text:p>
          </table:table-cell>
          <table:table-cell table:style-name="Default" office:value-type="float" office:value="0.840447780641371" calcext:value-type="float">
            <text:p>0,84044778064137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1.0427820682526" calcext:value-type="float">
            <text:p>11,0427820682526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685081481934" calcext:value-type="float">
            <text:p>15,0685081481934</text:p>
          </table:table-cell>
          <table:table-cell table:style-name="Default" office:value-type="float" office:value="0.716607935621677" calcext:value-type="float">
            <text:p>0,716607935621677</text:p>
          </table:table-cell>
          <table:table-cell table:style-name="Default" office:value-type="float" office:value="0.892353878496478" calcext:value-type="float">
            <text:p>0,892353878496478</text:p>
          </table:table-cell>
          <table:table-cell table:style-name="Default" office:value-type="float" office:value="0.870294849058533" calcext:value-type="float">
            <text:p>0,870294849058533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15.0973498821259" calcext:value-type="float">
            <text:p>15,0973498821259</text:p>
          </table:table-cell>
          <table:table-cell table:style-name="Default" office:value-type="float" office:value="0.71982846928797" calcext:value-type="float">
            <text:p>0,71982846928797</text:p>
          </table:table-cell>
          <table:table-cell table:style-name="Default" office:value-type="float" office:value="0.88632119041166" calcext:value-type="float">
            <text:p>0,88632119041166</text:p>
          </table:table-cell>
          <table:table-cell table:style-name="Default" office:value-type="float" office:value="0.828111577711664" calcext:value-type="float">
            <text:p>0,828111577711664</text:p>
          </table:table-cell>
          <table:table-cell table:style-name="Default" office:value-type="float" office:value="578" calcext:value-type="float">
            <text:p>578</text:p>
          </table:table-cell>
          <table:table-cell table:style-name="Default" office:value-type="float" office:value="15.1215057373047" calcext:value-type="float">
            <text:p>15,1215057373047</text:p>
          </table:table-cell>
          <table:table-cell table:style-name="Default" office:value-type="float" office:value="0.858331733156567" calcext:value-type="float">
            <text:p>0,858331733156567</text:p>
          </table:table-cell>
          <table:table-cell table:style-name="Default" office:value-type="float" office:value="0.902049581531994" calcext:value-type="float">
            <text:p>0,902049581531994</text:p>
          </table:table-cell>
          <table:table-cell table:style-name="Default" office:value-type="float" office:value="0.865946537193024" calcext:value-type="float">
            <text:p>0,865946537193024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15.0567860603333" calcext:value-type="float">
            <text:p>15,0567860603333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90148973464966" calcext:value-type="float">
            <text:p>5,90148973464966</text:p>
          </table:table-cell>
          <table:table-cell table:style-name="Default" office:value-type="float" office:value="0.589858807761516" calcext:value-type="float">
            <text:p>0,589858807761516</text:p>
          </table:table-cell>
          <table:table-cell table:style-name="Default" office:value-type="float" office:value="0.652118440024136" calcext:value-type="float">
            <text:p>0,652118440024136</text:p>
          </table:table-cell>
          <table:table-cell table:style-name="Default" office:value-type="float" office:value="0.940381411282502" calcext:value-type="float">
            <text:p>0,94038141128250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5.72641324996948" calcext:value-type="float">
            <text:p>5,72641324996948</text:p>
          </table:table-cell>
          <table:table-cell table:style-name="Default" office:value-type="float" office:value="0.347397309546695" calcext:value-type="float">
            <text:p>0,347397309546695</text:p>
          </table:table-cell>
          <table:table-cell table:style-name="Default" office:value-type="float" office:value="0.64299024326932" calcext:value-type="float">
            <text:p>0,64299024326932</text:p>
          </table:table-cell>
          <table:table-cell table:style-name="Default" office:value-type="float" office:value="0.933044557353251" calcext:value-type="float">
            <text:p>0,933044557353251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7.21263670921326" calcext:value-type="float">
            <text:p>7,21263670921326</text:p>
          </table:table-cell>
          <table:table-cell table:style-name="Default" office:value-type="float" office:value="0.584297040096251" calcext:value-type="float">
            <text:p>0,584297040096251</text:p>
          </table:table-cell>
          <table:table-cell table:style-name="Default" office:value-type="float" office:value="0.641656713669823" calcext:value-type="float">
            <text:p>0,641656713669823</text:p>
          </table:table-cell>
          <table:table-cell table:style-name="Default" office:value-type="float" office:value="0.938144186756886" calcext:value-type="float">
            <text:p>0,938144186756886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7.47135066986084" calcext:value-type="float">
            <text:p>7,47135066986084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3980460166931" calcext:value-type="float">
            <text:p>20,3980460166931</text:p>
          </table:table-cell>
          <table:table-cell table:style-name="Default" office:value-type="float" office:value="2.30569923209393" calcext:value-type="float">
            <text:p>2,30569923209393</text:p>
          </table:table-cell>
          <table:table-cell table:style-name="Default" office:value-type="float" office:value="0.820128583961126" calcext:value-type="float">
            <text:p>0,820128583961126</text:p>
          </table:table-cell>
          <table:table-cell table:style-name="Default" office:value-type="float" office:value="0.927861489655995" calcext:value-type="float">
            <text:p>0,927861489655995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319749355316" calcext:value-type="float">
            <text:p>20,1319749355316</text:p>
          </table:table-cell>
          <table:table-cell table:style-name="Default" office:value-type="float" office:value="2.06569648714945" calcext:value-type="float">
            <text:p>2,06569648714945</text:p>
          </table:table-cell>
          <table:table-cell table:style-name="Default" office:value-type="float" office:value="0.822241677519843" calcext:value-type="float">
            <text:p>0,822241677519843</text:p>
          </table:table-cell>
          <table:table-cell table:style-name="Default" office:value-type="float" office:value="0.934095387177655" calcext:value-type="float">
            <text:p>0,934095387177655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326015949249" calcext:value-type="float">
            <text:p>20,0326015949249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7273507020122" calcext:value-type="float">
            <text:p>0,67273507020122</text:p>
          </table:table-cell>
          <table:table-cell table:style-name="Default" office:value-type="float" office:value="0.913038652447633" calcext:value-type="float">
            <text:p>0,913038652447633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464567184448" calcext:value-type="float">
            <text:p>20,1464567184448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261494159698" calcext:value-type="float">
            <text:p>25,6261494159698</text:p>
          </table:table-cell>
          <table:table-cell table:style-name="Default" office:value-type="float" office:value="0.768218946903454" calcext:value-type="float">
            <text:p>0,768218946903454</text:p>
          </table:table-cell>
          <table:table-cell table:style-name="Default" office:value-type="float" office:value="0.836463406108676" calcext:value-type="float">
            <text:p>0,836463406108676</text:p>
          </table:table-cell>
          <table:table-cell table:style-name="Default" office:value-type="float" office:value="0.955653967891295" calcext:value-type="float">
            <text:p>0,955653967891295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813832759857" calcext:value-type="float">
            <text:p>25,7813832759857</text:p>
          </table:table-cell>
          <table:table-cell table:style-name="Default" office:value-type="float" office:value="1.67001760909259" calcext:value-type="float">
            <text:p>1,67001760909259</text:p>
          </table:table-cell>
          <table:table-cell table:style-name="Default" office:value-type="float" office:value="0.825920588852745" calcext:value-type="float">
            <text:p>0,825920588852745</text:p>
          </table:table-cell>
          <table:table-cell table:style-name="Default" office:value-type="float" office:value="0.951745522491722" calcext:value-type="float">
            <text:p>0,951745522491722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819995880127" calcext:value-type="float">
            <text:p>25,7819995880127</text:p>
          </table:table-cell>
          <table:table-cell table:style-name="Default" office:value-type="float" office:value="0.589371638359287" calcext:value-type="float">
            <text:p>0,589371638359287</text:p>
          </table:table-cell>
          <table:table-cell table:style-name="Default" office:value-type="float" office:value="0.84219706910224" calcext:value-type="float">
            <text:p>0,84219706910224</text:p>
          </table:table-cell>
          <table:table-cell table:style-name="Default" office:value-type="float" office:value="0.955357222744151" calcext:value-type="float">
            <text:p>0,955357222744151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485741138458" calcext:value-type="float">
            <text:p>25,6485741138458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8836121559143" calcext:value-type="float">
            <text:p>10,8836121559143</text:p>
          </table:table-cell>
          <table:table-cell table:style-name="Default" office:value-type="float" office:value="2.2125280910864" calcext:value-type="float">
            <text:p>2,2125280910864</text:p>
          </table:table-cell>
          <table:table-cell table:style-name="Default" office:value-type="float" office:value="0.890669831522658" calcext:value-type="float">
            <text:p>0,890669831522658</text:p>
          </table:table-cell>
          <table:table-cell table:style-name="Default" office:value-type="float" office:value="0.852912512525337" calcext:value-type="float">
            <text:p>0,852912512525337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0.9385340213776" calcext:value-type="float">
            <text:p>10,9385340213776</text:p>
          </table:table-cell>
          <table:table-cell table:style-name="Default" office:value-type="float" office:value="2.17165221691167" calcext:value-type="float">
            <text:p>2,17165221691167</text:p>
          </table:table-cell>
          <table:table-cell table:style-name="Default" office:value-type="float" office:value="0.87182496728661" calcext:value-type="float">
            <text:p>0,87182496728661</text:p>
          </table:table-cell>
          <table:table-cell table:style-name="Default" office:value-type="float" office:value="0.833484425426986" calcext:value-type="float">
            <text:p>0,833484425426986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110033512115" calcext:value-type="float">
            <text:p>10,9110033512115</text:p>
          </table:table-cell>
          <table:table-cell table:style-name="Default" office:value-type="float" office:value="2.62868287712003" calcext:value-type="float">
            <text:p>2,62868287712003</text:p>
          </table:table-cell>
          <table:table-cell table:style-name="Default" office:value-type="float" office:value="0.863774944126495" calcext:value-type="float">
            <text:p>0,863774944126495</text:p>
          </table:table-cell>
          <table:table-cell table:style-name="Default" office:value-type="float" office:value="0.871942905287269" calcext:value-type="float">
            <text:p>0,871942905287269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45787191391" calcext:value-type="float">
            <text:p>10,945787191391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4.984769821167" calcext:value-type="float">
            <text:p>14,984769821167</text:p>
          </table:table-cell>
          <table:table-cell table:style-name="Default" office:value-type="float" office:value="1.35686917960492" calcext:value-type="float">
            <text:p>1,35686917960492</text:p>
          </table:table-cell>
          <table:table-cell table:style-name="Default" office:value-type="float" office:value="0.904925585944501" calcext:value-type="float">
            <text:p>0,904925585944501</text:p>
          </table:table-cell>
          <table:table-cell table:style-name="Default" office:value-type="float" office:value="0.887461331818294" calcext:value-type="float">
            <text:p>0,887461331818294</text:p>
          </table:table-cell>
          <table:table-cell table:style-name="Default" office:value-type="float" office:value="578" calcext:value-type="float">
            <text:p>578</text:p>
          </table:table-cell>
          <table:table-cell table:style-name="Default" office:value-type="float" office:value="14.9980885982513" calcext:value-type="float">
            <text:p>14,9980885982513</text:p>
          </table:table-cell>
          <table:table-cell table:style-name="Default" office:value-type="float" office:value="1.29335865130951" calcext:value-type="float">
            <text:p>1,29335865130951</text:p>
          </table:table-cell>
          <table:table-cell table:style-name="Default" office:value-type="float" office:value="0.906123007764627" calcext:value-type="float">
            <text:p>0,906123007764627</text:p>
          </table:table-cell>
          <table:table-cell table:style-name="Default" office:value-type="float" office:value="0.87140623872628" calcext:value-type="float">
            <text:p>0,87140623872628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4.9544379711151" calcext:value-type="float">
            <text:p>14,9544379711151</text:p>
          </table:table-cell>
          <table:table-cell table:style-name="Default" office:value-type="float" office:value="1.34102629420399" calcext:value-type="float">
            <text:p>1,34102629420399</text:p>
          </table:table-cell>
          <table:table-cell table:style-name="Default" office:value-type="float" office:value="0.893656973919311" calcext:value-type="float">
            <text:p>0,893656973919311</text:p>
          </table:table-cell>
          <table:table-cell table:style-name="Default" office:value-type="float" office:value="0.840340153538424" calcext:value-type="float">
            <text:p>0,840340153538424</text:p>
          </table:table-cell>
          <table:table-cell table:style-name="Default" office:value-type="float" office:value="574" calcext:value-type="float">
            <text:p>574</text:p>
          </table:table-cell>
          <table:table-cell table:style-name="Default" office:value-type="float" office:value="14.9403760433197" calcext:value-type="float">
            <text:p>14,9403760433197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6.07865977287293" calcext:value-type="float">
            <text:p>6,07865977287293</text:p>
          </table:table-cell>
          <table:table-cell table:style-name="Default" office:value-type="float" office:value="0.532465405967367" calcext:value-type="float">
            <text:p>0,532465405967367</text:p>
          </table:table-cell>
          <table:table-cell table:style-name="Default" office:value-type="float" office:value="0.650168990269301" calcext:value-type="float">
            <text:p>0,650168990269301</text:p>
          </table:table-cell>
          <table:table-cell table:style-name="Default" office:value-type="float" office:value="0.931763584366063" calcext:value-type="float">
            <text:p>0,931763584366063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5.87086009979248" calcext:value-type="float">
            <text:p>5,87086009979248</text:p>
          </table:table-cell>
          <table:table-cell table:style-name="Default" office:value-type="float" office:value="0.428470828348101" calcext:value-type="float">
            <text:p>0,428470828348101</text:p>
          </table:table-cell>
          <table:table-cell table:style-name="Default" office:value-type="float" office:value="0.650527708876062" calcext:value-type="float">
            <text:p>0,650527708876062</text:p>
          </table:table-cell>
          <table:table-cell table:style-name="Default" office:value-type="float" office:value="0.945588490808632" calcext:value-type="float">
            <text:p>0,945588490808632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8.30016183853149" calcext:value-type="float">
            <text:p>8,30016183853149</text:p>
          </table:table-cell>
          <table:table-cell table:style-name="Default" office:value-type="float" office:value="0.365970740270022" calcext:value-type="float">
            <text:p>0,365970740270022</text:p>
          </table:table-cell>
          <table:table-cell table:style-name="Default" office:value-type="float" office:value="0.651772033671845" calcext:value-type="float">
            <text:p>0,651772033671845</text:p>
          </table:table-cell>
          <table:table-cell table:style-name="Default" office:value-type="float" office:value="0.946402609675426" calcext:value-type="float">
            <text:p>0,946402609675426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7.79788088798523" calcext:value-type="float">
            <text:p>7,79788088798523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871365070343" calcext:value-type="float">
            <text:p>20,0871365070343</text:p>
          </table:table-cell>
          <table:table-cell table:style-name="Default" office:value-type="float" office:value="1.53395001431522" calcext:value-type="float">
            <text:p>1,53395001431522</text:p>
          </table:table-cell>
          <table:table-cell table:style-name="Default" office:value-type="float" office:value="0.825877146674429" calcext:value-type="float">
            <text:p>0,825877146674429</text:p>
          </table:table-cell>
          <table:table-cell table:style-name="Default" office:value-type="float" office:value="0.926460002109134" calcext:value-type="float">
            <text:p>0,926460002109134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51490688324" calcext:value-type="float">
            <text:p>20,151490688324</text:p>
          </table:table-cell>
          <table:table-cell table:style-name="Default" office:value-type="float" office:value="1.40728155365571" calcext:value-type="float">
            <text:p>1,40728155365571</text:p>
          </table:table-cell>
          <table:table-cell table:style-name="Default" office:value-type="float" office:value="0.826177977463024" calcext:value-type="float">
            <text:p>0,826177977463024</text:p>
          </table:table-cell>
          <table:table-cell table:style-name="Default" office:value-type="float" office:value="0.924502196578323" calcext:value-type="float">
            <text:p>0,924502196578323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424244403839" calcext:value-type="float">
            <text:p>20,0424244403839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72749920674816" calcext:value-type="float">
            <text:p>0,672749920674816</text:p>
          </table:table-cell>
          <table:table-cell table:style-name="Default" office:value-type="float" office:value="0.913127876192676" calcext:value-type="float">
            <text:p>0,913127876192676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19.9951717853546" calcext:value-type="float">
            <text:p>19,9951717853546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360081195831" calcext:value-type="float">
            <text:p>25,5360081195831</text:p>
          </table:table-cell>
          <table:table-cell table:style-name="Default" office:value-type="float" office:value="1.92039638841279" calcext:value-type="float">
            <text:p>1,92039638841279</text:p>
          </table:table-cell>
          <table:table-cell table:style-name="Default" office:value-type="float" office:value="0.828382103797325" calcext:value-type="float">
            <text:p>0,828382103797325</text:p>
          </table:table-cell>
          <table:table-cell table:style-name="Default" office:value-type="float" office:value="0.947060613077967" calcext:value-type="float">
            <text:p>0,947060613077967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853048801422" calcext:value-type="float">
            <text:p>25,6853048801422</text:p>
          </table:table-cell>
          <table:table-cell table:style-name="Default" office:value-type="float" office:value="1.05363934321021" calcext:value-type="float">
            <text:p>1,05363934321021</text:p>
          </table:table-cell>
          <table:table-cell table:style-name="Default" office:value-type="float" office:value="0.838931842008376" calcext:value-type="float">
            <text:p>0,838931842008376</text:p>
          </table:table-cell>
          <table:table-cell table:style-name="Default" office:value-type="float" office:value="0.953378194337154" calcext:value-type="float">
            <text:p>0,953378194337154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841438770294" calcext:value-type="float">
            <text:p>25,5841438770294</text:p>
          </table:table-cell>
          <table:table-cell table:style-name="Default" office:value-type="float" office:value="1.55081936193111" calcext:value-type="float">
            <text:p>1,55081936193111</text:p>
          </table:table-cell>
          <table:table-cell table:style-name="Default" office:value-type="float" office:value="0.828547936856799" calcext:value-type="float">
            <text:p>0,828547936856799</text:p>
          </table:table-cell>
          <table:table-cell table:style-name="Default" office:value-type="float" office:value="0.947069883766958" calcext:value-type="float">
            <text:p>0,947069883766958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179648399353" calcext:value-type="float">
            <text:p>25,5179648399353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002842903137" calcext:value-type="float">
            <text:p>10,9002842903137</text:p>
          </table:table-cell>
          <table:table-cell table:style-name="Default" office:value-type="float" office:value="2.23838667015792" calcext:value-type="float">
            <text:p>2,23838667015792</text:p>
          </table:table-cell>
          <table:table-cell table:style-name="Default" office:value-type="float" office:value="0.896178997260297" calcext:value-type="float">
            <text:p>0,896178997260297</text:p>
          </table:table-cell>
          <table:table-cell table:style-name="Default" office:value-type="float" office:value="0.857428002416702" calcext:value-type="float">
            <text:p>0,857428002416702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574410915375" calcext:value-type="float">
            <text:p>10,9574410915375</text:p>
          </table:table-cell>
          <table:table-cell table:style-name="Default" office:value-type="float" office:value="1.94820615187727" calcext:value-type="float">
            <text:p>1,94820615187727</text:p>
          </table:table-cell>
          <table:table-cell table:style-name="Default" office:value-type="float" office:value="0.895351750855363" calcext:value-type="float">
            <text:p>0,895351750855363</text:p>
          </table:table-cell>
          <table:table-cell table:style-name="Default" office:value-type="float" office:value="0.880118257748137" calcext:value-type="float">
            <text:p>0,880118257748137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0.9159910678864" calcext:value-type="float">
            <text:p>10,9159910678864</text:p>
          </table:table-cell>
          <table:table-cell table:style-name="Default" office:value-type="float" office:value="1.1606585615005" calcext:value-type="float">
            <text:p>1,1606585615005</text:p>
          </table:table-cell>
          <table:table-cell table:style-name="Default" office:value-type="float" office:value="0.876812837450475" calcext:value-type="float">
            <text:p>0,876812837450475</text:p>
          </table:table-cell>
          <table:table-cell table:style-name="Default" office:value-type="float" office:value="0.815993631269219" calcext:value-type="float">
            <text:p>0,815993631269219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0.9460999965668" calcext:value-type="float">
            <text:p>10,9460999965668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4.9923560619354" calcext:value-type="float">
            <text:p>14,9923560619354</text:p>
          </table:table-cell>
          <table:table-cell table:style-name="Default" office:value-type="float" office:value="1.17812153345473" calcext:value-type="float">
            <text:p>1,17812153345473</text:p>
          </table:table-cell>
          <table:table-cell table:style-name="Default" office:value-type="float" office:value="0.891903135235197" calcext:value-type="float">
            <text:p>0,891903135235197</text:p>
          </table:table-cell>
          <table:table-cell table:style-name="Default" office:value-type="float" office:value="0.888507726812465" calcext:value-type="float">
            <text:p>0,888507726812465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14.9757697582245" calcext:value-type="float">
            <text:p>14,9757697582245</text:p>
          </table:table-cell>
          <table:table-cell table:style-name="Default" office:value-type="float" office:value="0.916748458171506" calcext:value-type="float">
            <text:p>0,916748458171506</text:p>
          </table:table-cell>
          <table:table-cell table:style-name="Default" office:value-type="float" office:value="0.90506674314874" calcext:value-type="float">
            <text:p>0,90506674314874</text:p>
          </table:table-cell>
          <table:table-cell table:style-name="Default" office:value-type="float" office:value="0.875209318390243" calcext:value-type="float">
            <text:p>0,875209318390243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15.0110011100769" calcext:value-type="float">
            <text:p>15,0110011100769</text:p>
          </table:table-cell>
          <table:table-cell table:style-name="Default" office:value-type="float" office:value="1.00489892968984" calcext:value-type="float">
            <text:p>1,00489892968984</text:p>
          </table:table-cell>
          <table:table-cell table:style-name="Default" office:value-type="float" office:value="0.880255792003522" calcext:value-type="float">
            <text:p>0,880255792003522</text:p>
          </table:table-cell>
          <table:table-cell table:style-name="Default" office:value-type="float" office:value="0.823638681571467" calcext:value-type="float">
            <text:p>0,823638681571467</text:p>
          </table:table-cell>
          <table:table-cell table:style-name="Default" office:value-type="float" office:value="573" calcext:value-type="float">
            <text:p>573</text:p>
          </table:table-cell>
          <table:table-cell table:style-name="Default" office:value-type="float" office:value="14.9345684051514" calcext:value-type="float">
            <text:p>14,9345684051514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6.12718677520752" calcext:value-type="float">
            <text:p>6,12718677520752</text:p>
          </table:table-cell>
          <table:table-cell table:style-name="Default" office:value-type="float" office:value="0.39624540155884" calcext:value-type="float">
            <text:p>0,39624540155884</text:p>
          </table:table-cell>
          <table:table-cell table:style-name="Default" office:value-type="float" office:value="0.651468397216873" calcext:value-type="float">
            <text:p>0,651468397216873</text:p>
          </table:table-cell>
          <table:table-cell table:style-name="Default" office:value-type="float" office:value="0.939368959636157" calcext:value-type="float">
            <text:p>0,939368959636157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6.06552982330322" calcext:value-type="float">
            <text:p>6,06552982330322</text:p>
          </table:table-cell>
          <table:table-cell table:style-name="Default" office:value-type="float" office:value="0.653948867403509" calcext:value-type="float">
            <text:p>0,653948867403509</text:p>
          </table:table-cell>
          <table:table-cell table:style-name="Default" office:value-type="float" office:value="0.653860583927031" calcext:value-type="float">
            <text:p>0,653860583927031</text:p>
          </table:table-cell>
          <table:table-cell table:style-name="Default" office:value-type="float" office:value="0.942409695884007" calcext:value-type="float">
            <text:p>0,942409695884007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7.00908899307251" calcext:value-type="float">
            <text:p>7,00908899307251</text:p>
          </table:table-cell>
          <table:table-cell table:style-name="Default" office:value-type="float" office:value="0.30298615594582" calcext:value-type="float">
            <text:p>0,30298615594582</text:p>
          </table:table-cell>
          <table:table-cell table:style-name="Default" office:value-type="float" office:value="0.653457042483154" calcext:value-type="float">
            <text:p>0,653457042483154</text:p>
          </table:table-cell>
          <table:table-cell table:style-name="Default" office:value-type="float" office:value="0.954842065978309" calcext:value-type="float">
            <text:p>0,954842065978309</text:p>
          </table:table-cell>
          <table:table-cell table:style-name="Default" office:value-type="float" office:value="205" calcext:value-type="float">
            <text:p>205</text:p>
          </table:table-cell>
          <table:table-cell table:style-name="Default" office:value-type="float" office:value="8.19548583030701" calcext:value-type="float">
            <text:p>8,19548583030701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011183261871" calcext:value-type="float">
            <text:p>20,1011183261871</text:p>
          </table:table-cell>
          <table:table-cell table:style-name="Default" office:value-type="float" office:value="1.59698666325766" calcext:value-type="float">
            <text:p>1,59698666325766</text:p>
          </table:table-cell>
          <table:table-cell table:style-name="Default" office:value-type="float" office:value="0.829382088933329" calcext:value-type="float">
            <text:p>0,829382088933329</text:p>
          </table:table-cell>
          <table:table-cell table:style-name="Default" office:value-type="float" office:value="0.928680126257039" calcext:value-type="float">
            <text:p>0,92868012625703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082797050476" calcext:value-type="float">
            <text:p>20,1082797050476</text:p>
          </table:table-cell>
          <table:table-cell table:style-name="Default" office:value-type="float" office:value="1.4235278415872" calcext:value-type="float">
            <text:p>1,4235278415872</text:p>
          </table:table-cell>
          <table:table-cell table:style-name="Default" office:value-type="float" office:value="0.833254485947877" calcext:value-type="float">
            <text:p>0,833254485947877</text:p>
          </table:table-cell>
          <table:table-cell table:style-name="Default" office:value-type="float" office:value="0.931570151988227" calcext:value-type="float">
            <text:p>0,931570151988227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583116054535" calcext:value-type="float">
            <text:p>20,1583116054535</text:p>
          </table:table-cell>
          <table:table-cell table:style-name="Default" office:value-type="float" office:value="2.34112113405747" calcext:value-type="float">
            <text:p>2,34112113405747</text:p>
          </table:table-cell>
          <table:table-cell table:style-name="Default" office:value-type="float" office:value="0.810032892873574" calcext:value-type="float">
            <text:p>0,810032892873574</text:p>
          </table:table-cell>
          <table:table-cell table:style-name="Default" office:value-type="float" office:value="0.923747718048652" calcext:value-type="float">
            <text:p>0,923747718048652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909718513489" calcext:value-type="float">
            <text:p>20,1909718513489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27236366272" calcext:value-type="float">
            <text:p>25,627236366272</text:p>
          </table:table-cell>
          <table:table-cell table:style-name="Default" office:value-type="float" office:value="1.02148504213975" calcext:value-type="float">
            <text:p>1,02148504213975</text:p>
          </table:table-cell>
          <table:table-cell table:style-name="Default" office:value-type="float" office:value="0.840195830857714" calcext:value-type="float">
            <text:p>0,840195830857714</text:p>
          </table:table-cell>
          <table:table-cell table:style-name="Default" office:value-type="float" office:value="0.957201259969171" calcext:value-type="float">
            <text:p>0,957201259969171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661237716675" calcext:value-type="float">
            <text:p>25,7661237716675</text:p>
          </table:table-cell>
          <table:table-cell table:style-name="Default" office:value-type="float" office:value="1.15907659882859" calcext:value-type="float">
            <text:p>1,15907659882859</text:p>
          </table:table-cell>
          <table:table-cell table:style-name="Default" office:value-type="float" office:value="0.843690305832366" calcext:value-type="float">
            <text:p>0,843690305832366</text:p>
          </table:table-cell>
          <table:table-cell table:style-name="Default" office:value-type="float" office:value="0.958740562478513" calcext:value-type="float">
            <text:p>0,958740562478513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316646575928" calcext:value-type="float">
            <text:p>25,7316646575928</text:p>
          </table:table-cell>
          <table:table-cell table:style-name="Default" office:value-type="float" office:value="0.783070344645977" calcext:value-type="float">
            <text:p>0,783070344645977</text:p>
          </table:table-cell>
          <table:table-cell table:style-name="Default" office:value-type="float" office:value="0.836257895310782" calcext:value-type="float">
            <text:p>0,836257895310782</text:p>
          </table:table-cell>
          <table:table-cell table:style-name="Default" office:value-type="float" office:value="0.941668502950296" calcext:value-type="float">
            <text:p>0,941668502950296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087576389313" calcext:value-type="float">
            <text:p>25,7087576389313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745695590973" calcext:value-type="float">
            <text:p>10,9745695590973</text:p>
          </table:table-cell>
          <table:table-cell table:style-name="Default" office:value-type="float" office:value="2.16612468423391" calcext:value-type="float">
            <text:p>2,16612468423391</text:p>
          </table:table-cell>
          <table:table-cell table:style-name="Default" office:value-type="float" office:value="0.898219221610014" calcext:value-type="float">
            <text:p>0,898219221610014</text:p>
          </table:table-cell>
          <table:table-cell table:style-name="Default" office:value-type="float" office:value="0.863031806005592" calcext:value-type="float">
            <text:p>0,863031806005592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873759746552" calcext:value-type="float">
            <text:p>10,9873759746552</text:p>
          </table:table-cell>
          <table:table-cell table:style-name="Default" office:value-type="float" office:value="1.60048311167539" calcext:value-type="float">
            <text:p>1,60048311167539</text:p>
          </table:table-cell>
          <table:table-cell table:style-name="Default" office:value-type="float" office:value="0.878566263523872" calcext:value-type="float">
            <text:p>0,878566263523872</text:p>
          </table:table-cell>
          <table:table-cell table:style-name="Default" office:value-type="float" office:value="0.87058183680912" calcext:value-type="float">
            <text:p>0,87058183680912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63700056076" calcext:value-type="float">
            <text:p>10,963700056076</text:p>
          </table:table-cell>
          <table:table-cell table:style-name="Default" office:value-type="float" office:value="2.48484972888241" calcext:value-type="float">
            <text:p>2,48484972888241</text:p>
          </table:table-cell>
          <table:table-cell table:style-name="Default" office:value-type="float" office:value="0.859185523500753" calcext:value-type="float">
            <text:p>0,859185523500753</text:p>
          </table:table-cell>
          <table:table-cell table:style-name="Default" office:value-type="float" office:value="0.836008819040081" calcext:value-type="float">
            <text:p>0,836008819040081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1.0321068763733" calcext:value-type="float">
            <text:p>11,0321068763733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511295795441" calcext:value-type="float">
            <text:p>15,0511295795441</text:p>
          </table:table-cell>
          <table:table-cell table:style-name="Default" office:value-type="float" office:value="1.81382588557735" calcext:value-type="float">
            <text:p>1,81382588557735</text:p>
          </table:table-cell>
          <table:table-cell table:style-name="Default" office:value-type="float" office:value="0.89223623992397" calcext:value-type="float">
            <text:p>0,89223623992397</text:p>
          </table:table-cell>
          <table:table-cell table:style-name="Default" office:value-type="float" office:value="0.886372087864771" calcext:value-type="float">
            <text:p>0,886372087864771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5.0512037277222" calcext:value-type="float">
            <text:p>15,0512037277222</text:p>
          </table:table-cell>
          <table:table-cell table:style-name="Default" office:value-type="float" office:value="0.833100257321946" calcext:value-type="float">
            <text:p>0,833100257321946</text:p>
          </table:table-cell>
          <table:table-cell table:style-name="Default" office:value-type="float" office:value="0.902744384062382" calcext:value-type="float">
            <text:p>0,902744384062382</text:p>
          </table:table-cell>
          <table:table-cell table:style-name="Default" office:value-type="float" office:value="0.881680703841698" calcext:value-type="float">
            <text:p>0,881680703841698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15.0850083827972" calcext:value-type="float">
            <text:p>15,0850083827972</text:p>
          </table:table-cell>
          <table:table-cell table:style-name="Default" office:value-type="float" office:value="1.35456896086704" calcext:value-type="float">
            <text:p>1,35456896086704</text:p>
          </table:table-cell>
          <table:table-cell table:style-name="Default" office:value-type="float" office:value="0.889597554530386" calcext:value-type="float">
            <text:p>0,889597554530386</text:p>
          </table:table-cell>
          <table:table-cell table:style-name="Default" office:value-type="float" office:value="0.858418666319416" calcext:value-type="float">
            <text:p>0,858418666319416</text:p>
          </table:table-cell>
          <table:table-cell table:style-name="Default" office:value-type="float" office:value="573" calcext:value-type="float">
            <text:p>573</text:p>
          </table:table-cell>
          <table:table-cell table:style-name="Default" office:value-type="float" office:value="15.027191400528" calcext:value-type="float">
            <text:p>15,027191400528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7979257106781" calcext:value-type="float">
            <text:p>5,7979257106781</text:p>
          </table:table-cell>
          <table:table-cell table:style-name="Default" office:value-type="float" office:value="0.319192926008659" calcext:value-type="float">
            <text:p>0,319192926008659</text:p>
          </table:table-cell>
          <table:table-cell table:style-name="Default" office:value-type="float" office:value="0.650308861403923" calcext:value-type="float">
            <text:p>0,650308861403923</text:p>
          </table:table-cell>
          <table:table-cell table:style-name="Default" office:value-type="float" office:value="0.939031376800958" calcext:value-type="float">
            <text:p>0,93903137680095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6.68402242660522" calcext:value-type="float">
            <text:p>6,68402242660522</text:p>
          </table:table-cell>
          <table:table-cell table:style-name="Default" office:value-type="float" office:value="0.446813373199248" calcext:value-type="float">
            <text:p>0,446813373199248</text:p>
          </table:table-cell>
          <table:table-cell table:style-name="Default" office:value-type="float" office:value="0.652799778930072" calcext:value-type="float">
            <text:p>0,652799778930072</text:p>
          </table:table-cell>
          <table:table-cell table:style-name="Default" office:value-type="float" office:value="0.946787190417344" calcext:value-type="float">
            <text:p>0,946787190417344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7.37809038162231" calcext:value-type="float">
            <text:p>7,37809038162231</text:p>
          </table:table-cell>
          <table:table-cell table:style-name="Default" office:value-type="float" office:value="0.397664063832564" calcext:value-type="float">
            <text:p>0,397664063832564</text:p>
          </table:table-cell>
          <table:table-cell table:style-name="Default" office:value-type="float" office:value="0.647357919758534" calcext:value-type="float">
            <text:p>0,647357919758534</text:p>
          </table:table-cell>
          <table:table-cell table:style-name="Default" office:value-type="float" office:value="0.934350238728513" calcext:value-type="float">
            <text:p>0,934350238728513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6.8490936756134" calcext:value-type="float">
            <text:p>6,8490936756134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481276512146" calcext:value-type="float">
            <text:p>20,0481276512146</text:p>
          </table:table-cell>
          <table:table-cell table:style-name="Default" office:value-type="float" office:value="1.42348301218368" calcext:value-type="float">
            <text:p>1,42348301218368</text:p>
          </table:table-cell>
          <table:table-cell table:style-name="Default" office:value-type="float" office:value="0.83081251509722" calcext:value-type="float">
            <text:p>0,83081251509722</text:p>
          </table:table-cell>
          <table:table-cell table:style-name="Default" office:value-type="float" office:value="0.924600990643918" calcext:value-type="float">
            <text:p>0,924600990643918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284085273743" calcext:value-type="float">
            <text:p>20,0284085273743</text:p>
          </table:table-cell>
          <table:table-cell table:style-name="Default" office:value-type="float" office:value="2.03647227213067" calcext:value-type="float">
            <text:p>2,03647227213067</text:p>
          </table:table-cell>
          <table:table-cell table:style-name="Default" office:value-type="float" office:value="0.821698899912613" calcext:value-type="float">
            <text:p>0,821698899912613</text:p>
          </table:table-cell>
          <table:table-cell table:style-name="Default" office:value-type="float" office:value="0.932095848031325" calcext:value-type="float">
            <text:p>0,932095848031325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874478816986" calcext:value-type="float">
            <text:p>20,0874478816986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71574701206168" calcext:value-type="float">
            <text:p>0,671574701206168</text:p>
          </table:table-cell>
          <table:table-cell table:style-name="Default" office:value-type="float" office:value="0.908911261484293" calcext:value-type="float">
            <text:p>0,908911261484293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328985691071" calcext:value-type="float">
            <text:p>20,1328985691071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375516414642" calcext:value-type="float">
            <text:p>25,5375516414642</text:p>
          </table:table-cell>
          <table:table-cell table:style-name="Default" office:value-type="float" office:value="2.13035469173562" calcext:value-type="float">
            <text:p>2,13035469173562</text:p>
          </table:table-cell>
          <table:table-cell table:style-name="Default" office:value-type="float" office:value="0.817142780978716" calcext:value-type="float">
            <text:p>0,817142780978716</text:p>
          </table:table-cell>
          <table:table-cell table:style-name="Default" office:value-type="float" office:value="0.945268747227408" calcext:value-type="float">
            <text:p>0,945268747227408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775191783905" calcext:value-type="float">
            <text:p>25,5775191783905</text:p>
          </table:table-cell>
          <table:table-cell table:style-name="Default" office:value-type="float" office:value="1.033728711053" calcext:value-type="float">
            <text:p>1,033728711053</text:p>
          </table:table-cell>
          <table:table-cell table:style-name="Default" office:value-type="float" office:value="0.840103209964308" calcext:value-type="float">
            <text:p>0,840103209964308</text:p>
          </table:table-cell>
          <table:table-cell table:style-name="Default" office:value-type="float" office:value="0.956428565037268" calcext:value-type="float">
            <text:p>0,956428565037268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700376033783" calcext:value-type="float">
            <text:p>25,5700376033783</text:p>
          </table:table-cell>
          <table:table-cell table:style-name="Default" office:value-type="float" office:value="1.04196219082378" calcext:value-type="float">
            <text:p>1,04196219082378</text:p>
          </table:table-cell>
          <table:table-cell table:style-name="Default" office:value-type="float" office:value="0.832338748927365" calcext:value-type="float">
            <text:p>0,832338748927365</text:p>
          </table:table-cell>
          <table:table-cell table:style-name="Default" office:value-type="float" office:value="0.941994353432635" calcext:value-type="float">
            <text:p>0,941994353432635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58611536026" calcext:value-type="float">
            <text:p>25,658611536026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21314239502" calcext:value-type="float">
            <text:p>10,921314239502</text:p>
          </table:table-cell>
          <table:table-cell table:style-name="Default" office:value-type="float" office:value="1.80621492511181" calcext:value-type="float">
            <text:p>1,80621492511181</text:p>
          </table:table-cell>
          <table:table-cell table:style-name="Default" office:value-type="float" office:value="0.900353087473982" calcext:value-type="float">
            <text:p>0,900353087473982</text:p>
          </table:table-cell>
          <table:table-cell table:style-name="Default" office:value-type="float" office:value="0.857140883278142" calcext:value-type="float">
            <text:p>0,857140883278142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346587657928" calcext:value-type="float">
            <text:p>10,9346587657928</text:p>
          </table:table-cell>
          <table:table-cell table:style-name="Default" office:value-type="float" office:value="0.985156167540805" calcext:value-type="float">
            <text:p>0,985156167540805</text:p>
          </table:table-cell>
          <table:table-cell table:style-name="Default" office:value-type="float" office:value="0.884431502373934" calcext:value-type="float">
            <text:p>0,884431502373934</text:p>
          </table:table-cell>
          <table:table-cell table:style-name="Default" office:value-type="float" office:value="0.83431826503701" calcext:value-type="float">
            <text:p>0,83431826503701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482128620148" calcext:value-type="float">
            <text:p>10,9482128620148</text:p>
          </table:table-cell>
          <table:table-cell table:style-name="Default" office:value-type="float" office:value="1.67667061515262" calcext:value-type="float">
            <text:p>1,67667061515262</text:p>
          </table:table-cell>
          <table:table-cell table:style-name="Default" office:value-type="float" office:value="0.904012465738695" calcext:value-type="float">
            <text:p>0,904012465738695</text:p>
          </table:table-cell>
          <table:table-cell table:style-name="Default" office:value-type="float" office:value="0.892973919195309" calcext:value-type="float">
            <text:p>0,892973919195309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321551322937" calcext:value-type="float">
            <text:p>10,9321551322937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4.9843122959137" calcext:value-type="float">
            <text:p>14,9843122959137</text:p>
          </table:table-cell>
          <table:table-cell table:style-name="Default" office:value-type="float" office:value="0.928246573306099" calcext:value-type="float">
            <text:p>0,928246573306099</text:p>
          </table:table-cell>
          <table:table-cell table:style-name="Default" office:value-type="float" office:value="0.904976258015902" calcext:value-type="float">
            <text:p>0,904976258015902</text:p>
          </table:table-cell>
          <table:table-cell table:style-name="Default" office:value-type="float" office:value="0.91707421487834" calcext:value-type="float">
            <text:p>0,91707421487834</text:p>
          </table:table-cell>
          <table:table-cell table:style-name="Default" office:value-type="float" office:value="578" calcext:value-type="float">
            <text:p>578</text:p>
          </table:table-cell>
          <table:table-cell table:style-name="Default" office:value-type="float" office:value="15.0252451896667" calcext:value-type="float">
            <text:p>15,0252451896667</text:p>
          </table:table-cell>
          <table:table-cell table:style-name="Default" office:value-type="float" office:value="1.49300768180687" calcext:value-type="float">
            <text:p>1,49300768180687</text:p>
          </table:table-cell>
          <table:table-cell table:style-name="Default" office:value-type="float" office:value="0.907445458147903" calcext:value-type="float">
            <text:p>0,907445458147903</text:p>
          </table:table-cell>
          <table:table-cell table:style-name="Default" office:value-type="float" office:value="0.874773904883655" calcext:value-type="float">
            <text:p>0,874773904883655</text:p>
          </table:table-cell>
          <table:table-cell table:style-name="Default" office:value-type="float" office:value="571" calcext:value-type="float">
            <text:p>571</text:p>
          </table:table-cell>
          <table:table-cell table:style-name="Default" office:value-type="float" office:value="14.9463412761688" calcext:value-type="float">
            <text:p>14,9463412761688</text:p>
          </table:table-cell>
          <table:table-cell table:style-name="Default" office:value-type="float" office:value="0.949384577550978" calcext:value-type="float">
            <text:p>0,949384577550978</text:p>
          </table:table-cell>
          <table:table-cell table:style-name="Default" office:value-type="float" office:value="0.88135340305075" calcext:value-type="float">
            <text:p>0,88135340305075</text:p>
          </table:table-cell>
          <table:table-cell table:style-name="Default" office:value-type="float" office:value="0.84423121342778" calcext:value-type="float">
            <text:p>0,84423121342778</text:p>
          </table:table-cell>
          <table:table-cell table:style-name="Default" office:value-type="float" office:value="574" calcext:value-type="float">
            <text:p>574</text:p>
          </table:table-cell>
          <table:table-cell table:style-name="Default" office:value-type="float" office:value="14.9628517627716" calcext:value-type="float">
            <text:p>14,9628517627716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82784128189087" calcext:value-type="float">
            <text:p>5,82784128189087</text:p>
          </table:table-cell>
          <table:table-cell table:style-name="Default" office:value-type="float" office:value="0.650236004806434" calcext:value-type="float">
            <text:p>0,650236004806434</text:p>
          </table:table-cell>
          <table:table-cell table:style-name="Default" office:value-type="float" office:value="0.641805692865238" calcext:value-type="float">
            <text:p>0,641805692865238</text:p>
          </table:table-cell>
          <table:table-cell table:style-name="Default" office:value-type="float" office:value="0.937128355916808" calcext:value-type="float">
            <text:p>0,93712835591680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.36980390548706" calcext:value-type="float">
            <text:p>6,36980390548706</text:p>
          </table:table-cell>
          <table:table-cell table:style-name="Default" office:value-type="float" office:value="0.421587094902678" calcext:value-type="float">
            <text:p>0,421587094902678</text:p>
          </table:table-cell>
          <table:table-cell table:style-name="Default" office:value-type="float" office:value="0.64748078236632" calcext:value-type="float">
            <text:p>0,64748078236632</text:p>
          </table:table-cell>
          <table:table-cell table:style-name="Default" office:value-type="float" office:value="0.931608308155669" calcext:value-type="float">
            <text:p>0,9316083081556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6.71556043624878" calcext:value-type="float">
            <text:p>6,71556043624878</text:p>
          </table:table-cell>
          <table:table-cell table:style-name="Default" office:value-type="float" office:value="0.34129365128873" calcext:value-type="float">
            <text:p>0,34129365128873</text:p>
          </table:table-cell>
          <table:table-cell table:style-name="Default" office:value-type="float" office:value="0.65643296950157" calcext:value-type="float">
            <text:p>0,65643296950157</text:p>
          </table:table-cell>
          <table:table-cell table:style-name="Default" office:value-type="float" office:value="0.951534121310519" calcext:value-type="float">
            <text:p>0,95153412131051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7.60804104804993" calcext:value-type="float">
            <text:p>7,60804104804993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2568049430847" calcext:value-type="float">
            <text:p>20,2568049430847</text:p>
          </table:table-cell>
          <table:table-cell table:style-name="Default" office:value-type="float" office:value="1.5574689225652" calcext:value-type="float">
            <text:p>1,5574689225652</text:p>
          </table:table-cell>
          <table:table-cell table:style-name="Default" office:value-type="float" office:value="0.827730279145682" calcext:value-type="float">
            <text:p>0,827730279145682</text:p>
          </table:table-cell>
          <table:table-cell table:style-name="Default" office:value-type="float" office:value="0.929885086339362" calcext:value-type="float">
            <text:p>0,929885086339362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2561585903168" calcext:value-type="float">
            <text:p>20,2561585903168</text:p>
          </table:table-cell>
          <table:table-cell table:style-name="Default" office:value-type="float" office:value="0.852250472881152" calcext:value-type="float">
            <text:p>0,852250472881152</text:p>
          </table:table-cell>
          <table:table-cell table:style-name="Default" office:value-type="float" office:value="0.835484753910661" calcext:value-type="float">
            <text:p>0,835484753910661</text:p>
          </table:table-cell>
          <table:table-cell table:style-name="Default" office:value-type="float" office:value="0.931379225309892" calcext:value-type="float">
            <text:p>0,931379225309892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498565673828" calcext:value-type="float">
            <text:p>20,1498565673828</text:p>
          </table:table-cell>
          <table:table-cell table:style-name="Default" office:value-type="float" office:value="2.0988575160692" calcext:value-type="float">
            <text:p>2,0988575160692</text:p>
          </table:table-cell>
          <table:table-cell table:style-name="Default" office:value-type="float" office:value="0.81404079149821" calcext:value-type="float">
            <text:p>0,81404079149821</text:p>
          </table:table-cell>
          <table:table-cell table:style-name="Default" office:value-type="float" office:value="0.92130842510976" calcext:value-type="float">
            <text:p>0,92130842510976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013164520264" calcext:value-type="float">
            <text:p>20,1013164520264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16473197937" calcext:value-type="float">
            <text:p>25,616473197937</text:p>
          </table:table-cell>
          <table:table-cell table:style-name="Default" office:value-type="float" office:value="0.595215834814384" calcext:value-type="float">
            <text:p>0,595215834814384</text:p>
          </table:table-cell>
          <table:table-cell table:style-name="Default" office:value-type="float" office:value="0.850637381433489" calcext:value-type="float">
            <text:p>0,850637381433489</text:p>
          </table:table-cell>
          <table:table-cell table:style-name="Default" office:value-type="float" office:value="0.959101412009546" calcext:value-type="float">
            <text:p>0,959101412009546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679978370666" calcext:value-type="float">
            <text:p>25,6679978370666</text:p>
          </table:table-cell>
          <table:table-cell table:style-name="Default" office:value-type="float" office:value="2.37430071803958" calcext:value-type="float">
            <text:p>2,37430071803958</text:p>
          </table:table-cell>
          <table:table-cell table:style-name="Default" office:value-type="float" office:value="0.811978312715054" calcext:value-type="float">
            <text:p>0,811978312715054</text:p>
          </table:table-cell>
          <table:table-cell table:style-name="Default" office:value-type="float" office:value="0.93719694642593" calcext:value-type="float">
            <text:p>0,93719694642593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033626556396" calcext:value-type="float">
            <text:p>25,5033626556396</text:p>
          </table:table-cell>
          <table:table-cell table:style-name="Default" office:value-type="float" office:value="2.04111538933314" calcext:value-type="float">
            <text:p>2,04111538933314</text:p>
          </table:table-cell>
          <table:table-cell table:style-name="Default" office:value-type="float" office:value="0.812232773828723" calcext:value-type="float">
            <text:p>0,812232773828723</text:p>
          </table:table-cell>
          <table:table-cell table:style-name="Default" office:value-type="float" office:value="0.943967022352424" calcext:value-type="float">
            <text:p>0,943967022352424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8313708305359" calcext:value-type="float">
            <text:p>25,8313708305359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893620014191" calcext:value-type="float">
            <text:p>10,9893620014191</text:p>
          </table:table-cell>
          <table:table-cell table:style-name="Default" office:value-type="float" office:value="2.31890757273578" calcext:value-type="float">
            <text:p>2,31890757273578</text:p>
          </table:table-cell>
          <table:table-cell table:style-name="Default" office:value-type="float" office:value="0.901193102773731" calcext:value-type="float">
            <text:p>0,901193102773731</text:p>
          </table:table-cell>
          <table:table-cell table:style-name="Default" office:value-type="float" office:value="0.886333585961639" calcext:value-type="float">
            <text:p>0,886333585961639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978291988373" calcext:value-type="float">
            <text:p>10,9978291988373</text:p>
          </table:table-cell>
          <table:table-cell table:style-name="Default" office:value-type="float" office:value="2.47182162487522" calcext:value-type="float">
            <text:p>2,47182162487522</text:p>
          </table:table-cell>
          <table:table-cell table:style-name="Default" office:value-type="float" office:value="0.881498432973543" calcext:value-type="float">
            <text:p>0,881498432973543</text:p>
          </table:table-cell>
          <table:table-cell table:style-name="Default" office:value-type="float" office:value="0.839355669819319" calcext:value-type="float">
            <text:p>0,839355669819319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1.0155644416809" calcext:value-type="float">
            <text:p>11,0155644416809</text:p>
          </table:table-cell>
          <table:table-cell table:style-name="Default" office:value-type="float" office:value="1.34160936610478" calcext:value-type="float">
            <text:p>1,34160936610478</text:p>
          </table:table-cell>
          <table:table-cell table:style-name="Default" office:value-type="float" office:value="0.872635808844749" calcext:value-type="float">
            <text:p>0,872635808844749</text:p>
          </table:table-cell>
          <table:table-cell table:style-name="Default" office:value-type="float" office:value="0.814502682281274" calcext:value-type="float">
            <text:p>0,814502682281274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1.0176694393158" calcext:value-type="float">
            <text:p>11,0176694393158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712907314301" calcext:value-type="float">
            <text:p>15,0712907314301</text:p>
          </table:table-cell>
          <table:table-cell table:style-name="Default" office:value-type="float" office:value="1.22429812413733" calcext:value-type="float">
            <text:p>1,22429812413733</text:p>
          </table:table-cell>
          <table:table-cell table:style-name="Default" office:value-type="float" office:value="0.89990183051919" calcext:value-type="float">
            <text:p>0,89990183051919</text:p>
          </table:table-cell>
          <table:table-cell table:style-name="Default" office:value-type="float" office:value="0.888349370982372" calcext:value-type="float">
            <text:p>0,888349370982372</text:p>
          </table:table-cell>
          <table:table-cell table:style-name="Default" office:value-type="float" office:value="581" calcext:value-type="float">
            <text:p>581</text:p>
          </table:table-cell>
          <table:table-cell table:style-name="Default" office:value-type="float" office:value="15.1304137706757" calcext:value-type="float">
            <text:p>15,1304137706757</text:p>
          </table:table-cell>
          <table:table-cell table:style-name="Default" office:value-type="float" office:value="0.786178018389283" calcext:value-type="float">
            <text:p>0,786178018389283</text:p>
          </table:table-cell>
          <table:table-cell table:style-name="Default" office:value-type="float" office:value="0.90381504582747" calcext:value-type="float">
            <text:p>0,90381504582747</text:p>
          </table:table-cell>
          <table:table-cell table:style-name="Default" office:value-type="float" office:value="0.866426673109447" calcext:value-type="float">
            <text:p>0,866426673109447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15.0916800498962" calcext:value-type="float">
            <text:p>15,0916800498962</text:p>
          </table:table-cell>
          <table:table-cell table:style-name="Default" office:value-type="float" office:value="0.774323155685489" calcext:value-type="float">
            <text:p>0,774323155685489</text:p>
          </table:table-cell>
          <table:table-cell table:style-name="Default" office:value-type="float" office:value="0.892098477534557" calcext:value-type="float">
            <text:p>0,892098477534557</text:p>
          </table:table-cell>
          <table:table-cell table:style-name="Default" office:value-type="float" office:value="0.817631987903734" calcext:value-type="float">
            <text:p>0,817631987903734</text:p>
          </table:table-cell>
          <table:table-cell table:style-name="Default" office:value-type="float" office:value="574" calcext:value-type="float">
            <text:p>574</text:p>
          </table:table-cell>
          <table:table-cell table:style-name="Default" office:value-type="float" office:value="15.0360634326935" calcext:value-type="float">
            <text:p>15,0360634326935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61078357696533" calcext:value-type="float">
            <text:p>5,61078357696533</text:p>
          </table:table-cell>
          <table:table-cell table:style-name="Default" office:value-type="float" office:value="0.332197837620204" calcext:value-type="float">
            <text:p>0,332197837620204</text:p>
          </table:table-cell>
          <table:table-cell table:style-name="Default" office:value-type="float" office:value="0.651945384660236" calcext:value-type="float">
            <text:p>0,651945384660236</text:p>
          </table:table-cell>
          <table:table-cell table:style-name="Default" office:value-type="float" office:value="0.939624373135796" calcext:value-type="float">
            <text:p>0,939624373135796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6.98485565185547" calcext:value-type="float">
            <text:p>6,98485565185547</text:p>
          </table:table-cell>
          <table:table-cell table:style-name="Default" office:value-type="float" office:value="0.511121112319876" calcext:value-type="float">
            <text:p>0,511121112319876</text:p>
          </table:table-cell>
          <table:table-cell table:style-name="Default" office:value-type="float" office:value="0.652969479476952" calcext:value-type="float">
            <text:p>0,652969479476952</text:p>
          </table:table-cell>
          <table:table-cell table:style-name="Default" office:value-type="float" office:value="0.941019601284142" calcext:value-type="float">
            <text:p>0,941019601284142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7.36852884292603" calcext:value-type="float">
            <text:p>7,36852884292603</text:p>
          </table:table-cell>
          <table:table-cell table:style-name="Default" office:value-type="float" office:value="0.628461200547577" calcext:value-type="float">
            <text:p>0,628461200547577</text:p>
          </table:table-cell>
          <table:table-cell table:style-name="Default" office:value-type="float" office:value="0.644972508129173" calcext:value-type="float">
            <text:p>0,644972508129173</text:p>
          </table:table-cell>
          <table:table-cell table:style-name="Default" office:value-type="float" office:value="0.936377549717014" calcext:value-type="float">
            <text:p>0,936377549717014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8.07483577728272" calcext:value-type="float">
            <text:p>8,07483577728272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120598316193" calcext:value-type="float">
            <text:p>20,1120598316193</text:p>
          </table:table-cell>
          <table:table-cell table:style-name="Default" office:value-type="float" office:value="1.43969319402742" calcext:value-type="float">
            <text:p>1,43969319402742</text:p>
          </table:table-cell>
          <table:table-cell table:style-name="Default" office:value-type="float" office:value="0.829390295535464" calcext:value-type="float">
            <text:p>0,829390295535464</text:p>
          </table:table-cell>
          <table:table-cell table:style-name="Default" office:value-type="float" office:value="0.930419186881766" calcext:value-type="float">
            <text:p>0,930419186881766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749925613403" calcext:value-type="float">
            <text:p>20,1749925613403</text:p>
          </table:table-cell>
          <table:table-cell table:style-name="Default" office:value-type="float" office:value="1.79160083124614" calcext:value-type="float">
            <text:p>1,79160083124614</text:p>
          </table:table-cell>
          <table:table-cell table:style-name="Default" office:value-type="float" office:value="0.808607232606691" calcext:value-type="float">
            <text:p>0,808607232606691</text:p>
          </table:table-cell>
          <table:table-cell table:style-name="Default" office:value-type="float" office:value="0.923189422656364" calcext:value-type="float">
            <text:p>0,923189422656364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129524707794" calcext:value-type="float">
            <text:p>20,1129524707794</text:p>
          </table:table-cell>
          <table:table-cell table:style-name="Default" office:value-type="float" office:value="2.4154187240508" calcext:value-type="float">
            <text:p>2,4154187240508</text:p>
          </table:table-cell>
          <table:table-cell table:style-name="Default" office:value-type="float" office:value="0.815950384393678" calcext:value-type="float">
            <text:p>0,815950384393678</text:p>
          </table:table-cell>
          <table:table-cell table:style-name="Default" office:value-type="float" office:value="0.919578365777325" calcext:value-type="float">
            <text:p>0,919578365777325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19.9496166706085" calcext:value-type="float">
            <text:p>19,9496166706085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409607887268" calcext:value-type="float">
            <text:p>25,5409607887268</text:p>
          </table:table-cell>
          <table:table-cell table:style-name="Default" office:value-type="float" office:value="0.977410112290078" calcext:value-type="float">
            <text:p>0,977410112290078</text:p>
          </table:table-cell>
          <table:table-cell table:style-name="Default" office:value-type="float" office:value="0.839979571592873" calcext:value-type="float">
            <text:p>0,839979571592873</text:p>
          </table:table-cell>
          <table:table-cell table:style-name="Default" office:value-type="float" office:value="0.958397630877093" calcext:value-type="float">
            <text:p>0,958397630877093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73136806488" calcext:value-type="float">
            <text:p>25,573136806488</text:p>
          </table:table-cell>
          <table:table-cell table:style-name="Default" office:value-type="float" office:value="1.90443282989832" calcext:value-type="float">
            <text:p>1,90443282989832</text:p>
          </table:table-cell>
          <table:table-cell table:style-name="Default" office:value-type="float" office:value="0.819393651322246" calcext:value-type="float">
            <text:p>0,819393651322246</text:p>
          </table:table-cell>
          <table:table-cell table:style-name="Default" office:value-type="float" office:value="0.93767462046891" calcext:value-type="float">
            <text:p>0,93767462046891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271198749542" calcext:value-type="float">
            <text:p>25,5271198749542</text:p>
          </table:table-cell>
          <table:table-cell table:style-name="Default" office:value-type="float" office:value="0.736749805355814" calcext:value-type="float">
            <text:p>0,736749805355814</text:p>
          </table:table-cell>
          <table:table-cell table:style-name="Default" office:value-type="float" office:value="0.847579955877957" calcext:value-type="float">
            <text:p>0,847579955877957</text:p>
          </table:table-cell>
          <table:table-cell table:style-name="Default" office:value-type="float" office:value="0.941448591975387" calcext:value-type="float">
            <text:p>0,941448591975387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538963317871" calcext:value-type="float">
            <text:p>25,6538963317871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071321487427" calcext:value-type="float">
            <text:p>10,9071321487427</text:p>
          </table:table-cell>
          <table:table-cell table:style-name="Default" office:value-type="float" office:value="1.97063445234893" calcext:value-type="float">
            <text:p>1,97063445234893</text:p>
          </table:table-cell>
          <table:table-cell table:style-name="Default" office:value-type="float" office:value="0.897055846397798" calcext:value-type="float">
            <text:p>0,897055846397798</text:p>
          </table:table-cell>
          <table:table-cell table:style-name="Default" office:value-type="float" office:value="0.864024698832768" calcext:value-type="float">
            <text:p>0,864024698832768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273297786713" calcext:value-type="float">
            <text:p>10,9273297786713</text:p>
          </table:table-cell>
          <table:table-cell table:style-name="Default" office:value-type="float" office:value="1.82398654483232" calcext:value-type="float">
            <text:p>1,82398654483232</text:p>
          </table:table-cell>
          <table:table-cell table:style-name="Default" office:value-type="float" office:value="0.86697920221004" calcext:value-type="float">
            <text:p>0,86697920221004</text:p>
          </table:table-cell>
          <table:table-cell table:style-name="Default" office:value-type="float" office:value="0.859932165226808" calcext:value-type="float">
            <text:p>0,859932165226808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0.9114997386932" calcext:value-type="float">
            <text:p>10,9114997386932</text:p>
          </table:table-cell>
          <table:table-cell table:style-name="Default" office:value-type="float" office:value="1.50747277921768" calcext:value-type="float">
            <text:p>1,50747277921768</text:p>
          </table:table-cell>
          <table:table-cell table:style-name="Default" office:value-type="float" office:value="0.899545541264254" calcext:value-type="float">
            <text:p>0,899545541264254</text:p>
          </table:table-cell>
          <table:table-cell table:style-name="Default" office:value-type="float" office:value="0.891902221701155" calcext:value-type="float">
            <text:p>0,891902221701155</text:p>
          </table:table-cell>
          <table:table-cell table:style-name="Default" office:value-type="float" office:value="337" calcext:value-type="float">
            <text:p>337</text:p>
          </table:table-cell>
          <table:table-cell table:style-name="Default" office:value-type="float" office:value="10.9867432117462" calcext:value-type="float">
            <text:p>10,9867432117462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4.942883014679" calcext:value-type="float">
            <text:p>14,942883014679</text:p>
          </table:table-cell>
          <table:table-cell table:style-name="Default" office:value-type="float" office:value="0.619766329831414" calcext:value-type="float">
            <text:p>0,619766329831414</text:p>
          </table:table-cell>
          <table:table-cell table:style-name="Default" office:value-type="float" office:value="0.905229320192298" calcext:value-type="float">
            <text:p>0,905229320192298</text:p>
          </table:table-cell>
          <table:table-cell table:style-name="Default" office:value-type="float" office:value="0.879479945699681" calcext:value-type="float">
            <text:p>0,879479945699681</text:p>
          </table:table-cell>
          <table:table-cell table:style-name="Default" office:value-type="float" office:value="574" calcext:value-type="float">
            <text:p>574</text:p>
          </table:table-cell>
          <table:table-cell table:style-name="Default" office:value-type="float" office:value="14.9481236934662" calcext:value-type="float">
            <text:p>14,9481236934662</text:p>
          </table:table-cell>
          <table:table-cell table:style-name="Default" office:value-type="float" office:value="1.01862183894469" calcext:value-type="float">
            <text:p>1,01862183894469</text:p>
          </table:table-cell>
          <table:table-cell table:style-name="Default" office:value-type="float" office:value="0.883547341510885" calcext:value-type="float">
            <text:p>0,883547341510885</text:p>
          </table:table-cell>
          <table:table-cell table:style-name="Default" office:value-type="float" office:value="0.854634312952368" calcext:value-type="float">
            <text:p>0,854634312952368</text:p>
          </table:table-cell>
          <table:table-cell table:style-name="Default" office:value-type="float" office:value="574" calcext:value-type="float">
            <text:p>574</text:p>
          </table:table-cell>
          <table:table-cell table:style-name="Default" office:value-type="float" office:value="14.9359011650085" calcext:value-type="float">
            <text:p>14,9359011650085</text:p>
          </table:table-cell>
          <table:table-cell table:style-name="Default" office:value-type="float" office:value="1.13313122372088" calcext:value-type="float">
            <text:p>1,13313122372088</text:p>
          </table:table-cell>
          <table:table-cell table:style-name="Default" office:value-type="float" office:value="0.908075395659121" calcext:value-type="float">
            <text:p>0,908075395659121</text:p>
          </table:table-cell>
          <table:table-cell table:style-name="Default" office:value-type="float" office:value="0.888212781783499" calcext:value-type="float">
            <text:p>0,888212781783499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4.9695949554443" calcext:value-type="float">
            <text:p>14,9695949554443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78930020332336" calcext:value-type="float">
            <text:p>5,78930020332336</text:p>
          </table:table-cell>
          <table:table-cell table:style-name="Default" office:value-type="float" office:value="0.351017266185884" calcext:value-type="float">
            <text:p>0,351017266185884</text:p>
          </table:table-cell>
          <table:table-cell table:style-name="Default" office:value-type="float" office:value="0.652648992907193" calcext:value-type="float">
            <text:p>0,652648992907193</text:p>
          </table:table-cell>
          <table:table-cell table:style-name="Default" office:value-type="float" office:value="0.940426172586253" calcext:value-type="float">
            <text:p>0,940426172586253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6.31940317153931" calcext:value-type="float">
            <text:p>6,31940317153931</text:p>
          </table:table-cell>
          <table:table-cell table:style-name="Default" office:value-type="float" office:value="0.541968156578342" calcext:value-type="float">
            <text:p>0,541968156578342</text:p>
          </table:table-cell>
          <table:table-cell table:style-name="Default" office:value-type="float" office:value="0.644569306582581" calcext:value-type="float">
            <text:p>0,644569306582581</text:p>
          </table:table-cell>
          <table:table-cell table:style-name="Default" office:value-type="float" office:value="0.941155822639072" calcext:value-type="float">
            <text:p>0,941155822639072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6.86277723312378" calcext:value-type="float">
            <text:p>6,86277723312378</text:p>
          </table:table-cell>
          <table:table-cell table:style-name="Default" office:value-type="float" office:value="0.406775339934692" calcext:value-type="float">
            <text:p>0,406775339934692</text:p>
          </table:table-cell>
          <table:table-cell table:style-name="Default" office:value-type="float" office:value="0.651346173382841" calcext:value-type="float">
            <text:p>0,651346173382841</text:p>
          </table:table-cell>
          <table:table-cell table:style-name="Default" office:value-type="float" office:value="0.942522972969921" calcext:value-type="float">
            <text:p>0,942522972969921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7.91240191459656" calcext:value-type="float">
            <text:p>7,91240191459656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4376928806305" calcext:value-type="float">
            <text:p>20,4376928806305</text:p>
          </table:table-cell>
          <table:table-cell table:style-name="Default" office:value-type="float" office:value="1.44018903078714" calcext:value-type="float">
            <text:p>1,44018903078714</text:p>
          </table:table-cell>
          <table:table-cell table:style-name="Default" office:value-type="float" office:value="0.833554987698217" calcext:value-type="float">
            <text:p>0,833554987698217</text:p>
          </table:table-cell>
          <table:table-cell table:style-name="Default" office:value-type="float" office:value="0.932175060082037" calcext:value-type="float">
            <text:p>0,932175060082037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859486103058" calcext:value-type="float">
            <text:p>20,1859486103058</text:p>
          </table:table-cell>
          <table:table-cell table:style-name="Default" office:value-type="float" office:value="2.0382933134171" calcext:value-type="float">
            <text:p>2,0382933134171</text:p>
          </table:table-cell>
          <table:table-cell table:style-name="Default" office:value-type="float" office:value="0.823204037073185" calcext:value-type="float">
            <text:p>0,823204037073185</text:p>
          </table:table-cell>
          <table:table-cell table:style-name="Default" office:value-type="float" office:value="0.927420166759718" calcext:value-type="float">
            <text:p>0,927420166759718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2092723846436" calcext:value-type="float">
            <text:p>20,2092723846436</text:p>
          </table:table-cell>
          <table:table-cell table:style-name="Default" office:value-type="float" office:value="0.912227228330207" calcext:value-type="float">
            <text:p>0,912227228330207</text:p>
          </table:table-cell>
          <table:table-cell table:style-name="Default" office:value-type="float" office:value="0.815098135654074" calcext:value-type="float">
            <text:p>0,815098135654074</text:p>
          </table:table-cell>
          <table:table-cell table:style-name="Default" office:value-type="float" office:value="0.92297725737962" calcext:value-type="float">
            <text:p>0,92297725737962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192104816437" calcext:value-type="float">
            <text:p>20,1192104816437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765203475952" calcext:value-type="float">
            <text:p>25,6765203475952</text:p>
          </table:table-cell>
          <table:table-cell table:style-name="Default" office:value-type="float" office:value="0.60897028802691" calcext:value-type="float">
            <text:p>0,60897028802691</text:p>
          </table:table-cell>
          <table:table-cell table:style-name="Default" office:value-type="float" office:value="0.842385706359933" calcext:value-type="float">
            <text:p>0,842385706359933</text:p>
          </table:table-cell>
          <table:table-cell table:style-name="Default" office:value-type="float" office:value="0.95919330292565" calcext:value-type="float">
            <text:p>0,95919330292565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652402877808" calcext:value-type="float">
            <text:p>25,6652402877808</text:p>
          </table:table-cell>
          <table:table-cell table:style-name="Default" office:value-type="float" office:value="2.01330849999849" calcext:value-type="float">
            <text:p>2,01330849999849</text:p>
          </table:table-cell>
          <table:table-cell table:style-name="Default" office:value-type="float" office:value="0.822563079702933" calcext:value-type="float">
            <text:p>0,822563079702933</text:p>
          </table:table-cell>
          <table:table-cell table:style-name="Default" office:value-type="float" office:value="0.94799306127643" calcext:value-type="float">
            <text:p>0,94799306127643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541931629181" calcext:value-type="float">
            <text:p>25,6541931629181</text:p>
          </table:table-cell>
          <table:table-cell table:style-name="Default" office:value-type="float" office:value="1.28887024896303" calcext:value-type="float">
            <text:p>1,28887024896303</text:p>
          </table:table-cell>
          <table:table-cell table:style-name="Default" office:value-type="float" office:value="0.829293369810184" calcext:value-type="float">
            <text:p>0,829293369810184</text:p>
          </table:table-cell>
          <table:table-cell table:style-name="Default" office:value-type="float" office:value="0.944365359139592" calcext:value-type="float">
            <text:p>0,944365359139592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364919185638" calcext:value-type="float">
            <text:p>25,7364919185638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011008739471" calcext:value-type="float">
            <text:p>10,9011008739471</text:p>
          </table:table-cell>
          <table:table-cell table:style-name="Default" office:value-type="float" office:value="1.72890264344175" calcext:value-type="float">
            <text:p>1,72890264344175</text:p>
          </table:table-cell>
          <table:table-cell table:style-name="Default" office:value-type="float" office:value="0.874611851110777" calcext:value-type="float">
            <text:p>0,874611851110777</text:p>
          </table:table-cell>
          <table:table-cell table:style-name="Default" office:value-type="float" office:value="0.851810523476107" calcext:value-type="float">
            <text:p>0,85181052347610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8912441730499" calcext:value-type="float">
            <text:p>10,8912441730499</text:p>
          </table:table-cell>
          <table:table-cell table:style-name="Default" office:value-type="float" office:value="2.0395167401633" calcext:value-type="float">
            <text:p>2,0395167401633</text:p>
          </table:table-cell>
          <table:table-cell table:style-name="Default" office:value-type="float" office:value="0.900140969948297" calcext:value-type="float">
            <text:p>0,900140969948297</text:p>
          </table:table-cell>
          <table:table-cell table:style-name="Default" office:value-type="float" office:value="0.872224809812141" calcext:value-type="float">
            <text:p>0,872224809812141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422800540924" calcext:value-type="float">
            <text:p>10,9422800540924</text:p>
          </table:table-cell>
          <table:table-cell table:style-name="Default" office:value-type="float" office:value="2.1069786867118" calcext:value-type="float">
            <text:p>2,1069786867118</text:p>
          </table:table-cell>
          <table:table-cell table:style-name="Default" office:value-type="float" office:value="0.88839012203782" calcext:value-type="float">
            <text:p>0,88839012203782</text:p>
          </table:table-cell>
          <table:table-cell table:style-name="Default" office:value-type="float" office:value="0.846577252584933" calcext:value-type="float">
            <text:p>0,846577252584933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173703193665" calcext:value-type="float">
            <text:p>10,9173703193665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4.9591875076294" calcext:value-type="float">
            <text:p>14,9591875076294</text:p>
          </table:table-cell>
          <table:table-cell table:style-name="Default" office:value-type="float" office:value="1.42839731311999" calcext:value-type="float">
            <text:p>1,42839731311999</text:p>
          </table:table-cell>
          <table:table-cell table:style-name="Default" office:value-type="float" office:value="0.906176237714886" calcext:value-type="float">
            <text:p>0,906176237714886</text:p>
          </table:table-cell>
          <table:table-cell table:style-name="Default" office:value-type="float" office:value="0.889417566306811" calcext:value-type="float">
            <text:p>0,889417566306811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4.9341807365417" calcext:value-type="float">
            <text:p>14,9341807365417</text:p>
          </table:table-cell>
          <table:table-cell table:style-name="Default" office:value-type="float" office:value="0.306843303804198" calcext:value-type="float">
            <text:p>0,306843303804198</text:p>
          </table:table-cell>
          <table:table-cell table:style-name="Default" office:value-type="float" office:value="0.905572454362197" calcext:value-type="float">
            <text:p>0,905572454362197</text:p>
          </table:table-cell>
          <table:table-cell table:style-name="Default" office:value-type="float" office:value="0.875636654916749" calcext:value-type="float">
            <text:p>0,875636654916749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4.9487383365631" calcext:value-type="float">
            <text:p>14,9487383365631</text:p>
          </table:table-cell>
          <table:table-cell table:style-name="Default" office:value-type="float" office:value="2.5740531633042" calcext:value-type="float">
            <text:p>2,5740531633042</text:p>
          </table:table-cell>
          <table:table-cell table:style-name="Default" office:value-type="float" office:value="0.883138685620935" calcext:value-type="float">
            <text:p>0,883138685620935</text:p>
          </table:table-cell>
          <table:table-cell table:style-name="Default" office:value-type="float" office:value="0.811376495258695" calcext:value-type="float">
            <text:p>0,811376495258695</text:p>
          </table:table-cell>
          <table:table-cell table:style-name="Default" office:value-type="float" office:value="573" calcext:value-type="float">
            <text:p>573</text:p>
          </table:table-cell>
          <table:table-cell table:style-name="Default" office:value-type="float" office:value="14.9193980693817" calcext:value-type="float">
            <text:p>14,9193980693817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70594072341919" calcext:value-type="float">
            <text:p>5,70594072341919</text:p>
          </table:table-cell>
          <table:table-cell table:style-name="Default" office:value-type="float" office:value="0.360110484483597" calcext:value-type="float">
            <text:p>0,360110484483597</text:p>
          </table:table-cell>
          <table:table-cell table:style-name="Default" office:value-type="float" office:value="0.65266513257158" calcext:value-type="float">
            <text:p>0,65266513257158</text:p>
          </table:table-cell>
          <table:table-cell table:style-name="Default" office:value-type="float" office:value="0.942587775876237" calcext:value-type="float">
            <text:p>0,942587775876237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6.42427277565002" calcext:value-type="float">
            <text:p>6,42427277565002</text:p>
          </table:table-cell>
          <table:table-cell table:style-name="Default" office:value-type="float" office:value="0.485120365426691" calcext:value-type="float">
            <text:p>0,485120365426691</text:p>
          </table:table-cell>
          <table:table-cell table:style-name="Default" office:value-type="float" office:value="0.648945727081492" calcext:value-type="float">
            <text:p>0,648945727081492</text:p>
          </table:table-cell>
          <table:table-cell table:style-name="Default" office:value-type="float" office:value="0.940344955646545" calcext:value-type="float">
            <text:p>0,940344955646545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7.57953405380249" calcext:value-type="float">
            <text:p>7,57953405380249</text:p>
          </table:table-cell>
          <table:table-cell table:style-name="Default" office:value-type="float" office:value="0.335099200138854" calcext:value-type="float">
            <text:p>0,335099200138854</text:p>
          </table:table-cell>
          <table:table-cell table:style-name="Default" office:value-type="float" office:value="0.650782284901084" calcext:value-type="float">
            <text:p>0,650782284901084</text:p>
          </table:table-cell>
          <table:table-cell table:style-name="Default" office:value-type="float" office:value="0.944897973140868" calcext:value-type="float">
            <text:p>0,944897973140868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7.40599608421326" calcext:value-type="float">
            <text:p>7,40599608421326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19.9732518196106" calcext:value-type="float">
            <text:p>19,9732518196106</text:p>
          </table:table-cell>
          <table:table-cell table:style-name="Default" office:value-type="float" office:value="1.45814830002312" calcext:value-type="float">
            <text:p>1,45814830002312</text:p>
          </table:table-cell>
          <table:table-cell table:style-name="Default" office:value-type="float" office:value="0.832391793197527" calcext:value-type="float">
            <text:p>0,832391793197527</text:p>
          </table:table-cell>
          <table:table-cell table:style-name="Default" office:value-type="float" office:value="0.931823380859087" calcext:value-type="float">
            <text:p>0,931823380859087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205198764801" calcext:value-type="float">
            <text:p>20,205198764801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72763079842574" calcext:value-type="float">
            <text:p>0,672763079842574</text:p>
          </table:table-cell>
          <table:table-cell table:style-name="Default" office:value-type="float" office:value="0.913113109589764" calcext:value-type="float">
            <text:p>0,913113109589764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514240264893" calcext:value-type="float">
            <text:p>20,0514240264893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74418405197017" calcext:value-type="float">
            <text:p>0,674418405197017</text:p>
          </table:table-cell>
          <table:table-cell table:style-name="Default" office:value-type="float" office:value="0.91935628956" calcext:value-type="float">
            <text:p>0,91935628956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19.9668958187103" calcext:value-type="float">
            <text:p>19,9668958187103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324410438538" calcext:value-type="float">
            <text:p>25,6324410438538</text:p>
          </table:table-cell>
          <table:table-cell table:style-name="Default" office:value-type="float" office:value="1.27784814377603" calcext:value-type="float">
            <text:p>1,27784814377603</text:p>
          </table:table-cell>
          <table:table-cell table:style-name="Default" office:value-type="float" office:value="0.835318515198954" calcext:value-type="float">
            <text:p>0,835318515198954</text:p>
          </table:table-cell>
          <table:table-cell table:style-name="Default" office:value-type="float" office:value="0.953534224527205" calcext:value-type="float">
            <text:p>0,953534224527205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038486003876" calcext:value-type="float">
            <text:p>25,7038486003876</text:p>
          </table:table-cell>
          <table:table-cell table:style-name="Default" office:value-type="float" office:value="0.524135466188197" calcext:value-type="float">
            <text:p>0,524135466188197</text:p>
          </table:table-cell>
          <table:table-cell table:style-name="Default" office:value-type="float" office:value="0.840669126319892" calcext:value-type="float">
            <text:p>0,840669126319892</text:p>
          </table:table-cell>
          <table:table-cell table:style-name="Default" office:value-type="float" office:value="0.958275191480502" calcext:value-type="float">
            <text:p>0,958275191480502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4773869514465" calcext:value-type="float">
            <text:p>25,4773869514465</text:p>
          </table:table-cell>
          <table:table-cell table:style-name="Default" office:value-type="float" office:value="1.07753978583714" calcext:value-type="float">
            <text:p>1,07753978583714</text:p>
          </table:table-cell>
          <table:table-cell table:style-name="Default" office:value-type="float" office:value="0.833086683096342" calcext:value-type="float">
            <text:p>0,833086683096342</text:p>
          </table:table-cell>
          <table:table-cell table:style-name="Default" office:value-type="float" office:value="0.94299516041095" calcext:value-type="float">
            <text:p>0,94299516041095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586518287659" calcext:value-type="float">
            <text:p>25,6586518287659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904236793518" calcext:value-type="float">
            <text:p>10,9904236793518</text:p>
          </table:table-cell>
          <table:table-cell table:style-name="Default" office:value-type="float" office:value="1.96188798992764" calcext:value-type="float">
            <text:p>1,96188798992764</text:p>
          </table:table-cell>
          <table:table-cell table:style-name="Default" office:value-type="float" office:value="0.898243610400941" calcext:value-type="float">
            <text:p>0,898243610400941</text:p>
          </table:table-cell>
          <table:table-cell table:style-name="Default" office:value-type="float" office:value="0.874002661867031" calcext:value-type="float">
            <text:p>0,874002661867031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1.0234806537628" calcext:value-type="float">
            <text:p>11,0234806537628</text:p>
          </table:table-cell>
          <table:table-cell table:style-name="Default" office:value-type="float" office:value="2.17278537701797" calcext:value-type="float">
            <text:p>2,17278537701797</text:p>
          </table:table-cell>
          <table:table-cell table:style-name="Default" office:value-type="float" office:value="0.887483061035862" calcext:value-type="float">
            <text:p>0,887483061035862</text:p>
          </table:table-cell>
          <table:table-cell table:style-name="Default" office:value-type="float" office:value="0.840486442171802" calcext:value-type="float">
            <text:p>0,840486442171802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1.0078361034393" calcext:value-type="float">
            <text:p>11,0078361034393</text:p>
          </table:table-cell>
          <table:table-cell table:style-name="Default" office:value-type="float" office:value="2.46599856591429" calcext:value-type="float">
            <text:p>2,46599856591429</text:p>
          </table:table-cell>
          <table:table-cell table:style-name="Default" office:value-type="float" office:value="0.886662814269701" calcext:value-type="float">
            <text:p>0,886662814269701</text:p>
          </table:table-cell>
          <table:table-cell table:style-name="Default" office:value-type="float" office:value="0.847276346643723" calcext:value-type="float">
            <text:p>0,847276346643723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1.0080101490021" calcext:value-type="float">
            <text:p>11,0080101490021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40812253952" calcext:value-type="float">
            <text:p>15,040812253952</text:p>
          </table:table-cell>
          <table:table-cell table:style-name="Default" office:value-type="float" office:value="1.32682654607276" calcext:value-type="float">
            <text:p>1,32682654607276</text:p>
          </table:table-cell>
          <table:table-cell table:style-name="Default" office:value-type="float" office:value="0.900533372630575" calcext:value-type="float">
            <text:p>0,900533372630575</text:p>
          </table:table-cell>
          <table:table-cell table:style-name="Default" office:value-type="float" office:value="0.85784647550026" calcext:value-type="float">
            <text:p>0,85784647550026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15.0872166156769" calcext:value-type="float">
            <text:p>15,0872166156769</text:p>
          </table:table-cell>
          <table:table-cell table:style-name="Default" office:value-type="float" office:value="0.896103301090938" calcext:value-type="float">
            <text:p>0,896103301090938</text:p>
          </table:table-cell>
          <table:table-cell table:style-name="Default" office:value-type="float" office:value="0.893535728036437" calcext:value-type="float">
            <text:p>0,893535728036437</text:p>
          </table:table-cell>
          <table:table-cell table:style-name="Default" office:value-type="float" office:value="0.857414805878048" calcext:value-type="float">
            <text:p>0,857414805878048</text:p>
          </table:table-cell>
          <table:table-cell table:style-name="Default" office:value-type="float" office:value="573" calcext:value-type="float">
            <text:p>573</text:p>
          </table:table-cell>
          <table:table-cell table:style-name="Default" office:value-type="float" office:value="15.0012533664703" calcext:value-type="float">
            <text:p>15,0012533664703</text:p>
          </table:table-cell>
          <table:table-cell table:style-name="Default" office:value-type="float" office:value="0.642583495985821" calcext:value-type="float">
            <text:p>0,642583495985821</text:p>
          </table:table-cell>
          <table:table-cell table:style-name="Default" office:value-type="float" office:value="0.881507359724504" calcext:value-type="float">
            <text:p>0,881507359724504</text:p>
          </table:table-cell>
          <table:table-cell table:style-name="Default" office:value-type="float" office:value="0.827789311060686" calcext:value-type="float">
            <text:p>0,827789311060686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5.0563976764679" calcext:value-type="float">
            <text:p>15,0563976764679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64852714538574" calcext:value-type="float">
            <text:p>5,64852714538574</text:p>
          </table:table-cell>
          <table:table-cell table:style-name="Default" office:value-type="float" office:value="0.314901585366425" calcext:value-type="float">
            <text:p>0,314901585366425</text:p>
          </table:table-cell>
          <table:table-cell table:style-name="Default" office:value-type="float" office:value="0.649366227315455" calcext:value-type="float">
            <text:p>0,649366227315455</text:p>
          </table:table-cell>
          <table:table-cell table:style-name="Default" office:value-type="float" office:value="0.937752224321784" calcext:value-type="float">
            <text:p>0,93775222432178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.65133929252625" calcext:value-type="float">
            <text:p>5,65133929252625</text:p>
          </table:table-cell>
          <table:table-cell table:style-name="Default" office:value-type="float" office:value="0.666660901464777" calcext:value-type="float">
            <text:p>0,666660901464777</text:p>
          </table:table-cell>
          <table:table-cell table:style-name="Default" office:value-type="float" office:value="0.651679231731845" calcext:value-type="float">
            <text:p>0,651679231731845</text:p>
          </table:table-cell>
          <table:table-cell table:style-name="Default" office:value-type="float" office:value="0.943335227749154" calcext:value-type="float">
            <text:p>0,943335227749154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7.06180453300476" calcext:value-type="float">
            <text:p>7,06180453300476</text:p>
          </table:table-cell>
          <table:table-cell table:style-name="Default" office:value-type="float" office:value="0.346424003896882" calcext:value-type="float">
            <text:p>0,346424003896882</text:p>
          </table:table-cell>
          <table:table-cell table:style-name="Default" office:value-type="float" office:value="0.649795610627622" calcext:value-type="float">
            <text:p>0,649795610627622</text:p>
          </table:table-cell>
          <table:table-cell table:style-name="Default" office:value-type="float" office:value="0.952976736629912" calcext:value-type="float">
            <text:p>0,952976736629912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7.92314434051514" calcext:value-type="float">
            <text:p>7,92314434051514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3695862293243" calcext:value-type="float">
            <text:p>20,3695862293243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74780115728205" calcext:value-type="float">
            <text:p>0,674780115728205</text:p>
          </table:table-cell>
          <table:table-cell table:style-name="Default" office:value-type="float" office:value="0.920276806835434" calcext:value-type="float">
            <text:p>0,920276806835434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98904132843" calcext:value-type="float">
            <text:p>20,098904132843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75523508170475" calcext:value-type="float">
            <text:p>0,675523508170475</text:p>
          </table:table-cell>
          <table:table-cell table:style-name="Default" office:value-type="float" office:value="0.923520271100732" calcext:value-type="float">
            <text:p>0,923520271100732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2504878044128" calcext:value-type="float">
            <text:p>20,2504878044128</text:p>
          </table:table-cell>
          <table:table-cell table:style-name="Default" office:value-type="float" office:value="1.34379595467222" calcext:value-type="float">
            <text:p>1,34379595467222</text:p>
          </table:table-cell>
          <table:table-cell table:style-name="Default" office:value-type="float" office:value="0.82648025322663" calcext:value-type="float">
            <text:p>0,82648025322663</text:p>
          </table:table-cell>
          <table:table-cell table:style-name="Default" office:value-type="float" office:value="0.927308393972619" calcext:value-type="float">
            <text:p>0,92730839397261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493261814117" calcext:value-type="float">
            <text:p>20,0493261814117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510789394379" calcext:value-type="float">
            <text:p>25,6510789394379</text:p>
          </table:table-cell>
          <table:table-cell table:style-name="Default" office:value-type="float" office:value="1.02205203146193" calcext:value-type="float">
            <text:p>1,02205203146193</text:p>
          </table:table-cell>
          <table:table-cell table:style-name="Default" office:value-type="float" office:value="0.839534490761387" calcext:value-type="float">
            <text:p>0,839534490761387</text:p>
          </table:table-cell>
          <table:table-cell table:style-name="Default" office:value-type="float" office:value="0.9570653508674" calcext:value-type="float">
            <text:p>0,9570653508674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054381370544" calcext:value-type="float">
            <text:p>25,7054381370544</text:p>
          </table:table-cell>
          <table:table-cell table:style-name="Default" office:value-type="float" office:value="0.815013394134724" calcext:value-type="float">
            <text:p>0,815013394134724</text:p>
          </table:table-cell>
          <table:table-cell table:style-name="Default" office:value-type="float" office:value="0.848118298330123" calcext:value-type="float">
            <text:p>0,848118298330123</text:p>
          </table:table-cell>
          <table:table-cell table:style-name="Default" office:value-type="float" office:value="0.957657442481847" calcext:value-type="float">
            <text:p>0,957657442481847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068192958832" calcext:value-type="float">
            <text:p>25,7068192958832</text:p>
          </table:table-cell>
          <table:table-cell table:style-name="Default" office:value-type="float" office:value="1.25838523607367" calcext:value-type="float">
            <text:p>1,25838523607367</text:p>
          </table:table-cell>
          <table:table-cell table:style-name="Default" office:value-type="float" office:value="0.836719322079114" calcext:value-type="float">
            <text:p>0,836719322079114</text:p>
          </table:table-cell>
          <table:table-cell table:style-name="Default" office:value-type="float" office:value="0.945584632279131" calcext:value-type="float">
            <text:p>0,945584632279131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381973266602" calcext:value-type="float">
            <text:p>25,7381973266602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199695587158" calcext:value-type="float">
            <text:p>10,9199695587158</text:p>
          </table:table-cell>
          <table:table-cell table:style-name="Default" office:value-type="float" office:value="1.93022889543177" calcext:value-type="float">
            <text:p>1,93022889543177</text:p>
          </table:table-cell>
          <table:table-cell table:style-name="Default" office:value-type="float" office:value="0.910963426200353" calcext:value-type="float">
            <text:p>0,910963426200353</text:p>
          </table:table-cell>
          <table:table-cell table:style-name="Default" office:value-type="float" office:value="0.892596786671301" calcext:value-type="float">
            <text:p>0,892596786671301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275977611542" calcext:value-type="float">
            <text:p>10,9275977611542</text:p>
          </table:table-cell>
          <table:table-cell table:style-name="Default" office:value-type="float" office:value="1.85824744010642" calcext:value-type="float">
            <text:p>1,85824744010642</text:p>
          </table:table-cell>
          <table:table-cell table:style-name="Default" office:value-type="float" office:value="0.872529072030903" calcext:value-type="float">
            <text:p>0,872529072030903</text:p>
          </table:table-cell>
          <table:table-cell table:style-name="Default" office:value-type="float" office:value="0.855038872746447" calcext:value-type="float">
            <text:p>0,85503887274644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067540168762" calcext:value-type="float">
            <text:p>10,9067540168762</text:p>
          </table:table-cell>
          <table:table-cell table:style-name="Default" office:value-type="float" office:value="2.02606101730168" calcext:value-type="float">
            <text:p>2,02606101730168</text:p>
          </table:table-cell>
          <table:table-cell table:style-name="Default" office:value-type="float" office:value="0.865050599386996" calcext:value-type="float">
            <text:p>0,865050599386996</text:p>
          </table:table-cell>
          <table:table-cell table:style-name="Default" office:value-type="float" office:value="0.835220753537747" calcext:value-type="float">
            <text:p>0,835220753537747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482448101044" calcext:value-type="float">
            <text:p>10,9482448101044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4.9657173156738" calcext:value-type="float">
            <text:p>14,9657173156738</text:p>
          </table:table-cell>
          <table:table-cell table:style-name="Default" office:value-type="float" office:value="0.998178646095664" calcext:value-type="float">
            <text:p>0,998178646095664</text:p>
          </table:table-cell>
          <table:table-cell table:style-name="Default" office:value-type="float" office:value="0.895743785201018" calcext:value-type="float">
            <text:p>0,895743785201018</text:p>
          </table:table-cell>
          <table:table-cell table:style-name="Default" office:value-type="float" office:value="0.845643349915887" calcext:value-type="float">
            <text:p>0,845643349915887</text:p>
          </table:table-cell>
          <table:table-cell table:style-name="Default" office:value-type="float" office:value="578" calcext:value-type="float">
            <text:p>578</text:p>
          </table:table-cell>
          <table:table-cell table:style-name="Default" office:value-type="float" office:value="14.9982738494873" calcext:value-type="float">
            <text:p>14,9982738494873</text:p>
          </table:table-cell>
          <table:table-cell table:style-name="Default" office:value-type="float" office:value="1.64170898618934" calcext:value-type="float">
            <text:p>1,64170898618934</text:p>
          </table:table-cell>
          <table:table-cell table:style-name="Default" office:value-type="float" office:value="0.904650860673537" calcext:value-type="float">
            <text:p>0,904650860673537</text:p>
          </table:table-cell>
          <table:table-cell table:style-name="Default" office:value-type="float" office:value="0.89854612181523" calcext:value-type="float">
            <text:p>0,89854612181523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15.0232515335083" calcext:value-type="float">
            <text:p>15,0232515335083</text:p>
          </table:table-cell>
          <table:table-cell table:style-name="Default" office:value-type="float" office:value="0.272388493213632" calcext:value-type="float">
            <text:p>0,272388493213632</text:p>
          </table:table-cell>
          <table:table-cell table:style-name="Default" office:value-type="float" office:value="0.902503598399503" calcext:value-type="float">
            <text:p>0,902503598399503</text:p>
          </table:table-cell>
          <table:table-cell table:style-name="Default" office:value-type="float" office:value="0.856968206045697" calcext:value-type="float">
            <text:p>0,856968206045697</text:p>
          </table:table-cell>
          <table:table-cell table:style-name="Default" office:value-type="float" office:value="573" calcext:value-type="float">
            <text:p>573</text:p>
          </table:table-cell>
          <table:table-cell table:style-name="Default" office:value-type="float" office:value="14.9387979507446" calcext:value-type="float">
            <text:p>14,9387979507446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76883435249329" calcext:value-type="float">
            <text:p>5,76883435249329</text:p>
          </table:table-cell>
          <table:table-cell table:style-name="Default" office:value-type="float" office:value="0.449785217892656" calcext:value-type="float">
            <text:p>0,449785217892656</text:p>
          </table:table-cell>
          <table:table-cell table:style-name="Default" office:value-type="float" office:value="0.653256565180358" calcext:value-type="float">
            <text:p>0,653256565180358</text:p>
          </table:table-cell>
          <table:table-cell table:style-name="Default" office:value-type="float" office:value="0.946499170727855" calcext:value-type="float">
            <text:p>0,94649917072785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6.74354863166809" calcext:value-type="float">
            <text:p>6,74354863166809</text:p>
          </table:table-cell>
          <table:table-cell table:style-name="Default" office:value-type="float" office:value="0.629167666398193" calcext:value-type="float">
            <text:p>0,629167666398193</text:p>
          </table:table-cell>
          <table:table-cell table:style-name="Default" office:value-type="float" office:value="0.651730944315519" calcext:value-type="float">
            <text:p>0,651730944315519</text:p>
          </table:table-cell>
          <table:table-cell table:style-name="Default" office:value-type="float" office:value="0.941319949340963" calcext:value-type="float">
            <text:p>0,941319949340963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6.72952222824097" calcext:value-type="float">
            <text:p>6,72952222824097</text:p>
          </table:table-cell>
          <table:table-cell table:style-name="Default" office:value-type="float" office:value="0.673309725520796" calcext:value-type="float">
            <text:p>0,673309725520796</text:p>
          </table:table-cell>
          <table:table-cell table:style-name="Default" office:value-type="float" office:value="0.648477343934652" calcext:value-type="float">
            <text:p>0,648477343934652</text:p>
          </table:table-cell>
          <table:table-cell table:style-name="Default" office:value-type="float" office:value="0.947021944301845" calcext:value-type="float">
            <text:p>0,94702194430184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7.51429629325867" calcext:value-type="float">
            <text:p>7,51429629325867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196940898895" calcext:value-type="float">
            <text:p>20,0196940898895</text:p>
          </table:table-cell>
          <table:table-cell table:style-name="Default" office:value-type="float" office:value="1.41812138941716" calcext:value-type="float">
            <text:p>1,41812138941716</text:p>
          </table:table-cell>
          <table:table-cell table:style-name="Default" office:value-type="float" office:value="0.834014529554485" calcext:value-type="float">
            <text:p>0,834014529554485</text:p>
          </table:table-cell>
          <table:table-cell table:style-name="Default" office:value-type="float" office:value="0.933159105116938" calcext:value-type="float">
            <text:p>0,933159105116938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527641773224" calcext:value-type="float">
            <text:p>20,0527641773224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75099451054457" calcext:value-type="float">
            <text:p>0,675099451054457</text:p>
          </table:table-cell>
          <table:table-cell table:style-name="Default" office:value-type="float" office:value="0.921812362996737" calcext:value-type="float">
            <text:p>0,921812362996737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977096557617" calcext:value-type="float">
            <text:p>20,0977096557617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76671313896631" calcext:value-type="float">
            <text:p>0,676671313896631</text:p>
          </table:table-cell>
          <table:table-cell table:style-name="Default" office:value-type="float" office:value="0.930758776339093" calcext:value-type="float">
            <text:p>0,930758776339093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19.9731533527374" calcext:value-type="float">
            <text:p>19,9731533527374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353155136108" calcext:value-type="float">
            <text:p>25,5353155136108</text:p>
          </table:table-cell>
          <table:table-cell table:style-name="Default" office:value-type="float" office:value="1.54547889300265" calcext:value-type="float">
            <text:p>1,54547889300265</text:p>
          </table:table-cell>
          <table:table-cell table:style-name="Default" office:value-type="float" office:value="0.838677005180081" calcext:value-type="float">
            <text:p>0,838677005180081</text:p>
          </table:table-cell>
          <table:table-cell table:style-name="Default" office:value-type="float" office:value="0.95390405358483" calcext:value-type="float">
            <text:p>0,95390405358483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326439380646" calcext:value-type="float">
            <text:p>25,6326439380646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83965466393745" calcext:value-type="float">
            <text:p>0,683965466393745</text:p>
          </table:table-cell>
          <table:table-cell table:style-name="Default" office:value-type="float" office:value="0.933114483238402" calcext:value-type="float">
            <text:p>0,933114483238402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320436954498" calcext:value-type="float">
            <text:p>25,5320436954498</text:p>
          </table:table-cell>
          <table:table-cell table:style-name="Default" office:value-type="float" office:value="1.08844241007083" calcext:value-type="float">
            <text:p>1,08844241007083</text:p>
          </table:table-cell>
          <table:table-cell table:style-name="Default" office:value-type="float" office:value="0.832129545228574" calcext:value-type="float">
            <text:p>0,832129545228574</text:p>
          </table:table-cell>
          <table:table-cell table:style-name="Default" office:value-type="float" office:value="0.948045723704838" calcext:value-type="float">
            <text:p>0,948045723704838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368014812469" calcext:value-type="float">
            <text:p>25,6368014812469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1.0036025047302" calcext:value-type="float">
            <text:p>11,0036025047302</text:p>
          </table:table-cell>
          <table:table-cell table:style-name="Default" office:value-type="float" office:value="2.55285637457485" calcext:value-type="float">
            <text:p>2,55285637457485</text:p>
          </table:table-cell>
          <table:table-cell table:style-name="Default" office:value-type="float" office:value="0.897943356446324" calcext:value-type="float">
            <text:p>0,897943356446324</text:p>
          </table:table-cell>
          <table:table-cell table:style-name="Default" office:value-type="float" office:value="0.866025431580455" calcext:value-type="float">
            <text:p>0,866025431580455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938733577728" calcext:value-type="float">
            <text:p>10,9938733577728</text:p>
          </table:table-cell>
          <table:table-cell table:style-name="Default" office:value-type="float" office:value="1.95834446360524" calcext:value-type="float">
            <text:p>1,95834446360524</text:p>
          </table:table-cell>
          <table:table-cell table:style-name="Default" office:value-type="float" office:value="0.9003021003941" calcext:value-type="float">
            <text:p>0,9003021003941</text:p>
          </table:table-cell>
          <table:table-cell table:style-name="Default" office:value-type="float" office:value="0.870023405912093" calcext:value-type="float">
            <text:p>0,870023405912093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872231483459" calcext:value-type="float">
            <text:p>10,9872231483459</text:p>
          </table:table-cell>
          <table:table-cell table:style-name="Default" office:value-type="float" office:value="2.32331520883954" calcext:value-type="float">
            <text:p>2,32331520883954</text:p>
          </table:table-cell>
          <table:table-cell table:style-name="Default" office:value-type="float" office:value="0.879161978375177" calcext:value-type="float">
            <text:p>0,879161978375177</text:p>
          </table:table-cell>
          <table:table-cell table:style-name="Default" office:value-type="float" office:value="0.862178018860199" calcext:value-type="float">
            <text:p>0,862178018860199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1.0378401279449" calcext:value-type="float">
            <text:p>11,0378401279449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782051086426" calcext:value-type="float">
            <text:p>15,0782051086426</text:p>
          </table:table-cell>
          <table:table-cell table:style-name="Default" office:value-type="float" office:value="1.03579388876564" calcext:value-type="float">
            <text:p>1,03579388876564</text:p>
          </table:table-cell>
          <table:table-cell table:style-name="Default" office:value-type="float" office:value="0.89250167451046" calcext:value-type="float">
            <text:p>0,89250167451046</text:p>
          </table:table-cell>
          <table:table-cell table:style-name="Default" office:value-type="float" office:value="0.82776802327105" calcext:value-type="float">
            <text:p>0,82776802327105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1210870742798" calcext:value-type="float">
            <text:p>15,1210870742798</text:p>
          </table:table-cell>
          <table:table-cell table:style-name="Default" office:value-type="float" office:value="0.677254265908386" calcext:value-type="float">
            <text:p>0,677254265908386</text:p>
          </table:table-cell>
          <table:table-cell table:style-name="Default" office:value-type="float" office:value="0.896093976409547" calcext:value-type="float">
            <text:p>0,896093976409547</text:p>
          </table:table-cell>
          <table:table-cell table:style-name="Default" office:value-type="float" office:value="0.849966377307739" calcext:value-type="float">
            <text:p>0,849966377307739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15.0928156375885" calcext:value-type="float">
            <text:p>15,0928156375885</text:p>
          </table:table-cell>
          <table:table-cell table:style-name="Default" office:value-type="float" office:value="1.07137409499634" calcext:value-type="float">
            <text:p>1,07137409499634</text:p>
          </table:table-cell>
          <table:table-cell table:style-name="Default" office:value-type="float" office:value="0.889399991214534" calcext:value-type="float">
            <text:p>0,889399991214534</text:p>
          </table:table-cell>
          <table:table-cell table:style-name="Default" office:value-type="float" office:value="0.832756265042289" calcext:value-type="float">
            <text:p>0,832756265042289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5.0581142902374" calcext:value-type="float">
            <text:p>15,0581142902374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6.01110100746155" calcext:value-type="float">
            <text:p>6,01110100746155</text:p>
          </table:table-cell>
          <table:table-cell table:style-name="Default" office:value-type="float" office:value="0.313430065780991" calcext:value-type="float">
            <text:p>0,313430065780991</text:p>
          </table:table-cell>
          <table:table-cell table:style-name="Default" office:value-type="float" office:value="0.651317791160017" calcext:value-type="float">
            <text:p>0,651317791160017</text:p>
          </table:table-cell>
          <table:table-cell table:style-name="Default" office:value-type="float" office:value="0.934755633166223" calcext:value-type="float">
            <text:p>0,934755633166223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6.05980229377747" calcext:value-type="float">
            <text:p>6,05980229377747</text:p>
          </table:table-cell>
          <table:table-cell table:style-name="Default" office:value-type="float" office:value="0.301242769946038" calcext:value-type="float">
            <text:p>0,301242769946038</text:p>
          </table:table-cell>
          <table:table-cell table:style-name="Default" office:value-type="float" office:value="0.650057682953842" calcext:value-type="float">
            <text:p>0,650057682953842</text:p>
          </table:table-cell>
          <table:table-cell table:style-name="Default" office:value-type="float" office:value="0.932559470670401" calcext:value-type="float">
            <text:p>0,932559470670401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6.12661910057068" calcext:value-type="float">
            <text:p>6,12661910057068</text:p>
          </table:table-cell>
          <table:table-cell table:style-name="Default" office:value-type="float" office:value="0.56489803038406" calcext:value-type="float">
            <text:p>0,56489803038406</text:p>
          </table:table-cell>
          <table:table-cell table:style-name="Default" office:value-type="float" office:value="0.65193567254278" calcext:value-type="float">
            <text:p>0,65193567254278</text:p>
          </table:table-cell>
          <table:table-cell table:style-name="Default" office:value-type="float" office:value="0.946790794681147" calcext:value-type="float">
            <text:p>0,94679079468114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7.47651386260986" calcext:value-type="float">
            <text:p>7,47651386260986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299860477447" calcext:value-type="float">
            <text:p>20,1299860477447</text:p>
          </table:table-cell>
          <table:table-cell table:style-name="Default" office:value-type="float" office:value="1.44306576327457" calcext:value-type="float">
            <text:p>1,44306576327457</text:p>
          </table:table-cell>
          <table:table-cell table:style-name="Default" office:value-type="float" office:value="0.832378297042288" calcext:value-type="float">
            <text:p>0,832378297042288</text:p>
          </table:table-cell>
          <table:table-cell table:style-name="Default" office:value-type="float" office:value="0.932514502337843" calcext:value-type="float">
            <text:p>0,932514502337843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858260631561" calcext:value-type="float">
            <text:p>20,1858260631561</text:p>
          </table:table-cell>
          <table:table-cell table:style-name="Default" office:value-type="float" office:value="2.64034480262781" calcext:value-type="float">
            <text:p>2,64034480262781</text:p>
          </table:table-cell>
          <table:table-cell table:style-name="Default" office:value-type="float" office:value="0.803421652339035" calcext:value-type="float">
            <text:p>0,803421652339035</text:p>
          </table:table-cell>
          <table:table-cell table:style-name="Default" office:value-type="float" office:value="0.920195960260063" calcext:value-type="float">
            <text:p>0,920195960260063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60765171051" calcext:value-type="float">
            <text:p>20,160765171051</text:p>
          </table:table-cell>
          <table:table-cell table:style-name="Default" office:value-type="float" office:value="1.14130815301899" calcext:value-type="float">
            <text:p>1,14130815301899</text:p>
          </table:table-cell>
          <table:table-cell table:style-name="Default" office:value-type="float" office:value="0.830931621170969" calcext:value-type="float">
            <text:p>0,830931621170969</text:p>
          </table:table-cell>
          <table:table-cell table:style-name="Default" office:value-type="float" office:value="0.921273601261907" calcext:value-type="float">
            <text:p>0,921273601261907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441807746887" calcext:value-type="float">
            <text:p>20,1441807746887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095409393311" calcext:value-type="float">
            <text:p>25,6095409393311</text:p>
          </table:table-cell>
          <table:table-cell table:style-name="Default" office:value-type="float" office:value="1.02222823849572" calcext:value-type="float">
            <text:p>1,02222823849572</text:p>
          </table:table-cell>
          <table:table-cell table:style-name="Default" office:value-type="float" office:value="0.840478794779469" calcext:value-type="float">
            <text:p>0,840478794779469</text:p>
          </table:table-cell>
          <table:table-cell table:style-name="Default" office:value-type="float" office:value="0.958546323563835" calcext:value-type="float">
            <text:p>0,958546323563835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412230968475" calcext:value-type="float">
            <text:p>25,7412230968475</text:p>
          </table:table-cell>
          <table:table-cell table:style-name="Default" office:value-type="float" office:value="1.45347277597542" calcext:value-type="float">
            <text:p>1,45347277597542</text:p>
          </table:table-cell>
          <table:table-cell table:style-name="Default" office:value-type="float" office:value="0.825594685667664" calcext:value-type="float">
            <text:p>0,825594685667664</text:p>
          </table:table-cell>
          <table:table-cell table:style-name="Default" office:value-type="float" office:value="0.946830691300513" calcext:value-type="float">
            <text:p>0,946830691300513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542863845825" calcext:value-type="float">
            <text:p>25,6542863845825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85672161045707" calcext:value-type="float">
            <text:p>0,685672161045707</text:p>
          </table:table-cell>
          <table:table-cell table:style-name="Default" office:value-type="float" office:value="0.939469359823207" calcext:value-type="float">
            <text:p>0,939469359823207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101645469666" calcext:value-type="float">
            <text:p>25,7101645469666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00200843811" calcext:value-type="float">
            <text:p>10,900200843811</text:p>
          </table:table-cell>
          <table:table-cell table:style-name="Default" office:value-type="float" office:value="1.58414420257975" calcext:value-type="float">
            <text:p>1,58414420257975</text:p>
          </table:table-cell>
          <table:table-cell table:style-name="Default" office:value-type="float" office:value="0.89174130813062" calcext:value-type="float">
            <text:p>0,89174130813062</text:p>
          </table:table-cell>
          <table:table-cell table:style-name="Default" office:value-type="float" office:value="0.855563308225087" calcext:value-type="float">
            <text:p>0,855563308225087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0.9254326820374" calcext:value-type="float">
            <text:p>10,9254326820374</text:p>
          </table:table-cell>
          <table:table-cell table:style-name="Default" office:value-type="float" office:value="2.37492360787323" calcext:value-type="float">
            <text:p>2,37492360787323</text:p>
          </table:table-cell>
          <table:table-cell table:style-name="Default" office:value-type="float" office:value="0.865407039812355" calcext:value-type="float">
            <text:p>0,865407039812355</text:p>
          </table:table-cell>
          <table:table-cell table:style-name="Default" office:value-type="float" office:value="0.878759893556618" calcext:value-type="float">
            <text:p>0,878759893556618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8848860263824" calcext:value-type="float">
            <text:p>10,8848860263824</text:p>
          </table:table-cell>
          <table:table-cell table:style-name="Default" office:value-type="float" office:value="1.76445186596507" calcext:value-type="float">
            <text:p>1,76445186596507</text:p>
          </table:table-cell>
          <table:table-cell table:style-name="Default" office:value-type="float" office:value="0.904290993959024" calcext:value-type="float">
            <text:p>0,904290993959024</text:p>
          </table:table-cell>
          <table:table-cell table:style-name="Default" office:value-type="float" office:value="0.88549991736903" calcext:value-type="float">
            <text:p>0,88549991736903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0.932680606842" calcext:value-type="float">
            <text:p>10,932680606842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4.9615430831909" calcext:value-type="float">
            <text:p>14,9615430831909</text:p>
          </table:table-cell>
          <table:table-cell table:style-name="Default" office:value-type="float" office:value="0.533312523481351" calcext:value-type="float">
            <text:p>0,533312523481351</text:p>
          </table:table-cell>
          <table:table-cell table:style-name="Default" office:value-type="float" office:value="0.88761531815769" calcext:value-type="float">
            <text:p>0,88761531815769</text:p>
          </table:table-cell>
          <table:table-cell table:style-name="Default" office:value-type="float" office:value="0.813451340632882" calcext:value-type="float">
            <text:p>0,813451340632882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14.9259309768677" calcext:value-type="float">
            <text:p>14,9259309768677</text:p>
          </table:table-cell>
          <table:table-cell table:style-name="Default" office:value-type="float" office:value="1.03361451908877" calcext:value-type="float">
            <text:p>1,03361451908877</text:p>
          </table:table-cell>
          <table:table-cell table:style-name="Default" office:value-type="float" office:value="0.892632365624669" calcext:value-type="float">
            <text:p>0,892632365624669</text:p>
          </table:table-cell>
          <table:table-cell table:style-name="Default" office:value-type="float" office:value="0.844621314260797" calcext:value-type="float">
            <text:p>0,844621314260797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14.9637389183044" calcext:value-type="float">
            <text:p>14,9637389183044</text:p>
          </table:table-cell>
          <table:table-cell table:style-name="Default" office:value-type="float" office:value="0.846261998184059" calcext:value-type="float">
            <text:p>0,846261998184059</text:p>
          </table:table-cell>
          <table:table-cell table:style-name="Default" office:value-type="float" office:value="0.887482401139462" calcext:value-type="float">
            <text:p>0,887482401139462</text:p>
          </table:table-cell>
          <table:table-cell table:style-name="Default" office:value-type="float" office:value="0.871906079413744" calcext:value-type="float">
            <text:p>0,871906079413744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14.9684581756592" calcext:value-type="float">
            <text:p>14,9684581756592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58512449264526" calcext:value-type="float">
            <text:p>5,58512449264526</text:p>
          </table:table-cell>
          <table:table-cell table:style-name="Default" office:value-type="float" office:value="0.393958169909784" calcext:value-type="float">
            <text:p>0,393958169909784</text:p>
          </table:table-cell>
          <table:table-cell table:style-name="Default" office:value-type="float" office:value="0.651423572472396" calcext:value-type="float">
            <text:p>0,651423572472396</text:p>
          </table:table-cell>
          <table:table-cell table:style-name="Default" office:value-type="float" office:value="0.944244242624573" calcext:value-type="float">
            <text:p>0,944244242624573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6.63239431381226" calcext:value-type="float">
            <text:p>6,63239431381226</text:p>
          </table:table-cell>
          <table:table-cell table:style-name="Default" office:value-type="float" office:value="0.368466549945352" calcext:value-type="float">
            <text:p>0,368466549945352</text:p>
          </table:table-cell>
          <table:table-cell table:style-name="Default" office:value-type="float" office:value="0.653469189978203" calcext:value-type="float">
            <text:p>0,653469189978203</text:p>
          </table:table-cell>
          <table:table-cell table:style-name="Default" office:value-type="float" office:value="0.94260320430359" calcext:value-type="float">
            <text:p>0,94260320430359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6.95567584037781" calcext:value-type="float">
            <text:p>6,95567584037781</text:p>
          </table:table-cell>
          <table:table-cell table:style-name="Default" office:value-type="float" office:value="0.517307517403687" calcext:value-type="float">
            <text:p>0,517307517403687</text:p>
          </table:table-cell>
          <table:table-cell table:style-name="Default" office:value-type="float" office:value="0.650525643720667" calcext:value-type="float">
            <text:p>0,650525643720667</text:p>
          </table:table-cell>
          <table:table-cell table:style-name="Default" office:value-type="float" office:value="0.950092809223458" calcext:value-type="float">
            <text:p>0,950092809223458</text:p>
          </table:table-cell>
          <table:table-cell table:style-name="Default" office:value-type="float" office:value="187" calcext:value-type="float">
            <text:p>187</text:p>
          </table:table-cell>
          <table:table-cell table:style-name="Default" office:value-type="float" office:value="8.28856182098389" calcext:value-type="float">
            <text:p>8,28856182098389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963241100311" calcext:value-type="float">
            <text:p>20,1963241100311</text:p>
          </table:table-cell>
          <table:table-cell table:style-name="Default" office:value-type="float" office:value="1.7898363841541" calcext:value-type="float">
            <text:p>1,7898363841541</text:p>
          </table:table-cell>
          <table:table-cell table:style-name="Default" office:value-type="float" office:value="0.821282671877681" calcext:value-type="float">
            <text:p>0,821282671877681</text:p>
          </table:table-cell>
          <table:table-cell table:style-name="Default" office:value-type="float" office:value="0.930030124504055" calcext:value-type="float">
            <text:p>0,930030124504055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0360550880432" calcext:value-type="float">
            <text:p>20,0360550880432</text:p>
          </table:table-cell>
          <table:table-cell table:style-name="Default" office:value-type="float" office:value="1.55695851581291" calcext:value-type="float">
            <text:p>1,55695851581291</text:p>
          </table:table-cell>
          <table:table-cell table:style-name="Default" office:value-type="float" office:value="0.827607146301545" calcext:value-type="float">
            <text:p>0,827607146301545</text:p>
          </table:table-cell>
          <table:table-cell table:style-name="Default" office:value-type="float" office:value="0.933605558098536" calcext:value-type="float">
            <text:p>0,933605558098536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545076370239" calcext:value-type="float">
            <text:p>20,1545076370239</text:p>
          </table:table-cell>
          <table:table-cell table:style-name="Default" office:value-type="float" office:value="2.48959164473169" calcext:value-type="float">
            <text:p>2,48959164473169</text:p>
          </table:table-cell>
          <table:table-cell table:style-name="Default" office:value-type="float" office:value="0.811506085374501" calcext:value-type="float">
            <text:p>0,811506085374501</text:p>
          </table:table-cell>
          <table:table-cell table:style-name="Default" office:value-type="float" office:value="0.91195242003548" calcext:value-type="float">
            <text:p>0,91195242003548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19.9567136764526" calcext:value-type="float">
            <text:p>19,9567136764526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16597032547" calcext:value-type="float">
            <text:p>25,516597032547</text:p>
          </table:table-cell>
          <table:table-cell table:style-name="Default" office:value-type="float" office:value="1.05356350132766" calcext:value-type="float">
            <text:p>1,05356350132766</text:p>
          </table:table-cell>
          <table:table-cell table:style-name="Default" office:value-type="float" office:value="0.838380014232902" calcext:value-type="float">
            <text:p>0,838380014232902</text:p>
          </table:table-cell>
          <table:table-cell table:style-name="Default" office:value-type="float" office:value="0.95532326786258" calcext:value-type="float">
            <text:p>0,95532326786258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5875763893127" calcext:value-type="float">
            <text:p>25,5875763893127</text:p>
          </table:table-cell>
          <table:table-cell table:style-name="Default" office:value-type="float" office:value="1.04026865270916" calcext:value-type="float">
            <text:p>1,04026865270916</text:p>
          </table:table-cell>
          <table:table-cell table:style-name="Default" office:value-type="float" office:value="0.840294063197784" calcext:value-type="float">
            <text:p>0,840294063197784</text:p>
          </table:table-cell>
          <table:table-cell table:style-name="Default" office:value-type="float" office:value="0.95053407821229" calcext:value-type="float">
            <text:p>0,9505340782122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4736332893372" calcext:value-type="float">
            <text:p>25,4736332893372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0.68335199654645" calcext:value-type="float">
            <text:p>0,68335199654645</text:p>
          </table:table-cell>
          <table:table-cell table:style-name="Default" office:value-type="float" office:value="0.931360677737901" calcext:value-type="float">
            <text:p>0,931360677737901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95812702179" calcext:value-type="float">
            <text:p>25,695812702179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072561264038" calcext:value-type="float">
            <text:p>10,9072561264038</text:p>
          </table:table-cell>
          <table:table-cell table:style-name="Default" office:value-type="float" office:value="0.751468352641474" calcext:value-type="float">
            <text:p>0,751468352641474</text:p>
          </table:table-cell>
          <table:table-cell table:style-name="Default" office:value-type="float" office:value="0.862246085267829" calcext:value-type="float">
            <text:p>0,862246085267829</text:p>
          </table:table-cell>
          <table:table-cell table:style-name="Default" office:value-type="float" office:value="0.85564961354435" calcext:value-type="float">
            <text:p>0,85564961354435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091453552246" calcext:value-type="float">
            <text:p>10,9091453552246</text:p>
          </table:table-cell>
          <table:table-cell table:style-name="Default" office:value-type="float" office:value="1.77942081882885" calcext:value-type="float">
            <text:p>1,77942081882885</text:p>
          </table:table-cell>
          <table:table-cell table:style-name="Default" office:value-type="float" office:value="0.850196014774932" calcext:value-type="float">
            <text:p>0,850196014774932</text:p>
          </table:table-cell>
          <table:table-cell table:style-name="Default" office:value-type="float" office:value="0.794991821972402" calcext:value-type="float">
            <text:p>0,794991821972402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0.9143254756928" calcext:value-type="float">
            <text:p>10,9143254756928</text:p>
          </table:table-cell>
          <table:table-cell table:style-name="Default" office:value-type="float" office:value="2.58588167756695" calcext:value-type="float">
            <text:p>2,58588167756695</text:p>
          </table:table-cell>
          <table:table-cell table:style-name="Default" office:value-type="float" office:value="0.871730860408524" calcext:value-type="float">
            <text:p>0,871730860408524</text:p>
          </table:table-cell>
          <table:table-cell table:style-name="Default" office:value-type="float" office:value="0.857342283280169" calcext:value-type="float">
            <text:p>0,857342283280169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10.9633419513702" calcext:value-type="float">
            <text:p>10,9633419513702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4.9534027576447" calcext:value-type="float">
            <text:p>14,9534027576447</text:p>
          </table:table-cell>
          <table:table-cell table:style-name="Default" office:value-type="float" office:value="0.829400049810616" calcext:value-type="float">
            <text:p>0,829400049810616</text:p>
          </table:table-cell>
          <table:table-cell table:style-name="Default" office:value-type="float" office:value="0.905992166307257" calcext:value-type="float">
            <text:p>0,905992166307257</text:p>
          </table:table-cell>
          <table:table-cell table:style-name="Default" office:value-type="float" office:value="0.870581981115358" calcext:value-type="float">
            <text:p>0,870581981115358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4.9236493110657" calcext:value-type="float">
            <text:p>14,9236493110657</text:p>
          </table:table-cell>
          <table:table-cell table:style-name="Default" office:value-type="float" office:value="1.29464355448178" calcext:value-type="float">
            <text:p>1,29464355448178</text:p>
          </table:table-cell>
          <table:table-cell table:style-name="Default" office:value-type="float" office:value="0.902516980895246" calcext:value-type="float">
            <text:p>0,902516980895246</text:p>
          </table:table-cell>
          <table:table-cell table:style-name="Default" office:value-type="float" office:value="0.901106073661548" calcext:value-type="float">
            <text:p>0,901106073661548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14.9866473674774" calcext:value-type="float">
            <text:p>14,9866473674774</text:p>
          </table:table-cell>
          <table:table-cell table:style-name="Default" office:value-type="float" office:value="1.45103007451292" calcext:value-type="float">
            <text:p>1,45103007451292</text:p>
          </table:table-cell>
          <table:table-cell table:style-name="Default" office:value-type="float" office:value="0.866120745980481" calcext:value-type="float">
            <text:p>0,866120745980481</text:p>
          </table:table-cell>
          <table:table-cell table:style-name="Default" office:value-type="float" office:value="0.855439334148989" calcext:value-type="float">
            <text:p>0,855439334148989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4.9522545337677" calcext:value-type="float">
            <text:p>14,9522545337677</text:p>
          </table:table-cell>
          <table:table-cell table:number-columns-repeated="923"/>
        </table:table-row>
        <table:table-row table:style-name="ro1">
          <table:table-cell/>
          <table:table-cell table:style-name="Default" office:value-type="float" office:value="0.316915755416065" calcext:value-type="float">
            <text:p>0,316915755416065</text:p>
          </table:table-cell>
          <table:table-cell table:style-name="Default" office:value-type="float" office:value="0.652302638772578" calcext:value-type="float">
            <text:p>0,652302638772578</text:p>
          </table:table-cell>
          <table:table-cell table:style-name="Default" office:value-type="float" office:value="0.941041983712052" calcext:value-type="float">
            <text:p>0,94104198371205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4313223361969" calcext:value-type="float">
            <text:p>5,4313223361969</text:p>
          </table:table-cell>
          <table:table-cell table:style-name="Default" office:value-type="float" office:value="0.387098676540712" calcext:value-type="float">
            <text:p>0,387098676540712</text:p>
          </table:table-cell>
          <table:table-cell table:style-name="Default" office:value-type="float" office:value="0.651286219746391" calcext:value-type="float">
            <text:p>0,651286219746391</text:p>
          </table:table-cell>
          <table:table-cell table:style-name="Default" office:value-type="float" office:value="0.944581669303409" calcext:value-type="float">
            <text:p>0,944581669303409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6.86933660507202" calcext:value-type="float">
            <text:p>6,86933660507202</text:p>
          </table:table-cell>
          <table:table-cell table:style-name="Default" office:value-type="float" office:value="0.44433495393947" calcext:value-type="float">
            <text:p>0,44433495393947</text:p>
          </table:table-cell>
          <table:table-cell table:style-name="Default" office:value-type="float" office:value="0.646065806177754" calcext:value-type="float">
            <text:p>0,646065806177754</text:p>
          </table:table-cell>
          <table:table-cell table:style-name="Default" office:value-type="float" office:value="0.94976213261365" calcext:value-type="float">
            <text:p>0,94976213261365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8.94014763832092" calcext:value-type="float">
            <text:p>8,94014763832092</text:p>
          </table:table-cell>
          <table:table-cell table:style-name="Default" office:value-type="float" office:value="0.352186560148036" calcext:value-type="float">
            <text:p>0,352186560148036</text:p>
          </table:table-cell>
          <table:table-cell table:style-name="Default" office:value-type="float" office:value="0.648957069865671" calcext:value-type="float">
            <text:p>0,648957069865671</text:p>
          </table:table-cell>
          <table:table-cell table:style-name="Default" office:value-type="float" office:value="0.944030920304395" calcext:value-type="float">
            <text:p>0,944030920304395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7.22075080871582" calcext:value-type="float">
            <text:p>7,22075080871582</text:p>
          </table:table-cell>
          <table:table-cell table:style-name="Default" office:value-type="float" office:value="1.42357985828079" calcext:value-type="float">
            <text:p>1,42357985828079</text:p>
          </table:table-cell>
          <table:table-cell table:style-name="Default" office:value-type="float" office:value="0.83447601830328" calcext:value-type="float">
            <text:p>0,83447601830328</text:p>
          </table:table-cell>
          <table:table-cell table:style-name="Default" office:value-type="float" office:value="0.935437356566949" calcext:value-type="float">
            <text:p>0,935437356566949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2036490440369" calcext:value-type="float">
            <text:p>20,2036490440369</text:p>
          </table:table-cell>
          <table:table-cell table:style-name="Default" office:value-type="float" office:value="0.519318567056111" calcext:value-type="float">
            <text:p>0,519318567056111</text:p>
          </table:table-cell>
          <table:table-cell table:style-name="Default" office:value-type="float" office:value="0.852283649685344" calcext:value-type="float">
            <text:p>0,852283649685344</text:p>
          </table:table-cell>
          <table:table-cell table:style-name="Default" office:value-type="float" office:value="0.935311957129818" calcext:value-type="float">
            <text:p>0,935311957129818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2525746822357" calcext:value-type="float">
            <text:p>20,2525746822357</text:p>
          </table:table-cell>
          <table:table-cell table:style-name="Default" office:value-type="float" office:value="1.7234810125951" calcext:value-type="float">
            <text:p>1,7234810125951</text:p>
          </table:table-cell>
          <table:table-cell table:style-name="Default" office:value-type="float" office:value="0.820551806348273" calcext:value-type="float">
            <text:p>0,820551806348273</text:p>
          </table:table-cell>
          <table:table-cell table:style-name="Default" office:value-type="float" office:value="0.92086882336571" calcext:value-type="float">
            <text:p>0,92086882336571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2281446456909" calcext:value-type="float">
            <text:p>20,2281446456909</text:p>
          </table:table-cell>
          <table:table-cell table:style-name="Default" office:value-type="float" office:value="1.97789456675023" calcext:value-type="float">
            <text:p>1,97789456675023</text:p>
          </table:table-cell>
          <table:table-cell table:style-name="Default" office:value-type="float" office:value="0.822492126533347" calcext:value-type="float">
            <text:p>0,822492126533347</text:p>
          </table:table-cell>
          <table:table-cell table:style-name="Default" office:value-type="float" office:value="0.921192370718728" calcext:value-type="float">
            <text:p>0,921192370718728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20.1413884162903" calcext:value-type="float">
            <text:p>20,1413884162903</text:p>
          </table:table-cell>
          <table:table-cell table:style-name="Default" office:value-type="float" office:value="1.01329809189238" calcext:value-type="float">
            <text:p>1,01329809189238</text:p>
          </table:table-cell>
          <table:table-cell table:style-name="Default" office:value-type="float" office:value="0.840780589658796" calcext:value-type="float">
            <text:p>0,840780589658796</text:p>
          </table:table-cell>
          <table:table-cell table:style-name="Default" office:value-type="float" office:value="0.959298788301549" calcext:value-type="float">
            <text:p>0,959298788301549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6235704421997" calcext:value-type="float">
            <text:p>25,6235704421997</text:p>
          </table:table-cell>
          <table:table-cell table:style-name="Default" office:value-type="float" office:value="1.136032840068" calcext:value-type="float">
            <text:p>1,136032840068</text:p>
          </table:table-cell>
          <table:table-cell table:style-name="Default" office:value-type="float" office:value="0.844615552751046" calcext:value-type="float">
            <text:p>0,844615552751046</text:p>
          </table:table-cell>
          <table:table-cell table:style-name="Default" office:value-type="float" office:value="0.95346719807906" calcext:value-type="float">
            <text:p>0,95346719807906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8102111816406" calcext:value-type="float">
            <text:p>25,8102111816406</text:p>
          </table:table-cell>
          <table:table-cell table:style-name="Default" office:value-type="float" office:value="1.21971736156381" calcext:value-type="float">
            <text:p>1,21971736156381</text:p>
          </table:table-cell>
          <table:table-cell table:style-name="Default" office:value-type="float" office:value="0.842007146107367" calcext:value-type="float">
            <text:p>0,842007146107367</text:p>
          </table:table-cell>
          <table:table-cell table:style-name="Default" office:value-type="float" office:value="0.954210757737746" calcext:value-type="float">
            <text:p>0,954210757737746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629067897797" calcext:value-type="float">
            <text:p>25,7629067897797</text:p>
          </table:table-cell>
          <table:table-cell table:style-name="Default" office:value-type="float" office:value="2.05952526303504" calcext:value-type="float">
            <text:p>2,05952526303504</text:p>
          </table:table-cell>
          <table:table-cell table:style-name="Default" office:value-type="float" office:value="0.816123837397339" calcext:value-type="float">
            <text:p>0,816123837397339</text:p>
          </table:table-cell>
          <table:table-cell table:style-name="Default" office:value-type="float" office:value="0.930551854645307" calcext:value-type="float">
            <text:p>0,930551854645307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25.7554180622101" calcext:value-type="float">
            <text:p>25,7554180622101</text:p>
          </table:table-cell>
          <table:table-cell table:style-name="Default" office:value-type="float" office:value="2.18467159268945" calcext:value-type="float">
            <text:p>2,18467159268945</text:p>
          </table:table-cell>
          <table:table-cell table:style-name="Default" office:value-type="float" office:value="0.897933728774008" calcext:value-type="float">
            <text:p>0,897933728774008</text:p>
          </table:table-cell>
          <table:table-cell table:style-name="Default" office:value-type="float" office:value="0.868807438542627" calcext:value-type="float">
            <text:p>0,868807438542627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989178180695" calcext:value-type="float">
            <text:p>10,9989178180695</text:p>
          </table:table-cell>
          <table:table-cell table:style-name="Default" office:value-type="float" office:value="1.83048986975441" calcext:value-type="float">
            <text:p>1,83048986975441</text:p>
          </table:table-cell>
          <table:table-cell table:style-name="Default" office:value-type="float" office:value="0.87155283825387" calcext:value-type="float">
            <text:p>0,87155283825387</text:p>
          </table:table-cell>
          <table:table-cell table:style-name="Default" office:value-type="float" office:value="0.859570852898293" calcext:value-type="float">
            <text:p>0,859570852898293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0.9725766181946" calcext:value-type="float">
            <text:p>10,9725766181946</text:p>
          </table:table-cell>
          <table:table-cell table:style-name="Default" office:value-type="float" office:value="1.79680550435857" calcext:value-type="float">
            <text:p>1,79680550435857</text:p>
          </table:table-cell>
          <table:table-cell table:style-name="Default" office:value-type="float" office:value="0.893060398395453" calcext:value-type="float">
            <text:p>0,893060398395453</text:p>
          </table:table-cell>
          <table:table-cell table:style-name="Default" office:value-type="float" office:value="0.872256385560021" calcext:value-type="float">
            <text:p>0,872256385560021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1.014885187149" calcext:value-type="float">
            <text:p>11,014885187149</text:p>
          </table:table-cell>
          <table:table-cell table:style-name="Default" office:value-type="float" office:value="1.79535511633157" calcext:value-type="float">
            <text:p>1,79535511633157</text:p>
          </table:table-cell>
          <table:table-cell table:style-name="Default" office:value-type="float" office:value="0.893817883802764" calcext:value-type="float">
            <text:p>0,893817883802764</text:p>
          </table:table-cell>
          <table:table-cell table:style-name="Default" office:value-type="float" office:value="0.857398240786768" calcext:value-type="float">
            <text:p>0,857398240786768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11.0334074497223" calcext:value-type="float">
            <text:p>11,0334074497223</text:p>
          </table:table-cell>
          <table:table-cell table:style-name="Default" office:value-type="float" office:value="0.837622659498382" calcext:value-type="float">
            <text:p>0,837622659498382</text:p>
          </table:table-cell>
          <table:table-cell table:style-name="Default" office:value-type="float" office:value="0.90573489013214" calcext:value-type="float">
            <text:p>0,90573489013214</text:p>
          </table:table-cell>
          <table:table-cell table:style-name="Default" office:value-type="float" office:value="0.878157642325622" calcext:value-type="float">
            <text:p>0,878157642325622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384438037872" calcext:value-type="float">
            <text:p>15,0384438037872</text:p>
          </table:table-cell>
          <table:table-cell table:style-name="Default" office:value-type="float" office:value="0.914599622832209" calcext:value-type="float">
            <text:p>0,914599622832209</text:p>
          </table:table-cell>
          <table:table-cell table:style-name="Default" office:value-type="float" office:value="0.878170721874583" calcext:value-type="float">
            <text:p>0,878170721874583</text:p>
          </table:table-cell>
          <table:table-cell table:style-name="Default" office:value-type="float" office:value="0.828734728610975" calcext:value-type="float">
            <text:p>0,828734728610975</text:p>
          </table:table-cell>
          <table:table-cell table:style-name="Default" office:value-type="float" office:value="576" calcext:value-type="float">
            <text:p>576</text:p>
          </table:table-cell>
          <table:table-cell table:style-name="Default" office:value-type="float" office:value="15.0799765586853" calcext:value-type="float">
            <text:p>15,0799765586853</text:p>
          </table:table-cell>
          <table:table-cell table:style-name="Default" office:value-type="float" office:value="1.07128973261705" calcext:value-type="float">
            <text:p>1,07128973261705</text:p>
          </table:table-cell>
          <table:table-cell table:style-name="Default" office:value-type="float" office:value="0.90956451804036" calcext:value-type="float">
            <text:p>0,90956451804036</text:p>
          </table:table-cell>
          <table:table-cell table:style-name="Default" office:value-type="float" office:value="0.893794843104345" calcext:value-type="float">
            <text:p>0,893794843104345</text:p>
          </table:table-cell>
          <table:table-cell table:style-name="Default" office:value-type="float" office:value="579" calcext:value-type="float">
            <text:p>579</text:p>
          </table:table-cell>
          <table:table-cell table:style-name="Default" office:value-type="float" office:value="15.0840270519257" calcext:value-type="float">
            <text:p>15,0840270519257</text:p>
          </table:table-cell>
          <table:table-cell table:style-name="Default" office:value-type="float" office:value="0.97479582365168" calcext:value-type="float">
            <text:p>0,97479582365168</text:p>
          </table:table-cell>
          <table:table-cell table:style-name="Default" office:value-type="float" office:value="0.88333389223488" calcext:value-type="float">
            <text:p>0,88333389223488</text:p>
          </table:table-cell>
          <table:table-cell table:style-name="Default" office:value-type="float" office:value="0.846075291832981" calcext:value-type="float">
            <text:p>0,846075291832981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5.0501368045807" calcext:value-type="float">
            <text:p>15,0501368045807</text:p>
          </table:table-cell>
          <table:table-cell table:number-columns-repeated="923"/>
        </table:table-row>
        <table:table-row table:style-name="ro1">
          <table:table-cell table:style-name="ce2" table:number-columns-repeated="1024"/>
        </table:table-row>
        <table:table-row table:style-name="ro1">
          <table:table-cell/>
          <table:table-cell table:number-columns-repeated="20" table:style-name="ce6" office:value-type="string" calcext:value-type="string">
            <text:p>traditional_watershed</text:p>
          </table:table-cell>
          <table:table-cell table:number-columns-repeated="20" table:style-name="ce6" office:value-type="string" calcext:value-type="string">
            <text:p>compact_watershed_886</text:p>
          </table:table-cell>
          <table:table-cell table:number-columns-repeated="20" table:style-name="ce6" office:value-type="string" calcext:value-type="string">
            <text:p>compact_watershed_10108</text:p>
          </table:table-cell>
          <table:table-cell table:number-columns-repeated="20" table:style-name="ce6" office:value-type="string" calcext:value-type="string">
            <text:p>slic400</text:p>
          </table:table-cell>
          <table:table-cell table:number-columns-repeated="20" table:style-name="ce6" office:value-type="string" calcext:value-type="string">
            <text:p>slic600</text:p>
          </table:table-cell>
          <table:table-cell table:number-columns-repeated="923"/>
        </table:table-row>
        <table:table-row table:style-name="ro1">
          <table:table-cell/>
          <table:table-cell table:number-columns-repeated="5" table:style-name="ce6"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4" calcext:value-type="float">
            <text:p>4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4" calcext:value-type="float">
            <text:p>4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4" calcext:value-type="float">
            <text:p>4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4" calcext:value-type="float">
            <text:p>4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4" calcext:value-type="float">
            <text:p>4</text:p>
          </table:table-cell>
          <table:table-cell table:number-columns-repeated="923"/>
        </table:table-row>
        <table:table-row table:style-name="ro1">
          <table:table-cell/>
          <table:table-cell table:style-name="ce6" office:value-type="string" calcext:value-type="string">
            <text:p>costs</text:p>
          </table:table-cell>
          <table:table-cell table:style-name="ce6" office:value-type="string" calcext:value-type="string">
            <text:p>dices_average</text:p>
          </table:table-cell>
          <table:table-cell table:style-name="ce6" office:value-type="string" calcext:value-type="string">
            <text:p>dices_liver</text:p>
          </table:table-cell>
          <table:table-cell table:style-name="ce6" office:value-type="string" calcext:value-type="string">
            <text:p>regions</text:p>
          </table:table-cell>
          <table:table-cell table:style-name="ce6" office:value-type="string" calcext:value-type="string">
            <text:p>times</text:p>
          </table:table-cell>
          <table:table-cell table:style-name="ce6" office:value-type="string" calcext:value-type="string">
            <text:p>costs</text:p>
          </table:table-cell>
          <table:table-cell table:style-name="ce6" office:value-type="string" calcext:value-type="string">
            <text:p>dices_average</text:p>
          </table:table-cell>
          <table:table-cell table:style-name="ce6" office:value-type="string" calcext:value-type="string">
            <text:p>dices_liver</text:p>
          </table:table-cell>
          <table:table-cell table:style-name="ce6" office:value-type="string" calcext:value-type="string">
            <text:p>regions</text:p>
          </table:table-cell>
          <table:table-cell table:style-name="ce6" office:value-type="string" calcext:value-type="string">
            <text:p>times</text:p>
          </table:table-cell>
          <table:table-cell table:style-name="ce6" office:value-type="string" calcext:value-type="string">
            <text:p>costs</text:p>
          </table:table-cell>
          <table:table-cell table:style-name="ce6" office:value-type="string" calcext:value-type="string">
            <text:p>dices_average</text:p>
          </table:table-cell>
          <table:table-cell table:style-name="ce6" office:value-type="string" calcext:value-type="string">
            <text:p>dices_liver</text:p>
          </table:table-cell>
          <table:table-cell table:style-name="ce6" office:value-type="string" calcext:value-type="string">
            <text:p>regions</text:p>
          </table:table-cell>
          <table:table-cell table:style-name="ce6" office:value-type="string" calcext:value-type="string">
            <text:p>times</text:p>
          </table:table-cell>
          <table:table-cell table:style-name="ce6" office:value-type="string" calcext:value-type="string">
            <text:p>costs</text:p>
          </table:table-cell>
          <table:table-cell table:style-name="ce6" office:value-type="string" calcext:value-type="string">
            <text:p>dices_average</text:p>
          </table:table-cell>
          <table:table-cell table:style-name="ce6" office:value-type="string" calcext:value-type="string">
            <text:p>dices_liver</text:p>
          </table:table-cell>
          <table:table-cell table:style-name="ce6" office:value-type="string" calcext:value-type="string">
            <text:p>regions</text:p>
          </table:table-cell>
          <table:table-cell table:style-name="ce6" office:value-type="string" calcext:value-type="string">
            <text:p>times</text:p>
          </table:table-cell>
          <table:table-cell table:style-name="ce6" office:value-type="string" calcext:value-type="string">
            <text:p>costs</text:p>
          </table:table-cell>
          <table:table-cell table:style-name="ce6" office:value-type="string" calcext:value-type="string">
            <text:p>dices_average</text:p>
          </table:table-cell>
          <table:table-cell table:style-name="ce6" office:value-type="string" calcext:value-type="string">
            <text:p>dices_liver</text:p>
          </table:table-cell>
          <table:table-cell table:style-name="ce6" office:value-type="string" calcext:value-type="string">
            <text:p>regions</text:p>
          </table:table-cell>
          <table:table-cell table:style-name="ce6" office:value-type="string" calcext:value-type="string">
            <text:p>times</text:p>
          </table:table-cell>
          <table:table-cell table:style-name="ce6" office:value-type="string" calcext:value-type="string">
            <text:p>costs</text:p>
          </table:table-cell>
          <table:table-cell table:style-name="ce6" office:value-type="string" calcext:value-type="string">
            <text:p>dices_average</text:p>
          </table:table-cell>
          <table:table-cell table:style-name="ce6" office:value-type="string" calcext:value-type="string">
            <text:p>dices_liver</text:p>
          </table:table-cell>
          <table:table-cell table:style-name="ce6" office:value-type="string" calcext:value-type="string">
            <text:p>regions</text:p>
          </table:table-cell>
          <table:table-cell table:style-name="ce6" office:value-type="string" calcext:value-type="string">
            <text:p>times</text:p>
          </table:table-cell>
          <table:table-cell table:style-name="ce6" office:value-type="string" calcext:value-type="string">
            <text:p>costs</text:p>
          </table:table-cell>
          <table:table-cell table:style-name="ce6" office:value-type="string" calcext:value-type="string">
            <text:p>dices_average</text:p>
          </table:table-cell>
          <table:table-cell table:style-name="ce6" office:value-type="string" calcext:value-type="string">
            <text:p>dices_liver</text:p>
          </table:table-cell>
          <table:table-cell table:style-name="ce6" office:value-type="string" calcext:value-type="string">
            <text:p>regions</text:p>
          </table:table-cell>
          <table:table-cell table:style-name="ce6" office:value-type="string" calcext:value-type="string">
            <text:p>times</text:p>
          </table:table-cell>
          <table:table-cell table:style-name="ce6" office:value-type="string" calcext:value-type="string">
            <text:p>costs</text:p>
          </table:table-cell>
          <table:table-cell table:style-name="ce6" office:value-type="string" calcext:value-type="string">
            <text:p>dices_average</text:p>
          </table:table-cell>
          <table:table-cell table:style-name="ce6" office:value-type="string" calcext:value-type="string">
            <text:p>dices_liver</text:p>
          </table:table-cell>
          <table:table-cell table:style-name="ce6" office:value-type="string" calcext:value-type="string">
            <text:p>regions</text:p>
          </table:table-cell>
          <table:table-cell table:style-name="ce6" office:value-type="string" calcext:value-type="string">
            <text:p>times</text:p>
          </table:table-cell>
          <table:table-cell table:style-name="ce6" office:value-type="string" calcext:value-type="string">
            <text:p>costs</text:p>
          </table:table-cell>
          <table:table-cell table:style-name="ce6" office:value-type="string" calcext:value-type="string">
            <text:p>dices_average</text:p>
          </table:table-cell>
          <table:table-cell table:style-name="ce6" office:value-type="string" calcext:value-type="string">
            <text:p>dices_liver</text:p>
          </table:table-cell>
          <table:table-cell table:style-name="ce6" office:value-type="string" calcext:value-type="string">
            <text:p>regions</text:p>
          </table:table-cell>
          <table:table-cell table:style-name="ce6" office:value-type="string" calcext:value-type="string">
            <text:p>times</text:p>
          </table:table-cell>
          <table:table-cell table:style-name="ce6" office:value-type="string" calcext:value-type="string">
            <text:p>costs</text:p>
          </table:table-cell>
          <table:table-cell table:style-name="ce6" office:value-type="string" calcext:value-type="string">
            <text:p>dices_average</text:p>
          </table:table-cell>
          <table:table-cell table:style-name="ce6" office:value-type="string" calcext:value-type="string">
            <text:p>dices_liver</text:p>
          </table:table-cell>
          <table:table-cell table:style-name="ce6" office:value-type="string" calcext:value-type="string">
            <text:p>regions</text:p>
          </table:table-cell>
          <table:table-cell table:style-name="ce6" office:value-type="string" calcext:value-type="string">
            <text:p>times</text:p>
          </table:table-cell>
          <table:table-cell table:style-name="ce6" office:value-type="string" calcext:value-type="string">
            <text:p>costs</text:p>
          </table:table-cell>
          <table:table-cell table:style-name="ce6" office:value-type="string" calcext:value-type="string">
            <text:p>dices_average</text:p>
          </table:table-cell>
          <table:table-cell table:style-name="ce6" office:value-type="string" calcext:value-type="string">
            <text:p>dices_liver</text:p>
          </table:table-cell>
          <table:table-cell table:style-name="ce6" office:value-type="string" calcext:value-type="string">
            <text:p>regions</text:p>
          </table:table-cell>
          <table:table-cell table:style-name="ce6" office:value-type="string" calcext:value-type="string">
            <text:p>times</text:p>
          </table:table-cell>
          <table:table-cell table:style-name="ce6" office:value-type="string" calcext:value-type="string">
            <text:p>costs</text:p>
          </table:table-cell>
          <table:table-cell table:style-name="ce6" office:value-type="string" calcext:value-type="string">
            <text:p>dices_average</text:p>
          </table:table-cell>
          <table:table-cell table:style-name="ce6" office:value-type="string" calcext:value-type="string">
            <text:p>dices_liver</text:p>
          </table:table-cell>
          <table:table-cell table:style-name="ce6" office:value-type="string" calcext:value-type="string">
            <text:p>regions</text:p>
          </table:table-cell>
          <table:table-cell table:style-name="ce6" office:value-type="string" calcext:value-type="string">
            <text:p>times</text:p>
          </table:table-cell>
          <table:table-cell table:style-name="ce6" office:value-type="string" calcext:value-type="string">
            <text:p>costs</text:p>
          </table:table-cell>
          <table:table-cell table:style-name="ce6" office:value-type="string" calcext:value-type="string">
            <text:p>dices_average</text:p>
          </table:table-cell>
          <table:table-cell table:style-name="ce6" office:value-type="string" calcext:value-type="string">
            <text:p>dices_liver</text:p>
          </table:table-cell>
          <table:table-cell table:style-name="ce6" office:value-type="string" calcext:value-type="string">
            <text:p>regions</text:p>
          </table:table-cell>
          <table:table-cell table:style-name="ce6" office:value-type="string" calcext:value-type="string">
            <text:p>times</text:p>
          </table:table-cell>
          <table:table-cell table:style-name="ce6" office:value-type="string" calcext:value-type="string">
            <text:p>costs</text:p>
          </table:table-cell>
          <table:table-cell table:style-name="ce6" office:value-type="string" calcext:value-type="string">
            <text:p>dices_average</text:p>
          </table:table-cell>
          <table:table-cell table:style-name="ce6" office:value-type="string" calcext:value-type="string">
            <text:p>dices_liver</text:p>
          </table:table-cell>
          <table:table-cell table:style-name="ce6" office:value-type="string" calcext:value-type="string">
            <text:p>regions</text:p>
          </table:table-cell>
          <table:table-cell table:style-name="ce6" office:value-type="string" calcext:value-type="string">
            <text:p>times</text:p>
          </table:table-cell>
          <table:table-cell table:style-name="ce6" office:value-type="string" calcext:value-type="string">
            <text:p>costs</text:p>
          </table:table-cell>
          <table:table-cell table:style-name="ce6" office:value-type="string" calcext:value-type="string">
            <text:p>dices_average</text:p>
          </table:table-cell>
          <table:table-cell table:style-name="ce6" office:value-type="string" calcext:value-type="string">
            <text:p>dices_liver</text:p>
          </table:table-cell>
          <table:table-cell table:style-name="ce6" office:value-type="string" calcext:value-type="string">
            <text:p>regions</text:p>
          </table:table-cell>
          <table:table-cell table:style-name="ce6" office:value-type="string" calcext:value-type="string">
            <text:p>times</text:p>
          </table:table-cell>
          <table:table-cell table:style-name="ce6" office:value-type="string" calcext:value-type="string">
            <text:p>costs</text:p>
          </table:table-cell>
          <table:table-cell table:style-name="ce6" office:value-type="string" calcext:value-type="string">
            <text:p>dices_average</text:p>
          </table:table-cell>
          <table:table-cell table:style-name="ce6" office:value-type="string" calcext:value-type="string">
            <text:p>dices_liver</text:p>
          </table:table-cell>
          <table:table-cell table:style-name="ce6" office:value-type="string" calcext:value-type="string">
            <text:p>regions</text:p>
          </table:table-cell>
          <table:table-cell table:style-name="ce6" office:value-type="string" calcext:value-type="string">
            <text:p>times</text:p>
          </table:table-cell>
          <table:table-cell table:style-name="ce6" office:value-type="string" calcext:value-type="string">
            <text:p>costs</text:p>
          </table:table-cell>
          <table:table-cell table:style-name="ce6" office:value-type="string" calcext:value-type="string">
            <text:p>dices_average</text:p>
          </table:table-cell>
          <table:table-cell table:style-name="ce6" office:value-type="string" calcext:value-type="string">
            <text:p>dices_liver</text:p>
          </table:table-cell>
          <table:table-cell table:style-name="ce6" office:value-type="string" calcext:value-type="string">
            <text:p>regions</text:p>
          </table:table-cell>
          <table:table-cell table:style-name="ce6" office:value-type="string" calcext:value-type="string">
            <text:p>times</text:p>
          </table:table-cell>
          <table:table-cell table:style-name="ce6" office:value-type="string" calcext:value-type="string">
            <text:p>costs</text:p>
          </table:table-cell>
          <table:table-cell table:style-name="ce6" office:value-type="string" calcext:value-type="string">
            <text:p>dices_average</text:p>
          </table:table-cell>
          <table:table-cell table:style-name="ce6" office:value-type="string" calcext:value-type="string">
            <text:p>dices_liver</text:p>
          </table:table-cell>
          <table:table-cell table:style-name="ce6" office:value-type="string" calcext:value-type="string">
            <text:p>regions</text:p>
          </table:table-cell>
          <table:table-cell table:style-name="ce6" office:value-type="string" calcext:value-type="string">
            <text:p>times</text:p>
          </table:table-cell>
          <table:table-cell table:style-name="ce6" office:value-type="string" calcext:value-type="string">
            <text:p>costs</text:p>
          </table:table-cell>
          <table:table-cell table:style-name="ce6" office:value-type="string" calcext:value-type="string">
            <text:p>dices_average</text:p>
          </table:table-cell>
          <table:table-cell table:style-name="ce6" office:value-type="string" calcext:value-type="string">
            <text:p>dices_liver</text:p>
          </table:table-cell>
          <table:table-cell table:style-name="ce6" office:value-type="string" calcext:value-type="string">
            <text:p>regions</text:p>
          </table:table-cell>
          <table:table-cell table:style-name="ce6" office:value-type="string" calcext:value-type="string">
            <text:p>times</text:p>
          </table:table-cell>
          <table:table-cell table:style-name="ce6" office:value-type="string" calcext:value-type="string">
            <text:p>costs</text:p>
          </table:table-cell>
          <table:table-cell table:style-name="ce6" office:value-type="string" calcext:value-type="string">
            <text:p>dices_average</text:p>
          </table:table-cell>
          <table:table-cell table:style-name="ce6" office:value-type="string" calcext:value-type="string">
            <text:p>dices_liver</text:p>
          </table:table-cell>
          <table:table-cell table:style-name="ce6" office:value-type="string" calcext:value-type="string">
            <text:p>regions</text:p>
          </table:table-cell>
          <table:table-cell table:style-name="ce6" office:value-type="string" calcext:value-type="string">
            <text:p>times</text:p>
          </table:table-cell>
          <table:table-cell table:number-columns-repeated="923"/>
        </table:table-row>
        <table:table-row table:style-name="ro1">
          <table:table-cell office:value-type="string" calcext:value-type="string">
            <text:p>Mean</text:p>
          </table:table-cell>
          <table:table-cell table:style-name="ce7" table:formula="of:=AVERAGE([.B4:.B103])" office:value-type="float" office:value="0.316915755416065" calcext:value-type="float">
            <text:p>0.3169</text:p>
          </table:table-cell>
          <table:table-cell table:style-name="ce7" table:formula="of:=AVERAGE([.C4:.C103])" office:value-type="float" office:value="0.652302638772577" calcext:value-type="float">
            <text:p>0.6523</text:p>
          </table:table-cell>
          <table:table-cell table:style-name="ce7" table:formula="of:=AVERAGE([.D4:.D103])" office:value-type="float" office:value="0.941041983712053" calcext:value-type="float">
            <text:p>0.9410</text:p>
          </table:table-cell>
          <table:table-cell table:style-name="ce7" table:formula="of:=AVERAGE([.E4:.E103])" office:value-type="float" office:value="17" calcext:value-type="float">
            <text:p>17.0000</text:p>
          </table:table-cell>
          <table:table-cell table:style-name="ce7" table:formula="of:=AVERAGE([.F4:.F103])" office:value-type="float" office:value="5.91166865825653" calcext:value-type="float">
            <text:p>5.9117</text:p>
          </table:table-cell>
          <table:table-cell table:style-name="ce7" table:formula="of:=AVERAGE([.G4:.G103])" office:value-type="float" office:value="0.40666593083602" calcext:value-type="float">
            <text:p>0.4067</text:p>
          </table:table-cell>
          <table:table-cell table:style-name="ce7" table:formula="of:=AVERAGE([.H4:.H103])" office:value-type="float" office:value="0.650422533592364" calcext:value-type="float">
            <text:p>0.6504</text:p>
          </table:table-cell>
          <table:table-cell table:style-name="ce7" table:formula="of:=AVERAGE([.I4:.I103])" office:value-type="float" office:value="0.939498712329245" calcext:value-type="float">
            <text:p>0.9395</text:p>
          </table:table-cell>
          <table:table-cell table:style-name="ce7" table:formula="of:=AVERAGE([.J4:.J103])" office:value-type="float" office:value="54.5" calcext:value-type="float">
            <text:p>54.5000</text:p>
          </table:table-cell>
          <table:table-cell table:style-name="ce7" table:formula="of:=AVERAGE([.K4:.K103])" office:value-type="float" office:value="6.38659621238709" calcext:value-type="float">
            <text:p>6.3866</text:p>
          </table:table-cell>
          <table:table-cell table:style-name="ce7" table:formula="of:=AVERAGE([.L4:.L103])" office:value-type="float" office:value="0.4441002336151" calcext:value-type="float">
            <text:p>0.4441</text:p>
          </table:table-cell>
          <table:table-cell table:style-name="ce7" table:formula="of:=AVERAGE([.M4:.M103])" office:value-type="float" office:value="0.649841376299723" calcext:value-type="float">
            <text:p>0.6498</text:p>
          </table:table-cell>
          <table:table-cell table:style-name="ce7" table:formula="of:=AVERAGE([.N4:.N103])" office:value-type="float" office:value="0.941754111729128" calcext:value-type="float">
            <text:p>0.9418</text:p>
          </table:table-cell>
          <table:table-cell table:style-name="ce7" table:formula="of:=AVERAGE([.O4:.O103])" office:value-type="float" office:value="98.89" calcext:value-type="float">
            <text:p>98.8900</text:p>
          </table:table-cell>
          <table:table-cell table:style-name="ce7" table:formula="of:=AVERAGE([.P4:.P103])" office:value-type="float" office:value="6.97408029079437" calcext:value-type="float">
            <text:p>6.9741</text:p>
          </table:table-cell>
          <table:table-cell table:style-name="ce7" table:formula="of:=AVERAGE([.Q4:.Q103])" office:value-type="float" office:value="0.457646951807112" calcext:value-type="float">
            <text:p>0.4576</text:p>
          </table:table-cell>
          <table:table-cell table:style-name="ce7" table:formula="of:=AVERAGE([.R4:.R103])" office:value-type="float" office:value="0.648901971817323" calcext:value-type="float">
            <text:p>0.6489</text:p>
          </table:table-cell>
          <table:table-cell table:style-name="ce7" table:formula="of:=AVERAGE([.S4:.S103])" office:value-type="float" office:value="0.945340516330566" calcext:value-type="float">
            <text:p>0.9453</text:p>
          </table:table-cell>
          <table:table-cell table:style-name="ce7" table:formula="of:=AVERAGE([.T4:.T103])" office:value-type="float" office:value="142.87" calcext:value-type="float">
            <text:p>142.8700</text:p>
          </table:table-cell>
          <table:table-cell table:style-name="ce7" table:formula="of:=AVERAGE([.U4:.U103])" office:value-type="float" office:value="7.71704796075821" calcext:value-type="float">
            <text:p>7.7170</text:p>
          </table:table-cell>
          <table:table-cell table:style-name="ce7" table:formula="of:=AVERAGE([.V4:.V103])" office:value-type="float" office:value="1.42357985828079" calcext:value-type="float">
            <text:p>1.4236</text:p>
          </table:table-cell>
          <table:table-cell table:style-name="ce7" table:formula="of:=AVERAGE([.W4:.W103])" office:value-type="float" office:value="0.834476018303279" calcext:value-type="float">
            <text:p>0.8345</text:p>
          </table:table-cell>
          <table:table-cell table:style-name="ce7" table:formula="of:=AVERAGE([.X4:.X103])" office:value-type="float" office:value="0.93543735656695" calcext:value-type="float">
            <text:p>0.9354</text:p>
          </table:table-cell>
          <table:table-cell table:style-name="ce7" table:formula="of:=AVERAGE([.Y4:.Y103])" office:value-type="float" office:value="384" calcext:value-type="float">
            <text:p>384.0000</text:p>
          </table:table-cell>
          <table:table-cell table:style-name="ce7" table:formula="of:=AVERAGE([.Z4:.Z103])" office:value-type="float" office:value="20.9957039737701" calcext:value-type="float">
            <text:p>20.9957</text:p>
          </table:table-cell>
          <table:table-cell table:style-name="ce7" table:formula="of:=AVERAGE([.AA4:.AA103])" office:value-type="float" office:value="1.7349564782018" calcext:value-type="float">
            <text:p>1.7350</text:p>
          </table:table-cell>
          <table:table-cell table:style-name="ce7" table:formula="of:=AVERAGE([.AB4:.AB103])" office:value-type="float" office:value="0.822135689994808" calcext:value-type="float">
            <text:p>0.8221</text:p>
          </table:table-cell>
          <table:table-cell table:style-name="ce7" table:formula="of:=AVERAGE([.AC4:.AC103])" office:value-type="float" office:value="0.930901751833225" calcext:value-type="float">
            <text:p>0.9309</text:p>
          </table:table-cell>
          <table:table-cell table:style-name="ce7" table:formula="of:=AVERAGE([.AD4:.AD103])" office:value-type="float" office:value="384" calcext:value-type="float">
            <text:p>384.0000</text:p>
          </table:table-cell>
          <table:table-cell table:style-name="ce7" table:formula="of:=AVERAGE([.AE4:.AE103])" office:value-type="float" office:value="20.1389277219772" calcext:value-type="float">
            <text:p>20.1389</text:p>
          </table:table-cell>
          <table:table-cell table:style-name="ce7" table:formula="of:=AVERAGE([.AF4:.AF103])" office:value-type="float" office:value="1.81312024817165" calcext:value-type="float">
            <text:p>1.8131</text:p>
          </table:table-cell>
          <table:table-cell table:style-name="ce7" table:formula="of:=AVERAGE([.AG4:.AG103])" office:value-type="float" office:value="0.812441616489885" calcext:value-type="float">
            <text:p>0.8124</text:p>
          </table:table-cell>
          <table:table-cell table:style-name="ce7" table:formula="of:=AVERAGE([.AH4:.AH103])" office:value-type="float" office:value="0.927323891657795" calcext:value-type="float">
            <text:p>0.9273</text:p>
          </table:table-cell>
          <table:table-cell table:style-name="ce7" table:formula="of:=AVERAGE([.AI4:.AI103])" office:value-type="float" office:value="384" calcext:value-type="float">
            <text:p>384.0000</text:p>
          </table:table-cell>
          <table:table-cell table:style-name="ce7" table:formula="of:=AVERAGE([.AJ4:.AJ103])" office:value-type="float" office:value="20.1108713269234" calcext:value-type="float">
            <text:p>20.1109</text:p>
          </table:table-cell>
          <table:table-cell table:style-name="ce7" table:formula="of:=AVERAGE([.AK4:.AK103])" office:value-type="float" office:value="1.96190017116813" calcext:value-type="float">
            <text:p>1.9619</text:p>
          </table:table-cell>
          <table:table-cell table:style-name="ce7" table:formula="of:=AVERAGE([.AL4:.AL103])" office:value-type="float" office:value="0.771632371732695" calcext:value-type="float">
            <text:p>0.7716</text:p>
          </table:table-cell>
          <table:table-cell table:style-name="ce7" table:formula="of:=AVERAGE([.AM4:.AM103])" office:value-type="float" office:value="0.918940480001786" calcext:value-type="float">
            <text:p>0.9189</text:p>
          </table:table-cell>
          <table:table-cell table:style-name="ce7" table:formula="of:=AVERAGE([.AN4:.AN103])" office:value-type="float" office:value="384" calcext:value-type="float">
            <text:p>384.0000</text:p>
          </table:table-cell>
          <table:table-cell table:style-name="ce7" table:formula="of:=AVERAGE([.AO4:.AO103])" office:value-type="float" office:value="20.0971001362801" calcext:value-type="float">
            <text:p>20.0971</text:p>
          </table:table-cell>
          <table:table-cell table:style-name="ce7" table:formula="of:=AVERAGE([.AP4:.AP103])" office:value-type="float" office:value="1.01329809189238" calcext:value-type="float">
            <text:p>1.0133</text:p>
          </table:table-cell>
          <table:table-cell table:style-name="ce7" table:formula="of:=AVERAGE([.AQ4:.AQ103])" office:value-type="float" office:value="0.840780589658796" calcext:value-type="float">
            <text:p>0.8408</text:p>
          </table:table-cell>
          <table:table-cell table:style-name="ce7" table:formula="of:=AVERAGE([.AR4:.AR103])" office:value-type="float" office:value="0.959298788301551" calcext:value-type="float">
            <text:p>0.9593</text:p>
          </table:table-cell>
          <table:table-cell table:style-name="ce7" table:formula="of:=AVERAGE([.AS4:.AS103])" office:value-type="float" office:value="800" calcext:value-type="float">
            <text:p>800.0000</text:p>
          </table:table-cell>
          <table:table-cell table:style-name="ce7" table:formula="of:=AVERAGE([.AT4:.AT103])" office:value-type="float" office:value="25.6336052823067" calcext:value-type="float">
            <text:p>25.6336</text:p>
          </table:table-cell>
          <table:table-cell table:style-name="ce7" table:formula="of:=AVERAGE([.AU4:.AU103])" office:value-type="float" office:value="1.07089009373574" calcext:value-type="float">
            <text:p>1.0709</text:p>
          </table:table-cell>
          <table:table-cell table:style-name="ce7" table:formula="of:=AVERAGE([.AV4:.AV103])" office:value-type="float" office:value="0.835875464119594" calcext:value-type="float">
            <text:p>0.8359</text:p>
          </table:table-cell>
          <table:table-cell table:style-name="ce7" table:formula="of:=AVERAGE([.AW4:.AW103])" office:value-type="float" office:value="0.954841750632993" calcext:value-type="float">
            <text:p>0.9548</text:p>
          </table:table-cell>
          <table:table-cell table:style-name="ce7" table:formula="of:=AVERAGE([.AX4:.AX103])" office:value-type="float" office:value="800" calcext:value-type="float">
            <text:p>800.0000</text:p>
          </table:table-cell>
          <table:table-cell table:style-name="ce7" table:formula="of:=AVERAGE([.AY4:.AY103])" office:value-type="float" office:value="25.660179374218" calcext:value-type="float">
            <text:p>25.6602</text:p>
          </table:table-cell>
          <table:table-cell table:style-name="ce7" table:formula="of:=AVERAGE([.AZ4:.AZ103])" office:value-type="float" office:value="1.22180743071017" calcext:value-type="float">
            <text:p>1.2218</text:p>
          </table:table-cell>
          <table:table-cell table:style-name="ce7" table:formula="of:=AVERAGE([.BA4:.BA103])" office:value-type="float" office:value="0.827228157022099" calcext:value-type="float">
            <text:p>0.8272</text:p>
          </table:table-cell>
          <table:table-cell table:style-name="ce7" table:formula="of:=AVERAGE([.BB4:.BB103])" office:value-type="float" office:value="0.950410090058346" calcext:value-type="float">
            <text:p>0.9504</text:p>
          </table:table-cell>
          <table:table-cell table:style-name="ce7" table:formula="of:=AVERAGE([.BC4:.BC103])" office:value-type="float" office:value="800" calcext:value-type="float">
            <text:p>800.0000</text:p>
          </table:table-cell>
          <table:table-cell table:style-name="ce7" table:formula="of:=AVERAGE([.BD4:.BD103])" office:value-type="float" office:value="25.7026343750954" calcext:value-type="float">
            <text:p>25.7026</text:p>
          </table:table-cell>
          <table:table-cell table:style-name="ce7" table:formula="of:=AVERAGE([.BE4:.BE103])" office:value-type="float" office:value="1.34271499469781" calcext:value-type="float">
            <text:p>1.3427</text:p>
          </table:table-cell>
          <table:table-cell table:style-name="ce7" table:formula="of:=AVERAGE([.BF4:.BF103])" office:value-type="float" office:value="0.81061530148622" calcext:value-type="float">
            <text:p>0.8106</text:p>
          </table:table-cell>
          <table:table-cell table:style-name="ce7" table:formula="of:=AVERAGE([.BG4:.BG103])" office:value-type="float" office:value="0.942792008604269" calcext:value-type="float">
            <text:p>0.9428</text:p>
          </table:table-cell>
          <table:table-cell table:style-name="ce7" table:formula="of:=AVERAGE([.BH4:.BH103])" office:value-type="float" office:value="800" calcext:value-type="float">
            <text:p>800.0000</text:p>
          </table:table-cell>
          <table:table-cell table:style-name="ce7" table:formula="of:=AVERAGE([.BI4:.BI103])" office:value-type="float" office:value="25.6584675264359" calcext:value-type="float">
            <text:p>25.6585</text:p>
          </table:table-cell>
          <table:table-cell table:style-name="ce7" table:formula="of:=AVERAGE([.BJ4:.BJ103])" office:value-type="float" office:value="2.18467159268945" calcext:value-type="float">
            <text:p>2.1847</text:p>
          </table:table-cell>
          <table:table-cell table:style-name="ce7" table:formula="of:=AVERAGE([.BK4:.BK103])" office:value-type="float" office:value="0.897933728774007" calcext:value-type="float">
            <text:p>0.8979</text:p>
          </table:table-cell>
          <table:table-cell table:style-name="ce7" table:formula="of:=AVERAGE([.BL4:.BL103])" office:value-type="float" office:value="0.868807438542628" calcext:value-type="float">
            <text:p>0.8688</text:p>
          </table:table-cell>
          <table:table-cell table:style-name="ce7" table:formula="of:=AVERAGE([.BM4:.BM103])" office:value-type="float" office:value="332" calcext:value-type="float">
            <text:p>332.0000</text:p>
          </table:table-cell>
          <table:table-cell table:style-name="ce7" table:formula="of:=AVERAGE([.BN4:.BN103])" office:value-type="float" office:value="10.9445204162598" calcext:value-type="float">
            <text:p>10.9445</text:p>
          </table:table-cell>
          <table:table-cell table:style-name="ce7" table:formula="of:=AVERAGE([.BO4:.BO103])" office:value-type="float" office:value="1.74877339404057" calcext:value-type="float">
            <text:p>1.7488</text:p>
          </table:table-cell>
          <table:table-cell table:style-name="ce7" table:formula="of:=AVERAGE([.BP4:.BP103])" office:value-type="float" office:value="0.891004644204488" calcext:value-type="float">
            <text:p>0.8910</text:p>
          </table:table-cell>
          <table:table-cell table:style-name="ce7" table:formula="of:=AVERAGE([.BQ4:.BQ103])" office:value-type="float" office:value="0.859170383681261" calcext:value-type="float">
            <text:p>0.8592</text:p>
          </table:table-cell>
          <table:table-cell table:style-name="ce7" table:formula="of:=AVERAGE([.BR4:.BR103])" office:value-type="float" office:value="332.82" calcext:value-type="float">
            <text:p>332.8200</text:p>
          </table:table-cell>
          <table:table-cell table:style-name="ce7" table:formula="of:=AVERAGE([.BS4:.BS103])" office:value-type="float" office:value="10.9641040635109" calcext:value-type="float">
            <text:p>10.9641</text:p>
          </table:table-cell>
          <table:table-cell table:style-name="ce7" table:formula="of:=AVERAGE([.BT4:.BT103])" office:value-type="float" office:value="1.8110105281642" calcext:value-type="float">
            <text:p>1.8110</text:p>
          </table:table-cell>
          <table:table-cell table:style-name="ce7" table:formula="of:=AVERAGE([.BU4:.BU103])" office:value-type="float" office:value="0.890031031744884" calcext:value-type="float">
            <text:p>0.8900</text:p>
          </table:table-cell>
          <table:table-cell table:style-name="ce7" table:formula="of:=AVERAGE([.BV4:.BV103])" office:value-type="float" office:value="0.860326533229756" calcext:value-type="float">
            <text:p>0.8603</text:p>
          </table:table-cell>
          <table:table-cell table:style-name="ce7" table:formula="of:=AVERAGE([.BW4:.BW103])" office:value-type="float" office:value="332.93" calcext:value-type="float">
            <text:p>332.9300</text:p>
          </table:table-cell>
          <table:table-cell table:style-name="ce7" table:formula="of:=AVERAGE([.BX4:.BX103])" office:value-type="float" office:value="10.9485300016403" calcext:value-type="float">
            <text:p>10.9485</text:p>
          </table:table-cell>
          <table:table-cell table:style-name="ce7" table:formula="of:=AVERAGE([.BY4:.BY103])" office:value-type="float" office:value="1.8165006294318" calcext:value-type="float">
            <text:p>1.8165</text:p>
          </table:table-cell>
          <table:table-cell table:style-name="ce7" table:formula="of:=AVERAGE([.BZ4:.BZ103])" office:value-type="float" office:value="0.886868762536407" calcext:value-type="float">
            <text:p>0.8869</text:p>
          </table:table-cell>
          <table:table-cell table:style-name="ce7" table:formula="of:=AVERAGE([.CA4:.CA103])" office:value-type="float" office:value="0.857002306381565" calcext:value-type="float">
            <text:p>0.8570</text:p>
          </table:table-cell>
          <table:table-cell table:style-name="ce7" table:formula="of:=AVERAGE([.CB4:.CB103])" office:value-type="float" office:value="333.38" calcext:value-type="float">
            <text:p>333.3800</text:p>
          </table:table-cell>
          <table:table-cell table:style-name="ce7" table:formula="of:=AVERAGE([.CC4:.CC103])" office:value-type="float" office:value="10.9817610740662" calcext:value-type="float">
            <text:p>10.9818</text:p>
          </table:table-cell>
          <table:table-cell table:style-name="ce7" table:formula="of:=AVERAGE([.CD4:.CD103])" office:value-type="float" office:value="0.837622659498381" calcext:value-type="float">
            <text:p>0.8376</text:p>
          </table:table-cell>
          <table:table-cell table:style-name="ce7" table:formula="of:=AVERAGE([.CE4:.CE103])" office:value-type="float" office:value="0.905734890132139" calcext:value-type="float">
            <text:p>0.9057</text:p>
          </table:table-cell>
          <table:table-cell table:style-name="ce7" table:formula="of:=AVERAGE([.CF4:.CF103])" office:value-type="float" office:value="0.878157642325622" calcext:value-type="float">
            <text:p>0.8782</text:p>
          </table:table-cell>
          <table:table-cell table:style-name="ce7" table:formula="of:=AVERAGE([.CG4:.CG103])" office:value-type="float" office:value="579" calcext:value-type="float">
            <text:p>579.0000</text:p>
          </table:table-cell>
          <table:table-cell table:style-name="ce7" table:formula="of:=AVERAGE([.CH4:.CH103])" office:value-type="float" office:value="15.0182601261139" calcext:value-type="float">
            <text:p>15.0183</text:p>
          </table:table-cell>
          <table:table-cell table:style-name="ce7" table:formula="of:=AVERAGE([.CI4:.CI103])" office:value-type="float" office:value="1.04033550085207" calcext:value-type="float">
            <text:p>1.0403</text:p>
          </table:table-cell>
          <table:table-cell table:style-name="ce7" table:formula="of:=AVERAGE([.CJ4:.CJ103])" office:value-type="float" office:value="0.899113925790306" calcext:value-type="float">
            <text:p>0.8991</text:p>
          </table:table-cell>
          <table:table-cell table:style-name="ce7" table:formula="of:=AVERAGE([.CK4:.CK103])" office:value-type="float" office:value="0.871988457676991" calcext:value-type="float">
            <text:p>0.8720</text:p>
          </table:table-cell>
          <table:table-cell table:style-name="ce7" table:formula="of:=AVERAGE([.CL4:.CL103])" office:value-type="float" office:value="575.7" calcext:value-type="float">
            <text:p>575.7000</text:p>
          </table:table-cell>
          <table:table-cell table:style-name="ce7" table:formula="of:=AVERAGE([.CM4:.CM103])" office:value-type="float" office:value="15.0037041306496" calcext:value-type="float">
            <text:p>15.0037</text:p>
          </table:table-cell>
          <table:table-cell table:style-name="ce7" table:formula="of:=AVERAGE([.CN4:.CN103])" office:value-type="float" office:value="0.967518340759484" calcext:value-type="float">
            <text:p>0.9675</text:p>
          </table:table-cell>
          <table:table-cell table:style-name="ce7" table:formula="of:=AVERAGE([.CO4:.CO103])" office:value-type="float" office:value="0.896808238149643" calcext:value-type="float">
            <text:p>0.8968</text:p>
          </table:table-cell>
          <table:table-cell table:style-name="ce7" table:formula="of:=AVERAGE([.CP4:.CP103])" office:value-type="float" office:value="0.861803542420072" calcext:value-type="float">
            <text:p>0.8618</text:p>
          </table:table-cell>
          <table:table-cell table:style-name="ce7" table:formula="of:=AVERAGE([.CQ4:.CQ103])" office:value-type="float" office:value="574.9" calcext:value-type="float">
            <text:p>574.9000</text:p>
          </table:table-cell>
          <table:table-cell table:style-name="ce7" table:formula="of:=AVERAGE([.CR4:.CR103])" office:value-type="float" office:value="14.9968786549568" calcext:value-type="float">
            <text:p>14.9969</text:p>
          </table:table-cell>
          <table:table-cell table:style-name="ce7" table:formula="of:=AVERAGE([.CS4:.CS103])" office:value-type="float" office:value="1.07954689287032" calcext:value-type="float">
            <text:p>1.0795</text:p>
          </table:table-cell>
          <table:table-cell table:style-name="ce7" table:formula="of:=AVERAGE([.CT4:.CT103])" office:value-type="float" office:value="0.890470536568022" calcext:value-type="float">
            <text:p>0.8905</text:p>
          </table:table-cell>
          <table:table-cell table:style-name="ce7" table:formula="of:=AVERAGE([.CU4:.CU103])" office:value-type="float" office:value="0.848967815810405" calcext:value-type="float">
            <text:p>0.8490</text:p>
          </table:table-cell>
          <table:table-cell table:style-name="ce7" table:formula="of:=AVERAGE([.CV4:.CV103])" office:value-type="float" office:value="573.96" calcext:value-type="float">
            <text:p>573.9600</text:p>
          </table:table-cell>
          <table:table-cell table:style-name="ce7" table:formula="of:=AVERAGE([.CW4:.CW103])" office:value-type="float" office:value="14.9964580869675" calcext:value-type="float">
            <text:p>14.9965</text:p>
          </table:table-cell>
          <table:table-cell table:number-columns-repeated="923"/>
        </table:table-row>
        <table:table-row table:style-name="ro1">
          <table:table-cell office:value-type="string" calcext:value-type="string">
            <text:p>Std</text:p>
          </table:table-cell>
          <table:table-cell table:style-name="ce7" table:formula="of:=CONFIDENCE(0.05;STDEV([.B4:.B103]); 100)" office:value-type="string" office:string-value="" calcext:value-type="error">
            <text:p>Err:502</text:p>
          </table:table-cell>
          <table:table-cell table:style-name="ce7" table:formula="of:=CONFIDENCE(0.05;STDEV([.C4:.C103]); 100)" office:value-type="string" office:string-value="" calcext:value-type="error">
            <text:p>Err:502</text:p>
          </table:table-cell>
          <table:table-cell table:style-name="ce7" table:formula="of:=CONFIDENCE(0.05;STDEV([.D4:.D103]); 100)" office:value-type="string" office:string-value="" calcext:value-type="error">
            <text:p>Err:502</text:p>
          </table:table-cell>
          <table:table-cell table:style-name="ce7" table:formula="of:=CONFIDENCE(0.05;STDEV([.E4:.E103]); 100)" office:value-type="string" office:string-value="" calcext:value-type="error">
            <text:p>Err:502</text:p>
          </table:table-cell>
          <table:table-cell table:style-name="ce7" table:formula="of:=CONFIDENCE(0.05;STDEV([.F4:.F103]); 100)" office:value-type="float" office:value="0.0518381515448314" calcext:value-type="float">
            <text:p>0.0518</text:p>
          </table:table-cell>
          <table:table-cell table:style-name="ce7" table:formula="of:=CONFIDENCE(0.05;STDEV([.G4:.G103]); 100)" office:value-type="float" office:value="0.0194741603959464" calcext:value-type="float">
            <text:p>0.0195</text:p>
          </table:table-cell>
          <table:table-cell table:style-name="ce7" table:formula="of:=CONFIDENCE(0.05;STDEV([.H4:.H103]); 100)" office:value-type="float" office:value="0.000677961102538065" calcext:value-type="float">
            <text:p>0.0007</text:p>
          </table:table-cell>
          <table:table-cell table:style-name="ce7" table:formula="of:=CONFIDENCE(0.05;STDEV([.I4:.I103]); 100)" office:value-type="float" office:value="0.0008089893960506" calcext:value-type="float">
            <text:p>0.0008</text:p>
          </table:table-cell>
          <table:table-cell table:style-name="ce7" table:formula="of:=CONFIDENCE(0.05;STDEV([.J4:.J103]); 100)" office:value-type="float" office:value="6.68738940972628" calcext:value-type="float">
            <text:p>6.6874</text:p>
          </table:table-cell>
          <table:table-cell table:style-name="ce7" table:formula="of:=CONFIDENCE(0.05;STDEV([.K4:.K103]); 100)" office:value-type="float" office:value="0.111069331512045" calcext:value-type="float">
            <text:p>0.1111</text:p>
          </table:table-cell>
          <table:table-cell table:style-name="ce7" table:formula="of:=CONFIDENCE(0.05;STDEV([.L4:.L103]); 100)" office:value-type="float" office:value="0.0212112329359542" calcext:value-type="float">
            <text:p>0.0212</text:p>
          </table:table-cell>
          <table:table-cell table:style-name="ce7" table:formula="of:=CONFIDENCE(0.05;STDEV([.M4:.M103]); 100)" office:value-type="float" office:value="0.0008059650505233" calcext:value-type="float">
            <text:p>0.0008</text:p>
          </table:table-cell>
          <table:table-cell table:style-name="ce7" table:formula="of:=CONFIDENCE(0.05;STDEV([.N4:.N103]); 100)" office:value-type="float" office:value="0.000919987825065474" calcext:value-type="float">
            <text:p>0.0009</text:p>
          </table:table-cell>
          <table:table-cell table:style-name="ce7" table:formula="of:=CONFIDENCE(0.05;STDEV([.O4:.O103]); 100)" office:value-type="float" office:value="6.54127949341972" calcext:value-type="float">
            <text:p>6.5413</text:p>
          </table:table-cell>
          <table:table-cell table:style-name="ce7" table:formula="of:=CONFIDENCE(0.05;STDEV([.P4:.P103]); 100)" office:value-type="float" office:value="0.102239742801545" calcext:value-type="float">
            <text:p>0.1022</text:p>
          </table:table-cell>
          <table:table-cell table:style-name="ce7" table:formula="of:=CONFIDENCE(0.05;STDEV([.Q4:.Q103]); 100)" office:value-type="float" office:value="0.0221644813381097" calcext:value-type="float">
            <text:p>0.0222</text:p>
          </table:table-cell>
          <table:table-cell table:style-name="ce7" table:formula="of:=CONFIDENCE(0.05;STDEV([.R4:.R103]); 100)" office:value-type="float" office:value="0.00106599202319133" calcext:value-type="float">
            <text:p>0.0011</text:p>
          </table:table-cell>
          <table:table-cell table:style-name="ce7" table:formula="of:=CONFIDENCE(0.05;STDEV([.S4:.S103]); 100)" office:value-type="float" office:value="0.000798055028047735" calcext:value-type="float">
            <text:p>0.0008</text:p>
          </table:table-cell>
          <table:table-cell table:style-name="ce7" table:formula="of:=CONFIDENCE(0.05;STDEV([.T4:.T103]); 100)" office:value-type="float" office:value="6.22547665062469" calcext:value-type="float">
            <text:p>6.2255</text:p>
          </table:table-cell>
          <table:table-cell table:style-name="ce7" table:formula="of:=CONFIDENCE(0.05;STDEV([.U4:.U103]); 100)" office:value-type="float" office:value="0.085068098279801" calcext:value-type="float">
            <text:p>0.0851</text:p>
          </table:table-cell>
          <table:table-cell table:style-name="ce7" table:formula="of:=CONFIDENCE(0.05;STDEV([.V4:.V103]); 100)" office:value-type="string" office:string-value="" calcext:value-type="error">
            <text:p>Err:502</text:p>
          </table:table-cell>
          <table:table-cell table:style-name="ce7" table:formula="of:=CONFIDENCE(0.05;STDEV([.W4:.W103]); 100)" office:value-type="string" office:string-value="" calcext:value-type="error">
            <text:p>Err:502</text:p>
          </table:table-cell>
          <table:table-cell table:style-name="ce7" table:formula="of:=CONFIDENCE(0.05;STDEV([.X4:.X103]); 100)" office:value-type="string" office:string-value="" calcext:value-type="error">
            <text:p>Err:502</text:p>
          </table:table-cell>
          <table:table-cell table:style-name="ce7" table:formula="of:=CONFIDENCE(0.05;STDEV([.Y4:.Y103]); 100)" office:value-type="string" office:string-value="" calcext:value-type="error">
            <text:p>Err:502</text:p>
          </table:table-cell>
          <table:table-cell table:style-name="ce7" table:formula="of:=CONFIDENCE(0.05;STDEV([.Z4:.Z103]); 100)" office:value-type="float" office:value="0.178139223206809" calcext:value-type="float">
            <text:p>0.1781</text:p>
          </table:table-cell>
          <table:table-cell table:style-name="ce7" table:formula="of:=CONFIDENCE(0.05;STDEV([.AA4:.AA103]); 100)" office:value-type="float" office:value="0.0793769687370014" calcext:value-type="float">
            <text:p>0.0794</text:p>
          </table:table-cell>
          <table:table-cell table:style-name="ce7" table:formula="of:=CONFIDENCE(0.05;STDEV([.AB4:.AB103]); 100)" office:value-type="float" office:value="0.0056049811761333" calcext:value-type="float">
            <text:p>0.0056</text:p>
          </table:table-cell>
          <table:table-cell table:style-name="ce7" table:formula="of:=CONFIDENCE(0.05;STDEV([.AC4:.AC103]); 100)" office:value-type="float" office:value="0.00101233529038705" calcext:value-type="float">
            <text:p>0.0010</text:p>
          </table:table-cell>
          <table:table-cell table:style-name="ce7" table:formula="of:=CONFIDENCE(0.05;STDEV([.AD4:.AD103]); 100)" office:value-type="string" office:string-value="" calcext:value-type="error">
            <text:p>Err:502</text:p>
          </table:table-cell>
          <table:table-cell table:style-name="ce7" table:formula="of:=CONFIDENCE(0.05;STDEV([.AE4:.AE103]); 100)" office:value-type="float" office:value="0.0164867451072781" calcext:value-type="float">
            <text:p>0.0165</text:p>
          </table:table-cell>
          <table:table-cell table:style-name="ce7" table:formula="of:=CONFIDENCE(0.05;STDEV([.AF4:.AF103]); 100)" office:value-type="float" office:value="0.0864523926928356" calcext:value-type="float">
            <text:p>0.0865</text:p>
          </table:table-cell>
          <table:table-cell table:style-name="ce7" table:formula="of:=CONFIDENCE(0.05;STDEV([.AG4:.AG103]); 100)" office:value-type="float" office:value="0.00770547683425414" calcext:value-type="float">
            <text:p>0.0077</text:p>
          </table:table-cell>
          <table:table-cell table:style-name="ce7" table:formula="of:=CONFIDENCE(0.05;STDEV([.AH4:.AH103]); 100)" office:value-type="float" office:value="0.00123136985644301" calcext:value-type="float">
            <text:p>0.0012</text:p>
          </table:table-cell>
          <table:table-cell table:style-name="ce7" table:formula="of:=CONFIDENCE(0.05;STDEV([.AI4:.AI103]); 100)" office:value-type="string" office:string-value="" calcext:value-type="error">
            <text:p>Err:502</text:p>
          </table:table-cell>
          <table:table-cell table:style-name="ce7" table:formula="of:=CONFIDENCE(0.05;STDEV([.AJ4:.AJ103]); 100)" office:value-type="float" office:value="0.0167089183622437" calcext:value-type="float">
            <text:p>0.0167</text:p>
          </table:table-cell>
          <table:table-cell table:style-name="ce7" table:formula="of:=CONFIDENCE(0.05;STDEV([.AK4:.AK103]); 100)" office:value-type="float" office:value="0.0913847317602088" calcext:value-type="float">
            <text:p>0.0914</text:p>
          </table:table-cell>
          <table:table-cell table:style-name="ce7" table:formula="of:=CONFIDENCE(0.05;STDEV([.AL4:.AL103]); 100)" office:value-type="float" office:value="0.0133344346440767" calcext:value-type="float">
            <text:p>0.0133</text:p>
          </table:table-cell>
          <table:table-cell table:style-name="ce7" table:formula="of:=CONFIDENCE(0.05;STDEV([.AM4:.AM103]); 100)" office:value-type="float" office:value="0.00154219729361489" calcext:value-type="float">
            <text:p>0.0015</text:p>
          </table:table-cell>
          <table:table-cell table:style-name="ce7" table:formula="of:=CONFIDENCE(0.05;STDEV([.AN4:.AN103]); 100)" office:value-type="string" office:string-value="" calcext:value-type="error">
            <text:p>Err:502</text:p>
          </table:table-cell>
          <table:table-cell table:style-name="ce7" table:formula="of:=CONFIDENCE(0.05;STDEV([.AO4:.AO103]); 100)" office:value-type="float" office:value="0.0223431261010491" calcext:value-type="float">
            <text:p>0.0223</text:p>
          </table:table-cell>
          <table:table-cell table:style-name="ce7" table:formula="of:=CONFIDENCE(0.05;STDEV([.AP4:.AP103]); 100)" office:value-type="string" office:string-value="" calcext:value-type="error">
            <text:p>Err:502</text:p>
          </table:table-cell>
          <table:table-cell table:style-name="ce7" table:formula="of:=CONFIDENCE(0.05;STDEV([.AQ4:.AQ103]); 100)" office:value-type="string" office:string-value="" calcext:value-type="error">
            <text:p>Err:502</text:p>
          </table:table-cell>
          <table:table-cell table:style-name="ce7" table:formula="of:=CONFIDENCE(0.05;STDEV([.AR4:.AR103]); 100)" office:value-type="string" office:string-value="" calcext:value-type="error">
            <text:p>Err:502</text:p>
          </table:table-cell>
          <table:table-cell table:style-name="ce7" table:formula="of:=CONFIDENCE(0.05;STDEV([.AS4:.AS103]); 100)" office:value-type="string" office:string-value="" calcext:value-type="error">
            <text:p>Err:502</text:p>
          </table:table-cell>
          <table:table-cell table:style-name="ce7" table:formula="of:=CONFIDENCE(0.05;STDEV([.AT4:.AT103]); 100)" office:value-type="float" office:value="0.0162359814911023" calcext:value-type="float">
            <text:p>0.0162</text:p>
          </table:table-cell>
          <table:table-cell table:style-name="ce7" table:formula="of:=CONFIDENCE(0.05;STDEV([.AU4:.AU103]); 100)" office:value-type="float" office:value="0.0861905394848528" calcext:value-type="float">
            <text:p>0.0862</text:p>
          </table:table-cell>
          <table:table-cell table:style-name="ce7" table:formula="of:=CONFIDENCE(0.05;STDEV([.AV4:.AV103]); 100)" office:value-type="float" office:value="0.00472455512722048" calcext:value-type="float">
            <text:p>0.0047</text:p>
          </table:table-cell>
          <table:table-cell table:style-name="ce7" table:formula="of:=CONFIDENCE(0.05;STDEV([.AW4:.AW103]); 100)" office:value-type="float" office:value="0.000853844630336874" calcext:value-type="float">
            <text:p>0.0009</text:p>
          </table:table-cell>
          <table:table-cell table:style-name="ce7" table:formula="of:=CONFIDENCE(0.05;STDEV([.AX4:.AX103]); 100)" office:value-type="string" office:string-value="" calcext:value-type="error">
            <text:p>Err:502</text:p>
          </table:table-cell>
          <table:table-cell table:style-name="ce7" table:formula="of:=CONFIDENCE(0.05;STDEV([.AY4:.AY103]); 100)" office:value-type="float" office:value="0.0182245657420051" calcext:value-type="float">
            <text:p>0.0182</text:p>
          </table:table-cell>
          <table:table-cell table:style-name="ce7" table:formula="of:=CONFIDENCE(0.05;STDEV([.AZ4:.AZ103]); 100)" office:value-type="float" office:value="0.102218239307957" calcext:value-type="float">
            <text:p>0.1022</text:p>
          </table:table-cell>
          <table:table-cell table:style-name="ce7" table:formula="of:=CONFIDENCE(0.05;STDEV([.BA4:.BA103]); 100)" office:value-type="float" office:value="0.00680052734119661" calcext:value-type="float">
            <text:p>0.0068</text:p>
          </table:table-cell>
          <table:table-cell table:style-name="ce7" table:formula="of:=CONFIDENCE(0.05;STDEV([.BB4:.BB103]); 100)" office:value-type="float" office:value="0.00110217332428041" calcext:value-type="float">
            <text:p>0.0011</text:p>
          </table:table-cell>
          <table:table-cell table:style-name="ce7" table:formula="of:=CONFIDENCE(0.05;STDEV([.BC4:.BC103]); 100)" office:value-type="string" office:string-value="" calcext:value-type="error">
            <text:p>Err:502</text:p>
          </table:table-cell>
          <table:table-cell table:style-name="ce7" table:formula="of:=CONFIDENCE(0.05;STDEV([.BD4:.BD103]); 100)" office:value-type="float" office:value="0.0234375655712001" calcext:value-type="float">
            <text:p>0.0234</text:p>
          </table:table-cell>
          <table:table-cell table:style-name="ce7" table:formula="of:=CONFIDENCE(0.05;STDEV([.BE4:.BE103]); 100)" office:value-type="float" office:value="0.117570296381831" calcext:value-type="float">
            <text:p>0.1176</text:p>
          </table:table-cell>
          <table:table-cell table:style-name="ce7" table:formula="of:=CONFIDENCE(0.05;STDEV([.BF4:.BF103]); 100)" office:value-type="float" office:value="0.00971675867117214" calcext:value-type="float">
            <text:p>0.0097</text:p>
          </table:table-cell>
          <table:table-cell table:style-name="ce7" table:formula="of:=CONFIDENCE(0.05;STDEV([.BG4:.BG103]); 100)" office:value-type="float" office:value="0.00130650861369947" calcext:value-type="float">
            <text:p>0.0013</text:p>
          </table:table-cell>
          <table:table-cell table:style-name="ce7" table:formula="of:=CONFIDENCE(0.05;STDEV([.BH4:.BH103]); 100)" office:value-type="string" office:string-value="" calcext:value-type="error">
            <text:p>Err:502</text:p>
          </table:table-cell>
          <table:table-cell table:style-name="ce7" table:formula="of:=CONFIDENCE(0.05;STDEV([.BI4:.BI103]); 100)" office:value-type="float" office:value="0.019301071392977" calcext:value-type="float">
            <text:p>0.0193</text:p>
          </table:table-cell>
          <table:table-cell table:style-name="ce7" table:formula="of:=CONFIDENCE(0.05;STDEV([.BJ4:.BJ103]); 100)" office:value-type="string" office:string-value="" calcext:value-type="error">
            <text:p>Err:502</text:p>
          </table:table-cell>
          <table:table-cell table:style-name="ce7" table:formula="of:=CONFIDENCE(0.05;STDEV([.BK4:.BK103]); 100)" office:value-type="string" office:string-value="" calcext:value-type="error">
            <text:p>Err:502</text:p>
          </table:table-cell>
          <table:table-cell table:style-name="ce7" table:formula="of:=CONFIDENCE(0.05;STDEV([.BL4:.BL103]); 100)" office:value-type="string" office:string-value="" calcext:value-type="error">
            <text:p>Err:502</text:p>
          </table:table-cell>
          <table:table-cell table:style-name="ce7" table:formula="of:=CONFIDENCE(0.05;STDEV([.BM4:.BM103]); 100)" office:value-type="string" office:string-value="" calcext:value-type="error">
            <text:p>Err:502</text:p>
          </table:table-cell>
          <table:table-cell table:style-name="ce7" table:formula="of:=CONFIDENCE(0.05;STDEV([.BN4:.BN103]); 100)" office:value-type="float" office:value="0.00949103115668152" calcext:value-type="float">
            <text:p>0.0095</text:p>
          </table:table-cell>
          <table:table-cell table:style-name="ce7" table:formula="of:=CONFIDENCE(0.05;STDEV([.BO4:.BO103]); 100)" office:value-type="float" office:value="0.0833096267395751" calcext:value-type="float">
            <text:p>0.0833</text:p>
          </table:table-cell>
          <table:table-cell table:style-name="ce7" table:formula="of:=CONFIDENCE(0.05;STDEV([.BP4:.BP103]); 100)" office:value-type="float" office:value="0.00198826962166513" calcext:value-type="float">
            <text:p>0.0020</text:p>
          </table:table-cell>
          <table:table-cell table:style-name="ce7" table:formula="of:=CONFIDENCE(0.05;STDEV([.BQ4:.BQ103]); 100)" office:value-type="float" office:value="0.00449639892572642" calcext:value-type="float">
            <text:p>0.0045</text:p>
          </table:table-cell>
          <table:table-cell table:style-name="ce7" table:formula="of:=CONFIDENCE(0.05;STDEV([.BR4:.BR103]); 100)" office:value-type="float" office:value="0.153546307280022" calcext:value-type="float">
            <text:p>0.1535</text:p>
          </table:table-cell>
          <table:table-cell table:style-name="ce7" table:formula="of:=CONFIDENCE(0.05;STDEV([.BS4:.BS103]); 100)" office:value-type="float" office:value="0.0104299996075286" calcext:value-type="float">
            <text:p>0.0104</text:p>
          </table:table-cell>
          <table:table-cell table:style-name="ce7" table:formula="of:=CONFIDENCE(0.05;STDEV([.BT4:.BT103]); 100)" office:value-type="float" office:value="0.0811988217885411" calcext:value-type="float">
            <text:p>0.0812</text:p>
          </table:table-cell>
          <table:table-cell table:style-name="ce7" table:formula="of:=CONFIDENCE(0.05;STDEV([.BU4:.BU103]); 100)" office:value-type="float" office:value="0.00267198816147058" calcext:value-type="float">
            <text:p>0.0027</text:p>
          </table:table-cell>
          <table:table-cell table:style-name="ce7" table:formula="of:=CONFIDENCE(0.05;STDEV([.BV4:.BV103]); 100)" office:value-type="float" office:value="0.00523298194612535" calcext:value-type="float">
            <text:p>0.0052</text:p>
          </table:table-cell>
          <table:table-cell table:style-name="ce7" table:formula="of:=CONFIDENCE(0.05;STDEV([.BW4:.BW103]); 100)" office:value-type="float" office:value="0.193515898854888" calcext:value-type="float">
            <text:p>0.1935</text:p>
          </table:table-cell>
          <table:table-cell table:style-name="ce7" table:formula="of:=CONFIDENCE(0.05;STDEV([.BX4:.BX103]); 100)" office:value-type="float" office:value="0.00975504235424228" calcext:value-type="float">
            <text:p>0.0098</text:p>
          </table:table-cell>
          <table:table-cell table:style-name="ce7" table:formula="of:=CONFIDENCE(0.05;STDEV([.BY4:.BY103]); 100)" office:value-type="float" office:value="0.0952833116584484" calcext:value-type="float">
            <text:p>0.0953</text:p>
          </table:table-cell>
          <table:table-cell table:style-name="ce7" table:formula="of:=CONFIDENCE(0.05;STDEV([.BZ4:.BZ103]); 100)" office:value-type="float" office:value="0.00318216257562241" calcext:value-type="float">
            <text:p>0.0032</text:p>
          </table:table-cell>
          <table:table-cell table:style-name="ce7" table:formula="of:=CONFIDENCE(0.05;STDEV([.CA4:.CA103]); 100)" office:value-type="float" office:value="0.00469075169975981" calcext:value-type="float">
            <text:p>0.0047</text:p>
          </table:table-cell>
          <table:table-cell table:style-name="ce7" table:formula="of:=CONFIDENCE(0.05;STDEV([.CB4:.CB103]); 100)" office:value-type="float" office:value="0.256502851626674" calcext:value-type="float">
            <text:p>0.2565</text:p>
          </table:table-cell>
          <table:table-cell table:style-name="ce7" table:formula="of:=CONFIDENCE(0.05;STDEV([.CC4:.CC103]); 100)" office:value-type="float" office:value="0.0101679585405781" calcext:value-type="float">
            <text:p>0.0102</text:p>
          </table:table-cell>
          <table:table-cell table:style-name="ce7" table:formula="of:=CONFIDENCE(0.05;STDEV([.CD4:.CD103]); 100)" office:value-type="string" office:string-value="" calcext:value-type="error">
            <text:p>Err:502</text:p>
          </table:table-cell>
          <table:table-cell table:style-name="ce7" table:formula="of:=CONFIDENCE(0.05;STDEV([.CE4:.CE103]); 100)" office:value-type="string" office:string-value="" calcext:value-type="error">
            <text:p>Err:502</text:p>
          </table:table-cell>
          <table:table-cell table:style-name="ce7" table:formula="of:=CONFIDENCE(0.05;STDEV([.CF4:.CF103]); 100)" office:value-type="string" office:string-value="" calcext:value-type="error">
            <text:p>Err:502</text:p>
          </table:table-cell>
          <table:table-cell table:style-name="ce7" table:formula="of:=CONFIDENCE(0.05;STDEV([.CG4:.CG103]); 100)" office:value-type="string" office:string-value="" calcext:value-type="error">
            <text:p>Err:502</text:p>
          </table:table-cell>
          <table:table-cell table:style-name="ce7" table:formula="of:=CONFIDENCE(0.05;STDEV([.CH4:.CH103]); 100)" office:value-type="float" office:value="0.00986784255257761" calcext:value-type="float">
            <text:p>0.0099</text:p>
          </table:table-cell>
          <table:table-cell table:style-name="ce7" table:formula="of:=CONFIDENCE(0.05;STDEV([.CI4:.CI103]); 100)" office:value-type="float" office:value="0.0783294942245761" calcext:value-type="float">
            <text:p>0.0783</text:p>
          </table:table-cell>
          <table:table-cell table:style-name="ce7" table:formula="of:=CONFIDENCE(0.05;STDEV([.CJ4:.CJ103]); 100)" office:value-type="float" office:value="0.00166440527536124" calcext:value-type="float">
            <text:p>0.0017</text:p>
          </table:table-cell>
          <table:table-cell table:style-name="ce7" table:formula="of:=CONFIDENCE(0.05;STDEV([.CK4:.CK103]); 100)" office:value-type="float" office:value="0.00475678561873969" calcext:value-type="float">
            <text:p>0.0048</text:p>
          </table:table-cell>
          <table:table-cell table:style-name="ce7" table:formula="of:=CONFIDENCE(0.05;STDEV([.CL4:.CL103]); 100)" office:value-type="float" office:value="0.442666016845376" calcext:value-type="float">
            <text:p>0.4427</text:p>
          </table:table-cell>
          <table:table-cell table:style-name="ce7" table:formula="of:=CONFIDENCE(0.05;STDEV([.CM4:.CM103]); 100)" office:value-type="float" office:value="0.0128707466188594" calcext:value-type="float">
            <text:p>0.0129</text:p>
          </table:table-cell>
          <table:table-cell table:style-name="ce7" table:formula="of:=CONFIDENCE(0.05;STDEV([.CN4:.CN103]); 100)" office:value-type="float" office:value="0.0841461918844659" calcext:value-type="float">
            <text:p>0.0841</text:p>
          </table:table-cell>
          <table:table-cell table:style-name="ce7" table:formula="of:=CONFIDENCE(0.05;STDEV([.CO4:.CO103]); 100)" office:value-type="float" office:value="0.0018304618826701" calcext:value-type="float">
            <text:p>0.0018</text:p>
          </table:table-cell>
          <table:table-cell table:style-name="ce7" table:formula="of:=CONFIDENCE(0.05;STDEV([.CP4:.CP103]); 100)" office:value-type="float" office:value="0.00593380768390275" calcext:value-type="float">
            <text:p>0.0059</text:p>
          </table:table-cell>
          <table:table-cell table:style-name="ce7" table:formula="of:=CONFIDENCE(0.05;STDEV([.CQ4:.CQ103]); 100)" office:value-type="float" office:value="0.481301992175558" calcext:value-type="float">
            <text:p>0.4813</text:p>
          </table:table-cell>
          <table:table-cell table:style-name="ce7" table:formula="of:=CONFIDENCE(0.05;STDEV([.CR4:.CR103]); 100)" office:value-type="float" office:value="0.0124146800679563" calcext:value-type="float">
            <text:p>0.0124</text:p>
          </table:table-cell>
          <table:table-cell table:style-name="ce7" table:formula="of:=CONFIDENCE(0.05;STDEV([.CS4:.CS103]); 100)" office:value-type="float" office:value="0.0927345437015181" calcext:value-type="float">
            <text:p>0.0927</text:p>
          </table:table-cell>
          <table:table-cell table:style-name="ce7" table:formula="of:=CONFIDENCE(0.05;STDEV([.CT4:.CT103]); 100)" office:value-type="float" office:value="0.00217452202283755" calcext:value-type="float">
            <text:p>0.0022</text:p>
          </table:table-cell>
          <table:table-cell table:style-name="ce7" table:formula="of:=CONFIDENCE(0.05;STDEV([.CU4:.CU103]); 100)" office:value-type="float" office:value="0.00503863112058147" calcext:value-type="float">
            <text:p>0.0050</text:p>
          </table:table-cell>
          <table:table-cell table:style-name="ce7" table:formula="of:=CONFIDENCE(0.05;STDEV([.CV4:.CV103]); 100)" office:value-type="float" office:value="0.501376960786919" calcext:value-type="float">
            <text:p>0.5014</text:p>
          </table:table-cell>
          <table:table-cell table:style-name="ce7" table:formula="of:=CONFIDENCE(0.05;STDEV([.CW4:.CW103]); 100)" office:value-type="float" office:value="0.011651268356415" calcext:value-type="float">
            <text:p>0.0117</text:p>
          </table:table-cell>
          <table:table-cell table:number-columns-repeated="923"/>
        </table:table-row>
        <table:table-row table:style-name="ro1">
          <table:table-cell table:number-columns-repeated="6"/>
          <table:table-cell table:style-name="ce20" table:formula="of:=STDEV([.G4:.G103])" office:value-type="float" office:value="0.0993597869632098" calcext:value-type="float">
            <text:p>0.0993597869632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oise</text:p>
          </table:table-cell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costs</text:p>
          </table:table-cell>
          <table:table-cell table:style-name="Default"/>
          <table:table-cell table:style-name="ce3" office:value-type="string" calcext:value-type="string">
            <text:p>dices_average</text:p>
          </table:table-cell>
          <table:table-cell table:style-name="Default"/>
          <table:table-cell table:style-name="ce3" office:value-type="string" calcext:value-type="string">
            <text:p>dices_liver</text:p>
          </table:table-cell>
          <table:table-cell table:style-name="Default"/>
          <table:table-cell table:style-name="ce3" office:value-type="string" calcext:value-type="string">
            <text:p>regions</text:p>
          </table:table-cell>
          <table:table-cell table:style-name="ce3" office:value-type="string" calcext:value-type="string">
            <text:p>times</text:p>
          </table:table-cell>
          <table:table-cell table:number-columns-repeated="1014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traditional_watershed</text:p>
          </table:table-cell>
          <table:table-cell table:style-name="ce18" table:formula="of:=[.$B$108]" office:value-type="float" office:value="0.316915755416065" calcext:value-type="float">
            <text:p>0.3169</text:p>
          </table:table-cell>
          <table:table-cell table:style-name="ce18" table:formula="of:=[.$B$109]" office:value-type="string" office:string-value="" calcext:value-type="error">
            <text:p>Err:502</text:p>
          </table:table-cell>
          <table:table-cell table:style-name="ce7" table:formula="of:=[.$C$108]" office:value-type="float" office:value="0.652302638772577" calcext:value-type="float">
            <text:p>0.6523</text:p>
          </table:table-cell>
          <table:table-cell table:style-name="ce7" table:formula="of:=[.$C$109]" office:value-type="string" office:string-value="" calcext:value-type="error">
            <text:p>Err:502</text:p>
          </table:table-cell>
          <table:table-cell table:style-name="ce7" table:formula="of:=[.$D$108]" office:value-type="float" office:value="0.941041983712053" calcext:value-type="float">
            <text:p>0.9410</text:p>
          </table:table-cell>
          <table:table-cell table:style-name="ce7" table:formula="of:=[.$D$109]" office:value-type="string" office:string-value="" calcext:value-type="error">
            <text:p>Err:502</text:p>
          </table:table-cell>
          <table:table-cell table:style-name="ce9" table:formula="of:=[.E$108]" office:value-type="float" office:value="17" calcext:value-type="float">
            <text:p>17</text:p>
          </table:table-cell>
          <table:table-cell table:style-name="ce7" table:formula="of:=[.F$108]" office:value-type="float" office:value="5.91166865825653" calcext:value-type="float">
            <text:p>5.9117</text:p>
          </table:table-cell>
          <table:table-cell table:number-columns-repeated="1014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ompact_watershed_886</text:p>
          </table:table-cell>
          <table:table-cell table:style-name="ce7" table:formula="of:=[.$V$108]" office:value-type="float" office:value="1.42357985828079" calcext:value-type="float">
            <text:p>1.4236</text:p>
          </table:table-cell>
          <table:table-cell table:style-name="ce7" table:formula="of:=[.$V$109]" office:value-type="string" office:string-value="" calcext:value-type="error">
            <text:p>Err:502</text:p>
          </table:table-cell>
          <table:table-cell table:style-name="ce7" table:formula="of:=[.$W$108]" office:value-type="float" office:value="0.834476018303279" calcext:value-type="float">
            <text:p>0.8345</text:p>
          </table:table-cell>
          <table:table-cell table:style-name="ce7" table:formula="of:=[.$W$109]" office:value-type="string" office:string-value="" calcext:value-type="error">
            <text:p>Err:502</text:p>
          </table:table-cell>
          <table:table-cell table:style-name="ce7" table:formula="of:=[.$X$108]" office:value-type="float" office:value="0.93543735656695" calcext:value-type="float">
            <text:p>0.9354</text:p>
          </table:table-cell>
          <table:table-cell table:style-name="ce7" table:formula="of:=[.$X$109]" office:value-type="string" office:string-value="" calcext:value-type="error">
            <text:p>Err:502</text:p>
          </table:table-cell>
          <table:table-cell table:style-name="ce9" table:formula="of:=[.Y$108]" office:value-type="float" office:value="384" calcext:value-type="float">
            <text:p>384</text:p>
          </table:table-cell>
          <table:table-cell table:style-name="ce7" table:formula="of:=[.Z$108]" office:value-type="float" office:value="20.9957039737701" calcext:value-type="float">
            <text:p>20.9957</text:p>
          </table:table-cell>
          <table:table-cell table:number-columns-repeated="1014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ompact_watershed_10108</text:p>
          </table:table-cell>
          <table:table-cell table:style-name="ce7" table:formula="of:=[.$AP$108]" office:value-type="float" office:value="1.01329809189238" calcext:value-type="float">
            <text:p>1.0133</text:p>
          </table:table-cell>
          <table:table-cell table:style-name="ce7" table:formula="of:=[.$AP$109]" office:value-type="string" office:string-value="" calcext:value-type="error">
            <text:p>Err:502</text:p>
          </table:table-cell>
          <table:table-cell table:style-name="ce7" table:formula="of:=[.$AQ$108]" office:value-type="float" office:value="0.840780589658796" calcext:value-type="float">
            <text:p>0.8408</text:p>
          </table:table-cell>
          <table:table-cell table:style-name="ce7" table:formula="of:=[.$AQ$109]" office:value-type="string" office:string-value="" calcext:value-type="error">
            <text:p>Err:502</text:p>
          </table:table-cell>
          <table:table-cell table:style-name="ce18" table:formula="of:=[.$AR$108]" office:value-type="float" office:value="0.959298788301551" calcext:value-type="float">
            <text:p>0.9593</text:p>
          </table:table-cell>
          <table:table-cell table:style-name="ce18" table:formula="of:=[.$AR$109]" office:value-type="string" office:string-value="" calcext:value-type="error">
            <text:p>Err:502</text:p>
          </table:table-cell>
          <table:table-cell table:style-name="ce9" table:formula="of:=[.AS$108]" office:value-type="float" office:value="800" calcext:value-type="float">
            <text:p>800</text:p>
          </table:table-cell>
          <table:table-cell table:style-name="ce7" table:formula="of:=[.AT$108]" office:value-type="float" office:value="25.6336052823067" calcext:value-type="float">
            <text:p>25.6336</text:p>
          </table:table-cell>
          <table:table-cell table:number-columns-repeated="1014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lic400</text:p>
          </table:table-cell>
          <table:table-cell table:style-name="ce7" table:formula="of:=[.$BJ$108]" office:value-type="float" office:value="2.18467159268945" calcext:value-type="float">
            <text:p>2.1847</text:p>
          </table:table-cell>
          <table:table-cell table:style-name="ce7" table:formula="of:=[.$BJ$109]" office:value-type="string" office:string-value="" calcext:value-type="error">
            <text:p>Err:502</text:p>
          </table:table-cell>
          <table:table-cell table:style-name="ce7" table:formula="of:=[.$BK$108]" office:value-type="float" office:value="0.897933728774007" calcext:value-type="float">
            <text:p>0.8979</text:p>
          </table:table-cell>
          <table:table-cell table:style-name="ce7" table:formula="of:=[.$BK$109]" office:value-type="string" office:string-value="" calcext:value-type="error">
            <text:p>Err:502</text:p>
          </table:table-cell>
          <table:table-cell table:style-name="ce7" table:formula="of:=[.$BL$108]" office:value-type="float" office:value="0.868807438542628" calcext:value-type="float">
            <text:p>0.8688</text:p>
          </table:table-cell>
          <table:table-cell table:style-name="ce7" table:formula="of:=[.$BL$109]" office:value-type="string" office:string-value="" calcext:value-type="error">
            <text:p>Err:502</text:p>
          </table:table-cell>
          <table:table-cell table:style-name="ce9" table:formula="of:=[.BM$108]" office:value-type="float" office:value="332" calcext:value-type="float">
            <text:p>332</text:p>
          </table:table-cell>
          <table:table-cell table:style-name="ce7" table:formula="of:=[.BN$108]" office:value-type="float" office:value="10.9445204162598" calcext:value-type="float">
            <text:p>10.9445</text:p>
          </table:table-cell>
          <table:table-cell table:number-columns-repeated="1014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lic600</text:p>
          </table:table-cell>
          <table:table-cell table:style-name="ce7" table:formula="of:=[.$CD$108]" office:value-type="float" office:value="0.837622659498381" calcext:value-type="float">
            <text:p>0.8376</text:p>
          </table:table-cell>
          <table:table-cell table:style-name="ce7" table:formula="of:=[.$CD$109]" office:value-type="string" office:string-value="" calcext:value-type="error">
            <text:p>Err:502</text:p>
          </table:table-cell>
          <table:table-cell table:style-name="ce18" table:formula="of:=[.$CE$108]" office:value-type="float" office:value="0.905734890132139" calcext:value-type="float">
            <text:p>0.9057</text:p>
          </table:table-cell>
          <table:table-cell table:style-name="ce18" table:formula="of:=[.$CE$109]" office:value-type="string" office:string-value="" calcext:value-type="error">
            <text:p>Err:502</text:p>
          </table:table-cell>
          <table:table-cell table:style-name="ce7" table:formula="of:=[.$CF$108]" office:value-type="float" office:value="0.878157642325622" calcext:value-type="float">
            <text:p>0.8782</text:p>
          </table:table-cell>
          <table:table-cell table:style-name="ce7" table:formula="of:=[.$CF$109]" office:value-type="string" office:string-value="" calcext:value-type="error">
            <text:p>Err:502</text:p>
          </table:table-cell>
          <table:table-cell table:style-name="ce9" table:formula="of:=[.CG$108]" office:value-type="float" office:value="579" calcext:value-type="float">
            <text:p>579</text:p>
          </table:table-cell>
          <table:table-cell table:style-name="ce7" table:formula="of:=[.CH$108]" office:value-type="float" office:value="15.0182601261139" calcext:value-type="float">
            <text:p>15.0183</text:p>
          </table:table-cell>
          <table:table-cell table:number-columns-repeated="1014"/>
        </table:table-row>
        <table:table-row table:style-name="ro1">
          <table:table-cell table:style-name="ce5" table:number-columns-repeated="2"/>
          <table:table-cell table:style-name="ce8" table:number-columns-repeated="6"/>
          <table:table-cell table:style-name="ce10"/>
          <table:table-cell table:style-name="ce8"/>
          <table:table-cell table:number-columns-repeated="101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raditional_watershed</text:p>
          </table:table-cell>
          <table:table-cell table:style-name="ce18" table:formula="of:=[.$G$108]" office:value-type="float" office:value="0.40666593083602" calcext:value-type="float">
            <text:p>0.4067</text:p>
          </table:table-cell>
          <table:table-cell table:style-name="ce18" table:formula="of:=[.$G$109]" office:value-type="float" office:value="0.0194741603959464" calcext:value-type="float">
            <text:p>0.0195</text:p>
          </table:table-cell>
          <table:table-cell table:style-name="ce7" table:formula="of:=[.$H$108]" office:value-type="float" office:value="0.650422533592364" calcext:value-type="float">
            <text:p>0.6504</text:p>
          </table:table-cell>
          <table:table-cell table:style-name="ce7" table:formula="of:=[.$H$109]" office:value-type="float" office:value="0.000677961102538065" calcext:value-type="float">
            <text:p>0.0007</text:p>
          </table:table-cell>
          <table:table-cell table:style-name="ce7" table:formula="of:=[.$I$108]" office:value-type="float" office:value="0.939498712329245" calcext:value-type="float">
            <text:p>0.9395</text:p>
          </table:table-cell>
          <table:table-cell table:style-name="ce7" table:formula="of:=[.$I$109]" office:value-type="float" office:value="0.0008089893960506" calcext:value-type="float">
            <text:p>0.0008</text:p>
          </table:table-cell>
          <table:table-cell table:style-name="ce7" table:formula="of:=[.J$108]" office:value-type="float" office:value="54.5" calcext:value-type="float">
            <text:p>54.5000</text:p>
          </table:table-cell>
          <table:table-cell table:style-name="ce7" table:formula="of:=[.K$108]" office:value-type="float" office:value="6.38659621238709" calcext:value-type="float">
            <text:p>6.3866</text:p>
          </table:table-cell>
          <table:table-cell table:number-columns-repeated="101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ompact_watershed_886</text:p>
          </table:table-cell>
          <table:table-cell table:style-name="ce7" table:formula="of:=[.$AA$108]" office:value-type="float" office:value="1.7349564782018" calcext:value-type="float">
            <text:p>1.7350</text:p>
          </table:table-cell>
          <table:table-cell table:style-name="ce7" table:formula="of:=[.$AA$109]" office:value-type="float" office:value="0.0793769687370014" calcext:value-type="float">
            <text:p>0.0794</text:p>
          </table:table-cell>
          <table:table-cell table:style-name="ce7" table:formula="of:=[.$AB$108]" office:value-type="float" office:value="0.822135689994808" calcext:value-type="float">
            <text:p>0.8221</text:p>
          </table:table-cell>
          <table:table-cell table:style-name="ce7" table:formula="of:=[.$AB$109]" office:value-type="float" office:value="0.0056049811761333" calcext:value-type="float">
            <text:p>0.0056</text:p>
          </table:table-cell>
          <table:table-cell table:style-name="ce7" table:formula="of:=[.$AC$108]" office:value-type="float" office:value="0.930901751833225" calcext:value-type="float">
            <text:p>0.9309</text:p>
          </table:table-cell>
          <table:table-cell table:style-name="ce7" table:formula="of:=[.$AC$109]" office:value-type="float" office:value="0.00101233529038705" calcext:value-type="float">
            <text:p>0.0010</text:p>
          </table:table-cell>
          <table:table-cell table:style-name="ce7" table:formula="of:=[.AD$108]" office:value-type="float" office:value="384" calcext:value-type="float">
            <text:p>384.0000</text:p>
          </table:table-cell>
          <table:table-cell table:style-name="ce7" table:formula="of:=[.AE$108]" office:value-type="float" office:value="20.1389277219772" calcext:value-type="float">
            <text:p>20.1389</text:p>
          </table:table-cell>
          <table:table-cell table:number-columns-repeated="101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ompact_watershed_10108</text:p>
          </table:table-cell>
          <table:table-cell table:style-name="ce7" table:formula="of:=[.$AU$108]" office:value-type="float" office:value="1.07089009373574" calcext:value-type="float">
            <text:p>1.0709</text:p>
          </table:table-cell>
          <table:table-cell table:style-name="ce7" table:formula="of:=[.$AU$109]" office:value-type="float" office:value="0.0861905394848528" calcext:value-type="float">
            <text:p>0.0862</text:p>
          </table:table-cell>
          <table:table-cell table:style-name="ce7" table:formula="of:=[.$AV$108]" office:value-type="float" office:value="0.835875464119594" calcext:value-type="float">
            <text:p>0.8359</text:p>
          </table:table-cell>
          <table:table-cell table:style-name="ce7" table:formula="of:=[.$AV$109]" office:value-type="float" office:value="0.00472455512722048" calcext:value-type="float">
            <text:p>0.0047</text:p>
          </table:table-cell>
          <table:table-cell table:style-name="ce18" table:formula="of:=[.$AW$108]" office:value-type="float" office:value="0.954841750632993" calcext:value-type="float">
            <text:p>0.9548</text:p>
          </table:table-cell>
          <table:table-cell table:style-name="ce18" table:formula="of:=[.$AW$109]" office:value-type="float" office:value="0.000853844630336874" calcext:value-type="float">
            <text:p>0.0009</text:p>
          </table:table-cell>
          <table:table-cell table:style-name="ce7" table:formula="of:=[.AX$108]" office:value-type="float" office:value="800" calcext:value-type="float">
            <text:p>800.0000</text:p>
          </table:table-cell>
          <table:table-cell table:style-name="ce7" table:formula="of:=[.AY$108]" office:value-type="float" office:value="25.660179374218" calcext:value-type="float">
            <text:p>25.6602</text:p>
          </table:table-cell>
          <table:table-cell table:number-columns-repeated="101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lic400</text:p>
          </table:table-cell>
          <table:table-cell table:style-name="ce7" table:formula="of:=[.$BO$108]" office:value-type="float" office:value="1.74877339404057" calcext:value-type="float">
            <text:p>1.7488</text:p>
          </table:table-cell>
          <table:table-cell table:style-name="ce7" table:formula="of:=[.$BO$109]" office:value-type="float" office:value="0.0833096267395751" calcext:value-type="float">
            <text:p>0.0833</text:p>
          </table:table-cell>
          <table:table-cell table:style-name="ce7" table:formula="of:=[.$BP$108]" office:value-type="float" office:value="0.891004644204488" calcext:value-type="float">
            <text:p>0.8910</text:p>
          </table:table-cell>
          <table:table-cell table:style-name="ce7" table:formula="of:=[.$BP$109]" office:value-type="float" office:value="0.00198826962166513" calcext:value-type="float">
            <text:p>0.0020</text:p>
          </table:table-cell>
          <table:table-cell table:style-name="ce7" table:formula="of:=[.$BQ$108]" office:value-type="float" office:value="0.859170383681261" calcext:value-type="float">
            <text:p>0.8592</text:p>
          </table:table-cell>
          <table:table-cell table:style-name="ce7" table:formula="of:=[.$BQ$109]" office:value-type="float" office:value="0.00449639892572642" calcext:value-type="float">
            <text:p>0.0045</text:p>
          </table:table-cell>
          <table:table-cell table:style-name="ce7" table:formula="of:=[.BR$108]" office:value-type="float" office:value="332.82" calcext:value-type="float">
            <text:p>332.8200</text:p>
          </table:table-cell>
          <table:table-cell table:style-name="ce7" table:formula="of:=[.BS$108]" office:value-type="float" office:value="10.9641040635109" calcext:value-type="float">
            <text:p>10.9641</text:p>
          </table:table-cell>
          <table:table-cell table:number-columns-repeated="101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lic600</text:p>
          </table:table-cell>
          <table:table-cell table:style-name="ce7" table:formula="of:=[.$CI$108]" office:value-type="float" office:value="1.04033550085207" calcext:value-type="float">
            <text:p>1.0403</text:p>
          </table:table-cell>
          <table:table-cell table:style-name="ce7" table:formula="of:=[.$CI$109]" office:value-type="float" office:value="0.0783294942245761" calcext:value-type="float">
            <text:p>0.0783</text:p>
          </table:table-cell>
          <table:table-cell table:style-name="ce18" table:formula="of:=[.$CJ$108]" office:value-type="float" office:value="0.899113925790306" calcext:value-type="float">
            <text:p>0.8991</text:p>
          </table:table-cell>
          <table:table-cell table:style-name="ce18" table:formula="of:=[.$CJ$109]" office:value-type="float" office:value="0.00166440527536124" calcext:value-type="float">
            <text:p>0.0017</text:p>
          </table:table-cell>
          <table:table-cell table:style-name="ce7" table:formula="of:=[.$CK$108]" office:value-type="float" office:value="0.871988457676991" calcext:value-type="float">
            <text:p>0.8720</text:p>
          </table:table-cell>
          <table:table-cell table:style-name="ce7" table:formula="of:=[.$CK$109]" office:value-type="float" office:value="0.00475678561873969" calcext:value-type="float">
            <text:p>0.0048</text:p>
          </table:table-cell>
          <table:table-cell table:style-name="ce7" table:formula="of:=[.CL$108]" office:value-type="float" office:value="575.7" calcext:value-type="float">
            <text:p>575.7000</text:p>
          </table:table-cell>
          <table:table-cell table:style-name="ce7" table:formula="of:=[.CM$108]" office:value-type="float" office:value="15.0037041306496" calcext:value-type="float">
            <text:p>15.0037</text:p>
          </table:table-cell>
          <table:table-cell table:number-columns-repeated="1014"/>
        </table:table-row>
        <table:table-row table:style-name="ro1">
          <table:table-cell table:style-name="ce5" table:number-columns-repeated="2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raditional_watershed</text:p>
          </table:table-cell>
          <table:table-cell table:style-name="ce18" table:formula="of:=[.$L$108]" office:value-type="float" office:value="0.4441002336151" calcext:value-type="float">
            <text:p>0.4441</text:p>
          </table:table-cell>
          <table:table-cell table:style-name="ce18" table:formula="of:=[.$L$109]" office:value-type="float" office:value="0.0212112329359542" calcext:value-type="float">
            <text:p>0.0212</text:p>
          </table:table-cell>
          <table:table-cell table:style-name="ce7" table:formula="of:=[.$M$108]" office:value-type="float" office:value="0.649841376299723" calcext:value-type="float">
            <text:p>0.6498</text:p>
          </table:table-cell>
          <table:table-cell table:style-name="ce7" table:formula="of:=[.$M$109]" office:value-type="float" office:value="0.0008059650505233" calcext:value-type="float">
            <text:p>0.0008</text:p>
          </table:table-cell>
          <table:table-cell table:style-name="ce7" table:formula="of:=[.$N$108]" office:value-type="float" office:value="0.941754111729128" calcext:value-type="float">
            <text:p>0.9418</text:p>
          </table:table-cell>
          <table:table-cell table:style-name="ce7" table:formula="of:=[.$N$109]" office:value-type="float" office:value="0.000919987825065474" calcext:value-type="float">
            <text:p>0.0009</text:p>
          </table:table-cell>
          <table:table-cell table:style-name="ce7" table:formula="of:=[.O$108]" office:value-type="float" office:value="98.89" calcext:value-type="float">
            <text:p>98.8900</text:p>
          </table:table-cell>
          <table:table-cell table:style-name="ce7" table:formula="of:=[.P$108]" office:value-type="float" office:value="6.97408029079437" calcext:value-type="float">
            <text:p>6.9741</text:p>
          </table:table-cell>
          <table:table-cell table:number-columns-repeated="101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ompact_watershed_886</text:p>
          </table:table-cell>
          <table:table-cell table:style-name="ce7" table:formula="of:=[.$AF$108]" office:value-type="float" office:value="1.81312024817165" calcext:value-type="float">
            <text:p>1.8131</text:p>
          </table:table-cell>
          <table:table-cell table:style-name="ce7" table:formula="of:=[.$AF$109]" office:value-type="float" office:value="0.0864523926928356" calcext:value-type="float">
            <text:p>0.0865</text:p>
          </table:table-cell>
          <table:table-cell table:style-name="ce7" table:formula="of:=[.$AG$108]" office:value-type="float" office:value="0.812441616489885" calcext:value-type="float">
            <text:p>0.8124</text:p>
          </table:table-cell>
          <table:table-cell table:style-name="ce7" table:formula="of:=[.$AG$109]" office:value-type="float" office:value="0.00770547683425414" calcext:value-type="float">
            <text:p>0.0077</text:p>
          </table:table-cell>
          <table:table-cell table:style-name="ce7" table:formula="of:=[.$AH$108]" office:value-type="float" office:value="0.927323891657795" calcext:value-type="float">
            <text:p>0.9273</text:p>
          </table:table-cell>
          <table:table-cell table:style-name="ce7" table:formula="of:=[.$AH$109]" office:value-type="float" office:value="0.00123136985644301" calcext:value-type="float">
            <text:p>0.0012</text:p>
          </table:table-cell>
          <table:table-cell table:style-name="ce7" table:formula="of:=[.AI$108]" office:value-type="float" office:value="384" calcext:value-type="float">
            <text:p>384.0000</text:p>
          </table:table-cell>
          <table:table-cell table:style-name="ce7" table:formula="of:=[.AJ$108]" office:value-type="float" office:value="20.1108713269234" calcext:value-type="float">
            <text:p>20.1109</text:p>
          </table:table-cell>
          <table:table-cell table:number-columns-repeated="101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ompact_watershed_10108</text:p>
          </table:table-cell>
          <table:table-cell table:style-name="ce7" table:formula="of:=[.$AZ$108]" office:value-type="float" office:value="1.22180743071017" calcext:value-type="float">
            <text:p>1.2218</text:p>
          </table:table-cell>
          <table:table-cell table:style-name="ce7" table:formula="of:=[.$AZ$109]" office:value-type="float" office:value="0.102218239307957" calcext:value-type="float">
            <text:p>0.1022</text:p>
          </table:table-cell>
          <table:table-cell table:style-name="ce7" table:formula="of:=[.$BA$108]" office:value-type="float" office:value="0.827228157022099" calcext:value-type="float">
            <text:p>0.8272</text:p>
          </table:table-cell>
          <table:table-cell table:style-name="ce7" table:formula="of:=[.$BA$109]" office:value-type="float" office:value="0.00680052734119661" calcext:value-type="float">
            <text:p>0.0068</text:p>
          </table:table-cell>
          <table:table-cell table:style-name="ce18" table:formula="of:=[.$BB$108]" office:value-type="float" office:value="0.950410090058346" calcext:value-type="float">
            <text:p>0.9504</text:p>
          </table:table-cell>
          <table:table-cell table:style-name="ce18" table:formula="of:=[.$BB$109]" office:value-type="float" office:value="0.00110217332428041" calcext:value-type="float">
            <text:p>0.0011</text:p>
          </table:table-cell>
          <table:table-cell table:style-name="ce7" table:formula="of:=[.BC$108]" office:value-type="float" office:value="800" calcext:value-type="float">
            <text:p>800.0000</text:p>
          </table:table-cell>
          <table:table-cell table:style-name="ce7" table:formula="of:=[.BD$108]" office:value-type="float" office:value="25.7026343750954" calcext:value-type="float">
            <text:p>25.7026</text:p>
          </table:table-cell>
          <table:table-cell table:number-columns-repeated="101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lic400</text:p>
          </table:table-cell>
          <table:table-cell table:style-name="ce7" table:formula="of:=[.$BT$108]" office:value-type="float" office:value="1.8110105281642" calcext:value-type="float">
            <text:p>1.8110</text:p>
          </table:table-cell>
          <table:table-cell table:style-name="ce7" table:formula="of:=[.$BT$109]" office:value-type="float" office:value="0.0811988217885411" calcext:value-type="float">
            <text:p>0.0812</text:p>
          </table:table-cell>
          <table:table-cell table:style-name="ce7" table:formula="of:=[.$BU$108]" office:value-type="float" office:value="0.890031031744884" calcext:value-type="float">
            <text:p>0.8900</text:p>
          </table:table-cell>
          <table:table-cell table:style-name="ce7" table:formula="of:=[.$BU$109]" office:value-type="float" office:value="0.00267198816147058" calcext:value-type="float">
            <text:p>0.0027</text:p>
          </table:table-cell>
          <table:table-cell table:style-name="ce7" table:formula="of:=[.$BV$108]" office:value-type="float" office:value="0.860326533229756" calcext:value-type="float">
            <text:p>0.8603</text:p>
          </table:table-cell>
          <table:table-cell table:style-name="ce7" table:formula="of:=[.$BV$109]" office:value-type="float" office:value="0.00523298194612535" calcext:value-type="float">
            <text:p>0.0052</text:p>
          </table:table-cell>
          <table:table-cell table:style-name="ce7" table:formula="of:=[.BW$108]" office:value-type="float" office:value="332.93" calcext:value-type="float">
            <text:p>332.9300</text:p>
          </table:table-cell>
          <table:table-cell table:style-name="ce7" table:formula="of:=[.BX$108]" office:value-type="float" office:value="10.9485300016403" calcext:value-type="float">
            <text:p>10.9485</text:p>
          </table:table-cell>
          <table:table-cell table:number-columns-repeated="101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lic600</text:p>
          </table:table-cell>
          <table:table-cell table:style-name="ce7" table:formula="of:=[.$CN$108]" office:value-type="float" office:value="0.967518340759484" calcext:value-type="float">
            <text:p>0.9675</text:p>
          </table:table-cell>
          <table:table-cell table:style-name="ce7" table:formula="of:=[.$CN$109]" office:value-type="float" office:value="0.0841461918844659" calcext:value-type="float">
            <text:p>0.0841</text:p>
          </table:table-cell>
          <table:table-cell table:style-name="ce18" table:formula="of:=[.$CO$108]" office:value-type="float" office:value="0.896808238149643" calcext:value-type="float">
            <text:p>0.8968</text:p>
          </table:table-cell>
          <table:table-cell table:style-name="ce18" table:formula="of:=[.$CO$109]" office:value-type="float" office:value="0.0018304618826701" calcext:value-type="float">
            <text:p>0.0018</text:p>
          </table:table-cell>
          <table:table-cell table:style-name="ce7" table:formula="of:=[.$CP$108]" office:value-type="float" office:value="0.861803542420072" calcext:value-type="float">
            <text:p>0.8618</text:p>
          </table:table-cell>
          <table:table-cell table:style-name="ce7" table:formula="of:=[.$CP$109]" office:value-type="float" office:value="0.00593380768390275" calcext:value-type="float">
            <text:p>0.0059</text:p>
          </table:table-cell>
          <table:table-cell table:style-name="ce7" table:formula="of:=[.CQ$108]" office:value-type="float" office:value="574.9" calcext:value-type="float">
            <text:p>574.9000</text:p>
          </table:table-cell>
          <table:table-cell table:style-name="ce7" table:formula="of:=[.CR$108]" office:value-type="float" office:value="14.9968786549568" calcext:value-type="float">
            <text:p>14.9969</text:p>
          </table:table-cell>
          <table:table-cell table:number-columns-repeated="1014"/>
        </table:table-row>
        <table:table-row table:style-name="ro1">
          <table:table-cell table:style-name="ce5" table:number-columns-repeated="2"/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raditional_watershed</text:p>
          </table:table-cell>
          <table:table-cell table:style-name="ce18" table:formula="of:=[.$Q$108]" office:value-type="float" office:value="0.457646951807112" calcext:value-type="float">
            <text:p>0.4576</text:p>
          </table:table-cell>
          <table:table-cell table:style-name="ce18" table:formula="of:=[.$Q$109]" office:value-type="float" office:value="0.0221644813381097" calcext:value-type="float">
            <text:p>0.0222</text:p>
          </table:table-cell>
          <table:table-cell table:style-name="ce7" table:formula="of:=[.$R$108]" office:value-type="float" office:value="0.648901971817323" calcext:value-type="float">
            <text:p>0.6489</text:p>
          </table:table-cell>
          <table:table-cell table:style-name="ce7" table:formula="of:=[.$R$109]" office:value-type="float" office:value="0.00106599202319133" calcext:value-type="float">
            <text:p>0.0011</text:p>
          </table:table-cell>
          <table:table-cell table:style-name="ce18" table:formula="of:=[.$S$108]" office:value-type="float" office:value="0.945340516330566" calcext:value-type="float">
            <text:p>0.9453</text:p>
          </table:table-cell>
          <table:table-cell table:style-name="ce18" table:formula="of:=[.$S$109]" office:value-type="float" office:value="0.000798055028047735" calcext:value-type="float">
            <text:p>0.0008</text:p>
          </table:table-cell>
          <table:table-cell table:style-name="ce7" table:formula="of:=[.T$108]" office:value-type="float" office:value="142.87" calcext:value-type="float">
            <text:p>142.8700</text:p>
          </table:table-cell>
          <table:table-cell table:style-name="ce7" table:formula="of:=[.U$108]" office:value-type="float" office:value="7.71704796075821" calcext:value-type="float">
            <text:p>7.7170</text:p>
          </table:table-cell>
          <table:table-cell table:number-columns-repeated="101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ompact_watershed_886</text:p>
          </table:table-cell>
          <table:table-cell table:style-name="ce7" table:formula="of:=[.$AK$108]" office:value-type="float" office:value="1.96190017116813" calcext:value-type="float">
            <text:p>1.9619</text:p>
          </table:table-cell>
          <table:table-cell table:style-name="ce7" table:formula="of:=[.$AK$109]" office:value-type="float" office:value="0.0913847317602088" calcext:value-type="float">
            <text:p>0.0914</text:p>
          </table:table-cell>
          <table:table-cell table:style-name="ce7" table:formula="of:=[.$AL$108]" office:value-type="float" office:value="0.771632371732695" calcext:value-type="float">
            <text:p>0.7716</text:p>
          </table:table-cell>
          <table:table-cell table:style-name="ce7" table:formula="of:=[.$AL$109]" office:value-type="float" office:value="0.0133344346440767" calcext:value-type="float">
            <text:p>0.0133</text:p>
          </table:table-cell>
          <table:table-cell table:style-name="ce7" table:formula="of:=[.$AM$108]" office:value-type="float" office:value="0.918940480001786" calcext:value-type="float">
            <text:p>0.9189</text:p>
          </table:table-cell>
          <table:table-cell table:style-name="ce7" table:formula="of:=[.$AM$109]" office:value-type="float" office:value="0.00154219729361489" calcext:value-type="float">
            <text:p>0.0015</text:p>
          </table:table-cell>
          <table:table-cell table:style-name="ce7" table:formula="of:=[.AN$108]" office:value-type="float" office:value="384" calcext:value-type="float">
            <text:p>384.0000</text:p>
          </table:table-cell>
          <table:table-cell table:style-name="ce7" table:formula="of:=[.AO$108]" office:value-type="float" office:value="20.0971001362801" calcext:value-type="float">
            <text:p>20.0971</text:p>
          </table:table-cell>
          <table:table-cell table:number-columns-repeated="101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ompact_watershed_10108</text:p>
          </table:table-cell>
          <table:table-cell table:style-name="ce7" table:formula="of:=[.$BE$108]" office:value-type="float" office:value="1.34271499469781" calcext:value-type="float">
            <text:p>1.3427</text:p>
          </table:table-cell>
          <table:table-cell table:style-name="ce7" table:formula="of:=[.$BE$109]" office:value-type="float" office:value="0.117570296381831" calcext:value-type="float">
            <text:p>0.1176</text:p>
          </table:table-cell>
          <table:table-cell table:style-name="ce7" table:formula="of:=[.$BF$108]" office:value-type="float" office:value="0.81061530148622" calcext:value-type="float">
            <text:p>0.8106</text:p>
          </table:table-cell>
          <table:table-cell table:style-name="ce7" table:formula="of:=[.$BF$109]" office:value-type="float" office:value="0.00971675867117214" calcext:value-type="float">
            <text:p>0.0097</text:p>
          </table:table-cell>
          <table:table-cell table:style-name="ce7" table:formula="of:=[.$BG$108]" office:value-type="float" office:value="0.942792008604269" calcext:value-type="float">
            <text:p>0.9428</text:p>
          </table:table-cell>
          <table:table-cell table:style-name="ce7" table:formula="of:=[.$BG$109]" office:value-type="float" office:value="0.00130650861369947" calcext:value-type="float">
            <text:p>0.0013</text:p>
          </table:table-cell>
          <table:table-cell table:style-name="ce7" table:formula="of:=[.BH$108]" office:value-type="float" office:value="800" calcext:value-type="float">
            <text:p>800.0000</text:p>
          </table:table-cell>
          <table:table-cell table:style-name="ce7" table:formula="of:=[.BI$108]" office:value-type="float" office:value="25.6584675264359" calcext:value-type="float">
            <text:p>25.6585</text:p>
          </table:table-cell>
          <table:table-cell table:number-columns-repeated="101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lic400</text:p>
          </table:table-cell>
          <table:table-cell table:style-name="ce7" table:formula="of:=[.$BY$108]" office:value-type="float" office:value="1.8165006294318" calcext:value-type="float">
            <text:p>1.8165</text:p>
          </table:table-cell>
          <table:table-cell table:style-name="ce7" table:formula="of:=[.$BY$109]" office:value-type="float" office:value="0.0952833116584484" calcext:value-type="float">
            <text:p>0.0953</text:p>
          </table:table-cell>
          <table:table-cell table:style-name="ce7" table:formula="of:=[.$BZ$108]" office:value-type="float" office:value="0.886868762536407" calcext:value-type="float">
            <text:p>0.8869</text:p>
          </table:table-cell>
          <table:table-cell table:style-name="ce7" table:formula="of:=[.$BZ$109]" office:value-type="float" office:value="0.00318216257562241" calcext:value-type="float">
            <text:p>0.0032</text:p>
          </table:table-cell>
          <table:table-cell table:style-name="ce7" table:formula="of:=[.$CA$108]" office:value-type="float" office:value="0.857002306381565" calcext:value-type="float">
            <text:p>0.8570</text:p>
          </table:table-cell>
          <table:table-cell table:style-name="ce7" table:formula="of:=[.$CA$109]" office:value-type="float" office:value="0.00469075169975981" calcext:value-type="float">
            <text:p>0.0047</text:p>
          </table:table-cell>
          <table:table-cell table:style-name="ce7" table:formula="of:=[.CB$108]" office:value-type="float" office:value="333.38" calcext:value-type="float">
            <text:p>333.3800</text:p>
          </table:table-cell>
          <table:table-cell table:style-name="ce7" table:formula="of:=[.CC$108]" office:value-type="float" office:value="10.9817610740662" calcext:value-type="float">
            <text:p>10.9818</text:p>
          </table:table-cell>
          <table:table-cell table:number-columns-repeated="101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lic600</text:p>
          </table:table-cell>
          <table:table-cell table:style-name="ce7" table:formula="of:=[.$CS$108]" office:value-type="float" office:value="1.07954689287032" calcext:value-type="float">
            <text:p>1.0795</text:p>
          </table:table-cell>
          <table:table-cell table:style-name="ce7" table:formula="of:=[.$CS$109]" office:value-type="float" office:value="0.0927345437015181" calcext:value-type="float">
            <text:p>0.0927</text:p>
          </table:table-cell>
          <table:table-cell table:style-name="ce18" table:formula="of:=[.$CT$108]" office:value-type="float" office:value="0.890470536568022" calcext:value-type="float">
            <text:p>0.8905</text:p>
          </table:table-cell>
          <table:table-cell table:style-name="ce18" table:formula="of:=[.$CT$109]" office:value-type="float" office:value="0.00217452202283755" calcext:value-type="float">
            <text:p>0.0022</text:p>
          </table:table-cell>
          <table:table-cell table:style-name="ce7" table:formula="of:=[.$CU$108]" office:value-type="float" office:value="0.848967815810405" calcext:value-type="float">
            <text:p>0.8490</text:p>
          </table:table-cell>
          <table:table-cell table:style-name="ce7" table:formula="of:=[.$CU$109]" office:value-type="float" office:value="0.00503863112058147" calcext:value-type="float">
            <text:p>0.0050</text:p>
          </table:table-cell>
          <table:table-cell table:style-name="ce7" table:formula="of:=[.CV$108]" office:value-type="float" office:value="573.96" calcext:value-type="float">
            <text:p>573.9600</text:p>
          </table:table-cell>
          <table:table-cell table:style-name="ce7" table:formula="of:=[.CW$108]" office:value-type="float" office:value="14.9964580869675" calcext:value-type="float">
            <text:p>14.9965</text:p>
          </table:table-cell>
          <table:table-cell table:number-columns-repeated="1014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121" number:language="en" number:country="US">
      <number:number number:decimal-places="1" loext:min-decimal-places="1" number:min-integer-digits="1"/>
    </number:number-style>
    <number:number-style style:name="N10122" number:language="en" number:country="US">
      <number:number number:decimal-places="3" loext:min-decimal-places="3" number:min-integer-digits="1"/>
    </number:number-style>
    <number:number-style style:name="N10123" number:language="en" number:country="US">
      <number:number number:decimal-places="4" loext:min-decimal-places="4" number:min-integer-digits="1"/>
    </number:number-style>
    <number:number-style style:name="N10124" number:language="en" number:country="US">
      <number:number number:decimal-places="5" loext:min-decimal-places="5" number:min-integer-digits="1"/>
    </number:number-style>
    <number:number-style style:name="N10125" number:language="en" number:country="US">
      <number:number number:decimal-places="6" loext:min-decimal-places="6" number:min-integer-digits="1"/>
    </number:number-style>
    <number:number-style style:name="N10126" number:language="en" number:country="US">
      <number:number number:decimal-places="7" loext:min-decimal-places="7" number:min-integer-digits="1"/>
    </number:number-style>
    <number:number-style style:name="N10127" number:language="en" number:country="US">
      <number:number number:decimal-places="8" loext:min-decimal-places="8" number:min-integer-digits="1"/>
    </number:number-style>
    <number:number-style style:name="N10128" number:language="en" number:country="US">
      <number:number number:decimal-places="9" loext:min-decimal-places="9" number:min-integer-digits="1"/>
    </number:number-style>
    <number:number-style style:name="N10129" number:language="en" number:country="US">
      <number:number number:decimal-places="10" loext:min-decimal-places="10" number:min-integer-digits="1"/>
    </number:number-style>
    <number:number-style style:name="N10130" number:language="en" number:country="US">
      <number:number number:decimal-places="11" loext:min-decimal-places="1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6">00/00/0000</text:date>, <text:time style:data-style-name="N2" text:time-value="14:33:33.7573077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6T15:12:27.524230768</dc:date>
    <meta:editing-duration>PT51M43S</meta:editing-duration>
    <meta:editing-cycles>9</meta:editing-cycles>
    <meta:generator>LibreOffice/6.0.3.2$Linux_X86_64 LibreOffice_project/00m0$Build-2</meta:generator>
    <meta:document-statistic meta:table-count="1" meta:cell-count="11010" meta:object-count="0"/>
  </office:meta>
</office:document-meta>
</file>